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2mm"/>
    </style:style>
    <style:style style:name="co2" style:family="table-column">
      <style:table-column-properties fo:break-before="auto" style:column-width="9.7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512.32mm"/>
    </style:style>
    <style:style style:name="co5" style:family="table-column">
      <style:table-column-properties fo:break-before="auto" style:column-width="37.57mm"/>
    </style:style>
    <style:style style:name="co6" style:family="table-column">
      <style:table-column-properties fo:break-before="auto" style:column-width="11.17mm"/>
    </style:style>
    <style:style style:name="co7" style:family="table-column">
      <style:table-column-properties fo:break-before="auto" style:column-width="355.19mm"/>
    </style:style>
    <style:style style:name="co8" style:family="table-column">
      <style:table-column-properties fo:break-before="auto" style:column-width="44.3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0000" fo:border="0.74pt solid #ffffff"/>
      <style:text-properties fo:color="#ffffff"/>
    </style:style>
    <style:style style:name="ce17" style:family="table-cell" style:parent-style-name="Default">
      <style:table-cell-properties fo:background-color="#ffff00" fo:border="0.74pt solid #ffffff"/>
      <style:text-properties fo:color="#000000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8clubs" table:style-name="ta1">
        <table:table-column table:style-name="co1" table:default-cell-style-name="ce8"/>
        <table:table-column table:style-name="co2" table:number-columns-repeated="18" table:default-cell-style-name="ce9"/>
        <table:table-column table:style-name="co3" table:default-cell-style-name="ce16"/>
        <table:table-column table:style-name="co3" table:default-cell-style-name="ce10"/>
        <table:table-column table:style-name="co3" table:number-columns-repeated="18" table:default-cell-style-name="ce16"/>
        <table:table-column table:style-name="co4" table:default-cell-style-name="Default"/>
        <table:table-row table:style-name="ro1">
          <table:table-cell office:value-type="string" calcext:value-type="string">
            <text:p>Home \ Away </text:p>
          </table:table-cell>
          <table:table-cell table:style-name="ce8" office:value-type="string" calcext:value-type="string">
            <text:p><text:a xlink:href="https://en.wikipedia.org/wiki/AFC_Ajax" xlink:type="simple">AJA</text:a> </text:p>
          </table:table-cell>
          <table:table-cell table:style-name="ce8" office:value-type="string" calcext:value-type="string">
            <text:p><text:a xlink:href="https://en.wikipedia.org/wiki/Almere_City_FC" xlink:type="simple">ALM</text:a> </text:p>
          </table:table-cell>
          <table:table-cell table:style-name="ce8" office:value-type="string" calcext:value-type="string">
            <text:p><text:a xlink:href="https://en.wikipedia.org/wiki/AZ_Alkmaar" xlink:type="simple">AZ</text:a> </text:p>
          </table:table-cell>
          <table:table-cell table:style-name="ce8" office:value-type="string" calcext:value-type="string">
            <text:p><text:a xlink:href="https://en.wikipedia.org/wiki/Feyenoord" xlink:type="simple">FEY</text:a> </text:p>
          </table:table-cell>
          <table:table-cell table:style-name="ce8" office:value-type="string" calcext:value-type="string">
            <text:p><text:a xlink:href="https://en.wikipedia.org/wiki/Fortuna_Sittard" xlink:type="simple">FOR</text:a> </text:p>
          </table:table-cell>
          <table:table-cell table:style-name="ce8" office:value-type="string" calcext:value-type="string">
            <text:p><text:a xlink:href="https://en.wikipedia.org/wiki/Go_Ahead_Eagles" xlink:type="simple">GAE</text:a> </text:p>
          </table:table-cell>
          <table:table-cell table:style-name="ce8" office:value-type="string" calcext:value-type="string">
            <text:p><text:a xlink:href="https://en.wikipedia.org/wiki/FC_Groningen" xlink:type="simple">GRO</text:a> </text:p>
          </table:table-cell>
          <table:table-cell table:style-name="ce8" office:value-type="string" calcext:value-type="string">
            <text:p><text:a xlink:href="https://en.wikipedia.org/wiki/SC_Heerenveen" xlink:type="simple">HEE</text:a> </text:p>
          </table:table-cell>
          <table:table-cell table:style-name="ce8" office:value-type="string" calcext:value-type="string">
            <text:p><text:a xlink:href="https://en.wikipedia.org/wiki/Heracles_Almelo" xlink:type="simple">HER</text:a> </text:p>
          </table:table-cell>
          <table:table-cell table:style-name="ce8" office:value-type="string" calcext:value-type="string">
            <text:p><text:a xlink:href="https://en.wikipedia.org/wiki/NAC_Breda" xlink:type="simple">NAC</text:a> </text:p>
          </table:table-cell>
          <table:table-cell table:style-name="ce8" office:value-type="string" calcext:value-type="string">
            <text:p><text:a xlink:href="https://en.wikipedia.org/wiki/NEC_Nijmegen" xlink:type="simple">NEC</text:a> </text:p>
          </table:table-cell>
          <table:table-cell table:style-name="ce8" office:value-type="string" calcext:value-type="string">
            <text:p><text:a xlink:href="https://en.wikipedia.org/wiki/PEC_Zwolle" xlink:type="simple">PEC</text:a> </text:p>
          </table:table-cell>
          <table:table-cell table:style-name="ce8" office:value-type="string" calcext:value-type="string">
            <text:p><text:a xlink:href="https://en.wikipedia.org/wiki/PSV_Eindhoven" xlink:type="simple">PSV</text:a> </text:p>
          </table:table-cell>
          <table:table-cell table:style-name="ce8" office:value-type="string" calcext:value-type="string">
            <text:p><text:a xlink:href="https://en.wikipedia.org/wiki/RKC_Waalwijk" xlink:type="simple">RKC</text:a> </text:p>
          </table:table-cell>
          <table:table-cell table:style-name="ce8" office:value-type="string" calcext:value-type="string">
            <text:p><text:a xlink:href="https://en.wikipedia.org/wiki/Sparta_Rotterdam" xlink:type="simple">SPA</text:a> </text:p>
          </table:table-cell>
          <table:table-cell table:style-name="ce8" office:value-type="string" calcext:value-type="string">
            <text:p><text:a xlink:href="https://en.wikipedia.org/wiki/FC_Twente" xlink:type="simple">TWE</text:a> </text:p>
          </table:table-cell>
          <table:table-cell table:style-name="ce8" office:value-type="string" calcext:value-type="string">
            <text:p><text:a xlink:href="https://en.wikipedia.org/wiki/FC_Utrecht" xlink:type="simple">UTR</text:a> </text:p>
          </table:table-cell>
          <table:table-cell table:style-name="ce8" office:value-type="string" calcext:value-type="string">
            <text:p><text:a xlink:href="https://en.wikipedia.org/wiki/Willem_II_Tilburg" xlink:type="simple">WIL</text:a> </text:p>
          </table:table-cell>
          <table:table-cell table:style-name="ce8" table:number-columns-repeated="2"/>
          <table:table-cell table:style-name="Default" table:number-columns-repeated="18"/>
          <table:table-cell/>
        </table:table-row>
        <table:table-row table:style-name="ro1">
          <table:table-cell office:value-type="string" calcext:value-type="string">
            <text:p><text:a xlink:href="https://en.wikipedia.org/wiki/AFC_Ajax" xlink:type="simple">Ajax</text:a> </text:p>
          </table:table-cell>
          <table:table-cell table:style-name="ce10"/>
          <table:table-cell office:value-type="string" calcext:value-type="string">
            <text:p>3–0 </text:p>
          </table:table-cell>
          <table:table-cell/>
          <table:table-cell office:value-type="string" calcext:value-type="string">
            <text:p><text:a xlink:href="https://en.wikipedia.org/wiki/De_Klassieker" xlink:type="simple">2–1</text:a> </text:p>
          </table:table-cell>
          <table:table-cell office:value-type="string" calcext:value-type="string">
            <text:p>5–0 </text:p>
          </table:table-cell>
          <table:table-cell office:value-type="string" calcext:value-type="string">
            <text:p>2–0 </text:p>
          </table:table-cell>
          <table:table-cell office:value-type="string" calcext:value-type="string">
            <text:p>3–1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4–0 </text:p>
          </table:table-cell>
          <table:table-cell table:number-columns-repeated="2"/>
          <table:table-cell office:value-type="string" calcext:value-type="string">
            <text:p>2–0 </text:p>
          </table:table-cell>
          <table:table-cell office:value-type="string" calcext:value-type="string">
            <text:p><text:a xlink:href="https://en.wikipedia.org/wiki/AFC_Ajax–PSV_Eindhoven_rivalry" xlink:type="simple">3–2</text:a> </text:p>
          </table:table-cell>
          <table:table-cell office:value-type="string" calcext:value-type="string">
            <text:p>2–1 </text:p>
          </table:table-cell>
          <table:table-cell table:number-columns-repeated="2"/>
          <table:table-cell office:value-type="string" calcext:value-type="string">
            <text:p>2–2 </text:p>
          </table:table-cell>
          <table:table-cell office:value-type="string" calcext:value-type="string">
            <text:p>1–0 </text:p>
          </table:table-cell>
          <table:table-cell office:value-type="float" office:value="1" calcext:value-type="float">
            <text:p>1</text:p>
          </table:table-cell>
          <table:table-cell table:formula="of:=&quot;[equipe[&quot;&amp;[.T2]&amp;&quot;][0],&quot;" office:value-type="string" office:string-value="[equipe[1][0]," calcext:value-type="string">
            <text:p>[equipe[1][0],</text:p>
          </table:table-cell>
          <table:table-cell table:style-name="ce17" table:formula="of:=&quot;[,]/*&quot;&amp;[.B$1]&amp;&quot;*/,&quot;" office:value-type="string" office:string-value="[,]/*AJA */," calcext:value-type="string">
            <text:p>[,]/*AJA */,</text:p>
          </table:table-cell>
          <table:table-cell table:formula="of:=&quot;[&quot;&amp;LEFT([.C2];1)&amp;&quot;,&quot;&amp;LEFT(RIGHT([.C2];2);1)&amp;&quot;]/*&quot;&amp;[.C$1]&amp;&quot;*/,&quot;" office:value-type="string" office:string-value="[3,0]/*ALM */," calcext:value-type="string">
            <text:p>[3,0]/*ALM */,</text:p>
          </table:table-cell>
          <table:table-cell table:formula="of:=&quot;[&quot;&amp;LEFT([.D2];1)&amp;&quot;,&quot;&amp;LEFT(RIGHT([.D2];2);1)&amp;&quot;]/*&quot;&amp;[.D$1]&amp;&quot;*/,&quot;" office:value-type="string" office:string-value="[,]/*AZ */," calcext:value-type="string">
            <text:p>[,]/*AZ */,</text:p>
          </table:table-cell>
          <table:table-cell table:formula="of:=&quot;[&quot;&amp;LEFT([.E2];1)&amp;&quot;,&quot;&amp;LEFT(RIGHT([.E2];2);1)&amp;&quot;]/*&quot;&amp;[.E$1]&amp;&quot;*/,&quot;" office:value-type="string" office:string-value="[2,1]/*FEY */," calcext:value-type="string">
            <text:p>[2,1]/*FEY */,</text:p>
          </table:table-cell>
          <table:table-cell table:formula="of:=&quot;[&quot;&amp;LEFT([.F2];1)&amp;&quot;,&quot;&amp;LEFT(RIGHT([.F2];2);1)&amp;&quot;]/*&quot;&amp;[.F$1]&amp;&quot;*/,&quot;" office:value-type="string" office:string-value="[5,0]/*FOR */," calcext:value-type="string">
            <text:p>[5,0]/*FOR */,</text:p>
          </table:table-cell>
          <table:table-cell table:formula="of:=&quot;[&quot;&amp;LEFT([.G2];1)&amp;&quot;,&quot;&amp;LEFT(RIGHT([.G2];2);1)&amp;&quot;]/*&quot;&amp;[.G$1]&amp;&quot;*/,&quot;" office:value-type="string" office:string-value="[2,0]/*GAE */," calcext:value-type="string">
            <text:p>[2,0]/*GAE */,</text:p>
          </table:table-cell>
          <table:table-cell table:formula="of:=&quot;[&quot;&amp;LEFT([.H2];1)&amp;&quot;,&quot;&amp;LEFT(RIGHT([.H2];2);1)&amp;&quot;]/*&quot;&amp;[.H$1]&amp;&quot;*/,&quot;" office:value-type="string" office:string-value="[3,1]/*GRO */," calcext:value-type="string">
            <text:p>[3,1]/*GRO */,</text:p>
          </table:table-cell>
          <table:table-cell table:formula="of:=&quot;[&quot;&amp;LEFT([.I2];1)&amp;&quot;,&quot;&amp;LEFT(RIGHT([.I2];2);1)&amp;&quot;]/*&quot;&amp;[.I$1]&amp;&quot;*/,&quot;" office:value-type="string" office:string-value="[1,0]/*HEE */," calcext:value-type="string">
            <text:p>[1,0]/*HEE */,</text:p>
          </table:table-cell>
          <table:table-cell table:formula="of:=&quot;[&quot;&amp;LEFT([.J2];1)&amp;&quot;,&quot;&amp;LEFT(RIGHT([.J2];2);1)&amp;&quot;]/*&quot;&amp;[.J$1]&amp;&quot;*/,&quot;" office:value-type="string" office:string-value="[4,0]/*HER */," calcext:value-type="string">
            <text:p>[4,0]/*HER */,</text:p>
          </table:table-cell>
          <table:table-cell table:formula="of:=&quot;[&quot;&amp;LEFT([.K2];1)&amp;&quot;,&quot;&amp;LEFT(RIGHT([.K2];2);1)&amp;&quot;]/*&quot;&amp;[.K$1]&amp;&quot;*/,&quot;" office:value-type="string" office:string-value="[,]/*NAC */," calcext:value-type="string">
            <text:p>[,]/*NAC */,</text:p>
          </table:table-cell>
          <table:table-cell table:formula="of:=&quot;[&quot;&amp;LEFT([.L2];1)&amp;&quot;,&quot;&amp;LEFT(RIGHT([.L2];2);1)&amp;&quot;]/*&quot;&amp;[.L$1]&amp;&quot;*/,&quot;" office:value-type="string" office:string-value="[,]/*NEC */," calcext:value-type="string">
            <text:p>[,]/*NEC */,</text:p>
          </table:table-cell>
          <table:table-cell table:formula="of:=&quot;[&quot;&amp;LEFT([.M2];1)&amp;&quot;,&quot;&amp;LEFT(RIGHT([.M2];2);1)&amp;&quot;]/*&quot;&amp;[.M$1]&amp;&quot;*/,&quot;" office:value-type="string" office:string-value="[2,0]/*PEC */," calcext:value-type="string">
            <text:p>[2,0]/*PEC */,</text:p>
          </table:table-cell>
          <table:table-cell table:formula="of:=&quot;[&quot;&amp;LEFT([.N2];1)&amp;&quot;,&quot;&amp;LEFT(RIGHT([.N2];2);1)&amp;&quot;]/*&quot;&amp;[.N$1]&amp;&quot;*/,&quot;" office:value-type="string" office:string-value="[3,2]/*PSV */," calcext:value-type="string">
            <text:p>[3,2]/*PSV */,</text:p>
          </table:table-cell>
          <table:table-cell table:formula="of:=&quot;[&quot;&amp;LEFT([.O2];1)&amp;&quot;,&quot;&amp;LEFT(RIGHT([.O2];2);1)&amp;&quot;]/*&quot;&amp;[.O$1]&amp;&quot;*/,&quot;" office:value-type="string" office:string-value="[2,1]/*RKC */," calcext:value-type="string">
            <text:p>[2,1]/*RKC */,</text:p>
          </table:table-cell>
          <table:table-cell table:formula="of:=&quot;[&quot;&amp;LEFT([.P2];1)&amp;&quot;,&quot;&amp;LEFT(RIGHT([.P2];2);1)&amp;&quot;]/*&quot;&amp;[.P$1]&amp;&quot;*/,&quot;" office:value-type="string" office:string-value="[,]/*SPA */," calcext:value-type="string">
            <text:p>[,]/*SPA */,</text:p>
          </table:table-cell>
          <table:table-cell table:formula="of:=&quot;[&quot;&amp;LEFT([.Q2];1)&amp;&quot;,&quot;&amp;LEFT(RIGHT([.Q2];2);1)&amp;&quot;]/*&quot;&amp;[.Q$1]&amp;&quot;*/,&quot;" office:value-type="string" office:string-value="[,]/*TWE */," calcext:value-type="string">
            <text:p>[,]/*TWE */,</text:p>
          </table:table-cell>
          <table:table-cell table:formula="of:=&quot;[&quot;&amp;LEFT([.R2];1)&amp;&quot;,&quot;&amp;LEFT(RIGHT([.R2];2);1)&amp;&quot;]/*&quot;&amp;[.R$1]&amp;&quot;*/,&quot;" office:value-type="string" office:string-value="[2,2]/*UTR */," calcext:value-type="string">
            <text:p>[2,2]/*UTR */,</text:p>
          </table:table-cell>
          <table:table-cell table:formula="of:=&quot;[&quot;&amp;LEFT([.S2];1)&amp;&quot;,&quot;&amp;LEFT(RIGHT([.S2];2);1)&amp;&quot;]/*&quot;&amp;[.S$1]&amp;&quot;*/]&quot;" office:value-type="string" office:string-value="[1,0]/*WIL */]" calcext:value-type="string">
            <text:p>[1,0]/*WIL */]</text:p>
          </table:table-cell>
          <table:table-cell table:formula="of:=CONCATENATE([.U2];[.V2];[.W2];[.X2];[.Y2];[.Z2];[.AA2];[.AB2];[.AC2];[.AD2];[.AE2];[.AF2];[.AG2];[.AH2];[.AI2];[.AJ2];[.AK2];[.AL2];[.AM2])&amp;&quot;,&quot;" office:value-type="string" office:string-value="[equipe[1][0],[,]/*AJA */,[3,0]/*ALM */,[,]/*AZ */,[2,1]/*FEY */,[5,0]/*FOR */,[2,0]/*GAE */,[3,1]/*GRO */,[1,0]/*HEE */,[4,0]/*HER */,[,]/*NAC */,[,]/*NEC */,[2,0]/*PEC */,[3,2]/*PSV */,[2,1]/*RKC */,[,]/*SPA */,[,]/*TWE */,[2,2]/*UTR */,[1,0]/*WIL */]," calcext:value-type="string">
            <text:p>[equipe[1][0],[,]/*AJA */,[3,0]/*ALM */,[,]/*AZ */,[2,1]/*FEY */,[5,0]/*FOR */,[2,0]/*GAE */,[3,1]/*GRO */,[1,0]/*HEE */,[4,0]/*HER */,[,]/*NAC */,[,]/*NEC */,[2,0]/*PEC */,[3,2]/*PSV */,[2,1]/*RKC */,[,]/*SPA */,[,]/*TWE */,[2,2]/*UTR */,[1,0]/*WIL */],</text:p>
          </table:table-cell>
        </table:table-row>
        <table:table-row table:style-name="ro1">
          <table:table-cell office:value-type="string" calcext:value-type="string">
            <text:p><text:a xlink:href="https://en.wikipedia.org/wiki/Almere_City_FC" xlink:type="simple">Almere City</text:a> </text:p>
          </table:table-cell>
          <table:table-cell/>
          <table:table-cell table:style-name="ce10"/>
          <table:table-cell office:value-type="string" calcext:value-type="string">
            <text:p>0–1 </text:p>
          </table:table-cell>
          <table:table-cell office:value-type="string" calcext:value-type="string">
            <text:p>1–4 </text:p>
          </table:table-cell>
          <table:table-cell table:number-columns-repeated="2"/>
          <table:table-cell office:value-type="string" calcext:value-type="string">
            <text:p>1–1 </text:p>
          </table:table-cell>
          <table:table-cell office:value-type="string" calcext:value-type="string">
            <text:p>3–0 </text:p>
          </table:table-cell>
          <table:table-cell office:value-type="string" calcext:value-type="string">
            <text:p>0–2 </text:p>
          </table:table-cell>
          <table:table-cell/>
          <table:table-cell office:value-type="string" calcext:value-type="string">
            <text:p>1–0 </text:p>
          </table:table-cell>
          <table:table-cell/>
          <table:table-cell office:value-type="string" calcext:value-type="string">
            <text:p>1–7 </text:p>
          </table:table-cell>
          <table:table-cell office:value-type="string" calcext:value-type="string">
            <text:p>1–4 </text:p>
          </table:table-cell>
          <table:table-cell/>
          <table:table-cell office:value-type="string" calcext:value-type="string">
            <text:p>0–5 </text:p>
          </table:table-cell>
          <table:table-cell office:value-type="string" calcext:value-type="string">
            <text:p>1–3 </text:p>
          </table:table-cell>
          <table:table-cell office:value-type="string" calcext:value-type="string">
            <text:p>0–1 </text:p>
          </table:table-cell>
          <table:table-cell office:value-type="float" office:value="2" calcext:value-type="float">
            <text:p>2</text:p>
          </table:table-cell>
          <table:table-cell table:formula="of:=&quot;[equipe[&quot;&amp;[.T3]&amp;&quot;][0],&quot;" office:value-type="string" office:string-value="[equipe[2][0]," calcext:value-type="string">
            <text:p>[equipe[2][0],</text:p>
          </table:table-cell>
          <table:table-cell table:formula="of:=&quot;[&quot;&amp;LEFT([.B3];1)&amp;&quot;,&quot;&amp;LEFT(RIGHT([.B3];2);1)&amp;&quot;]/*&quot;&amp;[.B$1]&amp;&quot;*/,&quot;" office:value-type="string" office:string-value="[,]/*AJA */," calcext:value-type="string">
            <text:p>[,]/*AJA */,</text:p>
          </table:table-cell>
          <table:table-cell table:style-name="ce17" table:formula="of:=&quot;[,]/*&quot;&amp;[.C$1]&amp;&quot;*/,&quot;" office:value-type="string" office:string-value="[,]/*ALM */," calcext:value-type="string">
            <text:p>[,]/*ALM */,</text:p>
          </table:table-cell>
          <table:table-cell table:formula="of:=&quot;[&quot;&amp;LEFT([.D3];1)&amp;&quot;,&quot;&amp;LEFT(RIGHT([.D3];2);1)&amp;&quot;]/*&quot;&amp;[.D$1]&amp;&quot;*/,&quot;" office:value-type="string" office:string-value="[0,1]/*AZ */," calcext:value-type="string">
            <text:p>[0,1]/*AZ */,</text:p>
          </table:table-cell>
          <table:table-cell table:formula="of:=&quot;[&quot;&amp;LEFT([.E3];1)&amp;&quot;,&quot;&amp;LEFT(RIGHT([.E3];2);1)&amp;&quot;]/*&quot;&amp;[.E$1]&amp;&quot;*/,&quot;" office:value-type="string" office:string-value="[1,4]/*FEY */," calcext:value-type="string">
            <text:p>[1,4]/*FEY */,</text:p>
          </table:table-cell>
          <table:table-cell table:formula="of:=&quot;[&quot;&amp;LEFT([.F3];1)&amp;&quot;,&quot;&amp;LEFT(RIGHT([.F3];2);1)&amp;&quot;]/*&quot;&amp;[.F$1]&amp;&quot;*/,&quot;" office:value-type="string" office:string-value="[,]/*FOR */," calcext:value-type="string">
            <text:p>[,]/*FOR */,</text:p>
          </table:table-cell>
          <table:table-cell table:formula="of:=&quot;[&quot;&amp;LEFT([.G3];1)&amp;&quot;,&quot;&amp;LEFT(RIGHT([.G3];2);1)&amp;&quot;]/*&quot;&amp;[.G$1]&amp;&quot;*/,&quot;" office:value-type="string" office:string-value="[,]/*GAE */," calcext:value-type="string">
            <text:p>[,]/*GAE */,</text:p>
          </table:table-cell>
          <table:table-cell table:formula="of:=&quot;[&quot;&amp;LEFT([.H3];1)&amp;&quot;,&quot;&amp;LEFT(RIGHT([.H3];2);1)&amp;&quot;]/*&quot;&amp;[.H$1]&amp;&quot;*/,&quot;" office:value-type="string" office:string-value="[1,1]/*GRO */," calcext:value-type="string">
            <text:p>[1,1]/*GRO */,</text:p>
          </table:table-cell>
          <table:table-cell table:formula="of:=&quot;[&quot;&amp;LEFT([.I3];1)&amp;&quot;,&quot;&amp;LEFT(RIGHT([.I3];2);1)&amp;&quot;]/*&quot;&amp;[.I$1]&amp;&quot;*/,&quot;" office:value-type="string" office:string-value="[3,0]/*HEE */," calcext:value-type="string">
            <text:p>[3,0]/*HEE */,</text:p>
          </table:table-cell>
          <table:table-cell table:formula="of:=&quot;[&quot;&amp;LEFT([.J3];1)&amp;&quot;,&quot;&amp;LEFT(RIGHT([.J3];2);1)&amp;&quot;]/*&quot;&amp;[.J$1]&amp;&quot;*/,&quot;" office:value-type="string" office:string-value="[0,2]/*HER */," calcext:value-type="string">
            <text:p>[0,2]/*HER */,</text:p>
          </table:table-cell>
          <table:table-cell table:formula="of:=&quot;[&quot;&amp;LEFT([.K3];1)&amp;&quot;,&quot;&amp;LEFT(RIGHT([.K3];2);1)&amp;&quot;]/*&quot;&amp;[.K$1]&amp;&quot;*/,&quot;" office:value-type="string" office:string-value="[,]/*NAC */," calcext:value-type="string">
            <text:p>[,]/*NAC */,</text:p>
          </table:table-cell>
          <table:table-cell table:formula="of:=&quot;[&quot;&amp;LEFT([.L3];1)&amp;&quot;,&quot;&amp;LEFT(RIGHT([.L3];2);1)&amp;&quot;]/*&quot;&amp;[.L$1]&amp;&quot;*/,&quot;" office:value-type="string" office:string-value="[1,0]/*NEC */," calcext:value-type="string">
            <text:p>[1,0]/*NEC */,</text:p>
          </table:table-cell>
          <table:table-cell table:formula="of:=&quot;[&quot;&amp;LEFT([.M3];1)&amp;&quot;,&quot;&amp;LEFT(RIGHT([.M3];2);1)&amp;&quot;]/*&quot;&amp;[.M$1]&amp;&quot;*/,&quot;" office:value-type="string" office:string-value="[,]/*PEC */," calcext:value-type="string">
            <text:p>[,]/*PEC */,</text:p>
          </table:table-cell>
          <table:table-cell table:formula="of:=&quot;[&quot;&amp;LEFT([.N3];1)&amp;&quot;,&quot;&amp;LEFT(RIGHT([.N3];2);1)&amp;&quot;]/*&quot;&amp;[.N$1]&amp;&quot;*/,&quot;" office:value-type="string" office:string-value="[1,7]/*PSV */," calcext:value-type="string">
            <text:p>[1,7]/*PSV */,</text:p>
          </table:table-cell>
          <table:table-cell table:formula="of:=&quot;[&quot;&amp;LEFT([.O3];1)&amp;&quot;,&quot;&amp;LEFT(RIGHT([.O3];2);1)&amp;&quot;]/*&quot;&amp;[.O$1]&amp;&quot;*/,&quot;" office:value-type="string" office:string-value="[1,4]/*RKC */," calcext:value-type="string">
            <text:p>[1,4]/*RKC */,</text:p>
          </table:table-cell>
          <table:table-cell table:formula="of:=&quot;[&quot;&amp;LEFT([.P3];1)&amp;&quot;,&quot;&amp;LEFT(RIGHT([.P3];2);1)&amp;&quot;]/*&quot;&amp;[.P$1]&amp;&quot;*/,&quot;" office:value-type="string" office:string-value="[,]/*SPA */," calcext:value-type="string">
            <text:p>[,]/*SPA */,</text:p>
          </table:table-cell>
          <table:table-cell table:formula="of:=&quot;[&quot;&amp;LEFT([.Q3];1)&amp;&quot;,&quot;&amp;LEFT(RIGHT([.Q3];2);1)&amp;&quot;]/*&quot;&amp;[.Q$1]&amp;&quot;*/,&quot;" office:value-type="string" office:string-value="[0,5]/*TWE */," calcext:value-type="string">
            <text:p>[0,5]/*TWE */,</text:p>
          </table:table-cell>
          <table:table-cell table:formula="of:=&quot;[&quot;&amp;LEFT([.R3];1)&amp;&quot;,&quot;&amp;LEFT(RIGHT([.R3];2);1)&amp;&quot;]/*&quot;&amp;[.R$1]&amp;&quot;*/,&quot;" office:value-type="string" office:string-value="[1,3]/*UTR */," calcext:value-type="string">
            <text:p>[1,3]/*UTR */,</text:p>
          </table:table-cell>
          <table:table-cell table:formula="of:=&quot;[&quot;&amp;LEFT([.S3];1)&amp;&quot;,&quot;&amp;LEFT(RIGHT([.S3];2);1)&amp;&quot;]/*&quot;&amp;[.S$1]&amp;&quot;*/]&quot;" office:value-type="string" office:string-value="[0,1]/*WIL */]" calcext:value-type="string">
            <text:p>[0,1]/*WIL */]</text:p>
          </table:table-cell>
          <table:table-cell table:formula="of:=CONCATENATE([.U3];[.V3];[.W3];[.X3];[.Y3];[.Z3];[.AA3];[.AB3];[.AC3];[.AD3];[.AE3];[.AF3];[.AG3];[.AH3];[.AI3];[.AJ3];[.AK3];[.AL3];[.AM3])&amp;&quot;,&quot;" office:value-type="string" office:string-value="[equipe[2][0],[,]/*AJA */,[,]/*ALM */,[0,1]/*AZ */,[1,4]/*FEY */,[,]/*FOR */,[,]/*GAE */,[1,1]/*GRO */,[3,0]/*HEE */,[0,2]/*HER */,[,]/*NAC */,[1,0]/*NEC */,[,]/*PEC */,[1,7]/*PSV */,[1,4]/*RKC */,[,]/*SPA */,[0,5]/*TWE */,[1,3]/*UTR */,[0,1]/*WIL */]," calcext:value-type="string">
            <text:p>[equipe[2][0],[,]/*AJA */,[,]/*ALM */,[0,1]/*AZ */,[1,4]/*FEY */,[,]/*FOR */,[,]/*GAE */,[1,1]/*GRO */,[3,0]/*HEE */,[0,2]/*HER */,[,]/*NAC */,[1,0]/*NEC */,[,]/*PEC */,[1,7]/*PSV */,[1,4]/*RKC */,[,]/*SPA */,[0,5]/*TWE */,[1,3]/*UTR */,[0,1]/*WIL */],</text:p>
          </table:table-cell>
        </table:table-row>
        <table:table-row table:style-name="ro1">
          <table:table-cell office:value-type="string" calcext:value-type="string">
            <text:p><text:a xlink:href="https://en.wikipedia.org/wiki/AZ_Alkmaar" xlink:type="simple">AZ</text:a> </text:p>
          </table:table-cell>
          <table:table-cell office:value-type="string" calcext:value-type="string">
            <text:p>2–1 </text:p>
          </table:table-cell>
          <table:table-cell/>
          <table:table-cell table:style-name="ce10"/>
          <table:table-cell/>
          <table:table-cell office:value-type="string" calcext:value-type="string">
            <text:p>1–0 </text:p>
          </table:table-cell>
          <table:table-cell office:value-type="string" calcext:value-type="string">
            <text:p>2–2 </text:p>
          </table:table-cell>
          <table:table-cell/>
          <table:table-cell office:value-type="string" calcext:value-type="string">
            <text:p>9–1 </text:p>
          </table:table-cell>
          <table:table-cell office:value-type="string" calcext:value-type="string">
            <text:p>1–0 </text:p>
          </table:table-cell>
          <table:table-cell/>
          <table:table-cell office:value-type="string" calcext:value-type="string">
            <text:p>1–0 </text:p>
          </table:table-cell>
          <table:table-cell office:value-type="string" calcext:value-type="string">
            <text:p>2–0 </text:p>
          </table:table-cell>
          <table:table-cell office:value-type="string" calcext:value-type="string">
            <text:p>1–2 </text:p>
          </table:table-cell>
          <table:table-cell/>
          <table:table-cell office:value-type="string" calcext:value-type="string">
            <text:p>1–2 </text:p>
          </table:table-cell>
          <table:table-cell office:value-type="string" calcext:value-type="string">
            <text:p>1–0 </text:p>
          </table:table-cell>
          <table:table-cell table:number-columns-repeated="2" office:value-type="string" calcext:value-type="string">
            <text:p>1–2 </text:p>
          </table:table-cell>
          <table:table-cell office:value-type="float" office:value="3" calcext:value-type="float">
            <text:p>3</text:p>
          </table:table-cell>
          <table:table-cell table:formula="of:=&quot;[equipe[&quot;&amp;[.T4]&amp;&quot;][0],&quot;" office:value-type="string" office:string-value="[equipe[3][0]," calcext:value-type="string">
            <text:p>[equipe[3][0],</text:p>
          </table:table-cell>
          <table:table-cell table:formula="of:=&quot;[&quot;&amp;LEFT([.B4];1)&amp;&quot;,&quot;&amp;LEFT(RIGHT([.B4];2);1)&amp;&quot;]/*&quot;&amp;[.B$1]&amp;&quot;*/,&quot;" office:value-type="string" office:string-value="[2,1]/*AJA */," calcext:value-type="string">
            <text:p>[2,1]/*AJA */,</text:p>
          </table:table-cell>
          <table:table-cell table:formula="of:=&quot;[&quot;&amp;LEFT([.C4];1)&amp;&quot;,&quot;&amp;LEFT(RIGHT([.C4];2);1)&amp;&quot;]/*&quot;&amp;[.C$1]&amp;&quot;*/,&quot;" office:value-type="string" office:string-value="[,]/*ALM */," calcext:value-type="string">
            <text:p>[,]/*ALM */,</text:p>
          </table:table-cell>
          <table:table-cell table:style-name="ce17" table:formula="of:=&quot;[,]/*&quot;&amp;[.D$1]&amp;&quot;*/,&quot;" office:value-type="string" office:string-value="[,]/*AZ */," calcext:value-type="string">
            <text:p>[,]/*AZ */,</text:p>
          </table:table-cell>
          <table:table-cell table:formula="of:=&quot;[&quot;&amp;LEFT([.E4];1)&amp;&quot;,&quot;&amp;LEFT(RIGHT([.E4];2);1)&amp;&quot;]/*&quot;&amp;[.E$1]&amp;&quot;*/,&quot;" office:value-type="string" office:string-value="[,]/*FEY */," calcext:value-type="string">
            <text:p>[,]/*FEY */,</text:p>
          </table:table-cell>
          <table:table-cell table:formula="of:=&quot;[&quot;&amp;LEFT([.F4];1)&amp;&quot;,&quot;&amp;LEFT(RIGHT([.F4];2);1)&amp;&quot;]/*&quot;&amp;[.F$1]&amp;&quot;*/,&quot;" office:value-type="string" office:string-value="[1,0]/*FOR */," calcext:value-type="string">
            <text:p>[1,0]/*FOR */,</text:p>
          </table:table-cell>
          <table:table-cell table:formula="of:=&quot;[&quot;&amp;LEFT([.G4];1)&amp;&quot;,&quot;&amp;LEFT(RIGHT([.G4];2);1)&amp;&quot;]/*&quot;&amp;[.G$1]&amp;&quot;*/,&quot;" office:value-type="string" office:string-value="[2,2]/*GAE */," calcext:value-type="string">
            <text:p>[2,2]/*GAE */,</text:p>
          </table:table-cell>
          <table:table-cell table:formula="of:=&quot;[&quot;&amp;LEFT([.H4];1)&amp;&quot;,&quot;&amp;LEFT(RIGHT([.H4];2);1)&amp;&quot;]/*&quot;&amp;[.H$1]&amp;&quot;*/,&quot;" office:value-type="string" office:string-value="[,]/*GRO */," calcext:value-type="string">
            <text:p>[,]/*GRO */,</text:p>
          </table:table-cell>
          <table:table-cell table:formula="of:=&quot;[&quot;&amp;LEFT([.I4];1)&amp;&quot;,&quot;&amp;LEFT(RIGHT([.I4];2);1)&amp;&quot;]/*&quot;&amp;[.I$1]&amp;&quot;*/,&quot;" office:value-type="string" office:string-value="[9,1]/*HEE */," calcext:value-type="string">
            <text:p>[9,1]/*HEE */,</text:p>
          </table:table-cell>
          <table:table-cell table:formula="of:=&quot;[&quot;&amp;LEFT([.J4];1)&amp;&quot;,&quot;&amp;LEFT(RIGHT([.J4];2);1)&amp;&quot;]/*&quot;&amp;[.J$1]&amp;&quot;*/,&quot;" office:value-type="string" office:string-value="[1,0]/*HER */," calcext:value-type="string">
            <text:p>[1,0]/*HER */,</text:p>
          </table:table-cell>
          <table:table-cell table:formula="of:=&quot;[&quot;&amp;LEFT([.K4];1)&amp;&quot;,&quot;&amp;LEFT(RIGHT([.K4];2);1)&amp;&quot;]/*&quot;&amp;[.K$1]&amp;&quot;*/,&quot;" office:value-type="string" office:string-value="[,]/*NAC */," calcext:value-type="string">
            <text:p>[,]/*NAC */,</text:p>
          </table:table-cell>
          <table:table-cell table:formula="of:=&quot;[&quot;&amp;LEFT([.L4];1)&amp;&quot;,&quot;&amp;LEFT(RIGHT([.L4];2);1)&amp;&quot;]/*&quot;&amp;[.L$1]&amp;&quot;*/,&quot;" office:value-type="string" office:string-value="[1,0]/*NEC */," calcext:value-type="string">
            <text:p>[1,0]/*NEC */,</text:p>
          </table:table-cell>
          <table:table-cell table:formula="of:=&quot;[&quot;&amp;LEFT([.M4];1)&amp;&quot;,&quot;&amp;LEFT(RIGHT([.M4];2);1)&amp;&quot;]/*&quot;&amp;[.M$1]&amp;&quot;*/,&quot;" office:value-type="string" office:string-value="[2,0]/*PEC */," calcext:value-type="string">
            <text:p>[2,0]/*PEC */,</text:p>
          </table:table-cell>
          <table:table-cell table:formula="of:=&quot;[&quot;&amp;LEFT([.N4];1)&amp;&quot;,&quot;&amp;LEFT(RIGHT([.N4];2);1)&amp;&quot;]/*&quot;&amp;[.N$1]&amp;&quot;*/,&quot;" office:value-type="string" office:string-value="[1,2]/*PSV */," calcext:value-type="string">
            <text:p>[1,2]/*PSV */,</text:p>
          </table:table-cell>
          <table:table-cell table:formula="of:=&quot;[&quot;&amp;LEFT([.O4];1)&amp;&quot;,&quot;&amp;LEFT(RIGHT([.O4];2);1)&amp;&quot;]/*&quot;&amp;[.O$1]&amp;&quot;*/,&quot;" office:value-type="string" office:string-value="[,]/*RKC */," calcext:value-type="string">
            <text:p>[,]/*RKC */,</text:p>
          </table:table-cell>
          <table:table-cell table:formula="of:=&quot;[&quot;&amp;LEFT([.P4];1)&amp;&quot;,&quot;&amp;LEFT(RIGHT([.P4];2);1)&amp;&quot;]/*&quot;&amp;[.P$1]&amp;&quot;*/,&quot;" office:value-type="string" office:string-value="[1,2]/*SPA */," calcext:value-type="string">
            <text:p>[1,2]/*SPA */,</text:p>
          </table:table-cell>
          <table:table-cell table:formula="of:=&quot;[&quot;&amp;LEFT([.Q4];1)&amp;&quot;,&quot;&amp;LEFT(RIGHT([.Q4];2);1)&amp;&quot;]/*&quot;&amp;[.Q$1]&amp;&quot;*/,&quot;" office:value-type="string" office:string-value="[1,0]/*TWE */," calcext:value-type="string">
            <text:p>[1,0]/*TWE */,</text:p>
          </table:table-cell>
          <table:table-cell table:formula="of:=&quot;[&quot;&amp;LEFT([.R4];1)&amp;&quot;,&quot;&amp;LEFT(RIGHT([.R4];2);1)&amp;&quot;]/*&quot;&amp;[.R$1]&amp;&quot;*/,&quot;" office:value-type="string" office:string-value="[1,2]/*UTR */," calcext:value-type="string">
            <text:p>[1,2]/*UTR */,</text:p>
          </table:table-cell>
          <table:table-cell table:formula="of:=&quot;[&quot;&amp;LEFT([.S4];1)&amp;&quot;,&quot;&amp;LEFT(RIGHT([.S4];2);1)&amp;&quot;]/*&quot;&amp;[.S$1]&amp;&quot;*/]&quot;" office:value-type="string" office:string-value="[1,2]/*WIL */]" calcext:value-type="string">
            <text:p>[1,2]/*WIL */]</text:p>
          </table:table-cell>
          <table:table-cell table:formula="of:=CONCATENATE([.U4];[.V4];[.W4];[.X4];[.Y4];[.Z4];[.AA4];[.AB4];[.AC4];[.AD4];[.AE4];[.AF4];[.AG4];[.AH4];[.AI4];[.AJ4];[.AK4];[.AL4];[.AM4])&amp;&quot;,&quot;" office:value-type="string" office:string-value="[equipe[3][0],[2,1]/*AJA */,[,]/*ALM */,[,]/*AZ */,[,]/*FEY */,[1,0]/*FOR */,[2,2]/*GAE */,[,]/*GRO */,[9,1]/*HEE */,[1,0]/*HER */,[,]/*NAC */,[1,0]/*NEC */,[2,0]/*PEC */,[1,2]/*PSV */,[,]/*RKC */,[1,2]/*SPA */,[1,0]/*TWE */,[1,2]/*UTR */,[1,2]/*WIL */]," calcext:value-type="string">
            <text:p>[equipe[3][0],[2,1]/*AJA */,[,]/*ALM */,[,]/*AZ */,[,]/*FEY */,[1,0]/*FOR */,[2,2]/*GAE */,[,]/*GRO */,[9,1]/*HEE */,[1,0]/*HER */,[,]/*NAC */,[1,0]/*NEC */,[2,0]/*PEC */,[1,2]/*PSV */,[,]/*RKC */,[1,2]/*SPA */,[1,0]/*TWE */,[1,2]/*UTR */,[1,2]/*WIL */],</text:p>
          </table:table-cell>
        </table:table-row>
        <table:table-row table:style-name="ro1">
          <table:table-cell office:value-type="string" calcext:value-type="string">
            <text:p><text:a xlink:href="https://en.wikipedia.org/wiki/Feyenoord" xlink:type="simple">Feyenoord</text:a> </text:p>
          </table:table-cell>
          <table:table-cell office:value-type="string" calcext:value-type="string">
            <text:p><text:a xlink:href="https://en.wikipedia.org/wiki/De_Klassieker" xlink:type="simple">0–2</text:a>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3–2 </text:p>
          </table:table-cell>
          <table:table-cell table:style-name="ce10"/>
          <table:table-cell office:value-type="string" calcext:value-type="string">
            <text:p>1–1 </text:p>
          </table:table-cell>
          <table:table-cell table:number-columns-repeated="2"/>
          <table:table-cell office:value-type="string" calcext:value-type="string">
            <text:p>3–0 </text:p>
          </table:table-cell>
          <table:table-cell office:value-type="string" calcext:value-type="string">
            <text:p>5–2 </text:p>
          </table:table-cell>
          <table:table-cell office:value-type="string" calcext:value-type="string">
            <text:p>2–0 </text:p>
          </table:table-cell>
          <table:table-cell table:number-columns-repeated="4"/>
          <table:table-cell office:value-type="string" calcext:value-type="string">
            <text:p><text:a xlink:href="https://en.wikipedia.org/wiki/Rotterdam_derby" xlink:type="simple">3–0</text:a>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1–2 </text:p>
          </table:table-cell>
          <table:table-cell office:value-type="string" calcext:value-type="string">
            <text:p>1–1 </text:p>
          </table:table-cell>
          <table:table-cell office:value-type="float" office:value="4" calcext:value-type="float">
            <text:p>4</text:p>
          </table:table-cell>
          <table:table-cell table:formula="of:=&quot;[equipe[&quot;&amp;[.T5]&amp;&quot;][0],&quot;" office:value-type="string" office:string-value="[equipe[4][0]," calcext:value-type="string">
            <text:p>[equipe[4][0],</text:p>
          </table:table-cell>
          <table:table-cell table:formula="of:=&quot;[&quot;&amp;LEFT([.B5];1)&amp;&quot;,&quot;&amp;LEFT(RIGHT([.B5];2);1)&amp;&quot;]/*&quot;&amp;[.B$1]&amp;&quot;*/,&quot;" office:value-type="string" office:string-value="[0,2]/*AJA */," calcext:value-type="string">
            <text:p>[0,2]/*AJA */,</text:p>
          </table:table-cell>
          <table:table-cell table:formula="of:=&quot;[&quot;&amp;LEFT([.C5];1)&amp;&quot;,&quot;&amp;LEFT(RIGHT([.C5];2);1)&amp;&quot;]/*&quot;&amp;[.C$1]&amp;&quot;*/,&quot;" office:value-type="string" office:string-value="[2,1]/*ALM */," calcext:value-type="string">
            <text:p>[2,1]/*ALM */,</text:p>
          </table:table-cell>
          <table:table-cell table:formula="of:=&quot;[&quot;&amp;LEFT([.D5];1)&amp;&quot;,&quot;&amp;LEFT(RIGHT([.D5];2);1)&amp;&quot;]/*&quot;&amp;[.D$1]&amp;&quot;*/,&quot;" office:value-type="string" office:string-value="[3,2]/*AZ */," calcext:value-type="string">
            <text:p>[3,2]/*AZ */,</text:p>
          </table:table-cell>
          <table:table-cell table:style-name="ce17" table:formula="of:=&quot;[,]/*&quot;&amp;[.E$1]&amp;&quot;*/,&quot;" office:value-type="string" office:string-value="[,]/*FEY */," calcext:value-type="string">
            <text:p>[,]/*FEY */,</text:p>
          </table:table-cell>
          <table:table-cell table:formula="of:=&quot;[&quot;&amp;LEFT([.F5];1)&amp;&quot;,&quot;&amp;LEFT(RIGHT([.F5];2);1)&amp;&quot;]/*&quot;&amp;[.F$1]&amp;&quot;*/,&quot;" office:value-type="string" office:string-value="[1,1]/*FOR */," calcext:value-type="string">
            <text:p>[1,1]/*FOR */,</text:p>
          </table:table-cell>
          <table:table-cell table:formula="of:=&quot;[&quot;&amp;LEFT([.G5];1)&amp;&quot;,&quot;&amp;LEFT(RIGHT([.G5];2);1)&amp;&quot;]/*&quot;&amp;[.G$1]&amp;&quot;*/,&quot;" office:value-type="string" office:string-value="[,]/*GAE */," calcext:value-type="string">
            <text:p>[,]/*GAE */,</text:p>
          </table:table-cell>
          <table:table-cell table:formula="of:=&quot;[&quot;&amp;LEFT([.H5];1)&amp;&quot;,&quot;&amp;LEFT(RIGHT([.H5];2);1)&amp;&quot;]/*&quot;&amp;[.H$1]&amp;&quot;*/,&quot;" office:value-type="string" office:string-value="[,]/*GRO */," calcext:value-type="string">
            <text:p>[,]/*GRO */,</text:p>
          </table:table-cell>
          <table:table-cell table:formula="of:=&quot;[&quot;&amp;LEFT([.I5];1)&amp;&quot;,&quot;&amp;LEFT(RIGHT([.I5];2);1)&amp;&quot;]/*&quot;&amp;[.I$1]&amp;&quot;*/,&quot;" office:value-type="string" office:string-value="[3,0]/*HEE */," calcext:value-type="string">
            <text:p>[3,0]/*HEE */,</text:p>
          </table:table-cell>
          <table:table-cell table:formula="of:=&quot;[&quot;&amp;LEFT([.J5];1)&amp;&quot;,&quot;&amp;LEFT(RIGHT([.J5];2);1)&amp;&quot;]/*&quot;&amp;[.J$1]&amp;&quot;*/,&quot;" office:value-type="string" office:string-value="[5,2]/*HER */," calcext:value-type="string">
            <text:p>[5,2]/*HER */,</text:p>
          </table:table-cell>
          <table:table-cell table:formula="of:=&quot;[&quot;&amp;LEFT([.K5];1)&amp;&quot;,&quot;&amp;LEFT(RIGHT([.K5];2);1)&amp;&quot;]/*&quot;&amp;[.K$1]&amp;&quot;*/,&quot;" office:value-type="string" office:string-value="[2,0]/*NAC */," calcext:value-type="string">
            <text:p>[2,0]/*NAC */,</text:p>
          </table:table-cell>
          <table:table-cell table:formula="of:=&quot;[&quot;&amp;LEFT([.L5];1)&amp;&quot;,&quot;&amp;LEFT(RIGHT([.L5];2);1)&amp;&quot;]/*&quot;&amp;[.L$1]&amp;&quot;*/,&quot;" office:value-type="string" office:string-value="[,]/*NEC */," calcext:value-type="string">
            <text:p>[,]/*NEC */,</text:p>
          </table:table-cell>
          <table:table-cell table:formula="of:=&quot;[&quot;&amp;LEFT([.M5];1)&amp;&quot;,&quot;&amp;LEFT(RIGHT([.M5];2);1)&amp;&quot;]/*&quot;&amp;[.M$1]&amp;&quot;*/,&quot;" office:value-type="string" office:string-value="[,]/*PEC */," calcext:value-type="string">
            <text:p>[,]/*PEC */,</text:p>
          </table:table-cell>
          <table:table-cell table:formula="of:=&quot;[&quot;&amp;LEFT([.N5];1)&amp;&quot;,&quot;&amp;LEFT(RIGHT([.N5];2);1)&amp;&quot;]/*&quot;&amp;[.N$1]&amp;&quot;*/,&quot;" office:value-type="string" office:string-value="[,]/*PSV */," calcext:value-type="string">
            <text:p>[,]/*PSV */,</text:p>
          </table:table-cell>
          <table:table-cell table:formula="of:=&quot;[&quot;&amp;LEFT([.O5];1)&amp;&quot;,&quot;&amp;LEFT(RIGHT([.O5];2);1)&amp;&quot;]/*&quot;&amp;[.O$1]&amp;&quot;*/,&quot;" office:value-type="string" office:string-value="[,]/*RKC */," calcext:value-type="string">
            <text:p>[,]/*RKC */,</text:p>
          </table:table-cell>
          <table:table-cell table:formula="of:=&quot;[&quot;&amp;LEFT([.P5];1)&amp;&quot;,&quot;&amp;LEFT(RIGHT([.P5];2);1)&amp;&quot;]/*&quot;&amp;[.P$1]&amp;&quot;*/,&quot;" office:value-type="string" office:string-value="[3,0]/*SPA */," calcext:value-type="string">
            <text:p>[3,0]/*SPA */,</text:p>
          </table:table-cell>
          <table:table-cell table:formula="of:=&quot;[&quot;&amp;LEFT([.Q5];1)&amp;&quot;,&quot;&amp;LEFT(RIGHT([.Q5];2);1)&amp;&quot;]/*&quot;&amp;[.Q$1]&amp;&quot;*/,&quot;" office:value-type="string" office:string-value="[2,1]/*TWE */," calcext:value-type="string">
            <text:p>[2,1]/*TWE */,</text:p>
          </table:table-cell>
          <table:table-cell table:formula="of:=&quot;[&quot;&amp;LEFT([.R5];1)&amp;&quot;,&quot;&amp;LEFT(RIGHT([.R5];2);1)&amp;&quot;]/*&quot;&amp;[.R$1]&amp;&quot;*/,&quot;" office:value-type="string" office:string-value="[1,2]/*UTR */," calcext:value-type="string">
            <text:p>[1,2]/*UTR */,</text:p>
          </table:table-cell>
          <table:table-cell table:formula="of:=&quot;[&quot;&amp;LEFT([.S5];1)&amp;&quot;,&quot;&amp;LEFT(RIGHT([.S5];2);1)&amp;&quot;]/*&quot;&amp;[.S$1]&amp;&quot;*/]&quot;" office:value-type="string" office:string-value="[1,1]/*WIL */]" calcext:value-type="string">
            <text:p>[1,1]/*WIL */]</text:p>
          </table:table-cell>
          <table:table-cell table:formula="of:=CONCATENATE([.U5];[.V5];[.W5];[.X5];[.Y5];[.Z5];[.AA5];[.AB5];[.AC5];[.AD5];[.AE5];[.AF5];[.AG5];[.AH5];[.AI5];[.AJ5];[.AK5];[.AL5];[.AM5])&amp;&quot;,&quot;" office:value-type="string" office:string-value="[equipe[4][0],[0,2]/*AJA */,[2,1]/*ALM */,[3,2]/*AZ */,[,]/*FEY */,[1,1]/*FOR */,[,]/*GAE */,[,]/*GRO */,[3,0]/*HEE */,[5,2]/*HER */,[2,0]/*NAC */,[,]/*NEC */,[,]/*PEC */,[,]/*PSV */,[,]/*RKC */,[3,0]/*SPA */,[2,1]/*TWE */,[1,2]/*UTR */,[1,1]/*WIL */]," calcext:value-type="string">
            <text:p>[equipe[4][0],[0,2]/*AJA */,[2,1]/*ALM */,[3,2]/*AZ */,[,]/*FEY */,[1,1]/*FOR */,[,]/*GAE */,[,]/*GRO */,[3,0]/*HEE */,[5,2]/*HER */,[2,0]/*NAC */,[,]/*NEC */,[,]/*PEC */,[,]/*PSV */,[,]/*RKC */,[3,0]/*SPA */,[2,1]/*TWE */,[1,2]/*UTR */,[1,1]/*WIL */],</text:p>
          </table:table-cell>
        </table:table-row>
        <table:table-row table:style-name="ro1">
          <table:table-cell office:value-type="string" calcext:value-type="string">
            <text:p><text:a xlink:href="https://en.wikipedia.org/wiki/Fortuna_Sittard" xlink:type="simple">Fortuna Sittard</text:a> </text:p>
          </table:table-cell>
          <table:table-cell office:value-type="string" calcext:value-type="string">
            <text:p>0–2 </text:p>
          </table:table-cell>
          <table:table-cell office:value-type="string" calcext:value-type="string">
            <text:p>3–0 </text:p>
          </table:table-cell>
          <table:table-cell office:value-type="string" calcext:value-type="string">
            <text:p>1–0 </text:p>
          </table:table-cell>
          <table:table-cell/>
          <table:table-cell table:style-name="ce10"/>
          <table:table-cell office:value-type="string" calcext:value-type="string">
            <text:p>0–3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3–0 </text:p>
          </table:table-cell>
          <table:table-cell table:number-columns-repeated="2"/>
          <table:table-cell office:value-type="string" calcext:value-type="string">
            <text:p>0–3 </text:p>
          </table:table-cell>
          <table:table-cell office:value-type="string" calcext:value-type="string">
            <text:p>1–4 </text:p>
          </table:table-cell>
          <table:table-cell office:value-type="string" calcext:value-type="string">
            <text:p>1–3 </text:p>
          </table:table-cell>
          <table:table-cell office:value-type="string" calcext:value-type="string">
            <text:p>3–2 </text:p>
          </table:table-cell>
          <table:table-cell/>
          <table:table-cell office:value-type="string" calcext:value-type="string">
            <text:p>1–2 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&quot;[equipe[&quot;&amp;[.T6]&amp;&quot;][0],&quot;" office:value-type="string" office:string-value="[equipe[5][0]," calcext:value-type="string">
            <text:p>[equipe[5][0],</text:p>
          </table:table-cell>
          <table:table-cell table:formula="of:=&quot;[&quot;&amp;LEFT([.B6];1)&amp;&quot;,&quot;&amp;LEFT(RIGHT([.B6];2);1)&amp;&quot;]/*&quot;&amp;[.B$1]&amp;&quot;*/,&quot;" office:value-type="string" office:string-value="[0,2]/*AJA */," calcext:value-type="string">
            <text:p>[0,2]/*AJA */,</text:p>
          </table:table-cell>
          <table:table-cell table:formula="of:=&quot;[&quot;&amp;LEFT([.C6];1)&amp;&quot;,&quot;&amp;LEFT(RIGHT([.C6];2);1)&amp;&quot;]/*&quot;&amp;[.C$1]&amp;&quot;*/,&quot;" office:value-type="string" office:string-value="[3,0]/*ALM */," calcext:value-type="string">
            <text:p>[3,0]/*ALM */,</text:p>
          </table:table-cell>
          <table:table-cell table:formula="of:=&quot;[&quot;&amp;LEFT([.D6];1)&amp;&quot;,&quot;&amp;LEFT(RIGHT([.D6];2);1)&amp;&quot;]/*&quot;&amp;[.D$1]&amp;&quot;*/,&quot;" office:value-type="string" office:string-value="[1,0]/*AZ */," calcext:value-type="string">
            <text:p>[1,0]/*AZ */,</text:p>
          </table:table-cell>
          <table:table-cell table:formula="of:=&quot;[&quot;&amp;LEFT([.E6];1)&amp;&quot;,&quot;&amp;LEFT(RIGHT([.E6];2);1)&amp;&quot;]/*&quot;&amp;[.E$1]&amp;&quot;*/,&quot;" office:value-type="string" office:string-value="[,]/*FEY */," calcext:value-type="string">
            <text:p>[,]/*FEY */,</text:p>
          </table:table-cell>
          <table:table-cell table:style-name="ce17" table:formula="of:=&quot;[,]/*&quot;&amp;[.F$1]&amp;&quot;*/,&quot;" office:value-type="string" office:string-value="[,]/*FOR */," calcext:value-type="string">
            <text:p>[,]/*FOR */,</text:p>
          </table:table-cell>
          <table:table-cell table:formula="of:=&quot;[&quot;&amp;LEFT([.G6];1)&amp;&quot;,&quot;&amp;LEFT(RIGHT([.G6];2);1)&amp;&quot;]/*&quot;&amp;[.G$1]&amp;&quot;*/,&quot;" office:value-type="string" office:string-value="[0,3]/*GAE */," calcext:value-type="string">
            <text:p>[0,3]/*GAE */,</text:p>
          </table:table-cell>
          <table:table-cell table:formula="of:=&quot;[&quot;&amp;LEFT([.H6];1)&amp;&quot;,&quot;&amp;LEFT(RIGHT([.H6];2);1)&amp;&quot;]/*&quot;&amp;[.H$1]&amp;&quot;*/,&quot;" office:value-type="string" office:string-value="[1,0]/*GRO */," calcext:value-type="string">
            <text:p>[1,0]/*GRO */,</text:p>
          </table:table-cell>
          <table:table-cell table:formula="of:=&quot;[&quot;&amp;LEFT([.I6];1)&amp;&quot;,&quot;&amp;LEFT(RIGHT([.I6];2);1)&amp;&quot;]/*&quot;&amp;[.I$1]&amp;&quot;*/,&quot;" office:value-type="string" office:string-value="[3,0]/*HEE */," calcext:value-type="string">
            <text:p>[3,0]/*HEE */,</text:p>
          </table:table-cell>
          <table:table-cell table:formula="of:=&quot;[&quot;&amp;LEFT([.J6];1)&amp;&quot;,&quot;&amp;LEFT(RIGHT([.J6];2);1)&amp;&quot;]/*&quot;&amp;[.J$1]&amp;&quot;*/,&quot;" office:value-type="string" office:string-value="[,]/*HER */," calcext:value-type="string">
            <text:p>[,]/*HER */,</text:p>
          </table:table-cell>
          <table:table-cell table:formula="of:=&quot;[&quot;&amp;LEFT([.K6];1)&amp;&quot;,&quot;&amp;LEFT(RIGHT([.K6];2);1)&amp;&quot;]/*&quot;&amp;[.K$1]&amp;&quot;*/,&quot;" office:value-type="string" office:string-value="[,]/*NAC */," calcext:value-type="string">
            <text:p>[,]/*NAC */,</text:p>
          </table:table-cell>
          <table:table-cell table:formula="of:=&quot;[&quot;&amp;LEFT([.L6];1)&amp;&quot;,&quot;&amp;LEFT(RIGHT([.L6];2);1)&amp;&quot;]/*&quot;&amp;[.L$1]&amp;&quot;*/,&quot;" office:value-type="string" office:string-value="[0,3]/*NEC */," calcext:value-type="string">
            <text:p>[0,3]/*NEC */,</text:p>
          </table:table-cell>
          <table:table-cell table:formula="of:=&quot;[&quot;&amp;LEFT([.M6];1)&amp;&quot;,&quot;&amp;LEFT(RIGHT([.M6];2);1)&amp;&quot;]/*&quot;&amp;[.M$1]&amp;&quot;*/,&quot;" office:value-type="string" office:string-value="[1,4]/*PEC */," calcext:value-type="string">
            <text:p>[1,4]/*PEC */,</text:p>
          </table:table-cell>
          <table:table-cell table:formula="of:=&quot;[&quot;&amp;LEFT([.N6];1)&amp;&quot;,&quot;&amp;LEFT(RIGHT([.N6];2);1)&amp;&quot;]/*&quot;&amp;[.N$1]&amp;&quot;*/,&quot;" office:value-type="string" office:string-value="[1,3]/*PSV */," calcext:value-type="string">
            <text:p>[1,3]/*PSV */,</text:p>
          </table:table-cell>
          <table:table-cell table:formula="of:=&quot;[&quot;&amp;LEFT([.O6];1)&amp;&quot;,&quot;&amp;LEFT(RIGHT([.O6];2);1)&amp;&quot;]/*&quot;&amp;[.O$1]&amp;&quot;*/,&quot;" office:value-type="string" office:string-value="[3,2]/*RKC */," calcext:value-type="string">
            <text:p>[3,2]/*RKC */,</text:p>
          </table:table-cell>
          <table:table-cell table:formula="of:=&quot;[&quot;&amp;LEFT([.P6];1)&amp;&quot;,&quot;&amp;LEFT(RIGHT([.P6];2);1)&amp;&quot;]/*&quot;&amp;[.P$1]&amp;&quot;*/,&quot;" office:value-type="string" office:string-value="[,]/*SPA */," calcext:value-type="string">
            <text:p>[,]/*SPA */,</text:p>
          </table:table-cell>
          <table:table-cell table:formula="of:=&quot;[&quot;&amp;LEFT([.Q6];1)&amp;&quot;,&quot;&amp;LEFT(RIGHT([.Q6];2);1)&amp;&quot;]/*&quot;&amp;[.Q$1]&amp;&quot;*/,&quot;" office:value-type="string" office:string-value="[1,2]/*TWE */," calcext:value-type="string">
            <text:p>[1,2]/*TWE */,</text:p>
          </table:table-cell>
          <table:table-cell table:formula="of:=&quot;[&quot;&amp;LEFT([.R6];1)&amp;&quot;,&quot;&amp;LEFT(RIGHT([.R6];2);1)&amp;&quot;]/*&quot;&amp;[.R$1]&amp;&quot;*/,&quot;" office:value-type="string" office:string-value="[,]/*UTR */," calcext:value-type="string">
            <text:p>[,]/*UTR */,</text:p>
          </table:table-cell>
          <table:table-cell table:formula="of:=&quot;[&quot;&amp;LEFT([.S6];1)&amp;&quot;,&quot;&amp;LEFT(RIGHT([.S6];2);1)&amp;&quot;]/*&quot;&amp;[.S$1]&amp;&quot;*/]&quot;" office:value-type="string" office:string-value="[,]/*WIL */]" calcext:value-type="string">
            <text:p>[,]/*WIL */]</text:p>
          </table:table-cell>
          <table:table-cell table:formula="of:=CONCATENATE([.U6];[.V6];[.W6];[.X6];[.Y6];[.Z6];[.AA6];[.AB6];[.AC6];[.AD6];[.AE6];[.AF6];[.AG6];[.AH6];[.AI6];[.AJ6];[.AK6];[.AL6];[.AM6])&amp;&quot;,&quot;" office:value-type="string" office:string-value="[equipe[5][0],[0,2]/*AJA */,[3,0]/*ALM */,[1,0]/*AZ */,[,]/*FEY */,[,]/*FOR */,[0,3]/*GAE */,[1,0]/*GRO */,[3,0]/*HEE */,[,]/*HER */,[,]/*NAC */,[0,3]/*NEC */,[1,4]/*PEC */,[1,3]/*PSV */,[3,2]/*RKC */,[,]/*SPA */,[1,2]/*TWE */,[,]/*UTR */,[,]/*WIL */]," calcext:value-type="string">
            <text:p>[equipe[5][0],[0,2]/*AJA */,[3,0]/*ALM */,[1,0]/*AZ */,[,]/*FEY */,[,]/*FOR */,[0,3]/*GAE */,[1,0]/*GRO */,[3,0]/*HEE */,[,]/*HER */,[,]/*NAC */,[0,3]/*NEC */,[1,4]/*PEC */,[1,3]/*PSV */,[3,2]/*RKC */,[,]/*SPA */,[1,2]/*TWE */,[,]/*UTR */,[,]/*WIL */],</text:p>
          </table:table-cell>
        </table:table-row>
        <table:table-row table:style-name="ro1">
          <table:table-cell office:value-type="string" calcext:value-type="string">
            <text:p><text:a xlink:href="https://en.wikipedia.org/wiki/Go_Ahead_Eagles" xlink:type="simple">Go Ahead Eagles</text:a>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3–0 </text:p>
          </table:table-cell>
          <table:table-cell/>
          <table:table-cell office:value-type="string" calcext:value-type="string">
            <text:p>1–5 </text:p>
          </table:table-cell>
          <table:table-cell office:value-type="string" calcext:value-type="string">
            <text:p>0–2 </text:p>
          </table:table-cell>
          <table:table-cell table:style-name="ce10"/>
          <table:table-cell office:value-type="string" calcext:value-type="string">
            <text:p>2–1 </text:p>
          </table:table-cell>
          <table:table-cell/>
          <table:table-cell office:value-type="string" calcext:value-type="string">
            <text:p>4–1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5–0 </text:p>
          </table:table-cell>
          <table:table-cell office:value-type="string" calcext:value-type="string">
            <text:p><text:a xlink:href="https://en.wikipedia.org/wiki/IJsselderby" xlink:type="simple">2–2</text:a> </text:p>
          </table:table-cell>
          <table:table-cell office:value-type="string" calcext:value-type="string">
            <text:p>3–2 </text:p>
          </table:table-cell>
          <table:table-cell office:value-type="string" calcext:value-type="string">
            <text:p>2–0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2–2 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&quot;[equipe[&quot;&amp;[.T7]&amp;&quot;][0],&quot;" office:value-type="string" office:string-value="[equipe[6][0]," calcext:value-type="string">
            <text:p>[equipe[6][0],</text:p>
          </table:table-cell>
          <table:table-cell table:formula="of:=&quot;[&quot;&amp;LEFT([.B7];1)&amp;&quot;,&quot;&amp;LEFT(RIGHT([.B7];2);1)&amp;&quot;]/*&quot;&amp;[.B$1]&amp;&quot;*/,&quot;" office:value-type="string" office:string-value="[1,1]/*AJA */," calcext:value-type="string">
            <text:p>[1,1]/*AJA */,</text:p>
          </table:table-cell>
          <table:table-cell table:formula="of:=&quot;[&quot;&amp;LEFT([.C7];1)&amp;&quot;,&quot;&amp;LEFT(RIGHT([.C7];2);1)&amp;&quot;]/*&quot;&amp;[.C$1]&amp;&quot;*/,&quot;" office:value-type="string" office:string-value="[3,0]/*ALM */," calcext:value-type="string">
            <text:p>[3,0]/*ALM */,</text:p>
          </table:table-cell>
          <table:table-cell table:formula="of:=&quot;[&quot;&amp;LEFT([.D7];1)&amp;&quot;,&quot;&amp;LEFT(RIGHT([.D7];2);1)&amp;&quot;]/*&quot;&amp;[.D$1]&amp;&quot;*/,&quot;" office:value-type="string" office:string-value="[,]/*AZ */," calcext:value-type="string">
            <text:p>[,]/*AZ */,</text:p>
          </table:table-cell>
          <table:table-cell table:formula="of:=&quot;[&quot;&amp;LEFT([.E7];1)&amp;&quot;,&quot;&amp;LEFT(RIGHT([.E7];2);1)&amp;&quot;]/*&quot;&amp;[.E$1]&amp;&quot;*/,&quot;" office:value-type="string" office:string-value="[1,5]/*FEY */," calcext:value-type="string">
            <text:p>[1,5]/*FEY */,</text:p>
          </table:table-cell>
          <table:table-cell table:formula="of:=&quot;[&quot;&amp;LEFT([.F7];1)&amp;&quot;,&quot;&amp;LEFT(RIGHT([.F7];2);1)&amp;&quot;]/*&quot;&amp;[.F$1]&amp;&quot;*/,&quot;" office:value-type="string" office:string-value="[0,2]/*FOR */," calcext:value-type="string">
            <text:p>[0,2]/*FOR */,</text:p>
          </table:table-cell>
          <table:table-cell table:style-name="ce17" table:formula="of:=&quot;[,]/*&quot;&amp;[.G$1]&amp;&quot;*/,&quot;" office:value-type="string" office:string-value="[,]/*GAE */," calcext:value-type="string">
            <text:p>[,]/*GAE */,</text:p>
          </table:table-cell>
          <table:table-cell table:formula="of:=&quot;[&quot;&amp;LEFT([.H7];1)&amp;&quot;,&quot;&amp;LEFT(RIGHT([.H7];2);1)&amp;&quot;]/*&quot;&amp;[.H$1]&amp;&quot;*/,&quot;" office:value-type="string" office:string-value="[2,1]/*GRO */," calcext:value-type="string">
            <text:p>[2,1]/*GRO */,</text:p>
          </table:table-cell>
          <table:table-cell table:formula="of:=&quot;[&quot;&amp;LEFT([.I7];1)&amp;&quot;,&quot;&amp;LEFT(RIGHT([.I7];2);1)&amp;&quot;]/*&quot;&amp;[.I$1]&amp;&quot;*/,&quot;" office:value-type="string" office:string-value="[,]/*HEE */," calcext:value-type="string">
            <text:p>[,]/*HEE */,</text:p>
          </table:table-cell>
          <table:table-cell table:formula="of:=&quot;[&quot;&amp;LEFT([.J7];1)&amp;&quot;,&quot;&amp;LEFT(RIGHT([.J7];2);1)&amp;&quot;]/*&quot;&amp;[.J$1]&amp;&quot;*/,&quot;" office:value-type="string" office:string-value="[4,1]/*HER */," calcext:value-type="string">
            <text:p>[4,1]/*HER */,</text:p>
          </table:table-cell>
          <table:table-cell table:formula="of:=&quot;[&quot;&amp;LEFT([.K7];1)&amp;&quot;,&quot;&amp;LEFT(RIGHT([.K7];2);1)&amp;&quot;]/*&quot;&amp;[.K$1]&amp;&quot;*/,&quot;" office:value-type="string" office:string-value="[2,1]/*NAC */," calcext:value-type="string">
            <text:p>[2,1]/*NAC */,</text:p>
          </table:table-cell>
          <table:table-cell table:formula="of:=&quot;[&quot;&amp;LEFT([.L7];1)&amp;&quot;,&quot;&amp;LEFT(RIGHT([.L7];2);1)&amp;&quot;]/*&quot;&amp;[.L$1]&amp;&quot;*/,&quot;" office:value-type="string" office:string-value="[5,0]/*NEC */," calcext:value-type="string">
            <text:p>[5,0]/*NEC */,</text:p>
          </table:table-cell>
          <table:table-cell table:formula="of:=&quot;[&quot;&amp;LEFT([.M7];1)&amp;&quot;,&quot;&amp;LEFT(RIGHT([.M7];2);1)&amp;&quot;]/*&quot;&amp;[.M$1]&amp;&quot;*/,&quot;" office:value-type="string" office:string-value="[2,2]/*PEC */," calcext:value-type="string">
            <text:p>[2,2]/*PEC */,</text:p>
          </table:table-cell>
          <table:table-cell table:formula="of:=&quot;[&quot;&amp;LEFT([.N7];1)&amp;&quot;,&quot;&amp;LEFT(RIGHT([.N7];2);1)&amp;&quot;]/*&quot;&amp;[.N$1]&amp;&quot;*/,&quot;" office:value-type="string" office:string-value="[3,2]/*PSV */," calcext:value-type="string">
            <text:p>[3,2]/*PSV */,</text:p>
          </table:table-cell>
          <table:table-cell table:formula="of:=&quot;[&quot;&amp;LEFT([.O7];1)&amp;&quot;,&quot;&amp;LEFT(RIGHT([.O7];2);1)&amp;&quot;]/*&quot;&amp;[.O$1]&amp;&quot;*/,&quot;" office:value-type="string" office:string-value="[2,0]/*RKC */," calcext:value-type="string">
            <text:p>[2,0]/*RKC */,</text:p>
          </table:table-cell>
          <table:table-cell table:formula="of:=&quot;[&quot;&amp;LEFT([.P7];1)&amp;&quot;,&quot;&amp;LEFT(RIGHT([.P7];2);1)&amp;&quot;]/*&quot;&amp;[.P$1]&amp;&quot;*/,&quot;" office:value-type="string" office:string-value="[1,0]/*SPA */," calcext:value-type="string">
            <text:p>[1,0]/*SPA */,</text:p>
          </table:table-cell>
          <table:table-cell table:formula="of:=&quot;[&quot;&amp;LEFT([.Q7];1)&amp;&quot;,&quot;&amp;LEFT(RIGHT([.Q7];2);1)&amp;&quot;]/*&quot;&amp;[.Q$1]&amp;&quot;*/,&quot;" office:value-type="string" office:string-value="[2,2]/*TWE */," calcext:value-type="string">
            <text:p>[2,2]/*TWE */,</text:p>
          </table:table-cell>
          <table:table-cell table:formula="of:=&quot;[&quot;&amp;LEFT([.R7];1)&amp;&quot;,&quot;&amp;LEFT(RIGHT([.R7];2);1)&amp;&quot;]/*&quot;&amp;[.R$1]&amp;&quot;*/,&quot;" office:value-type="string" office:string-value="[,]/*UTR */," calcext:value-type="string">
            <text:p>[,]/*UTR */,</text:p>
          </table:table-cell>
          <table:table-cell table:formula="of:=&quot;[&quot;&amp;LEFT([.S7];1)&amp;&quot;,&quot;&amp;LEFT(RIGHT([.S7];2);1)&amp;&quot;]/*&quot;&amp;[.S$1]&amp;&quot;*/]&quot;" office:value-type="string" office:string-value="[,]/*WIL */]" calcext:value-type="string">
            <text:p>[,]/*WIL */]</text:p>
          </table:table-cell>
          <table:table-cell table:formula="of:=CONCATENATE([.U7];[.V7];[.W7];[.X7];[.Y7];[.Z7];[.AA7];[.AB7];[.AC7];[.AD7];[.AE7];[.AF7];[.AG7];[.AH7];[.AI7];[.AJ7];[.AK7];[.AL7];[.AM7])&amp;&quot;,&quot;" office:value-type="string" office:string-value="[equipe[6][0],[1,1]/*AJA */,[3,0]/*ALM */,[,]/*AZ */,[1,5]/*FEY */,[0,2]/*FOR */,[,]/*GAE */,[2,1]/*GRO */,[,]/*HEE */,[4,1]/*HER */,[2,1]/*NAC */,[5,0]/*NEC */,[2,2]/*PEC */,[3,2]/*PSV */,[2,0]/*RKC */,[1,0]/*SPA */,[2,2]/*TWE */,[,]/*UTR */,[,]/*WIL */]," calcext:value-type="string">
            <text:p>[equipe[6][0],[1,1]/*AJA */,[3,0]/*ALM */,[,]/*AZ */,[1,5]/*FEY */,[0,2]/*FOR */,[,]/*GAE */,[2,1]/*GRO */,[,]/*HEE */,[4,1]/*HER */,[2,1]/*NAC */,[5,0]/*NEC */,[2,2]/*PEC */,[3,2]/*PSV */,[2,0]/*RKC */,[1,0]/*SPA */,[2,2]/*TWE */,[,]/*UTR */,[,]/*WIL */],</text:p>
          </table:table-cell>
        </table:table-row>
        <table:table-row table:style-name="ro1">
          <table:table-cell office:value-type="string" calcext:value-type="string">
            <text:p><text:a xlink:href="https://en.wikipedia.org/wiki/FC_Groningen" xlink:type="simple">Groningen</text:a> </text:p>
          </table:table-cell>
          <table:table-cell/>
          <table:table-cell table:number-columns-repeated="2" office:value-type="string" calcext:value-type="string">
            <text:p>0–0 </text:p>
          </table:table-cell>
          <table:table-cell office:value-type="string" calcext:value-type="string">
            <text:p>2–2 </text:p>
          </table:table-cell>
          <table:table-cell/>
          <table:table-cell office:value-type="string" calcext:value-type="string">
            <text:p>0–1 </text:p>
          </table:table-cell>
          <table:table-cell table:style-name="ce10" office:value-type="string" calcext:value-type="string">
            <text:p/>
          </table:table-cell>
          <table:table-cell office:value-type="string" calcext:value-type="string">
            <text:p><text:a xlink:href="https://en.wikipedia.org/wiki/Derby_of_the_North" xlink:type="simple">1–0</text:a> </text:p>
          </table:table-cell>
          <table:table-cell/>
          <table:table-cell office:value-type="string" calcext:value-type="string">
            <text:p>4–1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0–0 </text:p>
          </table:table-cell>
          <table:table-cell table:number-columns-repeated="2"/>
          <table:table-cell office:value-type="string" calcext:value-type="string">
            <text:p>1–0 </text:p>
          </table:table-cell>
          <table:table-cell/>
          <table:table-cell office:value-type="string" calcext:value-type="string">
            <text:p>0–1 </text:p>
          </table:table-cell>
          <table:table-cell office:value-type="string" calcext:value-type="string">
            <text:p>2–0 </text:p>
          </table:table-cell>
          <table:table-cell office:value-type="float" office:value="7" calcext:value-type="float">
            <text:p>7</text:p>
          </table:table-cell>
          <table:table-cell table:formula="of:=&quot;[equipe[&quot;&amp;[.T8]&amp;&quot;][0],&quot;" office:value-type="string" office:string-value="[equipe[7][0]," calcext:value-type="string">
            <text:p>[equipe[7][0],</text:p>
          </table:table-cell>
          <table:table-cell table:formula="of:=&quot;[&quot;&amp;LEFT([.B8];1)&amp;&quot;,&quot;&amp;LEFT(RIGHT([.B8];2);1)&amp;&quot;]/*&quot;&amp;[.B$1]&amp;&quot;*/,&quot;" office:value-type="string" office:string-value="[,]/*AJA */," calcext:value-type="string">
            <text:p>[,]/*AJA */,</text:p>
          </table:table-cell>
          <table:table-cell table:formula="of:=&quot;[&quot;&amp;LEFT([.C8];1)&amp;&quot;,&quot;&amp;LEFT(RIGHT([.C8];2);1)&amp;&quot;]/*&quot;&amp;[.C$1]&amp;&quot;*/,&quot;" office:value-type="string" office:string-value="[0,0]/*ALM */," calcext:value-type="string">
            <text:p>[0,0]/*ALM */,</text:p>
          </table:table-cell>
          <table:table-cell table:formula="of:=&quot;[&quot;&amp;LEFT([.D8];1)&amp;&quot;,&quot;&amp;LEFT(RIGHT([.D8];2);1)&amp;&quot;]/*&quot;&amp;[.D$1]&amp;&quot;*/,&quot;" office:value-type="string" office:string-value="[0,0]/*AZ */," calcext:value-type="string">
            <text:p>[0,0]/*AZ */,</text:p>
          </table:table-cell>
          <table:table-cell table:formula="of:=&quot;[&quot;&amp;LEFT([.E8];1)&amp;&quot;,&quot;&amp;LEFT(RIGHT([.E8];2);1)&amp;&quot;]/*&quot;&amp;[.E$1]&amp;&quot;*/,&quot;" office:value-type="string" office:string-value="[2,2]/*FEY */," calcext:value-type="string">
            <text:p>[2,2]/*FEY */,</text:p>
          </table:table-cell>
          <table:table-cell table:formula="of:=&quot;[&quot;&amp;LEFT([.F8];1)&amp;&quot;,&quot;&amp;LEFT(RIGHT([.F8];2);1)&amp;&quot;]/*&quot;&amp;[.F$1]&amp;&quot;*/,&quot;" office:value-type="string" office:string-value="[,]/*FOR */," calcext:value-type="string">
            <text:p>[,]/*FOR */,</text:p>
          </table:table-cell>
          <table:table-cell table:formula="of:=&quot;[&quot;&amp;LEFT([.G8];1)&amp;&quot;,&quot;&amp;LEFT(RIGHT([.G8];2);1)&amp;&quot;]/*&quot;&amp;[.G$1]&amp;&quot;*/,&quot;" office:value-type="string" office:string-value="[0,1]/*GAE */," calcext:value-type="string">
            <text:p>[0,1]/*GAE */,</text:p>
          </table:table-cell>
          <table:table-cell table:style-name="ce17" table:formula="of:=&quot;[,]/*&quot;&amp;[.H$1]&amp;&quot;*/,&quot;" office:value-type="string" office:string-value="[,]/*GRO */," calcext:value-type="string">
            <text:p>[,]/*GRO */,</text:p>
          </table:table-cell>
          <table:table-cell table:formula="of:=&quot;[&quot;&amp;LEFT([.I8];1)&amp;&quot;,&quot;&amp;LEFT(RIGHT([.I8];2);1)&amp;&quot;]/*&quot;&amp;[.I$1]&amp;&quot;*/,&quot;" office:value-type="string" office:string-value="[1,0]/*HEE */," calcext:value-type="string">
            <text:p>[1,0]/*HEE */,</text:p>
          </table:table-cell>
          <table:table-cell table:formula="of:=&quot;[&quot;&amp;LEFT([.J8];1)&amp;&quot;,&quot;&amp;LEFT(RIGHT([.J8];2);1)&amp;&quot;]/*&quot;&amp;[.J$1]&amp;&quot;*/,&quot;" office:value-type="string" office:string-value="[,]/*HER */," calcext:value-type="string">
            <text:p>[,]/*HER */,</text:p>
          </table:table-cell>
          <table:table-cell table:formula="of:=&quot;[&quot;&amp;LEFT([.K8];1)&amp;&quot;,&quot;&amp;LEFT(RIGHT([.K8];2);1)&amp;&quot;]/*&quot;&amp;[.K$1]&amp;&quot;*/,&quot;" office:value-type="string" office:string-value="[4,1]/*NAC */," calcext:value-type="string">
            <text:p>[4,1]/*NAC */,</text:p>
          </table:table-cell>
          <table:table-cell table:formula="of:=&quot;[&quot;&amp;LEFT([.L8];1)&amp;&quot;,&quot;&amp;LEFT(RIGHT([.L8];2);1)&amp;&quot;]/*&quot;&amp;[.L$1]&amp;&quot;*/,&quot;" office:value-type="string" office:string-value="[2,1]/*NEC */," calcext:value-type="string">
            <text:p>[2,1]/*NEC */,</text:p>
          </table:table-cell>
          <table:table-cell table:formula="of:=&quot;[&quot;&amp;LEFT([.M8];1)&amp;&quot;,&quot;&amp;LEFT(RIGHT([.M8];2);1)&amp;&quot;]/*&quot;&amp;[.M$1]&amp;&quot;*/,&quot;" office:value-type="string" office:string-value="[0,0]/*PEC */," calcext:value-type="string">
            <text:p>[0,0]/*PEC */,</text:p>
          </table:table-cell>
          <table:table-cell table:formula="of:=&quot;[&quot;&amp;LEFT([.N8];1)&amp;&quot;,&quot;&amp;LEFT(RIGHT([.N8];2);1)&amp;&quot;]/*&quot;&amp;[.N$1]&amp;&quot;*/,&quot;" office:value-type="string" office:string-value="[,]/*PSV */," calcext:value-type="string">
            <text:p>[,]/*PSV */,</text:p>
          </table:table-cell>
          <table:table-cell table:formula="of:=&quot;[&quot;&amp;LEFT([.O8];1)&amp;&quot;,&quot;&amp;LEFT(RIGHT([.O8];2);1)&amp;&quot;]/*&quot;&amp;[.O$1]&amp;&quot;*/,&quot;" office:value-type="string" office:string-value="[,]/*RKC */," calcext:value-type="string">
            <text:p>[,]/*RKC */,</text:p>
          </table:table-cell>
          <table:table-cell table:formula="of:=&quot;[&quot;&amp;LEFT([.P8];1)&amp;&quot;,&quot;&amp;LEFT(RIGHT([.P8];2);1)&amp;&quot;]/*&quot;&amp;[.P$1]&amp;&quot;*/,&quot;" office:value-type="string" office:string-value="[1,0]/*SPA */," calcext:value-type="string">
            <text:p>[1,0]/*SPA */,</text:p>
          </table:table-cell>
          <table:table-cell table:formula="of:=&quot;[&quot;&amp;LEFT([.Q8];1)&amp;&quot;,&quot;&amp;LEFT(RIGHT([.Q8];2);1)&amp;&quot;]/*&quot;&amp;[.Q$1]&amp;&quot;*/,&quot;" office:value-type="string" office:string-value="[,]/*TWE */," calcext:value-type="string">
            <text:p>[,]/*TWE */,</text:p>
          </table:table-cell>
          <table:table-cell table:formula="of:=&quot;[&quot;&amp;LEFT([.R8];1)&amp;&quot;,&quot;&amp;LEFT(RIGHT([.R8];2);1)&amp;&quot;]/*&quot;&amp;[.R$1]&amp;&quot;*/,&quot;" office:value-type="string" office:string-value="[0,1]/*UTR */," calcext:value-type="string">
            <text:p>[0,1]/*UTR */,</text:p>
          </table:table-cell>
          <table:table-cell table:formula="of:=&quot;[&quot;&amp;LEFT([.S8];1)&amp;&quot;,&quot;&amp;LEFT(RIGHT([.S8];2);1)&amp;&quot;]/*&quot;&amp;[.S$1]&amp;&quot;*/]&quot;" office:value-type="string" office:string-value="[2,0]/*WIL */]" calcext:value-type="string">
            <text:p>[2,0]/*WIL */]</text:p>
          </table:table-cell>
          <table:table-cell table:formula="of:=CONCATENATE([.U8];[.V8];[.W8];[.X8];[.Y8];[.Z8];[.AA8];[.AB8];[.AC8];[.AD8];[.AE8];[.AF8];[.AG8];[.AH8];[.AI8];[.AJ8];[.AK8];[.AL8];[.AM8])&amp;&quot;,&quot;" office:value-type="string" office:string-value="[equipe[7][0],[,]/*AJA */,[0,0]/*ALM */,[0,0]/*AZ */,[2,2]/*FEY */,[,]/*FOR */,[0,1]/*GAE */,[,]/*GRO */,[1,0]/*HEE */,[,]/*HER */,[4,1]/*NAC */,[2,1]/*NEC */,[0,0]/*PEC */,[,]/*PSV */,[,]/*RKC */,[1,0]/*SPA */,[,]/*TWE */,[0,1]/*UTR */,[2,0]/*WIL */]," calcext:value-type="string">
            <text:p>[equipe[7][0],[,]/*AJA */,[0,0]/*ALM */,[0,0]/*AZ */,[2,2]/*FEY */,[,]/*FOR */,[0,1]/*GAE */,[,]/*GRO */,[1,0]/*HEE */,[,]/*HER */,[4,1]/*NAC */,[2,1]/*NEC */,[0,0]/*PEC */,[,]/*PSV */,[,]/*RKC */,[1,0]/*SPA */,[,]/*TWE */,[0,1]/*UTR */,[2,0]/*WIL */],</text:p>
          </table:table-cell>
        </table:table-row>
        <table:table-row table:style-name="ro1">
          <table:table-cell office:value-type="string" calcext:value-type="string">
            <text:p><text:a xlink:href="https://en.wikipedia.org/wiki/SC_Heerenveen" xlink:type="simple">Heerenveen</text:a> </text:p>
          </table:table-cell>
          <table:table-cell office:value-type="string" calcext:value-type="string">
            <text:p>0–2 </text:p>
          </table:table-cell>
          <table:table-cell table:number-columns-repeated="3"/>
          <table:table-cell office:value-type="string" calcext:value-type="string">
            <text:p>2–2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<text:a xlink:href="https://en.wikipedia.org/wiki/Derby_of_the_North" xlink:type="simple">2–1</text:a> </text:p>
          </table:table-cell>
          <table:table-cell table:style-name="ce10"/>
          <table:table-cell/>
          <table:table-cell office:value-type="string" calcext:value-type="string">
            <text:p>4–0 </text:p>
          </table:table-cell>
          <table:table-cell/>
          <table:table-cell office:value-type="string" calcext:value-type="string">
            <text:p>1–1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2–0 </text:p>
          </table:table-cell>
          <table:table-cell office:value-type="string" calcext:value-type="string">
            <text:p>3–3 </text:p>
          </table:table-cell>
          <table:table-cell office:value-type="string" calcext:value-type="string">
            <text:p>1–1 </text:p>
          </table:table-cell>
          <table:table-cell/>
          <table:table-cell office:value-type="float" office:value="8" calcext:value-type="float">
            <text:p>8</text:p>
          </table:table-cell>
          <table:table-cell table:formula="of:=&quot;[equipe[&quot;&amp;[.T9]&amp;&quot;][0],&quot;" office:value-type="string" office:string-value="[equipe[8][0]," calcext:value-type="string">
            <text:p>[equipe[8][0],</text:p>
          </table:table-cell>
          <table:table-cell table:formula="of:=&quot;[&quot;&amp;LEFT([.B9];1)&amp;&quot;,&quot;&amp;LEFT(RIGHT([.B9];2);1)&amp;&quot;]/*&quot;&amp;[.B$1]&amp;&quot;*/,&quot;" office:value-type="string" office:string-value="[0,2]/*AJA */," calcext:value-type="string">
            <text:p>[0,2]/*AJA */,</text:p>
          </table:table-cell>
          <table:table-cell table:formula="of:=&quot;[&quot;&amp;LEFT([.C9];1)&amp;&quot;,&quot;&amp;LEFT(RIGHT([.C9];2);1)&amp;&quot;]/*&quot;&amp;[.C$1]&amp;&quot;*/,&quot;" office:value-type="string" office:string-value="[,]/*ALM */," calcext:value-type="string">
            <text:p>[,]/*ALM */,</text:p>
          </table:table-cell>
          <table:table-cell table:formula="of:=&quot;[&quot;&amp;LEFT([.D9];1)&amp;&quot;,&quot;&amp;LEFT(RIGHT([.D9];2);1)&amp;&quot;]/*&quot;&amp;[.D$1]&amp;&quot;*/,&quot;" office:value-type="string" office:string-value="[,]/*AZ */," calcext:value-type="string">
            <text:p>[,]/*AZ */,</text:p>
          </table:table-cell>
          <table:table-cell table:formula="of:=&quot;[&quot;&amp;LEFT([.E9];1)&amp;&quot;,&quot;&amp;LEFT(RIGHT([.E9];2);1)&amp;&quot;]/*&quot;&amp;[.E$1]&amp;&quot;*/,&quot;" office:value-type="string" office:string-value="[,]/*FEY */," calcext:value-type="string">
            <text:p>[,]/*FEY */,</text:p>
          </table:table-cell>
          <table:table-cell table:formula="of:=&quot;[&quot;&amp;LEFT([.F9];1)&amp;&quot;,&quot;&amp;LEFT(RIGHT([.F9];2);1)&amp;&quot;]/*&quot;&amp;[.F$1]&amp;&quot;*/,&quot;" office:value-type="string" office:string-value="[2,2]/*FOR */," calcext:value-type="string">
            <text:p>[2,2]/*FOR */,</text:p>
          </table:table-cell>
          <table:table-cell table:formula="of:=&quot;[&quot;&amp;LEFT([.G9];1)&amp;&quot;,&quot;&amp;LEFT(RIGHT([.G9];2);1)&amp;&quot;]/*&quot;&amp;[.G$1]&amp;&quot;*/,&quot;" office:value-type="string" office:string-value="[1,0]/*GAE */," calcext:value-type="string">
            <text:p>[1,0]/*GAE */,</text:p>
          </table:table-cell>
          <table:table-cell table:formula="of:=&quot;[&quot;&amp;LEFT([.H9];1)&amp;&quot;,&quot;&amp;LEFT(RIGHT([.H9];2);1)&amp;&quot;]/*&quot;&amp;[.H$1]&amp;&quot;*/,&quot;" office:value-type="string" office:string-value="[2,1]/*GRO */," calcext:value-type="string">
            <text:p>[2,1]/*GRO */,</text:p>
          </table:table-cell>
          <table:table-cell table:style-name="ce17" table:formula="of:=&quot;[,]/*&quot;&amp;[.I$1]&amp;&quot;*/,&quot;" office:value-type="string" office:string-value="[,]/*HEE */," calcext:value-type="string">
            <text:p>[,]/*HEE */,</text:p>
          </table:table-cell>
          <table:table-cell table:formula="of:=&quot;[&quot;&amp;LEFT([.J9];1)&amp;&quot;,&quot;&amp;LEFT(RIGHT([.J9];2);1)&amp;&quot;]/*&quot;&amp;[.J$1]&amp;&quot;*/,&quot;" office:value-type="string" office:string-value="[,]/*HER */," calcext:value-type="string">
            <text:p>[,]/*HER */,</text:p>
          </table:table-cell>
          <table:table-cell table:formula="of:=&quot;[&quot;&amp;LEFT([.K9];1)&amp;&quot;,&quot;&amp;LEFT(RIGHT([.K9];2);1)&amp;&quot;]/*&quot;&amp;[.K$1]&amp;&quot;*/,&quot;" office:value-type="string" office:string-value="[4,0]/*NAC */," calcext:value-type="string">
            <text:p>[4,0]/*NAC */,</text:p>
          </table:table-cell>
          <table:table-cell table:formula="of:=&quot;[&quot;&amp;LEFT([.L9];1)&amp;&quot;,&quot;&amp;LEFT(RIGHT([.L9];2);1)&amp;&quot;]/*&quot;&amp;[.L$1]&amp;&quot;*/,&quot;" office:value-type="string" office:string-value="[,]/*NEC */," calcext:value-type="string">
            <text:p>[,]/*NEC */,</text:p>
          </table:table-cell>
          <table:table-cell table:formula="of:=&quot;[&quot;&amp;LEFT([.M9];1)&amp;&quot;,&quot;&amp;LEFT(RIGHT([.M9];2);1)&amp;&quot;]/*&quot;&amp;[.M$1]&amp;&quot;*/,&quot;" office:value-type="string" office:string-value="[1,1]/*PEC */," calcext:value-type="string">
            <text:p>[1,1]/*PEC */,</text:p>
          </table:table-cell>
          <table:table-cell table:formula="of:=&quot;[&quot;&amp;LEFT([.N9];1)&amp;&quot;,&quot;&amp;LEFT(RIGHT([.N9];2);1)&amp;&quot;]/*&quot;&amp;[.N$1]&amp;&quot;*/,&quot;" office:value-type="string" office:string-value="[1,0]/*PSV */," calcext:value-type="string">
            <text:p>[1,0]/*PSV */,</text:p>
          </table:table-cell>
          <table:table-cell table:formula="of:=&quot;[&quot;&amp;LEFT([.O9];1)&amp;&quot;,&quot;&amp;LEFT(RIGHT([.O9];2);1)&amp;&quot;]/*&quot;&amp;[.O$1]&amp;&quot;*/,&quot;" office:value-type="string" office:string-value="[1,1]/*RKC */," calcext:value-type="string">
            <text:p>[1,1]/*RKC */,</text:p>
          </table:table-cell>
          <table:table-cell table:formula="of:=&quot;[&quot;&amp;LEFT([.P9];1)&amp;&quot;,&quot;&amp;LEFT(RIGHT([.P9];2);1)&amp;&quot;]/*&quot;&amp;[.P$1]&amp;&quot;*/,&quot;" office:value-type="string" office:string-value="[2,0]/*SPA */," calcext:value-type="string">
            <text:p>[2,0]/*SPA */,</text:p>
          </table:table-cell>
          <table:table-cell table:formula="of:=&quot;[&quot;&amp;LEFT([.Q9];1)&amp;&quot;,&quot;&amp;LEFT(RIGHT([.Q9];2);1)&amp;&quot;]/*&quot;&amp;[.Q$1]&amp;&quot;*/,&quot;" office:value-type="string" office:string-value="[3,3]/*TWE */," calcext:value-type="string">
            <text:p>[3,3]/*TWE */,</text:p>
          </table:table-cell>
          <table:table-cell table:formula="of:=&quot;[&quot;&amp;LEFT([.R9];1)&amp;&quot;,&quot;&amp;LEFT(RIGHT([.R9];2);1)&amp;&quot;]/*&quot;&amp;[.R$1]&amp;&quot;*/,&quot;" office:value-type="string" office:string-value="[1,1]/*UTR */," calcext:value-type="string">
            <text:p>[1,1]/*UTR */,</text:p>
          </table:table-cell>
          <table:table-cell table:formula="of:=&quot;[&quot;&amp;LEFT([.S9];1)&amp;&quot;,&quot;&amp;LEFT(RIGHT([.S9];2);1)&amp;&quot;]/*&quot;&amp;[.S$1]&amp;&quot;*/]&quot;" office:value-type="string" office:string-value="[,]/*WIL */]" calcext:value-type="string">
            <text:p>[,]/*WIL */]</text:p>
          </table:table-cell>
          <table:table-cell table:formula="of:=CONCATENATE([.U9];[.V9];[.W9];[.X9];[.Y9];[.Z9];[.AA9];[.AB9];[.AC9];[.AD9];[.AE9];[.AF9];[.AG9];[.AH9];[.AI9];[.AJ9];[.AK9];[.AL9];[.AM9])&amp;&quot;,&quot;" office:value-type="string" office:string-value="[equipe[8][0],[0,2]/*AJA */,[,]/*ALM */,[,]/*AZ */,[,]/*FEY */,[2,2]/*FOR */,[1,0]/*GAE */,[2,1]/*GRO */,[,]/*HEE */,[,]/*HER */,[4,0]/*NAC */,[,]/*NEC */,[1,1]/*PEC */,[1,0]/*PSV */,[1,1]/*RKC */,[2,0]/*SPA */,[3,3]/*TWE */,[1,1]/*UTR */,[,]/*WIL */]," calcext:value-type="string">
            <text:p>[equipe[8][0],[0,2]/*AJA */,[,]/*ALM */,[,]/*AZ */,[,]/*FEY */,[2,2]/*FOR */,[1,0]/*GAE */,[2,1]/*GRO */,[,]/*HEE */,[,]/*HER */,[4,0]/*NAC */,[,]/*NEC */,[1,1]/*PEC */,[1,0]/*PSV */,[1,1]/*RKC */,[2,0]/*SPA */,[3,3]/*TWE */,[1,1]/*UTR */,[,]/*WIL */],</text:p>
          </table:table-cell>
        </table:table-row>
        <table:table-row table:style-name="ro1">
          <table:table-cell office:value-type="string" calcext:value-type="string">
            <text:p><text:a xlink:href="https://en.wikipedia.org/wiki/Heracles_Almelo" xlink:type="simple">Heracles Almelo</text:a> </text:p>
          </table:table-cell>
          <table:table-cell office:value-type="string" calcext:value-type="string">
            <text:p>3–4 </text:p>
          </table:table-cell>
          <table:table-cell office:value-type="string" calcext:value-type="string">
            <text:p>0–0 </text:p>
          </table:table-cell>
          <table:table-cell table:number-columns-repeated="2"/>
          <table:table-cell office:value-type="string" calcext:value-type="string">
            <text:p>2–2 </text:p>
          </table:table-cell>
          <table:table-cell/>
          <table:table-cell office:value-type="string" calcext:value-type="string">
            <text:p>1–1 </text:p>
          </table:table-cell>
          <table:table-cell office:value-type="string" calcext:value-type="string">
            <text:p>2–1 </text:p>
          </table:table-cell>
          <table:table-cell table:style-name="ce10"/>
          <table:table-cell office:value-type="string" calcext:value-type="string">
            <text:p>2–0 </text:p>
          </table:table-cell>
          <table:table-cell table:number-columns-repeated="2"/>
          <table:table-cell office:value-type="string" calcext:value-type="string">
            <text:p>1–3 </text:p>
          </table:table-cell>
          <table:table-cell office:value-type="string" calcext:value-type="string">
            <text:p>2–2 </text:p>
          </table:table-cell>
          <table:table-cell office:value-type="string" calcext:value-type="string">
            <text:p>1–1 </text:p>
          </table:table-cell>
          <table:table-cell/>
          <table:table-cell table:number-columns-repeated="2" office:value-type="string" calcext:value-type="string">
            <text:p>1–1 </text:p>
          </table:table-cell>
          <table:table-cell office:value-type="float" office:value="9" calcext:value-type="float">
            <text:p>9</text:p>
          </table:table-cell>
          <table:table-cell table:formula="of:=&quot;[equipe[&quot;&amp;[.T10]&amp;&quot;][0],&quot;" office:value-type="string" office:string-value="[equipe[9][0]," calcext:value-type="string">
            <text:p>[equipe[9][0],</text:p>
          </table:table-cell>
          <table:table-cell table:formula="of:=&quot;[&quot;&amp;LEFT([.B10];1)&amp;&quot;,&quot;&amp;LEFT(RIGHT([.B10];2);1)&amp;&quot;]/*&quot;&amp;[.B$1]&amp;&quot;*/,&quot;" office:value-type="string" office:string-value="[3,4]/*AJA */," calcext:value-type="string">
            <text:p>[3,4]/*AJA */,</text:p>
          </table:table-cell>
          <table:table-cell table:formula="of:=&quot;[&quot;&amp;LEFT([.C10];1)&amp;&quot;,&quot;&amp;LEFT(RIGHT([.C10];2);1)&amp;&quot;]/*&quot;&amp;[.C$1]&amp;&quot;*/,&quot;" office:value-type="string" office:string-value="[0,0]/*ALM */," calcext:value-type="string">
            <text:p>[0,0]/*ALM */,</text:p>
          </table:table-cell>
          <table:table-cell table:formula="of:=&quot;[&quot;&amp;LEFT([.D10];1)&amp;&quot;,&quot;&amp;LEFT(RIGHT([.D10];2);1)&amp;&quot;]/*&quot;&amp;[.D$1]&amp;&quot;*/,&quot;" office:value-type="string" office:string-value="[,]/*AZ */," calcext:value-type="string">
            <text:p>[,]/*AZ */,</text:p>
          </table:table-cell>
          <table:table-cell table:formula="of:=&quot;[&quot;&amp;LEFT([.E10];1)&amp;&quot;,&quot;&amp;LEFT(RIGHT([.E10];2);1)&amp;&quot;]/*&quot;&amp;[.E$1]&amp;&quot;*/,&quot;" office:value-type="string" office:string-value="[,]/*FEY */," calcext:value-type="string">
            <text:p>[,]/*FEY */,</text:p>
          </table:table-cell>
          <table:table-cell table:formula="of:=&quot;[&quot;&amp;LEFT([.F10];1)&amp;&quot;,&quot;&amp;LEFT(RIGHT([.F10];2);1)&amp;&quot;]/*&quot;&amp;[.F$1]&amp;&quot;*/,&quot;" office:value-type="string" office:string-value="[2,2]/*FOR */," calcext:value-type="string">
            <text:p>[2,2]/*FOR */,</text:p>
          </table:table-cell>
          <table:table-cell table:formula="of:=&quot;[&quot;&amp;LEFT([.G10];1)&amp;&quot;,&quot;&amp;LEFT(RIGHT([.G10];2);1)&amp;&quot;]/*&quot;&amp;[.G$1]&amp;&quot;*/,&quot;" office:value-type="string" office:string-value="[,]/*GAE */," calcext:value-type="string">
            <text:p>[,]/*GAE */,</text:p>
          </table:table-cell>
          <table:table-cell table:formula="of:=&quot;[&quot;&amp;LEFT([.H10];1)&amp;&quot;,&quot;&amp;LEFT(RIGHT([.H10];2);1)&amp;&quot;]/*&quot;&amp;[.H$1]&amp;&quot;*/,&quot;" office:value-type="string" office:string-value="[1,1]/*GRO */," calcext:value-type="string">
            <text:p>[1,1]/*GRO */,</text:p>
          </table:table-cell>
          <table:table-cell table:formula="of:=&quot;[&quot;&amp;LEFT([.I10];1)&amp;&quot;,&quot;&amp;LEFT(RIGHT([.I10];2);1)&amp;&quot;]/*&quot;&amp;[.I$1]&amp;&quot;*/,&quot;" office:value-type="string" office:string-value="[2,1]/*HEE */," calcext:value-type="string">
            <text:p>[2,1]/*HEE */,</text:p>
          </table:table-cell>
          <table:table-cell table:style-name="ce17" table:formula="of:=&quot;[,]/*&quot;&amp;[.J$1]&amp;&quot;*/,&quot;" office:value-type="string" office:string-value="[,]/*HER */," calcext:value-type="string">
            <text:p>[,]/*HER */,</text:p>
          </table:table-cell>
          <table:table-cell table:formula="of:=&quot;[&quot;&amp;LEFT([.K10];1)&amp;&quot;,&quot;&amp;LEFT(RIGHT([.K10];2);1)&amp;&quot;]/*&quot;&amp;[.K$1]&amp;&quot;*/,&quot;" office:value-type="string" office:string-value="[2,0]/*NAC */," calcext:value-type="string">
            <text:p>[2,0]/*NAC */,</text:p>
          </table:table-cell>
          <table:table-cell table:formula="of:=&quot;[&quot;&amp;LEFT([.L10];1)&amp;&quot;,&quot;&amp;LEFT(RIGHT([.L10];2);1)&amp;&quot;]/*&quot;&amp;[.L$1]&amp;&quot;*/,&quot;" office:value-type="string" office:string-value="[,]/*NEC */," calcext:value-type="string">
            <text:p>[,]/*NEC */,</text:p>
          </table:table-cell>
          <table:table-cell table:formula="of:=&quot;[&quot;&amp;LEFT([.M10];1)&amp;&quot;,&quot;&amp;LEFT(RIGHT([.M10];2);1)&amp;&quot;]/*&quot;&amp;[.M$1]&amp;&quot;*/,&quot;" office:value-type="string" office:string-value="[,]/*PEC */," calcext:value-type="string">
            <text:p>[,]/*PEC */,</text:p>
          </table:table-cell>
          <table:table-cell table:formula="of:=&quot;[&quot;&amp;LEFT([.N10];1)&amp;&quot;,&quot;&amp;LEFT(RIGHT([.N10];2);1)&amp;&quot;]/*&quot;&amp;[.N$1]&amp;&quot;*/,&quot;" office:value-type="string" office:string-value="[1,3]/*PSV */," calcext:value-type="string">
            <text:p>[1,3]/*PSV */,</text:p>
          </table:table-cell>
          <table:table-cell table:formula="of:=&quot;[&quot;&amp;LEFT([.O10];1)&amp;&quot;,&quot;&amp;LEFT(RIGHT([.O10];2);1)&amp;&quot;]/*&quot;&amp;[.O$1]&amp;&quot;*/,&quot;" office:value-type="string" office:string-value="[2,2]/*RKC */," calcext:value-type="string">
            <text:p>[2,2]/*RKC */,</text:p>
          </table:table-cell>
          <table:table-cell table:formula="of:=&quot;[&quot;&amp;LEFT([.P10];1)&amp;&quot;,&quot;&amp;LEFT(RIGHT([.P10];2);1)&amp;&quot;]/*&quot;&amp;[.P$1]&amp;&quot;*/,&quot;" office:value-type="string" office:string-value="[1,1]/*SPA */," calcext:value-type="string">
            <text:p>[1,1]/*SPA */,</text:p>
          </table:table-cell>
          <table:table-cell table:formula="of:=&quot;[&quot;&amp;LEFT([.Q10];1)&amp;&quot;,&quot;&amp;LEFT(RIGHT([.Q10];2);1)&amp;&quot;]/*&quot;&amp;[.Q$1]&amp;&quot;*/,&quot;" office:value-type="string" office:string-value="[,]/*TWE */," calcext:value-type="string">
            <text:p>[,]/*TWE */,</text:p>
          </table:table-cell>
          <table:table-cell table:formula="of:=&quot;[&quot;&amp;LEFT([.R10];1)&amp;&quot;,&quot;&amp;LEFT(RIGHT([.R10];2);1)&amp;&quot;]/*&quot;&amp;[.R$1]&amp;&quot;*/,&quot;" office:value-type="string" office:string-value="[1,1]/*UTR */," calcext:value-type="string">
            <text:p>[1,1]/*UTR */,</text:p>
          </table:table-cell>
          <table:table-cell table:formula="of:=&quot;[&quot;&amp;LEFT([.S10];1)&amp;&quot;,&quot;&amp;LEFT(RIGHT([.S10];2);1)&amp;&quot;]/*&quot;&amp;[.S$1]&amp;&quot;*/]&quot;" office:value-type="string" office:string-value="[1,1]/*WIL */]" calcext:value-type="string">
            <text:p>[1,1]/*WIL */]</text:p>
          </table:table-cell>
          <table:table-cell table:formula="of:=CONCATENATE([.U10];[.V10];[.W10];[.X10];[.Y10];[.Z10];[.AA10];[.AB10];[.AC10];[.AD10];[.AE10];[.AF10];[.AG10];[.AH10];[.AI10];[.AJ10];[.AK10];[.AL10];[.AM10])&amp;&quot;,&quot;" office:value-type="string" office:string-value="[equipe[9][0],[3,4]/*AJA */,[0,0]/*ALM */,[,]/*AZ */,[,]/*FEY */,[2,2]/*FOR */,[,]/*GAE */,[1,1]/*GRO */,[2,1]/*HEE */,[,]/*HER */,[2,0]/*NAC */,[,]/*NEC */,[,]/*PEC */,[1,3]/*PSV */,[2,2]/*RKC */,[1,1]/*SPA */,[,]/*TWE */,[1,1]/*UTR */,[1,1]/*WIL */]," calcext:value-type="string">
            <text:p>[equipe[9][0],[3,4]/*AJA */,[0,0]/*ALM */,[,]/*AZ */,[,]/*FEY */,[2,2]/*FOR */,[,]/*GAE */,[1,1]/*GRO */,[2,1]/*HEE */,[,]/*HER */,[2,0]/*NAC */,[,]/*NEC */,[,]/*PEC */,[1,3]/*PSV */,[2,2]/*RKC */,[1,1]/*SPA */,[,]/*TWE */,[1,1]/*UTR */,[1,1]/*WIL */],</text:p>
          </table:table-cell>
        </table:table-row>
        <table:table-row table:style-name="ro1">
          <table:table-cell office:value-type="string" calcext:value-type="string">
            <text:p><text:a xlink:href="https://en.wikipedia.org/wiki/NAC_Breda" xlink:type="simple">NAC Breda</text:a>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1–2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1–0 </text:p>
          </table:table-cell>
          <table:table-cell table:number-columns-repeated="2"/>
          <table:table-cell office:value-type="string" calcext:value-type="string">
            <text:p>2–4 </text:p>
          </table:table-cell>
          <table:table-cell office:value-type="string" calcext:value-type="string">
            <text:p>1–1 </text:p>
          </table:table-cell>
          <table:table-cell table:style-name="ce10"/>
          <table:table-cell office:value-type="string" calcext:value-type="string">
            <text:p>1–0 </text:p>
          </table:table-cell>
          <table:table-cell/>
          <table:table-cell office:value-type="string" calcext:value-type="string">
            <text:p>0–3 </text:p>
          </table:table-cell>
          <table:table-cell office:value-type="string" calcext:value-type="string">
            <text:p>4–1 </text:p>
          </table:table-cell>
          <table:table-cell/>
          <table:table-cell office:value-type="string" calcext:value-type="string">
            <text:p>2–1 </text:p>
          </table:table-cell>
          <table:table-cell office:value-type="string" calcext:value-type="string">
            <text:p>1–2 </text:p>
          </table:table-cell>
          <table:table-cell/>
          <table:table-cell office:value-type="float" office:value="10" calcext:value-type="float">
            <text:p>10</text:p>
          </table:table-cell>
          <table:table-cell table:formula="of:=&quot;[equipe[&quot;&amp;[.T11]&amp;&quot;][0],&quot;" office:value-type="string" office:string-value="[equipe[10][0]," calcext:value-type="string">
            <text:p>[equipe[10][0],</text:p>
          </table:table-cell>
          <table:table-cell table:formula="of:=&quot;[&quot;&amp;LEFT([.B11];1)&amp;&quot;,&quot;&amp;LEFT(RIGHT([.B11];2);1)&amp;&quot;]/*&quot;&amp;[.B$1]&amp;&quot;*/,&quot;" office:value-type="string" office:string-value="[2,1]/*AJA */," calcext:value-type="string">
            <text:p>[2,1]/*AJA */,</text:p>
          </table:table-cell>
          <table:table-cell table:formula="of:=&quot;[&quot;&amp;LEFT([.C11];1)&amp;&quot;,&quot;&amp;LEFT(RIGHT([.C11];2);1)&amp;&quot;]/*&quot;&amp;[.C$1]&amp;&quot;*/,&quot;" office:value-type="string" office:string-value="[1,0]/*ALM */," calcext:value-type="string">
            <text:p>[1,0]/*ALM */,</text:p>
          </table:table-cell>
          <table:table-cell table:formula="of:=&quot;[&quot;&amp;LEFT([.D11];1)&amp;&quot;,&quot;&amp;LEFT(RIGHT([.D11];2);1)&amp;&quot;]/*&quot;&amp;[.D$1]&amp;&quot;*/,&quot;" office:value-type="string" office:string-value="[1,2]/*AZ */," calcext:value-type="string">
            <text:p>[1,2]/*AZ */,</text:p>
          </table:table-cell>
          <table:table-cell table:formula="of:=&quot;[&quot;&amp;LEFT([.E11];1)&amp;&quot;,&quot;&amp;LEFT(RIGHT([.E11];2);1)&amp;&quot;]/*&quot;&amp;[.E$1]&amp;&quot;*/,&quot;" office:value-type="string" office:string-value="[0,0]/*FEY */," calcext:value-type="string">
            <text:p>[0,0]/*FEY */,</text:p>
          </table:table-cell>
          <table:table-cell table:formula="of:=&quot;[&quot;&amp;LEFT([.F11];1)&amp;&quot;,&quot;&amp;LEFT(RIGHT([.F11];2);1)&amp;&quot;]/*&quot;&amp;[.F$1]&amp;&quot;*/,&quot;" office:value-type="string" office:string-value="[1,0]/*FOR */," calcext:value-type="string">
            <text:p>[1,0]/*FOR */,</text:p>
          </table:table-cell>
          <table:table-cell table:formula="of:=&quot;[&quot;&amp;LEFT([.G11];1)&amp;&quot;,&quot;&amp;LEFT(RIGHT([.G11];2);1)&amp;&quot;]/*&quot;&amp;[.G$1]&amp;&quot;*/,&quot;" office:value-type="string" office:string-value="[,]/*GAE */," calcext:value-type="string">
            <text:p>[,]/*GAE */,</text:p>
          </table:table-cell>
          <table:table-cell table:formula="of:=&quot;[&quot;&amp;LEFT([.H11];1)&amp;&quot;,&quot;&amp;LEFT(RIGHT([.H11];2);1)&amp;&quot;]/*&quot;&amp;[.H$1]&amp;&quot;*/,&quot;" office:value-type="string" office:string-value="[,]/*GRO */," calcext:value-type="string">
            <text:p>[,]/*GRO */,</text:p>
          </table:table-cell>
          <table:table-cell table:formula="of:=&quot;[&quot;&amp;LEFT([.I11];1)&amp;&quot;,&quot;&amp;LEFT(RIGHT([.I11];2);1)&amp;&quot;]/*&quot;&amp;[.I$1]&amp;&quot;*/,&quot;" office:value-type="string" office:string-value="[2,4]/*HEE */," calcext:value-type="string">
            <text:p>[2,4]/*HEE */,</text:p>
          </table:table-cell>
          <table:table-cell table:formula="of:=&quot;[&quot;&amp;LEFT([.J11];1)&amp;&quot;,&quot;&amp;LEFT(RIGHT([.J11];2);1)&amp;&quot;]/*&quot;&amp;[.J$1]&amp;&quot;*/,&quot;" office:value-type="string" office:string-value="[1,1]/*HER */," calcext:value-type="string">
            <text:p>[1,1]/*HER */,</text:p>
          </table:table-cell>
          <table:table-cell table:style-name="ce17" table:formula="of:=&quot;[,]/*&quot;&amp;[.K$1]&amp;&quot;*/,&quot;" office:value-type="string" office:string-value="[,]/*NAC */," calcext:value-type="string">
            <text:p>[,]/*NAC */,</text:p>
          </table:table-cell>
          <table:table-cell table:formula="of:=&quot;[&quot;&amp;LEFT([.L11];1)&amp;&quot;,&quot;&amp;LEFT(RIGHT([.L11];2);1)&amp;&quot;]/*&quot;&amp;[.L$1]&amp;&quot;*/,&quot;" office:value-type="string" office:string-value="[1,0]/*NEC */," calcext:value-type="string">
            <text:p>[1,0]/*NEC */,</text:p>
          </table:table-cell>
          <table:table-cell table:formula="of:=&quot;[&quot;&amp;LEFT([.M11];1)&amp;&quot;,&quot;&amp;LEFT(RIGHT([.M11];2);1)&amp;&quot;]/*&quot;&amp;[.M$1]&amp;&quot;*/,&quot;" office:value-type="string" office:string-value="[,]/*PEC */," calcext:value-type="string">
            <text:p>[,]/*PEC */,</text:p>
          </table:table-cell>
          <table:table-cell table:formula="of:=&quot;[&quot;&amp;LEFT([.N11];1)&amp;&quot;,&quot;&amp;LEFT(RIGHT([.N11];2);1)&amp;&quot;]/*&quot;&amp;[.N$1]&amp;&quot;*/,&quot;" office:value-type="string" office:string-value="[0,3]/*PSV */," calcext:value-type="string">
            <text:p>[0,3]/*PSV */,</text:p>
          </table:table-cell>
          <table:table-cell table:formula="of:=&quot;[&quot;&amp;LEFT([.O11];1)&amp;&quot;,&quot;&amp;LEFT(RIGHT([.O11];2);1)&amp;&quot;]/*&quot;&amp;[.O$1]&amp;&quot;*/,&quot;" office:value-type="string" office:string-value="[4,1]/*RKC */," calcext:value-type="string">
            <text:p>[4,1]/*RKC */,</text:p>
          </table:table-cell>
          <table:table-cell table:formula="of:=&quot;[&quot;&amp;LEFT([.P11];1)&amp;&quot;,&quot;&amp;LEFT(RIGHT([.P11];2);1)&amp;&quot;]/*&quot;&amp;[.P$1]&amp;&quot;*/,&quot;" office:value-type="string" office:string-value="[,]/*SPA */," calcext:value-type="string">
            <text:p>[,]/*SPA */,</text:p>
          </table:table-cell>
          <table:table-cell table:formula="of:=&quot;[&quot;&amp;LEFT([.Q11];1)&amp;&quot;,&quot;&amp;LEFT(RIGHT([.Q11];2);1)&amp;&quot;]/*&quot;&amp;[.Q$1]&amp;&quot;*/,&quot;" office:value-type="string" office:string-value="[2,1]/*TWE */," calcext:value-type="string">
            <text:p>[2,1]/*TWE */,</text:p>
          </table:table-cell>
          <table:table-cell table:formula="of:=&quot;[&quot;&amp;LEFT([.R11];1)&amp;&quot;,&quot;&amp;LEFT(RIGHT([.R11];2);1)&amp;&quot;]/*&quot;&amp;[.R$1]&amp;&quot;*/,&quot;" office:value-type="string" office:string-value="[1,2]/*UTR */," calcext:value-type="string">
            <text:p>[1,2]/*UTR */,</text:p>
          </table:table-cell>
          <table:table-cell table:formula="of:=&quot;[&quot;&amp;LEFT([.S11];1)&amp;&quot;,&quot;&amp;LEFT(RIGHT([.S11];2);1)&amp;&quot;]/*&quot;&amp;[.S$1]&amp;&quot;*/]&quot;" office:value-type="string" office:string-value="[,]/*WIL */]" calcext:value-type="string">
            <text:p>[,]/*WIL */]</text:p>
          </table:table-cell>
          <table:table-cell table:formula="of:=CONCATENATE([.U11];[.V11];[.W11];[.X11];[.Y11];[.Z11];[.AA11];[.AB11];[.AC11];[.AD11];[.AE11];[.AF11];[.AG11];[.AH11];[.AI11];[.AJ11];[.AK11];[.AL11];[.AM11])&amp;&quot;,&quot;" office:value-type="string" office:string-value="[equipe[10][0],[2,1]/*AJA */,[1,0]/*ALM */,[1,2]/*AZ */,[0,0]/*FEY */,[1,0]/*FOR */,[,]/*GAE */,[,]/*GRO */,[2,4]/*HEE */,[1,1]/*HER */,[,]/*NAC */,[1,0]/*NEC */,[,]/*PEC */,[0,3]/*PSV */,[4,1]/*RKC */,[,]/*SPA */,[2,1]/*TWE */,[1,2]/*UTR */,[,]/*WIL */]," calcext:value-type="string">
            <text:p>[equipe[10][0],[2,1]/*AJA */,[1,0]/*ALM */,[1,2]/*AZ */,[0,0]/*FEY */,[1,0]/*FOR */,[,]/*GAE */,[,]/*GRO */,[2,4]/*HEE */,[1,1]/*HER */,[,]/*NAC */,[1,0]/*NEC */,[,]/*PEC */,[0,3]/*PSV */,[4,1]/*RKC */,[,]/*SPA */,[2,1]/*TWE */,[1,2]/*UTR */,[,]/*WIL */],</text:p>
          </table:table-cell>
        </table:table-row>
        <table:table-row table:style-name="ro1">
          <table:table-cell office:value-type="string" calcext:value-type="string">
            <text:p><text:a xlink:href="https://en.wikipedia.org/wiki/NEC_Nijmegen" xlink:type="simple">NEC</text:a> </text:p>
          </table:table-cell>
          <table:table-cell office:value-type="string" calcext:value-type="string">
            <text:p>1–2 </text:p>
          </table:table-cell>
          <table:table-cell office:value-type="string" calcext:value-type="string">
            <text:p>2–2 </text:p>
          </table:table-cell>
          <table:table-cell/>
          <table:table-cell office:value-type="string" calcext:value-type="string">
            <text:p>1–1 </text:p>
          </table:table-cell>
          <table:table-cell office:value-type="string" calcext:value-type="string">
            <text:p>4–1 </text:p>
          </table:table-cell>
          <table:table-cell/>
          <table:table-cell office:value-type="string" calcext:value-type="string">
            <text:p>6–0 </text:p>
          </table:table-cell>
          <table:table-cell office:value-type="string" calcext:value-type="string">
            <text:p>3–0 </text:p>
          </table:table-cell>
          <table:table-cell office:value-type="string" calcext:value-type="string">
            <text:p>1–2 </text:p>
          </table:table-cell>
          <table:table-cell/>
          <table:table-cell table:style-name="ce10"/>
          <table:table-cell office:value-type="string" calcext:value-type="string">
            <text:p>1–0 </text:p>
          </table:table-cell>
          <table:table-cell office:value-type="string" calcext:value-type="string">
            <text:p>3–3 </text:p>
          </table:table-cell>
          <table:table-cell/>
          <table:table-cell office:value-type="string" calcext:value-type="string">
            <text:p>1–1 </text:p>
          </table:table-cell>
          <table:table-cell table:number-columns-repeated="2" office:value-type="string" calcext:value-type="string">
            <text:p>1–2 </text:p>
          </table:table-cell>
          <table:table-cell/>
          <table:table-cell office:value-type="float" office:value="11" calcext:value-type="float">
            <text:p>11</text:p>
          </table:table-cell>
          <table:table-cell table:formula="of:=&quot;[equipe[&quot;&amp;[.T12]&amp;&quot;][0],&quot;" office:value-type="string" office:string-value="[equipe[11][0]," calcext:value-type="string">
            <text:p>[equipe[11][0],</text:p>
          </table:table-cell>
          <table:table-cell table:formula="of:=&quot;[&quot;&amp;LEFT([.B12];1)&amp;&quot;,&quot;&amp;LEFT(RIGHT([.B12];2);1)&amp;&quot;]/*&quot;&amp;[.B$1]&amp;&quot;*/,&quot;" office:value-type="string" office:string-value="[1,2]/*AJA */," calcext:value-type="string">
            <text:p>[1,2]/*AJA */,</text:p>
          </table:table-cell>
          <table:table-cell table:formula="of:=&quot;[&quot;&amp;LEFT([.C12];1)&amp;&quot;,&quot;&amp;LEFT(RIGHT([.C12];2);1)&amp;&quot;]/*&quot;&amp;[.C$1]&amp;&quot;*/,&quot;" office:value-type="string" office:string-value="[2,2]/*ALM */," calcext:value-type="string">
            <text:p>[2,2]/*ALM */,</text:p>
          </table:table-cell>
          <table:table-cell table:formula="of:=&quot;[&quot;&amp;LEFT([.D12];1)&amp;&quot;,&quot;&amp;LEFT(RIGHT([.D12];2);1)&amp;&quot;]/*&quot;&amp;[.D$1]&amp;&quot;*/,&quot;" office:value-type="string" office:string-value="[,]/*AZ */," calcext:value-type="string">
            <text:p>[,]/*AZ */,</text:p>
          </table:table-cell>
          <table:table-cell table:formula="of:=&quot;[&quot;&amp;LEFT([.E12];1)&amp;&quot;,&quot;&amp;LEFT(RIGHT([.E12];2);1)&amp;&quot;]/*&quot;&amp;[.E$1]&amp;&quot;*/,&quot;" office:value-type="string" office:string-value="[1,1]/*FEY */," calcext:value-type="string">
            <text:p>[1,1]/*FEY */,</text:p>
          </table:table-cell>
          <table:table-cell table:formula="of:=&quot;[&quot;&amp;LEFT([.F12];1)&amp;&quot;,&quot;&amp;LEFT(RIGHT([.F12];2);1)&amp;&quot;]/*&quot;&amp;[.F$1]&amp;&quot;*/,&quot;" office:value-type="string" office:string-value="[4,1]/*FOR */," calcext:value-type="string">
            <text:p>[4,1]/*FOR */,</text:p>
          </table:table-cell>
          <table:table-cell table:formula="of:=&quot;[&quot;&amp;LEFT([.G12];1)&amp;&quot;,&quot;&amp;LEFT(RIGHT([.G12];2);1)&amp;&quot;]/*&quot;&amp;[.G$1]&amp;&quot;*/,&quot;" office:value-type="string" office:string-value="[,]/*GAE */," calcext:value-type="string">
            <text:p>[,]/*GAE */,</text:p>
          </table:table-cell>
          <table:table-cell table:formula="of:=&quot;[&quot;&amp;LEFT([.H12];1)&amp;&quot;,&quot;&amp;LEFT(RIGHT([.H12];2);1)&amp;&quot;]/*&quot;&amp;[.H$1]&amp;&quot;*/,&quot;" office:value-type="string" office:string-value="[6,0]/*GRO */," calcext:value-type="string">
            <text:p>[6,0]/*GRO */,</text:p>
          </table:table-cell>
          <table:table-cell table:formula="of:=&quot;[&quot;&amp;LEFT([.I12];1)&amp;&quot;,&quot;&amp;LEFT(RIGHT([.I12];2);1)&amp;&quot;]/*&quot;&amp;[.I$1]&amp;&quot;*/,&quot;" office:value-type="string" office:string-value="[3,0]/*HEE */," calcext:value-type="string">
            <text:p>[3,0]/*HEE */,</text:p>
          </table:table-cell>
          <table:table-cell table:formula="of:=&quot;[&quot;&amp;LEFT([.J12];1)&amp;&quot;,&quot;&amp;LEFT(RIGHT([.J12];2);1)&amp;&quot;]/*&quot;&amp;[.J$1]&amp;&quot;*/,&quot;" office:value-type="string" office:string-value="[1,2]/*HER */," calcext:value-type="string">
            <text:p>[1,2]/*HER */,</text:p>
          </table:table-cell>
          <table:table-cell table:formula="of:=&quot;[&quot;&amp;LEFT([.K12];1)&amp;&quot;,&quot;&amp;LEFT(RIGHT([.K12];2);1)&amp;&quot;]/*&quot;&amp;[.K$1]&amp;&quot;*/,&quot;" office:value-type="string" office:string-value="[,]/*NAC */," calcext:value-type="string">
            <text:p>[,]/*NAC */,</text:p>
          </table:table-cell>
          <table:table-cell table:style-name="ce17" table:formula="of:=&quot;[,]/*&quot;&amp;[.L$1]&amp;&quot;*/,&quot;" office:value-type="string" office:string-value="[,]/*NEC */," calcext:value-type="string">
            <text:p>[,]/*NEC */,</text:p>
          </table:table-cell>
          <table:table-cell table:formula="of:=&quot;[&quot;&amp;LEFT([.M12];1)&amp;&quot;,&quot;&amp;LEFT(RIGHT([.M12];2);1)&amp;&quot;]/*&quot;&amp;[.M$1]&amp;&quot;*/,&quot;" office:value-type="string" office:string-value="[1,0]/*PEC */," calcext:value-type="string">
            <text:p>[1,0]/*PEC */,</text:p>
          </table:table-cell>
          <table:table-cell table:formula="of:=&quot;[&quot;&amp;LEFT([.N12];1)&amp;&quot;,&quot;&amp;LEFT(RIGHT([.N12];2);1)&amp;&quot;]/*&quot;&amp;[.N$1]&amp;&quot;*/,&quot;" office:value-type="string" office:string-value="[3,3]/*PSV */," calcext:value-type="string">
            <text:p>[3,3]/*PSV */,</text:p>
          </table:table-cell>
          <table:table-cell table:formula="of:=&quot;[&quot;&amp;LEFT([.O12];1)&amp;&quot;,&quot;&amp;LEFT(RIGHT([.O12];2);1)&amp;&quot;]/*&quot;&amp;[.O$1]&amp;&quot;*/,&quot;" office:value-type="string" office:string-value="[,]/*RKC */," calcext:value-type="string">
            <text:p>[,]/*RKC */,</text:p>
          </table:table-cell>
          <table:table-cell table:formula="of:=&quot;[&quot;&amp;LEFT([.P12];1)&amp;&quot;,&quot;&amp;LEFT(RIGHT([.P12];2);1)&amp;&quot;]/*&quot;&amp;[.P$1]&amp;&quot;*/,&quot;" office:value-type="string" office:string-value="[1,1]/*SPA */," calcext:value-type="string">
            <text:p>[1,1]/*SPA */,</text:p>
          </table:table-cell>
          <table:table-cell table:formula="of:=&quot;[&quot;&amp;LEFT([.Q12];1)&amp;&quot;,&quot;&amp;LEFT(RIGHT([.Q12];2);1)&amp;&quot;]/*&quot;&amp;[.Q$1]&amp;&quot;*/,&quot;" office:value-type="string" office:string-value="[1,2]/*TWE */," calcext:value-type="string">
            <text:p>[1,2]/*TWE */,</text:p>
          </table:table-cell>
          <table:table-cell table:formula="of:=&quot;[&quot;&amp;LEFT([.R12];1)&amp;&quot;,&quot;&amp;LEFT(RIGHT([.R12];2);1)&amp;&quot;]/*&quot;&amp;[.R$1]&amp;&quot;*/,&quot;" office:value-type="string" office:string-value="[1,2]/*UTR */," calcext:value-type="string">
            <text:p>[1,2]/*UTR */,</text:p>
          </table:table-cell>
          <table:table-cell table:formula="of:=&quot;[&quot;&amp;LEFT([.S12];1)&amp;&quot;,&quot;&amp;LEFT(RIGHT([.S12];2);1)&amp;&quot;]/*&quot;&amp;[.S$1]&amp;&quot;*/]&quot;" office:value-type="string" office:string-value="[,]/*WIL */]" calcext:value-type="string">
            <text:p>[,]/*WIL */]</text:p>
          </table:table-cell>
          <table:table-cell table:formula="of:=CONCATENATE([.U12];[.V12];[.W12];[.X12];[.Y12];[.Z12];[.AA12];[.AB12];[.AC12];[.AD12];[.AE12];[.AF12];[.AG12];[.AH12];[.AI12];[.AJ12];[.AK12];[.AL12];[.AM12])&amp;&quot;,&quot;" office:value-type="string" office:string-value="[equipe[11][0],[1,2]/*AJA */,[2,2]/*ALM */,[,]/*AZ */,[1,1]/*FEY */,[4,1]/*FOR */,[,]/*GAE */,[6,0]/*GRO */,[3,0]/*HEE */,[1,2]/*HER */,[,]/*NAC */,[,]/*NEC */,[1,0]/*PEC */,[3,3]/*PSV */,[,]/*RKC */,[1,1]/*SPA */,[1,2]/*TWE */,[1,2]/*UTR */,[,]/*WIL */]," calcext:value-type="string">
            <text:p>[equipe[11][0],[1,2]/*AJA */,[2,2]/*ALM */,[,]/*AZ */,[1,1]/*FEY */,[4,1]/*FOR */,[,]/*GAE */,[6,0]/*GRO */,[3,0]/*HEE */,[1,2]/*HER */,[,]/*NAC */,[,]/*NEC */,[1,0]/*PEC */,[3,3]/*PSV */,[,]/*RKC */,[1,1]/*SPA */,[1,2]/*TWE */,[1,2]/*UTR */,[,]/*WIL */],</text:p>
          </table:table-cell>
        </table:table-row>
        <table:table-row table:style-name="ro1">
          <table:table-cell office:value-type="string" calcext:value-type="string">
            <text:p><text:a xlink:href="https://en.wikipedia.org/wiki/PEC_Zwolle" xlink:type="simple">PEC Zwolle</text:a> </text:p>
          </table:table-cell>
          <table:table-cell/>
          <table:table-cell office:value-type="string" calcext:value-type="string">
            <text:p>1–0 </text:p>
          </table:table-cell>
          <table:table-cell office:value-type="string" calcext:value-type="string">
            <text:p>1–2 </text:p>
          </table:table-cell>
          <table:table-cell office:value-type="string" calcext:value-type="string">
            <text:p>1–5 </text:p>
          </table:table-cell>
          <table:table-cell office:value-type="string" calcext:value-type="string">
            <text:p>3–1 </text:p>
          </table:table-cell>
          <table:table-cell table:number-columns-repeated="2"/>
          <table:table-cell office:value-type="string" calcext:value-type="string">
            <text:p>1–1 </text:p>
          </table:table-cell>
          <table:table-cell office:value-type="string" calcext:value-type="string">
            <text:p>3–0 </text:p>
          </table:table-cell>
          <table:table-cell office:value-type="string" calcext:value-type="string">
            <text:p>1–2 </text:p>
          </table:table-cell>
          <table:table-cell office:value-type="string" calcext:value-type="string">
            <text:p>0–1 </text:p>
          </table:table-cell>
          <table:table-cell table:style-name="ce10"/>
          <table:table-cell office:value-type="string" calcext:value-type="string">
            <text:p>3–1 </text:p>
          </table:table-cell>
          <table:table-cell/>
          <table:table-cell office:value-type="string" calcext:value-type="string">
            <text:p>1–0 </text:p>
          </table:table-cell>
          <table:table-cell/>
          <table:table-cell office:value-type="string" calcext:value-type="string">
            <text:p>3–3 </text:p>
          </table:table-cell>
          <table:table-cell office:value-type="string" calcext:value-type="string">
            <text:p>0–1 </text:p>
          </table:table-cell>
          <table:table-cell office:value-type="float" office:value="12" calcext:value-type="float">
            <text:p>12</text:p>
          </table:table-cell>
          <table:table-cell table:formula="of:=&quot;[equipe[&quot;&amp;[.T13]&amp;&quot;][0],&quot;" office:value-type="string" office:string-value="[equipe[12][0]," calcext:value-type="string">
            <text:p>[equipe[12][0],</text:p>
          </table:table-cell>
          <table:table-cell table:formula="of:=&quot;[&quot;&amp;LEFT([.B13];1)&amp;&quot;,&quot;&amp;LEFT(RIGHT([.B13];2);1)&amp;&quot;]/*&quot;&amp;[.B$1]&amp;&quot;*/,&quot;" office:value-type="string" office:string-value="[,]/*AJA */," calcext:value-type="string">
            <text:p>[,]/*AJA */,</text:p>
          </table:table-cell>
          <table:table-cell table:formula="of:=&quot;[&quot;&amp;LEFT([.C13];1)&amp;&quot;,&quot;&amp;LEFT(RIGHT([.C13];2);1)&amp;&quot;]/*&quot;&amp;[.C$1]&amp;&quot;*/,&quot;" office:value-type="string" office:string-value="[1,0]/*ALM */," calcext:value-type="string">
            <text:p>[1,0]/*ALM */,</text:p>
          </table:table-cell>
          <table:table-cell table:formula="of:=&quot;[&quot;&amp;LEFT([.D13];1)&amp;&quot;,&quot;&amp;LEFT(RIGHT([.D13];2);1)&amp;&quot;]/*&quot;&amp;[.D$1]&amp;&quot;*/,&quot;" office:value-type="string" office:string-value="[1,2]/*AZ */," calcext:value-type="string">
            <text:p>[1,2]/*AZ */,</text:p>
          </table:table-cell>
          <table:table-cell table:formula="of:=&quot;[&quot;&amp;LEFT([.E13];1)&amp;&quot;,&quot;&amp;LEFT(RIGHT([.E13];2);1)&amp;&quot;]/*&quot;&amp;[.E$1]&amp;&quot;*/,&quot;" office:value-type="string" office:string-value="[1,5]/*FEY */," calcext:value-type="string">
            <text:p>[1,5]/*FEY */,</text:p>
          </table:table-cell>
          <table:table-cell table:formula="of:=&quot;[&quot;&amp;LEFT([.F13];1)&amp;&quot;,&quot;&amp;LEFT(RIGHT([.F13];2);1)&amp;&quot;]/*&quot;&amp;[.F$1]&amp;&quot;*/,&quot;" office:value-type="string" office:string-value="[3,1]/*FOR */," calcext:value-type="string">
            <text:p>[3,1]/*FOR */,</text:p>
          </table:table-cell>
          <table:table-cell table:formula="of:=&quot;[&quot;&amp;LEFT([.G13];1)&amp;&quot;,&quot;&amp;LEFT(RIGHT([.G13];2);1)&amp;&quot;]/*&quot;&amp;[.G$1]&amp;&quot;*/,&quot;" office:value-type="string" office:string-value="[,]/*GAE */," calcext:value-type="string">
            <text:p>[,]/*GAE */,</text:p>
          </table:table-cell>
          <table:table-cell table:formula="of:=&quot;[&quot;&amp;LEFT([.H13];1)&amp;&quot;,&quot;&amp;LEFT(RIGHT([.H13];2);1)&amp;&quot;]/*&quot;&amp;[.H$1]&amp;&quot;*/,&quot;" office:value-type="string" office:string-value="[,]/*GRO */," calcext:value-type="string">
            <text:p>[,]/*GRO */,</text:p>
          </table:table-cell>
          <table:table-cell table:formula="of:=&quot;[&quot;&amp;LEFT([.I13];1)&amp;&quot;,&quot;&amp;LEFT(RIGHT([.I13];2);1)&amp;&quot;]/*&quot;&amp;[.I$1]&amp;&quot;*/,&quot;" office:value-type="string" office:string-value="[1,1]/*HEE */," calcext:value-type="string">
            <text:p>[1,1]/*HEE */,</text:p>
          </table:table-cell>
          <table:table-cell table:formula="of:=&quot;[&quot;&amp;LEFT([.J13];1)&amp;&quot;,&quot;&amp;LEFT(RIGHT([.J13];2);1)&amp;&quot;]/*&quot;&amp;[.J$1]&amp;&quot;*/,&quot;" office:value-type="string" office:string-value="[3,0]/*HER */," calcext:value-type="string">
            <text:p>[3,0]/*HER */,</text:p>
          </table:table-cell>
          <table:table-cell table:formula="of:=&quot;[&quot;&amp;LEFT([.K13];1)&amp;&quot;,&quot;&amp;LEFT(RIGHT([.K13];2);1)&amp;&quot;]/*&quot;&amp;[.K$1]&amp;&quot;*/,&quot;" office:value-type="string" office:string-value="[1,2]/*NAC */," calcext:value-type="string">
            <text:p>[1,2]/*NAC */,</text:p>
          </table:table-cell>
          <table:table-cell table:formula="of:=&quot;[&quot;&amp;LEFT([.L13];1)&amp;&quot;,&quot;&amp;LEFT(RIGHT([.L13];2);1)&amp;&quot;]/*&quot;&amp;[.L$1]&amp;&quot;*/,&quot;" office:value-type="string" office:string-value="[0,1]/*NEC */," calcext:value-type="string">
            <text:p>[0,1]/*NEC */,</text:p>
          </table:table-cell>
          <table:table-cell table:style-name="ce17" table:formula="of:=&quot;[,]/*&quot;&amp;[.M$1]&amp;&quot;*/,&quot;" office:value-type="string" office:string-value="[,]/*PEC */," calcext:value-type="string">
            <text:p>[,]/*PEC */,</text:p>
          </table:table-cell>
          <table:table-cell table:formula="of:=&quot;[&quot;&amp;LEFT([.N13];1)&amp;&quot;,&quot;&amp;LEFT(RIGHT([.N13];2);1)&amp;&quot;]/*&quot;&amp;[.N$1]&amp;&quot;*/,&quot;" office:value-type="string" office:string-value="[3,1]/*PSV */," calcext:value-type="string">
            <text:p>[3,1]/*PSV */,</text:p>
          </table:table-cell>
          <table:table-cell table:formula="of:=&quot;[&quot;&amp;LEFT([.O13];1)&amp;&quot;,&quot;&amp;LEFT(RIGHT([.O13];2);1)&amp;&quot;]/*&quot;&amp;[.O$1]&amp;&quot;*/,&quot;" office:value-type="string" office:string-value="[,]/*RKC */," calcext:value-type="string">
            <text:p>[,]/*RKC */,</text:p>
          </table:table-cell>
          <table:table-cell table:formula="of:=&quot;[&quot;&amp;LEFT([.P13];1)&amp;&quot;,&quot;&amp;LEFT(RIGHT([.P13];2);1)&amp;&quot;]/*&quot;&amp;[.P$1]&amp;&quot;*/,&quot;" office:value-type="string" office:string-value="[1,0]/*SPA */," calcext:value-type="string">
            <text:p>[1,0]/*SPA */,</text:p>
          </table:table-cell>
          <table:table-cell table:formula="of:=&quot;[&quot;&amp;LEFT([.Q13];1)&amp;&quot;,&quot;&amp;LEFT(RIGHT([.Q13];2);1)&amp;&quot;]/*&quot;&amp;[.Q$1]&amp;&quot;*/,&quot;" office:value-type="string" office:string-value="[,]/*TWE */," calcext:value-type="string">
            <text:p>[,]/*TWE */,</text:p>
          </table:table-cell>
          <table:table-cell table:formula="of:=&quot;[&quot;&amp;LEFT([.R13];1)&amp;&quot;,&quot;&amp;LEFT(RIGHT([.R13];2);1)&amp;&quot;]/*&quot;&amp;[.R$1]&amp;&quot;*/,&quot;" office:value-type="string" office:string-value="[3,3]/*UTR */," calcext:value-type="string">
            <text:p>[3,3]/*UTR */,</text:p>
          </table:table-cell>
          <table:table-cell table:formula="of:=&quot;[&quot;&amp;LEFT([.S13];1)&amp;&quot;,&quot;&amp;LEFT(RIGHT([.S13];2);1)&amp;&quot;]/*&quot;&amp;[.S$1]&amp;&quot;*/]&quot;" office:value-type="string" office:string-value="[0,1]/*WIL */]" calcext:value-type="string">
            <text:p>[0,1]/*WIL */]</text:p>
          </table:table-cell>
          <table:table-cell table:formula="of:=CONCATENATE([.U13];[.V13];[.W13];[.X13];[.Y13];[.Z13];[.AA13];[.AB13];[.AC13];[.AD13];[.AE13];[.AF13];[.AG13];[.AH13];[.AI13];[.AJ13];[.AK13];[.AL13];[.AM13])&amp;&quot;,&quot;" office:value-type="string" office:string-value="[equipe[12][0],[,]/*AJA */,[1,0]/*ALM */,[1,2]/*AZ */,[1,5]/*FEY */,[3,1]/*FOR */,[,]/*GAE */,[,]/*GRO */,[1,1]/*HEE */,[3,0]/*HER */,[1,2]/*NAC */,[0,1]/*NEC */,[,]/*PEC */,[3,1]/*PSV */,[,]/*RKC */,[1,0]/*SPA */,[,]/*TWE */,[3,3]/*UTR */,[0,1]/*WIL */]," calcext:value-type="string">
            <text:p>[equipe[12][0],[,]/*AJA */,[1,0]/*ALM */,[1,2]/*AZ */,[1,5]/*FEY */,[3,1]/*FOR */,[,]/*GAE */,[,]/*GRO */,[1,1]/*HEE */,[3,0]/*HER */,[1,2]/*NAC */,[0,1]/*NEC */,[,]/*PEC */,[3,1]/*PSV */,[,]/*RKC */,[1,0]/*SPA */,[,]/*TWE */,[3,3]/*UTR */,[0,1]/*WIL */],</text:p>
          </table:table-cell>
        </table:table-row>
        <table:table-row table:style-name="ro1">
          <table:table-cell office:value-type="string" calcext:value-type="string">
            <text:p><text:a xlink:href="https://en.wikipedia.org/wiki/PSV_Eindhoven" xlink:type="simple">PSV</text:a> </text:p>
          </table:table-cell>
          <table:table-cell table:number-columns-repeated="2"/>
          <table:table-cell office:value-type="string" calcext:value-type="string">
            <text:p>2–2 </text:p>
          </table:table-cell>
          <table:table-cell office:value-type="string" calcext:value-type="string">
            <text:p>3–0 </text:p>
          </table:table-cell>
          <table:table-cell/>
          <table:table-cell office:value-type="string" calcext:value-type="string">
            <text:p>3–0 </text:p>
          </table:table-cell>
          <table:table-cell office:value-type="string" calcext:value-type="string">
            <text:p>5–0 </text:p>
          </table:table-cell>
          <table:table-cell table:number-columns-repeated="2"/>
          <table:table-cell office:value-type="string" calcext:value-type="string">
            <text:p>3–2 </text:p>
          </table:table-cell>
          <table:table-cell office:value-type="string" calcext:value-type="string">
            <text:p>2–0 </text:p>
          </table:table-cell>
          <table:table-cell office:value-type="string" calcext:value-type="string">
            <text:p>6–0 </text:p>
          </table:table-cell>
          <table:table-cell table:style-name="ce10"/>
          <table:table-cell office:value-type="string" calcext:value-type="string">
            <text:p>5–1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6–1 </text:p>
          </table:table-cell>
          <table:table-cell office:value-type="string" calcext:value-type="string">
            <text:p>2–2 </text:p>
          </table:table-cell>
          <table:table-cell office:value-type="string" calcext:value-type="string">
            <text:p>1–1 </text:p>
          </table:table-cell>
          <table:table-cell office:value-type="float" office:value="13" calcext:value-type="float">
            <text:p>13</text:p>
          </table:table-cell>
          <table:table-cell table:formula="of:=&quot;[equipe[&quot;&amp;[.T14]&amp;&quot;][0],&quot;" office:value-type="string" office:string-value="[equipe[13][0]," calcext:value-type="string">
            <text:p>[equipe[13][0],</text:p>
          </table:table-cell>
          <table:table-cell table:formula="of:=&quot;[&quot;&amp;LEFT([.B14];1)&amp;&quot;,&quot;&amp;LEFT(RIGHT([.B14];2);1)&amp;&quot;]/*&quot;&amp;[.B$1]&amp;&quot;*/,&quot;" office:value-type="string" office:string-value="[,]/*AJA */," calcext:value-type="string">
            <text:p>[,]/*AJA */,</text:p>
          </table:table-cell>
          <table:table-cell table:formula="of:=&quot;[&quot;&amp;LEFT([.C14];1)&amp;&quot;,&quot;&amp;LEFT(RIGHT([.C14];2);1)&amp;&quot;]/*&quot;&amp;[.C$1]&amp;&quot;*/,&quot;" office:value-type="string" office:string-value="[,]/*ALM */," calcext:value-type="string">
            <text:p>[,]/*ALM */,</text:p>
          </table:table-cell>
          <table:table-cell table:formula="of:=&quot;[&quot;&amp;LEFT([.D14];1)&amp;&quot;,&quot;&amp;LEFT(RIGHT([.D14];2);1)&amp;&quot;]/*&quot;&amp;[.D$1]&amp;&quot;*/,&quot;" office:value-type="string" office:string-value="[2,2]/*AZ */," calcext:value-type="string">
            <text:p>[2,2]/*AZ */,</text:p>
          </table:table-cell>
          <table:table-cell table:formula="of:=&quot;[&quot;&amp;LEFT([.E14];1)&amp;&quot;,&quot;&amp;LEFT(RIGHT([.E14];2);1)&amp;&quot;]/*&quot;&amp;[.E$1]&amp;&quot;*/,&quot;" office:value-type="string" office:string-value="[3,0]/*FEY */," calcext:value-type="string">
            <text:p>[3,0]/*FEY */,</text:p>
          </table:table-cell>
          <table:table-cell table:formula="of:=&quot;[&quot;&amp;LEFT([.F14];1)&amp;&quot;,&quot;&amp;LEFT(RIGHT([.F14];2);1)&amp;&quot;]/*&quot;&amp;[.F$1]&amp;&quot;*/,&quot;" office:value-type="string" office:string-value="[,]/*FOR */," calcext:value-type="string">
            <text:p>[,]/*FOR */,</text:p>
          </table:table-cell>
          <table:table-cell table:formula="of:=&quot;[&quot;&amp;LEFT([.G14];1)&amp;&quot;,&quot;&amp;LEFT(RIGHT([.G14];2);1)&amp;&quot;]/*&quot;&amp;[.G$1]&amp;&quot;*/,&quot;" office:value-type="string" office:string-value="[3,0]/*GAE */," calcext:value-type="string">
            <text:p>[3,0]/*GAE */,</text:p>
          </table:table-cell>
          <table:table-cell table:formula="of:=&quot;[&quot;&amp;LEFT([.H14];1)&amp;&quot;,&quot;&amp;LEFT(RIGHT([.H14];2);1)&amp;&quot;]/*&quot;&amp;[.H$1]&amp;&quot;*/,&quot;" office:value-type="string" office:string-value="[5,0]/*GRO */," calcext:value-type="string">
            <text:p>[5,0]/*GRO */,</text:p>
          </table:table-cell>
          <table:table-cell table:formula="of:=&quot;[&quot;&amp;LEFT([.I14];1)&amp;&quot;,&quot;&amp;LEFT(RIGHT([.I14];2);1)&amp;&quot;]/*&quot;&amp;[.I$1]&amp;&quot;*/,&quot;" office:value-type="string" office:string-value="[,]/*HEE */," calcext:value-type="string">
            <text:p>[,]/*HEE */,</text:p>
          </table:table-cell>
          <table:table-cell table:formula="of:=&quot;[&quot;&amp;LEFT([.J14];1)&amp;&quot;,&quot;&amp;LEFT(RIGHT([.J14];2);1)&amp;&quot;]/*&quot;&amp;[.J$1]&amp;&quot;*/,&quot;" office:value-type="string" office:string-value="[,]/*HER */," calcext:value-type="string">
            <text:p>[,]/*HER */,</text:p>
          </table:table-cell>
          <table:table-cell table:formula="of:=&quot;[&quot;&amp;LEFT([.K14];1)&amp;&quot;,&quot;&amp;LEFT(RIGHT([.K14];2);1)&amp;&quot;]/*&quot;&amp;[.K$1]&amp;&quot;*/,&quot;" office:value-type="string" office:string-value="[3,2]/*NAC */," calcext:value-type="string">
            <text:p>[3,2]/*NAC */,</text:p>
          </table:table-cell>
          <table:table-cell table:formula="of:=&quot;[&quot;&amp;LEFT([.L14];1)&amp;&quot;,&quot;&amp;LEFT(RIGHT([.L14];2);1)&amp;&quot;]/*&quot;&amp;[.L$1]&amp;&quot;*/,&quot;" office:value-type="string" office:string-value="[2,0]/*NEC */," calcext:value-type="string">
            <text:p>[2,0]/*NEC */,</text:p>
          </table:table-cell>
          <table:table-cell table:formula="of:=&quot;[&quot;&amp;LEFT([.M14];1)&amp;&quot;,&quot;&amp;LEFT(RIGHT([.M14];2);1)&amp;&quot;]/*&quot;&amp;[.M$1]&amp;&quot;*/,&quot;" office:value-type="string" office:string-value="[6,0]/*PEC */," calcext:value-type="string">
            <text:p>[6,0]/*PEC */,</text:p>
          </table:table-cell>
          <table:table-cell table:style-name="ce17" table:formula="of:=&quot;[,]/*&quot;&amp;[.N$1]&amp;&quot;*/,&quot;" office:value-type="string" office:string-value="[,]/*PSV */," calcext:value-type="string">
            <text:p>[,]/*PSV */,</text:p>
          </table:table-cell>
          <table:table-cell table:formula="of:=&quot;[&quot;&amp;LEFT([.O14];1)&amp;&quot;,&quot;&amp;LEFT(RIGHT([.O14];2);1)&amp;&quot;]/*&quot;&amp;[.O$1]&amp;&quot;*/,&quot;" office:value-type="string" office:string-value="[5,1]/*RKC */," calcext:value-type="string">
            <text:p>[5,1]/*RKC */,</text:p>
          </table:table-cell>
          <table:table-cell table:formula="of:=&quot;[&quot;&amp;LEFT([.P14];1)&amp;&quot;,&quot;&amp;LEFT(RIGHT([.P14];2);1)&amp;&quot;]/*&quot;&amp;[.P$1]&amp;&quot;*/,&quot;" office:value-type="string" office:string-value="[2,1]/*SPA */," calcext:value-type="string">
            <text:p>[2,1]/*SPA */,</text:p>
          </table:table-cell>
          <table:table-cell table:formula="of:=&quot;[&quot;&amp;LEFT([.Q14];1)&amp;&quot;,&quot;&amp;LEFT(RIGHT([.Q14];2);1)&amp;&quot;]/*&quot;&amp;[.Q$1]&amp;&quot;*/,&quot;" office:value-type="string" office:string-value="[6,1]/*TWE */," calcext:value-type="string">
            <text:p>[6,1]/*TWE */,</text:p>
          </table:table-cell>
          <table:table-cell table:formula="of:=&quot;[&quot;&amp;LEFT([.R14];1)&amp;&quot;,&quot;&amp;LEFT(RIGHT([.R14];2);1)&amp;&quot;]/*&quot;&amp;[.R$1]&amp;&quot;*/,&quot;" office:value-type="string" office:string-value="[2,2]/*UTR */," calcext:value-type="string">
            <text:p>[2,2]/*UTR */,</text:p>
          </table:table-cell>
          <table:table-cell table:formula="of:=&quot;[&quot;&amp;LEFT([.S14];1)&amp;&quot;,&quot;&amp;LEFT(RIGHT([.S14];2);1)&amp;&quot;]/*&quot;&amp;[.S$1]&amp;&quot;*/]&quot;" office:value-type="string" office:string-value="[1,1]/*WIL */]" calcext:value-type="string">
            <text:p>[1,1]/*WIL */]</text:p>
          </table:table-cell>
          <table:table-cell table:formula="of:=CONCATENATE([.U14];[.V14];[.W14];[.X14];[.Y14];[.Z14];[.AA14];[.AB14];[.AC14];[.AD14];[.AE14];[.AF14];[.AG14];[.AH14];[.AI14];[.AJ14];[.AK14];[.AL14];[.AM14])&amp;&quot;,&quot;" office:value-type="string" office:string-value="[equipe[13][0],[,]/*AJA */,[,]/*ALM */,[2,2]/*AZ */,[3,0]/*FEY */,[,]/*FOR */,[3,0]/*GAE */,[5,0]/*GRO */,[,]/*HEE */,[,]/*HER */,[3,2]/*NAC */,[2,0]/*NEC */,[6,0]/*PEC */,[,]/*PSV */,[5,1]/*RKC */,[2,1]/*SPA */,[6,1]/*TWE */,[2,2]/*UTR */,[1,1]/*WIL */]," calcext:value-type="string">
            <text:p>[equipe[13][0],[,]/*AJA */,[,]/*ALM */,[2,2]/*AZ */,[3,0]/*FEY */,[,]/*FOR */,[3,0]/*GAE */,[5,0]/*GRO */,[,]/*HEE */,[,]/*HER */,[3,2]/*NAC */,[2,0]/*NEC */,[6,0]/*PEC */,[,]/*PSV */,[5,1]/*RKC */,[2,1]/*SPA */,[6,1]/*TWE */,[2,2]/*UTR */,[1,1]/*WIL */],</text:p>
          </table:table-cell>
        </table:table-row>
        <table:table-row table:style-name="ro1">
          <table:table-cell office:value-type="string" calcext:value-type="string">
            <text:p><text:a xlink:href="https://en.wikipedia.org/wiki/RKC_Waalwijk" xlink:type="simple">RKC Waalwijk</text:a> </text:p>
          </table:table-cell>
          <table:table-cell office:value-type="string" calcext:value-type="string">
            <text:p>0–2 </text:p>
          </table:table-cell>
          <table:table-cell office:value-type="string" calcext:value-type="string">
            <text:p>2–0 </text:p>
          </table:table-cell>
          <table:table-cell office:value-type="string" calcext:value-type="string">
            <text:p>0–3 </text:p>
          </table:table-cell>
          <table:table-cell office:value-type="string" calcext:value-type="string">
            <text:p>2–3 </text:p>
          </table:table-cell>
          <table:table-cell office:value-type="string" calcext:value-type="string">
            <text:p>1–2 </text:p>
          </table:table-cell>
          <table:table-cell/>
          <table:table-cell office:value-type="string" calcext:value-type="string">
            <text:p>1–2 </text:p>
          </table:table-cell>
          <table:table-cell table:number-columns-repeated="2"/>
          <table:table-cell office:value-type="string" calcext:value-type="string">
            <text:p>5–0 </text:p>
          </table:table-cell>
          <table:table-cell office:value-type="string" calcext:value-type="string">
            <text:p>0–3 </text:p>
          </table:table-cell>
          <table:table-cell office:value-type="string" calcext:value-type="string">
            <text:p>1–1 </text:p>
          </table:table-cell>
          <table:table-cell/>
          <table:table-cell table:style-name="ce10"/>
          <table:table-cell office:value-type="string" calcext:value-type="string">
            <text:p>1–2 </text:p>
          </table:table-cell>
          <table:table-cell office:value-type="string" calcext:value-type="string">
            <text:p>2–2 </text:p>
          </table:table-cell>
          <table:table-cell/>
          <table:table-cell office:value-type="string" calcext:value-type="string">
            <text:p>2–0 </text:p>
          </table:table-cell>
          <table:table-cell office:value-type="float" office:value="14" calcext:value-type="float">
            <text:p>14</text:p>
          </table:table-cell>
          <table:table-cell table:formula="of:=&quot;[equipe[&quot;&amp;[.T15]&amp;&quot;][0],&quot;" office:value-type="string" office:string-value="[equipe[14][0]," calcext:value-type="string">
            <text:p>[equipe[14][0],</text:p>
          </table:table-cell>
          <table:table-cell table:formula="of:=&quot;[&quot;&amp;LEFT([.B15];1)&amp;&quot;,&quot;&amp;LEFT(RIGHT([.B15];2);1)&amp;&quot;]/*&quot;&amp;[.B$1]&amp;&quot;*/,&quot;" office:value-type="string" office:string-value="[0,2]/*AJA */," calcext:value-type="string">
            <text:p>[0,2]/*AJA */,</text:p>
          </table:table-cell>
          <table:table-cell table:formula="of:=&quot;[&quot;&amp;LEFT([.C15];1)&amp;&quot;,&quot;&amp;LEFT(RIGHT([.C15];2);1)&amp;&quot;]/*&quot;&amp;[.C$1]&amp;&quot;*/,&quot;" office:value-type="string" office:string-value="[2,0]/*ALM */," calcext:value-type="string">
            <text:p>[2,0]/*ALM */,</text:p>
          </table:table-cell>
          <table:table-cell table:formula="of:=&quot;[&quot;&amp;LEFT([.D15];1)&amp;&quot;,&quot;&amp;LEFT(RIGHT([.D15];2);1)&amp;&quot;]/*&quot;&amp;[.D$1]&amp;&quot;*/,&quot;" office:value-type="string" office:string-value="[0,3]/*AZ */," calcext:value-type="string">
            <text:p>[0,3]/*AZ */,</text:p>
          </table:table-cell>
          <table:table-cell table:formula="of:=&quot;[&quot;&amp;LEFT([.E15];1)&amp;&quot;,&quot;&amp;LEFT(RIGHT([.E15];2);1)&amp;&quot;]/*&quot;&amp;[.E$1]&amp;&quot;*/,&quot;" office:value-type="string" office:string-value="[2,3]/*FEY */," calcext:value-type="string">
            <text:p>[2,3]/*FEY */,</text:p>
          </table:table-cell>
          <table:table-cell table:formula="of:=&quot;[&quot;&amp;LEFT([.F15];1)&amp;&quot;,&quot;&amp;LEFT(RIGHT([.F15];2);1)&amp;&quot;]/*&quot;&amp;[.F$1]&amp;&quot;*/,&quot;" office:value-type="string" office:string-value="[1,2]/*FOR */," calcext:value-type="string">
            <text:p>[1,2]/*FOR */,</text:p>
          </table:table-cell>
          <table:table-cell table:formula="of:=&quot;[&quot;&amp;LEFT([.G15];1)&amp;&quot;,&quot;&amp;LEFT(RIGHT([.G15];2);1)&amp;&quot;]/*&quot;&amp;[.G$1]&amp;&quot;*/,&quot;" office:value-type="string" office:string-value="[,]/*GAE */," calcext:value-type="string">
            <text:p>[,]/*GAE */,</text:p>
          </table:table-cell>
          <table:table-cell table:formula="of:=&quot;[&quot;&amp;LEFT([.H15];1)&amp;&quot;,&quot;&amp;LEFT(RIGHT([.H15];2);1)&amp;&quot;]/*&quot;&amp;[.H$1]&amp;&quot;*/,&quot;" office:value-type="string" office:string-value="[1,2]/*GRO */," calcext:value-type="string">
            <text:p>[1,2]/*GRO */,</text:p>
          </table:table-cell>
          <table:table-cell table:formula="of:=&quot;[&quot;&amp;LEFT([.I15];1)&amp;&quot;,&quot;&amp;LEFT(RIGHT([.I15];2);1)&amp;&quot;]/*&quot;&amp;[.I$1]&amp;&quot;*/,&quot;" office:value-type="string" office:string-value="[,]/*HEE */," calcext:value-type="string">
            <text:p>[,]/*HEE */,</text:p>
          </table:table-cell>
          <table:table-cell table:formula="of:=&quot;[&quot;&amp;LEFT([.J15];1)&amp;&quot;,&quot;&amp;LEFT(RIGHT([.J15];2);1)&amp;&quot;]/*&quot;&amp;[.J$1]&amp;&quot;*/,&quot;" office:value-type="string" office:string-value="[,]/*HER */," calcext:value-type="string">
            <text:p>[,]/*HER */,</text:p>
          </table:table-cell>
          <table:table-cell table:formula="of:=&quot;[&quot;&amp;LEFT([.K15];1)&amp;&quot;,&quot;&amp;LEFT(RIGHT([.K15];2);1)&amp;&quot;]/*&quot;&amp;[.K$1]&amp;&quot;*/,&quot;" office:value-type="string" office:string-value="[5,0]/*NAC */," calcext:value-type="string">
            <text:p>[5,0]/*NAC */,</text:p>
          </table:table-cell>
          <table:table-cell table:formula="of:=&quot;[&quot;&amp;LEFT([.L15];1)&amp;&quot;,&quot;&amp;LEFT(RIGHT([.L15];2);1)&amp;&quot;]/*&quot;&amp;[.L$1]&amp;&quot;*/,&quot;" office:value-type="string" office:string-value="[0,3]/*NEC */," calcext:value-type="string">
            <text:p>[0,3]/*NEC */,</text:p>
          </table:table-cell>
          <table:table-cell table:formula="of:=&quot;[&quot;&amp;LEFT([.M15];1)&amp;&quot;,&quot;&amp;LEFT(RIGHT([.M15];2);1)&amp;&quot;]/*&quot;&amp;[.M$1]&amp;&quot;*/,&quot;" office:value-type="string" office:string-value="[1,1]/*PEC */," calcext:value-type="string">
            <text:p>[1,1]/*PEC */,</text:p>
          </table:table-cell>
          <table:table-cell table:formula="of:=&quot;[&quot;&amp;LEFT([.N15];1)&amp;&quot;,&quot;&amp;LEFT(RIGHT([.N15];2);1)&amp;&quot;]/*&quot;&amp;[.N$1]&amp;&quot;*/,&quot;" office:value-type="string" office:string-value="[,]/*PSV */," calcext:value-type="string">
            <text:p>[,]/*PSV */,</text:p>
          </table:table-cell>
          <table:table-cell table:style-name="ce17" table:formula="of:=&quot;[,]/*&quot;&amp;[.O$1]&amp;&quot;*/,&quot;" office:value-type="string" office:string-value="[,]/*RKC */," calcext:value-type="string">
            <text:p>[,]/*RKC */,</text:p>
          </table:table-cell>
          <table:table-cell table:formula="of:=&quot;[&quot;&amp;LEFT([.P15];1)&amp;&quot;,&quot;&amp;LEFT(RIGHT([.P15];2);1)&amp;&quot;]/*&quot;&amp;[.P$1]&amp;&quot;*/,&quot;" office:value-type="string" office:string-value="[1,2]/*SPA */," calcext:value-type="string">
            <text:p>[1,2]/*SPA */,</text:p>
          </table:table-cell>
          <table:table-cell table:formula="of:=&quot;[&quot;&amp;LEFT([.Q15];1)&amp;&quot;,&quot;&amp;LEFT(RIGHT([.Q15];2);1)&amp;&quot;]/*&quot;&amp;[.Q$1]&amp;&quot;*/,&quot;" office:value-type="string" office:string-value="[2,2]/*TWE */," calcext:value-type="string">
            <text:p>[2,2]/*TWE */,</text:p>
          </table:table-cell>
          <table:table-cell table:formula="of:=&quot;[&quot;&amp;LEFT([.R15];1)&amp;&quot;,&quot;&amp;LEFT(RIGHT([.R15];2);1)&amp;&quot;]/*&quot;&amp;[.R$1]&amp;&quot;*/,&quot;" office:value-type="string" office:string-value="[,]/*UTR */," calcext:value-type="string">
            <text:p>[,]/*UTR */,</text:p>
          </table:table-cell>
          <table:table-cell table:formula="of:=&quot;[&quot;&amp;LEFT([.S15];1)&amp;&quot;,&quot;&amp;LEFT(RIGHT([.S15];2);1)&amp;&quot;]/*&quot;&amp;[.S$1]&amp;&quot;*/]&quot;" office:value-type="string" office:string-value="[2,0]/*WIL */]" calcext:value-type="string">
            <text:p>[2,0]/*WIL */]</text:p>
          </table:table-cell>
          <table:table-cell table:formula="of:=CONCATENATE([.U15];[.V15];[.W15];[.X15];[.Y15];[.Z15];[.AA15];[.AB15];[.AC15];[.AD15];[.AE15];[.AF15];[.AG15];[.AH15];[.AI15];[.AJ15];[.AK15];[.AL15];[.AM15])&amp;&quot;,&quot;" office:value-type="string" office:string-value="[equipe[14][0],[0,2]/*AJA */,[2,0]/*ALM */,[0,3]/*AZ */,[2,3]/*FEY */,[1,2]/*FOR */,[,]/*GAE */,[1,2]/*GRO */,[,]/*HEE */,[,]/*HER */,[5,0]/*NAC */,[0,3]/*NEC */,[1,1]/*PEC */,[,]/*PSV */,[,]/*RKC */,[1,2]/*SPA */,[2,2]/*TWE */,[,]/*UTR */,[2,0]/*WIL */]," calcext:value-type="string">
            <text:p>[equipe[14][0],[0,2]/*AJA */,[2,0]/*ALM */,[0,3]/*AZ */,[2,3]/*FEY */,[1,2]/*FOR */,[,]/*GAE */,[1,2]/*GRO */,[,]/*HEE */,[,]/*HER */,[5,0]/*NAC */,[0,3]/*NEC */,[1,1]/*PEC */,[,]/*PSV */,[,]/*RKC */,[1,2]/*SPA */,[2,2]/*TWE */,[,]/*UTR */,[2,0]/*WIL */],</text:p>
          </table:table-cell>
        </table:table-row>
        <table:table-row table:style-name="ro1">
          <table:table-cell office:value-type="string" calcext:value-type="string">
            <text:p><text:a xlink:href="https://en.wikipedia.org/wiki/Sparta_Rotterdam" xlink:type="simple">Sparta Rotterdam</text:a> </text:p>
          </table:table-cell>
          <table:table-cell office:value-type="string" calcext:value-type="string">
            <text:p>0–2 </text:p>
          </table:table-cell>
          <table:table-cell office:value-type="string" calcext:value-type="string">
            <text:p>2–2 </text:p>
          </table:table-cell>
          <table:table-cell office:value-type="string" calcext:value-type="string">
            <text:p>1–2 </text:p>
          </table:table-cell>
          <table:table-cell office:value-type="string" calcext:value-type="string">
            <text:p><text:a xlink:href="https://en.wikipedia.org/wiki/Rotterdam_derby" xlink:type="simple">1–1</text:a>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1–2 </text:p>
          </table:table-cell>
          <table:table-cell office:value-type="string" calcext:value-type="string">
            <text:p>1–0 </text:p>
          </table:table-cell>
          <table:table-cell/>
          <table:table-cell office:value-type="string" calcext:value-type="string">
            <text:p>0–0 </text:p>
          </table:table-cell>
          <table:table-cell office:value-type="string" calcext:value-type="string">
            <text:p>0–2 </text:p>
          </table:table-cell>
          <table:table-cell table:number-columns-repeated="3"/>
          <table:table-cell office:value-type="string" calcext:value-type="string">
            <text:p>1–1 </text:p>
          </table:table-cell>
          <table:table-cell table:style-name="ce10"/>
          <table:table-cell/>
          <table:table-cell office:value-type="string" calcext:value-type="string">
            <text:p>1–4 </text:p>
          </table:table-cell>
          <table:table-cell/>
          <table:table-cell office:value-type="float" office:value="15" calcext:value-type="float">
            <text:p>15</text:p>
          </table:table-cell>
          <table:table-cell table:formula="of:=&quot;[equipe[&quot;&amp;[.T16]&amp;&quot;][0],&quot;" office:value-type="string" office:string-value="[equipe[15][0]," calcext:value-type="string">
            <text:p>[equipe[15][0],</text:p>
          </table:table-cell>
          <table:table-cell table:formula="of:=&quot;[&quot;&amp;LEFT([.B16];1)&amp;&quot;,&quot;&amp;LEFT(RIGHT([.B16];2);1)&amp;&quot;]/*&quot;&amp;[.B$1]&amp;&quot;*/,&quot;" office:value-type="string" office:string-value="[0,2]/*AJA */," calcext:value-type="string">
            <text:p>[0,2]/*AJA */,</text:p>
          </table:table-cell>
          <table:table-cell table:formula="of:=&quot;[&quot;&amp;LEFT([.C16];1)&amp;&quot;,&quot;&amp;LEFT(RIGHT([.C16];2);1)&amp;&quot;]/*&quot;&amp;[.C$1]&amp;&quot;*/,&quot;" office:value-type="string" office:string-value="[2,2]/*ALM */," calcext:value-type="string">
            <text:p>[2,2]/*ALM */,</text:p>
          </table:table-cell>
          <table:table-cell table:formula="of:=&quot;[&quot;&amp;LEFT([.D16];1)&amp;&quot;,&quot;&amp;LEFT(RIGHT([.D16];2);1)&amp;&quot;]/*&quot;&amp;[.D$1]&amp;&quot;*/,&quot;" office:value-type="string" office:string-value="[1,2]/*AZ */," calcext:value-type="string">
            <text:p>[1,2]/*AZ */,</text:p>
          </table:table-cell>
          <table:table-cell table:formula="of:=&quot;[&quot;&amp;LEFT([.E16];1)&amp;&quot;,&quot;&amp;LEFT(RIGHT([.E16];2);1)&amp;&quot;]/*&quot;&amp;[.E$1]&amp;&quot;*/,&quot;" office:value-type="string" office:string-value="[1,1]/*FEY */," calcext:value-type="string">
            <text:p>[1,1]/*FEY */,</text:p>
          </table:table-cell>
          <table:table-cell table:formula="of:=&quot;[&quot;&amp;LEFT([.F16];1)&amp;&quot;,&quot;&amp;LEFT(RIGHT([.F16];2);1)&amp;&quot;]/*&quot;&amp;[.F$1]&amp;&quot;*/,&quot;" office:value-type="string" office:string-value="[1,1]/*FOR */," calcext:value-type="string">
            <text:p>[1,1]/*FOR */,</text:p>
          </table:table-cell>
          <table:table-cell table:formula="of:=&quot;[&quot;&amp;LEFT([.G16];1)&amp;&quot;,&quot;&amp;LEFT(RIGHT([.G16];2);1)&amp;&quot;]/*&quot;&amp;[.G$1]&amp;&quot;*/,&quot;" office:value-type="string" office:string-value="[1,2]/*GAE */," calcext:value-type="string">
            <text:p>[1,2]/*GAE */,</text:p>
          </table:table-cell>
          <table:table-cell table:formula="of:=&quot;[&quot;&amp;LEFT([.H16];1)&amp;&quot;,&quot;&amp;LEFT(RIGHT([.H16];2);1)&amp;&quot;]/*&quot;&amp;[.H$1]&amp;&quot;*/,&quot;" office:value-type="string" office:string-value="[1,0]/*GRO */," calcext:value-type="string">
            <text:p>[1,0]/*GRO */,</text:p>
          </table:table-cell>
          <table:table-cell table:formula="of:=&quot;[&quot;&amp;LEFT([.I16];1)&amp;&quot;,&quot;&amp;LEFT(RIGHT([.I16];2);1)&amp;&quot;]/*&quot;&amp;[.I$1]&amp;&quot;*/,&quot;" office:value-type="string" office:string-value="[,]/*HEE */," calcext:value-type="string">
            <text:p>[,]/*HEE */,</text:p>
          </table:table-cell>
          <table:table-cell table:formula="of:=&quot;[&quot;&amp;LEFT([.J16];1)&amp;&quot;,&quot;&amp;LEFT(RIGHT([.J16];2);1)&amp;&quot;]/*&quot;&amp;[.J$1]&amp;&quot;*/,&quot;" office:value-type="string" office:string-value="[0,0]/*HER */," calcext:value-type="string">
            <text:p>[0,0]/*HER */,</text:p>
          </table:table-cell>
          <table:table-cell table:formula="of:=&quot;[&quot;&amp;LEFT([.K16];1)&amp;&quot;,&quot;&amp;LEFT(RIGHT([.K16];2);1)&amp;&quot;]/*&quot;&amp;[.K$1]&amp;&quot;*/,&quot;" office:value-type="string" office:string-value="[0,2]/*NAC */," calcext:value-type="string">
            <text:p>[0,2]/*NAC */,</text:p>
          </table:table-cell>
          <table:table-cell table:formula="of:=&quot;[&quot;&amp;LEFT([.L16];1)&amp;&quot;,&quot;&amp;LEFT(RIGHT([.L16];2);1)&amp;&quot;]/*&quot;&amp;[.L$1]&amp;&quot;*/,&quot;" office:value-type="string" office:string-value="[,]/*NEC */," calcext:value-type="string">
            <text:p>[,]/*NEC */,</text:p>
          </table:table-cell>
          <table:table-cell table:formula="of:=&quot;[&quot;&amp;LEFT([.M16];1)&amp;&quot;,&quot;&amp;LEFT(RIGHT([.M16];2);1)&amp;&quot;]/*&quot;&amp;[.M$1]&amp;&quot;*/,&quot;" office:value-type="string" office:string-value="[,]/*PEC */," calcext:value-type="string">
            <text:p>[,]/*PEC */,</text:p>
          </table:table-cell>
          <table:table-cell table:formula="of:=&quot;[&quot;&amp;LEFT([.N16];1)&amp;&quot;,&quot;&amp;LEFT(RIGHT([.N16];2);1)&amp;&quot;]/*&quot;&amp;[.N$1]&amp;&quot;*/,&quot;" office:value-type="string" office:string-value="[,]/*PSV */," calcext:value-type="string">
            <text:p>[,]/*PSV */,</text:p>
          </table:table-cell>
          <table:table-cell table:formula="of:=&quot;[&quot;&amp;LEFT([.O16];1)&amp;&quot;,&quot;&amp;LEFT(RIGHT([.O16];2);1)&amp;&quot;]/*&quot;&amp;[.O$1]&amp;&quot;*/,&quot;" office:value-type="string" office:string-value="[1,1]/*RKC */," calcext:value-type="string">
            <text:p>[1,1]/*RKC */,</text:p>
          </table:table-cell>
          <table:table-cell table:style-name="ce17" table:formula="of:=&quot;[,]/*&quot;&amp;[.P$1]&amp;&quot;*/,&quot;" office:value-type="string" office:string-value="[,]/*SPA */," calcext:value-type="string">
            <text:p>[,]/*SPA */,</text:p>
          </table:table-cell>
          <table:table-cell table:formula="of:=&quot;[&quot;&amp;LEFT([.Q16];1)&amp;&quot;,&quot;&amp;LEFT(RIGHT([.Q16];2);1)&amp;&quot;]/*&quot;&amp;[.Q$1]&amp;&quot;*/,&quot;" office:value-type="string" office:string-value="[,]/*TWE */," calcext:value-type="string">
            <text:p>[,]/*TWE */,</text:p>
          </table:table-cell>
          <table:table-cell table:formula="of:=&quot;[&quot;&amp;LEFT([.R16];1)&amp;&quot;,&quot;&amp;LEFT(RIGHT([.R16];2);1)&amp;&quot;]/*&quot;&amp;[.R$1]&amp;&quot;*/,&quot;" office:value-type="string" office:string-value="[1,4]/*UTR */," calcext:value-type="string">
            <text:p>[1,4]/*UTR */,</text:p>
          </table:table-cell>
          <table:table-cell table:formula="of:=&quot;[&quot;&amp;LEFT([.S16];1)&amp;&quot;,&quot;&amp;LEFT(RIGHT([.S16];2);1)&amp;&quot;]/*&quot;&amp;[.S$1]&amp;&quot;*/]&quot;" office:value-type="string" office:string-value="[,]/*WIL */]" calcext:value-type="string">
            <text:p>[,]/*WIL */]</text:p>
          </table:table-cell>
          <table:table-cell table:formula="of:=CONCATENATE([.U16];[.V16];[.W16];[.X16];[.Y16];[.Z16];[.AA16];[.AB16];[.AC16];[.AD16];[.AE16];[.AF16];[.AG16];[.AH16];[.AI16];[.AJ16];[.AK16];[.AL16];[.AM16])&amp;&quot;,&quot;" office:value-type="string" office:string-value="[equipe[15][0],[0,2]/*AJA */,[2,2]/*ALM */,[1,2]/*AZ */,[1,1]/*FEY */,[1,1]/*FOR */,[1,2]/*GAE */,[1,0]/*GRO */,[,]/*HEE */,[0,0]/*HER */,[0,2]/*NAC */,[,]/*NEC */,[,]/*PEC */,[,]/*PSV */,[1,1]/*RKC */,[,]/*SPA */,[,]/*TWE */,[1,4]/*UTR */,[,]/*WIL */]," calcext:value-type="string">
            <text:p>[equipe[15][0],[0,2]/*AJA */,[2,2]/*ALM */,[1,2]/*AZ */,[1,1]/*FEY */,[1,1]/*FOR */,[1,2]/*GAE */,[1,0]/*GRO */,[,]/*HEE */,[0,0]/*HER */,[0,2]/*NAC */,[,]/*NEC */,[,]/*PEC */,[,]/*PSV */,[1,1]/*RKC */,[,]/*SPA */,[,]/*TWE */,[1,4]/*UTR */,[,]/*WIL */],</text:p>
          </table:table-cell>
        </table:table-row>
        <table:table-row table:style-name="ro1">
          <table:table-cell office:value-type="string" calcext:value-type="string">
            <text:p><text:a xlink:href="https://en.wikipedia.org/wiki/FC_Twente" xlink:type="simple">Twente</text:a> </text:p>
          </table:table-cell>
          <table:table-cell office:value-type="string" calcext:value-type="string">
            <text:p>2–2 </text:p>
          </table:table-cell>
          <table:table-cell table:number-columns-repeated="4"/>
          <table:table-cell office:value-type="string" calcext:value-type="string">
            <text:p>3–2 </text:p>
          </table:table-cell>
          <table:table-cell table:number-columns-repeated="2" office:value-type="string" calcext:value-type="string">
            <text:p>2–0 </text:p>
          </table:table-cell>
          <table:table-cell office:value-type="string" calcext:value-type="string">
            <text:p><text:a xlink:href="https://en.wikipedia.org/wiki/Twentse_derby" xlink:type="simple">5–0</text:a>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2–0 </text:p>
          </table:table-cell>
          <table:table-cell office:value-type="string" calcext:value-type="string">
            <text:p>1–1 </text:p>
          </table:table-cell>
          <table:table-cell/>
          <table:table-cell office:value-type="string" calcext:value-type="string">
            <text:p>2–0 </text:p>
          </table:table-cell>
          <table:table-cell office:value-type="string" calcext:value-type="string">
            <text:p>1–1 </text:p>
          </table:table-cell>
          <table:table-cell table:style-name="ce10"/>
          <table:table-cell/>
          <table:table-cell office:value-type="string" calcext:value-type="string">
            <text:p>6–2 </text:p>
          </table:table-cell>
          <table:table-cell office:value-type="float" office:value="16" calcext:value-type="float">
            <text:p>16</text:p>
          </table:table-cell>
          <table:table-cell table:formula="of:=&quot;[equipe[&quot;&amp;[.T17]&amp;&quot;][0],&quot;" office:value-type="string" office:string-value="[equipe[16][0]," calcext:value-type="string">
            <text:p>[equipe[16][0],</text:p>
          </table:table-cell>
          <table:table-cell table:formula="of:=&quot;[&quot;&amp;LEFT([.B17];1)&amp;&quot;,&quot;&amp;LEFT(RIGHT([.B17];2);1)&amp;&quot;]/*&quot;&amp;[.B$1]&amp;&quot;*/,&quot;" office:value-type="string" office:string-value="[2,2]/*AJA */," calcext:value-type="string">
            <text:p>[2,2]/*AJA */,</text:p>
          </table:table-cell>
          <table:table-cell table:formula="of:=&quot;[&quot;&amp;LEFT([.C17];1)&amp;&quot;,&quot;&amp;LEFT(RIGHT([.C17];2);1)&amp;&quot;]/*&quot;&amp;[.C$1]&amp;&quot;*/,&quot;" office:value-type="string" office:string-value="[,]/*ALM */," calcext:value-type="string">
            <text:p>[,]/*ALM */,</text:p>
          </table:table-cell>
          <table:table-cell table:formula="of:=&quot;[&quot;&amp;LEFT([.D17];1)&amp;&quot;,&quot;&amp;LEFT(RIGHT([.D17];2);1)&amp;&quot;]/*&quot;&amp;[.D$1]&amp;&quot;*/,&quot;" office:value-type="string" office:string-value="[,]/*AZ */," calcext:value-type="string">
            <text:p>[,]/*AZ */,</text:p>
          </table:table-cell>
          <table:table-cell table:formula="of:=&quot;[&quot;&amp;LEFT([.E17];1)&amp;&quot;,&quot;&amp;LEFT(RIGHT([.E17];2);1)&amp;&quot;]/*&quot;&amp;[.E$1]&amp;&quot;*/,&quot;" office:value-type="string" office:string-value="[,]/*FEY */," calcext:value-type="string">
            <text:p>[,]/*FEY */,</text:p>
          </table:table-cell>
          <table:table-cell table:formula="of:=&quot;[&quot;&amp;LEFT([.F17];1)&amp;&quot;,&quot;&amp;LEFT(RIGHT([.F17];2);1)&amp;&quot;]/*&quot;&amp;[.F$1]&amp;&quot;*/,&quot;" office:value-type="string" office:string-value="[,]/*FOR */," calcext:value-type="string">
            <text:p>[,]/*FOR */,</text:p>
          </table:table-cell>
          <table:table-cell table:formula="of:=&quot;[&quot;&amp;LEFT([.G17];1)&amp;&quot;,&quot;&amp;LEFT(RIGHT([.G17];2);1)&amp;&quot;]/*&quot;&amp;[.G$1]&amp;&quot;*/,&quot;" office:value-type="string" office:string-value="[3,2]/*GAE */," calcext:value-type="string">
            <text:p>[3,2]/*GAE */,</text:p>
          </table:table-cell>
          <table:table-cell table:formula="of:=&quot;[&quot;&amp;LEFT([.H17];1)&amp;&quot;,&quot;&amp;LEFT(RIGHT([.H17];2);1)&amp;&quot;]/*&quot;&amp;[.H$1]&amp;&quot;*/,&quot;" office:value-type="string" office:string-value="[2,0]/*GRO */," calcext:value-type="string">
            <text:p>[2,0]/*GRO */,</text:p>
          </table:table-cell>
          <table:table-cell table:formula="of:=&quot;[&quot;&amp;LEFT([.I17];1)&amp;&quot;,&quot;&amp;LEFT(RIGHT([.I17];2);1)&amp;&quot;]/*&quot;&amp;[.I$1]&amp;&quot;*/,&quot;" office:value-type="string" office:string-value="[2,0]/*HEE */," calcext:value-type="string">
            <text:p>[2,0]/*HEE */,</text:p>
          </table:table-cell>
          <table:table-cell table:formula="of:=&quot;[&quot;&amp;LEFT([.J17];1)&amp;&quot;,&quot;&amp;LEFT(RIGHT([.J17];2);1)&amp;&quot;]/*&quot;&amp;[.J$1]&amp;&quot;*/,&quot;" office:value-type="string" office:string-value="[5,0]/*HER */," calcext:value-type="string">
            <text:p>[5,0]/*HER */,</text:p>
          </table:table-cell>
          <table:table-cell table:formula="of:=&quot;[&quot;&amp;LEFT([.K17];1)&amp;&quot;,&quot;&amp;LEFT(RIGHT([.K17];2);1)&amp;&quot;]/*&quot;&amp;[.K$1]&amp;&quot;*/,&quot;" office:value-type="string" office:string-value="[1,0]/*NAC */," calcext:value-type="string">
            <text:p>[1,0]/*NAC */,</text:p>
          </table:table-cell>
          <table:table-cell table:formula="of:=&quot;[&quot;&amp;LEFT([.L17];1)&amp;&quot;,&quot;&amp;LEFT(RIGHT([.L17];2);1)&amp;&quot;]/*&quot;&amp;[.L$1]&amp;&quot;*/,&quot;" office:value-type="string" office:string-value="[2,0]/*NEC */," calcext:value-type="string">
            <text:p>[2,0]/*NEC */,</text:p>
          </table:table-cell>
          <table:table-cell table:formula="of:=&quot;[&quot;&amp;LEFT([.M17];1)&amp;&quot;,&quot;&amp;LEFT(RIGHT([.M17];2);1)&amp;&quot;]/*&quot;&amp;[.M$1]&amp;&quot;*/,&quot;" office:value-type="string" office:string-value="[1,1]/*PEC */," calcext:value-type="string">
            <text:p>[1,1]/*PEC */,</text:p>
          </table:table-cell>
          <table:table-cell table:formula="of:=&quot;[&quot;&amp;LEFT([.N17];1)&amp;&quot;,&quot;&amp;LEFT(RIGHT([.N17];2);1)&amp;&quot;]/*&quot;&amp;[.N$1]&amp;&quot;*/,&quot;" office:value-type="string" office:string-value="[,]/*PSV */," calcext:value-type="string">
            <text:p>[,]/*PSV */,</text:p>
          </table:table-cell>
          <table:table-cell table:formula="of:=&quot;[&quot;&amp;LEFT([.O17];1)&amp;&quot;,&quot;&amp;LEFT(RIGHT([.O17];2);1)&amp;&quot;]/*&quot;&amp;[.O$1]&amp;&quot;*/,&quot;" office:value-type="string" office:string-value="[2,0]/*RKC */," calcext:value-type="string">
            <text:p>[2,0]/*RKC */,</text:p>
          </table:table-cell>
          <table:table-cell table:formula="of:=&quot;[&quot;&amp;LEFT([.P17];1)&amp;&quot;,&quot;&amp;LEFT(RIGHT([.P17];2);1)&amp;&quot;]/*&quot;&amp;[.P$1]&amp;&quot;*/,&quot;" office:value-type="string" office:string-value="[1,1]/*SPA */," calcext:value-type="string">
            <text:p>[1,1]/*SPA */,</text:p>
          </table:table-cell>
          <table:table-cell table:style-name="ce17" table:formula="of:=&quot;[,]/*&quot;&amp;[.Q$1]&amp;&quot;*/,&quot;" office:value-type="string" office:string-value="[,]/*TWE */," calcext:value-type="string">
            <text:p>[,]/*TWE */,</text:p>
          </table:table-cell>
          <table:table-cell table:formula="of:=&quot;[&quot;&amp;LEFT([.R17];1)&amp;&quot;,&quot;&amp;LEFT(RIGHT([.R17];2);1)&amp;&quot;]/*&quot;&amp;[.R$1]&amp;&quot;*/,&quot;" office:value-type="string" office:string-value="[,]/*UTR */," calcext:value-type="string">
            <text:p>[,]/*UTR */,</text:p>
          </table:table-cell>
          <table:table-cell table:formula="of:=&quot;[&quot;&amp;LEFT([.S17];1)&amp;&quot;,&quot;&amp;LEFT(RIGHT([.S17];2);1)&amp;&quot;]/*&quot;&amp;[.S$1]&amp;&quot;*/]&quot;" office:value-type="string" office:string-value="[6,2]/*WIL */]" calcext:value-type="string">
            <text:p>[6,2]/*WIL */]</text:p>
          </table:table-cell>
          <table:table-cell table:formula="of:=CONCATENATE([.U17];[.V17];[.W17];[.X17];[.Y17];[.Z17];[.AA17];[.AB17];[.AC17];[.AD17];[.AE17];[.AF17];[.AG17];[.AH17];[.AI17];[.AJ17];[.AK17];[.AL17];[.AM17])&amp;&quot;,&quot;" office:value-type="string" office:string-value="[equipe[16][0],[2,2]/*AJA */,[,]/*ALM */,[,]/*AZ */,[,]/*FEY */,[,]/*FOR */,[3,2]/*GAE */,[2,0]/*GRO */,[2,0]/*HEE */,[5,0]/*HER */,[1,0]/*NAC */,[2,0]/*NEC */,[1,1]/*PEC */,[,]/*PSV */,[2,0]/*RKC */,[1,1]/*SPA */,[,]/*TWE */,[,]/*UTR */,[6,2]/*WIL */]," calcext:value-type="string">
            <text:p>[equipe[16][0],[2,2]/*AJA */,[,]/*ALM */,[,]/*AZ */,[,]/*FEY */,[,]/*FOR */,[3,2]/*GAE */,[2,0]/*GRO */,[2,0]/*HEE */,[5,0]/*HER */,[1,0]/*NAC */,[2,0]/*NEC */,[1,1]/*PEC */,[,]/*PSV */,[2,0]/*RKC */,[1,1]/*SPA */,[,]/*TWE */,[,]/*UTR */,[6,2]/*WIL */],</text:p>
          </table:table-cell>
        </table:table-row>
        <table:table-row table:style-name="ro1">
          <table:table-cell office:value-type="string" calcext:value-type="string">
            <text:p><text:a xlink:href="https://en.wikipedia.org/wiki/FC_Utrecht" xlink:type="simple">Utrecht</text:a> </text:p>
          </table:table-cell>
          <table:table-cell/>
          <table:table-cell office:value-type="string" calcext:value-type="string">
            <text:p>0–1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0–2 </text:p>
          </table:table-cell>
          <table:table-cell office:value-type="string" calcext:value-type="string">
            <text:p>2–5 </text:p>
          </table:table-cell>
          <table:table-cell office:value-type="string" calcext:value-type="string">
            <text:p>3–3 </text:p>
          </table:table-cell>
          <table:table-cell table:number-columns-repeated="2"/>
          <table:table-cell table:number-columns-repeated="2" office:value-type="string" calcext:value-type="string">
            <text:p>1–0 </text:p>
          </table:table-cell>
          <table:table-cell/>
          <table:table-cell office:value-type="string" calcext:value-type="string">
            <text:p>1–0 </text:p>
          </table:table-cell>
          <table:table-cell office:value-type="string" calcext:value-type="string">
            <text:p>2–5 </text:p>
          </table:table-cell>
          <table:table-cell office:value-type="string" calcext:value-type="string">
            <text:p>3–2 </text:p>
          </table:table-cell>
          <table:table-cell/>
          <table:table-cell office:value-type="string" calcext:value-type="string">
            <text:p>2–1 </text:p>
          </table:table-cell>
          <table:table-cell table:style-name="ce10"/>
          <table:table-cell office:value-type="string" calcext:value-type="string">
            <text:p>3–2 </text:p>
          </table:table-cell>
          <table:table-cell office:value-type="float" office:value="17" calcext:value-type="float">
            <text:p>17</text:p>
          </table:table-cell>
          <table:table-cell table:formula="of:=&quot;[equipe[&quot;&amp;[.T18]&amp;&quot;][0],&quot;" office:value-type="string" office:string-value="[equipe[17][0]," calcext:value-type="string">
            <text:p>[equipe[17][0],</text:p>
          </table:table-cell>
          <table:table-cell table:formula="of:=&quot;[&quot;&amp;LEFT([.B18];1)&amp;&quot;,&quot;&amp;LEFT(RIGHT([.B18];2);1)&amp;&quot;]/*&quot;&amp;[.B$1]&amp;&quot;*/,&quot;" office:value-type="string" office:string-value="[,]/*AJA */," calcext:value-type="string">
            <text:p>[,]/*AJA */,</text:p>
          </table:table-cell>
          <table:table-cell table:formula="of:=&quot;[&quot;&amp;LEFT([.C18];1)&amp;&quot;,&quot;&amp;LEFT(RIGHT([.C18];2);1)&amp;&quot;]/*&quot;&amp;[.C$1]&amp;&quot;*/,&quot;" office:value-type="string" office:string-value="[0,1]/*ALM */," calcext:value-type="string">
            <text:p>[0,1]/*ALM */,</text:p>
          </table:table-cell>
          <table:table-cell table:formula="of:=&quot;[&quot;&amp;LEFT([.D18];1)&amp;&quot;,&quot;&amp;LEFT(RIGHT([.D18];2);1)&amp;&quot;]/*&quot;&amp;[.D$1]&amp;&quot;*/,&quot;" office:value-type="string" office:string-value="[0,0]/*AZ */," calcext:value-type="string">
            <text:p>[0,0]/*AZ */,</text:p>
          </table:table-cell>
          <table:table-cell table:formula="of:=&quot;[&quot;&amp;LEFT([.E18];1)&amp;&quot;,&quot;&amp;LEFT(RIGHT([.E18];2);1)&amp;&quot;]/*&quot;&amp;[.E$1]&amp;&quot;*/,&quot;" office:value-type="string" office:string-value="[0,2]/*FEY */," calcext:value-type="string">
            <text:p>[0,2]/*FEY */,</text:p>
          </table:table-cell>
          <table:table-cell table:formula="of:=&quot;[&quot;&amp;LEFT([.F18];1)&amp;&quot;,&quot;&amp;LEFT(RIGHT([.F18];2);1)&amp;&quot;]/*&quot;&amp;[.F$1]&amp;&quot;*/,&quot;" office:value-type="string" office:string-value="[2,5]/*FOR */," calcext:value-type="string">
            <text:p>[2,5]/*FOR */,</text:p>
          </table:table-cell>
          <table:table-cell table:formula="of:=&quot;[&quot;&amp;LEFT([.G18];1)&amp;&quot;,&quot;&amp;LEFT(RIGHT([.G18];2);1)&amp;&quot;]/*&quot;&amp;[.G$1]&amp;&quot;*/,&quot;" office:value-type="string" office:string-value="[3,3]/*GAE */," calcext:value-type="string">
            <text:p>[3,3]/*GAE */,</text:p>
          </table:table-cell>
          <table:table-cell table:formula="of:=&quot;[&quot;&amp;LEFT([.H18];1)&amp;&quot;,&quot;&amp;LEFT(RIGHT([.H18];2);1)&amp;&quot;]/*&quot;&amp;[.H$1]&amp;&quot;*/,&quot;" office:value-type="string" office:string-value="[,]/*GRO */," calcext:value-type="string">
            <text:p>[,]/*GRO */,</text:p>
          </table:table-cell>
          <table:table-cell table:formula="of:=&quot;[&quot;&amp;LEFT([.I18];1)&amp;&quot;,&quot;&amp;LEFT(RIGHT([.I18];2);1)&amp;&quot;]/*&quot;&amp;[.I$1]&amp;&quot;*/,&quot;" office:value-type="string" office:string-value="[,]/*HEE */," calcext:value-type="string">
            <text:p>[,]/*HEE */,</text:p>
          </table:table-cell>
          <table:table-cell table:formula="of:=&quot;[&quot;&amp;LEFT([.J18];1)&amp;&quot;,&quot;&amp;LEFT(RIGHT([.J18];2);1)&amp;&quot;]/*&quot;&amp;[.J$1]&amp;&quot;*/,&quot;" office:value-type="string" office:string-value="[1,0]/*HER */," calcext:value-type="string">
            <text:p>[1,0]/*HER */,</text:p>
          </table:table-cell>
          <table:table-cell table:formula="of:=&quot;[&quot;&amp;LEFT([.K18];1)&amp;&quot;,&quot;&amp;LEFT(RIGHT([.K18];2);1)&amp;&quot;]/*&quot;&amp;[.K$1]&amp;&quot;*/,&quot;" office:value-type="string" office:string-value="[1,0]/*NAC */," calcext:value-type="string">
            <text:p>[1,0]/*NAC */,</text:p>
          </table:table-cell>
          <table:table-cell table:formula="of:=&quot;[&quot;&amp;LEFT([.L18];1)&amp;&quot;,&quot;&amp;LEFT(RIGHT([.L18];2);1)&amp;&quot;]/*&quot;&amp;[.L$1]&amp;&quot;*/,&quot;" office:value-type="string" office:string-value="[,]/*NEC */," calcext:value-type="string">
            <text:p>[,]/*NEC */,</text:p>
          </table:table-cell>
          <table:table-cell table:formula="of:=&quot;[&quot;&amp;LEFT([.M18];1)&amp;&quot;,&quot;&amp;LEFT(RIGHT([.M18];2);1)&amp;&quot;]/*&quot;&amp;[.M$1]&amp;&quot;*/,&quot;" office:value-type="string" office:string-value="[1,0]/*PEC */," calcext:value-type="string">
            <text:p>[1,0]/*PEC */,</text:p>
          </table:table-cell>
          <table:table-cell table:formula="of:=&quot;[&quot;&amp;LEFT([.N18];1)&amp;&quot;,&quot;&amp;LEFT(RIGHT([.N18];2);1)&amp;&quot;]/*&quot;&amp;[.N$1]&amp;&quot;*/,&quot;" office:value-type="string" office:string-value="[2,5]/*PSV */," calcext:value-type="string">
            <text:p>[2,5]/*PSV */,</text:p>
          </table:table-cell>
          <table:table-cell table:formula="of:=&quot;[&quot;&amp;LEFT([.O18];1)&amp;&quot;,&quot;&amp;LEFT(RIGHT([.O18];2);1)&amp;&quot;]/*&quot;&amp;[.O$1]&amp;&quot;*/,&quot;" office:value-type="string" office:string-value="[3,2]/*RKC */," calcext:value-type="string">
            <text:p>[3,2]/*RKC */,</text:p>
          </table:table-cell>
          <table:table-cell table:formula="of:=&quot;[&quot;&amp;LEFT([.P18];1)&amp;&quot;,&quot;&amp;LEFT(RIGHT([.P18];2);1)&amp;&quot;]/*&quot;&amp;[.P$1]&amp;&quot;*/,&quot;" office:value-type="string" office:string-value="[,]/*SPA */," calcext:value-type="string">
            <text:p>[,]/*SPA */,</text:p>
          </table:table-cell>
          <table:table-cell table:formula="of:=&quot;[&quot;&amp;LEFT([.Q18];1)&amp;&quot;,&quot;&amp;LEFT(RIGHT([.Q18];2);1)&amp;&quot;]/*&quot;&amp;[.Q$1]&amp;&quot;*/,&quot;" office:value-type="string" office:string-value="[2,1]/*TWE */," calcext:value-type="string">
            <text:p>[2,1]/*TWE */,</text:p>
          </table:table-cell>
          <table:table-cell table:style-name="ce17" table:formula="of:=&quot;[,]/*&quot;&amp;[.R$1]&amp;&quot;*/,&quot;" office:value-type="string" office:string-value="[,]/*UTR */," calcext:value-type="string">
            <text:p>[,]/*UTR */,</text:p>
          </table:table-cell>
          <table:table-cell table:formula="of:=&quot;[&quot;&amp;LEFT([.S18];1)&amp;&quot;,&quot;&amp;LEFT(RIGHT([.S18];2);1)&amp;&quot;]/*&quot;&amp;[.S$1]&amp;&quot;*/]&quot;" office:value-type="string" office:string-value="[3,2]/*WIL */]" calcext:value-type="string">
            <text:p>[3,2]/*WIL */]</text:p>
          </table:table-cell>
          <table:table-cell table:formula="of:=CONCATENATE([.U18];[.V18];[.W18];[.X18];[.Y18];[.Z18];[.AA18];[.AB18];[.AC18];[.AD18];[.AE18];[.AF18];[.AG18];[.AH18];[.AI18];[.AJ18];[.AK18];[.AL18];[.AM18])&amp;&quot;,&quot;" office:value-type="string" office:string-value="[equipe[17][0],[,]/*AJA */,[0,1]/*ALM */,[0,0]/*AZ */,[0,2]/*FEY */,[2,5]/*FOR */,[3,3]/*GAE */,[,]/*GRO */,[,]/*HEE */,[1,0]/*HER */,[1,0]/*NAC */,[,]/*NEC */,[1,0]/*PEC */,[2,5]/*PSV */,[3,2]/*RKC */,[,]/*SPA */,[2,1]/*TWE */,[,]/*UTR */,[3,2]/*WIL */]," calcext:value-type="string">
            <text:p>[equipe[17][0],[,]/*AJA */,[0,1]/*ALM */,[0,0]/*AZ */,[0,2]/*FEY */,[2,5]/*FOR */,[3,3]/*GAE */,[,]/*GRO */,[,]/*HEE */,[1,0]/*HER */,[1,0]/*NAC */,[,]/*NEC */,[1,0]/*PEC */,[2,5]/*PSV */,[3,2]/*RKC */,[,]/*SPA */,[2,1]/*TWE */,[,]/*UTR */,[3,2]/*WIL */],</text:p>
          </table:table-cell>
        </table:table-row>
        <table:table-row table:style-name="ro1">
          <table:table-cell office:value-type="string" calcext:value-type="string">
            <text:p><text:a xlink:href="https://en.wikipedia.org/wiki/Willem_II_Tilburg" xlink:type="simple">Willem II</text:a> </text:p>
          </table:table-cell>
          <table:table-cell table:number-columns-repeated="2"/>
          <table:table-cell office:value-type="string" calcext:value-type="string">
            <text:p>0–2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2–0 </text:p>
          </table:table-cell>
          <table:table-cell office:value-type="string" calcext:value-type="string">
            <text:p>1–3 </text:p>
          </table:table-cell>
          <table:table-cell office:value-type="string" calcext:value-type="string">
            <text:p>1–2 </text:p>
          </table:table-cell>
          <table:table-cell/>
          <table:table-cell office:value-type="string" calcext:value-type="string">
            <text:p>2–2 </text:p>
          </table:table-cell>
          <table:table-cell office:value-type="string" calcext:value-type="string">
            <text:p>4–1 </text:p>
          </table:table-cell>
          <table:table-cell/>
          <table:table-cell office:value-type="string" calcext:value-type="string">
            <text:p>0–2 </text:p>
          </table:table-cell>
          <table:table-cell office:value-type="string" calcext:value-type="string">
            <text:p>3–0 </text:p>
          </table:table-cell>
          <table:table-cell office:value-type="string" calcext:value-type="string">
            <text:p>1–2 </text:p>
          </table:table-cell>
          <table:table-cell office:value-type="string" calcext:value-type="string">
            <text:p>0–1 </text:p>
          </table:table-cell>
          <table:table-cell/>
          <table:table-cell table:style-name="ce10"/>
          <table:table-cell office:value-type="float" office:value="18" calcext:value-type="float">
            <text:p>18</text:p>
          </table:table-cell>
          <table:table-cell table:formula="of:=&quot;[equipe[&quot;&amp;[.T19]&amp;&quot;][0],&quot;" office:value-type="string" office:string-value="[equipe[18][0]," calcext:value-type="string">
            <text:p>[equipe[18][0],</text:p>
          </table:table-cell>
          <table:table-cell table:formula="of:=&quot;[&quot;&amp;LEFT([.B19];1)&amp;&quot;,&quot;&amp;LEFT(RIGHT([.B19];2);1)&amp;&quot;]/*&quot;&amp;[.B$1]&amp;&quot;*/,&quot;" office:value-type="string" office:string-value="[,]/*AJA */," calcext:value-type="string">
            <text:p>[,]/*AJA */,</text:p>
          </table:table-cell>
          <table:table-cell table:formula="of:=&quot;[&quot;&amp;LEFT([.C19];1)&amp;&quot;,&quot;&amp;LEFT(RIGHT([.C19];2);1)&amp;&quot;]/*&quot;&amp;[.C$1]&amp;&quot;*/,&quot;" office:value-type="string" office:string-value="[,]/*ALM */," calcext:value-type="string">
            <text:p>[,]/*ALM */,</text:p>
          </table:table-cell>
          <table:table-cell table:formula="of:=&quot;[&quot;&amp;LEFT([.D19];1)&amp;&quot;,&quot;&amp;LEFT(RIGHT([.D19];2);1)&amp;&quot;]/*&quot;&amp;[.D$1]&amp;&quot;*/,&quot;" office:value-type="string" office:string-value="[0,2]/*AZ */," calcext:value-type="string">
            <text:p>[0,2]/*AZ */,</text:p>
          </table:table-cell>
          <table:table-cell table:formula="of:=&quot;[&quot;&amp;LEFT([.E19];1)&amp;&quot;,&quot;&amp;LEFT(RIGHT([.E19];2);1)&amp;&quot;]/*&quot;&amp;[.E$1]&amp;&quot;*/,&quot;" office:value-type="string" office:string-value="[1,1]/*FEY */," calcext:value-type="string">
            <text:p>[1,1]/*FEY */,</text:p>
          </table:table-cell>
          <table:table-cell table:formula="of:=&quot;[&quot;&amp;LEFT([.F19];1)&amp;&quot;,&quot;&amp;LEFT(RIGHT([.F19];2);1)&amp;&quot;]/*&quot;&amp;[.F$1]&amp;&quot;*/,&quot;" office:value-type="string" office:string-value="[0,0]/*FOR */," calcext:value-type="string">
            <text:p>[0,0]/*FOR */,</text:p>
          </table:table-cell>
          <table:table-cell table:formula="of:=&quot;[&quot;&amp;LEFT([.G19];1)&amp;&quot;,&quot;&amp;LEFT(RIGHT([.G19];2);1)&amp;&quot;]/*&quot;&amp;[.G$1]&amp;&quot;*/,&quot;" office:value-type="string" office:string-value="[2,0]/*GAE */," calcext:value-type="string">
            <text:p>[2,0]/*GAE */,</text:p>
          </table:table-cell>
          <table:table-cell table:formula="of:=&quot;[&quot;&amp;LEFT([.H19];1)&amp;&quot;,&quot;&amp;LEFT(RIGHT([.H19];2);1)&amp;&quot;]/*&quot;&amp;[.H$1]&amp;&quot;*/,&quot;" office:value-type="string" office:string-value="[1,3]/*GRO */," calcext:value-type="string">
            <text:p>[1,3]/*GRO */,</text:p>
          </table:table-cell>
          <table:table-cell table:formula="of:=&quot;[&quot;&amp;LEFT([.I19];1)&amp;&quot;,&quot;&amp;LEFT(RIGHT([.I19];2);1)&amp;&quot;]/*&quot;&amp;[.I$1]&amp;&quot;*/,&quot;" office:value-type="string" office:string-value="[1,2]/*HEE */," calcext:value-type="string">
            <text:p>[1,2]/*HEE */,</text:p>
          </table:table-cell>
          <table:table-cell table:formula="of:=&quot;[&quot;&amp;LEFT([.J19];1)&amp;&quot;,&quot;&amp;LEFT(RIGHT([.J19];2);1)&amp;&quot;]/*&quot;&amp;[.J$1]&amp;&quot;*/,&quot;" office:value-type="string" office:string-value="[,]/*HER */," calcext:value-type="string">
            <text:p>[,]/*HER */,</text:p>
          </table:table-cell>
          <table:table-cell table:formula="of:=&quot;[&quot;&amp;LEFT([.K19];1)&amp;&quot;,&quot;&amp;LEFT(RIGHT([.K19];2);1)&amp;&quot;]/*&quot;&amp;[.K$1]&amp;&quot;*/,&quot;" office:value-type="string" office:string-value="[2,2]/*NAC */," calcext:value-type="string">
            <text:p>[2,2]/*NAC */,</text:p>
          </table:table-cell>
          <table:table-cell table:formula="of:=&quot;[&quot;&amp;LEFT([.L19];1)&amp;&quot;,&quot;&amp;LEFT(RIGHT([.L19];2);1)&amp;&quot;]/*&quot;&amp;[.L$1]&amp;&quot;*/,&quot;" office:value-type="string" office:string-value="[4,1]/*NEC */," calcext:value-type="string">
            <text:p>[4,1]/*NEC */,</text:p>
          </table:table-cell>
          <table:table-cell table:formula="of:=&quot;[&quot;&amp;LEFT([.M19];1)&amp;&quot;,&quot;&amp;LEFT(RIGHT([.M19];2);1)&amp;&quot;]/*&quot;&amp;[.M$1]&amp;&quot;*/,&quot;" office:value-type="string" office:string-value="[,]/*PEC */," calcext:value-type="string">
            <text:p>[,]/*PEC */,</text:p>
          </table:table-cell>
          <table:table-cell table:formula="of:=&quot;[&quot;&amp;LEFT([.N19];1)&amp;&quot;,&quot;&amp;LEFT(RIGHT([.N19];2);1)&amp;&quot;]/*&quot;&amp;[.N$1]&amp;&quot;*/,&quot;" office:value-type="string" office:string-value="[0,2]/*PSV */," calcext:value-type="string">
            <text:p>[0,2]/*PSV */,</text:p>
          </table:table-cell>
          <table:table-cell table:formula="of:=&quot;[&quot;&amp;LEFT([.O19];1)&amp;&quot;,&quot;&amp;LEFT(RIGHT([.O19];2);1)&amp;&quot;]/*&quot;&amp;[.O$1]&amp;&quot;*/,&quot;" office:value-type="string" office:string-value="[3,0]/*RKC */," calcext:value-type="string">
            <text:p>[3,0]/*RKC */,</text:p>
          </table:table-cell>
          <table:table-cell table:formula="of:=&quot;[&quot;&amp;LEFT([.P19];1)&amp;&quot;,&quot;&amp;LEFT(RIGHT([.P19];2);1)&amp;&quot;]/*&quot;&amp;[.P$1]&amp;&quot;*/,&quot;" office:value-type="string" office:string-value="[1,2]/*SPA */," calcext:value-type="string">
            <text:p>[1,2]/*SPA */,</text:p>
          </table:table-cell>
          <table:table-cell table:formula="of:=&quot;[&quot;&amp;LEFT([.Q19];1)&amp;&quot;,&quot;&amp;LEFT(RIGHT([.Q19];2);1)&amp;&quot;]/*&quot;&amp;[.Q$1]&amp;&quot;*/,&quot;" office:value-type="string" office:string-value="[0,1]/*TWE */," calcext:value-type="string">
            <text:p>[0,1]/*TWE */,</text:p>
          </table:table-cell>
          <table:table-cell table:formula="of:=&quot;[&quot;&amp;LEFT([.R19];1)&amp;&quot;,&quot;&amp;LEFT(RIGHT([.R19];2);1)&amp;&quot;]/*&quot;&amp;[.R$1]&amp;&quot;*/,&quot;" office:value-type="string" office:string-value="[,]/*UTR */," calcext:value-type="string">
            <text:p>[,]/*UTR */,</text:p>
          </table:table-cell>
          <table:table-cell table:style-name="ce17" table:formula="of:=&quot;[,]/*&quot;&amp;[.S$1]&amp;&quot;*/]&quot;" office:value-type="string" office:string-value="[,]/*WIL */]" calcext:value-type="string">
            <text:p>[,]/*WIL */]</text:p>
          </table:table-cell>
          <table:table-cell table:formula="of:=CONCATENATE([.U19];[.V19];[.W19];[.X19];[.Y19];[.Z19];[.AA19];[.AB19];[.AC19];[.AD19];[.AE19];[.AF19];[.AG19];[.AH19];[.AI19];[.AJ19];[.AK19];[.AL19];[.AM19])" office:value-type="string" office:string-value="[equipe[18][0],[,]/*AJA */,[,]/*ALM */,[0,2]/*AZ */,[1,1]/*FEY */,[0,0]/*FOR */,[2,0]/*GAE */,[1,3]/*GRO */,[1,2]/*HEE */,[,]/*HER */,[2,2]/*NAC */,[4,1]/*NEC */,[,]/*PEC */,[0,2]/*PSV */,[3,0]/*RKC */,[1,2]/*SPA */,[0,1]/*TWE */,[,]/*UTR */,[,]/*WIL */]" calcext:value-type="string">
            <text:p>[equipe[18][0],[,]/*AJA */,[,]/*ALM */,[0,2]/*AZ */,[1,1]/*FEY */,[0,0]/*FOR */,[2,0]/*GAE */,[1,3]/*GRO */,[1,2]/*HEE */,[,]/*HER */,[2,2]/*NAC */,[4,1]/*NEC */,[,]/*PEC */,[0,2]/*PSV */,[3,0]/*RKC */,[1,2]/*SPA */,[0,1]/*TWE */,[,]/*UTR */,[,]/*WIL */]</text:p>
          </table:table-cell>
        </table:table-row>
        <table:table-row table:style-name="ro1">
          <table:table-cell table:style-name="Default" table:number-columns-repeated="39"/>
          <table:table-cell table:formula="of:=CONCATENATE([.O20];[.P20];[.Q20];[.R20];[.S20];[.T20];[.U20];[.V20];[.W20];[.X20];[.Y20];[.Z20];[.AA20];[.AB20];[.AC20];[.AD20];[.AE20];[.AF20];[.AG20];[.AH20];[.AI20];[.AJ20];[.AK20];[.AL20];[.AM20])&amp;&quot;,&quot;" office:value-type="string" office:string-value="," calcext:value-type="string">
            <text:p>,</text:p>
          </table:table-cell>
        </table:table-row>
        <table:table-row table:style-name="ro1">
          <table:table-cell table:style-name="Default" table:number-columns-repeated="21"/>
          <table:table-cell table:style-name="Default" office:value-type="string" calcext:value-type="string">
            <text:p>01</text:p>
          </table:table-cell>
          <table:table-cell table:style-name="Default" office:value-type="string" calcext:value-type="string">
            <text:p>02</text:p>
          </table:table-cell>
          <table:table-cell table:style-name="Default" office:value-type="string" calcext:value-type="string">
            <text:p>03</text:p>
          </table:table-cell>
          <table:table-cell table:style-name="Default" office:value-type="string" calcext:value-type="string">
            <text:p>04</text:p>
          </table:table-cell>
          <table:table-cell table:style-name="Default" office:value-type="string" calcext:value-type="string">
            <text:p>05</text:p>
          </table:table-cell>
          <table:table-cell table:style-name="Default" office:value-type="string" calcext:value-type="string">
            <text:p>06</text:p>
          </table:table-cell>
          <table:table-cell table:style-name="Default" office:value-type="string" calcext:value-type="string">
            <text:p>07</text:p>
          </table:table-cell>
          <table:table-cell table:style-name="Default" office:value-type="string" calcext:value-type="string">
            <text:p>08</text:p>
          </table:table-cell>
          <table:table-cell table:style-name="Default" office:value-type="string" calcext:value-type="string">
            <text:p>09</text:p>
          </table:table-cell>
          <table:table-cell table:style-name="Default" office:value-type="string" calcext:value-type="string">
            <text:p>10</text:p>
          </table:table-cell>
          <table:table-cell table:style-name="Default" office:value-type="string" calcext:value-type="string">
            <text:p>11</text:p>
          </table:table-cell>
          <table:table-cell table:style-name="Default" office:value-type="string" calcext:value-type="string">
            <text:p>12</text:p>
          </table:table-cell>
          <table:table-cell table:style-name="Default" office:value-type="string" calcext:value-type="string">
            <text:p>13</text:p>
          </table:table-cell>
          <table:table-cell table:style-name="Default" office:value-type="string" calcext:value-type="string">
            <text:p>14</text:p>
          </table:table-cell>
          <table:table-cell table:style-name="Default" office:value-type="string" calcext:value-type="string">
            <text:p>15</text:p>
          </table:table-cell>
          <table:table-cell table:style-name="Default" office:value-type="string" calcext:value-type="string">
            <text:p>16</text:p>
          </table:table-cell>
          <table:table-cell table:style-name="Default" office:value-type="string" calcext:value-type="string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/>
        </table:table-row>
        <table:table-row table:style-name="ro1">
          <table:table-cell table:style-name="Default" table:number-columns-repeated="39"/>
          <table:table-cell table:formula="of:=CONCATENATE([.O22];[.P22];[.Q22];[.R22];[.S22];[.T22];[.U22];[.V22];[.W22];[.X22];[.Y22];[.Z22];[.AA22];[.AB22];[.AC22];[.AD22];[.AE22];[.AF22];[.AG22];[.AH22];[.AI22];[.AJ22];[.AK22];[.AL22];[.AM22])&amp;&quot;,&quot;" office:value-type="string" office:string-value="," calcext:value-type="string">
            <text:p>,</text:p>
          </table:table-cell>
        </table:table-row>
        <table:table-row table:style-name="ro1">
          <table:table-cell table:style-name="Default" table:number-columns-repeated="39"/>
          <table:table-cell table:formula="of:=CONCATENATE([.O23];[.P23];[.Q23];[.R23];[.S23];[.T23];[.U23];[.V23];[.W23];[.X23];[.Y23];[.Z23];[.AA23];[.AB23];[.AC23];[.AD23];[.AE23];[.AF23];[.AG23];[.AH23];[.AI23];[.AJ23];[.AK23];[.AL23];[.AM23])&amp;&quot;,&quot;" office:value-type="string" office:string-value="," calcext:value-type="string">
            <text:p>,</text:p>
          </table:table-cell>
        </table:table-row>
        <table:table-row table:style-name="ro1">
          <table:table-cell table:style-name="Default" table:number-columns-repeated="39"/>
          <table:table-cell table:formula="of:=CONCATENATE([.O24];[.P24];[.Q24];[.R24];[.S24];[.T24];[.U24];[.V24];[.W24];[.X24];[.Y24];[.Z24];[.AA24];[.AB24];[.AC24];[.AD24];[.AE24];[.AF24];[.AG24];[.AH24];[.AI24];[.AJ24];[.AK24];[.AL24];[.AM24])&amp;&quot;,&quot;" office:value-type="string" office:string-value="," calcext:value-type="string">
            <text:p>,</text:p>
          </table:table-cell>
        </table:table-row>
        <table:table-row table:style-name="ro1">
          <table:table-cell table:style-name="Default" table:number-columns-repeated="39"/>
          <table:table-cell table:formula="of:=CONCATENATE([.O25];[.P25];[.Q25];[.R25];[.S25];[.T25];[.U25];[.V25];[.W25];[.X25];[.Y25];[.Z25];[.AA25];[.AB25];[.AC25];[.AD25];[.AE25];[.AF25];[.AG25];[.AH25];[.AI25];[.AJ25];[.AK25];[.AL25];[.AM25])&amp;&quot;,&quot;" office:value-type="string" office:string-value="," calcext:value-type="string">
            <text:p>,</text:p>
          </table:table-cell>
        </table:table-row>
      </table:table>
      <table:table table:name="20clubs" table:style-name="ta1">
        <table:table-column table:style-name="co5" table:default-cell-style-name="ce8"/>
        <table:table-column table:style-name="co6" table:number-columns-repeated="20" table:default-cell-style-name="ce9"/>
        <table:table-column table:style-name="co5" table:default-cell-style-name="ce8"/>
        <table:table-column table:style-name="co6" table:number-columns-repeated="20" table:default-cell-style-name="ce9"/>
        <table:table-column table:style-name="co3" table:default-cell-style-name="ce16"/>
        <table:table-column table:style-name="co3" table:default-cell-style-name="ce10"/>
        <table:table-column table:style-name="co3" table:number-columns-repeated="20" table:default-cell-style-name="ce16"/>
        <table:table-column table:style-name="co7" table:default-cell-style-name="Default"/>
        <table:table-row table:style-name="ro1">
          <table:table-cell office:value-type="string" calcext:value-type="string">
            <text:p>Home \ Away </text:p>
          </table:table-cell>
          <table:table-cell table:style-name="ce8" office:value-type="string" calcext:value-type="string">
            <text:p><text:a xlink:href="https://en.wikipedia.org/wiki/Atalanta_BC" xlink:type="simple">ATA</text:a> </text:p>
          </table:table-cell>
          <table:table-cell table:style-name="ce8" office:value-type="string" calcext:value-type="string">
            <text:p><text:a xlink:href="https://en.wikipedia.org/wiki/Bologna_FC_1909" xlink:type="simple">BOL</text:a> </text:p>
          </table:table-cell>
          <table:table-cell table:style-name="ce8" office:value-type="string" calcext:value-type="string">
            <text:p><text:a xlink:href="https://en.wikipedia.org/wiki/Cagliari_Calcio" xlink:type="simple">CAG</text:a> </text:p>
          </table:table-cell>
          <table:table-cell table:style-name="ce8" office:value-type="string" calcext:value-type="string">
            <text:p><text:a xlink:href="https://en.wikipedia.org/wiki/Como_1907" xlink:type="simple">COM</text:a> </text:p>
          </table:table-cell>
          <table:table-cell table:style-name="ce8" office:value-type="string" calcext:value-type="string">
            <text:p><text:a xlink:href="https://en.wikipedia.org/wiki/Empoli_FC" xlink:type="simple">EMP</text:a> </text:p>
          </table:table-cell>
          <table:table-cell table:style-name="ce8" office:value-type="string" calcext:value-type="string">
            <text:p><text:a xlink:href="https://en.wikipedia.org/wiki/ACF_Fiorentina" xlink:type="simple">FIO</text:a> </text:p>
          </table:table-cell>
          <table:table-cell table:style-name="ce8" office:value-type="string" calcext:value-type="string">
            <text:p><text:a xlink:href="https://en.wikipedia.org/wiki/Genoa_CFC" xlink:type="simple">GEN</text:a> </text:p>
          </table:table-cell>
          <table:table-cell table:style-name="ce8" office:value-type="string" calcext:value-type="string">
            <text:p><text:a xlink:href="https://en.wikipedia.org/wiki/Hellas_Verona_FC" xlink:type="simple">VER</text:a> </text:p>
          </table:table-cell>
          <table:table-cell table:style-name="ce8" office:value-type="string" calcext:value-type="string">
            <text:p><text:a xlink:href="https://en.wikipedia.org/wiki/Inter_Milan" xlink:type="simple">INT</text:a> </text:p>
          </table:table-cell>
          <table:table-cell table:style-name="ce8" office:value-type="string" calcext:value-type="string">
            <text:p><text:a xlink:href="https://en.wikipedia.org/wiki/Juventus_FC" xlink:type="simple">JUV</text:a> </text:p>
          </table:table-cell>
          <table:table-cell table:style-name="ce8" office:value-type="string" calcext:value-type="string">
            <text:p><text:a xlink:href="https://en.wikipedia.org/wiki/SS_Lazio" xlink:type="simple">LAZ</text:a> </text:p>
          </table:table-cell>
          <table:table-cell table:style-name="ce8" office:value-type="string" calcext:value-type="string">
            <text:p><text:a xlink:href="https://en.wikipedia.org/wiki/US_Lecce" xlink:type="simple">LEC</text:a> </text:p>
          </table:table-cell>
          <table:table-cell table:style-name="ce8" office:value-type="string" calcext:value-type="string">
            <text:p><text:a xlink:href="https://en.wikipedia.org/wiki/AC_Milan" xlink:type="simple">MIL</text:a> </text:p>
          </table:table-cell>
          <table:table-cell table:style-name="ce8" office:value-type="string" calcext:value-type="string">
            <text:p><text:a xlink:href="https://en.wikipedia.org/wiki/AC_Monza" xlink:type="simple">MON</text:a> </text:p>
          </table:table-cell>
          <table:table-cell table:style-name="ce8" office:value-type="string" calcext:value-type="string">
            <text:p><text:a xlink:href="https://en.wikipedia.org/wiki/SSC_Napoli" xlink:type="simple">NAP</text:a> </text:p>
          </table:table-cell>
          <table:table-cell table:style-name="ce8" office:value-type="string" calcext:value-type="string">
            <text:p><text:a xlink:href="https://en.wikipedia.org/wiki/Parma_Calcio_1913" xlink:type="simple">PAR</text:a> </text:p>
          </table:table-cell>
          <table:table-cell table:style-name="ce8" office:value-type="string" calcext:value-type="string">
            <text:p><text:a xlink:href="https://en.wikipedia.org/wiki/AS_Roma" xlink:type="simple">ROM</text:a> </text:p>
          </table:table-cell>
          <table:table-cell table:style-name="ce8" office:value-type="string" calcext:value-type="string">
            <text:p><text:a xlink:href="https://en.wikipedia.org/wiki/Torino_FC" xlink:type="simple">TOR</text:a> </text:p>
          </table:table-cell>
          <table:table-cell table:style-name="ce8" office:value-type="string" calcext:value-type="string">
            <text:p><text:a xlink:href="https://en.wikipedia.org/wiki/Udinese_Calcio" xlink:type="simple">UDI</text:a> </text:p>
          </table:table-cell>
          <table:table-cell table:style-name="ce8" office:value-type="string" calcext:value-type="string">
            <text:p><text:a xlink:href="https://en.wikipedia.org/wiki/Venezia_FC" xlink:type="simple">VEN</text:a> </text:p>
          </table:table-cell>
          <table:table-cell table:formula="of:=[.A1]" office:value-type="string" office:string-value="Home \ Away " calcext:value-type="string">
            <text:p>Home \ Away </text:p>
          </table:table-cell>
          <table:table-cell table:style-name="ce8" table:formula="of:=[.B1]" office:value-type="string" office:string-value="ATA " calcext:value-type="string">
            <text:p>ATA </text:p>
          </table:table-cell>
          <table:table-cell table:style-name="ce8" table:formula="of:=[.C1]" office:value-type="string" office:string-value="BOL " calcext:value-type="string">
            <text:p>BOL </text:p>
          </table:table-cell>
          <table:table-cell table:style-name="ce8" table:formula="of:=[.D1]" office:value-type="string" office:string-value="CAG " calcext:value-type="string">
            <text:p>CAG </text:p>
          </table:table-cell>
          <table:table-cell table:style-name="ce8" table:formula="of:=[.E1]" office:value-type="string" office:string-value="COM " calcext:value-type="string">
            <text:p>COM </text:p>
          </table:table-cell>
          <table:table-cell table:style-name="ce8" table:formula="of:=[.F1]" office:value-type="string" office:string-value="EMP " calcext:value-type="string">
            <text:p>EMP </text:p>
          </table:table-cell>
          <table:table-cell table:style-name="ce8" table:formula="of:=[.G1]" office:value-type="string" office:string-value="FIO " calcext:value-type="string">
            <text:p>FIO </text:p>
          </table:table-cell>
          <table:table-cell table:style-name="ce8" table:formula="of:=[.H1]" office:value-type="string" office:string-value="GEN " calcext:value-type="string">
            <text:p>GEN </text:p>
          </table:table-cell>
          <table:table-cell table:style-name="ce8" table:formula="of:=[.I1]" office:value-type="string" office:string-value="VER " calcext:value-type="string">
            <text:p>VER </text:p>
          </table:table-cell>
          <table:table-cell table:style-name="ce8" table:formula="of:=[.J1]" office:value-type="string" office:string-value="INT " calcext:value-type="string">
            <text:p>INT </text:p>
          </table:table-cell>
          <table:table-cell table:style-name="ce8" table:formula="of:=[.K1]" office:value-type="string" office:string-value="JUV " calcext:value-type="string">
            <text:p>JUV </text:p>
          </table:table-cell>
          <table:table-cell table:style-name="ce8" table:formula="of:=[.L1]" office:value-type="string" office:string-value="LAZ " calcext:value-type="string">
            <text:p>LAZ </text:p>
          </table:table-cell>
          <table:table-cell table:style-name="ce8" table:formula="of:=[.M1]" office:value-type="string" office:string-value="LEC " calcext:value-type="string">
            <text:p>LEC </text:p>
          </table:table-cell>
          <table:table-cell table:style-name="ce8" table:formula="of:=[.N1]" office:value-type="string" office:string-value="MIL " calcext:value-type="string">
            <text:p>MIL </text:p>
          </table:table-cell>
          <table:table-cell table:style-name="ce8" table:formula="of:=[.O1]" office:value-type="string" office:string-value="MON " calcext:value-type="string">
            <text:p>MON </text:p>
          </table:table-cell>
          <table:table-cell table:style-name="ce8" table:formula="of:=[.P1]" office:value-type="string" office:string-value="NAP " calcext:value-type="string">
            <text:p>NAP </text:p>
          </table:table-cell>
          <table:table-cell table:style-name="ce8" table:formula="of:=[.Q1]" office:value-type="string" office:string-value="PAR " calcext:value-type="string">
            <text:p>PAR </text:p>
          </table:table-cell>
          <table:table-cell table:style-name="ce8" table:formula="of:=[.R1]" office:value-type="string" office:string-value="ROM " calcext:value-type="string">
            <text:p>ROM </text:p>
          </table:table-cell>
          <table:table-cell table:style-name="ce8" table:formula="of:=[.S1]" office:value-type="string" office:string-value="TOR " calcext:value-type="string">
            <text:p>TOR </text:p>
          </table:table-cell>
          <table:table-cell table:style-name="ce8" table:formula="of:=[.T1]" office:value-type="string" office:string-value="UDI " calcext:value-type="string">
            <text:p>UDI </text:p>
          </table:table-cell>
          <table:table-cell table:style-name="ce8" table:formula="of:=[.U1]" office:value-type="string" office:string-value="VEN " calcext:value-type="string">
            <text:p>VEN </text:p>
          </table:table-cell>
          <table:table-cell table:style-name="ce8" table:number-columns-repeated="2"/>
          <table:table-cell table:style-name="Default" table:number-columns-repeated="20"/>
          <table:table-cell/>
        </table:table-row>
        <table:table-row table:style-name="ro1">
          <table:table-cell office:value-type="string" calcext:value-type="string">
            <text:p><text:a xlink:href="https://en.wikipedia.org/wiki/Atalanta_BC" xlink:type="simple">Atalanta</text:a> </text:p>
          </table:table-cell>
          <table:table-cell office:value-type="string" calcext:value-type="string">
            <text:p>— </text:p>
          </table:table-cell>
          <table:table-cell table:style-name="ce10"/>
          <table:table-cell office:value-type="string" calcext:value-type="string">
            <text:p>0–0 </text:p>
          </table:table-cell>
          <table:table-cell office:value-type="string" calcext:value-type="string">
            <text:p>2–3 </text:p>
          </table:table-cell>
          <table:table-cell table:number-columns-repeated="2" office:value-type="string" calcext:value-type="string">
            <text:p>3–2 </text:p>
          </table:table-cell>
          <table:table-cell office:value-type="string" calcext:value-type="string">
            <text:p>5–1 </text:p>
          </table:table-cell>
          <table:table-cell office:value-type="string" calcext:value-type="string">
            <text:p>6–1 </text:p>
          </table:table-cell>
          <table:table-cell table:style-name="ce10"/>
          <table:table-cell office:value-type="string" calcext:value-type="string">
            <text:p>1–1 </text:p>
          </table:table-cell>
          <table:table-cell table:style-name="ce10" table:number-columns-repeated="2"/>
          <table:table-cell office:value-type="string" calcext:value-type="string">
            <text:p>2–1 </text:p>
          </table:table-cell>
          <table:table-cell office:value-type="string" calcext:value-type="string">
            <text:p>2–0 </text:p>
          </table:table-cell>
          <table:table-cell office:value-type="string" calcext:value-type="string">
            <text:p>2–3 </text:p>
          </table:table-cell>
          <table:table-cell table:style-name="ce10" table:number-columns-repeated="2"/>
          <table:table-cell office:value-type="string" calcext:value-type="string">
            <text:p>1–1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0–0 </text:p>
          </table:table-cell>
          <table:table-cell table:formula="of:=[.A2]" office:value-type="string" office:string-value="Atalanta " calcext:value-type="string">
            <text:p>Atalanta </text:p>
          </table:table-cell>
          <table:table-cell table:formula="of:=IF(LEN([.B2])=4;[.B2];&quot;&quot;)">
            <text:p/>
          </table:table-cell>
          <table:table-cell table:formula="of:=IF(LEN([.C2])=4;[.C2];&quot;&quot;)">
            <text:p/>
          </table:table-cell>
          <table:table-cell table:formula="of:=IF(LEN([.D2])=4;[.D2];&quot;&quot;)" office:value-type="string" office:string-value="0–0 " calcext:value-type="string">
            <text:p>0–0 </text:p>
          </table:table-cell>
          <table:table-cell table:formula="of:=IF(LEN([.E2])=4;[.E2];&quot;&quot;)" office:value-type="string" office:string-value="2–3 " calcext:value-type="string">
            <text:p>2–3 </text:p>
          </table:table-cell>
          <table:table-cell table:formula="of:=IF(LEN([.F2])=4;[.F2];&quot;&quot;)" office:value-type="string" office:string-value="3–2 " calcext:value-type="string">
            <text:p>3–2 </text:p>
          </table:table-cell>
          <table:table-cell table:formula="of:=IF(LEN([.G2])=4;[.G2];&quot;&quot;)" office:value-type="string" office:string-value="3–2 " calcext:value-type="string">
            <text:p>3–2 </text:p>
          </table:table-cell>
          <table:table-cell table:formula="of:=IF(LEN([.H2])=4;[.H2];&quot;&quot;)" office:value-type="string" office:string-value="5–1 " calcext:value-type="string">
            <text:p>5–1 </text:p>
          </table:table-cell>
          <table:table-cell table:formula="of:=IF(LEN([.I2])=4;[.I2];&quot;&quot;)" office:value-type="string" office:string-value="6–1 " calcext:value-type="string">
            <text:p>6–1 </text:p>
          </table:table-cell>
          <table:table-cell table:formula="of:=IF(LEN([.J2])=4;[.J2];&quot;&quot;)">
            <text:p/>
          </table:table-cell>
          <table:table-cell table:formula="of:=IF(LEN([.K2])=4;[.K2];&quot;&quot;)" office:value-type="string" office:string-value="1–1 " calcext:value-type="string">
            <text:p>1–1 </text:p>
          </table:table-cell>
          <table:table-cell table:formula="of:=IF(LEN([.L2])=4;[.L2];&quot;&quot;)">
            <text:p/>
          </table:table-cell>
          <table:table-cell table:formula="of:=IF(LEN([.M2])=4;[.M2];&quot;&quot;)">
            <text:p/>
          </table:table-cell>
          <table:table-cell table:formula="of:=IF(LEN([.N2])=4;[.N2];&quot;&quot;)" office:value-type="string" office:string-value="2–1 " calcext:value-type="string">
            <text:p>2–1 </text:p>
          </table:table-cell>
          <table:table-cell table:formula="of:=IF(LEN([.O2])=4;[.O2];&quot;&quot;)" office:value-type="string" office:string-value="2–0 " calcext:value-type="string">
            <text:p>2–0 </text:p>
          </table:table-cell>
          <table:table-cell table:formula="of:=IF(LEN([.P2])=4;[.P2];&quot;&quot;)" office:value-type="string" office:string-value="2–3 " calcext:value-type="string">
            <text:p>2–3 </text:p>
          </table:table-cell>
          <table:table-cell table:formula="of:=IF(LEN([.Q2])=4;[.Q2];&quot;&quot;)">
            <text:p/>
          </table:table-cell>
          <table:table-cell table:formula="of:=IF(LEN([.R2])=4;[.R2];&quot;&quot;)">
            <text:p/>
          </table:table-cell>
          <table:table-cell table:formula="of:=IF(LEN([.S2])=4;[.S2];&quot;&quot;)" office:value-type="string" office:string-value="1–1 " calcext:value-type="string">
            <text:p>1–1 </text:p>
          </table:table-cell>
          <table:table-cell table:formula="of:=IF(LEN([.T2])=4;[.T2];&quot;&quot;)" office:value-type="string" office:string-value="2–1 " calcext:value-type="string">
            <text:p>2–1 </text:p>
          </table:table-cell>
          <table:table-cell table:formula="of:=IF(LEN([.U2])=4;[.U2];&quot;&quot;)" office:value-type="string" office:string-value="0–0 " calcext:value-type="string">
            <text:p>0–0 </text:p>
          </table:table-cell>
          <table:table-cell office:value-type="float" office:value="1" calcext:value-type="float">
            <text:p>1</text:p>
          </table:table-cell>
          <table:table-cell table:formula="of:=&quot;[equipe[&quot;&amp;[.AQ2]&amp;&quot;][0],&quot;" office:value-type="string" office:string-value="[equipe[1][0]," calcext:value-type="string">
            <text:p>[equipe[1][0],</text:p>
          </table:table-cell>
          <table:table-cell table:style-name="ce17" table:formula="of:=&quot;[,]/*&quot;&amp;[.W$1]&amp;&quot;*/,&quot;" office:value-type="string" office:string-value="[,]/*ATA */," calcext:value-type="string">
            <text:p>[,]/*ATA */,</text:p>
          </table:table-cell>
          <table:table-cell table:formula="of:=&quot;[&quot;&amp;LEFT([.X2];1)&amp;&quot;,&quot;&amp;LEFT(RIGHT([.X2];2);1)&amp;&quot;]/*&quot;&amp;[.X$1]&amp;&quot;*/,&quot;" office:value-type="string" office:string-value="[,]/*BOL */," calcext:value-type="string">
            <text:p>[,]/*BOL */,</text:p>
          </table:table-cell>
          <table:table-cell table:formula="of:=&quot;[&quot;&amp;LEFT([.Y2];1)&amp;&quot;,&quot;&amp;LEFT(RIGHT([.Y2];2);1)&amp;&quot;]/*&quot;&amp;[.Y$1]&amp;&quot;*/,&quot;" office:value-type="string" office:string-value="[0,0]/*CAG */," calcext:value-type="string">
            <text:p>[0,0]/*CAG */,</text:p>
          </table:table-cell>
          <table:table-cell table:formula="of:=&quot;[&quot;&amp;LEFT([.Z2];1)&amp;&quot;,&quot;&amp;LEFT(RIGHT([.Z2];2);1)&amp;&quot;]/*&quot;&amp;[.Z$1]&amp;&quot;*/,&quot;" office:value-type="string" office:string-value="[2,3]/*COM */," calcext:value-type="string">
            <text:p>[2,3]/*COM */,</text:p>
          </table:table-cell>
          <table:table-cell table:formula="of:=&quot;[&quot;&amp;LEFT([.AA2];1)&amp;&quot;,&quot;&amp;LEFT(RIGHT([.AA2];2);1)&amp;&quot;]/*&quot;&amp;[.AA$1]&amp;&quot;*/,&quot;" office:value-type="string" office:string-value="[3,2]/*EMP */," calcext:value-type="string">
            <text:p>[3,2]/*EMP */,</text:p>
          </table:table-cell>
          <table:table-cell table:formula="of:=&quot;[&quot;&amp;LEFT([.AB2];1)&amp;&quot;,&quot;&amp;LEFT(RIGHT([.AB2];2);1)&amp;&quot;]/*&quot;&amp;[.AB$1]&amp;&quot;*/,&quot;" office:value-type="string" office:string-value="[3,2]/*FIO */," calcext:value-type="string">
            <text:p>[3,2]/*FIO */,</text:p>
          </table:table-cell>
          <table:table-cell table:formula="of:=&quot;[&quot;&amp;LEFT([.AC2];1)&amp;&quot;,&quot;&amp;LEFT(RIGHT([.AC2];2);1)&amp;&quot;]/*&quot;&amp;[.AC$1]&amp;&quot;*/,&quot;" office:value-type="string" office:string-value="[5,1]/*GEN */," calcext:value-type="string">
            <text:p>[5,1]/*GEN */,</text:p>
          </table:table-cell>
          <table:table-cell table:formula="of:=&quot;[&quot;&amp;LEFT([.AD2];1)&amp;&quot;,&quot;&amp;LEFT(RIGHT([.AD2];2);1)&amp;&quot;]/*&quot;&amp;[.AD$1]&amp;&quot;*/,&quot;" office:value-type="string" office:string-value="[6,1]/*VER */," calcext:value-type="string">
            <text:p>[6,1]/*VER */,</text:p>
          </table:table-cell>
          <table:table-cell table:formula="of:=&quot;[&quot;&amp;LEFT([.AE2];1)&amp;&quot;,&quot;&amp;LEFT(RIGHT([.AE2];2);1)&amp;&quot;]/*&quot;&amp;[.AE$1]&amp;&quot;*/,&quot;" office:value-type="string" office:string-value="[,]/*INT */," calcext:value-type="string">
            <text:p>[,]/*INT */,</text:p>
          </table:table-cell>
          <table:table-cell table:formula="of:=&quot;[&quot;&amp;LEFT([.AF2];1)&amp;&quot;,&quot;&amp;LEFT(RIGHT([.AF2];2);1)&amp;&quot;]/*&quot;&amp;[.AF$1]&amp;&quot;*/,&quot;" office:value-type="string" office:string-value="[1,1]/*JUV */," calcext:value-type="string">
            <text:p>[1,1]/*JUV */,</text:p>
          </table:table-cell>
          <table:table-cell table:formula="of:=&quot;[&quot;&amp;LEFT([.AG2];1)&amp;&quot;,&quot;&amp;LEFT(RIGHT([.AG2];2);1)&amp;&quot;]/*&quot;&amp;[.AG$1]&amp;&quot;*/,&quot;" office:value-type="string" office:string-value="[,]/*LAZ */," calcext:value-type="string">
            <text:p>[,]/*LAZ */,</text:p>
          </table:table-cell>
          <table:table-cell table:formula="of:=&quot;[&quot;&amp;LEFT([.AH2];1)&amp;&quot;,&quot;&amp;LEFT(RIGHT([.AH2];2);1)&amp;&quot;]/*&quot;&amp;[.AH$1]&amp;&quot;*/,&quot;" office:value-type="string" office:string-value="[,]/*LEC */," calcext:value-type="string">
            <text:p>[,]/*LEC */,</text:p>
          </table:table-cell>
          <table:table-cell table:formula="of:=&quot;[&quot;&amp;LEFT([.AI2];1)&amp;&quot;,&quot;&amp;LEFT(RIGHT([.AI2];2);1)&amp;&quot;]/*&quot;&amp;[.AI$1]&amp;&quot;*/,&quot;" office:value-type="string" office:string-value="[2,1]/*MIL */," calcext:value-type="string">
            <text:p>[2,1]/*MIL */,</text:p>
          </table:table-cell>
          <table:table-cell table:formula="of:=&quot;[&quot;&amp;LEFT([.AJ2];1)&amp;&quot;,&quot;&amp;LEFT(RIGHT([.AJ2];2);1)&amp;&quot;]/*&quot;&amp;[.AJ$1]&amp;&quot;*/,&quot;" office:value-type="string" office:string-value="[2,0]/*MON */," calcext:value-type="string">
            <text:p>[2,0]/*MON */,</text:p>
          </table:table-cell>
          <table:table-cell table:formula="of:=&quot;[&quot;&amp;LEFT([.AK2];1)&amp;&quot;,&quot;&amp;LEFT(RIGHT([.AK2];2);1)&amp;&quot;]/*&quot;&amp;[.AK$1]&amp;&quot;*/,&quot;" office:value-type="string" office:string-value="[2,3]/*NAP */," calcext:value-type="string">
            <text:p>[2,3]/*NAP */,</text:p>
          </table:table-cell>
          <table:table-cell table:formula="of:=&quot;[&quot;&amp;LEFT([.AL2];1)&amp;&quot;,&quot;&amp;LEFT(RIGHT([.AL2];2);1)&amp;&quot;]/*&quot;&amp;[.AL$1]&amp;&quot;*/,&quot;" office:value-type="string" office:string-value="[,]/*PAR */," calcext:value-type="string">
            <text:p>[,]/*PAR */,</text:p>
          </table:table-cell>
          <table:table-cell table:formula="of:=&quot;[&quot;&amp;LEFT([.AM2];1)&amp;&quot;,&quot;&amp;LEFT(RIGHT([.AM2];2);1)&amp;&quot;]/*&quot;&amp;[.AM$1]&amp;&quot;*/,&quot;" office:value-type="string" office:string-value="[,]/*ROM */," calcext:value-type="string">
            <text:p>[,]/*ROM */,</text:p>
          </table:table-cell>
          <table:table-cell table:formula="of:=&quot;[&quot;&amp;LEFT([.AN2];1)&amp;&quot;,&quot;&amp;LEFT(RIGHT([.AN2];2);1)&amp;&quot;]/*&quot;&amp;[.AN$1]&amp;&quot;*/,&quot;" office:value-type="string" office:string-value="[1,1]/*TOR */," calcext:value-type="string">
            <text:p>[1,1]/*TOR */,</text:p>
          </table:table-cell>
          <table:table-cell table:formula="of:=&quot;[&quot;&amp;LEFT([.AO2];1)&amp;&quot;,&quot;&amp;LEFT(RIGHT([.AO2];2);1)&amp;&quot;]/*&quot;&amp;[.AO$1]&amp;&quot;*/,&quot;" office:value-type="string" office:string-value="[2,1]/*UDI */," calcext:value-type="string">
            <text:p>[2,1]/*UDI */,</text:p>
          </table:table-cell>
          <table:table-cell table:formula="of:=&quot;[&quot;&amp;LEFT([.AP2];1)&amp;&quot;,&quot;&amp;LEFT(RIGHT([.AP2];2);1)&amp;&quot;]/*&quot;&amp;[.AP$1]&amp;&quot;*/]&quot;" office:value-type="string" office:string-value="[0,0]/*VEN */]" calcext:value-type="string">
            <text:p>[0,0]/*VEN */]</text:p>
          </table:table-cell>
          <table:table-cell table:formula="of:=CONCATENATE([.AR2];[.AS2];[.AT2];[.AU2];[.AV2];[.AW2];[.AX2];[.AY2];[.AZ2];[.BA2];[.BB2];[.BC2];[.BD2];[.BE2];[.BF2];[.BG2];[.BH2];[.BI2];[.BJ2];[.BK2];[.BL2])&amp;&quot;,&quot;" office:value-type="string" office:string-value="[equipe[1][0],[,]/*ATA */,[,]/*BOL */,[0,0]/*CAG */,[2,3]/*COM */,[3,2]/*EMP */,[3,2]/*FIO */,[5,1]/*GEN */,[6,1]/*VER */,[,]/*INT */,[1,1]/*JUV */,[,]/*LAZ */,[,]/*LEC */,[2,1]/*MIL */,[2,0]/*MON */,[2,3]/*NAP */,[,]/*PAR */,[,]/*ROM */,[1,1]/*TOR */,[2,1]/*UDI */,[0,0]/*VEN */]," calcext:value-type="string">
            <text:p>[equipe[1][0],[,]/*ATA */,[,]/*BOL */,[0,0]/*CAG */,[2,3]/*COM */,[3,2]/*EMP */,[3,2]/*FIO */,[5,1]/*GEN */,[6,1]/*VER */,[,]/*INT */,[1,1]/*JUV */,[,]/*LAZ */,[,]/*LEC */,[2,1]/*MIL */,[2,0]/*MON */,[2,3]/*NAP */,[,]/*PAR */,[,]/*ROM */,[1,1]/*TOR */,[2,1]/*UDI */,[0,0]/*VEN */],</text:p>
          </table:table-cell>
        </table:table-row>
        <table:table-row table:style-name="ro1">
          <table:table-cell office:value-type="string" calcext:value-type="string">
            <text:p><text:a xlink:href="https://en.wikipedia.org/wiki/Bologna_FC_1909" xlink:type="simple">Bologna</text:a>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2–0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<text:a xlink:href="https://en.wikipedia.org/wiki/Derby_dell%27Appennino" xlink:type="simple">1–0</text:a> </text:p>
          </table:table-cell>
          <table:table-cell table:style-name="ce10"/>
          <table:table-cell office:value-type="string" calcext:value-type="string">
            <text:p>2–3 </text:p>
          </table:table-cell>
          <table:table-cell table:style-name="ce10" table:number-columns-repeated="3"/>
          <table:table-cell office:value-type="string" calcext:value-type="string">
            <text:p>1–0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3–1 </text:p>
          </table:table-cell>
          <table:table-cell table:style-name="ce10" office:value-type="string" calcext:value-type="string">
            <text:p/>
          </table:table-cell>
          <table:table-cell office:value-type="string" calcext:value-type="string">
            <text:p><text:a xlink:href="https://en.wikipedia.org/wiki/Derby_dell%27Emilia" xlink:type="simple">0–0</text:a> </text:p>
          </table:table-cell>
          <table:table-cell office:value-type="string" calcext:value-type="string">
            <text:p>2–2 </text:p>
          </table:table-cell>
          <table:table-cell office:value-type="string" calcext:value-type="string">
            <text:p>3–2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3–0 </text:p>
          </table:table-cell>
          <table:table-cell table:formula="of:=[.A3]" office:value-type="string" office:string-value="Bologna " calcext:value-type="string">
            <text:p>Bologna </text:p>
          </table:table-cell>
          <table:table-cell table:formula="of:=IF(LEN([.B3])=4;[.B3];&quot;&quot;)" office:value-type="string" office:string-value="1–1 " calcext:value-type="string">
            <text:p>1–1 </text:p>
          </table:table-cell>
          <table:table-cell table:formula="of:=IF(LEN([.C3])=4;[.C3];&quot;&quot;)">
            <text:p/>
          </table:table-cell>
          <table:table-cell table:formula="of:=IF(LEN([.D3])=4;[.D3];&quot;&quot;)" office:value-type="string" office:string-value="2–1 " calcext:value-type="string">
            <text:p>2–1 </text:p>
          </table:table-cell>
          <table:table-cell table:formula="of:=IF(LEN([.E3])=4;[.E3];&quot;&quot;)" office:value-type="string" office:string-value="2–0 " calcext:value-type="string">
            <text:p>2–0 </text:p>
          </table:table-cell>
          <table:table-cell table:formula="of:=IF(LEN([.F3])=4;[.F3];&quot;&quot;)" office:value-type="string" office:string-value="1–1 " calcext:value-type="string">
            <text:p>1–1 </text:p>
          </table:table-cell>
          <table:table-cell table:formula="of:=IF(LEN([.G3])=4;[.G3];&quot;&quot;)" office:value-type="string" office:string-value="1–0 " calcext:value-type="string">
            <text:p>1–0 </text:p>
          </table:table-cell>
          <table:table-cell table:formula="of:=IF(LEN([.H3])=4;[.H3];&quot;&quot;)">
            <text:p/>
          </table:table-cell>
          <table:table-cell table:formula="of:=IF(LEN([.I3])=4;[.I3];&quot;&quot;)" office:value-type="string" office:string-value="2–3 " calcext:value-type="string">
            <text:p>2–3 </text:p>
          </table:table-cell>
          <table:table-cell table:formula="of:=IF(LEN([.J3])=4;[.J3];&quot;&quot;)">
            <text:p/>
          </table:table-cell>
          <table:table-cell table:formula="of:=IF(LEN([.K3])=4;[.K3];&quot;&quot;)">
            <text:p/>
          </table:table-cell>
          <table:table-cell table:formula="of:=IF(LEN([.L3])=4;[.L3];&quot;&quot;)">
            <text:p/>
          </table:table-cell>
          <table:table-cell table:formula="of:=IF(LEN([.M3])=4;[.M3];&quot;&quot;)" office:value-type="string" office:string-value="1–0 " calcext:value-type="string">
            <text:p>1–0 </text:p>
          </table:table-cell>
          <table:table-cell table:formula="of:=IF(LEN([.N3])=4;[.N3];&quot;&quot;)" office:value-type="string" office:string-value="2–1 " calcext:value-type="string">
            <text:p>2–1 </text:p>
          </table:table-cell>
          <table:table-cell table:formula="of:=IF(LEN([.O3])=4;[.O3];&quot;&quot;)" office:value-type="string" office:string-value="3–1 " calcext:value-type="string">
            <text:p>3–1 </text:p>
          </table:table-cell>
          <table:table-cell table:formula="of:=IF(LEN([.P3])=4;[.P3];&quot;&quot;)">
            <text:p/>
          </table:table-cell>
          <table:table-cell table:formula="of:=IF(LEN([.Q3])=4;[.Q3];&quot;&quot;)" office:value-type="string" office:string-value="0–0 " calcext:value-type="string">
            <text:p>0–0 </text:p>
          </table:table-cell>
          <table:table-cell table:formula="of:=IF(LEN([.R3])=4;[.R3];&quot;&quot;)" office:value-type="string" office:string-value="2–2 " calcext:value-type="string">
            <text:p>2–2 </text:p>
          </table:table-cell>
          <table:table-cell table:formula="of:=IF(LEN([.S3])=4;[.S3];&quot;&quot;)" office:value-type="string" office:string-value="3–2 " calcext:value-type="string">
            <text:p>3–2 </text:p>
          </table:table-cell>
          <table:table-cell table:formula="of:=IF(LEN([.T3])=4;[.T3];&quot;&quot;)" office:value-type="string" office:string-value="1–1 " calcext:value-type="string">
            <text:p>1–1 </text:p>
          </table:table-cell>
          <table:table-cell table:formula="of:=IF(LEN([.U3])=4;[.U3];&quot;&quot;)" office:value-type="string" office:string-value="3–0 " calcext:value-type="string">
            <text:p>3–0 </text:p>
          </table:table-cell>
          <table:table-cell office:value-type="float" office:value="2" calcext:value-type="float">
            <text:p>2</text:p>
          </table:table-cell>
          <table:table-cell table:formula="of:=&quot;[equipe[&quot;&amp;[.AQ3]&amp;&quot;][0],&quot;" office:value-type="string" office:string-value="[equipe[2][0]," calcext:value-type="string">
            <text:p>[equipe[2][0],</text:p>
          </table:table-cell>
          <table:table-cell table:formula="of:=&quot;[&quot;&amp;LEFT([.W3];1)&amp;&quot;,&quot;&amp;LEFT(RIGHT([.W3];2);1)&amp;&quot;]/*&quot;&amp;[.W$1]&amp;&quot;*/,&quot;" office:value-type="string" office:string-value="[1,1]/*ATA */," calcext:value-type="string">
            <text:p>[1,1]/*ATA */,</text:p>
          </table:table-cell>
          <table:table-cell table:style-name="ce17" table:formula="of:=&quot;[,]/*&quot;&amp;[.X$1]&amp;&quot;*/,&quot;" office:value-type="string" office:string-value="[,]/*BOL */," calcext:value-type="string">
            <text:p>[,]/*BOL */,</text:p>
          </table:table-cell>
          <table:table-cell table:formula="of:=&quot;[&quot;&amp;LEFT([.Y3];1)&amp;&quot;,&quot;&amp;LEFT(RIGHT([.Y3];2);1)&amp;&quot;]/*&quot;&amp;[.Y$1]&amp;&quot;*/,&quot;" office:value-type="string" office:string-value="[2,1]/*CAG */," calcext:value-type="string">
            <text:p>[2,1]/*CAG */,</text:p>
          </table:table-cell>
          <table:table-cell table:formula="of:=&quot;[&quot;&amp;LEFT([.Z3];1)&amp;&quot;,&quot;&amp;LEFT(RIGHT([.Z3];2);1)&amp;&quot;]/*&quot;&amp;[.Z$1]&amp;&quot;*/,&quot;" office:value-type="string" office:string-value="[2,0]/*COM */," calcext:value-type="string">
            <text:p>[2,0]/*COM */,</text:p>
          </table:table-cell>
          <table:table-cell table:formula="of:=&quot;[&quot;&amp;LEFT([.AA3];1)&amp;&quot;,&quot;&amp;LEFT(RIGHT([.AA3];2);1)&amp;&quot;]/*&quot;&amp;[.AA$1]&amp;&quot;*/,&quot;" office:value-type="string" office:string-value="[1,1]/*EMP */," calcext:value-type="string">
            <text:p>[1,1]/*EMP */,</text:p>
          </table:table-cell>
          <table:table-cell table:formula="of:=&quot;[&quot;&amp;LEFT([.AB3];1)&amp;&quot;,&quot;&amp;LEFT(RIGHT([.AB3];2);1)&amp;&quot;]/*&quot;&amp;[.AB$1]&amp;&quot;*/,&quot;" office:value-type="string" office:string-value="[1,0]/*FIO */," calcext:value-type="string">
            <text:p>[1,0]/*FIO */,</text:p>
          </table:table-cell>
          <table:table-cell table:formula="of:=&quot;[&quot;&amp;LEFT([.AC3];1)&amp;&quot;,&quot;&amp;LEFT(RIGHT([.AC3];2);1)&amp;&quot;]/*&quot;&amp;[.AC$1]&amp;&quot;*/,&quot;" office:value-type="string" office:string-value="[,]/*GEN */," calcext:value-type="string">
            <text:p>[,]/*GEN */,</text:p>
          </table:table-cell>
          <table:table-cell table:formula="of:=&quot;[&quot;&amp;LEFT([.AD3];1)&amp;&quot;,&quot;&amp;LEFT(RIGHT([.AD3];2);1)&amp;&quot;]/*&quot;&amp;[.AD$1]&amp;&quot;*/,&quot;" office:value-type="string" office:string-value="[2,3]/*VER */," calcext:value-type="string">
            <text:p>[2,3]/*VER */,</text:p>
          </table:table-cell>
          <table:table-cell table:formula="of:=&quot;[&quot;&amp;LEFT([.AE3];1)&amp;&quot;,&quot;&amp;LEFT(RIGHT([.AE3];2);1)&amp;&quot;]/*&quot;&amp;[.AE$1]&amp;&quot;*/,&quot;" office:value-type="string" office:string-value="[,]/*INT */," calcext:value-type="string">
            <text:p>[,]/*INT */,</text:p>
          </table:table-cell>
          <table:table-cell table:formula="of:=&quot;[&quot;&amp;LEFT([.AF3];1)&amp;&quot;,&quot;&amp;LEFT(RIGHT([.AF3];2);1)&amp;&quot;]/*&quot;&amp;[.AF$1]&amp;&quot;*/,&quot;" office:value-type="string" office:string-value="[,]/*JUV */," calcext:value-type="string">
            <text:p>[,]/*JUV */,</text:p>
          </table:table-cell>
          <table:table-cell table:formula="of:=&quot;[&quot;&amp;LEFT([.AG3];1)&amp;&quot;,&quot;&amp;LEFT(RIGHT([.AG3];2);1)&amp;&quot;]/*&quot;&amp;[.AG$1]&amp;&quot;*/,&quot;" office:value-type="string" office:string-value="[,]/*LAZ */," calcext:value-type="string">
            <text:p>[,]/*LAZ */,</text:p>
          </table:table-cell>
          <table:table-cell table:formula="of:=&quot;[&quot;&amp;LEFT([.AH3];1)&amp;&quot;,&quot;&amp;LEFT(RIGHT([.AH3];2);1)&amp;&quot;]/*&quot;&amp;[.AH$1]&amp;&quot;*/,&quot;" office:value-type="string" office:string-value="[1,0]/*LEC */," calcext:value-type="string">
            <text:p>[1,0]/*LEC */,</text:p>
          </table:table-cell>
          <table:table-cell table:formula="of:=&quot;[&quot;&amp;LEFT([.AI3];1)&amp;&quot;,&quot;&amp;LEFT(RIGHT([.AI3];2);1)&amp;&quot;]/*&quot;&amp;[.AI$1]&amp;&quot;*/,&quot;" office:value-type="string" office:string-value="[2,1]/*MIL */," calcext:value-type="string">
            <text:p>[2,1]/*MIL */,</text:p>
          </table:table-cell>
          <table:table-cell table:formula="of:=&quot;[&quot;&amp;LEFT([.AJ3];1)&amp;&quot;,&quot;&amp;LEFT(RIGHT([.AJ3];2);1)&amp;&quot;]/*&quot;&amp;[.AJ$1]&amp;&quot;*/,&quot;" office:value-type="string" office:string-value="[3,1]/*MON */," calcext:value-type="string">
            <text:p>[3,1]/*MON */,</text:p>
          </table:table-cell>
          <table:table-cell table:formula="of:=&quot;[&quot;&amp;LEFT([.AK3];1)&amp;&quot;,&quot;&amp;LEFT(RIGHT([.AK3];2);1)&amp;&quot;]/*&quot;&amp;[.AK$1]&amp;&quot;*/,&quot;" office:value-type="string" office:string-value="[,]/*NAP */," calcext:value-type="string">
            <text:p>[,]/*NAP */,</text:p>
          </table:table-cell>
          <table:table-cell table:formula="of:=&quot;[&quot;&amp;LEFT([.AL3];1)&amp;&quot;,&quot;&amp;LEFT(RIGHT([.AL3];2);1)&amp;&quot;]/*&quot;&amp;[.AL$1]&amp;&quot;*/,&quot;" office:value-type="string" office:string-value="[0,0]/*PAR */," calcext:value-type="string">
            <text:p>[0,0]/*PAR */,</text:p>
          </table:table-cell>
          <table:table-cell table:formula="of:=&quot;[&quot;&amp;LEFT([.AM3];1)&amp;&quot;,&quot;&amp;LEFT(RIGHT([.AM3];2);1)&amp;&quot;]/*&quot;&amp;[.AM$1]&amp;&quot;*/,&quot;" office:value-type="string" office:string-value="[2,2]/*ROM */," calcext:value-type="string">
            <text:p>[2,2]/*ROM */,</text:p>
          </table:table-cell>
          <table:table-cell table:formula="of:=&quot;[&quot;&amp;LEFT([.AN3];1)&amp;&quot;,&quot;&amp;LEFT(RIGHT([.AN3];2);1)&amp;&quot;]/*&quot;&amp;[.AN$1]&amp;&quot;*/,&quot;" office:value-type="string" office:string-value="[3,2]/*TOR */," calcext:value-type="string">
            <text:p>[3,2]/*TOR */,</text:p>
          </table:table-cell>
          <table:table-cell table:formula="of:=&quot;[&quot;&amp;LEFT([.AO3];1)&amp;&quot;,&quot;&amp;LEFT(RIGHT([.AO3];2);1)&amp;&quot;]/*&quot;&amp;[.AO$1]&amp;&quot;*/,&quot;" office:value-type="string" office:string-value="[1,1]/*UDI */," calcext:value-type="string">
            <text:p>[1,1]/*UDI */,</text:p>
          </table:table-cell>
          <table:table-cell table:formula="of:=&quot;[&quot;&amp;LEFT([.AP3];1)&amp;&quot;,&quot;&amp;LEFT(RIGHT([.AP3];2);1)&amp;&quot;]/*&quot;&amp;[.AP$1]&amp;&quot;*/]&quot;" office:value-type="string" office:string-value="[3,0]/*VEN */]" calcext:value-type="string">
            <text:p>[3,0]/*VEN */]</text:p>
          </table:table-cell>
          <table:table-cell table:formula="of:=CONCATENATE([.AR3];[.AS3];[.AT3];[.AU3];[.AV3];[.AW3];[.AX3];[.AY3];[.AZ3];[.BA3];[.BB3];[.BC3];[.BD3];[.BE3];[.BF3];[.BG3];[.BH3];[.BI3];[.BJ3];[.BK3];[.BL3])&amp;&quot;,&quot;" office:value-type="string" office:string-value="[equipe[2][0],[1,1]/*ATA */,[,]/*BOL */,[2,1]/*CAG */,[2,0]/*COM */,[1,1]/*EMP */,[1,0]/*FIO */,[,]/*GEN */,[2,3]/*VER */,[,]/*INT */,[,]/*JUV */,[,]/*LAZ */,[1,0]/*LEC */,[2,1]/*MIL */,[3,1]/*MON */,[,]/*NAP */,[0,0]/*PAR */,[2,2]/*ROM */,[3,2]/*TOR */,[1,1]/*UDI */,[3,0]/*VEN */]," calcext:value-type="string">
            <text:p>[equipe[2][0],[1,1]/*ATA */,[,]/*BOL */,[2,1]/*CAG */,[2,0]/*COM */,[1,1]/*EMP */,[1,0]/*FIO */,[,]/*GEN */,[2,3]/*VER */,[,]/*INT */,[,]/*JUV */,[,]/*LAZ */,[1,0]/*LEC */,[2,1]/*MIL */,[3,1]/*MON */,[,]/*NAP */,[0,0]/*PAR */,[2,2]/*ROM */,[3,2]/*TOR */,[1,1]/*UDI */,[3,0]/*VEN */],</text:p>
          </table:table-cell>
        </table:table-row>
        <table:table-row table:style-name="ro1">
          <table:table-cell office:value-type="string" calcext:value-type="string">
            <text:p><text:a xlink:href="https://en.wikipedia.org/wiki/Cagliari_Calcio" xlink:type="simple">Cagliari</text:a> </text:p>
          </table:table-cell>
          <table:table-cell office:value-type="string" calcext:value-type="string">
            <text:p>0–1 </text:p>
          </table:table-cell>
          <table:table-cell office:value-type="string" calcext:value-type="string">
            <text:p>0–2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0–2 </text:p>
          </table:table-cell>
          <table:table-cell table:style-name="ce10" table:number-columns-repeated="2"/>
          <table:table-cell office:value-type="string" calcext:value-type="string">
            <text:p>1–0 </text:p>
          </table:table-cell>
          <table:table-cell office:value-type="string" calcext:value-type="string">
            <text:p>0–3 </text:p>
          </table:table-cell>
          <table:table-cell office:value-type="string" calcext:value-type="string">
            <text:p>0–1 </text:p>
          </table:table-cell>
          <table:table-cell office:value-type="string" calcext:value-type="string">
            <text:p>1–2 </text:p>
          </table:table-cell>
          <table:table-cell office:value-type="string" calcext:value-type="string">
            <text:p>4–1 </text:p>
          </table:table-cell>
          <table:table-cell office:value-type="string" calcext:value-type="string">
            <text:p>3–3 </text:p>
          </table:table-cell>
          <table:table-cell table:style-name="ce10"/>
          <table:table-cell office:value-type="string" calcext:value-type="string">
            <text:p>0–4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3–2 </text:p>
          </table:table-cell>
          <table:table-cell table:number-columns-repeated="2" table:style-name="ce10" office:value-type="string" calcext:value-type="string">
            <text:p/>
          </table:table-cell>
          <table:table-cell table:formula="of:=[.A4]" office:value-type="string" office:string-value="Cagliari " calcext:value-type="string">
            <text:p>Cagliari </text:p>
          </table:table-cell>
          <table:table-cell table:formula="of:=IF(LEN([.B4])=4;[.B4];&quot;&quot;)" office:value-type="string" office:string-value="0–1 " calcext:value-type="string">
            <text:p>0–1 </text:p>
          </table:table-cell>
          <table:table-cell table:formula="of:=IF(LEN([.C4])=4;[.C4];&quot;&quot;)" office:value-type="string" office:string-value="0–2 " calcext:value-type="string">
            <text:p>0–2 </text:p>
          </table:table-cell>
          <table:table-cell table:formula="of:=IF(LEN([.D4])=4;[.D4];&quot;&quot;)">
            <text:p/>
          </table:table-cell>
          <table:table-cell table:formula="of:=IF(LEN([.E4])=4;[.E4];&quot;&quot;)" office:value-type="string" office:string-value="1–1 " calcext:value-type="string">
            <text:p>1–1 </text:p>
          </table:table-cell>
          <table:table-cell table:formula="of:=IF(LEN([.F4])=4;[.F4];&quot;&quot;)" office:value-type="string" office:string-value="0–2 " calcext:value-type="string">
            <text:p>0–2 </text:p>
          </table:table-cell>
          <table:table-cell table:formula="of:=IF(LEN([.G4])=4;[.G4];&quot;&quot;)">
            <text:p/>
          </table:table-cell>
          <table:table-cell table:formula="of:=IF(LEN([.H4])=4;[.H4];&quot;&quot;)">
            <text:p/>
          </table:table-cell>
          <table:table-cell table:formula="of:=IF(LEN([.I4])=4;[.I4];&quot;&quot;)" office:value-type="string" office:string-value="1–0 " calcext:value-type="string">
            <text:p>1–0 </text:p>
          </table:table-cell>
          <table:table-cell table:formula="of:=IF(LEN([.J4])=4;[.J4];&quot;&quot;)" office:value-type="string" office:string-value="0–3 " calcext:value-type="string">
            <text:p>0–3 </text:p>
          </table:table-cell>
          <table:table-cell table:formula="of:=IF(LEN([.K4])=4;[.K4];&quot;&quot;)" office:value-type="string" office:string-value="0–1 " calcext:value-type="string">
            <text:p>0–1 </text:p>
          </table:table-cell>
          <table:table-cell table:formula="of:=IF(LEN([.L4])=4;[.L4];&quot;&quot;)" office:value-type="string" office:string-value="1–2 " calcext:value-type="string">
            <text:p>1–2 </text:p>
          </table:table-cell>
          <table:table-cell table:formula="of:=IF(LEN([.M4])=4;[.M4];&quot;&quot;)" office:value-type="string" office:string-value="4–1 " calcext:value-type="string">
            <text:p>4–1 </text:p>
          </table:table-cell>
          <table:table-cell table:formula="of:=IF(LEN([.N4])=4;[.N4];&quot;&quot;)" office:value-type="string" office:string-value="3–3 " calcext:value-type="string">
            <text:p>3–3 </text:p>
          </table:table-cell>
          <table:table-cell table:formula="of:=IF(LEN([.O4])=4;[.O4];&quot;&quot;)">
            <text:p/>
          </table:table-cell>
          <table:table-cell table:formula="of:=IF(LEN([.P4])=4;[.P4];&quot;&quot;)" office:value-type="string" office:string-value="0–4 " calcext:value-type="string">
            <text:p>0–4 </text:p>
          </table:table-cell>
          <table:table-cell table:formula="of:=IF(LEN([.Q4])=4;[.Q4];&quot;&quot;)" office:value-type="string" office:string-value="2–1 " calcext:value-type="string">
            <text:p>2–1 </text:p>
          </table:table-cell>
          <table:table-cell table:formula="of:=IF(LEN([.R4])=4;[.R4];&quot;&quot;)" office:value-type="string" office:string-value="0–0 " calcext:value-type="string">
            <text:p>0–0 </text:p>
          </table:table-cell>
          <table:table-cell table:formula="of:=IF(LEN([.S4])=4;[.S4];&quot;&quot;)" office:value-type="string" office:string-value="3–2 " calcext:value-type="string">
            <text:p>3–2 </text:p>
          </table:table-cell>
          <table:table-cell table:formula="of:=IF(LEN([.T4])=4;[.T4];&quot;&quot;)">
            <text:p/>
          </table:table-cell>
          <table:table-cell table:formula="of:=IF(LEN([.U4])=4;[.U4];&quot;&quot;)">
            <text:p/>
          </table:table-cell>
          <table:table-cell office:value-type="float" office:value="3" calcext:value-type="float">
            <text:p>3</text:p>
          </table:table-cell>
          <table:table-cell table:formula="of:=&quot;[equipe[&quot;&amp;[.AQ4]&amp;&quot;][0],&quot;" office:value-type="string" office:string-value="[equipe[3][0]," calcext:value-type="string">
            <text:p>[equipe[3][0],</text:p>
          </table:table-cell>
          <table:table-cell table:formula="of:=&quot;[&quot;&amp;LEFT([.W4];1)&amp;&quot;,&quot;&amp;LEFT(RIGHT([.W4];2);1)&amp;&quot;]/*&quot;&amp;[.W$1]&amp;&quot;*/,&quot;" office:value-type="string" office:string-value="[0,1]/*ATA */," calcext:value-type="string">
            <text:p>[0,1]/*ATA */,</text:p>
          </table:table-cell>
          <table:table-cell table:formula="of:=&quot;[&quot;&amp;LEFT([.X4];1)&amp;&quot;,&quot;&amp;LEFT(RIGHT([.X4];2);1)&amp;&quot;]/*&quot;&amp;[.X$1]&amp;&quot;*/,&quot;" office:value-type="string" office:string-value="[0,2]/*BOL */," calcext:value-type="string">
            <text:p>[0,2]/*BOL */,</text:p>
          </table:table-cell>
          <table:table-cell table:style-name="ce17" table:formula="of:=&quot;[,]/*&quot;&amp;[.Y$1]&amp;&quot;*/,&quot;" office:value-type="string" office:string-value="[,]/*CAG */," calcext:value-type="string">
            <text:p>[,]/*CAG */,</text:p>
          </table:table-cell>
          <table:table-cell table:formula="of:=&quot;[&quot;&amp;LEFT([.Z4];1)&amp;&quot;,&quot;&amp;LEFT(RIGHT([.Z4];2);1)&amp;&quot;]/*&quot;&amp;[.Z$1]&amp;&quot;*/,&quot;" office:value-type="string" office:string-value="[1,1]/*COM */," calcext:value-type="string">
            <text:p>[1,1]/*COM */,</text:p>
          </table:table-cell>
          <table:table-cell table:formula="of:=&quot;[&quot;&amp;LEFT([.AA4];1)&amp;&quot;,&quot;&amp;LEFT(RIGHT([.AA4];2);1)&amp;&quot;]/*&quot;&amp;[.AA$1]&amp;&quot;*/,&quot;" office:value-type="string" office:string-value="[0,2]/*EMP */," calcext:value-type="string">
            <text:p>[0,2]/*EMP */,</text:p>
          </table:table-cell>
          <table:table-cell table:formula="of:=&quot;[&quot;&amp;LEFT([.AB4];1)&amp;&quot;,&quot;&amp;LEFT(RIGHT([.AB4];2);1)&amp;&quot;]/*&quot;&amp;[.AB$1]&amp;&quot;*/,&quot;" office:value-type="string" office:string-value="[,]/*FIO */," calcext:value-type="string">
            <text:p>[,]/*FIO */,</text:p>
          </table:table-cell>
          <table:table-cell table:formula="of:=&quot;[&quot;&amp;LEFT([.AC4];1)&amp;&quot;,&quot;&amp;LEFT(RIGHT([.AC4];2);1)&amp;&quot;]/*&quot;&amp;[.AC$1]&amp;&quot;*/,&quot;" office:value-type="string" office:string-value="[,]/*GEN */," calcext:value-type="string">
            <text:p>[,]/*GEN */,</text:p>
          </table:table-cell>
          <table:table-cell table:formula="of:=&quot;[&quot;&amp;LEFT([.AD4];1)&amp;&quot;,&quot;&amp;LEFT(RIGHT([.AD4];2);1)&amp;&quot;]/*&quot;&amp;[.AD$1]&amp;&quot;*/,&quot;" office:value-type="string" office:string-value="[1,0]/*VER */," calcext:value-type="string">
            <text:p>[1,0]/*VER */,</text:p>
          </table:table-cell>
          <table:table-cell table:formula="of:=&quot;[&quot;&amp;LEFT([.AE4];1)&amp;&quot;,&quot;&amp;LEFT(RIGHT([.AE4];2);1)&amp;&quot;]/*&quot;&amp;[.AE$1]&amp;&quot;*/,&quot;" office:value-type="string" office:string-value="[0,3]/*INT */," calcext:value-type="string">
            <text:p>[0,3]/*INT */,</text:p>
          </table:table-cell>
          <table:table-cell table:formula="of:=&quot;[&quot;&amp;LEFT([.AF4];1)&amp;&quot;,&quot;&amp;LEFT(RIGHT([.AF4];2);1)&amp;&quot;]/*&quot;&amp;[.AF$1]&amp;&quot;*/,&quot;" office:value-type="string" office:string-value="[0,1]/*JUV */," calcext:value-type="string">
            <text:p>[0,1]/*JUV */,</text:p>
          </table:table-cell>
          <table:table-cell table:formula="of:=&quot;[&quot;&amp;LEFT([.AG4];1)&amp;&quot;,&quot;&amp;LEFT(RIGHT([.AG4];2);1)&amp;&quot;]/*&quot;&amp;[.AG$1]&amp;&quot;*/,&quot;" office:value-type="string" office:string-value="[1,2]/*LAZ */," calcext:value-type="string">
            <text:p>[1,2]/*LAZ */,</text:p>
          </table:table-cell>
          <table:table-cell table:formula="of:=&quot;[&quot;&amp;LEFT([.AH4];1)&amp;&quot;,&quot;&amp;LEFT(RIGHT([.AH4];2);1)&amp;&quot;]/*&quot;&amp;[.AH$1]&amp;&quot;*/,&quot;" office:value-type="string" office:string-value="[4,1]/*LEC */," calcext:value-type="string">
            <text:p>[4,1]/*LEC */,</text:p>
          </table:table-cell>
          <table:table-cell table:formula="of:=&quot;[&quot;&amp;LEFT([.AI4];1)&amp;&quot;,&quot;&amp;LEFT(RIGHT([.AI4];2);1)&amp;&quot;]/*&quot;&amp;[.AI$1]&amp;&quot;*/,&quot;" office:value-type="string" office:string-value="[3,3]/*MIL */," calcext:value-type="string">
            <text:p>[3,3]/*MIL */,</text:p>
          </table:table-cell>
          <table:table-cell table:formula="of:=&quot;[&quot;&amp;LEFT([.AJ4];1)&amp;&quot;,&quot;&amp;LEFT(RIGHT([.AJ4];2);1)&amp;&quot;]/*&quot;&amp;[.AJ$1]&amp;&quot;*/,&quot;" office:value-type="string" office:string-value="[,]/*MON */," calcext:value-type="string">
            <text:p>[,]/*MON */,</text:p>
          </table:table-cell>
          <table:table-cell table:formula="of:=&quot;[&quot;&amp;LEFT([.AK4];1)&amp;&quot;,&quot;&amp;LEFT(RIGHT([.AK4];2);1)&amp;&quot;]/*&quot;&amp;[.AK$1]&amp;&quot;*/,&quot;" office:value-type="string" office:string-value="[0,4]/*NAP */," calcext:value-type="string">
            <text:p>[0,4]/*NAP */,</text:p>
          </table:table-cell>
          <table:table-cell table:formula="of:=&quot;[&quot;&amp;LEFT([.AL4];1)&amp;&quot;,&quot;&amp;LEFT(RIGHT([.AL4];2);1)&amp;&quot;]/*&quot;&amp;[.AL$1]&amp;&quot;*/,&quot;" office:value-type="string" office:string-value="[2,1]/*PAR */," calcext:value-type="string">
            <text:p>[2,1]/*PAR */,</text:p>
          </table:table-cell>
          <table:table-cell table:formula="of:=&quot;[&quot;&amp;LEFT([.AM4];1)&amp;&quot;,&quot;&amp;LEFT(RIGHT([.AM4];2);1)&amp;&quot;]/*&quot;&amp;[.AM$1]&amp;&quot;*/,&quot;" office:value-type="string" office:string-value="[0,0]/*ROM */," calcext:value-type="string">
            <text:p>[0,0]/*ROM */,</text:p>
          </table:table-cell>
          <table:table-cell table:formula="of:=&quot;[&quot;&amp;LEFT([.AN4];1)&amp;&quot;,&quot;&amp;LEFT(RIGHT([.AN4];2);1)&amp;&quot;]/*&quot;&amp;[.AN$1]&amp;&quot;*/,&quot;" office:value-type="string" office:string-value="[3,2]/*TOR */," calcext:value-type="string">
            <text:p>[3,2]/*TOR */,</text:p>
          </table:table-cell>
          <table:table-cell table:formula="of:=&quot;[&quot;&amp;LEFT([.AO4];1)&amp;&quot;,&quot;&amp;LEFT(RIGHT([.AO4];2);1)&amp;&quot;]/*&quot;&amp;[.AO$1]&amp;&quot;*/,&quot;" office:value-type="string" office:string-value="[,]/*UDI */," calcext:value-type="string">
            <text:p>[,]/*UDI */,</text:p>
          </table:table-cell>
          <table:table-cell table:formula="of:=&quot;[&quot;&amp;LEFT([.AP4];1)&amp;&quot;,&quot;&amp;LEFT(RIGHT([.AP4];2);1)&amp;&quot;]/*&quot;&amp;[.AP$1]&amp;&quot;*/]&quot;" office:value-type="string" office:string-value="[,]/*VEN */]" calcext:value-type="string">
            <text:p>[,]/*VEN */]</text:p>
          </table:table-cell>
          <table:table-cell table:formula="of:=CONCATENATE([.AR4];[.AS4];[.AT4];[.AU4];[.AV4];[.AW4];[.AX4];[.AY4];[.AZ4];[.BA4];[.BB4];[.BC4];[.BD4];[.BE4];[.BF4];[.BG4];[.BH4];[.BI4];[.BJ4];[.BK4];[.BL4])&amp;&quot;,&quot;" office:value-type="string" office:string-value="[equipe[3][0],[0,1]/*ATA */,[0,2]/*BOL */,[,]/*CAG */,[1,1]/*COM */,[0,2]/*EMP */,[,]/*FIO */,[,]/*GEN */,[1,0]/*VER */,[0,3]/*INT */,[0,1]/*JUV */,[1,2]/*LAZ */,[4,1]/*LEC */,[3,3]/*MIL */,[,]/*MON */,[0,4]/*NAP */,[2,1]/*PAR */,[0,0]/*ROM */,[3,2]/*TOR */,[,]/*UDI */,[,]/*VEN */]," calcext:value-type="string">
            <text:p>[equipe[3][0],[0,1]/*ATA */,[0,2]/*BOL */,[,]/*CAG */,[1,1]/*COM */,[0,2]/*EMP */,[,]/*FIO */,[,]/*GEN */,[1,0]/*VER */,[0,3]/*INT */,[0,1]/*JUV */,[1,2]/*LAZ */,[4,1]/*LEC */,[3,3]/*MIL */,[,]/*MON */,[0,4]/*NAP */,[2,1]/*PAR */,[0,0]/*ROM */,[3,2]/*TOR */,[,]/*UDI */,[,]/*VEN */],</text:p>
          </table:table-cell>
        </table:table-row>
        <table:table-row table:style-name="ro1">
          <table:table-cell office:value-type="string" calcext:value-type="string">
            <text:p><text:a xlink:href="https://en.wikipedia.org/wiki/Como_1907" xlink:type="simple">Como</text:a> </text:p>
          </table:table-cell>
          <table:table-cell office:value-type="string" calcext:value-type="string">
            <text:p>1–2 </text:p>
          </table:table-cell>
          <table:table-cell office:value-type="string" calcext:value-type="string">
            <text:p>2–2 </text:p>
          </table:table-cell>
          <table:table-cell table:style-name="ce10"/>
          <table:table-cell office:value-type="string" calcext:value-type="string">
            <text:p>— </text:p>
          </table:table-cell>
          <table:table-cell table:style-name="ce10"/>
          <table:table-cell office:value-type="string" calcext:value-type="string">
            <text:p>0–2 </text:p>
          </table:table-cell>
          <table:table-cell table:style-name="ce10"/>
          <table:table-cell office:value-type="string" calcext:value-type="string">
            <text:p>3–2 </text:p>
          </table:table-cell>
          <table:table-cell table:style-name="ce10"/>
          <table:table-cell office:value-type="string" calcext:value-type="string">
            <text:p>1–2 </text:p>
          </table:table-cell>
          <table:table-cell office:value-type="string" calcext:value-type="string">
            <text:p>1–5 </text:p>
          </table:table-cell>
          <table:table-cell office:value-type="string" calcext:value-type="string">
            <text:p>2–0 </text:p>
          </table:table-cell>
          <table:table-cell office:value-type="string" calcext:value-type="string">
            <text:p>1–2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2–0 </text:p>
          </table:table-cell>
          <table:table-cell table:style-name="ce10"/>
          <table:table-cell office:value-type="string" calcext:value-type="string">
            <text:p>4–1 </text:p>
          </table:table-cell>
          <table:table-cell table:style-name="ce10" office:value-type="string" calcext:value-type="string">
            <text:p/>
          </table:table-cell>
          <table:table-cell table:formula="of:=[.A5]" office:value-type="string" office:string-value="Como " calcext:value-type="string">
            <text:p>Como </text:p>
          </table:table-cell>
          <table:table-cell table:formula="of:=IF(LEN([.B5])=4;[.B5];&quot;&quot;)" office:value-type="string" office:string-value="1–2 " calcext:value-type="string">
            <text:p>1–2 </text:p>
          </table:table-cell>
          <table:table-cell table:formula="of:=IF(LEN([.C5])=4;[.C5];&quot;&quot;)" office:value-type="string" office:string-value="2–2 " calcext:value-type="string">
            <text:p>2–2 </text:p>
          </table:table-cell>
          <table:table-cell table:formula="of:=IF(LEN([.D5])=4;[.D5];&quot;&quot;)">
            <text:p/>
          </table:table-cell>
          <table:table-cell table:formula="of:=IF(LEN([.E5])=4;[.E5];&quot;&quot;)">
            <text:p/>
          </table:table-cell>
          <table:table-cell table:formula="of:=IF(LEN([.F5])=4;[.F5];&quot;&quot;)">
            <text:p/>
          </table:table-cell>
          <table:table-cell table:formula="of:=IF(LEN([.G5])=4;[.G5];&quot;&quot;)" office:value-type="string" office:string-value="0–2 " calcext:value-type="string">
            <text:p>0–2 </text:p>
          </table:table-cell>
          <table:table-cell table:formula="of:=IF(LEN([.H5])=4;[.H5];&quot;&quot;)">
            <text:p/>
          </table:table-cell>
          <table:table-cell table:formula="of:=IF(LEN([.I5])=4;[.I5];&quot;&quot;)" office:value-type="string" office:string-value="3–2 " calcext:value-type="string">
            <text:p>3–2 </text:p>
          </table:table-cell>
          <table:table-cell table:formula="of:=IF(LEN([.J5])=4;[.J5];&quot;&quot;)">
            <text:p/>
          </table:table-cell>
          <table:table-cell table:formula="of:=IF(LEN([.K5])=4;[.K5];&quot;&quot;)" office:value-type="string" office:string-value="1–2 " calcext:value-type="string">
            <text:p>1–2 </text:p>
          </table:table-cell>
          <table:table-cell table:formula="of:=IF(LEN([.L5])=4;[.L5];&quot;&quot;)" office:value-type="string" office:string-value="1–5 " calcext:value-type="string">
            <text:p>1–5 </text:p>
          </table:table-cell>
          <table:table-cell table:formula="of:=IF(LEN([.M5])=4;[.M5];&quot;&quot;)" office:value-type="string" office:string-value="2–0 " calcext:value-type="string">
            <text:p>2–0 </text:p>
          </table:table-cell>
          <table:table-cell table:formula="of:=IF(LEN([.N5])=4;[.N5];&quot;&quot;)" office:value-type="string" office:string-value="1–2 " calcext:value-type="string">
            <text:p>1–2 </text:p>
          </table:table-cell>
          <table:table-cell table:formula="of:=IF(LEN([.O5])=4;[.O5];&quot;&quot;)" office:value-type="string" office:string-value="1–1 " calcext:value-type="string">
            <text:p>1–1 </text:p>
          </table:table-cell>
          <table:table-cell table:formula="of:=IF(LEN([.P5])=4;[.P5];&quot;&quot;)" office:value-type="string" office:string-value="2–1 " calcext:value-type="string">
            <text:p>2–1 </text:p>
          </table:table-cell>
          <table:table-cell table:formula="of:=IF(LEN([.Q5])=4;[.Q5];&quot;&quot;)" office:value-type="string" office:string-value="1–1 " calcext:value-type="string">
            <text:p>1–1 </text:p>
          </table:table-cell>
          <table:table-cell table:formula="of:=IF(LEN([.R5])=4;[.R5];&quot;&quot;)" office:value-type="string" office:string-value="2–0 " calcext:value-type="string">
            <text:p>2–0 </text:p>
          </table:table-cell>
          <table:table-cell table:formula="of:=IF(LEN([.S5])=4;[.S5];&quot;&quot;)">
            <text:p/>
          </table:table-cell>
          <table:table-cell table:formula="of:=IF(LEN([.T5])=4;[.T5];&quot;&quot;)" office:value-type="string" office:string-value="4–1 " calcext:value-type="string">
            <text:p>4–1 </text:p>
          </table:table-cell>
          <table:table-cell table:formula="of:=IF(LEN([.U5])=4;[.U5];&quot;&quot;)">
            <text:p/>
          </table:table-cell>
          <table:table-cell office:value-type="float" office:value="4" calcext:value-type="float">
            <text:p>4</text:p>
          </table:table-cell>
          <table:table-cell table:formula="of:=&quot;[equipe[&quot;&amp;[.AQ5]&amp;&quot;][0],&quot;" office:value-type="string" office:string-value="[equipe[4][0]," calcext:value-type="string">
            <text:p>[equipe[4][0],</text:p>
          </table:table-cell>
          <table:table-cell table:formula="of:=&quot;[&quot;&amp;LEFT([.W5];1)&amp;&quot;,&quot;&amp;LEFT(RIGHT([.W5];2);1)&amp;&quot;]/*&quot;&amp;[.W$1]&amp;&quot;*/,&quot;" office:value-type="string" office:string-value="[1,2]/*ATA */," calcext:value-type="string">
            <text:p>[1,2]/*ATA */,</text:p>
          </table:table-cell>
          <table:table-cell table:formula="of:=&quot;[&quot;&amp;LEFT([.X5];1)&amp;&quot;,&quot;&amp;LEFT(RIGHT([.X5];2);1)&amp;&quot;]/*&quot;&amp;[.X$1]&amp;&quot;*/,&quot;" office:value-type="string" office:string-value="[2,2]/*BOL */," calcext:value-type="string">
            <text:p>[2,2]/*BOL */,</text:p>
          </table:table-cell>
          <table:table-cell table:formula="of:=&quot;[&quot;&amp;LEFT([.Y5];1)&amp;&quot;,&quot;&amp;LEFT(RIGHT([.Y5];2);1)&amp;&quot;]/*&quot;&amp;[.Y$1]&amp;&quot;*/,&quot;" office:value-type="string" office:string-value="[,]/*CAG */," calcext:value-type="string">
            <text:p>[,]/*CAG */,</text:p>
          </table:table-cell>
          <table:table-cell table:style-name="ce17" table:formula="of:=&quot;[,]/*&quot;&amp;[.Z$1]&amp;&quot;*/,&quot;" office:value-type="string" office:string-value="[,]/*COM */," calcext:value-type="string">
            <text:p>[,]/*COM */,</text:p>
          </table:table-cell>
          <table:table-cell table:formula="of:=&quot;[&quot;&amp;LEFT([.AA5];1)&amp;&quot;,&quot;&amp;LEFT(RIGHT([.AA5];2);1)&amp;&quot;]/*&quot;&amp;[.AA$1]&amp;&quot;*/,&quot;" office:value-type="string" office:string-value="[,]/*EMP */," calcext:value-type="string">
            <text:p>[,]/*EMP */,</text:p>
          </table:table-cell>
          <table:table-cell table:formula="of:=&quot;[&quot;&amp;LEFT([.AB5];1)&amp;&quot;,&quot;&amp;LEFT(RIGHT([.AB5];2);1)&amp;&quot;]/*&quot;&amp;[.AB$1]&amp;&quot;*/,&quot;" office:value-type="string" office:string-value="[0,2]/*FIO */," calcext:value-type="string">
            <text:p>[0,2]/*FIO */,</text:p>
          </table:table-cell>
          <table:table-cell table:formula="of:=&quot;[&quot;&amp;LEFT([.AC5];1)&amp;&quot;,&quot;&amp;LEFT(RIGHT([.AC5];2);1)&amp;&quot;]/*&quot;&amp;[.AC$1]&amp;&quot;*/,&quot;" office:value-type="string" office:string-value="[,]/*GEN */," calcext:value-type="string">
            <text:p>[,]/*GEN */,</text:p>
          </table:table-cell>
          <table:table-cell table:formula="of:=&quot;[&quot;&amp;LEFT([.AD5];1)&amp;&quot;,&quot;&amp;LEFT(RIGHT([.AD5];2);1)&amp;&quot;]/*&quot;&amp;[.AD$1]&amp;&quot;*/,&quot;" office:value-type="string" office:string-value="[3,2]/*VER */," calcext:value-type="string">
            <text:p>[3,2]/*VER */,</text:p>
          </table:table-cell>
          <table:table-cell table:formula="of:=&quot;[&quot;&amp;LEFT([.AE5];1)&amp;&quot;,&quot;&amp;LEFT(RIGHT([.AE5];2);1)&amp;&quot;]/*&quot;&amp;[.AE$1]&amp;&quot;*/,&quot;" office:value-type="string" office:string-value="[,]/*INT */," calcext:value-type="string">
            <text:p>[,]/*INT */,</text:p>
          </table:table-cell>
          <table:table-cell table:formula="of:=&quot;[&quot;&amp;LEFT([.AF5];1)&amp;&quot;,&quot;&amp;LEFT(RIGHT([.AF5];2);1)&amp;&quot;]/*&quot;&amp;[.AF$1]&amp;&quot;*/,&quot;" office:value-type="string" office:string-value="[1,2]/*JUV */," calcext:value-type="string">
            <text:p>[1,2]/*JUV */,</text:p>
          </table:table-cell>
          <table:table-cell table:formula="of:=&quot;[&quot;&amp;LEFT([.AG5];1)&amp;&quot;,&quot;&amp;LEFT(RIGHT([.AG5];2);1)&amp;&quot;]/*&quot;&amp;[.AG$1]&amp;&quot;*/,&quot;" office:value-type="string" office:string-value="[1,5]/*LAZ */," calcext:value-type="string">
            <text:p>[1,5]/*LAZ */,</text:p>
          </table:table-cell>
          <table:table-cell table:formula="of:=&quot;[&quot;&amp;LEFT([.AH5];1)&amp;&quot;,&quot;&amp;LEFT(RIGHT([.AH5];2);1)&amp;&quot;]/*&quot;&amp;[.AH$1]&amp;&quot;*/,&quot;" office:value-type="string" office:string-value="[2,0]/*LEC */," calcext:value-type="string">
            <text:p>[2,0]/*LEC */,</text:p>
          </table:table-cell>
          <table:table-cell table:formula="of:=&quot;[&quot;&amp;LEFT([.AI5];1)&amp;&quot;,&quot;&amp;LEFT(RIGHT([.AI5];2);1)&amp;&quot;]/*&quot;&amp;[.AI$1]&amp;&quot;*/,&quot;" office:value-type="string" office:string-value="[1,2]/*MIL */," calcext:value-type="string">
            <text:p>[1,2]/*MIL */,</text:p>
          </table:table-cell>
          <table:table-cell table:formula="of:=&quot;[&quot;&amp;LEFT([.AJ5];1)&amp;&quot;,&quot;&amp;LEFT(RIGHT([.AJ5];2);1)&amp;&quot;]/*&quot;&amp;[.AJ$1]&amp;&quot;*/,&quot;" office:value-type="string" office:string-value="[1,1]/*MON */," calcext:value-type="string">
            <text:p>[1,1]/*MON */,</text:p>
          </table:table-cell>
          <table:table-cell table:formula="of:=&quot;[&quot;&amp;LEFT([.AK5];1)&amp;&quot;,&quot;&amp;LEFT(RIGHT([.AK5];2);1)&amp;&quot;]/*&quot;&amp;[.AK$1]&amp;&quot;*/,&quot;" office:value-type="string" office:string-value="[2,1]/*NAP */," calcext:value-type="string">
            <text:p>[2,1]/*NAP */,</text:p>
          </table:table-cell>
          <table:table-cell table:formula="of:=&quot;[&quot;&amp;LEFT([.AL5];1)&amp;&quot;,&quot;&amp;LEFT(RIGHT([.AL5];2);1)&amp;&quot;]/*&quot;&amp;[.AL$1]&amp;&quot;*/,&quot;" office:value-type="string" office:string-value="[1,1]/*PAR */," calcext:value-type="string">
            <text:p>[1,1]/*PAR */,</text:p>
          </table:table-cell>
          <table:table-cell table:formula="of:=&quot;[&quot;&amp;LEFT([.AM5];1)&amp;&quot;,&quot;&amp;LEFT(RIGHT([.AM5];2);1)&amp;&quot;]/*&quot;&amp;[.AM$1]&amp;&quot;*/,&quot;" office:value-type="string" office:string-value="[2,0]/*ROM */," calcext:value-type="string">
            <text:p>[2,0]/*ROM */,</text:p>
          </table:table-cell>
          <table:table-cell table:formula="of:=&quot;[&quot;&amp;LEFT([.AN5];1)&amp;&quot;,&quot;&amp;LEFT(RIGHT([.AN5];2);1)&amp;&quot;]/*&quot;&amp;[.AN$1]&amp;&quot;*/,&quot;" office:value-type="string" office:string-value="[,]/*TOR */," calcext:value-type="string">
            <text:p>[,]/*TOR */,</text:p>
          </table:table-cell>
          <table:table-cell table:formula="of:=&quot;[&quot;&amp;LEFT([.AO5];1)&amp;&quot;,&quot;&amp;LEFT(RIGHT([.AO5];2);1)&amp;&quot;]/*&quot;&amp;[.AO$1]&amp;&quot;*/,&quot;" office:value-type="string" office:string-value="[4,1]/*UDI */," calcext:value-type="string">
            <text:p>[4,1]/*UDI */,</text:p>
          </table:table-cell>
          <table:table-cell table:formula="of:=&quot;[&quot;&amp;LEFT([.AP5];1)&amp;&quot;,&quot;&amp;LEFT(RIGHT([.AP5];2);1)&amp;&quot;]/*&quot;&amp;[.AP$1]&amp;&quot;*/]&quot;" office:value-type="string" office:string-value="[,]/*VEN */]" calcext:value-type="string">
            <text:p>[,]/*VEN */]</text:p>
          </table:table-cell>
          <table:table-cell table:formula="of:=CONCATENATE([.AR5];[.AS5];[.AT5];[.AU5];[.AV5];[.AW5];[.AX5];[.AY5];[.AZ5];[.BA5];[.BB5];[.BC5];[.BD5];[.BE5];[.BF5];[.BG5];[.BH5];[.BI5];[.BJ5];[.BK5];[.BL5])&amp;&quot;,&quot;" office:value-type="string" office:string-value="[equipe[4][0],[1,2]/*ATA */,[2,2]/*BOL */,[,]/*CAG */,[,]/*COM */,[,]/*EMP */,[0,2]/*FIO */,[,]/*GEN */,[3,2]/*VER */,[,]/*INT */,[1,2]/*JUV */,[1,5]/*LAZ */,[2,0]/*LEC */,[1,2]/*MIL */,[1,1]/*MON */,[2,1]/*NAP */,[1,1]/*PAR */,[2,0]/*ROM */,[,]/*TOR */,[4,1]/*UDI */,[,]/*VEN */]," calcext:value-type="string">
            <text:p>[equipe[4][0],[1,2]/*ATA */,[2,2]/*BOL */,[,]/*CAG */,[,]/*COM */,[,]/*EMP */,[0,2]/*FIO */,[,]/*GEN */,[3,2]/*VER */,[,]/*INT */,[1,2]/*JUV */,[1,5]/*LAZ */,[2,0]/*LEC */,[1,2]/*MIL */,[1,1]/*MON */,[2,1]/*NAP */,[1,1]/*PAR */,[2,0]/*ROM */,[,]/*TOR */,[4,1]/*UDI */,[,]/*VEN */],</text:p>
          </table:table-cell>
        </table:table-row>
        <table:table-row table:style-name="ro1">
          <table:table-cell office:value-type="string" calcext:value-type="string">
            <text:p><text:a xlink:href="https://en.wikipedia.org/wiki/Empoli_FC" xlink:type="simple">Empoli</text:a> </text:p>
          </table:table-cell>
          <table:table-cell office:value-type="string" calcext:value-type="string">
            <text:p>0–5 </text:p>
          </table:table-cell>
          <table:table-cell office:value-type="string" calcext:value-type="string">
            <text:p>1–1 </text:p>
          </table:table-cell>
          <table:table-cell table:style-name="ce10"/>
          <table:table-cell office:value-type="string" calcext:value-type="string">
            <text:p>1–0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1–2 </text:p>
          </table:table-cell>
          <table:table-cell table:style-name="ce10"/>
          <table:table-cell office:value-type="string" calcext:value-type="string">
            <text:p>0–3 </text:p>
          </table:table-cell>
          <table:table-cell office:value-type="string" calcext:value-type="string">
            <text:p>0–0 </text:p>
          </table:table-cell>
          <table:table-cell table:style-name="ce10"/>
          <table:table-cell office:value-type="string" calcext:value-type="string">
            <text:p>1–3 </text:p>
          </table:table-cell>
          <table:table-cell office:value-type="string" calcext:value-type="string">
            <text:p>0–2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0–1 </text:p>
          </table:table-cell>
          <table:table-cell table:style-name="ce10" table:number-columns-repeated="2"/>
          <table:table-cell office:value-type="string" calcext:value-type="string">
            <text:p>0–1 </text:p>
          </table:table-cell>
          <table:table-cell office:value-type="string" calcext:value-type="string">
            <text:p>1–1 </text:p>
          </table:table-cell>
          <table:table-cell table:style-name="ce10" office:value-type="string" calcext:value-type="string">
            <text:p/>
          </table:table-cell>
          <table:table-cell table:formula="of:=[.A6]" office:value-type="string" office:string-value="Empoli " calcext:value-type="string">
            <text:p>Empoli </text:p>
          </table:table-cell>
          <table:table-cell table:formula="of:=IF(LEN([.B6])=4;[.B6];&quot;&quot;)" office:value-type="string" office:string-value="0–5 " calcext:value-type="string">
            <text:p>0–5 </text:p>
          </table:table-cell>
          <table:table-cell table:formula="of:=IF(LEN([.C6])=4;[.C6];&quot;&quot;)" office:value-type="string" office:string-value="1–1 " calcext:value-type="string">
            <text:p>1–1 </text:p>
          </table:table-cell>
          <table:table-cell table:formula="of:=IF(LEN([.D6])=4;[.D6];&quot;&quot;)">
            <text:p/>
          </table:table-cell>
          <table:table-cell table:formula="of:=IF(LEN([.E6])=4;[.E6];&quot;&quot;)" office:value-type="string" office:string-value="1–0 " calcext:value-type="string">
            <text:p>1–0 </text:p>
          </table:table-cell>
          <table:table-cell table:formula="of:=IF(LEN([.F6])=4;[.F6];&quot;&quot;)">
            <text:p/>
          </table:table-cell>
          <table:table-cell table:formula="of:=IF(LEN([.G6])=4;[.G6];&quot;&quot;)" office:value-type="string" office:string-value="0–0 " calcext:value-type="string">
            <text:p>0–0 </text:p>
          </table:table-cell>
          <table:table-cell table:formula="of:=IF(LEN([.H6])=4;[.H6];&quot;&quot;)" office:value-type="string" office:string-value="1–2 " calcext:value-type="string">
            <text:p>1–2 </text:p>
          </table:table-cell>
          <table:table-cell table:formula="of:=IF(LEN([.I6])=4;[.I6];&quot;&quot;)">
            <text:p/>
          </table:table-cell>
          <table:table-cell table:formula="of:=IF(LEN([.J6])=4;[.J6];&quot;&quot;)" office:value-type="string" office:string-value="0–3 " calcext:value-type="string">
            <text:p>0–3 </text:p>
          </table:table-cell>
          <table:table-cell table:formula="of:=IF(LEN([.K6])=4;[.K6];&quot;&quot;)" office:value-type="string" office:string-value="0–0 " calcext:value-type="string">
            <text:p>0–0 </text:p>
          </table:table-cell>
          <table:table-cell table:formula="of:=IF(LEN([.L6])=4;[.L6];&quot;&quot;)">
            <text:p/>
          </table:table-cell>
          <table:table-cell table:formula="of:=IF(LEN([.M6])=4;[.M6];&quot;&quot;)" office:value-type="string" office:string-value="1–3 " calcext:value-type="string">
            <text:p>1–3 </text:p>
          </table:table-cell>
          <table:table-cell table:formula="of:=IF(LEN([.N6])=4;[.N6];&quot;&quot;)" office:value-type="string" office:string-value="0–2 " calcext:value-type="string">
            <text:p>0–2 </text:p>
          </table:table-cell>
          <table:table-cell table:formula="of:=IF(LEN([.O6])=4;[.O6];&quot;&quot;)" office:value-type="string" office:string-value="0–0 " calcext:value-type="string">
            <text:p>0–0 </text:p>
          </table:table-cell>
          <table:table-cell table:formula="of:=IF(LEN([.P6])=4;[.P6];&quot;&quot;)" office:value-type="string" office:string-value="0–1 " calcext:value-type="string">
            <text:p>0–1 </text:p>
          </table:table-cell>
          <table:table-cell table:formula="of:=IF(LEN([.Q6])=4;[.Q6];&quot;&quot;)">
            <text:p/>
          </table:table-cell>
          <table:table-cell table:formula="of:=IF(LEN([.R6])=4;[.R6];&quot;&quot;)">
            <text:p/>
          </table:table-cell>
          <table:table-cell table:formula="of:=IF(LEN([.S6])=4;[.S6];&quot;&quot;)" office:value-type="string" office:string-value="0–1 " calcext:value-type="string">
            <text:p>0–1 </text:p>
          </table:table-cell>
          <table:table-cell table:formula="of:=IF(LEN([.T6])=4;[.T6];&quot;&quot;)" office:value-type="string" office:string-value="1–1 " calcext:value-type="string">
            <text:p>1–1 </text:p>
          </table:table-cell>
          <table:table-cell table:formula="of:=IF(LEN([.U6])=4;[.U6];&quot;&quot;)">
            <text:p/>
          </table:table-cell>
          <table:table-cell office:value-type="float" office:value="5" calcext:value-type="float">
            <text:p>5</text:p>
          </table:table-cell>
          <table:table-cell table:formula="of:=&quot;[equipe[&quot;&amp;[.AQ6]&amp;&quot;][0],&quot;" office:value-type="string" office:string-value="[equipe[5][0]," calcext:value-type="string">
            <text:p>[equipe[5][0],</text:p>
          </table:table-cell>
          <table:table-cell table:formula="of:=&quot;[&quot;&amp;LEFT([.W6];1)&amp;&quot;,&quot;&amp;LEFT(RIGHT([.W6];2);1)&amp;&quot;]/*&quot;&amp;[.W$1]&amp;&quot;*/,&quot;" office:value-type="string" office:string-value="[0,5]/*ATA */," calcext:value-type="string">
            <text:p>[0,5]/*ATA */,</text:p>
          </table:table-cell>
          <table:table-cell table:formula="of:=&quot;[&quot;&amp;LEFT([.X6];1)&amp;&quot;,&quot;&amp;LEFT(RIGHT([.X6];2);1)&amp;&quot;]/*&quot;&amp;[.X$1]&amp;&quot;*/,&quot;" office:value-type="string" office:string-value="[1,1]/*BOL */," calcext:value-type="string">
            <text:p>[1,1]/*BOL */,</text:p>
          </table:table-cell>
          <table:table-cell table:formula="of:=&quot;[&quot;&amp;LEFT([.Y6];1)&amp;&quot;,&quot;&amp;LEFT(RIGHT([.Y6];2);1)&amp;&quot;]/*&quot;&amp;[.Y$1]&amp;&quot;*/,&quot;" office:value-type="string" office:string-value="[,]/*CAG */," calcext:value-type="string">
            <text:p>[,]/*CAG */,</text:p>
          </table:table-cell>
          <table:table-cell table:formula="of:=&quot;[&quot;&amp;LEFT([.Z6];1)&amp;&quot;,&quot;&amp;LEFT(RIGHT([.Z6];2);1)&amp;&quot;]/*&quot;&amp;[.Z$1]&amp;&quot;*/,&quot;" office:value-type="string" office:string-value="[1,0]/*COM */," calcext:value-type="string">
            <text:p>[1,0]/*COM */,</text:p>
          </table:table-cell>
          <table:table-cell table:style-name="ce17" table:formula="of:=&quot;[,]/*&quot;&amp;[.AA$1]&amp;&quot;*/,&quot;" office:value-type="string" office:string-value="[,]/*EMP */," calcext:value-type="string">
            <text:p>[,]/*EMP */,</text:p>
          </table:table-cell>
          <table:table-cell table:formula="of:=&quot;[&quot;&amp;LEFT([.AB6];1)&amp;&quot;,&quot;&amp;LEFT(RIGHT([.AB6];2);1)&amp;&quot;]/*&quot;&amp;[.AB$1]&amp;&quot;*/,&quot;" office:value-type="string" office:string-value="[0,0]/*FIO */," calcext:value-type="string">
            <text:p>[0,0]/*FIO */,</text:p>
          </table:table-cell>
          <table:table-cell table:formula="of:=&quot;[&quot;&amp;LEFT([.AC6];1)&amp;&quot;,&quot;&amp;LEFT(RIGHT([.AC6];2);1)&amp;&quot;]/*&quot;&amp;[.AC$1]&amp;&quot;*/,&quot;" office:value-type="string" office:string-value="[1,2]/*GEN */," calcext:value-type="string">
            <text:p>[1,2]/*GEN */,</text:p>
          </table:table-cell>
          <table:table-cell table:formula="of:=&quot;[&quot;&amp;LEFT([.AD6];1)&amp;&quot;,&quot;&amp;LEFT(RIGHT([.AD6];2);1)&amp;&quot;]/*&quot;&amp;[.AD$1]&amp;&quot;*/,&quot;" office:value-type="string" office:string-value="[,]/*VER */," calcext:value-type="string">
            <text:p>[,]/*VER */,</text:p>
          </table:table-cell>
          <table:table-cell table:formula="of:=&quot;[&quot;&amp;LEFT([.AE6];1)&amp;&quot;,&quot;&amp;LEFT(RIGHT([.AE6];2);1)&amp;&quot;]/*&quot;&amp;[.AE$1]&amp;&quot;*/,&quot;" office:value-type="string" office:string-value="[0,3]/*INT */," calcext:value-type="string">
            <text:p>[0,3]/*INT */,</text:p>
          </table:table-cell>
          <table:table-cell table:formula="of:=&quot;[&quot;&amp;LEFT([.AF6];1)&amp;&quot;,&quot;&amp;LEFT(RIGHT([.AF6];2);1)&amp;&quot;]/*&quot;&amp;[.AF$1]&amp;&quot;*/,&quot;" office:value-type="string" office:string-value="[0,0]/*JUV */," calcext:value-type="string">
            <text:p>[0,0]/*JUV */,</text:p>
          </table:table-cell>
          <table:table-cell table:formula="of:=&quot;[&quot;&amp;LEFT([.AG6];1)&amp;&quot;,&quot;&amp;LEFT(RIGHT([.AG6];2);1)&amp;&quot;]/*&quot;&amp;[.AG$1]&amp;&quot;*/,&quot;" office:value-type="string" office:string-value="[,]/*LAZ */," calcext:value-type="string">
            <text:p>[,]/*LAZ */,</text:p>
          </table:table-cell>
          <table:table-cell table:formula="of:=&quot;[&quot;&amp;LEFT([.AH6];1)&amp;&quot;,&quot;&amp;LEFT(RIGHT([.AH6];2);1)&amp;&quot;]/*&quot;&amp;[.AH$1]&amp;&quot;*/,&quot;" office:value-type="string" office:string-value="[1,3]/*LEC */," calcext:value-type="string">
            <text:p>[1,3]/*LEC */,</text:p>
          </table:table-cell>
          <table:table-cell table:formula="of:=&quot;[&quot;&amp;LEFT([.AI6];1)&amp;&quot;,&quot;&amp;LEFT(RIGHT([.AI6];2);1)&amp;&quot;]/*&quot;&amp;[.AI$1]&amp;&quot;*/,&quot;" office:value-type="string" office:string-value="[0,2]/*MIL */," calcext:value-type="string">
            <text:p>[0,2]/*MIL */,</text:p>
          </table:table-cell>
          <table:table-cell table:formula="of:=&quot;[&quot;&amp;LEFT([.AJ6];1)&amp;&quot;,&quot;&amp;LEFT(RIGHT([.AJ6];2);1)&amp;&quot;]/*&quot;&amp;[.AJ$1]&amp;&quot;*/,&quot;" office:value-type="string" office:string-value="[0,0]/*MON */," calcext:value-type="string">
            <text:p>[0,0]/*MON */,</text:p>
          </table:table-cell>
          <table:table-cell table:formula="of:=&quot;[&quot;&amp;LEFT([.AK6];1)&amp;&quot;,&quot;&amp;LEFT(RIGHT([.AK6];2);1)&amp;&quot;]/*&quot;&amp;[.AK$1]&amp;&quot;*/,&quot;" office:value-type="string" office:string-value="[0,1]/*NAP */," calcext:value-type="string">
            <text:p>[0,1]/*NAP */,</text:p>
          </table:table-cell>
          <table:table-cell table:formula="of:=&quot;[&quot;&amp;LEFT([.AL6];1)&amp;&quot;,&quot;&amp;LEFT(RIGHT([.AL6];2);1)&amp;&quot;]/*&quot;&amp;[.AL$1]&amp;&quot;*/,&quot;" office:value-type="string" office:string-value="[,]/*PAR */," calcext:value-type="string">
            <text:p>[,]/*PAR */,</text:p>
          </table:table-cell>
          <table:table-cell table:formula="of:=&quot;[&quot;&amp;LEFT([.AM6];1)&amp;&quot;,&quot;&amp;LEFT(RIGHT([.AM6];2);1)&amp;&quot;]/*&quot;&amp;[.AM$1]&amp;&quot;*/,&quot;" office:value-type="string" office:string-value="[,]/*ROM */," calcext:value-type="string">
            <text:p>[,]/*ROM */,</text:p>
          </table:table-cell>
          <table:table-cell table:formula="of:=&quot;[&quot;&amp;LEFT([.AN6];1)&amp;&quot;,&quot;&amp;LEFT(RIGHT([.AN6];2);1)&amp;&quot;]/*&quot;&amp;[.AN$1]&amp;&quot;*/,&quot;" office:value-type="string" office:string-value="[0,1]/*TOR */," calcext:value-type="string">
            <text:p>[0,1]/*TOR */,</text:p>
          </table:table-cell>
          <table:table-cell table:formula="of:=&quot;[&quot;&amp;LEFT([.AO6];1)&amp;&quot;,&quot;&amp;LEFT(RIGHT([.AO6];2);1)&amp;&quot;]/*&quot;&amp;[.AO$1]&amp;&quot;*/,&quot;" office:value-type="string" office:string-value="[1,1]/*UDI */," calcext:value-type="string">
            <text:p>[1,1]/*UDI */,</text:p>
          </table:table-cell>
          <table:table-cell table:formula="of:=&quot;[&quot;&amp;LEFT([.AP6];1)&amp;&quot;,&quot;&amp;LEFT(RIGHT([.AP6];2);1)&amp;&quot;]/*&quot;&amp;[.AP$1]&amp;&quot;*/]&quot;" office:value-type="string" office:string-value="[,]/*VEN */]" calcext:value-type="string">
            <text:p>[,]/*VEN */]</text:p>
          </table:table-cell>
          <table:table-cell table:formula="of:=CONCATENATE([.AR6];[.AS6];[.AT6];[.AU6];[.AV6];[.AW6];[.AX6];[.AY6];[.AZ6];[.BA6];[.BB6];[.BC6];[.BD6];[.BE6];[.BF6];[.BG6];[.BH6];[.BI6];[.BJ6];[.BK6];[.BL6])&amp;&quot;,&quot;" office:value-type="string" office:string-value="[equipe[5][0],[0,5]/*ATA */,[1,1]/*BOL */,[,]/*CAG */,[1,0]/*COM */,[,]/*EMP */,[0,0]/*FIO */,[1,2]/*GEN */,[,]/*VER */,[0,3]/*INT */,[0,0]/*JUV */,[,]/*LAZ */,[1,3]/*LEC */,[0,2]/*MIL */,[0,0]/*MON */,[0,1]/*NAP */,[,]/*PAR */,[,]/*ROM */,[0,1]/*TOR */,[1,1]/*UDI */,[,]/*VEN */]," calcext:value-type="string">
            <text:p>[equipe[5][0],[0,5]/*ATA */,[1,1]/*BOL */,[,]/*CAG */,[1,0]/*COM */,[,]/*EMP */,[0,0]/*FIO */,[1,2]/*GEN */,[,]/*VER */,[0,3]/*INT */,[0,0]/*JUV */,[,]/*LAZ */,[1,3]/*LEC */,[0,2]/*MIL */,[0,0]/*MON */,[0,1]/*NAP */,[,]/*PAR */,[,]/*ROM */,[0,1]/*TOR */,[1,1]/*UDI */,[,]/*VEN */],</text:p>
          </table:table-cell>
        </table:table-row>
        <table:table-row table:style-name="ro1">
          <table:table-cell office:value-type="string" calcext:value-type="string">
            <text:p><text:a xlink:href="https://en.wikipedia.org/wiki/ACF_Fiorentina" xlink:type="simple">Fiorentina</text:a> </text:p>
          </table:table-cell>
          <table:table-cell table:style-name="ce10" office:value-type="string" calcext:value-type="string">
            <text:p/>
          </table:table-cell>
          <table:table-cell office:value-type="string" calcext:value-type="string">
            <text:p><text:a xlink:href="https://en.wikipedia.org/wiki/Derby_dell%27Appennino" xlink:type="simple">a</text:a>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0–2 </text:p>
          </table:table-cell>
          <table:table-cell table:style-name="ce10"/>
          <table:table-cell office:value-type="string" calcext:value-type="string">
            <text:p>—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3–1 </text:p>
          </table:table-cell>
          <table:table-cell office:value-type="string" calcext:value-type="string">
            <text:p>3–0 </text:p>
          </table:table-cell>
          <table:table-cell office:value-type="string" calcext:value-type="string">
            <text:p><text:a xlink:href="https://en.wikipedia.org/wiki/ACF_Fiorentina–Juventus_FC_rivalry" xlink:type="simple">a</text:a>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2–2 </text:p>
          </table:table-cell>
          <table:table-cell office:value-type="string" calcext:value-type="string">
            <text:p>0–3 </text:p>
          </table:table-cell>
          <table:table-cell table:style-name="ce10"/>
          <table:table-cell office:value-type="string" calcext:value-type="string">
            <text:p>5–1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1–2 </text:p>
          </table:table-cell>
          <table:table-cell office:value-type="string" calcext:value-type="string">
            <text:p>0–0 </text:p>
          </table:table-cell>
          <table:table-cell table:formula="of:=[.A7]" office:value-type="string" office:string-value="Fiorentina " calcext:value-type="string">
            <text:p>Fiorentina </text:p>
          </table:table-cell>
          <table:table-cell table:formula="of:=IF(LEN([.B7])=4;[.B7];&quot;&quot;)">
            <text:p/>
          </table:table-cell>
          <table:table-cell table:formula="of:=IF(LEN([.C7])=4;[.C7];&quot;&quot;)">
            <text:p/>
          </table:table-cell>
          <table:table-cell table:formula="of:=IF(LEN([.D7])=4;[.D7];&quot;&quot;)" office:value-type="string" office:string-value="1–0 " calcext:value-type="string">
            <text:p>1–0 </text:p>
          </table:table-cell>
          <table:table-cell table:formula="of:=IF(LEN([.E7])=4;[.E7];&quot;&quot;)" office:value-type="string" office:string-value="0–2 " calcext:value-type="string">
            <text:p>0–2 </text:p>
          </table:table-cell>
          <table:table-cell table:formula="of:=IF(LEN([.F7])=4;[.F7];&quot;&quot;)">
            <text:p/>
          </table:table-cell>
          <table:table-cell table:formula="of:=IF(LEN([.G7])=4;[.G7];&quot;&quot;)">
            <text:p/>
          </table:table-cell>
          <table:table-cell table:formula="of:=IF(LEN([.H7])=4;[.H7];&quot;&quot;)" office:value-type="string" office:string-value="2–1 " calcext:value-type="string">
            <text:p>2–1 </text:p>
          </table:table-cell>
          <table:table-cell table:formula="of:=IF(LEN([.I7])=4;[.I7];&quot;&quot;)" office:value-type="string" office:string-value="3–1 " calcext:value-type="string">
            <text:p>3–1 </text:p>
          </table:table-cell>
          <table:table-cell table:formula="of:=IF(LEN([.J7])=4;[.J7];&quot;&quot;)" office:value-type="string" office:string-value="3–0 " calcext:value-type="string">
            <text:p>3–0 </text:p>
          </table:table-cell>
          <table:table-cell table:formula="of:=IF(LEN([.K7])=4;[.K7];&quot;&quot;)">
            <text:p/>
          </table:table-cell>
          <table:table-cell table:formula="of:=IF(LEN([.L7])=4;[.L7];&quot;&quot;)" office:value-type="string" office:string-value="2–1 " calcext:value-type="string">
            <text:p>2–1 </text:p>
          </table:table-cell>
          <table:table-cell table:formula="of:=IF(LEN([.M7])=4;[.M7];&quot;&quot;)" office:value-type="string" office:string-value="1–0 " calcext:value-type="string">
            <text:p>1–0 </text:p>
          </table:table-cell>
          <table:table-cell table:formula="of:=IF(LEN([.N7])=4;[.N7];&quot;&quot;)" office:value-type="string" office:string-value="2–1 " calcext:value-type="string">
            <text:p>2–1 </text:p>
          </table:table-cell>
          <table:table-cell table:formula="of:=IF(LEN([.O7])=4;[.O7];&quot;&quot;)" office:value-type="string" office:string-value="2–2 " calcext:value-type="string">
            <text:p>2–2 </text:p>
          </table:table-cell>
          <table:table-cell table:formula="of:=IF(LEN([.P7])=4;[.P7];&quot;&quot;)" office:value-type="string" office:string-value="0–3 " calcext:value-type="string">
            <text:p>0–3 </text:p>
          </table:table-cell>
          <table:table-cell table:formula="of:=IF(LEN([.Q7])=4;[.Q7];&quot;&quot;)">
            <text:p/>
          </table:table-cell>
          <table:table-cell table:formula="of:=IF(LEN([.R7])=4;[.R7];&quot;&quot;)" office:value-type="string" office:string-value="5–1 " calcext:value-type="string">
            <text:p>5–1 </text:p>
          </table:table-cell>
          <table:table-cell table:formula="of:=IF(LEN([.S7])=4;[.S7];&quot;&quot;)" office:value-type="string" office:string-value="1–1 " calcext:value-type="string">
            <text:p>1–1 </text:p>
          </table:table-cell>
          <table:table-cell table:formula="of:=IF(LEN([.T7])=4;[.T7];&quot;&quot;)" office:value-type="string" office:string-value="1–2 " calcext:value-type="string">
            <text:p>1–2 </text:p>
          </table:table-cell>
          <table:table-cell table:formula="of:=IF(LEN([.U7])=4;[.U7];&quot;&quot;)" office:value-type="string" office:string-value="0–0 " calcext:value-type="string">
            <text:p>0–0 </text:p>
          </table:table-cell>
          <table:table-cell office:value-type="float" office:value="6" calcext:value-type="float">
            <text:p>6</text:p>
          </table:table-cell>
          <table:table-cell table:formula="of:=&quot;[equipe[&quot;&amp;[.AQ7]&amp;&quot;][0],&quot;" office:value-type="string" office:string-value="[equipe[6][0]," calcext:value-type="string">
            <text:p>[equipe[6][0],</text:p>
          </table:table-cell>
          <table:table-cell table:formula="of:=&quot;[&quot;&amp;LEFT([.W7];1)&amp;&quot;,&quot;&amp;LEFT(RIGHT([.W7];2);1)&amp;&quot;]/*&quot;&amp;[.W$1]&amp;&quot;*/,&quot;" office:value-type="string" office:string-value="[,]/*ATA */," calcext:value-type="string">
            <text:p>[,]/*ATA */,</text:p>
          </table:table-cell>
          <table:table-cell table:formula="of:=&quot;[&quot;&amp;LEFT([.X7];1)&amp;&quot;,&quot;&amp;LEFT(RIGHT([.X7];2);1)&amp;&quot;]/*&quot;&amp;[.X$1]&amp;&quot;*/,&quot;" office:value-type="string" office:string-value="[,]/*BOL */," calcext:value-type="string">
            <text:p>[,]/*BOL */,</text:p>
          </table:table-cell>
          <table:table-cell table:formula="of:=&quot;[&quot;&amp;LEFT([.Y7];1)&amp;&quot;,&quot;&amp;LEFT(RIGHT([.Y7];2);1)&amp;&quot;]/*&quot;&amp;[.Y$1]&amp;&quot;*/,&quot;" office:value-type="string" office:string-value="[1,0]/*CAG */," calcext:value-type="string">
            <text:p>[1,0]/*CAG */,</text:p>
          </table:table-cell>
          <table:table-cell table:formula="of:=&quot;[&quot;&amp;LEFT([.Z7];1)&amp;&quot;,&quot;&amp;LEFT(RIGHT([.Z7];2);1)&amp;&quot;]/*&quot;&amp;[.Z$1]&amp;&quot;*/,&quot;" office:value-type="string" office:string-value="[0,2]/*COM */," calcext:value-type="string">
            <text:p>[0,2]/*COM */,</text:p>
          </table:table-cell>
          <table:table-cell table:formula="of:=&quot;[&quot;&amp;LEFT([.AA7];1)&amp;&quot;,&quot;&amp;LEFT(RIGHT([.AA7];2);1)&amp;&quot;]/*&quot;&amp;[.AA$1]&amp;&quot;*/,&quot;" office:value-type="string" office:string-value="[,]/*EMP */," calcext:value-type="string">
            <text:p>[,]/*EMP */,</text:p>
          </table:table-cell>
          <table:table-cell table:style-name="ce17" table:formula="of:=&quot;[,]/*&quot;&amp;[.AB$1]&amp;&quot;*/,&quot;" office:value-type="string" office:string-value="[,]/*FIO */," calcext:value-type="string">
            <text:p>[,]/*FIO */,</text:p>
          </table:table-cell>
          <table:table-cell table:formula="of:=&quot;[&quot;&amp;LEFT([.AC7];1)&amp;&quot;,&quot;&amp;LEFT(RIGHT([.AC7];2);1)&amp;&quot;]/*&quot;&amp;[.AC$1]&amp;&quot;*/,&quot;" office:value-type="string" office:string-value="[2,1]/*GEN */," calcext:value-type="string">
            <text:p>[2,1]/*GEN */,</text:p>
          </table:table-cell>
          <table:table-cell table:formula="of:=&quot;[&quot;&amp;LEFT([.AD7];1)&amp;&quot;,&quot;&amp;LEFT(RIGHT([.AD7];2);1)&amp;&quot;]/*&quot;&amp;[.AD$1]&amp;&quot;*/,&quot;" office:value-type="string" office:string-value="[3,1]/*VER */," calcext:value-type="string">
            <text:p>[3,1]/*VER */,</text:p>
          </table:table-cell>
          <table:table-cell table:formula="of:=&quot;[&quot;&amp;LEFT([.AE7];1)&amp;&quot;,&quot;&amp;LEFT(RIGHT([.AE7];2);1)&amp;&quot;]/*&quot;&amp;[.AE$1]&amp;&quot;*/,&quot;" office:value-type="string" office:string-value="[3,0]/*INT */," calcext:value-type="string">
            <text:p>[3,0]/*INT */,</text:p>
          </table:table-cell>
          <table:table-cell table:formula="of:=&quot;[&quot;&amp;LEFT([.AF7];1)&amp;&quot;,&quot;&amp;LEFT(RIGHT([.AF7];2);1)&amp;&quot;]/*&quot;&amp;[.AF$1]&amp;&quot;*/,&quot;" office:value-type="string" office:string-value="[,]/*JUV */," calcext:value-type="string">
            <text:p>[,]/*JUV */,</text:p>
          </table:table-cell>
          <table:table-cell table:formula="of:=&quot;[&quot;&amp;LEFT([.AG7];1)&amp;&quot;,&quot;&amp;LEFT(RIGHT([.AG7];2);1)&amp;&quot;]/*&quot;&amp;[.AG$1]&amp;&quot;*/,&quot;" office:value-type="string" office:string-value="[2,1]/*LAZ */," calcext:value-type="string">
            <text:p>[2,1]/*LAZ */,</text:p>
          </table:table-cell>
          <table:table-cell table:formula="of:=&quot;[&quot;&amp;LEFT([.AH7];1)&amp;&quot;,&quot;&amp;LEFT(RIGHT([.AH7];2);1)&amp;&quot;]/*&quot;&amp;[.AH$1]&amp;&quot;*/,&quot;" office:value-type="string" office:string-value="[1,0]/*LEC */," calcext:value-type="string">
            <text:p>[1,0]/*LEC */,</text:p>
          </table:table-cell>
          <table:table-cell table:formula="of:=&quot;[&quot;&amp;LEFT([.AI7];1)&amp;&quot;,&quot;&amp;LEFT(RIGHT([.AI7];2);1)&amp;&quot;]/*&quot;&amp;[.AI$1]&amp;&quot;*/,&quot;" office:value-type="string" office:string-value="[2,1]/*MIL */," calcext:value-type="string">
            <text:p>[2,1]/*MIL */,</text:p>
          </table:table-cell>
          <table:table-cell table:formula="of:=&quot;[&quot;&amp;LEFT([.AJ7];1)&amp;&quot;,&quot;&amp;LEFT(RIGHT([.AJ7];2);1)&amp;&quot;]/*&quot;&amp;[.AJ$1]&amp;&quot;*/,&quot;" office:value-type="string" office:string-value="[2,2]/*MON */," calcext:value-type="string">
            <text:p>[2,2]/*MON */,</text:p>
          </table:table-cell>
          <table:table-cell table:formula="of:=&quot;[&quot;&amp;LEFT([.AK7];1)&amp;&quot;,&quot;&amp;LEFT(RIGHT([.AK7];2);1)&amp;&quot;]/*&quot;&amp;[.AK$1]&amp;&quot;*/,&quot;" office:value-type="string" office:string-value="[0,3]/*NAP */," calcext:value-type="string">
            <text:p>[0,3]/*NAP */,</text:p>
          </table:table-cell>
          <table:table-cell table:formula="of:=&quot;[&quot;&amp;LEFT([.AL7];1)&amp;&quot;,&quot;&amp;LEFT(RIGHT([.AL7];2);1)&amp;&quot;]/*&quot;&amp;[.AL$1]&amp;&quot;*/,&quot;" office:value-type="string" office:string-value="[,]/*PAR */," calcext:value-type="string">
            <text:p>[,]/*PAR */,</text:p>
          </table:table-cell>
          <table:table-cell table:formula="of:=&quot;[&quot;&amp;LEFT([.AM7];1)&amp;&quot;,&quot;&amp;LEFT(RIGHT([.AM7];2);1)&amp;&quot;]/*&quot;&amp;[.AM$1]&amp;&quot;*/,&quot;" office:value-type="string" office:string-value="[5,1]/*ROM */," calcext:value-type="string">
            <text:p>[5,1]/*ROM */,</text:p>
          </table:table-cell>
          <table:table-cell table:formula="of:=&quot;[&quot;&amp;LEFT([.AN7];1)&amp;&quot;,&quot;&amp;LEFT(RIGHT([.AN7];2);1)&amp;&quot;]/*&quot;&amp;[.AN$1]&amp;&quot;*/,&quot;" office:value-type="string" office:string-value="[1,1]/*TOR */," calcext:value-type="string">
            <text:p>[1,1]/*TOR */,</text:p>
          </table:table-cell>
          <table:table-cell table:formula="of:=&quot;[&quot;&amp;LEFT([.AO7];1)&amp;&quot;,&quot;&amp;LEFT(RIGHT([.AO7];2);1)&amp;&quot;]/*&quot;&amp;[.AO$1]&amp;&quot;*/,&quot;" office:value-type="string" office:string-value="[1,2]/*UDI */," calcext:value-type="string">
            <text:p>[1,2]/*UDI */,</text:p>
          </table:table-cell>
          <table:table-cell table:formula="of:=&quot;[&quot;&amp;LEFT([.AP7];1)&amp;&quot;,&quot;&amp;LEFT(RIGHT([.AP7];2);1)&amp;&quot;]/*&quot;&amp;[.AP$1]&amp;&quot;*/]&quot;" office:value-type="string" office:string-value="[0,0]/*VEN */]" calcext:value-type="string">
            <text:p>[0,0]/*VEN */]</text:p>
          </table:table-cell>
          <table:table-cell table:formula="of:=CONCATENATE([.AR7];[.AS7];[.AT7];[.AU7];[.AV7];[.AW7];[.AX7];[.AY7];[.AZ7];[.BA7];[.BB7];[.BC7];[.BD7];[.BE7];[.BF7];[.BG7];[.BH7];[.BI7];[.BJ7];[.BK7];[.BL7])&amp;&quot;,&quot;" office:value-type="string" office:string-value="[equipe[6][0],[,]/*ATA */,[,]/*BOL */,[1,0]/*CAG */,[0,2]/*COM */,[,]/*EMP */,[,]/*FIO */,[2,1]/*GEN */,[3,1]/*VER */,[3,0]/*INT */,[,]/*JUV */,[2,1]/*LAZ */,[1,0]/*LEC */,[2,1]/*MIL */,[2,2]/*MON */,[0,3]/*NAP */,[,]/*PAR */,[5,1]/*ROM */,[1,1]/*TOR */,[1,2]/*UDI */,[0,0]/*VEN */]," calcext:value-type="string">
            <text:p>[equipe[6][0],[,]/*ATA */,[,]/*BOL */,[1,0]/*CAG */,[0,2]/*COM */,[,]/*EMP */,[,]/*FIO */,[2,1]/*GEN */,[3,1]/*VER */,[3,0]/*INT */,[,]/*JUV */,[2,1]/*LAZ */,[1,0]/*LEC */,[2,1]/*MIL */,[2,2]/*MON */,[0,3]/*NAP */,[,]/*PAR */,[5,1]/*ROM */,[1,1]/*TOR */,[1,2]/*UDI */,[0,0]/*VEN */],</text:p>
          </table:table-cell>
        </table:table-row>
        <table:table-row table:style-name="ro1">
          <table:table-cell office:value-type="string" calcext:value-type="string">
            <text:p><text:a xlink:href="https://en.wikipedia.org/wiki/Genoa_CFC" xlink:type="simple">Genoa</text:a> </text:p>
          </table:table-cell>
          <table:table-cell table:style-name="ce10"/>
          <table:table-cell table:number-columns-repeated="2" office:value-type="string" calcext:value-type="string">
            <text:p>2–2 </text:p>
          </table:table-cell>
          <table:table-cell table:number-columns-repeated="2" office:value-type="string" calcext:value-type="string">
            <text:p>1–1 </text:p>
          </table:table-cell>
          <table:table-cell office:value-type="string" calcext:value-type="string">
            <text:p>0–1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0–2 </text:p>
          </table:table-cell>
          <table:table-cell office:value-type="string" calcext:value-type="string">
            <text:p>2–2 </text:p>
          </table:table-cell>
          <table:table-cell office:value-type="string" calcext:value-type="string">
            <text:p>0–3 </text:p>
          </table:table-cell>
          <table:table-cell table:style-name="ce10" table:number-columns-repeated="3"/>
          <table:table-cell office:value-type="string" calcext:value-type="string">
            <text:p>2–0 </text:p>
          </table:table-cell>
          <table:table-cell office:value-type="string" calcext:value-type="string">
            <text:p>1–2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0–0 </text:p>
          </table:table-cell>
          <table:table-cell table:style-name="ce10"/>
          <table:table-cell office:value-type="string" calcext:value-type="string">
            <text:p>2–0 </text:p>
          </table:table-cell>
          <table:table-cell table:formula="of:=[.A8]" office:value-type="string" office:string-value="Genoa " calcext:value-type="string">
            <text:p>Genoa </text:p>
          </table:table-cell>
          <table:table-cell table:formula="of:=IF(LEN([.B8])=4;[.B8];&quot;&quot;)">
            <text:p/>
          </table:table-cell>
          <table:table-cell table:formula="of:=IF(LEN([.C8])=4;[.C8];&quot;&quot;)" office:value-type="string" office:string-value="2–2 " calcext:value-type="string">
            <text:p>2–2 </text:p>
          </table:table-cell>
          <table:table-cell table:formula="of:=IF(LEN([.D8])=4;[.D8];&quot;&quot;)" office:value-type="string" office:string-value="2–2 " calcext:value-type="string">
            <text:p>2–2 </text:p>
          </table:table-cell>
          <table:table-cell table:formula="of:=IF(LEN([.E8])=4;[.E8];&quot;&quot;)" office:value-type="string" office:string-value="1–1 " calcext:value-type="string">
            <text:p>1–1 </text:p>
          </table:table-cell>
          <table:table-cell table:formula="of:=IF(LEN([.F8])=4;[.F8];&quot;&quot;)" office:value-type="string" office:string-value="1–1 " calcext:value-type="string">
            <text:p>1–1 </text:p>
          </table:table-cell>
          <table:table-cell table:formula="of:=IF(LEN([.G8])=4;[.G8];&quot;&quot;)" office:value-type="string" office:string-value="0–1 " calcext:value-type="string">
            <text:p>0–1 </text:p>
          </table:table-cell>
          <table:table-cell table:formula="of:=IF(LEN([.H8])=4;[.H8];&quot;&quot;)">
            <text:p/>
          </table:table-cell>
          <table:table-cell table:formula="of:=IF(LEN([.I8])=4;[.I8];&quot;&quot;)" office:value-type="string" office:string-value="0–2 " calcext:value-type="string">
            <text:p>0–2 </text:p>
          </table:table-cell>
          <table:table-cell table:formula="of:=IF(LEN([.J8])=4;[.J8];&quot;&quot;)" office:value-type="string" office:string-value="2–2 " calcext:value-type="string">
            <text:p>2–2 </text:p>
          </table:table-cell>
          <table:table-cell table:formula="of:=IF(LEN([.K8])=4;[.K8];&quot;&quot;)" office:value-type="string" office:string-value="0–3 " calcext:value-type="string">
            <text:p>0–3 </text:p>
          </table:table-cell>
          <table:table-cell table:formula="of:=IF(LEN([.L8])=4;[.L8];&quot;&quot;)">
            <text:p/>
          </table:table-cell>
          <table:table-cell table:formula="of:=IF(LEN([.M8])=4;[.M8];&quot;&quot;)">
            <text:p/>
          </table:table-cell>
          <table:table-cell table:formula="of:=IF(LEN([.N8])=4;[.N8];&quot;&quot;)">
            <text:p/>
          </table:table-cell>
          <table:table-cell table:formula="of:=IF(LEN([.O8])=4;[.O8];&quot;&quot;)" office:value-type="string" office:string-value="2–0 " calcext:value-type="string">
            <text:p>2–0 </text:p>
          </table:table-cell>
          <table:table-cell table:formula="of:=IF(LEN([.P8])=4;[.P8];&quot;&quot;)" office:value-type="string" office:string-value="1–2 " calcext:value-type="string">
            <text:p>1–2 </text:p>
          </table:table-cell>
          <table:table-cell table:formula="of:=IF(LEN([.Q8])=4;[.Q8];&quot;&quot;)" office:value-type="string" office:string-value="1–0 " calcext:value-type="string">
            <text:p>1–0 </text:p>
          </table:table-cell>
          <table:table-cell table:formula="of:=IF(LEN([.R8])=4;[.R8];&quot;&quot;)" office:value-type="string" office:string-value="1–1 " calcext:value-type="string">
            <text:p>1–1 </text:p>
          </table:table-cell>
          <table:table-cell table:formula="of:=IF(LEN([.S8])=4;[.S8];&quot;&quot;)" office:value-type="string" office:string-value="0–0 " calcext:value-type="string">
            <text:p>0–0 </text:p>
          </table:table-cell>
          <table:table-cell table:formula="of:=IF(LEN([.T8])=4;[.T8];&quot;&quot;)">
            <text:p/>
          </table:table-cell>
          <table:table-cell table:formula="of:=IF(LEN([.U8])=4;[.U8];&quot;&quot;)" office:value-type="string" office:string-value="2–0 " calcext:value-type="string">
            <text:p>2–0 </text:p>
          </table:table-cell>
          <table:table-cell office:value-type="float" office:value="7" calcext:value-type="float">
            <text:p>7</text:p>
          </table:table-cell>
          <table:table-cell table:formula="of:=&quot;[equipe[&quot;&amp;[.AQ8]&amp;&quot;][0],&quot;" office:value-type="string" office:string-value="[equipe[7][0]," calcext:value-type="string">
            <text:p>[equipe[7][0],</text:p>
          </table:table-cell>
          <table:table-cell table:formula="of:=&quot;[&quot;&amp;LEFT([.W8];1)&amp;&quot;,&quot;&amp;LEFT(RIGHT([.W8];2);1)&amp;&quot;]/*&quot;&amp;[.W$1]&amp;&quot;*/,&quot;" office:value-type="string" office:string-value="[,]/*ATA */," calcext:value-type="string">
            <text:p>[,]/*ATA */,</text:p>
          </table:table-cell>
          <table:table-cell table:formula="of:=&quot;[&quot;&amp;LEFT([.X8];1)&amp;&quot;,&quot;&amp;LEFT(RIGHT([.X8];2);1)&amp;&quot;]/*&quot;&amp;[.X$1]&amp;&quot;*/,&quot;" office:value-type="string" office:string-value="[2,2]/*BOL */," calcext:value-type="string">
            <text:p>[2,2]/*BOL */,</text:p>
          </table:table-cell>
          <table:table-cell table:formula="of:=&quot;[&quot;&amp;LEFT([.Y8];1)&amp;&quot;,&quot;&amp;LEFT(RIGHT([.Y8];2);1)&amp;&quot;]/*&quot;&amp;[.Y$1]&amp;&quot;*/,&quot;" office:value-type="string" office:string-value="[2,2]/*CAG */," calcext:value-type="string">
            <text:p>[2,2]/*CAG */,</text:p>
          </table:table-cell>
          <table:table-cell table:formula="of:=&quot;[&quot;&amp;LEFT([.Z8];1)&amp;&quot;,&quot;&amp;LEFT(RIGHT([.Z8];2);1)&amp;&quot;]/*&quot;&amp;[.Z$1]&amp;&quot;*/,&quot;" office:value-type="string" office:string-value="[1,1]/*COM */," calcext:value-type="string">
            <text:p>[1,1]/*COM */,</text:p>
          </table:table-cell>
          <table:table-cell table:formula="of:=&quot;[&quot;&amp;LEFT([.AA8];1)&amp;&quot;,&quot;&amp;LEFT(RIGHT([.AA8];2);1)&amp;&quot;]/*&quot;&amp;[.AA$1]&amp;&quot;*/,&quot;" office:value-type="string" office:string-value="[1,1]/*EMP */," calcext:value-type="string">
            <text:p>[1,1]/*EMP */,</text:p>
          </table:table-cell>
          <table:table-cell table:formula="of:=&quot;[&quot;&amp;LEFT([.AB8];1)&amp;&quot;,&quot;&amp;LEFT(RIGHT([.AB8];2);1)&amp;&quot;]/*&quot;&amp;[.AB$1]&amp;&quot;*/,&quot;" office:value-type="string" office:string-value="[0,1]/*FIO */," calcext:value-type="string">
            <text:p>[0,1]/*FIO */,</text:p>
          </table:table-cell>
          <table:table-cell table:style-name="ce17" table:formula="of:=&quot;[,]/*&quot;&amp;[.AC$1]&amp;&quot;*/,&quot;" office:value-type="string" office:string-value="[,]/*GEN */," calcext:value-type="string">
            <text:p>[,]/*GEN */,</text:p>
          </table:table-cell>
          <table:table-cell table:formula="of:=&quot;[&quot;&amp;LEFT([.AD8];1)&amp;&quot;,&quot;&amp;LEFT(RIGHT([.AD8];2);1)&amp;&quot;]/*&quot;&amp;[.AD$1]&amp;&quot;*/,&quot;" office:value-type="string" office:string-value="[0,2]/*VER */," calcext:value-type="string">
            <text:p>[0,2]/*VER */,</text:p>
          </table:table-cell>
          <table:table-cell table:formula="of:=&quot;[&quot;&amp;LEFT([.AE8];1)&amp;&quot;,&quot;&amp;LEFT(RIGHT([.AE8];2);1)&amp;&quot;]/*&quot;&amp;[.AE$1]&amp;&quot;*/,&quot;" office:value-type="string" office:string-value="[2,2]/*INT */," calcext:value-type="string">
            <text:p>[2,2]/*INT */,</text:p>
          </table:table-cell>
          <table:table-cell table:formula="of:=&quot;[&quot;&amp;LEFT([.AF8];1)&amp;&quot;,&quot;&amp;LEFT(RIGHT([.AF8];2);1)&amp;&quot;]/*&quot;&amp;[.AF$1]&amp;&quot;*/,&quot;" office:value-type="string" office:string-value="[0,3]/*JUV */," calcext:value-type="string">
            <text:p>[0,3]/*JUV */,</text:p>
          </table:table-cell>
          <table:table-cell table:formula="of:=&quot;[&quot;&amp;LEFT([.AG8];1)&amp;&quot;,&quot;&amp;LEFT(RIGHT([.AG8];2);1)&amp;&quot;]/*&quot;&amp;[.AG$1]&amp;&quot;*/,&quot;" office:value-type="string" office:string-value="[,]/*LAZ */," calcext:value-type="string">
            <text:p>[,]/*LAZ */,</text:p>
          </table:table-cell>
          <table:table-cell table:formula="of:=&quot;[&quot;&amp;LEFT([.AH8];1)&amp;&quot;,&quot;&amp;LEFT(RIGHT([.AH8];2);1)&amp;&quot;]/*&quot;&amp;[.AH$1]&amp;&quot;*/,&quot;" office:value-type="string" office:string-value="[,]/*LEC */," calcext:value-type="string">
            <text:p>[,]/*LEC */,</text:p>
          </table:table-cell>
          <table:table-cell table:formula="of:=&quot;[&quot;&amp;LEFT([.AI8];1)&amp;&quot;,&quot;&amp;LEFT(RIGHT([.AI8];2);1)&amp;&quot;]/*&quot;&amp;[.AI$1]&amp;&quot;*/,&quot;" office:value-type="string" office:string-value="[,]/*MIL */," calcext:value-type="string">
            <text:p>[,]/*MIL */,</text:p>
          </table:table-cell>
          <table:table-cell table:formula="of:=&quot;[&quot;&amp;LEFT([.AJ8];1)&amp;&quot;,&quot;&amp;LEFT(RIGHT([.AJ8];2);1)&amp;&quot;]/*&quot;&amp;[.AJ$1]&amp;&quot;*/,&quot;" office:value-type="string" office:string-value="[2,0]/*MON */," calcext:value-type="string">
            <text:p>[2,0]/*MON */,</text:p>
          </table:table-cell>
          <table:table-cell table:formula="of:=&quot;[&quot;&amp;LEFT([.AK8];1)&amp;&quot;,&quot;&amp;LEFT(RIGHT([.AK8];2);1)&amp;&quot;]/*&quot;&amp;[.AK$1]&amp;&quot;*/,&quot;" office:value-type="string" office:string-value="[1,2]/*NAP */," calcext:value-type="string">
            <text:p>[1,2]/*NAP */,</text:p>
          </table:table-cell>
          <table:table-cell table:formula="of:=&quot;[&quot;&amp;LEFT([.AL8];1)&amp;&quot;,&quot;&amp;LEFT(RIGHT([.AL8];2);1)&amp;&quot;]/*&quot;&amp;[.AL$1]&amp;&quot;*/,&quot;" office:value-type="string" office:string-value="[1,0]/*PAR */," calcext:value-type="string">
            <text:p>[1,0]/*PAR */,</text:p>
          </table:table-cell>
          <table:table-cell table:formula="of:=&quot;[&quot;&amp;LEFT([.AM8];1)&amp;&quot;,&quot;&amp;LEFT(RIGHT([.AM8];2);1)&amp;&quot;]/*&quot;&amp;[.AM$1]&amp;&quot;*/,&quot;" office:value-type="string" office:string-value="[1,1]/*ROM */," calcext:value-type="string">
            <text:p>[1,1]/*ROM */,</text:p>
          </table:table-cell>
          <table:table-cell table:formula="of:=&quot;[&quot;&amp;LEFT([.AN8];1)&amp;&quot;,&quot;&amp;LEFT(RIGHT([.AN8];2);1)&amp;&quot;]/*&quot;&amp;[.AN$1]&amp;&quot;*/,&quot;" office:value-type="string" office:string-value="[0,0]/*TOR */," calcext:value-type="string">
            <text:p>[0,0]/*TOR */,</text:p>
          </table:table-cell>
          <table:table-cell table:formula="of:=&quot;[&quot;&amp;LEFT([.AO8];1)&amp;&quot;,&quot;&amp;LEFT(RIGHT([.AO8];2);1)&amp;&quot;]/*&quot;&amp;[.AO$1]&amp;&quot;*/,&quot;" office:value-type="string" office:string-value="[,]/*UDI */," calcext:value-type="string">
            <text:p>[,]/*UDI */,</text:p>
          </table:table-cell>
          <table:table-cell table:formula="of:=&quot;[&quot;&amp;LEFT([.AP8];1)&amp;&quot;,&quot;&amp;LEFT(RIGHT([.AP8];2);1)&amp;&quot;]/*&quot;&amp;[.AP$1]&amp;&quot;*/]&quot;" office:value-type="string" office:string-value="[2,0]/*VEN */]" calcext:value-type="string">
            <text:p>[2,0]/*VEN */]</text:p>
          </table:table-cell>
          <table:table-cell table:formula="of:=CONCATENATE([.AR8];[.AS8];[.AT8];[.AU8];[.AV8];[.AW8];[.AX8];[.AY8];[.AZ8];[.BA8];[.BB8];[.BC8];[.BD8];[.BE8];[.BF8];[.BG8];[.BH8];[.BI8];[.BJ8];[.BK8];[.BL8])&amp;&quot;,&quot;" office:value-type="string" office:string-value="[equipe[7][0],[,]/*ATA */,[2,2]/*BOL */,[2,2]/*CAG */,[1,1]/*COM */,[1,1]/*EMP */,[0,1]/*FIO */,[,]/*GEN */,[0,2]/*VER */,[2,2]/*INT */,[0,3]/*JUV */,[,]/*LAZ */,[,]/*LEC */,[,]/*MIL */,[2,0]/*MON */,[1,2]/*NAP */,[1,0]/*PAR */,[1,1]/*ROM */,[0,0]/*TOR */,[,]/*UDI */,[2,0]/*VEN */]," calcext:value-type="string">
            <text:p>[equipe[7][0],[,]/*ATA */,[2,2]/*BOL */,[2,2]/*CAG */,[1,1]/*COM */,[1,1]/*EMP */,[0,1]/*FIO */,[,]/*GEN */,[0,2]/*VER */,[2,2]/*INT */,[0,3]/*JUV */,[,]/*LAZ */,[,]/*LEC */,[,]/*MIL */,[2,0]/*MON */,[1,2]/*NAP */,[1,0]/*PAR */,[1,1]/*ROM */,[0,0]/*TOR */,[,]/*UDI */,[2,0]/*VEN */],</text:p>
          </table:table-cell>
        </table:table-row>
        <table:table-row table:style-name="ro1">
          <table:table-cell office:value-type="string" calcext:value-type="string">
            <text:p><text:a xlink:href="https://en.wikipedia.org/wiki/Hellas_Verona_FC" xlink:type="simple">Hellas Verona</text:a> </text:p>
          </table:table-cell>
          <table:table-cell office:value-type="string" calcext:value-type="string">
            <text:p>0–5 </text:p>
          </table:table-cell>
          <table:table-cell table:style-name="ce10" table:number-columns-repeated="3"/>
          <table:table-cell office:value-type="string" calcext:value-type="string">
            <text:p>1–4 </text:p>
          </table:table-cell>
          <table:table-cell office:value-type="string" calcext:value-type="string">
            <text:p>1–0 </text:p>
          </table:table-cell>
          <table:table-cell table:style-name="ce10"/>
          <table:table-cell office:value-type="string" calcext:value-type="string">
            <text:p>— </text:p>
          </table:table-cell>
          <table:table-cell office:value-type="string" calcext:value-type="string">
            <text:p>0–5 </text:p>
          </table:table-cell>
          <table:table-cell table:number-columns-repeated="2" office:value-type="string" calcext:value-type="string">
            <text:p>0–3 </text:p>
          </table:table-cell>
          <table:table-cell table:style-name="ce10"/>
          <table:table-cell office:value-type="string" calcext:value-type="string">
            <text:p>0–1 </text:p>
          </table:table-cell>
          <table:table-cell office:value-type="string" calcext:value-type="string">
            <text:p>0–3 </text:p>
          </table:table-cell>
          <table:table-cell office:value-type="string" calcext:value-type="string">
            <text:p>3–0 </text:p>
          </table:table-cell>
          <table:table-cell table:style-name="ce10"/>
          <table:table-cell office:value-type="string" calcext:value-type="string">
            <text:p>3–2 </text:p>
          </table:table-cell>
          <table:table-cell office:value-type="string" calcext:value-type="string">
            <text:p>2–3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2–1 </text:p>
          </table:table-cell>
          <table:table-cell table:formula="of:=[.A9]" office:value-type="string" office:string-value="Hellas Verona " calcext:value-type="string">
            <text:p>Hellas Verona </text:p>
          </table:table-cell>
          <table:table-cell table:formula="of:=IF(LEN([.B9])=4;[.B9];&quot;&quot;)" office:value-type="string" office:string-value="0–5 " calcext:value-type="string">
            <text:p>0–5 </text:p>
          </table:table-cell>
          <table:table-cell table:formula="of:=IF(LEN([.C9])=4;[.C9];&quot;&quot;)">
            <text:p/>
          </table:table-cell>
          <table:table-cell table:formula="of:=IF(LEN([.D9])=4;[.D9];&quot;&quot;)">
            <text:p/>
          </table:table-cell>
          <table:table-cell table:formula="of:=IF(LEN([.E9])=4;[.E9];&quot;&quot;)">
            <text:p/>
          </table:table-cell>
          <table:table-cell table:formula="of:=IF(LEN([.F9])=4;[.F9];&quot;&quot;)" office:value-type="string" office:string-value="1–4 " calcext:value-type="string">
            <text:p>1–4 </text:p>
          </table:table-cell>
          <table:table-cell table:formula="of:=IF(LEN([.G9])=4;[.G9];&quot;&quot;)" office:value-type="string" office:string-value="1–0 " calcext:value-type="string">
            <text:p>1–0 </text:p>
          </table:table-cell>
          <table:table-cell table:formula="of:=IF(LEN([.H9])=4;[.H9];&quot;&quot;)">
            <text:p/>
          </table:table-cell>
          <table:table-cell table:formula="of:=IF(LEN([.I9])=4;[.I9];&quot;&quot;)">
            <text:p/>
          </table:table-cell>
          <table:table-cell table:formula="of:=IF(LEN([.J9])=4;[.J9];&quot;&quot;)" office:value-type="string" office:string-value="0–5 " calcext:value-type="string">
            <text:p>0–5 </text:p>
          </table:table-cell>
          <table:table-cell table:formula="of:=IF(LEN([.K9])=4;[.K9];&quot;&quot;)" office:value-type="string" office:string-value="0–3 " calcext:value-type="string">
            <text:p>0–3 </text:p>
          </table:table-cell>
          <table:table-cell table:formula="of:=IF(LEN([.L9])=4;[.L9];&quot;&quot;)" office:value-type="string" office:string-value="0–3 " calcext:value-type="string">
            <text:p>0–3 </text:p>
          </table:table-cell>
          <table:table-cell table:formula="of:=IF(LEN([.M9])=4;[.M9];&quot;&quot;)">
            <text:p/>
          </table:table-cell>
          <table:table-cell table:formula="of:=IF(LEN([.N9])=4;[.N9];&quot;&quot;)" office:value-type="string" office:string-value="0–1 " calcext:value-type="string">
            <text:p>0–1 </text:p>
          </table:table-cell>
          <table:table-cell table:formula="of:=IF(LEN([.O9])=4;[.O9];&quot;&quot;)" office:value-type="string" office:string-value="0–3 " calcext:value-type="string">
            <text:p>0–3 </text:p>
          </table:table-cell>
          <table:table-cell table:formula="of:=IF(LEN([.P9])=4;[.P9];&quot;&quot;)" office:value-type="string" office:string-value="3–0 " calcext:value-type="string">
            <text:p>3–0 </text:p>
          </table:table-cell>
          <table:table-cell table:formula="of:=IF(LEN([.Q9])=4;[.Q9];&quot;&quot;)">
            <text:p/>
          </table:table-cell>
          <table:table-cell table:formula="of:=IF(LEN([.R9])=4;[.R9];&quot;&quot;)" office:value-type="string" office:string-value="3–2 " calcext:value-type="string">
            <text:p>3–2 </text:p>
          </table:table-cell>
          <table:table-cell table:formula="of:=IF(LEN([.S9])=4;[.S9];&quot;&quot;)" office:value-type="string" office:string-value="2–3 " calcext:value-type="string">
            <text:p>2–3 </text:p>
          </table:table-cell>
          <table:table-cell table:formula="of:=IF(LEN([.T9])=4;[.T9];&quot;&quot;)" office:value-type="string" office:string-value="0–0 " calcext:value-type="string">
            <text:p>0–0 </text:p>
          </table:table-cell>
          <table:table-cell table:formula="of:=IF(LEN([.U9])=4;[.U9];&quot;&quot;)" office:value-type="string" office:string-value="2–1 " calcext:value-type="string">
            <text:p>2–1 </text:p>
          </table:table-cell>
          <table:table-cell office:value-type="float" office:value="8" calcext:value-type="float">
            <text:p>8</text:p>
          </table:table-cell>
          <table:table-cell table:formula="of:=&quot;[equipe[&quot;&amp;[.AQ9]&amp;&quot;][0],&quot;" office:value-type="string" office:string-value="[equipe[8][0]," calcext:value-type="string">
            <text:p>[equipe[8][0],</text:p>
          </table:table-cell>
          <table:table-cell table:formula="of:=&quot;[&quot;&amp;LEFT([.W9];1)&amp;&quot;,&quot;&amp;LEFT(RIGHT([.W9];2);1)&amp;&quot;]/*&quot;&amp;[.W$1]&amp;&quot;*/,&quot;" office:value-type="string" office:string-value="[0,5]/*ATA */," calcext:value-type="string">
            <text:p>[0,5]/*ATA */,</text:p>
          </table:table-cell>
          <table:table-cell table:formula="of:=&quot;[&quot;&amp;LEFT([.X9];1)&amp;&quot;,&quot;&amp;LEFT(RIGHT([.X9];2);1)&amp;&quot;]/*&quot;&amp;[.X$1]&amp;&quot;*/,&quot;" office:value-type="string" office:string-value="[,]/*BOL */," calcext:value-type="string">
            <text:p>[,]/*BOL */,</text:p>
          </table:table-cell>
          <table:table-cell table:formula="of:=&quot;[&quot;&amp;LEFT([.Y9];1)&amp;&quot;,&quot;&amp;LEFT(RIGHT([.Y9];2);1)&amp;&quot;]/*&quot;&amp;[.Y$1]&amp;&quot;*/,&quot;" office:value-type="string" office:string-value="[,]/*CAG */," calcext:value-type="string">
            <text:p>[,]/*CAG */,</text:p>
          </table:table-cell>
          <table:table-cell table:formula="of:=&quot;[&quot;&amp;LEFT([.Z9];1)&amp;&quot;,&quot;&amp;LEFT(RIGHT([.Z9];2);1)&amp;&quot;]/*&quot;&amp;[.Z$1]&amp;&quot;*/,&quot;" office:value-type="string" office:string-value="[,]/*COM */," calcext:value-type="string">
            <text:p>[,]/*COM */,</text:p>
          </table:table-cell>
          <table:table-cell table:formula="of:=&quot;[&quot;&amp;LEFT([.AA9];1)&amp;&quot;,&quot;&amp;LEFT(RIGHT([.AA9];2);1)&amp;&quot;]/*&quot;&amp;[.AA$1]&amp;&quot;*/,&quot;" office:value-type="string" office:string-value="[1,4]/*EMP */," calcext:value-type="string">
            <text:p>[1,4]/*EMP */,</text:p>
          </table:table-cell>
          <table:table-cell table:formula="of:=&quot;[&quot;&amp;LEFT([.AB9];1)&amp;&quot;,&quot;&amp;LEFT(RIGHT([.AB9];2);1)&amp;&quot;]/*&quot;&amp;[.AB$1]&amp;&quot;*/,&quot;" office:value-type="string" office:string-value="[1,0]/*FIO */," calcext:value-type="string">
            <text:p>[1,0]/*FIO */,</text:p>
          </table:table-cell>
          <table:table-cell table:formula="of:=&quot;[&quot;&amp;LEFT([.AC9];1)&amp;&quot;,&quot;&amp;LEFT(RIGHT([.AC9];2);1)&amp;&quot;]/*&quot;&amp;[.AC$1]&amp;&quot;*/,&quot;" office:value-type="string" office:string-value="[,]/*GEN */," calcext:value-type="string">
            <text:p>[,]/*GEN */,</text:p>
          </table:table-cell>
          <table:table-cell table:style-name="ce17" table:formula="of:=&quot;[,]/*&quot;&amp;[.AD$1]&amp;&quot;*/,&quot;" office:value-type="string" office:string-value="[,]/*VER */," calcext:value-type="string">
            <text:p>[,]/*VER */,</text:p>
          </table:table-cell>
          <table:table-cell table:formula="of:=&quot;[&quot;&amp;LEFT([.AE9];1)&amp;&quot;,&quot;&amp;LEFT(RIGHT([.AE9];2);1)&amp;&quot;]/*&quot;&amp;[.AE$1]&amp;&quot;*/,&quot;" office:value-type="string" office:string-value="[0,5]/*INT */," calcext:value-type="string">
            <text:p>[0,5]/*INT */,</text:p>
          </table:table-cell>
          <table:table-cell table:formula="of:=&quot;[&quot;&amp;LEFT([.AF9];1)&amp;&quot;,&quot;&amp;LEFT(RIGHT([.AF9];2);1)&amp;&quot;]/*&quot;&amp;[.AF$1]&amp;&quot;*/,&quot;" office:value-type="string" office:string-value="[0,3]/*JUV */," calcext:value-type="string">
            <text:p>[0,3]/*JUV */,</text:p>
          </table:table-cell>
          <table:table-cell table:formula="of:=&quot;[&quot;&amp;LEFT([.AG9];1)&amp;&quot;,&quot;&amp;LEFT(RIGHT([.AG9];2);1)&amp;&quot;]/*&quot;&amp;[.AG$1]&amp;&quot;*/,&quot;" office:value-type="string" office:string-value="[0,3]/*LAZ */," calcext:value-type="string">
            <text:p>[0,3]/*LAZ */,</text:p>
          </table:table-cell>
          <table:table-cell table:formula="of:=&quot;[&quot;&amp;LEFT([.AH9];1)&amp;&quot;,&quot;&amp;LEFT(RIGHT([.AH9];2);1)&amp;&quot;]/*&quot;&amp;[.AH$1]&amp;&quot;*/,&quot;" office:value-type="string" office:string-value="[,]/*LEC */," calcext:value-type="string">
            <text:p>[,]/*LEC */,</text:p>
          </table:table-cell>
          <table:table-cell table:formula="of:=&quot;[&quot;&amp;LEFT([.AI9];1)&amp;&quot;,&quot;&amp;LEFT(RIGHT([.AI9];2);1)&amp;&quot;]/*&quot;&amp;[.AI$1]&amp;&quot;*/,&quot;" office:value-type="string" office:string-value="[0,1]/*MIL */," calcext:value-type="string">
            <text:p>[0,1]/*MIL */,</text:p>
          </table:table-cell>
          <table:table-cell table:formula="of:=&quot;[&quot;&amp;LEFT([.AJ9];1)&amp;&quot;,&quot;&amp;LEFT(RIGHT([.AJ9];2);1)&amp;&quot;]/*&quot;&amp;[.AJ$1]&amp;&quot;*/,&quot;" office:value-type="string" office:string-value="[0,3]/*MON */," calcext:value-type="string">
            <text:p>[0,3]/*MON */,</text:p>
          </table:table-cell>
          <table:table-cell table:formula="of:=&quot;[&quot;&amp;LEFT([.AK9];1)&amp;&quot;,&quot;&amp;LEFT(RIGHT([.AK9];2);1)&amp;&quot;]/*&quot;&amp;[.AK$1]&amp;&quot;*/,&quot;" office:value-type="string" office:string-value="[3,0]/*NAP */," calcext:value-type="string">
            <text:p>[3,0]/*NAP */,</text:p>
          </table:table-cell>
          <table:table-cell table:formula="of:=&quot;[&quot;&amp;LEFT([.AL9];1)&amp;&quot;,&quot;&amp;LEFT(RIGHT([.AL9];2);1)&amp;&quot;]/*&quot;&amp;[.AL$1]&amp;&quot;*/,&quot;" office:value-type="string" office:string-value="[,]/*PAR */," calcext:value-type="string">
            <text:p>[,]/*PAR */,</text:p>
          </table:table-cell>
          <table:table-cell table:formula="of:=&quot;[&quot;&amp;LEFT([.AM9];1)&amp;&quot;,&quot;&amp;LEFT(RIGHT([.AM9];2);1)&amp;&quot;]/*&quot;&amp;[.AM$1]&amp;&quot;*/,&quot;" office:value-type="string" office:string-value="[3,2]/*ROM */," calcext:value-type="string">
            <text:p>[3,2]/*ROM */,</text:p>
          </table:table-cell>
          <table:table-cell table:formula="of:=&quot;[&quot;&amp;LEFT([.AN9];1)&amp;&quot;,&quot;&amp;LEFT(RIGHT([.AN9];2);1)&amp;&quot;]/*&quot;&amp;[.AN$1]&amp;&quot;*/,&quot;" office:value-type="string" office:string-value="[2,3]/*TOR */," calcext:value-type="string">
            <text:p>[2,3]/*TOR */,</text:p>
          </table:table-cell>
          <table:table-cell table:formula="of:=&quot;[&quot;&amp;LEFT([.AO9];1)&amp;&quot;,&quot;&amp;LEFT(RIGHT([.AO9];2);1)&amp;&quot;]/*&quot;&amp;[.AO$1]&amp;&quot;*/,&quot;" office:value-type="string" office:string-value="[0,0]/*UDI */," calcext:value-type="string">
            <text:p>[0,0]/*UDI */,</text:p>
          </table:table-cell>
          <table:table-cell table:formula="of:=&quot;[&quot;&amp;LEFT([.AP9];1)&amp;&quot;,&quot;&amp;LEFT(RIGHT([.AP9];2);1)&amp;&quot;]/*&quot;&amp;[.AP$1]&amp;&quot;*/]&quot;" office:value-type="string" office:string-value="[2,1]/*VEN */]" calcext:value-type="string">
            <text:p>[2,1]/*VEN */]</text:p>
          </table:table-cell>
          <table:table-cell table:formula="of:=CONCATENATE([.AR9];[.AS9];[.AT9];[.AU9];[.AV9];[.AW9];[.AX9];[.AY9];[.AZ9];[.BA9];[.BB9];[.BC9];[.BD9];[.BE9];[.BF9];[.BG9];[.BH9];[.BI9];[.BJ9];[.BK9];[.BL9])&amp;&quot;,&quot;" office:value-type="string" office:string-value="[equipe[8][0],[0,5]/*ATA */,[,]/*BOL */,[,]/*CAG */,[,]/*COM */,[1,4]/*EMP */,[1,0]/*FIO */,[,]/*GEN */,[,]/*VER */,[0,5]/*INT */,[0,3]/*JUV */,[0,3]/*LAZ */,[,]/*LEC */,[0,1]/*MIL */,[0,3]/*MON */,[3,0]/*NAP */,[,]/*PAR */,[3,2]/*ROM */,[2,3]/*TOR */,[0,0]/*UDI */,[2,1]/*VEN */]," calcext:value-type="string">
            <text:p>[equipe[8][0],[0,5]/*ATA */,[,]/*BOL */,[,]/*CAG */,[,]/*COM */,[1,4]/*EMP */,[1,0]/*FIO */,[,]/*GEN */,[,]/*VER */,[0,5]/*INT */,[0,3]/*JUV */,[0,3]/*LAZ */,[,]/*LEC */,[0,1]/*MIL */,[0,3]/*MON */,[3,0]/*NAP */,[,]/*PAR */,[3,2]/*ROM */,[2,3]/*TOR */,[0,0]/*UDI */,[2,1]/*VEN */],</text:p>
          </table:table-cell>
        </table:table-row>
        <table:table-row table:style-name="ro1">
          <table:table-cell office:value-type="string" calcext:value-type="string">
            <text:p><text:a xlink:href="https://en.wikipedia.org/wiki/Inter_Milan" xlink:type="simple">Inter Milan</text:a> </text:p>
          </table:table-cell>
          <table:table-cell office:value-type="string" calcext:value-type="string">
            <text:p>4–0 </text:p>
          </table:table-cell>
          <table:table-cell office:value-type="string" calcext:value-type="string">
            <text:p>2–2 </text:p>
          </table:table-cell>
          <table:table-cell table:style-name="ce10"/>
          <table:table-cell office:value-type="string" calcext:value-type="string">
            <text:p>2–0 </text:p>
          </table:table-cell>
          <table:table-cell office:value-type="string" calcext:value-type="string">
            <text:p>3–1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1–0 </text:p>
          </table:table-cell>
          <table:table-cell table:style-name="ce10"/>
          <table:table-cell office:value-type="string" calcext:value-type="string">
            <text:p>— </text:p>
          </table:table-cell>
          <table:table-cell office:value-type="string" calcext:value-type="string">
            <text:p><text:a xlink:href="https://en.wikipedia.org/wiki/Derby_d%27Italia" xlink:type="simple">4–4</text:a> </text:p>
          </table:table-cell>
          <table:table-cell table:style-name="ce10"/>
          <table:table-cell office:value-type="string" calcext:value-type="string">
            <text:p>2–0 </text:p>
          </table:table-cell>
          <table:table-cell office:value-type="string" calcext:value-type="string">
            <text:p><text:a xlink:href="https://en.wikipedia.org/wiki/Derby_della_Madonnina" xlink:type="simple">1–2</text:a> </text:p>
          </table:table-cell>
          <table:table-cell table:style-name="ce10"/>
          <table:table-cell office:value-type="string" calcext:value-type="string">
            <text:p>1–1 </text:p>
          </table:table-cell>
          <table:table-cell office:value-type="string" calcext:value-type="string">
            <text:p>3–1 </text:p>
          </table:table-cell>
          <table:table-cell table:style-name="ce10"/>
          <table:table-cell office:value-type="string" calcext:value-type="string">
            <text:p>3–2 </text:p>
          </table:table-cell>
          <table:table-cell table:style-name="ce10"/>
          <table:table-cell office:value-type="string" calcext:value-type="string">
            <text:p>1–0 </text:p>
          </table:table-cell>
          <table:table-cell table:formula="of:=[.A10]" office:value-type="string" office:string-value="Inter Milan " calcext:value-type="string">
            <text:p>Inter Milan </text:p>
          </table:table-cell>
          <table:table-cell table:formula="of:=IF(LEN([.B10])=4;[.B10];&quot;&quot;)" office:value-type="string" office:string-value="4–0 " calcext:value-type="string">
            <text:p>4–0 </text:p>
          </table:table-cell>
          <table:table-cell table:formula="of:=IF(LEN([.C10])=4;[.C10];&quot;&quot;)" office:value-type="string" office:string-value="2–2 " calcext:value-type="string">
            <text:p>2–2 </text:p>
          </table:table-cell>
          <table:table-cell table:formula="of:=IF(LEN([.D10])=4;[.D10];&quot;&quot;)">
            <text:p/>
          </table:table-cell>
          <table:table-cell table:formula="of:=IF(LEN([.E10])=4;[.E10];&quot;&quot;)" office:value-type="string" office:string-value="2–0 " calcext:value-type="string">
            <text:p>2–0 </text:p>
          </table:table-cell>
          <table:table-cell table:formula="of:=IF(LEN([.F10])=4;[.F10];&quot;&quot;)" office:value-type="string" office:string-value="3–1 " calcext:value-type="string">
            <text:p>3–1 </text:p>
          </table:table-cell>
          <table:table-cell table:formula="of:=IF(LEN([.G10])=4;[.G10];&quot;&quot;)" office:value-type="string" office:string-value="2–1 " calcext:value-type="string">
            <text:p>2–1 </text:p>
          </table:table-cell>
          <table:table-cell table:formula="of:=IF(LEN([.H10])=4;[.H10];&quot;&quot;)" office:value-type="string" office:string-value="1–0 " calcext:value-type="string">
            <text:p>1–0 </text:p>
          </table:table-cell>
          <table:table-cell table:formula="of:=IF(LEN([.I10])=4;[.I10];&quot;&quot;)">
            <text:p/>
          </table:table-cell>
          <table:table-cell table:formula="of:=IF(LEN([.J10])=4;[.J10];&quot;&quot;)">
            <text:p/>
          </table:table-cell>
          <table:table-cell table:formula="of:=IF(LEN([.K10])=4;[.K10];&quot;&quot;)" office:value-type="string" office:string-value="4–4 " calcext:value-type="string">
            <text:p>4–4 </text:p>
          </table:table-cell>
          <table:table-cell table:formula="of:=IF(LEN([.L10])=4;[.L10];&quot;&quot;)">
            <text:p/>
          </table:table-cell>
          <table:table-cell table:formula="of:=IF(LEN([.M10])=4;[.M10];&quot;&quot;)" office:value-type="string" office:string-value="2–0 " calcext:value-type="string">
            <text:p>2–0 </text:p>
          </table:table-cell>
          <table:table-cell table:formula="of:=IF(LEN([.N10])=4;[.N10];&quot;&quot;)" office:value-type="string" office:string-value="1–2 " calcext:value-type="string">
            <text:p>1–2 </text:p>
          </table:table-cell>
          <table:table-cell table:formula="of:=IF(LEN([.O10])=4;[.O10];&quot;&quot;)">
            <text:p/>
          </table:table-cell>
          <table:table-cell table:formula="of:=IF(LEN([.P10])=4;[.P10];&quot;&quot;)" office:value-type="string" office:string-value="1–1 " calcext:value-type="string">
            <text:p>1–1 </text:p>
          </table:table-cell>
          <table:table-cell table:formula="of:=IF(LEN([.Q10])=4;[.Q10];&quot;&quot;)" office:value-type="string" office:string-value="3–1 " calcext:value-type="string">
            <text:p>3–1 </text:p>
          </table:table-cell>
          <table:table-cell table:formula="of:=IF(LEN([.R10])=4;[.R10];&quot;&quot;)">
            <text:p/>
          </table:table-cell>
          <table:table-cell table:formula="of:=IF(LEN([.S10])=4;[.S10];&quot;&quot;)" office:value-type="string" office:string-value="3–2 " calcext:value-type="string">
            <text:p>3–2 </text:p>
          </table:table-cell>
          <table:table-cell table:formula="of:=IF(LEN([.T10])=4;[.T10];&quot;&quot;)">
            <text:p/>
          </table:table-cell>
          <table:table-cell table:formula="of:=IF(LEN([.U10])=4;[.U10];&quot;&quot;)" office:value-type="string" office:string-value="1–0 " calcext:value-type="string">
            <text:p>1–0 </text:p>
          </table:table-cell>
          <table:table-cell office:value-type="float" office:value="9" calcext:value-type="float">
            <text:p>9</text:p>
          </table:table-cell>
          <table:table-cell table:formula="of:=&quot;[equipe[&quot;&amp;[.AQ10]&amp;&quot;][0],&quot;" office:value-type="string" office:string-value="[equipe[9][0]," calcext:value-type="string">
            <text:p>[equipe[9][0],</text:p>
          </table:table-cell>
          <table:table-cell table:formula="of:=&quot;[&quot;&amp;LEFT([.W10];1)&amp;&quot;,&quot;&amp;LEFT(RIGHT([.W10];2);1)&amp;&quot;]/*&quot;&amp;[.W$1]&amp;&quot;*/,&quot;" office:value-type="string" office:string-value="[4,0]/*ATA */," calcext:value-type="string">
            <text:p>[4,0]/*ATA */,</text:p>
          </table:table-cell>
          <table:table-cell table:formula="of:=&quot;[&quot;&amp;LEFT([.X10];1)&amp;&quot;,&quot;&amp;LEFT(RIGHT([.X10];2);1)&amp;&quot;]/*&quot;&amp;[.X$1]&amp;&quot;*/,&quot;" office:value-type="string" office:string-value="[2,2]/*BOL */," calcext:value-type="string">
            <text:p>[2,2]/*BOL */,</text:p>
          </table:table-cell>
          <table:table-cell table:formula="of:=&quot;[&quot;&amp;LEFT([.Y10];1)&amp;&quot;,&quot;&amp;LEFT(RIGHT([.Y10];2);1)&amp;&quot;]/*&quot;&amp;[.Y$1]&amp;&quot;*/,&quot;" office:value-type="string" office:string-value="[,]/*CAG */," calcext:value-type="string">
            <text:p>[,]/*CAG */,</text:p>
          </table:table-cell>
          <table:table-cell table:formula="of:=&quot;[&quot;&amp;LEFT([.Z10];1)&amp;&quot;,&quot;&amp;LEFT(RIGHT([.Z10];2);1)&amp;&quot;]/*&quot;&amp;[.Z$1]&amp;&quot;*/,&quot;" office:value-type="string" office:string-value="[2,0]/*COM */," calcext:value-type="string">
            <text:p>[2,0]/*COM */,</text:p>
          </table:table-cell>
          <table:table-cell table:formula="of:=&quot;[&quot;&amp;LEFT([.AA10];1)&amp;&quot;,&quot;&amp;LEFT(RIGHT([.AA10];2);1)&amp;&quot;]/*&quot;&amp;[.AA$1]&amp;&quot;*/,&quot;" office:value-type="string" office:string-value="[3,1]/*EMP */," calcext:value-type="string">
            <text:p>[3,1]/*EMP */,</text:p>
          </table:table-cell>
          <table:table-cell table:formula="of:=&quot;[&quot;&amp;LEFT([.AB10];1)&amp;&quot;,&quot;&amp;LEFT(RIGHT([.AB10];2);1)&amp;&quot;]/*&quot;&amp;[.AB$1]&amp;&quot;*/,&quot;" office:value-type="string" office:string-value="[2,1]/*FIO */," calcext:value-type="string">
            <text:p>[2,1]/*FIO */,</text:p>
          </table:table-cell>
          <table:table-cell table:formula="of:=&quot;[&quot;&amp;LEFT([.AC10];1)&amp;&quot;,&quot;&amp;LEFT(RIGHT([.AC10];2);1)&amp;&quot;]/*&quot;&amp;[.AC$1]&amp;&quot;*/,&quot;" office:value-type="string" office:string-value="[1,0]/*GEN */," calcext:value-type="string">
            <text:p>[1,0]/*GEN */,</text:p>
          </table:table-cell>
          <table:table-cell table:formula="of:=&quot;[&quot;&amp;LEFT([.AD10];1)&amp;&quot;,&quot;&amp;LEFT(RIGHT([.AD10];2);1)&amp;&quot;]/*&quot;&amp;[.AD$1]&amp;&quot;*/,&quot;" office:value-type="string" office:string-value="[,]/*VER */," calcext:value-type="string">
            <text:p>[,]/*VER */,</text:p>
          </table:table-cell>
          <table:table-cell table:style-name="ce17" table:formula="of:=&quot;[,]/*&quot;&amp;[.AE$1]&amp;&quot;*/,&quot;" office:value-type="string" office:string-value="[,]/*INT */," calcext:value-type="string">
            <text:p>[,]/*INT */,</text:p>
          </table:table-cell>
          <table:table-cell table:formula="of:=&quot;[&quot;&amp;LEFT([.AF10];1)&amp;&quot;,&quot;&amp;LEFT(RIGHT([.AF10];2);1)&amp;&quot;]/*&quot;&amp;[.AF$1]&amp;&quot;*/,&quot;" office:value-type="string" office:string-value="[4,4]/*JUV */," calcext:value-type="string">
            <text:p>[4,4]/*JUV */,</text:p>
          </table:table-cell>
          <table:table-cell table:formula="of:=&quot;[&quot;&amp;LEFT([.AG10];1)&amp;&quot;,&quot;&amp;LEFT(RIGHT([.AG10];2);1)&amp;&quot;]/*&quot;&amp;[.AG$1]&amp;&quot;*/,&quot;" office:value-type="string" office:string-value="[,]/*LAZ */," calcext:value-type="string">
            <text:p>[,]/*LAZ */,</text:p>
          </table:table-cell>
          <table:table-cell table:formula="of:=&quot;[&quot;&amp;LEFT([.AH10];1)&amp;&quot;,&quot;&amp;LEFT(RIGHT([.AH10];2);1)&amp;&quot;]/*&quot;&amp;[.AH$1]&amp;&quot;*/,&quot;" office:value-type="string" office:string-value="[2,0]/*LEC */," calcext:value-type="string">
            <text:p>[2,0]/*LEC */,</text:p>
          </table:table-cell>
          <table:table-cell table:formula="of:=&quot;[&quot;&amp;LEFT([.AI10];1)&amp;&quot;,&quot;&amp;LEFT(RIGHT([.AI10];2);1)&amp;&quot;]/*&quot;&amp;[.AI$1]&amp;&quot;*/,&quot;" office:value-type="string" office:string-value="[1,2]/*MIL */," calcext:value-type="string">
            <text:p>[1,2]/*MIL */,</text:p>
          </table:table-cell>
          <table:table-cell table:formula="of:=&quot;[&quot;&amp;LEFT([.AJ10];1)&amp;&quot;,&quot;&amp;LEFT(RIGHT([.AJ10];2);1)&amp;&quot;]/*&quot;&amp;[.AJ$1]&amp;&quot;*/,&quot;" office:value-type="string" office:string-value="[,]/*MON */," calcext:value-type="string">
            <text:p>[,]/*MON */,</text:p>
          </table:table-cell>
          <table:table-cell table:formula="of:=&quot;[&quot;&amp;LEFT([.AK10];1)&amp;&quot;,&quot;&amp;LEFT(RIGHT([.AK10];2);1)&amp;&quot;]/*&quot;&amp;[.AK$1]&amp;&quot;*/,&quot;" office:value-type="string" office:string-value="[1,1]/*NAP */," calcext:value-type="string">
            <text:p>[1,1]/*NAP */,</text:p>
          </table:table-cell>
          <table:table-cell table:formula="of:=&quot;[&quot;&amp;LEFT([.AL10];1)&amp;&quot;,&quot;&amp;LEFT(RIGHT([.AL10];2);1)&amp;&quot;]/*&quot;&amp;[.AL$1]&amp;&quot;*/,&quot;" office:value-type="string" office:string-value="[3,1]/*PAR */," calcext:value-type="string">
            <text:p>[3,1]/*PAR */,</text:p>
          </table:table-cell>
          <table:table-cell table:formula="of:=&quot;[&quot;&amp;LEFT([.AM10];1)&amp;&quot;,&quot;&amp;LEFT(RIGHT([.AM10];2);1)&amp;&quot;]/*&quot;&amp;[.AM$1]&amp;&quot;*/,&quot;" office:value-type="string" office:string-value="[,]/*ROM */," calcext:value-type="string">
            <text:p>[,]/*ROM */,</text:p>
          </table:table-cell>
          <table:table-cell table:formula="of:=&quot;[&quot;&amp;LEFT([.AN10];1)&amp;&quot;,&quot;&amp;LEFT(RIGHT([.AN10];2);1)&amp;&quot;]/*&quot;&amp;[.AN$1]&amp;&quot;*/,&quot;" office:value-type="string" office:string-value="[3,2]/*TOR */," calcext:value-type="string">
            <text:p>[3,2]/*TOR */,</text:p>
          </table:table-cell>
          <table:table-cell table:formula="of:=&quot;[&quot;&amp;LEFT([.AO10];1)&amp;&quot;,&quot;&amp;LEFT(RIGHT([.AO10];2);1)&amp;&quot;]/*&quot;&amp;[.AO$1]&amp;&quot;*/,&quot;" office:value-type="string" office:string-value="[,]/*UDI */," calcext:value-type="string">
            <text:p>[,]/*UDI */,</text:p>
          </table:table-cell>
          <table:table-cell table:formula="of:=&quot;[&quot;&amp;LEFT([.AP10];1)&amp;&quot;,&quot;&amp;LEFT(RIGHT([.AP10];2);1)&amp;&quot;]/*&quot;&amp;[.AP$1]&amp;&quot;*/]&quot;" office:value-type="string" office:string-value="[1,0]/*VEN */]" calcext:value-type="string">
            <text:p>[1,0]/*VEN */]</text:p>
          </table:table-cell>
          <table:table-cell table:formula="of:=CONCATENATE([.AR10];[.AS10];[.AT10];[.AU10];[.AV10];[.AW10];[.AX10];[.AY10];[.AZ10];[.BA10];[.BB10];[.BC10];[.BD10];[.BE10];[.BF10];[.BG10];[.BH10];[.BI10];[.BJ10];[.BK10];[.BL10])&amp;&quot;,&quot;" office:value-type="string" office:string-value="[equipe[9][0],[4,0]/*ATA */,[2,2]/*BOL */,[,]/*CAG */,[2,0]/*COM */,[3,1]/*EMP */,[2,1]/*FIO */,[1,0]/*GEN */,[,]/*VER */,[,]/*INT */,[4,4]/*JUV */,[,]/*LAZ */,[2,0]/*LEC */,[1,2]/*MIL */,[,]/*MON */,[1,1]/*NAP */,[3,1]/*PAR */,[,]/*ROM */,[3,2]/*TOR */,[,]/*UDI */,[1,0]/*VEN */]," calcext:value-type="string">
            <text:p>[equipe[9][0],[4,0]/*ATA */,[2,2]/*BOL */,[,]/*CAG */,[2,0]/*COM */,[3,1]/*EMP */,[2,1]/*FIO */,[1,0]/*GEN */,[,]/*VER */,[,]/*INT */,[4,4]/*JUV */,[,]/*LAZ */,[2,0]/*LEC */,[1,2]/*MIL */,[,]/*MON */,[1,1]/*NAP */,[3,1]/*PAR */,[,]/*ROM */,[3,2]/*TOR */,[,]/*UDI */,[1,0]/*VEN */],</text:p>
          </table:table-cell>
        </table:table-row>
        <table:table-row table:style-name="ro1">
          <table:table-cell office:value-type="string" calcext:value-type="string">
            <text:p><text:a xlink:href="https://en.wikipedia.org/wiki/Juventus_FC" xlink:type="simple">Juventus</text:a> </text:p>
          </table:table-cell>
          <table:table-cell table:style-name="ce10"/>
          <table:table-cell office:value-type="string" calcext:value-type="string">
            <text:p>2–2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3–0 </text:p>
          </table:table-cell>
          <table:table-cell office:value-type="string" calcext:value-type="string">
            <text:p>4–1 </text:p>
          </table:table-cell>
          <table:table-cell office:value-type="string" calcext:value-type="string">
            <text:p><text:a xlink:href="https://en.wikipedia.org/wiki/ACF_Fiorentina–Juventus_FC_rivalry" xlink:type="simple">2–2</text:a> </text:p>
          </table:table-cell>
          <table:table-cell table:style-name="ce10"/>
          <table:table-cell office:value-type="string" calcext:value-type="string">
            <text:p>2–0 </text:p>
          </table:table-cell>
          <table:table-cell office:value-type="string" calcext:value-type="string">
            <text:p><text:a xlink:href="https://en.wikipedia.org/wiki/Derby_d%27Italia" xlink:type="simple">1–0</text:a>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1–0 </text:p>
          </table:table-cell>
          <table:table-cell table:style-name="ce10" office:value-type="string" calcext:value-type="string">
            <text:p/>
          </table:table-cell>
          <table:table-cell office:value-type="string" calcext:value-type="string">
            <text:p><text:a xlink:href="https://en.wikipedia.org/wiki/Juventus_FC–AC_Milan_rivalry" xlink:type="simple">2–0</text:a> </text:p>
          </table:table-cell>
          <table:table-cell table:style-name="ce10" office:value-type="string" calcext:value-type="string">
            <text:p/>
          </table:table-cell>
          <table:table-cell office:value-type="string" calcext:value-type="string">
            <text:p><text:a xlink:href="https://en.wikipedia.org/wiki/Juventus_FC–SSC_Napoli_rivalry" xlink:type="simple">0–0</text:a> </text:p>
          </table:table-cell>
          <table:table-cell office:value-type="string" calcext:value-type="string">
            <text:p>2–2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<text:a xlink:href="https://en.wikipedia.org/wiki/Derby_della_Mole" xlink:type="simple">2–0</text:a> </text:p>
          </table:table-cell>
          <table:table-cell table:style-name="ce10"/>
          <table:table-cell office:value-type="string" calcext:value-type="string">
            <text:p>2–2 </text:p>
          </table:table-cell>
          <table:table-cell table:formula="of:=[.A11]" office:value-type="string" office:string-value="Juventus " calcext:value-type="string">
            <text:p>Juventus </text:p>
          </table:table-cell>
          <table:table-cell table:formula="of:=IF(LEN([.B11])=4;[.B11];&quot;&quot;)">
            <text:p/>
          </table:table-cell>
          <table:table-cell table:formula="of:=IF(LEN([.C11])=4;[.C11];&quot;&quot;)" office:value-type="string" office:string-value="2–2 " calcext:value-type="string">
            <text:p>2–2 </text:p>
          </table:table-cell>
          <table:table-cell table:formula="of:=IF(LEN([.D11])=4;[.D11];&quot;&quot;)" office:value-type="string" office:string-value="1–1 " calcext:value-type="string">
            <text:p>1–1 </text:p>
          </table:table-cell>
          <table:table-cell table:formula="of:=IF(LEN([.E11])=4;[.E11];&quot;&quot;)" office:value-type="string" office:string-value="3–0 " calcext:value-type="string">
            <text:p>3–0 </text:p>
          </table:table-cell>
          <table:table-cell table:formula="of:=IF(LEN([.F11])=4;[.F11];&quot;&quot;)" office:value-type="string" office:string-value="4–1 " calcext:value-type="string">
            <text:p>4–1 </text:p>
          </table:table-cell>
          <table:table-cell table:formula="of:=IF(LEN([.G11])=4;[.G11];&quot;&quot;)" office:value-type="string" office:string-value="2–2 " calcext:value-type="string">
            <text:p>2–2 </text:p>
          </table:table-cell>
          <table:table-cell table:formula="of:=IF(LEN([.H11])=4;[.H11];&quot;&quot;)">
            <text:p/>
          </table:table-cell>
          <table:table-cell table:formula="of:=IF(LEN([.I11])=4;[.I11];&quot;&quot;)" office:value-type="string" office:string-value="2–0 " calcext:value-type="string">
            <text:p>2–0 </text:p>
          </table:table-cell>
          <table:table-cell table:formula="of:=IF(LEN([.J11])=4;[.J11];&quot;&quot;)" office:value-type="string" office:string-value="1–0 " calcext:value-type="string">
            <text:p>1–0 </text:p>
          </table:table-cell>
          <table:table-cell table:formula="of:=IF(LEN([.K11])=4;[.K11];&quot;&quot;)">
            <text:p/>
          </table:table-cell>
          <table:table-cell table:formula="of:=IF(LEN([.L11])=4;[.L11];&quot;&quot;)" office:value-type="string" office:string-value="1–0 " calcext:value-type="string">
            <text:p>1–0 </text:p>
          </table:table-cell>
          <table:table-cell table:formula="of:=IF(LEN([.M11])=4;[.M11];&quot;&quot;)">
            <text:p/>
          </table:table-cell>
          <table:table-cell table:formula="of:=IF(LEN([.N11])=4;[.N11];&quot;&quot;)" office:value-type="string" office:string-value="2–0 " calcext:value-type="string">
            <text:p>2–0 </text:p>
          </table:table-cell>
          <table:table-cell table:formula="of:=IF(LEN([.O11])=4;[.O11];&quot;&quot;)">
            <text:p/>
          </table:table-cell>
          <table:table-cell table:formula="of:=IF(LEN([.P11])=4;[.P11];&quot;&quot;)" office:value-type="string" office:string-value="0–0 " calcext:value-type="string">
            <text:p>0–0 </text:p>
          </table:table-cell>
          <table:table-cell table:formula="of:=IF(LEN([.Q11])=4;[.Q11];&quot;&quot;)" office:value-type="string" office:string-value="2–2 " calcext:value-type="string">
            <text:p>2–2 </text:p>
          </table:table-cell>
          <table:table-cell table:formula="of:=IF(LEN([.R11])=4;[.R11];&quot;&quot;)" office:value-type="string" office:string-value="0–0 " calcext:value-type="string">
            <text:p>0–0 </text:p>
          </table:table-cell>
          <table:table-cell table:formula="of:=IF(LEN([.S11])=4;[.S11];&quot;&quot;)" office:value-type="string" office:string-value="2–0 " calcext:value-type="string">
            <text:p>2–0 </text:p>
          </table:table-cell>
          <table:table-cell table:formula="of:=IF(LEN([.T11])=4;[.T11];&quot;&quot;)">
            <text:p/>
          </table:table-cell>
          <table:table-cell table:formula="of:=IF(LEN([.U11])=4;[.U11];&quot;&quot;)" office:value-type="string" office:string-value="2–2 " calcext:value-type="string">
            <text:p>2–2 </text:p>
          </table:table-cell>
          <table:table-cell office:value-type="float" office:value="10" calcext:value-type="float">
            <text:p>10</text:p>
          </table:table-cell>
          <table:table-cell table:formula="of:=&quot;[equipe[&quot;&amp;[.AQ11]&amp;&quot;][0],&quot;" office:value-type="string" office:string-value="[equipe[10][0]," calcext:value-type="string">
            <text:p>[equipe[10][0],</text:p>
          </table:table-cell>
          <table:table-cell table:formula="of:=&quot;[&quot;&amp;LEFT([.W11];1)&amp;&quot;,&quot;&amp;LEFT(RIGHT([.W11];2);1)&amp;&quot;]/*&quot;&amp;[.W$1]&amp;&quot;*/,&quot;" office:value-type="string" office:string-value="[,]/*ATA */," calcext:value-type="string">
            <text:p>[,]/*ATA */,</text:p>
          </table:table-cell>
          <table:table-cell table:formula="of:=&quot;[&quot;&amp;LEFT([.X11];1)&amp;&quot;,&quot;&amp;LEFT(RIGHT([.X11];2);1)&amp;&quot;]/*&quot;&amp;[.X$1]&amp;&quot;*/,&quot;" office:value-type="string" office:string-value="[2,2]/*BOL */," calcext:value-type="string">
            <text:p>[2,2]/*BOL */,</text:p>
          </table:table-cell>
          <table:table-cell table:formula="of:=&quot;[&quot;&amp;LEFT([.Y11];1)&amp;&quot;,&quot;&amp;LEFT(RIGHT([.Y11];2);1)&amp;&quot;]/*&quot;&amp;[.Y$1]&amp;&quot;*/,&quot;" office:value-type="string" office:string-value="[1,1]/*CAG */," calcext:value-type="string">
            <text:p>[1,1]/*CAG */,</text:p>
          </table:table-cell>
          <table:table-cell table:formula="of:=&quot;[&quot;&amp;LEFT([.Z11];1)&amp;&quot;,&quot;&amp;LEFT(RIGHT([.Z11];2);1)&amp;&quot;]/*&quot;&amp;[.Z$1]&amp;&quot;*/,&quot;" office:value-type="string" office:string-value="[3,0]/*COM */," calcext:value-type="string">
            <text:p>[3,0]/*COM */,</text:p>
          </table:table-cell>
          <table:table-cell table:formula="of:=&quot;[&quot;&amp;LEFT([.AA11];1)&amp;&quot;,&quot;&amp;LEFT(RIGHT([.AA11];2);1)&amp;&quot;]/*&quot;&amp;[.AA$1]&amp;&quot;*/,&quot;" office:value-type="string" office:string-value="[4,1]/*EMP */," calcext:value-type="string">
            <text:p>[4,1]/*EMP */,</text:p>
          </table:table-cell>
          <table:table-cell table:formula="of:=&quot;[&quot;&amp;LEFT([.AB11];1)&amp;&quot;,&quot;&amp;LEFT(RIGHT([.AB11];2);1)&amp;&quot;]/*&quot;&amp;[.AB$1]&amp;&quot;*/,&quot;" office:value-type="string" office:string-value="[2,2]/*FIO */," calcext:value-type="string">
            <text:p>[2,2]/*FIO */,</text:p>
          </table:table-cell>
          <table:table-cell table:formula="of:=&quot;[&quot;&amp;LEFT([.AC11];1)&amp;&quot;,&quot;&amp;LEFT(RIGHT([.AC11];2);1)&amp;&quot;]/*&quot;&amp;[.AC$1]&amp;&quot;*/,&quot;" office:value-type="string" office:string-value="[,]/*GEN */," calcext:value-type="string">
            <text:p>[,]/*GEN */,</text:p>
          </table:table-cell>
          <table:table-cell table:formula="of:=&quot;[&quot;&amp;LEFT([.AD11];1)&amp;&quot;,&quot;&amp;LEFT(RIGHT([.AD11];2);1)&amp;&quot;]/*&quot;&amp;[.AD$1]&amp;&quot;*/,&quot;" office:value-type="string" office:string-value="[2,0]/*VER */," calcext:value-type="string">
            <text:p>[2,0]/*VER */,</text:p>
          </table:table-cell>
          <table:table-cell table:formula="of:=&quot;[&quot;&amp;LEFT([.AE11];1)&amp;&quot;,&quot;&amp;LEFT(RIGHT([.AE11];2);1)&amp;&quot;]/*&quot;&amp;[.AE$1]&amp;&quot;*/,&quot;" office:value-type="string" office:string-value="[1,0]/*INT */," calcext:value-type="string">
            <text:p>[1,0]/*INT */,</text:p>
          </table:table-cell>
          <table:table-cell table:style-name="ce17" table:formula="of:=&quot;[,]/*&quot;&amp;[.AF$1]&amp;&quot;*/,&quot;" office:value-type="string" office:string-value="[,]/*JUV */," calcext:value-type="string">
            <text:p>[,]/*JUV */,</text:p>
          </table:table-cell>
          <table:table-cell table:formula="of:=&quot;[&quot;&amp;LEFT([.AG11];1)&amp;&quot;,&quot;&amp;LEFT(RIGHT([.AG11];2);1)&amp;&quot;]/*&quot;&amp;[.AG$1]&amp;&quot;*/,&quot;" office:value-type="string" office:string-value="[1,0]/*LAZ */," calcext:value-type="string">
            <text:p>[1,0]/*LAZ */,</text:p>
          </table:table-cell>
          <table:table-cell table:formula="of:=&quot;[&quot;&amp;LEFT([.AH11];1)&amp;&quot;,&quot;&amp;LEFT(RIGHT([.AH11];2);1)&amp;&quot;]/*&quot;&amp;[.AH$1]&amp;&quot;*/,&quot;" office:value-type="string" office:string-value="[,]/*LEC */," calcext:value-type="string">
            <text:p>[,]/*LEC */,</text:p>
          </table:table-cell>
          <table:table-cell table:formula="of:=&quot;[&quot;&amp;LEFT([.AI11];1)&amp;&quot;,&quot;&amp;LEFT(RIGHT([.AI11];2);1)&amp;&quot;]/*&quot;&amp;[.AI$1]&amp;&quot;*/,&quot;" office:value-type="string" office:string-value="[2,0]/*MIL */," calcext:value-type="string">
            <text:p>[2,0]/*MIL */,</text:p>
          </table:table-cell>
          <table:table-cell table:formula="of:=&quot;[&quot;&amp;LEFT([.AJ11];1)&amp;&quot;,&quot;&amp;LEFT(RIGHT([.AJ11];2);1)&amp;&quot;]/*&quot;&amp;[.AJ$1]&amp;&quot;*/,&quot;" office:value-type="string" office:string-value="[,]/*MON */," calcext:value-type="string">
            <text:p>[,]/*MON */,</text:p>
          </table:table-cell>
          <table:table-cell table:formula="of:=&quot;[&quot;&amp;LEFT([.AK11];1)&amp;&quot;,&quot;&amp;LEFT(RIGHT([.AK11];2);1)&amp;&quot;]/*&quot;&amp;[.AK$1]&amp;&quot;*/,&quot;" office:value-type="string" office:string-value="[0,0]/*NAP */," calcext:value-type="string">
            <text:p>[0,0]/*NAP */,</text:p>
          </table:table-cell>
          <table:table-cell table:formula="of:=&quot;[&quot;&amp;LEFT([.AL11];1)&amp;&quot;,&quot;&amp;LEFT(RIGHT([.AL11];2);1)&amp;&quot;]/*&quot;&amp;[.AL$1]&amp;&quot;*/,&quot;" office:value-type="string" office:string-value="[2,2]/*PAR */," calcext:value-type="string">
            <text:p>[2,2]/*PAR */,</text:p>
          </table:table-cell>
          <table:table-cell table:formula="of:=&quot;[&quot;&amp;LEFT([.AM11];1)&amp;&quot;,&quot;&amp;LEFT(RIGHT([.AM11];2);1)&amp;&quot;]/*&quot;&amp;[.AM$1]&amp;&quot;*/,&quot;" office:value-type="string" office:string-value="[0,0]/*ROM */," calcext:value-type="string">
            <text:p>[0,0]/*ROM */,</text:p>
          </table:table-cell>
          <table:table-cell table:formula="of:=&quot;[&quot;&amp;LEFT([.AN11];1)&amp;&quot;,&quot;&amp;LEFT(RIGHT([.AN11];2);1)&amp;&quot;]/*&quot;&amp;[.AN$1]&amp;&quot;*/,&quot;" office:value-type="string" office:string-value="[2,0]/*TOR */," calcext:value-type="string">
            <text:p>[2,0]/*TOR */,</text:p>
          </table:table-cell>
          <table:table-cell table:formula="of:=&quot;[&quot;&amp;LEFT([.AO11];1)&amp;&quot;,&quot;&amp;LEFT(RIGHT([.AO11];2);1)&amp;&quot;]/*&quot;&amp;[.AO$1]&amp;&quot;*/,&quot;" office:value-type="string" office:string-value="[,]/*UDI */," calcext:value-type="string">
            <text:p>[,]/*UDI */,</text:p>
          </table:table-cell>
          <table:table-cell table:formula="of:=&quot;[&quot;&amp;LEFT([.AP11];1)&amp;&quot;,&quot;&amp;LEFT(RIGHT([.AP11];2);1)&amp;&quot;]/*&quot;&amp;[.AP$1]&amp;&quot;*/]&quot;" office:value-type="string" office:string-value="[2,2]/*VEN */]" calcext:value-type="string">
            <text:p>[2,2]/*VEN */]</text:p>
          </table:table-cell>
          <table:table-cell table:formula="of:=CONCATENATE([.AR11];[.AS11];[.AT11];[.AU11];[.AV11];[.AW11];[.AX11];[.AY11];[.AZ11];[.BA11];[.BB11];[.BC11];[.BD11];[.BE11];[.BF11];[.BG11];[.BH11];[.BI11];[.BJ11];[.BK11];[.BL11])&amp;&quot;,&quot;" office:value-type="string" office:string-value="[equipe[10][0],[,]/*ATA */,[2,2]/*BOL */,[1,1]/*CAG */,[3,0]/*COM */,[4,1]/*EMP */,[2,2]/*FIO */,[,]/*GEN */,[2,0]/*VER */,[1,0]/*INT */,[,]/*JUV */,[1,0]/*LAZ */,[,]/*LEC */,[2,0]/*MIL */,[,]/*MON */,[0,0]/*NAP */,[2,2]/*PAR */,[0,0]/*ROM */,[2,0]/*TOR */,[,]/*UDI */,[2,2]/*VEN */]," calcext:value-type="string">
            <text:p>[equipe[10][0],[,]/*ATA */,[2,2]/*BOL */,[1,1]/*CAG */,[3,0]/*COM */,[4,1]/*EMP */,[2,2]/*FIO */,[,]/*GEN */,[2,0]/*VER */,[1,0]/*INT */,[,]/*JUV */,[1,0]/*LAZ */,[,]/*LEC */,[2,0]/*MIL */,[,]/*MON */,[0,0]/*NAP */,[2,2]/*PAR */,[0,0]/*ROM */,[2,0]/*TOR */,[,]/*UDI */,[2,2]/*VEN */],</text:p>
          </table:table-cell>
        </table:table-row>
        <table:table-row table:style-name="ro1">
          <table:table-cell office:value-type="string" calcext:value-type="string">
            <text:p><text:a xlink:href="https://en.wikipedia.org/wiki/SS_Lazio" xlink:type="simple">Lazio</text:a>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3–0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1–2 </text:p>
          </table:table-cell>
          <table:table-cell office:value-type="string" calcext:value-type="string">
            <text:p>3–0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0–6 </text:p>
          </table:table-cell>
          <table:table-cell table:style-name="ce10"/>
          <table:table-cell office:value-type="string" calcext:value-type="string">
            <text:p>— </text:p>
          </table:table-cell>
          <table:table-cell table:style-name="ce10"/>
          <table:table-cell office:value-type="string" calcext:value-type="string">
            <text:p>2–2 </text:p>
          </table:table-cell>
          <table:table-cell office:value-type="string" calcext:value-type="string">
            <text:p>5–1 </text:p>
          </table:table-cell>
          <table:table-cell office:value-type="string" calcext:value-type="string">
            <text:p>2–2 </text:p>
          </table:table-cell>
          <table:table-cell table:style-name="ce10" office:value-type="string" calcext:value-type="string">
            <text:p/>
          </table:table-cell>
          <table:table-cell office:value-type="string" calcext:value-type="string">
            <text:p><text:a xlink:href="https://en.wikipedia.org/wiki/Derby_della_Capitale" xlink:type="simple">a</text:a> </text:p>
          </table:table-cell>
          <table:table-cell table:style-name="ce10" table:number-columns-repeated="2"/>
          <table:table-cell office:value-type="string" calcext:value-type="string">
            <text:p>3–1 </text:p>
          </table:table-cell>
          <table:table-cell table:formula="of:=[.A12]" office:value-type="string" office:string-value="Lazio " calcext:value-type="string">
            <text:p>Lazio </text:p>
          </table:table-cell>
          <table:table-cell table:formula="of:=IF(LEN([.B12])=4;[.B12];&quot;&quot;)" office:value-type="string" office:string-value="1–1 " calcext:value-type="string">
            <text:p>1–1 </text:p>
          </table:table-cell>
          <table:table-cell table:formula="of:=IF(LEN([.C12])=4;[.C12];&quot;&quot;)" office:value-type="string" office:string-value="3–0 " calcext:value-type="string">
            <text:p>3–0 </text:p>
          </table:table-cell>
          <table:table-cell table:formula="of:=IF(LEN([.D12])=4;[.D12];&quot;&quot;)" office:value-type="string" office:string-value="2–1 " calcext:value-type="string">
            <text:p>2–1 </text:p>
          </table:table-cell>
          <table:table-cell table:formula="of:=IF(LEN([.E12])=4;[.E12];&quot;&quot;)" office:value-type="string" office:string-value="1–1 " calcext:value-type="string">
            <text:p>1–1 </text:p>
          </table:table-cell>
          <table:table-cell table:formula="of:=IF(LEN([.F12])=4;[.F12];&quot;&quot;)" office:value-type="string" office:string-value="2–1 " calcext:value-type="string">
            <text:p>2–1 </text:p>
          </table:table-cell>
          <table:table-cell table:formula="of:=IF(LEN([.G12])=4;[.G12];&quot;&quot;)" office:value-type="string" office:string-value="1–2 " calcext:value-type="string">
            <text:p>1–2 </text:p>
          </table:table-cell>
          <table:table-cell table:formula="of:=IF(LEN([.H12])=4;[.H12];&quot;&quot;)" office:value-type="string" office:string-value="3–0 " calcext:value-type="string">
            <text:p>3–0 </text:p>
          </table:table-cell>
          <table:table-cell table:formula="of:=IF(LEN([.I12])=4;[.I12];&quot;&quot;)" office:value-type="string" office:string-value="2–1 " calcext:value-type="string">
            <text:p>2–1 </text:p>
          </table:table-cell>
          <table:table-cell table:formula="of:=IF(LEN([.J12])=4;[.J12];&quot;&quot;)" office:value-type="string" office:string-value="0–6 " calcext:value-type="string">
            <text:p>0–6 </text:p>
          </table:table-cell>
          <table:table-cell table:formula="of:=IF(LEN([.K12])=4;[.K12];&quot;&quot;)">
            <text:p/>
          </table:table-cell>
          <table:table-cell table:formula="of:=IF(LEN([.L12])=4;[.L12];&quot;&quot;)">
            <text:p/>
          </table:table-cell>
          <table:table-cell table:formula="of:=IF(LEN([.M12])=4;[.M12];&quot;&quot;)">
            <text:p/>
          </table:table-cell>
          <table:table-cell table:formula="of:=IF(LEN([.N12])=4;[.N12];&quot;&quot;)" office:value-type="string" office:string-value="2–2 " calcext:value-type="string">
            <text:p>2–2 </text:p>
          </table:table-cell>
          <table:table-cell table:formula="of:=IF(LEN([.O12])=4;[.O12];&quot;&quot;)" office:value-type="string" office:string-value="5–1 " calcext:value-type="string">
            <text:p>5–1 </text:p>
          </table:table-cell>
          <table:table-cell table:formula="of:=IF(LEN([.P12])=4;[.P12];&quot;&quot;)" office:value-type="string" office:string-value="2–2 " calcext:value-type="string">
            <text:p>2–2 </text:p>
          </table:table-cell>
          <table:table-cell table:formula="of:=IF(LEN([.Q12])=4;[.Q12];&quot;&quot;)">
            <text:p/>
          </table:table-cell>
          <table:table-cell table:formula="of:=IF(LEN([.R12])=4;[.R12];&quot;&quot;)">
            <text:p/>
          </table:table-cell>
          <table:table-cell table:formula="of:=IF(LEN([.S12])=4;[.S12];&quot;&quot;)">
            <text:p/>
          </table:table-cell>
          <table:table-cell table:formula="of:=IF(LEN([.T12])=4;[.T12];&quot;&quot;)">
            <text:p/>
          </table:table-cell>
          <table:table-cell table:formula="of:=IF(LEN([.U12])=4;[.U12];&quot;&quot;)" office:value-type="string" office:string-value="3–1 " calcext:value-type="string">
            <text:p>3–1 </text:p>
          </table:table-cell>
          <table:table-cell office:value-type="float" office:value="11" calcext:value-type="float">
            <text:p>11</text:p>
          </table:table-cell>
          <table:table-cell table:formula="of:=&quot;[equipe[&quot;&amp;[.AQ12]&amp;&quot;][0],&quot;" office:value-type="string" office:string-value="[equipe[11][0]," calcext:value-type="string">
            <text:p>[equipe[11][0],</text:p>
          </table:table-cell>
          <table:table-cell table:formula="of:=&quot;[&quot;&amp;LEFT([.W12];1)&amp;&quot;,&quot;&amp;LEFT(RIGHT([.W12];2);1)&amp;&quot;]/*&quot;&amp;[.W$1]&amp;&quot;*/,&quot;" office:value-type="string" office:string-value="[1,1]/*ATA */," calcext:value-type="string">
            <text:p>[1,1]/*ATA */,</text:p>
          </table:table-cell>
          <table:table-cell table:formula="of:=&quot;[&quot;&amp;LEFT([.X12];1)&amp;&quot;,&quot;&amp;LEFT(RIGHT([.X12];2);1)&amp;&quot;]/*&quot;&amp;[.X$1]&amp;&quot;*/,&quot;" office:value-type="string" office:string-value="[3,0]/*BOL */," calcext:value-type="string">
            <text:p>[3,0]/*BOL */,</text:p>
          </table:table-cell>
          <table:table-cell table:formula="of:=&quot;[&quot;&amp;LEFT([.Y12];1)&amp;&quot;,&quot;&amp;LEFT(RIGHT([.Y12];2);1)&amp;&quot;]/*&quot;&amp;[.Y$1]&amp;&quot;*/,&quot;" office:value-type="string" office:string-value="[2,1]/*CAG */," calcext:value-type="string">
            <text:p>[2,1]/*CAG */,</text:p>
          </table:table-cell>
          <table:table-cell table:formula="of:=&quot;[&quot;&amp;LEFT([.Z12];1)&amp;&quot;,&quot;&amp;LEFT(RIGHT([.Z12];2);1)&amp;&quot;]/*&quot;&amp;[.Z$1]&amp;&quot;*/,&quot;" office:value-type="string" office:string-value="[1,1]/*COM */," calcext:value-type="string">
            <text:p>[1,1]/*COM */,</text:p>
          </table:table-cell>
          <table:table-cell table:formula="of:=&quot;[&quot;&amp;LEFT([.AA12];1)&amp;&quot;,&quot;&amp;LEFT(RIGHT([.AA12];2);1)&amp;&quot;]/*&quot;&amp;[.AA$1]&amp;&quot;*/,&quot;" office:value-type="string" office:string-value="[2,1]/*EMP */," calcext:value-type="string">
            <text:p>[2,1]/*EMP */,</text:p>
          </table:table-cell>
          <table:table-cell table:formula="of:=&quot;[&quot;&amp;LEFT([.AB12];1)&amp;&quot;,&quot;&amp;LEFT(RIGHT([.AB12];2);1)&amp;&quot;]/*&quot;&amp;[.AB$1]&amp;&quot;*/,&quot;" office:value-type="string" office:string-value="[1,2]/*FIO */," calcext:value-type="string">
            <text:p>[1,2]/*FIO */,</text:p>
          </table:table-cell>
          <table:table-cell table:formula="of:=&quot;[&quot;&amp;LEFT([.AC12];1)&amp;&quot;,&quot;&amp;LEFT(RIGHT([.AC12];2);1)&amp;&quot;]/*&quot;&amp;[.AC$1]&amp;&quot;*/,&quot;" office:value-type="string" office:string-value="[3,0]/*GEN */," calcext:value-type="string">
            <text:p>[3,0]/*GEN */,</text:p>
          </table:table-cell>
          <table:table-cell table:formula="of:=&quot;[&quot;&amp;LEFT([.AD12];1)&amp;&quot;,&quot;&amp;LEFT(RIGHT([.AD12];2);1)&amp;&quot;]/*&quot;&amp;[.AD$1]&amp;&quot;*/,&quot;" office:value-type="string" office:string-value="[2,1]/*VER */," calcext:value-type="string">
            <text:p>[2,1]/*VER */,</text:p>
          </table:table-cell>
          <table:table-cell table:formula="of:=&quot;[&quot;&amp;LEFT([.AE12];1)&amp;&quot;,&quot;&amp;LEFT(RIGHT([.AE12];2);1)&amp;&quot;]/*&quot;&amp;[.AE$1]&amp;&quot;*/,&quot;" office:value-type="string" office:string-value="[0,6]/*INT */," calcext:value-type="string">
            <text:p>[0,6]/*INT */,</text:p>
          </table:table-cell>
          <table:table-cell table:formula="of:=&quot;[&quot;&amp;LEFT([.AF12];1)&amp;&quot;,&quot;&amp;LEFT(RIGHT([.AF12];2);1)&amp;&quot;]/*&quot;&amp;[.AF$1]&amp;&quot;*/,&quot;" office:value-type="string" office:string-value="[,]/*JUV */," calcext:value-type="string">
            <text:p>[,]/*JUV */,</text:p>
          </table:table-cell>
          <table:table-cell table:style-name="ce17" table:formula="of:=&quot;[,]/*&quot;&amp;[.AG$1]&amp;&quot;*/,&quot;" office:value-type="string" office:string-value="[,]/*LAZ */," calcext:value-type="string">
            <text:p>[,]/*LAZ */,</text:p>
          </table:table-cell>
          <table:table-cell table:formula="of:=&quot;[&quot;&amp;LEFT([.AH12];1)&amp;&quot;,&quot;&amp;LEFT(RIGHT([.AH12];2);1)&amp;&quot;]/*&quot;&amp;[.AH$1]&amp;&quot;*/,&quot;" office:value-type="string" office:string-value="[,]/*LEC */," calcext:value-type="string">
            <text:p>[,]/*LEC */,</text:p>
          </table:table-cell>
          <table:table-cell table:formula="of:=&quot;[&quot;&amp;LEFT([.AI12];1)&amp;&quot;,&quot;&amp;LEFT(RIGHT([.AI12];2);1)&amp;&quot;]/*&quot;&amp;[.AI$1]&amp;&quot;*/,&quot;" office:value-type="string" office:string-value="[2,2]/*MIL */," calcext:value-type="string">
            <text:p>[2,2]/*MIL */,</text:p>
          </table:table-cell>
          <table:table-cell table:formula="of:=&quot;[&quot;&amp;LEFT([.AJ12];1)&amp;&quot;,&quot;&amp;LEFT(RIGHT([.AJ12];2);1)&amp;&quot;]/*&quot;&amp;[.AJ$1]&amp;&quot;*/,&quot;" office:value-type="string" office:string-value="[5,1]/*MON */," calcext:value-type="string">
            <text:p>[5,1]/*MON */,</text:p>
          </table:table-cell>
          <table:table-cell table:formula="of:=&quot;[&quot;&amp;LEFT([.AK12];1)&amp;&quot;,&quot;&amp;LEFT(RIGHT([.AK12];2);1)&amp;&quot;]/*&quot;&amp;[.AK$1]&amp;&quot;*/,&quot;" office:value-type="string" office:string-value="[2,2]/*NAP */," calcext:value-type="string">
            <text:p>[2,2]/*NAP */,</text:p>
          </table:table-cell>
          <table:table-cell table:formula="of:=&quot;[&quot;&amp;LEFT([.AL12];1)&amp;&quot;,&quot;&amp;LEFT(RIGHT([.AL12];2);1)&amp;&quot;]/*&quot;&amp;[.AL$1]&amp;&quot;*/,&quot;" office:value-type="string" office:string-value="[,]/*PAR */," calcext:value-type="string">
            <text:p>[,]/*PAR */,</text:p>
          </table:table-cell>
          <table:table-cell table:formula="of:=&quot;[&quot;&amp;LEFT([.AM12];1)&amp;&quot;,&quot;&amp;LEFT(RIGHT([.AM12];2);1)&amp;&quot;]/*&quot;&amp;[.AM$1]&amp;&quot;*/,&quot;" office:value-type="string" office:string-value="[,]/*ROM */," calcext:value-type="string">
            <text:p>[,]/*ROM */,</text:p>
          </table:table-cell>
          <table:table-cell table:formula="of:=&quot;[&quot;&amp;LEFT([.AN12];1)&amp;&quot;,&quot;&amp;LEFT(RIGHT([.AN12];2);1)&amp;&quot;]/*&quot;&amp;[.AN$1]&amp;&quot;*/,&quot;" office:value-type="string" office:string-value="[,]/*TOR */," calcext:value-type="string">
            <text:p>[,]/*TOR */,</text:p>
          </table:table-cell>
          <table:table-cell table:formula="of:=&quot;[&quot;&amp;LEFT([.AO12];1)&amp;&quot;,&quot;&amp;LEFT(RIGHT([.AO12];2);1)&amp;&quot;]/*&quot;&amp;[.AO$1]&amp;&quot;*/,&quot;" office:value-type="string" office:string-value="[,]/*UDI */," calcext:value-type="string">
            <text:p>[,]/*UDI */,</text:p>
          </table:table-cell>
          <table:table-cell table:formula="of:=&quot;[&quot;&amp;LEFT([.AP12];1)&amp;&quot;,&quot;&amp;LEFT(RIGHT([.AP12];2);1)&amp;&quot;]/*&quot;&amp;[.AP$1]&amp;&quot;*/]&quot;" office:value-type="string" office:string-value="[3,1]/*VEN */]" calcext:value-type="string">
            <text:p>[3,1]/*VEN */]</text:p>
          </table:table-cell>
          <table:table-cell table:formula="of:=CONCATENATE([.AR12];[.AS12];[.AT12];[.AU12];[.AV12];[.AW12];[.AX12];[.AY12];[.AZ12];[.BA12];[.BB12];[.BC12];[.BD12];[.BE12];[.BF12];[.BG12];[.BH12];[.BI12];[.BJ12];[.BK12];[.BL12])&amp;&quot;,&quot;" office:value-type="string" office:string-value="[equipe[11][0],[1,1]/*ATA */,[3,0]/*BOL */,[2,1]/*CAG */,[1,1]/*COM */,[2,1]/*EMP */,[1,2]/*FIO */,[3,0]/*GEN */,[2,1]/*VER */,[0,6]/*INT */,[,]/*JUV */,[,]/*LAZ */,[,]/*LEC */,[2,2]/*MIL */,[5,1]/*MON */,[2,2]/*NAP */,[,]/*PAR */,[,]/*ROM */,[,]/*TOR */,[,]/*UDI */,[3,1]/*VEN */]," calcext:value-type="string">
            <text:p>[equipe[11][0],[1,1]/*ATA */,[3,0]/*BOL */,[2,1]/*CAG */,[1,1]/*COM */,[2,1]/*EMP */,[1,2]/*FIO */,[3,0]/*GEN */,[2,1]/*VER */,[0,6]/*INT */,[,]/*JUV */,[,]/*LAZ */,[,]/*LEC */,[2,2]/*MIL */,[5,1]/*MON */,[2,2]/*NAP */,[,]/*PAR */,[,]/*ROM */,[,]/*TOR */,[,]/*UDI */,[3,1]/*VEN */],</text:p>
          </table:table-cell>
        </table:table-row>
        <table:table-row table:style-name="ro1">
          <table:table-cell office:value-type="string" calcext:value-type="string">
            <text:p><text:a xlink:href="https://en.wikipedia.org/wiki/US_Lecce" xlink:type="simple">Lecce</text:a> </text:p>
          </table:table-cell>
          <table:table-cell office:value-type="string" calcext:value-type="string">
            <text:p>0–4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1–0 </text:p>
          </table:table-cell>
          <table:table-cell table:style-name="ce10"/>
          <table:table-cell office:value-type="string" calcext:value-type="string">
            <text:p>1–1 </text:p>
          </table:table-cell>
          <table:table-cell office:value-type="string" calcext:value-type="string">
            <text:p>0–6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0–4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1–2 </text:p>
          </table:table-cell>
          <table:table-cell office:value-type="string" calcext:value-type="string">
            <text:p>— </text:p>
          </table:table-cell>
          <table:table-cell table:style-name="ce10"/>
          <table:table-cell office:value-type="string" calcext:value-type="string">
            <text:p>2–1 </text:p>
          </table:table-cell>
          <table:table-cell table:style-name="ce10"/>
          <table:table-cell office:value-type="string" calcext:value-type="string">
            <text:p>2–2 </text:p>
          </table:table-cell>
          <table:table-cell table:style-name="ce10" table:number-columns-repeated="2"/>
          <table:table-cell office:value-type="string" calcext:value-type="string">
            <text:p>0–1 </text:p>
          </table:table-cell>
          <table:table-cell table:style-name="ce10" office:value-type="string" calcext:value-type="string">
            <text:p/>
          </table:table-cell>
          <table:table-cell table:formula="of:=[.A13]" office:value-type="string" office:string-value="Lecce " calcext:value-type="string">
            <text:p>Lecce </text:p>
          </table:table-cell>
          <table:table-cell table:formula="of:=IF(LEN([.B13])=4;[.B13];&quot;&quot;)" office:value-type="string" office:string-value="0–4 " calcext:value-type="string">
            <text:p>0–4 </text:p>
          </table:table-cell>
          <table:table-cell table:formula="of:=IF(LEN([.C13])=4;[.C13];&quot;&quot;)" office:value-type="string" office:string-value="0–0 " calcext:value-type="string">
            <text:p>0–0 </text:p>
          </table:table-cell>
          <table:table-cell table:formula="of:=IF(LEN([.D13])=4;[.D13];&quot;&quot;)" office:value-type="string" office:string-value="1–0 " calcext:value-type="string">
            <text:p>1–0 </text:p>
          </table:table-cell>
          <table:table-cell table:formula="of:=IF(LEN([.E13])=4;[.E13];&quot;&quot;)">
            <text:p/>
          </table:table-cell>
          <table:table-cell table:formula="of:=IF(LEN([.F13])=4;[.F13];&quot;&quot;)" office:value-type="string" office:string-value="1–1 " calcext:value-type="string">
            <text:p>1–1 </text:p>
          </table:table-cell>
          <table:table-cell table:formula="of:=IF(LEN([.G13])=4;[.G13];&quot;&quot;)" office:value-type="string" office:string-value="0–6 " calcext:value-type="string">
            <text:p>0–6 </text:p>
          </table:table-cell>
          <table:table-cell table:formula="of:=IF(LEN([.H13])=4;[.H13];&quot;&quot;)" office:value-type="string" office:string-value="0–0 " calcext:value-type="string">
            <text:p>0–0 </text:p>
          </table:table-cell>
          <table:table-cell table:formula="of:=IF(LEN([.I13])=4;[.I13];&quot;&quot;)" office:value-type="string" office:string-value="1–0 " calcext:value-type="string">
            <text:p>1–0 </text:p>
          </table:table-cell>
          <table:table-cell table:formula="of:=IF(LEN([.J13])=4;[.J13];&quot;&quot;)" office:value-type="string" office:string-value="0–4 " calcext:value-type="string">
            <text:p>0–4 </text:p>
          </table:table-cell>
          <table:table-cell table:formula="of:=IF(LEN([.K13])=4;[.K13];&quot;&quot;)" office:value-type="string" office:string-value="1–1 " calcext:value-type="string">
            <text:p>1–1 </text:p>
          </table:table-cell>
          <table:table-cell table:formula="of:=IF(LEN([.L13])=4;[.L13];&quot;&quot;)" office:value-type="string" office:string-value="1–2 " calcext:value-type="string">
            <text:p>1–2 </text:p>
          </table:table-cell>
          <table:table-cell table:formula="of:=IF(LEN([.M13])=4;[.M13];&quot;&quot;)">
            <text:p/>
          </table:table-cell>
          <table:table-cell table:formula="of:=IF(LEN([.N13])=4;[.N13];&quot;&quot;)">
            <text:p/>
          </table:table-cell>
          <table:table-cell table:formula="of:=IF(LEN([.O13])=4;[.O13];&quot;&quot;)" office:value-type="string" office:string-value="2–1 " calcext:value-type="string">
            <text:p>2–1 </text:p>
          </table:table-cell>
          <table:table-cell table:formula="of:=IF(LEN([.P13])=4;[.P13];&quot;&quot;)">
            <text:p/>
          </table:table-cell>
          <table:table-cell table:formula="of:=IF(LEN([.Q13])=4;[.Q13];&quot;&quot;)" office:value-type="string" office:string-value="2–2 " calcext:value-type="string">
            <text:p>2–2 </text:p>
          </table:table-cell>
          <table:table-cell table:formula="of:=IF(LEN([.R13])=4;[.R13];&quot;&quot;)">
            <text:p/>
          </table:table-cell>
          <table:table-cell table:formula="of:=IF(LEN([.S13])=4;[.S13];&quot;&quot;)">
            <text:p/>
          </table:table-cell>
          <table:table-cell table:formula="of:=IF(LEN([.T13])=4;[.T13];&quot;&quot;)" office:value-type="string" office:string-value="0–1 " calcext:value-type="string">
            <text:p>0–1 </text:p>
          </table:table-cell>
          <table:table-cell table:formula="of:=IF(LEN([.U13])=4;[.U13];&quot;&quot;)">
            <text:p/>
          </table:table-cell>
          <table:table-cell office:value-type="float" office:value="12" calcext:value-type="float">
            <text:p>12</text:p>
          </table:table-cell>
          <table:table-cell table:formula="of:=&quot;[equipe[&quot;&amp;[.AQ13]&amp;&quot;][0],&quot;" office:value-type="string" office:string-value="[equipe[12][0]," calcext:value-type="string">
            <text:p>[equipe[12][0],</text:p>
          </table:table-cell>
          <table:table-cell table:formula="of:=&quot;[&quot;&amp;LEFT([.W13];1)&amp;&quot;,&quot;&amp;LEFT(RIGHT([.W13];2);1)&amp;&quot;]/*&quot;&amp;[.W$1]&amp;&quot;*/,&quot;" office:value-type="string" office:string-value="[0,4]/*ATA */," calcext:value-type="string">
            <text:p>[0,4]/*ATA */,</text:p>
          </table:table-cell>
          <table:table-cell table:formula="of:=&quot;[&quot;&amp;LEFT([.X13];1)&amp;&quot;,&quot;&amp;LEFT(RIGHT([.X13];2);1)&amp;&quot;]/*&quot;&amp;[.X$1]&amp;&quot;*/,&quot;" office:value-type="string" office:string-value="[0,0]/*BOL */," calcext:value-type="string">
            <text:p>[0,0]/*BOL */,</text:p>
          </table:table-cell>
          <table:table-cell table:formula="of:=&quot;[&quot;&amp;LEFT([.Y13];1)&amp;&quot;,&quot;&amp;LEFT(RIGHT([.Y13];2);1)&amp;&quot;]/*&quot;&amp;[.Y$1]&amp;&quot;*/,&quot;" office:value-type="string" office:string-value="[1,0]/*CAG */," calcext:value-type="string">
            <text:p>[1,0]/*CAG */,</text:p>
          </table:table-cell>
          <table:table-cell table:formula="of:=&quot;[&quot;&amp;LEFT([.Z13];1)&amp;&quot;,&quot;&amp;LEFT(RIGHT([.Z13];2);1)&amp;&quot;]/*&quot;&amp;[.Z$1]&amp;&quot;*/,&quot;" office:value-type="string" office:string-value="[,]/*COM */," calcext:value-type="string">
            <text:p>[,]/*COM */,</text:p>
          </table:table-cell>
          <table:table-cell table:formula="of:=&quot;[&quot;&amp;LEFT([.AA13];1)&amp;&quot;,&quot;&amp;LEFT(RIGHT([.AA13];2);1)&amp;&quot;]/*&quot;&amp;[.AA$1]&amp;&quot;*/,&quot;" office:value-type="string" office:string-value="[1,1]/*EMP */," calcext:value-type="string">
            <text:p>[1,1]/*EMP */,</text:p>
          </table:table-cell>
          <table:table-cell table:formula="of:=&quot;[&quot;&amp;LEFT([.AB13];1)&amp;&quot;,&quot;&amp;LEFT(RIGHT([.AB13];2);1)&amp;&quot;]/*&quot;&amp;[.AB$1]&amp;&quot;*/,&quot;" office:value-type="string" office:string-value="[0,6]/*FIO */," calcext:value-type="string">
            <text:p>[0,6]/*FIO */,</text:p>
          </table:table-cell>
          <table:table-cell table:formula="of:=&quot;[&quot;&amp;LEFT([.AC13];1)&amp;&quot;,&quot;&amp;LEFT(RIGHT([.AC13];2);1)&amp;&quot;]/*&quot;&amp;[.AC$1]&amp;&quot;*/,&quot;" office:value-type="string" office:string-value="[0,0]/*GEN */," calcext:value-type="string">
            <text:p>[0,0]/*GEN */,</text:p>
          </table:table-cell>
          <table:table-cell table:formula="of:=&quot;[&quot;&amp;LEFT([.AD13];1)&amp;&quot;,&quot;&amp;LEFT(RIGHT([.AD13];2);1)&amp;&quot;]/*&quot;&amp;[.AD$1]&amp;&quot;*/,&quot;" office:value-type="string" office:string-value="[1,0]/*VER */," calcext:value-type="string">
            <text:p>[1,0]/*VER */,</text:p>
          </table:table-cell>
          <table:table-cell table:formula="of:=&quot;[&quot;&amp;LEFT([.AE13];1)&amp;&quot;,&quot;&amp;LEFT(RIGHT([.AE13];2);1)&amp;&quot;]/*&quot;&amp;[.AE$1]&amp;&quot;*/,&quot;" office:value-type="string" office:string-value="[0,4]/*INT */," calcext:value-type="string">
            <text:p>[0,4]/*INT */,</text:p>
          </table:table-cell>
          <table:table-cell table:formula="of:=&quot;[&quot;&amp;LEFT([.AF13];1)&amp;&quot;,&quot;&amp;LEFT(RIGHT([.AF13];2);1)&amp;&quot;]/*&quot;&amp;[.AF$1]&amp;&quot;*/,&quot;" office:value-type="string" office:string-value="[1,1]/*JUV */," calcext:value-type="string">
            <text:p>[1,1]/*JUV */,</text:p>
          </table:table-cell>
          <table:table-cell table:formula="of:=&quot;[&quot;&amp;LEFT([.AG13];1)&amp;&quot;,&quot;&amp;LEFT(RIGHT([.AG13];2);1)&amp;&quot;]/*&quot;&amp;[.AG$1]&amp;&quot;*/,&quot;" office:value-type="string" office:string-value="[1,2]/*LAZ */," calcext:value-type="string">
            <text:p>[1,2]/*LAZ */,</text:p>
          </table:table-cell>
          <table:table-cell table:style-name="ce17" table:formula="of:=&quot;[,]/*&quot;&amp;[.AH$1]&amp;&quot;*/,&quot;" office:value-type="string" office:string-value="[,]/*LEC */," calcext:value-type="string">
            <text:p>[,]/*LEC */,</text:p>
          </table:table-cell>
          <table:table-cell table:formula="of:=&quot;[&quot;&amp;LEFT([.AI13];1)&amp;&quot;,&quot;&amp;LEFT(RIGHT([.AI13];2);1)&amp;&quot;]/*&quot;&amp;[.AI$1]&amp;&quot;*/,&quot;" office:value-type="string" office:string-value="[,]/*MIL */," calcext:value-type="string">
            <text:p>[,]/*MIL */,</text:p>
          </table:table-cell>
          <table:table-cell table:formula="of:=&quot;[&quot;&amp;LEFT([.AJ13];1)&amp;&quot;,&quot;&amp;LEFT(RIGHT([.AJ13];2);1)&amp;&quot;]/*&quot;&amp;[.AJ$1]&amp;&quot;*/,&quot;" office:value-type="string" office:string-value="[2,1]/*MON */," calcext:value-type="string">
            <text:p>[2,1]/*MON */,</text:p>
          </table:table-cell>
          <table:table-cell table:formula="of:=&quot;[&quot;&amp;LEFT([.AK13];1)&amp;&quot;,&quot;&amp;LEFT(RIGHT([.AK13];2);1)&amp;&quot;]/*&quot;&amp;[.AK$1]&amp;&quot;*/,&quot;" office:value-type="string" office:string-value="[,]/*NAP */," calcext:value-type="string">
            <text:p>[,]/*NAP */,</text:p>
          </table:table-cell>
          <table:table-cell table:formula="of:=&quot;[&quot;&amp;LEFT([.AL13];1)&amp;&quot;,&quot;&amp;LEFT(RIGHT([.AL13];2);1)&amp;&quot;]/*&quot;&amp;[.AL$1]&amp;&quot;*/,&quot;" office:value-type="string" office:string-value="[2,2]/*PAR */," calcext:value-type="string">
            <text:p>[2,2]/*PAR */,</text:p>
          </table:table-cell>
          <table:table-cell table:formula="of:=&quot;[&quot;&amp;LEFT([.AM13];1)&amp;&quot;,&quot;&amp;LEFT(RIGHT([.AM13];2);1)&amp;&quot;]/*&quot;&amp;[.AM$1]&amp;&quot;*/,&quot;" office:value-type="string" office:string-value="[,]/*ROM */," calcext:value-type="string">
            <text:p>[,]/*ROM */,</text:p>
          </table:table-cell>
          <table:table-cell table:formula="of:=&quot;[&quot;&amp;LEFT([.AN13];1)&amp;&quot;,&quot;&amp;LEFT(RIGHT([.AN13];2);1)&amp;&quot;]/*&quot;&amp;[.AN$1]&amp;&quot;*/,&quot;" office:value-type="string" office:string-value="[,]/*TOR */," calcext:value-type="string">
            <text:p>[,]/*TOR */,</text:p>
          </table:table-cell>
          <table:table-cell table:formula="of:=&quot;[&quot;&amp;LEFT([.AO13];1)&amp;&quot;,&quot;&amp;LEFT(RIGHT([.AO13];2);1)&amp;&quot;]/*&quot;&amp;[.AO$1]&amp;&quot;*/,&quot;" office:value-type="string" office:string-value="[0,1]/*UDI */," calcext:value-type="string">
            <text:p>[0,1]/*UDI */,</text:p>
          </table:table-cell>
          <table:table-cell table:formula="of:=&quot;[&quot;&amp;LEFT([.AP13];1)&amp;&quot;,&quot;&amp;LEFT(RIGHT([.AP13];2);1)&amp;&quot;]/*&quot;&amp;[.AP$1]&amp;&quot;*/]&quot;" office:value-type="string" office:string-value="[,]/*VEN */]" calcext:value-type="string">
            <text:p>[,]/*VEN */]</text:p>
          </table:table-cell>
          <table:table-cell table:formula="of:=CONCATENATE([.AR13];[.AS13];[.AT13];[.AU13];[.AV13];[.AW13];[.AX13];[.AY13];[.AZ13];[.BA13];[.BB13];[.BC13];[.BD13];[.BE13];[.BF13];[.BG13];[.BH13];[.BI13];[.BJ13];[.BK13];[.BL13])&amp;&quot;,&quot;" office:value-type="string" office:string-value="[equipe[12][0],[0,4]/*ATA */,[0,0]/*BOL */,[1,0]/*CAG */,[,]/*COM */,[1,1]/*EMP */,[0,6]/*FIO */,[0,0]/*GEN */,[1,0]/*VER */,[0,4]/*INT */,[1,1]/*JUV */,[1,2]/*LAZ */,[,]/*LEC */,[,]/*MIL */,[2,1]/*MON */,[,]/*NAP */,[2,2]/*PAR */,[,]/*ROM */,[,]/*TOR */,[0,1]/*UDI */,[,]/*VEN */]," calcext:value-type="string">
            <text:p>[equipe[12][0],[0,4]/*ATA */,[0,0]/*BOL */,[1,0]/*CAG */,[,]/*COM */,[1,1]/*EMP */,[0,6]/*FIO */,[0,0]/*GEN */,[1,0]/*VER */,[0,4]/*INT */,[1,1]/*JUV */,[1,2]/*LAZ */,[,]/*LEC */,[,]/*MIL */,[2,1]/*MON */,[,]/*NAP */,[2,2]/*PAR */,[,]/*ROM */,[,]/*TOR */,[0,1]/*UDI */,[,]/*VEN */],</text:p>
          </table:table-cell>
        </table:table-row>
        <table:table-row table:style-name="ro1">
          <table:table-cell office:value-type="string" calcext:value-type="string">
            <text:p><text:a xlink:href="https://en.wikipedia.org/wiki/AC_Milan" xlink:type="simple">AC Milan</text:a> </text:p>
          </table:table-cell>
          <table:table-cell table:style-name="ce10" table:number-columns-repeated="2"/>
          <table:table-cell office:value-type="string" calcext:value-type="string">
            <text:p>1–1 </text:p>
          </table:table-cell>
          <table:table-cell table:style-name="ce10"/>
          <table:table-cell office:value-type="string" calcext:value-type="string">
            <text:p>3–0 </text:p>
          </table:table-cell>
          <table:table-cell table:style-name="ce10"/>
          <table:table-cell office:value-type="string" calcext:value-type="string">
            <text:p>0–0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<text:a xlink:href="https://en.wikipedia.org/wiki/Derby_della_Madonnina" xlink:type="simple">1–1</text:a> </text:p>
          </table:table-cell>
          <table:table-cell office:value-type="string" calcext:value-type="string">
            <text:p><text:a xlink:href="https://en.wikipedia.org/wiki/Juventus_FC–AC_Milan_rivalry" xlink:type="simple">0–0</text:a> </text:p>
          </table:table-cell>
          <table:table-cell office:value-type="string" calcext:value-type="string">
            <text:p>1–2 </text:p>
          </table:table-cell>
          <table:table-cell office:value-type="string" calcext:value-type="string">
            <text:p>3–0 </text:p>
          </table:table-cell>
          <table:table-cell office:value-type="string" calcext:value-type="string">
            <text:p>— </text:p>
          </table:table-cell>
          <table:table-cell table:style-name="ce10"/>
          <table:table-cell office:value-type="string" calcext:value-type="string">
            <text:p>0–2 </text:p>
          </table:table-cell>
          <table:table-cell office:value-type="string" calcext:value-type="string">
            <text:p>3–2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2–2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4–0 </text:p>
          </table:table-cell>
          <table:table-cell table:formula="of:=[.A14]" office:value-type="string" office:string-value="AC Milan " calcext:value-type="string">
            <text:p>AC Milan </text:p>
          </table:table-cell>
          <table:table-cell table:formula="of:=IF(LEN([.B14])=4;[.B14];&quot;&quot;)">
            <text:p/>
          </table:table-cell>
          <table:table-cell table:formula="of:=IF(LEN([.C14])=4;[.C14];&quot;&quot;)">
            <text:p/>
          </table:table-cell>
          <table:table-cell table:formula="of:=IF(LEN([.D14])=4;[.D14];&quot;&quot;)" office:value-type="string" office:string-value="1–1 " calcext:value-type="string">
            <text:p>1–1 </text:p>
          </table:table-cell>
          <table:table-cell table:formula="of:=IF(LEN([.E14])=4;[.E14];&quot;&quot;)">
            <text:p/>
          </table:table-cell>
          <table:table-cell table:formula="of:=IF(LEN([.F14])=4;[.F14];&quot;&quot;)" office:value-type="string" office:string-value="3–0 " calcext:value-type="string">
            <text:p>3–0 </text:p>
          </table:table-cell>
          <table:table-cell table:formula="of:=IF(LEN([.G14])=4;[.G14];&quot;&quot;)">
            <text:p/>
          </table:table-cell>
          <table:table-cell table:formula="of:=IF(LEN([.H14])=4;[.H14];&quot;&quot;)" office:value-type="string" office:string-value="0–0 " calcext:value-type="string">
            <text:p>0–0 </text:p>
          </table:table-cell>
          <table:table-cell table:formula="of:=IF(LEN([.I14])=4;[.I14];&quot;&quot;)" office:value-type="string" office:string-value="1–0 " calcext:value-type="string">
            <text:p>1–0 </text:p>
          </table:table-cell>
          <table:table-cell table:formula="of:=IF(LEN([.J14])=4;[.J14];&quot;&quot;)" office:value-type="string" office:string-value="1–1 " calcext:value-type="string">
            <text:p>1–1 </text:p>
          </table:table-cell>
          <table:table-cell table:formula="of:=IF(LEN([.K14])=4;[.K14];&quot;&quot;)" office:value-type="string" office:string-value="0–0 " calcext:value-type="string">
            <text:p>0–0 </text:p>
          </table:table-cell>
          <table:table-cell table:formula="of:=IF(LEN([.L14])=4;[.L14];&quot;&quot;)" office:value-type="string" office:string-value="1–2 " calcext:value-type="string">
            <text:p>1–2 </text:p>
          </table:table-cell>
          <table:table-cell table:formula="of:=IF(LEN([.M14])=4;[.M14];&quot;&quot;)" office:value-type="string" office:string-value="3–0 " calcext:value-type="string">
            <text:p>3–0 </text:p>
          </table:table-cell>
          <table:table-cell table:formula="of:=IF(LEN([.N14])=4;[.N14];&quot;&quot;)">
            <text:p/>
          </table:table-cell>
          <table:table-cell table:formula="of:=IF(LEN([.O14])=4;[.O14];&quot;&quot;)">
            <text:p/>
          </table:table-cell>
          <table:table-cell table:formula="of:=IF(LEN([.P14])=4;[.P14];&quot;&quot;)" office:value-type="string" office:string-value="0–2 " calcext:value-type="string">
            <text:p>0–2 </text:p>
          </table:table-cell>
          <table:table-cell table:formula="of:=IF(LEN([.Q14])=4;[.Q14];&quot;&quot;)" office:value-type="string" office:string-value="3–2 " calcext:value-type="string">
            <text:p>3–2 </text:p>
          </table:table-cell>
          <table:table-cell table:formula="of:=IF(LEN([.R14])=4;[.R14];&quot;&quot;)" office:value-type="string" office:string-value="1–1 " calcext:value-type="string">
            <text:p>1–1 </text:p>
          </table:table-cell>
          <table:table-cell table:formula="of:=IF(LEN([.S14])=4;[.S14];&quot;&quot;)" office:value-type="string" office:string-value="2–2 " calcext:value-type="string">
            <text:p>2–2 </text:p>
          </table:table-cell>
          <table:table-cell table:formula="of:=IF(LEN([.T14])=4;[.T14];&quot;&quot;)" office:value-type="string" office:string-value="1–0 " calcext:value-type="string">
            <text:p>1–0 </text:p>
          </table:table-cell>
          <table:table-cell table:formula="of:=IF(LEN([.U14])=4;[.U14];&quot;&quot;)" office:value-type="string" office:string-value="4–0 " calcext:value-type="string">
            <text:p>4–0 </text:p>
          </table:table-cell>
          <table:table-cell office:value-type="float" office:value="13" calcext:value-type="float">
            <text:p>13</text:p>
          </table:table-cell>
          <table:table-cell table:formula="of:=&quot;[equipe[&quot;&amp;[.AQ14]&amp;&quot;][0],&quot;" office:value-type="string" office:string-value="[equipe[13][0]," calcext:value-type="string">
            <text:p>[equipe[13][0],</text:p>
          </table:table-cell>
          <table:table-cell table:formula="of:=&quot;[&quot;&amp;LEFT([.W14];1)&amp;&quot;,&quot;&amp;LEFT(RIGHT([.W14];2);1)&amp;&quot;]/*&quot;&amp;[.W$1]&amp;&quot;*/,&quot;" office:value-type="string" office:string-value="[,]/*ATA */," calcext:value-type="string">
            <text:p>[,]/*ATA */,</text:p>
          </table:table-cell>
          <table:table-cell table:formula="of:=&quot;[&quot;&amp;LEFT([.X14];1)&amp;&quot;,&quot;&amp;LEFT(RIGHT([.X14];2);1)&amp;&quot;]/*&quot;&amp;[.X$1]&amp;&quot;*/,&quot;" office:value-type="string" office:string-value="[,]/*BOL */," calcext:value-type="string">
            <text:p>[,]/*BOL */,</text:p>
          </table:table-cell>
          <table:table-cell table:formula="of:=&quot;[&quot;&amp;LEFT([.Y14];1)&amp;&quot;,&quot;&amp;LEFT(RIGHT([.Y14];2);1)&amp;&quot;]/*&quot;&amp;[.Y$1]&amp;&quot;*/,&quot;" office:value-type="string" office:string-value="[1,1]/*CAG */," calcext:value-type="string">
            <text:p>[1,1]/*CAG */,</text:p>
          </table:table-cell>
          <table:table-cell table:formula="of:=&quot;[&quot;&amp;LEFT([.Z14];1)&amp;&quot;,&quot;&amp;LEFT(RIGHT([.Z14];2);1)&amp;&quot;]/*&quot;&amp;[.Z$1]&amp;&quot;*/,&quot;" office:value-type="string" office:string-value="[,]/*COM */," calcext:value-type="string">
            <text:p>[,]/*COM */,</text:p>
          </table:table-cell>
          <table:table-cell table:formula="of:=&quot;[&quot;&amp;LEFT([.AA14];1)&amp;&quot;,&quot;&amp;LEFT(RIGHT([.AA14];2);1)&amp;&quot;]/*&quot;&amp;[.AA$1]&amp;&quot;*/,&quot;" office:value-type="string" office:string-value="[3,0]/*EMP */," calcext:value-type="string">
            <text:p>[3,0]/*EMP */,</text:p>
          </table:table-cell>
          <table:table-cell table:formula="of:=&quot;[&quot;&amp;LEFT([.AB14];1)&amp;&quot;,&quot;&amp;LEFT(RIGHT([.AB14];2);1)&amp;&quot;]/*&quot;&amp;[.AB$1]&amp;&quot;*/,&quot;" office:value-type="string" office:string-value="[,]/*FIO */," calcext:value-type="string">
            <text:p>[,]/*FIO */,</text:p>
          </table:table-cell>
          <table:table-cell table:formula="of:=&quot;[&quot;&amp;LEFT([.AC14];1)&amp;&quot;,&quot;&amp;LEFT(RIGHT([.AC14];2);1)&amp;&quot;]/*&quot;&amp;[.AC$1]&amp;&quot;*/,&quot;" office:value-type="string" office:string-value="[0,0]/*GEN */," calcext:value-type="string">
            <text:p>[0,0]/*GEN */,</text:p>
          </table:table-cell>
          <table:table-cell table:formula="of:=&quot;[&quot;&amp;LEFT([.AD14];1)&amp;&quot;,&quot;&amp;LEFT(RIGHT([.AD14];2);1)&amp;&quot;]/*&quot;&amp;[.AD$1]&amp;&quot;*/,&quot;" office:value-type="string" office:string-value="[1,0]/*VER */," calcext:value-type="string">
            <text:p>[1,0]/*VER */,</text:p>
          </table:table-cell>
          <table:table-cell table:formula="of:=&quot;[&quot;&amp;LEFT([.AE14];1)&amp;&quot;,&quot;&amp;LEFT(RIGHT([.AE14];2);1)&amp;&quot;]/*&quot;&amp;[.AE$1]&amp;&quot;*/,&quot;" office:value-type="string" office:string-value="[1,1]/*INT */," calcext:value-type="string">
            <text:p>[1,1]/*INT */,</text:p>
          </table:table-cell>
          <table:table-cell table:formula="of:=&quot;[&quot;&amp;LEFT([.AF14];1)&amp;&quot;,&quot;&amp;LEFT(RIGHT([.AF14];2);1)&amp;&quot;]/*&quot;&amp;[.AF$1]&amp;&quot;*/,&quot;" office:value-type="string" office:string-value="[0,0]/*JUV */," calcext:value-type="string">
            <text:p>[0,0]/*JUV */,</text:p>
          </table:table-cell>
          <table:table-cell table:formula="of:=&quot;[&quot;&amp;LEFT([.AG14];1)&amp;&quot;,&quot;&amp;LEFT(RIGHT([.AG14];2);1)&amp;&quot;]/*&quot;&amp;[.AG$1]&amp;&quot;*/,&quot;" office:value-type="string" office:string-value="[1,2]/*LAZ */," calcext:value-type="string">
            <text:p>[1,2]/*LAZ */,</text:p>
          </table:table-cell>
          <table:table-cell table:formula="of:=&quot;[&quot;&amp;LEFT([.AH14];1)&amp;&quot;,&quot;&amp;LEFT(RIGHT([.AH14];2);1)&amp;&quot;]/*&quot;&amp;[.AH$1]&amp;&quot;*/,&quot;" office:value-type="string" office:string-value="[3,0]/*LEC */," calcext:value-type="string">
            <text:p>[3,0]/*LEC */,</text:p>
          </table:table-cell>
          <table:table-cell table:style-name="ce17" table:formula="of:=&quot;[,]/*&quot;&amp;[.AI$1]&amp;&quot;*/,&quot;" office:value-type="string" office:string-value="[,]/*MIL */," calcext:value-type="string">
            <text:p>[,]/*MIL */,</text:p>
          </table:table-cell>
          <table:table-cell table:formula="of:=&quot;[&quot;&amp;LEFT([.AJ14];1)&amp;&quot;,&quot;&amp;LEFT(RIGHT([.AJ14];2);1)&amp;&quot;]/*&quot;&amp;[.AJ$1]&amp;&quot;*/,&quot;" office:value-type="string" office:string-value="[,]/*MON */," calcext:value-type="string">
            <text:p>[,]/*MON */,</text:p>
          </table:table-cell>
          <table:table-cell table:formula="of:=&quot;[&quot;&amp;LEFT([.AK14];1)&amp;&quot;,&quot;&amp;LEFT(RIGHT([.AK14];2);1)&amp;&quot;]/*&quot;&amp;[.AK$1]&amp;&quot;*/,&quot;" office:value-type="string" office:string-value="[0,2]/*NAP */," calcext:value-type="string">
            <text:p>[0,2]/*NAP */,</text:p>
          </table:table-cell>
          <table:table-cell table:formula="of:=&quot;[&quot;&amp;LEFT([.AL14];1)&amp;&quot;,&quot;&amp;LEFT(RIGHT([.AL14];2);1)&amp;&quot;]/*&quot;&amp;[.AL$1]&amp;&quot;*/,&quot;" office:value-type="string" office:string-value="[3,2]/*PAR */," calcext:value-type="string">
            <text:p>[3,2]/*PAR */,</text:p>
          </table:table-cell>
          <table:table-cell table:formula="of:=&quot;[&quot;&amp;LEFT([.AM14];1)&amp;&quot;,&quot;&amp;LEFT(RIGHT([.AM14];2);1)&amp;&quot;]/*&quot;&amp;[.AM$1]&amp;&quot;*/,&quot;" office:value-type="string" office:string-value="[1,1]/*ROM */," calcext:value-type="string">
            <text:p>[1,1]/*ROM */,</text:p>
          </table:table-cell>
          <table:table-cell table:formula="of:=&quot;[&quot;&amp;LEFT([.AN14];1)&amp;&quot;,&quot;&amp;LEFT(RIGHT([.AN14];2);1)&amp;&quot;]/*&quot;&amp;[.AN$1]&amp;&quot;*/,&quot;" office:value-type="string" office:string-value="[2,2]/*TOR */," calcext:value-type="string">
            <text:p>[2,2]/*TOR */,</text:p>
          </table:table-cell>
          <table:table-cell table:formula="of:=&quot;[&quot;&amp;LEFT([.AO14];1)&amp;&quot;,&quot;&amp;LEFT(RIGHT([.AO14];2);1)&amp;&quot;]/*&quot;&amp;[.AO$1]&amp;&quot;*/,&quot;" office:value-type="string" office:string-value="[1,0]/*UDI */," calcext:value-type="string">
            <text:p>[1,0]/*UDI */,</text:p>
          </table:table-cell>
          <table:table-cell table:formula="of:=&quot;[&quot;&amp;LEFT([.AP14];1)&amp;&quot;,&quot;&amp;LEFT(RIGHT([.AP14];2);1)&amp;&quot;]/*&quot;&amp;[.AP$1]&amp;&quot;*/]&quot;" office:value-type="string" office:string-value="[4,0]/*VEN */]" calcext:value-type="string">
            <text:p>[4,0]/*VEN */]</text:p>
          </table:table-cell>
          <table:table-cell table:formula="of:=CONCATENATE([.AR14];[.AS14];[.AT14];[.AU14];[.AV14];[.AW14];[.AX14];[.AY14];[.AZ14];[.BA14];[.BB14];[.BC14];[.BD14];[.BE14];[.BF14];[.BG14];[.BH14];[.BI14];[.BJ14];[.BK14];[.BL14])&amp;&quot;,&quot;" office:value-type="string" office:string-value="[equipe[13][0],[,]/*ATA */,[,]/*BOL */,[1,1]/*CAG */,[,]/*COM */,[3,0]/*EMP */,[,]/*FIO */,[0,0]/*GEN */,[1,0]/*VER */,[1,1]/*INT */,[0,0]/*JUV */,[1,2]/*LAZ */,[3,0]/*LEC */,[,]/*MIL */,[,]/*MON */,[0,2]/*NAP */,[3,2]/*PAR */,[1,1]/*ROM */,[2,2]/*TOR */,[1,0]/*UDI */,[4,0]/*VEN */]," calcext:value-type="string">
            <text:p>[equipe[13][0],[,]/*ATA */,[,]/*BOL */,[1,1]/*CAG */,[,]/*COM */,[3,0]/*EMP */,[,]/*FIO */,[0,0]/*GEN */,[1,0]/*VER */,[1,1]/*INT */,[0,0]/*JUV */,[1,2]/*LAZ */,[3,0]/*LEC */,[,]/*MIL */,[,]/*MON */,[0,2]/*NAP */,[3,2]/*PAR */,[1,1]/*ROM */,[2,2]/*TOR */,[1,0]/*UDI */,[4,0]/*VEN */],</text:p>
          </table:table-cell>
        </table:table-row>
        <table:table-row table:style-name="ro1">
          <table:table-cell office:value-type="string" calcext:value-type="string">
            <text:p><text:a xlink:href="https://en.wikipedia.org/wiki/AC_Monza" xlink:type="simple">Monza</text:a> </text:p>
          </table:table-cell>
          <table:table-cell table:style-name="ce10"/>
          <table:table-cell table:number-columns-repeated="2" office:value-type="string" calcext:value-type="string">
            <text:p>1–2 </text:p>
          </table:table-cell>
          <table:table-cell table:style-name="ce10" table:number-columns-repeated="2"/>
          <table:table-cell office:value-type="string" calcext:value-type="string">
            <text:p>2–1 </text:p>
          </table:table-cell>
          <table:table-cell table:number-columns-repeated="2" office:value-type="string" calcext:value-type="string">
            <text:p>0–1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1–2 </text:p>
          </table:table-cell>
          <table:table-cell office:value-type="string" calcext:value-type="string">
            <text:p>0–1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0–1 </text:p>
          </table:table-cell>
          <table:table-cell office:value-type="string" calcext:value-type="string">
            <text:p>— </text:p>
          </table:table-cell>
          <table:table-cell table:style-name="ce10" table:number-columns-repeated="2"/>
          <table:table-cell office:value-type="string" calcext:value-type="string">
            <text:p>1–1 </text:p>
          </table:table-cell>
          <table:table-cell office:value-type="string" calcext:value-type="string">
            <text:p>0–2 </text:p>
          </table:table-cell>
          <table:table-cell office:value-type="string" calcext:value-type="string">
            <text:p>1–2 </text:p>
          </table:table-cell>
          <table:table-cell office:value-type="string" calcext:value-type="string">
            <text:p>2–2 </text:p>
          </table:table-cell>
          <table:table-cell table:formula="of:=[.A15]" office:value-type="string" office:string-value="Monza " calcext:value-type="string">
            <text:p>Monza </text:p>
          </table:table-cell>
          <table:table-cell table:formula="of:=IF(LEN([.B15])=4;[.B15];&quot;&quot;)">
            <text:p/>
          </table:table-cell>
          <table:table-cell table:formula="of:=IF(LEN([.C15])=4;[.C15];&quot;&quot;)" office:value-type="string" office:string-value="1–2 " calcext:value-type="string">
            <text:p>1–2 </text:p>
          </table:table-cell>
          <table:table-cell table:formula="of:=IF(LEN([.D15])=4;[.D15];&quot;&quot;)" office:value-type="string" office:string-value="1–2 " calcext:value-type="string">
            <text:p>1–2 </text:p>
          </table:table-cell>
          <table:table-cell table:formula="of:=IF(LEN([.E15])=4;[.E15];&quot;&quot;)">
            <text:p/>
          </table:table-cell>
          <table:table-cell table:formula="of:=IF(LEN([.F15])=4;[.F15];&quot;&quot;)">
            <text:p/>
          </table:table-cell>
          <table:table-cell table:formula="of:=IF(LEN([.G15])=4;[.G15];&quot;&quot;)" office:value-type="string" office:string-value="2–1 " calcext:value-type="string">
            <text:p>2–1 </text:p>
          </table:table-cell>
          <table:table-cell table:formula="of:=IF(LEN([.H15])=4;[.H15];&quot;&quot;)" office:value-type="string" office:string-value="0–1 " calcext:value-type="string">
            <text:p>0–1 </text:p>
          </table:table-cell>
          <table:table-cell table:formula="of:=IF(LEN([.I15])=4;[.I15];&quot;&quot;)" office:value-type="string" office:string-value="0–1 " calcext:value-type="string">
            <text:p>0–1 </text:p>
          </table:table-cell>
          <table:table-cell table:formula="of:=IF(LEN([.J15])=4;[.J15];&quot;&quot;)" office:value-type="string" office:string-value="1–1 " calcext:value-type="string">
            <text:p>1–1 </text:p>
          </table:table-cell>
          <table:table-cell table:formula="of:=IF(LEN([.K15])=4;[.K15];&quot;&quot;)" office:value-type="string" office:string-value="1–2 " calcext:value-type="string">
            <text:p>1–2 </text:p>
          </table:table-cell>
          <table:table-cell table:formula="of:=IF(LEN([.L15])=4;[.L15];&quot;&quot;)" office:value-type="string" office:string-value="0–1 " calcext:value-type="string">
            <text:p>0–1 </text:p>
          </table:table-cell>
          <table:table-cell table:formula="of:=IF(LEN([.M15])=4;[.M15];&quot;&quot;)" office:value-type="string" office:string-value="0–0 " calcext:value-type="string">
            <text:p>0–0 </text:p>
          </table:table-cell>
          <table:table-cell table:formula="of:=IF(LEN([.N15])=4;[.N15];&quot;&quot;)" office:value-type="string" office:string-value="0–1 " calcext:value-type="string">
            <text:p>0–1 </text:p>
          </table:table-cell>
          <table:table-cell table:formula="of:=IF(LEN([.O15])=4;[.O15];&quot;&quot;)">
            <text:p/>
          </table:table-cell>
          <table:table-cell table:formula="of:=IF(LEN([.P15])=4;[.P15];&quot;&quot;)">
            <text:p/>
          </table:table-cell>
          <table:table-cell table:formula="of:=IF(LEN([.Q15])=4;[.Q15];&quot;&quot;)">
            <text:p/>
          </table:table-cell>
          <table:table-cell table:formula="of:=IF(LEN([.R15])=4;[.R15];&quot;&quot;)" office:value-type="string" office:string-value="1–1 " calcext:value-type="string">
            <text:p>1–1 </text:p>
          </table:table-cell>
          <table:table-cell table:formula="of:=IF(LEN([.S15])=4;[.S15];&quot;&quot;)" office:value-type="string" office:string-value="0–2 " calcext:value-type="string">
            <text:p>0–2 </text:p>
          </table:table-cell>
          <table:table-cell table:formula="of:=IF(LEN([.T15])=4;[.T15];&quot;&quot;)" office:value-type="string" office:string-value="1–2 " calcext:value-type="string">
            <text:p>1–2 </text:p>
          </table:table-cell>
          <table:table-cell table:formula="of:=IF(LEN([.U15])=4;[.U15];&quot;&quot;)" office:value-type="string" office:string-value="2–2 " calcext:value-type="string">
            <text:p>2–2 </text:p>
          </table:table-cell>
          <table:table-cell office:value-type="float" office:value="14" calcext:value-type="float">
            <text:p>14</text:p>
          </table:table-cell>
          <table:table-cell table:formula="of:=&quot;[equipe[&quot;&amp;[.AQ15]&amp;&quot;][0],&quot;" office:value-type="string" office:string-value="[equipe[14][0]," calcext:value-type="string">
            <text:p>[equipe[14][0],</text:p>
          </table:table-cell>
          <table:table-cell table:formula="of:=&quot;[&quot;&amp;LEFT([.W15];1)&amp;&quot;,&quot;&amp;LEFT(RIGHT([.W15];2);1)&amp;&quot;]/*&quot;&amp;[.W$1]&amp;&quot;*/,&quot;" office:value-type="string" office:string-value="[,]/*ATA */," calcext:value-type="string">
            <text:p>[,]/*ATA */,</text:p>
          </table:table-cell>
          <table:table-cell table:formula="of:=&quot;[&quot;&amp;LEFT([.X15];1)&amp;&quot;,&quot;&amp;LEFT(RIGHT([.X15];2);1)&amp;&quot;]/*&quot;&amp;[.X$1]&amp;&quot;*/,&quot;" office:value-type="string" office:string-value="[1,2]/*BOL */," calcext:value-type="string">
            <text:p>[1,2]/*BOL */,</text:p>
          </table:table-cell>
          <table:table-cell table:formula="of:=&quot;[&quot;&amp;LEFT([.Y15];1)&amp;&quot;,&quot;&amp;LEFT(RIGHT([.Y15];2);1)&amp;&quot;]/*&quot;&amp;[.Y$1]&amp;&quot;*/,&quot;" office:value-type="string" office:string-value="[1,2]/*CAG */," calcext:value-type="string">
            <text:p>[1,2]/*CAG */,</text:p>
          </table:table-cell>
          <table:table-cell table:formula="of:=&quot;[&quot;&amp;LEFT([.Z15];1)&amp;&quot;,&quot;&amp;LEFT(RIGHT([.Z15];2);1)&amp;&quot;]/*&quot;&amp;[.Z$1]&amp;&quot;*/,&quot;" office:value-type="string" office:string-value="[,]/*COM */," calcext:value-type="string">
            <text:p>[,]/*COM */,</text:p>
          </table:table-cell>
          <table:table-cell table:formula="of:=&quot;[&quot;&amp;LEFT([.AA15];1)&amp;&quot;,&quot;&amp;LEFT(RIGHT([.AA15];2);1)&amp;&quot;]/*&quot;&amp;[.AA$1]&amp;&quot;*/,&quot;" office:value-type="string" office:string-value="[,]/*EMP */," calcext:value-type="string">
            <text:p>[,]/*EMP */,</text:p>
          </table:table-cell>
          <table:table-cell table:formula="of:=&quot;[&quot;&amp;LEFT([.AB15];1)&amp;&quot;,&quot;&amp;LEFT(RIGHT([.AB15];2);1)&amp;&quot;]/*&quot;&amp;[.AB$1]&amp;&quot;*/,&quot;" office:value-type="string" office:string-value="[2,1]/*FIO */," calcext:value-type="string">
            <text:p>[2,1]/*FIO */,</text:p>
          </table:table-cell>
          <table:table-cell table:formula="of:=&quot;[&quot;&amp;LEFT([.AC15];1)&amp;&quot;,&quot;&amp;LEFT(RIGHT([.AC15];2);1)&amp;&quot;]/*&quot;&amp;[.AC$1]&amp;&quot;*/,&quot;" office:value-type="string" office:string-value="[0,1]/*GEN */," calcext:value-type="string">
            <text:p>[0,1]/*GEN */,</text:p>
          </table:table-cell>
          <table:table-cell table:formula="of:=&quot;[&quot;&amp;LEFT([.AD15];1)&amp;&quot;,&quot;&amp;LEFT(RIGHT([.AD15];2);1)&amp;&quot;]/*&quot;&amp;[.AD$1]&amp;&quot;*/,&quot;" office:value-type="string" office:string-value="[0,1]/*VER */," calcext:value-type="string">
            <text:p>[0,1]/*VER */,</text:p>
          </table:table-cell>
          <table:table-cell table:formula="of:=&quot;[&quot;&amp;LEFT([.AE15];1)&amp;&quot;,&quot;&amp;LEFT(RIGHT([.AE15];2);1)&amp;&quot;]/*&quot;&amp;[.AE$1]&amp;&quot;*/,&quot;" office:value-type="string" office:string-value="[1,1]/*INT */," calcext:value-type="string">
            <text:p>[1,1]/*INT */,</text:p>
          </table:table-cell>
          <table:table-cell table:formula="of:=&quot;[&quot;&amp;LEFT([.AF15];1)&amp;&quot;,&quot;&amp;LEFT(RIGHT([.AF15];2);1)&amp;&quot;]/*&quot;&amp;[.AF$1]&amp;&quot;*/,&quot;" office:value-type="string" office:string-value="[1,2]/*JUV */," calcext:value-type="string">
            <text:p>[1,2]/*JUV */,</text:p>
          </table:table-cell>
          <table:table-cell table:formula="of:=&quot;[&quot;&amp;LEFT([.AG15];1)&amp;&quot;,&quot;&amp;LEFT(RIGHT([.AG15];2);1)&amp;&quot;]/*&quot;&amp;[.AG$1]&amp;&quot;*/,&quot;" office:value-type="string" office:string-value="[0,1]/*LAZ */," calcext:value-type="string">
            <text:p>[0,1]/*LAZ */,</text:p>
          </table:table-cell>
          <table:table-cell table:formula="of:=&quot;[&quot;&amp;LEFT([.AH15];1)&amp;&quot;,&quot;&amp;LEFT(RIGHT([.AH15];2);1)&amp;&quot;]/*&quot;&amp;[.AH$1]&amp;&quot;*/,&quot;" office:value-type="string" office:string-value="[0,0]/*LEC */," calcext:value-type="string">
            <text:p>[0,0]/*LEC */,</text:p>
          </table:table-cell>
          <table:table-cell table:formula="of:=&quot;[&quot;&amp;LEFT([.AI15];1)&amp;&quot;,&quot;&amp;LEFT(RIGHT([.AI15];2);1)&amp;&quot;]/*&quot;&amp;[.AI$1]&amp;&quot;*/,&quot;" office:value-type="string" office:string-value="[0,1]/*MIL */," calcext:value-type="string">
            <text:p>[0,1]/*MIL */,</text:p>
          </table:table-cell>
          <table:table-cell table:style-name="ce17" table:formula="of:=&quot;[,]/*&quot;&amp;[.AJ$1]&amp;&quot;*/,&quot;" office:value-type="string" office:string-value="[,]/*MON */," calcext:value-type="string">
            <text:p>[,]/*MON */,</text:p>
          </table:table-cell>
          <table:table-cell table:formula="of:=&quot;[&quot;&amp;LEFT([.AK15];1)&amp;&quot;,&quot;&amp;LEFT(RIGHT([.AK15];2);1)&amp;&quot;]/*&quot;&amp;[.AK$1]&amp;&quot;*/,&quot;" office:value-type="string" office:string-value="[,]/*NAP */," calcext:value-type="string">
            <text:p>[,]/*NAP */,</text:p>
          </table:table-cell>
          <table:table-cell table:formula="of:=&quot;[&quot;&amp;LEFT([.AL15];1)&amp;&quot;,&quot;&amp;LEFT(RIGHT([.AL15];2);1)&amp;&quot;]/*&quot;&amp;[.AL$1]&amp;&quot;*/,&quot;" office:value-type="string" office:string-value="[,]/*PAR */," calcext:value-type="string">
            <text:p>[,]/*PAR */,</text:p>
          </table:table-cell>
          <table:table-cell table:formula="of:=&quot;[&quot;&amp;LEFT([.AM15];1)&amp;&quot;,&quot;&amp;LEFT(RIGHT([.AM15];2);1)&amp;&quot;]/*&quot;&amp;[.AM$1]&amp;&quot;*/,&quot;" office:value-type="string" office:string-value="[1,1]/*ROM */," calcext:value-type="string">
            <text:p>[1,1]/*ROM */,</text:p>
          </table:table-cell>
          <table:table-cell table:formula="of:=&quot;[&quot;&amp;LEFT([.AN15];1)&amp;&quot;,&quot;&amp;LEFT(RIGHT([.AN15];2);1)&amp;&quot;]/*&quot;&amp;[.AN$1]&amp;&quot;*/,&quot;" office:value-type="string" office:string-value="[0,2]/*TOR */," calcext:value-type="string">
            <text:p>[0,2]/*TOR */,</text:p>
          </table:table-cell>
          <table:table-cell table:formula="of:=&quot;[&quot;&amp;LEFT([.AO15];1)&amp;&quot;,&quot;&amp;LEFT(RIGHT([.AO15];2);1)&amp;&quot;]/*&quot;&amp;[.AO$1]&amp;&quot;*/,&quot;" office:value-type="string" office:string-value="[1,2]/*UDI */," calcext:value-type="string">
            <text:p>[1,2]/*UDI */,</text:p>
          </table:table-cell>
          <table:table-cell table:formula="of:=&quot;[&quot;&amp;LEFT([.AP15];1)&amp;&quot;,&quot;&amp;LEFT(RIGHT([.AP15];2);1)&amp;&quot;]/*&quot;&amp;[.AP$1]&amp;&quot;*/]&quot;" office:value-type="string" office:string-value="[2,2]/*VEN */]" calcext:value-type="string">
            <text:p>[2,2]/*VEN */]</text:p>
          </table:table-cell>
          <table:table-cell table:formula="of:=CONCATENATE([.AR15];[.AS15];[.AT15];[.AU15];[.AV15];[.AW15];[.AX15];[.AY15];[.AZ15];[.BA15];[.BB15];[.BC15];[.BD15];[.BE15];[.BF15];[.BG15];[.BH15];[.BI15];[.BJ15];[.BK15];[.BL15])&amp;&quot;,&quot;" office:value-type="string" office:string-value="[equipe[14][0],[,]/*ATA */,[1,2]/*BOL */,[1,2]/*CAG */,[,]/*COM */,[,]/*EMP */,[2,1]/*FIO */,[0,1]/*GEN */,[0,1]/*VER */,[1,1]/*INT */,[1,2]/*JUV */,[0,1]/*LAZ */,[0,0]/*LEC */,[0,1]/*MIL */,[,]/*MON */,[,]/*NAP */,[,]/*PAR */,[1,1]/*ROM */,[0,2]/*TOR */,[1,2]/*UDI */,[2,2]/*VEN */]," calcext:value-type="string">
            <text:p>[equipe[14][0],[,]/*ATA */,[1,2]/*BOL */,[1,2]/*CAG */,[,]/*COM */,[,]/*EMP */,[2,1]/*FIO */,[0,1]/*GEN */,[0,1]/*VER */,[1,1]/*INT */,[1,2]/*JUV */,[0,1]/*LAZ */,[0,0]/*LEC */,[0,1]/*MIL */,[,]/*MON */,[,]/*NAP */,[,]/*PAR */,[1,1]/*ROM */,[0,2]/*TOR */,[1,2]/*UDI */,[2,2]/*VEN */],</text:p>
          </table:table-cell>
        </table:table-row>
        <table:table-row table:style-name="ro1">
          <table:table-cell office:value-type="string" calcext:value-type="string">
            <text:p><text:a xlink:href="https://en.wikipedia.org/wiki/SSC_Napoli" xlink:type="simple">Napoli</text:a> </text:p>
          </table:table-cell>
          <table:table-cell office:value-type="string" calcext:value-type="string">
            <text:p>0–3 </text:p>
          </table:table-cell>
          <table:table-cell office:value-type="string" calcext:value-type="string">
            <text:p>3–0 </text:p>
          </table:table-cell>
          <table:table-cell table:style-name="ce10"/>
          <table:table-cell office:value-type="string" calcext:value-type="string">
            <text:p>3–1 </text:p>
          </table:table-cell>
          <table:table-cell table:style-name="ce10" table:number-columns-repeated="3"/>
          <table:table-cell office:value-type="string" calcext:value-type="string">
            <text:p>2–0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<text:a xlink:href="https://en.wikipedia.org/wiki/Juventus_FC–SSC_Napoli_rivalry" xlink:type="simple">2–1</text:a> </text:p>
          </table:table-cell>
          <table:table-cell office:value-type="string" calcext:value-type="string">
            <text:p>0–1 </text:p>
          </table:table-cell>
          <table:table-cell office:value-type="string" calcext:value-type="string">
            <text:p>1–0 </text:p>
          </table:table-cell>
          <table:table-cell table:style-name="ce10"/>
          <table:table-cell office:value-type="string" calcext:value-type="string">
            <text:p>2–0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<text:a xlink:href="https://en.wikipedia.org/wiki/Derby_del_Sole" xlink:type="simple">1–0</text:a> </text:p>
          </table:table-cell>
          <table:table-cell table:style-name="ce10"/>
          <table:table-cell office:value-type="string" calcext:value-type="string">
            <text:p>1–1 </text:p>
          </table:table-cell>
          <table:table-cell office:value-type="string" calcext:value-type="string">
            <text:p>1–0 </text:p>
          </table:table-cell>
          <table:table-cell table:formula="of:=[.A16]" office:value-type="string" office:string-value="Napoli " calcext:value-type="string">
            <text:p>Napoli </text:p>
          </table:table-cell>
          <table:table-cell table:formula="of:=IF(LEN([.B16])=4;[.B16];&quot;&quot;)" office:value-type="string" office:string-value="0–3 " calcext:value-type="string">
            <text:p>0–3 </text:p>
          </table:table-cell>
          <table:table-cell table:formula="of:=IF(LEN([.C16])=4;[.C16];&quot;&quot;)" office:value-type="string" office:string-value="3–0 " calcext:value-type="string">
            <text:p>3–0 </text:p>
          </table:table-cell>
          <table:table-cell table:formula="of:=IF(LEN([.D16])=4;[.D16];&quot;&quot;)">
            <text:p/>
          </table:table-cell>
          <table:table-cell table:formula="of:=IF(LEN([.E16])=4;[.E16];&quot;&quot;)" office:value-type="string" office:string-value="3–1 " calcext:value-type="string">
            <text:p>3–1 </text:p>
          </table:table-cell>
          <table:table-cell table:formula="of:=IF(LEN([.F16])=4;[.F16];&quot;&quot;)">
            <text:p/>
          </table:table-cell>
          <table:table-cell table:formula="of:=IF(LEN([.G16])=4;[.G16];&quot;&quot;)">
            <text:p/>
          </table:table-cell>
          <table:table-cell table:formula="of:=IF(LEN([.H16])=4;[.H16];&quot;&quot;)">
            <text:p/>
          </table:table-cell>
          <table:table-cell table:formula="of:=IF(LEN([.I16])=4;[.I16];&quot;&quot;)" office:value-type="string" office:string-value="2–0 " calcext:value-type="string">
            <text:p>2–0 </text:p>
          </table:table-cell>
          <table:table-cell table:formula="of:=IF(LEN([.J16])=4;[.J16];&quot;&quot;)" office:value-type="string" office:string-value="1–1 " calcext:value-type="string">
            <text:p>1–1 </text:p>
          </table:table-cell>
          <table:table-cell table:formula="of:=IF(LEN([.K16])=4;[.K16];&quot;&quot;)" office:value-type="string" office:string-value="2–1 " calcext:value-type="string">
            <text:p>2–1 </text:p>
          </table:table-cell>
          <table:table-cell table:formula="of:=IF(LEN([.L16])=4;[.L16];&quot;&quot;)" office:value-type="string" office:string-value="0–1 " calcext:value-type="string">
            <text:p>0–1 </text:p>
          </table:table-cell>
          <table:table-cell table:formula="of:=IF(LEN([.M16])=4;[.M16];&quot;&quot;)" office:value-type="string" office:string-value="1–0 " calcext:value-type="string">
            <text:p>1–0 </text:p>
          </table:table-cell>
          <table:table-cell table:formula="of:=IF(LEN([.N16])=4;[.N16];&quot;&quot;)">
            <text:p/>
          </table:table-cell>
          <table:table-cell table:formula="of:=IF(LEN([.O16])=4;[.O16];&quot;&quot;)" office:value-type="string" office:string-value="2–0 " calcext:value-type="string">
            <text:p>2–0 </text:p>
          </table:table-cell>
          <table:table-cell table:formula="of:=IF(LEN([.P16])=4;[.P16];&quot;&quot;)">
            <text:p/>
          </table:table-cell>
          <table:table-cell table:formula="of:=IF(LEN([.Q16])=4;[.Q16];&quot;&quot;)" office:value-type="string" office:string-value="2–1 " calcext:value-type="string">
            <text:p>2–1 </text:p>
          </table:table-cell>
          <table:table-cell table:formula="of:=IF(LEN([.R16])=4;[.R16];&quot;&quot;)" office:value-type="string" office:string-value="1–0 " calcext:value-type="string">
            <text:p>1–0 </text:p>
          </table:table-cell>
          <table:table-cell table:formula="of:=IF(LEN([.S16])=4;[.S16];&quot;&quot;)">
            <text:p/>
          </table:table-cell>
          <table:table-cell table:formula="of:=IF(LEN([.T16])=4;[.T16];&quot;&quot;)" office:value-type="string" office:string-value="1–1 " calcext:value-type="string">
            <text:p>1–1 </text:p>
          </table:table-cell>
          <table:table-cell table:formula="of:=IF(LEN([.U16])=4;[.U16];&quot;&quot;)" office:value-type="string" office:string-value="1–0 " calcext:value-type="string">
            <text:p>1–0 </text:p>
          </table:table-cell>
          <table:table-cell office:value-type="float" office:value="15" calcext:value-type="float">
            <text:p>15</text:p>
          </table:table-cell>
          <table:table-cell table:formula="of:=&quot;[equipe[&quot;&amp;[.AQ16]&amp;&quot;][0],&quot;" office:value-type="string" office:string-value="[equipe[15][0]," calcext:value-type="string">
            <text:p>[equipe[15][0],</text:p>
          </table:table-cell>
          <table:table-cell table:formula="of:=&quot;[&quot;&amp;LEFT([.W16];1)&amp;&quot;,&quot;&amp;LEFT(RIGHT([.W16];2);1)&amp;&quot;]/*&quot;&amp;[.W$1]&amp;&quot;*/,&quot;" office:value-type="string" office:string-value="[0,3]/*ATA */," calcext:value-type="string">
            <text:p>[0,3]/*ATA */,</text:p>
          </table:table-cell>
          <table:table-cell table:formula="of:=&quot;[&quot;&amp;LEFT([.X16];1)&amp;&quot;,&quot;&amp;LEFT(RIGHT([.X16];2);1)&amp;&quot;]/*&quot;&amp;[.X$1]&amp;&quot;*/,&quot;" office:value-type="string" office:string-value="[3,0]/*BOL */," calcext:value-type="string">
            <text:p>[3,0]/*BOL */,</text:p>
          </table:table-cell>
          <table:table-cell table:formula="of:=&quot;[&quot;&amp;LEFT([.Y16];1)&amp;&quot;,&quot;&amp;LEFT(RIGHT([.Y16];2);1)&amp;&quot;]/*&quot;&amp;[.Y$1]&amp;&quot;*/,&quot;" office:value-type="string" office:string-value="[,]/*CAG */," calcext:value-type="string">
            <text:p>[,]/*CAG */,</text:p>
          </table:table-cell>
          <table:table-cell table:formula="of:=&quot;[&quot;&amp;LEFT([.Z16];1)&amp;&quot;,&quot;&amp;LEFT(RIGHT([.Z16];2);1)&amp;&quot;]/*&quot;&amp;[.Z$1]&amp;&quot;*/,&quot;" office:value-type="string" office:string-value="[3,1]/*COM */," calcext:value-type="string">
            <text:p>[3,1]/*COM */,</text:p>
          </table:table-cell>
          <table:table-cell table:formula="of:=&quot;[&quot;&amp;LEFT([.AA16];1)&amp;&quot;,&quot;&amp;LEFT(RIGHT([.AA16];2);1)&amp;&quot;]/*&quot;&amp;[.AA$1]&amp;&quot;*/,&quot;" office:value-type="string" office:string-value="[,]/*EMP */," calcext:value-type="string">
            <text:p>[,]/*EMP */,</text:p>
          </table:table-cell>
          <table:table-cell table:formula="of:=&quot;[&quot;&amp;LEFT([.AB16];1)&amp;&quot;,&quot;&amp;LEFT(RIGHT([.AB16];2);1)&amp;&quot;]/*&quot;&amp;[.AB$1]&amp;&quot;*/,&quot;" office:value-type="string" office:string-value="[,]/*FIO */," calcext:value-type="string">
            <text:p>[,]/*FIO */,</text:p>
          </table:table-cell>
          <table:table-cell table:formula="of:=&quot;[&quot;&amp;LEFT([.AC16];1)&amp;&quot;,&quot;&amp;LEFT(RIGHT([.AC16];2);1)&amp;&quot;]/*&quot;&amp;[.AC$1]&amp;&quot;*/,&quot;" office:value-type="string" office:string-value="[,]/*GEN */," calcext:value-type="string">
            <text:p>[,]/*GEN */,</text:p>
          </table:table-cell>
          <table:table-cell table:formula="of:=&quot;[&quot;&amp;LEFT([.AD16];1)&amp;&quot;,&quot;&amp;LEFT(RIGHT([.AD16];2);1)&amp;&quot;]/*&quot;&amp;[.AD$1]&amp;&quot;*/,&quot;" office:value-type="string" office:string-value="[2,0]/*VER */," calcext:value-type="string">
            <text:p>[2,0]/*VER */,</text:p>
          </table:table-cell>
          <table:table-cell table:formula="of:=&quot;[&quot;&amp;LEFT([.AE16];1)&amp;&quot;,&quot;&amp;LEFT(RIGHT([.AE16];2);1)&amp;&quot;]/*&quot;&amp;[.AE$1]&amp;&quot;*/,&quot;" office:value-type="string" office:string-value="[1,1]/*INT */," calcext:value-type="string">
            <text:p>[1,1]/*INT */,</text:p>
          </table:table-cell>
          <table:table-cell table:formula="of:=&quot;[&quot;&amp;LEFT([.AF16];1)&amp;&quot;,&quot;&amp;LEFT(RIGHT([.AF16];2);1)&amp;&quot;]/*&quot;&amp;[.AF$1]&amp;&quot;*/,&quot;" office:value-type="string" office:string-value="[2,1]/*JUV */," calcext:value-type="string">
            <text:p>[2,1]/*JUV */,</text:p>
          </table:table-cell>
          <table:table-cell table:formula="of:=&quot;[&quot;&amp;LEFT([.AG16];1)&amp;&quot;,&quot;&amp;LEFT(RIGHT([.AG16];2);1)&amp;&quot;]/*&quot;&amp;[.AG$1]&amp;&quot;*/,&quot;" office:value-type="string" office:string-value="[0,1]/*LAZ */," calcext:value-type="string">
            <text:p>[0,1]/*LAZ */,</text:p>
          </table:table-cell>
          <table:table-cell table:formula="of:=&quot;[&quot;&amp;LEFT([.AH16];1)&amp;&quot;,&quot;&amp;LEFT(RIGHT([.AH16];2);1)&amp;&quot;]/*&quot;&amp;[.AH$1]&amp;&quot;*/,&quot;" office:value-type="string" office:string-value="[1,0]/*LEC */," calcext:value-type="string">
            <text:p>[1,0]/*LEC */,</text:p>
          </table:table-cell>
          <table:table-cell table:formula="of:=&quot;[&quot;&amp;LEFT([.AI16];1)&amp;&quot;,&quot;&amp;LEFT(RIGHT([.AI16];2);1)&amp;&quot;]/*&quot;&amp;[.AI$1]&amp;&quot;*/,&quot;" office:value-type="string" office:string-value="[,]/*MIL */," calcext:value-type="string">
            <text:p>[,]/*MIL */,</text:p>
          </table:table-cell>
          <table:table-cell table:formula="of:=&quot;[&quot;&amp;LEFT([.AJ16];1)&amp;&quot;,&quot;&amp;LEFT(RIGHT([.AJ16];2);1)&amp;&quot;]/*&quot;&amp;[.AJ$1]&amp;&quot;*/,&quot;" office:value-type="string" office:string-value="[2,0]/*MON */," calcext:value-type="string">
            <text:p>[2,0]/*MON */,</text:p>
          </table:table-cell>
          <table:table-cell table:style-name="ce17" table:formula="of:=&quot;[,]/*&quot;&amp;[.AK$1]&amp;&quot;*/,&quot;" office:value-type="string" office:string-value="[,]/*NAP */," calcext:value-type="string">
            <text:p>[,]/*NAP */,</text:p>
          </table:table-cell>
          <table:table-cell table:formula="of:=&quot;[&quot;&amp;LEFT([.AL16];1)&amp;&quot;,&quot;&amp;LEFT(RIGHT([.AL16];2);1)&amp;&quot;]/*&quot;&amp;[.AL$1]&amp;&quot;*/,&quot;" office:value-type="string" office:string-value="[2,1]/*PAR */," calcext:value-type="string">
            <text:p>[2,1]/*PAR */,</text:p>
          </table:table-cell>
          <table:table-cell table:formula="of:=&quot;[&quot;&amp;LEFT([.AM16];1)&amp;&quot;,&quot;&amp;LEFT(RIGHT([.AM16];2);1)&amp;&quot;]/*&quot;&amp;[.AM$1]&amp;&quot;*/,&quot;" office:value-type="string" office:string-value="[1,0]/*ROM */," calcext:value-type="string">
            <text:p>[1,0]/*ROM */,</text:p>
          </table:table-cell>
          <table:table-cell table:formula="of:=&quot;[&quot;&amp;LEFT([.AN16];1)&amp;&quot;,&quot;&amp;LEFT(RIGHT([.AN16];2);1)&amp;&quot;]/*&quot;&amp;[.AN$1]&amp;&quot;*/,&quot;" office:value-type="string" office:string-value="[,]/*TOR */," calcext:value-type="string">
            <text:p>[,]/*TOR */,</text:p>
          </table:table-cell>
          <table:table-cell table:formula="of:=&quot;[&quot;&amp;LEFT([.AO16];1)&amp;&quot;,&quot;&amp;LEFT(RIGHT([.AO16];2);1)&amp;&quot;]/*&quot;&amp;[.AO$1]&amp;&quot;*/,&quot;" office:value-type="string" office:string-value="[1,1]/*UDI */," calcext:value-type="string">
            <text:p>[1,1]/*UDI */,</text:p>
          </table:table-cell>
          <table:table-cell table:formula="of:=&quot;[&quot;&amp;LEFT([.AP16];1)&amp;&quot;,&quot;&amp;LEFT(RIGHT([.AP16];2);1)&amp;&quot;]/*&quot;&amp;[.AP$1]&amp;&quot;*/]&quot;" office:value-type="string" office:string-value="[1,0]/*VEN */]" calcext:value-type="string">
            <text:p>[1,0]/*VEN */]</text:p>
          </table:table-cell>
          <table:table-cell table:formula="of:=CONCATENATE([.AR16];[.AS16];[.AT16];[.AU16];[.AV16];[.AW16];[.AX16];[.AY16];[.AZ16];[.BA16];[.BB16];[.BC16];[.BD16];[.BE16];[.BF16];[.BG16];[.BH16];[.BI16];[.BJ16];[.BK16];[.BL16])&amp;&quot;,&quot;" office:value-type="string" office:string-value="[equipe[15][0],[0,3]/*ATA */,[3,0]/*BOL */,[,]/*CAG */,[3,1]/*COM */,[,]/*EMP */,[,]/*FIO */,[,]/*GEN */,[2,0]/*VER */,[1,1]/*INT */,[2,1]/*JUV */,[0,1]/*LAZ */,[1,0]/*LEC */,[,]/*MIL */,[2,0]/*MON */,[,]/*NAP */,[2,1]/*PAR */,[1,0]/*ROM */,[,]/*TOR */,[1,1]/*UDI */,[1,0]/*VEN */]," calcext:value-type="string">
            <text:p>[equipe[15][0],[0,3]/*ATA */,[3,0]/*BOL */,[,]/*CAG */,[3,1]/*COM */,[,]/*EMP */,[,]/*FIO */,[,]/*GEN */,[2,0]/*VER */,[1,1]/*INT */,[2,1]/*JUV */,[0,1]/*LAZ */,[1,0]/*LEC */,[,]/*MIL */,[2,0]/*MON */,[,]/*NAP */,[2,1]/*PAR */,[1,0]/*ROM */,[,]/*TOR */,[1,1]/*UDI */,[1,0]/*VEN */],</text:p>
          </table:table-cell>
        </table:table-row>
        <table:table-row table:style-name="ro1">
          <table:table-cell office:value-type="string" calcext:value-type="string">
            <text:p><text:a xlink:href="https://en.wikipedia.org/wiki/Parma_Calcio_1913" xlink:type="simple">Parma</text:a> </text:p>
          </table:table-cell>
          <table:table-cell office:value-type="string" calcext:value-type="string">
            <text:p>1–3 </text:p>
          </table:table-cell>
          <table:table-cell office:value-type="string" calcext:value-type="string">
            <text:p><text:a xlink:href="https://en.wikipedia.org/wiki/Derby_dell%27Emilia" xlink:type="simple">2–0</text:a> </text:p>
          </table:table-cell>
          <table:table-cell office:value-type="string" calcext:value-type="string">
            <text:p>2–3 </text:p>
          </table:table-cell>
          <table:table-cell table:style-name="ce10"/>
          <table:table-cell table:number-columns-repeated="2" office:value-type="string" calcext:value-type="string">
            <text:p>1–1 </text:p>
          </table:table-cell>
          <table:table-cell office:value-type="string" calcext:value-type="string">
            <text:p>0–1 </text:p>
          </table:table-cell>
          <table:table-cell office:value-type="string" calcext:value-type="string">
            <text:p>2–3 </text:p>
          </table:table-cell>
          <table:table-cell table:style-name="ce10" table:number-columns-repeated="2"/>
          <table:table-cell office:value-type="string" calcext:value-type="string">
            <text:p>3–1 </text:p>
          </table:table-cell>
          <table:table-cell office:value-type="string" calcext:value-type="string">
            <text:p>1–3 </text:p>
          </table:table-cell>
          <table:table-cell table:number-columns-repeated="2" office:value-type="string" calcext:value-type="string">
            <text:p>2–1 </text:p>
          </table:table-cell>
          <table:table-cell table:style-name="ce10"/>
          <table:table-cell office:value-type="string" calcext:value-type="string">
            <text:p>— </text:p>
          </table:table-cell>
          <table:table-cell office:value-type="string" calcext:value-type="string">
            <text:p>0–1 </text:p>
          </table:table-cell>
          <table:table-cell table:style-name="ce10"/>
          <table:table-cell office:value-type="string" calcext:value-type="string">
            <text:p>2–3 </text:p>
          </table:table-cell>
          <table:table-cell office:value-type="string" calcext:value-type="string">
            <text:p>1–1 </text:p>
          </table:table-cell>
          <table:table-cell table:formula="of:=[.A17]" office:value-type="string" office:string-value="Parma " calcext:value-type="string">
            <text:p>Parma </text:p>
          </table:table-cell>
          <table:table-cell table:formula="of:=IF(LEN([.B17])=4;[.B17];&quot;&quot;)" office:value-type="string" office:string-value="1–3 " calcext:value-type="string">
            <text:p>1–3 </text:p>
          </table:table-cell>
          <table:table-cell table:formula="of:=IF(LEN([.C17])=4;[.C17];&quot;&quot;)" office:value-type="string" office:string-value="2–0 " calcext:value-type="string">
            <text:p>2–0 </text:p>
          </table:table-cell>
          <table:table-cell table:formula="of:=IF(LEN([.D17])=4;[.D17];&quot;&quot;)" office:value-type="string" office:string-value="2–3 " calcext:value-type="string">
            <text:p>2–3 </text:p>
          </table:table-cell>
          <table:table-cell table:formula="of:=IF(LEN([.E17])=4;[.E17];&quot;&quot;)">
            <text:p/>
          </table:table-cell>
          <table:table-cell table:formula="of:=IF(LEN([.F17])=4;[.F17];&quot;&quot;)" office:value-type="string" office:string-value="1–1 " calcext:value-type="string">
            <text:p>1–1 </text:p>
          </table:table-cell>
          <table:table-cell table:formula="of:=IF(LEN([.G17])=4;[.G17];&quot;&quot;)" office:value-type="string" office:string-value="1–1 " calcext:value-type="string">
            <text:p>1–1 </text:p>
          </table:table-cell>
          <table:table-cell table:formula="of:=IF(LEN([.H17])=4;[.H17];&quot;&quot;)" office:value-type="string" office:string-value="0–1 " calcext:value-type="string">
            <text:p>0–1 </text:p>
          </table:table-cell>
          <table:table-cell table:formula="of:=IF(LEN([.I17])=4;[.I17];&quot;&quot;)" office:value-type="string" office:string-value="2–3 " calcext:value-type="string">
            <text:p>2–3 </text:p>
          </table:table-cell>
          <table:table-cell table:formula="of:=IF(LEN([.J17])=4;[.J17];&quot;&quot;)">
            <text:p/>
          </table:table-cell>
          <table:table-cell table:formula="of:=IF(LEN([.K17])=4;[.K17];&quot;&quot;)">
            <text:p/>
          </table:table-cell>
          <table:table-cell table:formula="of:=IF(LEN([.L17])=4;[.L17];&quot;&quot;)" office:value-type="string" office:string-value="3–1 " calcext:value-type="string">
            <text:p>3–1 </text:p>
          </table:table-cell>
          <table:table-cell table:formula="of:=IF(LEN([.M17])=4;[.M17];&quot;&quot;)" office:value-type="string" office:string-value="1–3 " calcext:value-type="string">
            <text:p>1–3 </text:p>
          </table:table-cell>
          <table:table-cell table:formula="of:=IF(LEN([.N17])=4;[.N17];&quot;&quot;)" office:value-type="string" office:string-value="2–1 " calcext:value-type="string">
            <text:p>2–1 </text:p>
          </table:table-cell>
          <table:table-cell table:formula="of:=IF(LEN([.O17])=4;[.O17];&quot;&quot;)" office:value-type="string" office:string-value="2–1 " calcext:value-type="string">
            <text:p>2–1 </text:p>
          </table:table-cell>
          <table:table-cell table:formula="of:=IF(LEN([.P17])=4;[.P17];&quot;&quot;)">
            <text:p/>
          </table:table-cell>
          <table:table-cell table:formula="of:=IF(LEN([.Q17])=4;[.Q17];&quot;&quot;)">
            <text:p/>
          </table:table-cell>
          <table:table-cell table:formula="of:=IF(LEN([.R17])=4;[.R17];&quot;&quot;)" office:value-type="string" office:string-value="0–1 " calcext:value-type="string">
            <text:p>0–1 </text:p>
          </table:table-cell>
          <table:table-cell table:formula="of:=IF(LEN([.S17])=4;[.S17];&quot;&quot;)">
            <text:p/>
          </table:table-cell>
          <table:table-cell table:formula="of:=IF(LEN([.T17])=4;[.T17];&quot;&quot;)" office:value-type="string" office:string-value="2–3 " calcext:value-type="string">
            <text:p>2–3 </text:p>
          </table:table-cell>
          <table:table-cell table:formula="of:=IF(LEN([.U17])=4;[.U17];&quot;&quot;)" office:value-type="string" office:string-value="1–1 " calcext:value-type="string">
            <text:p>1–1 </text:p>
          </table:table-cell>
          <table:table-cell office:value-type="float" office:value="16" calcext:value-type="float">
            <text:p>16</text:p>
          </table:table-cell>
          <table:table-cell table:formula="of:=&quot;[equipe[&quot;&amp;[.AQ17]&amp;&quot;][0],&quot;" office:value-type="string" office:string-value="[equipe[16][0]," calcext:value-type="string">
            <text:p>[equipe[16][0],</text:p>
          </table:table-cell>
          <table:table-cell table:formula="of:=&quot;[&quot;&amp;LEFT([.W17];1)&amp;&quot;,&quot;&amp;LEFT(RIGHT([.W17];2);1)&amp;&quot;]/*&quot;&amp;[.W$1]&amp;&quot;*/,&quot;" office:value-type="string" office:string-value="[1,3]/*ATA */," calcext:value-type="string">
            <text:p>[1,3]/*ATA */,</text:p>
          </table:table-cell>
          <table:table-cell table:formula="of:=&quot;[&quot;&amp;LEFT([.X17];1)&amp;&quot;,&quot;&amp;LEFT(RIGHT([.X17];2);1)&amp;&quot;]/*&quot;&amp;[.X$1]&amp;&quot;*/,&quot;" office:value-type="string" office:string-value="[2,0]/*BOL */," calcext:value-type="string">
            <text:p>[2,0]/*BOL */,</text:p>
          </table:table-cell>
          <table:table-cell table:formula="of:=&quot;[&quot;&amp;LEFT([.Y17];1)&amp;&quot;,&quot;&amp;LEFT(RIGHT([.Y17];2);1)&amp;&quot;]/*&quot;&amp;[.Y$1]&amp;&quot;*/,&quot;" office:value-type="string" office:string-value="[2,3]/*CAG */," calcext:value-type="string">
            <text:p>[2,3]/*CAG */,</text:p>
          </table:table-cell>
          <table:table-cell table:formula="of:=&quot;[&quot;&amp;LEFT([.Z17];1)&amp;&quot;,&quot;&amp;LEFT(RIGHT([.Z17];2);1)&amp;&quot;]/*&quot;&amp;[.Z$1]&amp;&quot;*/,&quot;" office:value-type="string" office:string-value="[,]/*COM */," calcext:value-type="string">
            <text:p>[,]/*COM */,</text:p>
          </table:table-cell>
          <table:table-cell table:formula="of:=&quot;[&quot;&amp;LEFT([.AA17];1)&amp;&quot;,&quot;&amp;LEFT(RIGHT([.AA17];2);1)&amp;&quot;]/*&quot;&amp;[.AA$1]&amp;&quot;*/,&quot;" office:value-type="string" office:string-value="[1,1]/*EMP */," calcext:value-type="string">
            <text:p>[1,1]/*EMP */,</text:p>
          </table:table-cell>
          <table:table-cell table:formula="of:=&quot;[&quot;&amp;LEFT([.AB17];1)&amp;&quot;,&quot;&amp;LEFT(RIGHT([.AB17];2);1)&amp;&quot;]/*&quot;&amp;[.AB$1]&amp;&quot;*/,&quot;" office:value-type="string" office:string-value="[1,1]/*FIO */," calcext:value-type="string">
            <text:p>[1,1]/*FIO */,</text:p>
          </table:table-cell>
          <table:table-cell table:formula="of:=&quot;[&quot;&amp;LEFT([.AC17];1)&amp;&quot;,&quot;&amp;LEFT(RIGHT([.AC17];2);1)&amp;&quot;]/*&quot;&amp;[.AC$1]&amp;&quot;*/,&quot;" office:value-type="string" office:string-value="[0,1]/*GEN */," calcext:value-type="string">
            <text:p>[0,1]/*GEN */,</text:p>
          </table:table-cell>
          <table:table-cell table:formula="of:=&quot;[&quot;&amp;LEFT([.AD17];1)&amp;&quot;,&quot;&amp;LEFT(RIGHT([.AD17];2);1)&amp;&quot;]/*&quot;&amp;[.AD$1]&amp;&quot;*/,&quot;" office:value-type="string" office:string-value="[2,3]/*VER */," calcext:value-type="string">
            <text:p>[2,3]/*VER */,</text:p>
          </table:table-cell>
          <table:table-cell table:formula="of:=&quot;[&quot;&amp;LEFT([.AE17];1)&amp;&quot;,&quot;&amp;LEFT(RIGHT([.AE17];2);1)&amp;&quot;]/*&quot;&amp;[.AE$1]&amp;&quot;*/,&quot;" office:value-type="string" office:string-value="[,]/*INT */," calcext:value-type="string">
            <text:p>[,]/*INT */,</text:p>
          </table:table-cell>
          <table:table-cell table:formula="of:=&quot;[&quot;&amp;LEFT([.AF17];1)&amp;&quot;,&quot;&amp;LEFT(RIGHT([.AF17];2);1)&amp;&quot;]/*&quot;&amp;[.AF$1]&amp;&quot;*/,&quot;" office:value-type="string" office:string-value="[,]/*JUV */," calcext:value-type="string">
            <text:p>[,]/*JUV */,</text:p>
          </table:table-cell>
          <table:table-cell table:formula="of:=&quot;[&quot;&amp;LEFT([.AG17];1)&amp;&quot;,&quot;&amp;LEFT(RIGHT([.AG17];2);1)&amp;&quot;]/*&quot;&amp;[.AG$1]&amp;&quot;*/,&quot;" office:value-type="string" office:string-value="[3,1]/*LAZ */," calcext:value-type="string">
            <text:p>[3,1]/*LAZ */,</text:p>
          </table:table-cell>
          <table:table-cell table:formula="of:=&quot;[&quot;&amp;LEFT([.AH17];1)&amp;&quot;,&quot;&amp;LEFT(RIGHT([.AH17];2);1)&amp;&quot;]/*&quot;&amp;[.AH$1]&amp;&quot;*/,&quot;" office:value-type="string" office:string-value="[1,3]/*LEC */," calcext:value-type="string">
            <text:p>[1,3]/*LEC */,</text:p>
          </table:table-cell>
          <table:table-cell table:formula="of:=&quot;[&quot;&amp;LEFT([.AI17];1)&amp;&quot;,&quot;&amp;LEFT(RIGHT([.AI17];2);1)&amp;&quot;]/*&quot;&amp;[.AI$1]&amp;&quot;*/,&quot;" office:value-type="string" office:string-value="[2,1]/*MIL */," calcext:value-type="string">
            <text:p>[2,1]/*MIL */,</text:p>
          </table:table-cell>
          <table:table-cell table:formula="of:=&quot;[&quot;&amp;LEFT([.AJ17];1)&amp;&quot;,&quot;&amp;LEFT(RIGHT([.AJ17];2);1)&amp;&quot;]/*&quot;&amp;[.AJ$1]&amp;&quot;*/,&quot;" office:value-type="string" office:string-value="[2,1]/*MON */," calcext:value-type="string">
            <text:p>[2,1]/*MON */,</text:p>
          </table:table-cell>
          <table:table-cell table:formula="of:=&quot;[&quot;&amp;LEFT([.AK17];1)&amp;&quot;,&quot;&amp;LEFT(RIGHT([.AK17];2);1)&amp;&quot;]/*&quot;&amp;[.AK$1]&amp;&quot;*/,&quot;" office:value-type="string" office:string-value="[,]/*NAP */," calcext:value-type="string">
            <text:p>[,]/*NAP */,</text:p>
          </table:table-cell>
          <table:table-cell table:style-name="ce17" table:formula="of:=&quot;[,]/*&quot;&amp;[.AL$1]&amp;&quot;*/,&quot;" office:value-type="string" office:string-value="[,]/*PAR */," calcext:value-type="string">
            <text:p>[,]/*PAR */,</text:p>
          </table:table-cell>
          <table:table-cell table:formula="of:=&quot;[&quot;&amp;LEFT([.AM17];1)&amp;&quot;,&quot;&amp;LEFT(RIGHT([.AM17];2);1)&amp;&quot;]/*&quot;&amp;[.AM$1]&amp;&quot;*/,&quot;" office:value-type="string" office:string-value="[0,1]/*ROM */," calcext:value-type="string">
            <text:p>[0,1]/*ROM */,</text:p>
          </table:table-cell>
          <table:table-cell table:formula="of:=&quot;[&quot;&amp;LEFT([.AN17];1)&amp;&quot;,&quot;&amp;LEFT(RIGHT([.AN17];2);1)&amp;&quot;]/*&quot;&amp;[.AN$1]&amp;&quot;*/,&quot;" office:value-type="string" office:string-value="[,]/*TOR */," calcext:value-type="string">
            <text:p>[,]/*TOR */,</text:p>
          </table:table-cell>
          <table:table-cell table:formula="of:=&quot;[&quot;&amp;LEFT([.AO17];1)&amp;&quot;,&quot;&amp;LEFT(RIGHT([.AO17];2);1)&amp;&quot;]/*&quot;&amp;[.AO$1]&amp;&quot;*/,&quot;" office:value-type="string" office:string-value="[2,3]/*UDI */," calcext:value-type="string">
            <text:p>[2,3]/*UDI */,</text:p>
          </table:table-cell>
          <table:table-cell table:formula="of:=&quot;[&quot;&amp;LEFT([.AP17];1)&amp;&quot;,&quot;&amp;LEFT(RIGHT([.AP17];2);1)&amp;&quot;]/*&quot;&amp;[.AP$1]&amp;&quot;*/]&quot;" office:value-type="string" office:string-value="[1,1]/*VEN */]" calcext:value-type="string">
            <text:p>[1,1]/*VEN */]</text:p>
          </table:table-cell>
          <table:table-cell table:formula="of:=CONCATENATE([.AR17];[.AS17];[.AT17];[.AU17];[.AV17];[.AW17];[.AX17];[.AY17];[.AZ17];[.BA17];[.BB17];[.BC17];[.BD17];[.BE17];[.BF17];[.BG17];[.BH17];[.BI17];[.BJ17];[.BK17];[.BL17])&amp;&quot;,&quot;" office:value-type="string" office:string-value="[equipe[16][0],[1,3]/*ATA */,[2,0]/*BOL */,[2,3]/*CAG */,[,]/*COM */,[1,1]/*EMP */,[1,1]/*FIO */,[0,1]/*GEN */,[2,3]/*VER */,[,]/*INT */,[,]/*JUV */,[3,1]/*LAZ */,[1,3]/*LEC */,[2,1]/*MIL */,[2,1]/*MON */,[,]/*NAP */,[,]/*PAR */,[0,1]/*ROM */,[,]/*TOR */,[2,3]/*UDI */,[1,1]/*VEN */]," calcext:value-type="string">
            <text:p>[equipe[16][0],[1,3]/*ATA */,[2,0]/*BOL */,[2,3]/*CAG */,[,]/*COM */,[1,1]/*EMP */,[1,1]/*FIO */,[0,1]/*GEN */,[2,3]/*VER */,[,]/*INT */,[,]/*JUV */,[3,1]/*LAZ */,[1,3]/*LEC */,[2,1]/*MIL */,[2,1]/*MON */,[,]/*NAP */,[,]/*PAR */,[0,1]/*ROM */,[,]/*TOR */,[2,3]/*UDI */,[1,1]/*VEN */],</text:p>
          </table:table-cell>
        </table:table-row>
        <table:table-row table:style-name="ro1">
          <table:table-cell office:value-type="string" calcext:value-type="string">
            <text:p><text:a xlink:href="https://en.wikipedia.org/wiki/AS_Roma" xlink:type="simple">Roma</text:a> </text:p>
          </table:table-cell>
          <table:table-cell office:value-type="string" calcext:value-type="string">
            <text:p>0–2 </text:p>
          </table:table-cell>
          <table:table-cell office:value-type="string" calcext:value-type="string">
            <text:p>2–3 </text:p>
          </table:table-cell>
          <table:table-cell table:style-name="ce10"/>
          <table:table-cell office:value-type="string" calcext:value-type="string">
            <text:p>2–1 </text:p>
          </table:table-cell>
          <table:table-cell office:value-type="string" calcext:value-type="string">
            <text:p>1–2 </text:p>
          </table:table-cell>
          <table:table-cell table:style-name="ce10"/>
          <table:table-cell office:value-type="string" calcext:value-type="string">
            <text:p>3–1 </text:p>
          </table:table-cell>
          <table:table-cell table:style-name="ce10"/>
          <table:table-cell office:value-type="string" calcext:value-type="string">
            <text:p>0–1 </text:p>
          </table:table-cell>
          <table:table-cell table:style-name="ce10" office:value-type="string" calcext:value-type="string">
            <text:p/>
          </table:table-cell>
          <table:table-cell office:value-type="string" calcext:value-type="string">
            <text:p><text:a xlink:href="https://en.wikipedia.org/wiki/Derby_della_Capitale" xlink:type="simple">2–0</text:a> </text:p>
          </table:table-cell>
          <table:table-cell office:value-type="string" calcext:value-type="string">
            <text:p>4–1 </text:p>
          </table:table-cell>
          <table:table-cell table:style-name="ce10"/>
          <table:table-cell office:value-type="string" calcext:value-type="string">
            <text:p>4–0 </text:p>
          </table:table-cell>
          <table:table-cell office:value-type="string" calcext:value-type="string">
            <text:p><text:a xlink:href="https://en.wikipedia.org/wiki/Derby_del_Sole" xlink:type="simple">1–1</text:a> </text:p>
          </table:table-cell>
          <table:table-cell office:value-type="string" calcext:value-type="string">
            <text:p>5–0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3–0 </text:p>
          </table:table-cell>
          <table:table-cell office:value-type="string" calcext:value-type="string">
            <text:p>2–1 </text:p>
          </table:table-cell>
          <table:table-cell table:formula="of:=[.A18]" office:value-type="string" office:string-value="Roma " calcext:value-type="string">
            <text:p>Roma </text:p>
          </table:table-cell>
          <table:table-cell table:formula="of:=IF(LEN([.B18])=4;[.B18];&quot;&quot;)" office:value-type="string" office:string-value="0–2 " calcext:value-type="string">
            <text:p>0–2 </text:p>
          </table:table-cell>
          <table:table-cell table:formula="of:=IF(LEN([.C18])=4;[.C18];&quot;&quot;)" office:value-type="string" office:string-value="2–3 " calcext:value-type="string">
            <text:p>2–3 </text:p>
          </table:table-cell>
          <table:table-cell table:formula="of:=IF(LEN([.D18])=4;[.D18];&quot;&quot;)">
            <text:p/>
          </table:table-cell>
          <table:table-cell table:formula="of:=IF(LEN([.E18])=4;[.E18];&quot;&quot;)" office:value-type="string" office:string-value="2–1 " calcext:value-type="string">
            <text:p>2–1 </text:p>
          </table:table-cell>
          <table:table-cell table:formula="of:=IF(LEN([.F18])=4;[.F18];&quot;&quot;)" office:value-type="string" office:string-value="1–2 " calcext:value-type="string">
            <text:p>1–2 </text:p>
          </table:table-cell>
          <table:table-cell table:formula="of:=IF(LEN([.G18])=4;[.G18];&quot;&quot;)">
            <text:p/>
          </table:table-cell>
          <table:table-cell table:formula="of:=IF(LEN([.H18])=4;[.H18];&quot;&quot;)" office:value-type="string" office:string-value="3–1 " calcext:value-type="string">
            <text:p>3–1 </text:p>
          </table:table-cell>
          <table:table-cell table:formula="of:=IF(LEN([.I18])=4;[.I18];&quot;&quot;)">
            <text:p/>
          </table:table-cell>
          <table:table-cell table:formula="of:=IF(LEN([.J18])=4;[.J18];&quot;&quot;)" office:value-type="string" office:string-value="0–1 " calcext:value-type="string">
            <text:p>0–1 </text:p>
          </table:table-cell>
          <table:table-cell table:formula="of:=IF(LEN([.K18])=4;[.K18];&quot;&quot;)">
            <text:p/>
          </table:table-cell>
          <table:table-cell table:formula="of:=IF(LEN([.L18])=4;[.L18];&quot;&quot;)" office:value-type="string" office:string-value="2–0 " calcext:value-type="string">
            <text:p>2–0 </text:p>
          </table:table-cell>
          <table:table-cell table:formula="of:=IF(LEN([.M18])=4;[.M18];&quot;&quot;)" office:value-type="string" office:string-value="4–1 " calcext:value-type="string">
            <text:p>4–1 </text:p>
          </table:table-cell>
          <table:table-cell table:formula="of:=IF(LEN([.N18])=4;[.N18];&quot;&quot;)">
            <text:p/>
          </table:table-cell>
          <table:table-cell table:formula="of:=IF(LEN([.O18])=4;[.O18];&quot;&quot;)" office:value-type="string" office:string-value="4–0 " calcext:value-type="string">
            <text:p>4–0 </text:p>
          </table:table-cell>
          <table:table-cell table:formula="of:=IF(LEN([.P18])=4;[.P18];&quot;&quot;)" office:value-type="string" office:string-value="1–1 " calcext:value-type="string">
            <text:p>1–1 </text:p>
          </table:table-cell>
          <table:table-cell table:formula="of:=IF(LEN([.Q18])=4;[.Q18];&quot;&quot;)" office:value-type="string" office:string-value="5–0 " calcext:value-type="string">
            <text:p>5–0 </text:p>
          </table:table-cell>
          <table:table-cell table:formula="of:=IF(LEN([.R18])=4;[.R18];&quot;&quot;)">
            <text:p/>
          </table:table-cell>
          <table:table-cell table:formula="of:=IF(LEN([.S18])=4;[.S18];&quot;&quot;)" office:value-type="string" office:string-value="1–0 " calcext:value-type="string">
            <text:p>1–0 </text:p>
          </table:table-cell>
          <table:table-cell table:formula="of:=IF(LEN([.T18])=4;[.T18];&quot;&quot;)" office:value-type="string" office:string-value="3–0 " calcext:value-type="string">
            <text:p>3–0 </text:p>
          </table:table-cell>
          <table:table-cell table:formula="of:=IF(LEN([.U18])=4;[.U18];&quot;&quot;)" office:value-type="string" office:string-value="2–1 " calcext:value-type="string">
            <text:p>2–1 </text:p>
          </table:table-cell>
          <table:table-cell office:value-type="float" office:value="17" calcext:value-type="float">
            <text:p>17</text:p>
          </table:table-cell>
          <table:table-cell table:formula="of:=&quot;[equipe[&quot;&amp;[.AQ18]&amp;&quot;][0],&quot;" office:value-type="string" office:string-value="[equipe[17][0]," calcext:value-type="string">
            <text:p>[equipe[17][0],</text:p>
          </table:table-cell>
          <table:table-cell table:formula="of:=&quot;[&quot;&amp;LEFT([.W18];1)&amp;&quot;,&quot;&amp;LEFT(RIGHT([.W18];2);1)&amp;&quot;]/*&quot;&amp;[.W$1]&amp;&quot;*/,&quot;" office:value-type="string" office:string-value="[0,2]/*ATA */," calcext:value-type="string">
            <text:p>[0,2]/*ATA */,</text:p>
          </table:table-cell>
          <table:table-cell table:formula="of:=&quot;[&quot;&amp;LEFT([.X18];1)&amp;&quot;,&quot;&amp;LEFT(RIGHT([.X18];2);1)&amp;&quot;]/*&quot;&amp;[.X$1]&amp;&quot;*/,&quot;" office:value-type="string" office:string-value="[2,3]/*BOL */," calcext:value-type="string">
            <text:p>[2,3]/*BOL */,</text:p>
          </table:table-cell>
          <table:table-cell table:formula="of:=&quot;[&quot;&amp;LEFT([.Y18];1)&amp;&quot;,&quot;&amp;LEFT(RIGHT([.Y18];2);1)&amp;&quot;]/*&quot;&amp;[.Y$1]&amp;&quot;*/,&quot;" office:value-type="string" office:string-value="[,]/*CAG */," calcext:value-type="string">
            <text:p>[,]/*CAG */,</text:p>
          </table:table-cell>
          <table:table-cell table:formula="of:=&quot;[&quot;&amp;LEFT([.Z18];1)&amp;&quot;,&quot;&amp;LEFT(RIGHT([.Z18];2);1)&amp;&quot;]/*&quot;&amp;[.Z$1]&amp;&quot;*/,&quot;" office:value-type="string" office:string-value="[2,1]/*COM */," calcext:value-type="string">
            <text:p>[2,1]/*COM */,</text:p>
          </table:table-cell>
          <table:table-cell table:formula="of:=&quot;[&quot;&amp;LEFT([.AA18];1)&amp;&quot;,&quot;&amp;LEFT(RIGHT([.AA18];2);1)&amp;&quot;]/*&quot;&amp;[.AA$1]&amp;&quot;*/,&quot;" office:value-type="string" office:string-value="[1,2]/*EMP */," calcext:value-type="string">
            <text:p>[1,2]/*EMP */,</text:p>
          </table:table-cell>
          <table:table-cell table:formula="of:=&quot;[&quot;&amp;LEFT([.AB18];1)&amp;&quot;,&quot;&amp;LEFT(RIGHT([.AB18];2);1)&amp;&quot;]/*&quot;&amp;[.AB$1]&amp;&quot;*/,&quot;" office:value-type="string" office:string-value="[,]/*FIO */," calcext:value-type="string">
            <text:p>[,]/*FIO */,</text:p>
          </table:table-cell>
          <table:table-cell table:formula="of:=&quot;[&quot;&amp;LEFT([.AC18];1)&amp;&quot;,&quot;&amp;LEFT(RIGHT([.AC18];2);1)&amp;&quot;]/*&quot;&amp;[.AC$1]&amp;&quot;*/,&quot;" office:value-type="string" office:string-value="[3,1]/*GEN */," calcext:value-type="string">
            <text:p>[3,1]/*GEN */,</text:p>
          </table:table-cell>
          <table:table-cell table:formula="of:=&quot;[&quot;&amp;LEFT([.AD18];1)&amp;&quot;,&quot;&amp;LEFT(RIGHT([.AD18];2);1)&amp;&quot;]/*&quot;&amp;[.AD$1]&amp;&quot;*/,&quot;" office:value-type="string" office:string-value="[,]/*VER */," calcext:value-type="string">
            <text:p>[,]/*VER */,</text:p>
          </table:table-cell>
          <table:table-cell table:formula="of:=&quot;[&quot;&amp;LEFT([.AE18];1)&amp;&quot;,&quot;&amp;LEFT(RIGHT([.AE18];2);1)&amp;&quot;]/*&quot;&amp;[.AE$1]&amp;&quot;*/,&quot;" office:value-type="string" office:string-value="[0,1]/*INT */," calcext:value-type="string">
            <text:p>[0,1]/*INT */,</text:p>
          </table:table-cell>
          <table:table-cell table:formula="of:=&quot;[&quot;&amp;LEFT([.AF18];1)&amp;&quot;,&quot;&amp;LEFT(RIGHT([.AF18];2);1)&amp;&quot;]/*&quot;&amp;[.AF$1]&amp;&quot;*/,&quot;" office:value-type="string" office:string-value="[,]/*JUV */," calcext:value-type="string">
            <text:p>[,]/*JUV */,</text:p>
          </table:table-cell>
          <table:table-cell table:formula="of:=&quot;[&quot;&amp;LEFT([.AG18];1)&amp;&quot;,&quot;&amp;LEFT(RIGHT([.AG18];2);1)&amp;&quot;]/*&quot;&amp;[.AG$1]&amp;&quot;*/,&quot;" office:value-type="string" office:string-value="[2,0]/*LAZ */," calcext:value-type="string">
            <text:p>[2,0]/*LAZ */,</text:p>
          </table:table-cell>
          <table:table-cell table:formula="of:=&quot;[&quot;&amp;LEFT([.AH18];1)&amp;&quot;,&quot;&amp;LEFT(RIGHT([.AH18];2);1)&amp;&quot;]/*&quot;&amp;[.AH$1]&amp;&quot;*/,&quot;" office:value-type="string" office:string-value="[4,1]/*LEC */," calcext:value-type="string">
            <text:p>[4,1]/*LEC */,</text:p>
          </table:table-cell>
          <table:table-cell table:formula="of:=&quot;[&quot;&amp;LEFT([.AI18];1)&amp;&quot;,&quot;&amp;LEFT(RIGHT([.AI18];2);1)&amp;&quot;]/*&quot;&amp;[.AI$1]&amp;&quot;*/,&quot;" office:value-type="string" office:string-value="[,]/*MIL */," calcext:value-type="string">
            <text:p>[,]/*MIL */,</text:p>
          </table:table-cell>
          <table:table-cell table:formula="of:=&quot;[&quot;&amp;LEFT([.AJ18];1)&amp;&quot;,&quot;&amp;LEFT(RIGHT([.AJ18];2);1)&amp;&quot;]/*&quot;&amp;[.AJ$1]&amp;&quot;*/,&quot;" office:value-type="string" office:string-value="[4,0]/*MON */," calcext:value-type="string">
            <text:p>[4,0]/*MON */,</text:p>
          </table:table-cell>
          <table:table-cell table:formula="of:=&quot;[&quot;&amp;LEFT([.AK18];1)&amp;&quot;,&quot;&amp;LEFT(RIGHT([.AK18];2);1)&amp;&quot;]/*&quot;&amp;[.AK$1]&amp;&quot;*/,&quot;" office:value-type="string" office:string-value="[1,1]/*NAP */," calcext:value-type="string">
            <text:p>[1,1]/*NAP */,</text:p>
          </table:table-cell>
          <table:table-cell table:formula="of:=&quot;[&quot;&amp;LEFT([.AL18];1)&amp;&quot;,&quot;&amp;LEFT(RIGHT([.AL18];2);1)&amp;&quot;]/*&quot;&amp;[.AL$1]&amp;&quot;*/,&quot;" office:value-type="string" office:string-value="[5,0]/*PAR */," calcext:value-type="string">
            <text:p>[5,0]/*PAR */,</text:p>
          </table:table-cell>
          <table:table-cell table:style-name="ce17" table:formula="of:=&quot;[,]/*&quot;&amp;[.AM$1]&amp;&quot;*/,&quot;" office:value-type="string" office:string-value="[,]/*ROM */," calcext:value-type="string">
            <text:p>[,]/*ROM */,</text:p>
          </table:table-cell>
          <table:table-cell table:formula="of:=&quot;[&quot;&amp;LEFT([.AN18];1)&amp;&quot;,&quot;&amp;LEFT(RIGHT([.AN18];2);1)&amp;&quot;]/*&quot;&amp;[.AN$1]&amp;&quot;*/,&quot;" office:value-type="string" office:string-value="[1,0]/*TOR */," calcext:value-type="string">
            <text:p>[1,0]/*TOR */,</text:p>
          </table:table-cell>
          <table:table-cell table:formula="of:=&quot;[&quot;&amp;LEFT([.AO18];1)&amp;&quot;,&quot;&amp;LEFT(RIGHT([.AO18];2);1)&amp;&quot;]/*&quot;&amp;[.AO$1]&amp;&quot;*/,&quot;" office:value-type="string" office:string-value="[3,0]/*UDI */," calcext:value-type="string">
            <text:p>[3,0]/*UDI */,</text:p>
          </table:table-cell>
          <table:table-cell table:formula="of:=&quot;[&quot;&amp;LEFT([.AP18];1)&amp;&quot;,&quot;&amp;LEFT(RIGHT([.AP18];2);1)&amp;&quot;]/*&quot;&amp;[.AP$1]&amp;&quot;*/]&quot;" office:value-type="string" office:string-value="[2,1]/*VEN */]" calcext:value-type="string">
            <text:p>[2,1]/*VEN */]</text:p>
          </table:table-cell>
          <table:table-cell table:formula="of:=CONCATENATE([.AR18];[.AS18];[.AT18];[.AU18];[.AV18];[.AW18];[.AX18];[.AY18];[.AZ18];[.BA18];[.BB18];[.BC18];[.BD18];[.BE18];[.BF18];[.BG18];[.BH18];[.BI18];[.BJ18];[.BK18];[.BL18])&amp;&quot;,&quot;" office:value-type="string" office:string-value="[equipe[17][0],[0,2]/*ATA */,[2,3]/*BOL */,[,]/*CAG */,[2,1]/*COM */,[1,2]/*EMP */,[,]/*FIO */,[3,1]/*GEN */,[,]/*VER */,[0,1]/*INT */,[,]/*JUV */,[2,0]/*LAZ */,[4,1]/*LEC */,[,]/*MIL */,[4,0]/*MON */,[1,1]/*NAP */,[5,0]/*PAR */,[,]/*ROM */,[1,0]/*TOR */,[3,0]/*UDI */,[2,1]/*VEN */]," calcext:value-type="string">
            <text:p>[equipe[17][0],[0,2]/*ATA */,[2,3]/*BOL */,[,]/*CAG */,[2,1]/*COM */,[1,2]/*EMP */,[,]/*FIO */,[3,1]/*GEN */,[,]/*VER */,[0,1]/*INT */,[,]/*JUV */,[2,0]/*LAZ */,[4,1]/*LEC */,[,]/*MIL */,[4,0]/*MON */,[1,1]/*NAP */,[5,0]/*PAR */,[,]/*ROM */,[1,0]/*TOR */,[3,0]/*UDI */,[2,1]/*VEN */],</text:p>
          </table:table-cell>
        </table:table-row>
        <table:table-row table:style-name="ro1">
          <table:table-cell office:value-type="string" calcext:value-type="string">
            <text:p><text:a xlink:href="https://en.wikipedia.org/wiki/Torino_FC" xlink:type="simple">Torino</text:a>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0–2 </text:p>
          </table:table-cell>
          <table:table-cell office:value-type="string" calcext:value-type="string">
            <text:p>2–0 </text:p>
          </table:table-cell>
          <table:table-cell office:value-type="string" calcext:value-type="string">
            <text:p>1–0 </text:p>
          </table:table-cell>
          <table:table-cell table:style-name="ce10"/>
          <table:table-cell office:value-type="string" calcext:value-type="string">
            <text:p>0–1 </text:p>
          </table:table-cell>
          <table:table-cell office:value-type="string" calcext:value-type="string">
            <text:p>1–1 </text:p>
          </table:table-cell>
          <table:table-cell table:number-columns-repeated="2" table:style-name="ce10" office:value-type="string" calcext:value-type="string">
            <text:p/>
          </table:table-cell>
          <table:table-cell office:value-type="string" calcext:value-type="string">
            <text:p><text:a xlink:href="https://en.wikipedia.org/wiki/Derby_della_Mole" xlink:type="simple">1–1</text:a> </text:p>
          </table:table-cell>
          <table:table-cell office:value-type="string" calcext:value-type="string">
            <text:p>2–3 </text:p>
          </table:table-cell>
          <table:table-cell office:value-type="string" calcext:value-type="string">
            <text:p>0–0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0–1 </text:p>
          </table:table-cell>
          <table:table-cell office:value-type="string" calcext:value-type="string">
            <text:p>0–0 </text:p>
          </table:table-cell>
          <table:table-cell table:style-name="ce10"/>
          <table:table-cell office:value-type="string" calcext:value-type="string">
            <text:p>— </text:p>
          </table:table-cell>
          <table:table-cell table:number-columns-repeated="2" table:style-name="ce10" office:value-type="string" calcext:value-type="string">
            <text:p/>
          </table:table-cell>
          <table:table-cell table:formula="of:=[.A19]" office:value-type="string" office:string-value="Torino " calcext:value-type="string">
            <text:p>Torino </text:p>
          </table:table-cell>
          <table:table-cell table:formula="of:=IF(LEN([.B19])=4;[.B19];&quot;&quot;)" office:value-type="string" office:string-value="2–1 " calcext:value-type="string">
            <text:p>2–1 </text:p>
          </table:table-cell>
          <table:table-cell table:formula="of:=IF(LEN([.C19])=4;[.C19];&quot;&quot;)" office:value-type="string" office:string-value="0–2 " calcext:value-type="string">
            <text:p>0–2 </text:p>
          </table:table-cell>
          <table:table-cell table:formula="of:=IF(LEN([.D19])=4;[.D19];&quot;&quot;)" office:value-type="string" office:string-value="2–0 " calcext:value-type="string">
            <text:p>2–0 </text:p>
          </table:table-cell>
          <table:table-cell table:formula="of:=IF(LEN([.E19])=4;[.E19];&quot;&quot;)" office:value-type="string" office:string-value="1–0 " calcext:value-type="string">
            <text:p>1–0 </text:p>
          </table:table-cell>
          <table:table-cell table:formula="of:=IF(LEN([.F19])=4;[.F19];&quot;&quot;)">
            <text:p/>
          </table:table-cell>
          <table:table-cell table:formula="of:=IF(LEN([.G19])=4;[.G19];&quot;&quot;)" office:value-type="string" office:string-value="0–1 " calcext:value-type="string">
            <text:p>0–1 </text:p>
          </table:table-cell>
          <table:table-cell table:formula="of:=IF(LEN([.H19])=4;[.H19];&quot;&quot;)" office:value-type="string" office:string-value="1–1 " calcext:value-type="string">
            <text:p>1–1 </text:p>
          </table:table-cell>
          <table:table-cell table:formula="of:=IF(LEN([.I19])=4;[.I19];&quot;&quot;)">
            <text:p/>
          </table:table-cell>
          <table:table-cell table:formula="of:=IF(LEN([.J19])=4;[.J19];&quot;&quot;)">
            <text:p/>
          </table:table-cell>
          <table:table-cell table:formula="of:=IF(LEN([.K19])=4;[.K19];&quot;&quot;)" office:value-type="string" office:string-value="1–1 " calcext:value-type="string">
            <text:p>1–1 </text:p>
          </table:table-cell>
          <table:table-cell table:formula="of:=IF(LEN([.L19])=4;[.L19];&quot;&quot;)" office:value-type="string" office:string-value="2–3 " calcext:value-type="string">
            <text:p>2–3 </text:p>
          </table:table-cell>
          <table:table-cell table:formula="of:=IF(LEN([.M19])=4;[.M19];&quot;&quot;)" office:value-type="string" office:string-value="0–0 " calcext:value-type="string">
            <text:p>0–0 </text:p>
          </table:table-cell>
          <table:table-cell table:formula="of:=IF(LEN([.N19])=4;[.N19];&quot;&quot;)" office:value-type="string" office:string-value="2–1 " calcext:value-type="string">
            <text:p>2–1 </text:p>
          </table:table-cell>
          <table:table-cell table:formula="of:=IF(LEN([.O19])=4;[.O19];&quot;&quot;)" office:value-type="string" office:string-value="1–1 " calcext:value-type="string">
            <text:p>1–1 </text:p>
          </table:table-cell>
          <table:table-cell table:formula="of:=IF(LEN([.P19])=4;[.P19];&quot;&quot;)" office:value-type="string" office:string-value="0–1 " calcext:value-type="string">
            <text:p>0–1 </text:p>
          </table:table-cell>
          <table:table-cell table:formula="of:=IF(LEN([.Q19])=4;[.Q19];&quot;&quot;)" office:value-type="string" office:string-value="0–0 " calcext:value-type="string">
            <text:p>0–0 </text:p>
          </table:table-cell>
          <table:table-cell table:formula="of:=IF(LEN([.R19])=4;[.R19];&quot;&quot;)">
            <text:p/>
          </table:table-cell>
          <table:table-cell table:formula="of:=IF(LEN([.S19])=4;[.S19];&quot;&quot;)">
            <text:p/>
          </table:table-cell>
          <table:table-cell table:formula="of:=IF(LEN([.T19])=4;[.T19];&quot;&quot;)">
            <text:p/>
          </table:table-cell>
          <table:table-cell table:formula="of:=IF(LEN([.U19])=4;[.U19];&quot;&quot;)">
            <text:p/>
          </table:table-cell>
          <table:table-cell office:value-type="float" office:value="18" calcext:value-type="float">
            <text:p>18</text:p>
          </table:table-cell>
          <table:table-cell table:formula="of:=&quot;[equipe[&quot;&amp;[.AQ19]&amp;&quot;][0],&quot;" office:value-type="string" office:string-value="[equipe[18][0]," calcext:value-type="string">
            <text:p>[equipe[18][0],</text:p>
          </table:table-cell>
          <table:table-cell table:formula="of:=&quot;[&quot;&amp;LEFT([.W19];1)&amp;&quot;,&quot;&amp;LEFT(RIGHT([.W19];2);1)&amp;&quot;]/*&quot;&amp;[.W$1]&amp;&quot;*/,&quot;" office:value-type="string" office:string-value="[2,1]/*ATA */," calcext:value-type="string">
            <text:p>[2,1]/*ATA */,</text:p>
          </table:table-cell>
          <table:table-cell table:formula="of:=&quot;[&quot;&amp;LEFT([.X19];1)&amp;&quot;,&quot;&amp;LEFT(RIGHT([.X19];2);1)&amp;&quot;]/*&quot;&amp;[.X$1]&amp;&quot;*/,&quot;" office:value-type="string" office:string-value="[0,2]/*BOL */," calcext:value-type="string">
            <text:p>[0,2]/*BOL */,</text:p>
          </table:table-cell>
          <table:table-cell table:formula="of:=&quot;[&quot;&amp;LEFT([.Y19];1)&amp;&quot;,&quot;&amp;LEFT(RIGHT([.Y19];2);1)&amp;&quot;]/*&quot;&amp;[.Y$1]&amp;&quot;*/,&quot;" office:value-type="string" office:string-value="[2,0]/*CAG */," calcext:value-type="string">
            <text:p>[2,0]/*CAG */,</text:p>
          </table:table-cell>
          <table:table-cell table:formula="of:=&quot;[&quot;&amp;LEFT([.Z19];1)&amp;&quot;,&quot;&amp;LEFT(RIGHT([.Z19];2);1)&amp;&quot;]/*&quot;&amp;[.Z$1]&amp;&quot;*/,&quot;" office:value-type="string" office:string-value="[1,0]/*COM */," calcext:value-type="string">
            <text:p>[1,0]/*COM */,</text:p>
          </table:table-cell>
          <table:table-cell table:formula="of:=&quot;[&quot;&amp;LEFT([.AA19];1)&amp;&quot;,&quot;&amp;LEFT(RIGHT([.AA19];2);1)&amp;&quot;]/*&quot;&amp;[.AA$1]&amp;&quot;*/,&quot;" office:value-type="string" office:string-value="[,]/*EMP */," calcext:value-type="string">
            <text:p>[,]/*EMP */,</text:p>
          </table:table-cell>
          <table:table-cell table:formula="of:=&quot;[&quot;&amp;LEFT([.AB19];1)&amp;&quot;,&quot;&amp;LEFT(RIGHT([.AB19];2);1)&amp;&quot;]/*&quot;&amp;[.AB$1]&amp;&quot;*/,&quot;" office:value-type="string" office:string-value="[0,1]/*FIO */," calcext:value-type="string">
            <text:p>[0,1]/*FIO */,</text:p>
          </table:table-cell>
          <table:table-cell table:formula="of:=&quot;[&quot;&amp;LEFT([.AC19];1)&amp;&quot;,&quot;&amp;LEFT(RIGHT([.AC19];2);1)&amp;&quot;]/*&quot;&amp;[.AC$1]&amp;&quot;*/,&quot;" office:value-type="string" office:string-value="[1,1]/*GEN */," calcext:value-type="string">
            <text:p>[1,1]/*GEN */,</text:p>
          </table:table-cell>
          <table:table-cell table:formula="of:=&quot;[&quot;&amp;LEFT([.AD19];1)&amp;&quot;,&quot;&amp;LEFT(RIGHT([.AD19];2);1)&amp;&quot;]/*&quot;&amp;[.AD$1]&amp;&quot;*/,&quot;" office:value-type="string" office:string-value="[,]/*VER */," calcext:value-type="string">
            <text:p>[,]/*VER */,</text:p>
          </table:table-cell>
          <table:table-cell table:formula="of:=&quot;[&quot;&amp;LEFT([.AE19];1)&amp;&quot;,&quot;&amp;LEFT(RIGHT([.AE19];2);1)&amp;&quot;]/*&quot;&amp;[.AE$1]&amp;&quot;*/,&quot;" office:value-type="string" office:string-value="[,]/*INT */," calcext:value-type="string">
            <text:p>[,]/*INT */,</text:p>
          </table:table-cell>
          <table:table-cell table:formula="of:=&quot;[&quot;&amp;LEFT([.AF19];1)&amp;&quot;,&quot;&amp;LEFT(RIGHT([.AF19];2);1)&amp;&quot;]/*&quot;&amp;[.AF$1]&amp;&quot;*/,&quot;" office:value-type="string" office:string-value="[1,1]/*JUV */," calcext:value-type="string">
            <text:p>[1,1]/*JUV */,</text:p>
          </table:table-cell>
          <table:table-cell table:formula="of:=&quot;[&quot;&amp;LEFT([.AG19];1)&amp;&quot;,&quot;&amp;LEFT(RIGHT([.AG19];2);1)&amp;&quot;]/*&quot;&amp;[.AG$1]&amp;&quot;*/,&quot;" office:value-type="string" office:string-value="[2,3]/*LAZ */," calcext:value-type="string">
            <text:p>[2,3]/*LAZ */,</text:p>
          </table:table-cell>
          <table:table-cell table:formula="of:=&quot;[&quot;&amp;LEFT([.AH19];1)&amp;&quot;,&quot;&amp;LEFT(RIGHT([.AH19];2);1)&amp;&quot;]/*&quot;&amp;[.AH$1]&amp;&quot;*/,&quot;" office:value-type="string" office:string-value="[0,0]/*LEC */," calcext:value-type="string">
            <text:p>[0,0]/*LEC */,</text:p>
          </table:table-cell>
          <table:table-cell table:formula="of:=&quot;[&quot;&amp;LEFT([.AI19];1)&amp;&quot;,&quot;&amp;LEFT(RIGHT([.AI19];2);1)&amp;&quot;]/*&quot;&amp;[.AI$1]&amp;&quot;*/,&quot;" office:value-type="string" office:string-value="[2,1]/*MIL */," calcext:value-type="string">
            <text:p>[2,1]/*MIL */,</text:p>
          </table:table-cell>
          <table:table-cell table:formula="of:=&quot;[&quot;&amp;LEFT([.AJ19];1)&amp;&quot;,&quot;&amp;LEFT(RIGHT([.AJ19];2);1)&amp;&quot;]/*&quot;&amp;[.AJ$1]&amp;&quot;*/,&quot;" office:value-type="string" office:string-value="[1,1]/*MON */," calcext:value-type="string">
            <text:p>[1,1]/*MON */,</text:p>
          </table:table-cell>
          <table:table-cell table:formula="of:=&quot;[&quot;&amp;LEFT([.AK19];1)&amp;&quot;,&quot;&amp;LEFT(RIGHT([.AK19];2);1)&amp;&quot;]/*&quot;&amp;[.AK$1]&amp;&quot;*/,&quot;" office:value-type="string" office:string-value="[0,1]/*NAP */," calcext:value-type="string">
            <text:p>[0,1]/*NAP */,</text:p>
          </table:table-cell>
          <table:table-cell table:formula="of:=&quot;[&quot;&amp;LEFT([.AL19];1)&amp;&quot;,&quot;&amp;LEFT(RIGHT([.AL19];2);1)&amp;&quot;]/*&quot;&amp;[.AL$1]&amp;&quot;*/,&quot;" office:value-type="string" office:string-value="[0,0]/*PAR */," calcext:value-type="string">
            <text:p>[0,0]/*PAR */,</text:p>
          </table:table-cell>
          <table:table-cell table:formula="of:=&quot;[&quot;&amp;LEFT([.AM19];1)&amp;&quot;,&quot;&amp;LEFT(RIGHT([.AM19];2);1)&amp;&quot;]/*&quot;&amp;[.AM$1]&amp;&quot;*/,&quot;" office:value-type="string" office:string-value="[,]/*ROM */," calcext:value-type="string">
            <text:p>[,]/*ROM */,</text:p>
          </table:table-cell>
          <table:table-cell table:style-name="ce17" table:formula="of:=&quot;[,]/*&quot;&amp;[.AN$1]&amp;&quot;*/,&quot;" office:value-type="string" office:string-value="[,]/*TOR */," calcext:value-type="string">
            <text:p>[,]/*TOR */,</text:p>
          </table:table-cell>
          <table:table-cell table:formula="of:=&quot;[&quot;&amp;LEFT([.AO19];1)&amp;&quot;,&quot;&amp;LEFT(RIGHT([.AO19];2);1)&amp;&quot;]/*&quot;&amp;[.AO$1]&amp;&quot;*/,&quot;" office:value-type="string" office:string-value="[,]/*UDI */," calcext:value-type="string">
            <text:p>[,]/*UDI */,</text:p>
          </table:table-cell>
          <table:table-cell table:formula="of:=&quot;[&quot;&amp;LEFT([.AP19];1)&amp;&quot;,&quot;&amp;LEFT(RIGHT([.AP19];2);1)&amp;&quot;]/*&quot;&amp;[.AP$1]&amp;&quot;*/]&quot;" office:value-type="string" office:string-value="[,]/*VEN */]" calcext:value-type="string">
            <text:p>[,]/*VEN */]</text:p>
          </table:table-cell>
          <table:table-cell table:formula="of:=CONCATENATE([.AR19];[.AS19];[.AT19];[.AU19];[.AV19];[.AW19];[.AX19];[.AY19];[.AZ19];[.BA19];[.BB19];[.BC19];[.BD19];[.BE19];[.BF19];[.BG19];[.BH19];[.BI19];[.BJ19];[.BK19];[.BL19])&amp;&quot;,&quot;" office:value-type="string" office:string-value="[equipe[18][0],[2,1]/*ATA */,[0,2]/*BOL */,[2,0]/*CAG */,[1,0]/*COM */,[,]/*EMP */,[0,1]/*FIO */,[1,1]/*GEN */,[,]/*VER */,[,]/*INT */,[1,1]/*JUV */,[2,3]/*LAZ */,[0,0]/*LEC */,[2,1]/*MIL */,[1,1]/*MON */,[0,1]/*NAP */,[0,0]/*PAR */,[,]/*ROM */,[,]/*TOR */,[,]/*UDI */,[,]/*VEN */]," calcext:value-type="string">
            <text:p>[equipe[18][0],[2,1]/*ATA */,[0,2]/*BOL */,[2,0]/*CAG */,[1,0]/*COM */,[,]/*EMP */,[0,1]/*FIO */,[1,1]/*GEN */,[,]/*VER */,[,]/*INT */,[1,1]/*JUV */,[2,3]/*LAZ */,[0,0]/*LEC */,[2,1]/*MIL */,[1,1]/*MON */,[0,1]/*NAP */,[0,0]/*PAR */,[,]/*ROM */,[,]/*TOR */,[,]/*UDI */,[,]/*VEN */],</text:p>
          </table:table-cell>
        </table:table-row>
        <table:table-row table:style-name="ro1">
          <table:table-cell office:value-type="string" calcext:value-type="string">
            <text:p><text:a xlink:href="https://en.wikipedia.org/wiki/Udinese_Calcio" xlink:type="simple">Udinese</text:a> </text:p>
          </table:table-cell>
          <table:table-cell office:value-type="string" calcext:value-type="string">
            <text:p>0–0 </text:p>
          </table:table-cell>
          <table:table-cell table:style-name="ce10"/>
          <table:table-cell office:value-type="string" calcext:value-type="string">
            <text:p>2–0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3–0 </text:p>
          </table:table-cell>
          <table:table-cell table:style-name="ce10"/>
          <table:table-cell office:value-type="string" calcext:value-type="string">
            <text:p>0–2 </text:p>
          </table:table-cell>
          <table:table-cell table:style-name="ce10"/>
          <table:table-cell office:value-type="string" calcext:value-type="string">
            <text:p>2–3 </text:p>
          </table:table-cell>
          <table:table-cell office:value-type="string" calcext:value-type="string">
            <text:p>0–2 </text:p>
          </table:table-cell>
          <table:table-cell office:value-type="string" calcext:value-type="string">
            <text:p>2–1 </text:p>
          </table:table-cell>
          <table:table-cell office:value-type="string" calcext:value-type="string">
            <text:p>1–0 </text:p>
          </table:table-cell>
          <table:table-cell table:style-name="ce10" table:number-columns-repeated="2"/>
          <table:table-cell office:value-type="string" calcext:value-type="string">
            <text:p>1–3 </text:p>
          </table:table-cell>
          <table:table-cell office:value-type="string" calcext:value-type="string">
            <text:p>1–0 </text:p>
          </table:table-cell>
          <table:table-cell office:value-type="string" calcext:value-type="string">
            <text:p>1–2 </text:p>
          </table:table-cell>
          <table:table-cell office:value-type="string" calcext:value-type="string">
            <text:p>2–2 </text:p>
          </table:table-cell>
          <table:table-cell office:value-type="string" calcext:value-type="string">
            <text:p>— </text:p>
          </table:table-cell>
          <table:table-cell office:value-type="string" calcext:value-type="string">
            <text:p>3–2 </text:p>
          </table:table-cell>
          <table:table-cell table:formula="of:=[.A20]" office:value-type="string" office:string-value="Udinese " calcext:value-type="string">
            <text:p>Udinese </text:p>
          </table:table-cell>
          <table:table-cell table:formula="of:=IF(LEN([.B20])=4;[.B20];&quot;&quot;)" office:value-type="string" office:string-value="0–0 " calcext:value-type="string">
            <text:p>0–0 </text:p>
          </table:table-cell>
          <table:table-cell table:formula="of:=IF(LEN([.C20])=4;[.C20];&quot;&quot;)">
            <text:p/>
          </table:table-cell>
          <table:table-cell table:formula="of:=IF(LEN([.D20])=4;[.D20];&quot;&quot;)" office:value-type="string" office:string-value="2–0 " calcext:value-type="string">
            <text:p>2–0 </text:p>
          </table:table-cell>
          <table:table-cell table:formula="of:=IF(LEN([.E20])=4;[.E20];&quot;&quot;)" office:value-type="string" office:string-value="1–0 " calcext:value-type="string">
            <text:p>1–0 </text:p>
          </table:table-cell>
          <table:table-cell table:formula="of:=IF(LEN([.F20])=4;[.F20];&quot;&quot;)" office:value-type="string" office:string-value="3–0 " calcext:value-type="string">
            <text:p>3–0 </text:p>
          </table:table-cell>
          <table:table-cell table:formula="of:=IF(LEN([.G20])=4;[.G20];&quot;&quot;)">
            <text:p/>
          </table:table-cell>
          <table:table-cell table:formula="of:=IF(LEN([.H20])=4;[.H20];&quot;&quot;)" office:value-type="string" office:string-value="0–2 " calcext:value-type="string">
            <text:p>0–2 </text:p>
          </table:table-cell>
          <table:table-cell table:formula="of:=IF(LEN([.I20])=4;[.I20];&quot;&quot;)">
            <text:p/>
          </table:table-cell>
          <table:table-cell table:formula="of:=IF(LEN([.J20])=4;[.J20];&quot;&quot;)" office:value-type="string" office:string-value="2–3 " calcext:value-type="string">
            <text:p>2–3 </text:p>
          </table:table-cell>
          <table:table-cell table:formula="of:=IF(LEN([.K20])=4;[.K20];&quot;&quot;)" office:value-type="string" office:string-value="0–2 " calcext:value-type="string">
            <text:p>0–2 </text:p>
          </table:table-cell>
          <table:table-cell table:formula="of:=IF(LEN([.L20])=4;[.L20];&quot;&quot;)" office:value-type="string" office:string-value="2–1 " calcext:value-type="string">
            <text:p>2–1 </text:p>
          </table:table-cell>
          <table:table-cell table:formula="of:=IF(LEN([.M20])=4;[.M20];&quot;&quot;)" office:value-type="string" office:string-value="1–0 " calcext:value-type="string">
            <text:p>1–0 </text:p>
          </table:table-cell>
          <table:table-cell table:formula="of:=IF(LEN([.N20])=4;[.N20];&quot;&quot;)">
            <text:p/>
          </table:table-cell>
          <table:table-cell table:formula="of:=IF(LEN([.O20])=4;[.O20];&quot;&quot;)">
            <text:p/>
          </table:table-cell>
          <table:table-cell table:formula="of:=IF(LEN([.P20])=4;[.P20];&quot;&quot;)" office:value-type="string" office:string-value="1–3 " calcext:value-type="string">
            <text:p>1–3 </text:p>
          </table:table-cell>
          <table:table-cell table:formula="of:=IF(LEN([.Q20])=4;[.Q20];&quot;&quot;)" office:value-type="string" office:string-value="1–0 " calcext:value-type="string">
            <text:p>1–0 </text:p>
          </table:table-cell>
          <table:table-cell table:formula="of:=IF(LEN([.R20])=4;[.R20];&quot;&quot;)" office:value-type="string" office:string-value="1–2 " calcext:value-type="string">
            <text:p>1–2 </text:p>
          </table:table-cell>
          <table:table-cell table:formula="of:=IF(LEN([.S20])=4;[.S20];&quot;&quot;)" office:value-type="string" office:string-value="2–2 " calcext:value-type="string">
            <text:p>2–2 </text:p>
          </table:table-cell>
          <table:table-cell table:formula="of:=IF(LEN([.T20])=4;[.T20];&quot;&quot;)">
            <text:p/>
          </table:table-cell>
          <table:table-cell table:formula="of:=IF(LEN([.U20])=4;[.U20];&quot;&quot;)" office:value-type="string" office:string-value="3–2 " calcext:value-type="string">
            <text:p>3–2 </text:p>
          </table:table-cell>
          <table:table-cell office:value-type="float" office:value="19" calcext:value-type="float">
            <text:p>19</text:p>
          </table:table-cell>
          <table:table-cell table:formula="of:=&quot;[equipe[&quot;&amp;[.AQ20]&amp;&quot;][0],&quot;" office:value-type="string" office:string-value="[equipe[19][0]," calcext:value-type="string">
            <text:p>[equipe[19][0],</text:p>
          </table:table-cell>
          <table:table-cell table:formula="of:=&quot;[&quot;&amp;LEFT([.W20];1)&amp;&quot;,&quot;&amp;LEFT(RIGHT([.W20];2);1)&amp;&quot;]/*&quot;&amp;[.W$1]&amp;&quot;*/,&quot;" office:value-type="string" office:string-value="[0,0]/*ATA */," calcext:value-type="string">
            <text:p>[0,0]/*ATA */,</text:p>
          </table:table-cell>
          <table:table-cell table:formula="of:=&quot;[&quot;&amp;LEFT([.X20];1)&amp;&quot;,&quot;&amp;LEFT(RIGHT([.X20];2);1)&amp;&quot;]/*&quot;&amp;[.X$1]&amp;&quot;*/,&quot;" office:value-type="string" office:string-value="[,]/*BOL */," calcext:value-type="string">
            <text:p>[,]/*BOL */,</text:p>
          </table:table-cell>
          <table:table-cell table:formula="of:=&quot;[&quot;&amp;LEFT([.Y20];1)&amp;&quot;,&quot;&amp;LEFT(RIGHT([.Y20];2);1)&amp;&quot;]/*&quot;&amp;[.Y$1]&amp;&quot;*/,&quot;" office:value-type="string" office:string-value="[2,0]/*CAG */," calcext:value-type="string">
            <text:p>[2,0]/*CAG */,</text:p>
          </table:table-cell>
          <table:table-cell table:formula="of:=&quot;[&quot;&amp;LEFT([.Z20];1)&amp;&quot;,&quot;&amp;LEFT(RIGHT([.Z20];2);1)&amp;&quot;]/*&quot;&amp;[.Z$1]&amp;&quot;*/,&quot;" office:value-type="string" office:string-value="[1,0]/*COM */," calcext:value-type="string">
            <text:p>[1,0]/*COM */,</text:p>
          </table:table-cell>
          <table:table-cell table:formula="of:=&quot;[&quot;&amp;LEFT([.AA20];1)&amp;&quot;,&quot;&amp;LEFT(RIGHT([.AA20];2);1)&amp;&quot;]/*&quot;&amp;[.AA$1]&amp;&quot;*/,&quot;" office:value-type="string" office:string-value="[3,0]/*EMP */," calcext:value-type="string">
            <text:p>[3,0]/*EMP */,</text:p>
          </table:table-cell>
          <table:table-cell table:formula="of:=&quot;[&quot;&amp;LEFT([.AB20];1)&amp;&quot;,&quot;&amp;LEFT(RIGHT([.AB20];2);1)&amp;&quot;]/*&quot;&amp;[.AB$1]&amp;&quot;*/,&quot;" office:value-type="string" office:string-value="[,]/*FIO */," calcext:value-type="string">
            <text:p>[,]/*FIO */,</text:p>
          </table:table-cell>
          <table:table-cell table:formula="of:=&quot;[&quot;&amp;LEFT([.AC20];1)&amp;&quot;,&quot;&amp;LEFT(RIGHT([.AC20];2);1)&amp;&quot;]/*&quot;&amp;[.AC$1]&amp;&quot;*/,&quot;" office:value-type="string" office:string-value="[0,2]/*GEN */," calcext:value-type="string">
            <text:p>[0,2]/*GEN */,</text:p>
          </table:table-cell>
          <table:table-cell table:formula="of:=&quot;[&quot;&amp;LEFT([.AD20];1)&amp;&quot;,&quot;&amp;LEFT(RIGHT([.AD20];2);1)&amp;&quot;]/*&quot;&amp;[.AD$1]&amp;&quot;*/,&quot;" office:value-type="string" office:string-value="[,]/*VER */," calcext:value-type="string">
            <text:p>[,]/*VER */,</text:p>
          </table:table-cell>
          <table:table-cell table:formula="of:=&quot;[&quot;&amp;LEFT([.AE20];1)&amp;&quot;,&quot;&amp;LEFT(RIGHT([.AE20];2);1)&amp;&quot;]/*&quot;&amp;[.AE$1]&amp;&quot;*/,&quot;" office:value-type="string" office:string-value="[2,3]/*INT */," calcext:value-type="string">
            <text:p>[2,3]/*INT */,</text:p>
          </table:table-cell>
          <table:table-cell table:formula="of:=&quot;[&quot;&amp;LEFT([.AF20];1)&amp;&quot;,&quot;&amp;LEFT(RIGHT([.AF20];2);1)&amp;&quot;]/*&quot;&amp;[.AF$1]&amp;&quot;*/,&quot;" office:value-type="string" office:string-value="[0,2]/*JUV */," calcext:value-type="string">
            <text:p>[0,2]/*JUV */,</text:p>
          </table:table-cell>
          <table:table-cell table:formula="of:=&quot;[&quot;&amp;LEFT([.AG20];1)&amp;&quot;,&quot;&amp;LEFT(RIGHT([.AG20];2);1)&amp;&quot;]/*&quot;&amp;[.AG$1]&amp;&quot;*/,&quot;" office:value-type="string" office:string-value="[2,1]/*LAZ */," calcext:value-type="string">
            <text:p>[2,1]/*LAZ */,</text:p>
          </table:table-cell>
          <table:table-cell table:formula="of:=&quot;[&quot;&amp;LEFT([.AH20];1)&amp;&quot;,&quot;&amp;LEFT(RIGHT([.AH20];2);1)&amp;&quot;]/*&quot;&amp;[.AH$1]&amp;&quot;*/,&quot;" office:value-type="string" office:string-value="[1,0]/*LEC */," calcext:value-type="string">
            <text:p>[1,0]/*LEC */,</text:p>
          </table:table-cell>
          <table:table-cell table:formula="of:=&quot;[&quot;&amp;LEFT([.AI20];1)&amp;&quot;,&quot;&amp;LEFT(RIGHT([.AI20];2);1)&amp;&quot;]/*&quot;&amp;[.AI$1]&amp;&quot;*/,&quot;" office:value-type="string" office:string-value="[,]/*MIL */," calcext:value-type="string">
            <text:p>[,]/*MIL */,</text:p>
          </table:table-cell>
          <table:table-cell table:formula="of:=&quot;[&quot;&amp;LEFT([.AJ20];1)&amp;&quot;,&quot;&amp;LEFT(RIGHT([.AJ20];2);1)&amp;&quot;]/*&quot;&amp;[.AJ$1]&amp;&quot;*/,&quot;" office:value-type="string" office:string-value="[,]/*MON */," calcext:value-type="string">
            <text:p>[,]/*MON */,</text:p>
          </table:table-cell>
          <table:table-cell table:formula="of:=&quot;[&quot;&amp;LEFT([.AK20];1)&amp;&quot;,&quot;&amp;LEFT(RIGHT([.AK20];2);1)&amp;&quot;]/*&quot;&amp;[.AK$1]&amp;&quot;*/,&quot;" office:value-type="string" office:string-value="[1,3]/*NAP */," calcext:value-type="string">
            <text:p>[1,3]/*NAP */,</text:p>
          </table:table-cell>
          <table:table-cell table:formula="of:=&quot;[&quot;&amp;LEFT([.AL20];1)&amp;&quot;,&quot;&amp;LEFT(RIGHT([.AL20];2);1)&amp;&quot;]/*&quot;&amp;[.AL$1]&amp;&quot;*/,&quot;" office:value-type="string" office:string-value="[1,0]/*PAR */," calcext:value-type="string">
            <text:p>[1,0]/*PAR */,</text:p>
          </table:table-cell>
          <table:table-cell table:formula="of:=&quot;[&quot;&amp;LEFT([.AM20];1)&amp;&quot;,&quot;&amp;LEFT(RIGHT([.AM20];2);1)&amp;&quot;]/*&quot;&amp;[.AM$1]&amp;&quot;*/,&quot;" office:value-type="string" office:string-value="[1,2]/*ROM */," calcext:value-type="string">
            <text:p>[1,2]/*ROM */,</text:p>
          </table:table-cell>
          <table:table-cell table:formula="of:=&quot;[&quot;&amp;LEFT([.AN20];1)&amp;&quot;,&quot;&amp;LEFT(RIGHT([.AN20];2);1)&amp;&quot;]/*&quot;&amp;[.AN$1]&amp;&quot;*/,&quot;" office:value-type="string" office:string-value="[2,2]/*TOR */," calcext:value-type="string">
            <text:p>[2,2]/*TOR */,</text:p>
          </table:table-cell>
          <table:table-cell table:style-name="ce17" table:formula="of:=&quot;[,]/*&quot;&amp;[.AO$1]&amp;&quot;*/,&quot;" office:value-type="string" office:string-value="[,]/*UDI */," calcext:value-type="string">
            <text:p>[,]/*UDI */,</text:p>
          </table:table-cell>
          <table:table-cell table:formula="of:=&quot;[&quot;&amp;LEFT([.AP20];1)&amp;&quot;,&quot;&amp;LEFT(RIGHT([.AP20];2);1)&amp;&quot;]/*&quot;&amp;[.AP$1]&amp;&quot;*/]&quot;" office:value-type="string" office:string-value="[3,2]/*VEN */]" calcext:value-type="string">
            <text:p>[3,2]/*VEN */]</text:p>
          </table:table-cell>
          <table:table-cell table:formula="of:=CONCATENATE([.AR20];[.AS20];[.AT20];[.AU20];[.AV20];[.AW20];[.AX20];[.AY20];[.AZ20];[.BA20];[.BB20];[.BC20];[.BD20];[.BE20];[.BF20];[.BG20];[.BH20];[.BI20];[.BJ20];[.BK20];[.BL20])&amp;&quot;,&quot;" office:value-type="string" office:string-value="[equipe[19][0],[0,0]/*ATA */,[,]/*BOL */,[2,0]/*CAG */,[1,0]/*COM */,[3,0]/*EMP */,[,]/*FIO */,[0,2]/*GEN */,[,]/*VER */,[2,3]/*INT */,[0,2]/*JUV */,[2,1]/*LAZ */,[1,0]/*LEC */,[,]/*MIL */,[,]/*MON */,[1,3]/*NAP */,[1,0]/*PAR */,[1,2]/*ROM */,[2,2]/*TOR */,[,]/*UDI */,[3,2]/*VEN */]," calcext:value-type="string">
            <text:p>[equipe[19][0],[0,0]/*ATA */,[,]/*BOL */,[2,0]/*CAG */,[1,0]/*COM */,[3,0]/*EMP */,[,]/*FIO */,[0,2]/*GEN */,[,]/*VER */,[2,3]/*INT */,[0,2]/*JUV */,[2,1]/*LAZ */,[1,0]/*LEC */,[,]/*MIL */,[,]/*MON */,[1,3]/*NAP */,[1,0]/*PAR */,[1,2]/*ROM */,[2,2]/*TOR */,[,]/*UDI */,[3,2]/*VEN */],</text:p>
          </table:table-cell>
        </table:table-row>
        <table:table-row table:style-name="ro1">
          <table:table-cell office:value-type="string" calcext:value-type="string">
            <text:p><text:a xlink:href="https://en.wikipedia.org/wiki/Venezia_FC" xlink:type="simple">Venezia</text:a> </text:p>
          </table:table-cell>
          <table:table-cell office:value-type="string" calcext:value-type="string">
            <text:p>0–2 </text:p>
          </table:table-cell>
          <table:table-cell table:style-name="ce10"/>
          <table:table-cell office:value-type="string" calcext:value-type="string">
            <text:p>2–1 </text:p>
          </table:table-cell>
          <table:table-cell office:value-type="string" calcext:value-type="string">
            <text:p>2–2 </text:p>
          </table:table-cell>
          <table:table-cell office:value-type="string" calcext:value-type="string">
            <text:p>1–1 </text:p>
          </table:table-cell>
          <table:table-cell table:style-name="ce10"/>
          <table:table-cell office:value-type="string" calcext:value-type="string">
            <text:p>2–0 </text:p>
          </table:table-cell>
          <table:table-cell office:value-type="string" calcext:value-type="string">
            <text:p>1–1 </text:p>
          </table:table-cell>
          <table:table-cell office:value-type="string" calcext:value-type="string">
            <text:p>0–1 </text:p>
          </table:table-cell>
          <table:table-cell table:style-name="ce10"/>
          <table:table-cell office:value-type="string" calcext:value-type="string">
            <text:p>0–0 </text:p>
          </table:table-cell>
          <table:table-cell office:value-type="string" calcext:value-type="string">
            <text:p>0–1 </text:p>
          </table:table-cell>
          <table:table-cell table:style-name="ce10" table:number-columns-repeated="3"/>
          <table:table-cell office:value-type="string" calcext:value-type="string">
            <text:p>1–2 </text:p>
          </table:table-cell>
          <table:table-cell table:number-columns-repeated="2" office:value-type="string" calcext:value-type="string">
            <text:p>0–1 </text:p>
          </table:table-cell>
          <table:table-cell office:value-type="string" calcext:value-type="string">
            <text:p>3–2 </text:p>
          </table:table-cell>
          <table:table-cell office:value-type="string" calcext:value-type="string">
            <text:p>— </text:p>
          </table:table-cell>
          <table:table-cell table:formula="of:=[.A21]" office:value-type="string" office:string-value="Venezia " calcext:value-type="string">
            <text:p>Venezia </text:p>
          </table:table-cell>
          <table:table-cell table:formula="of:=IF(LEN([.B21])=4;[.B21];&quot;&quot;)" office:value-type="string" office:string-value="0–2 " calcext:value-type="string">
            <text:p>0–2 </text:p>
          </table:table-cell>
          <table:table-cell table:formula="of:=IF(LEN([.C21])=4;[.C21];&quot;&quot;)">
            <text:p/>
          </table:table-cell>
          <table:table-cell table:formula="of:=IF(LEN([.D21])=4;[.D21];&quot;&quot;)" office:value-type="string" office:string-value="2–1 " calcext:value-type="string">
            <text:p>2–1 </text:p>
          </table:table-cell>
          <table:table-cell table:formula="of:=IF(LEN([.E21])=4;[.E21];&quot;&quot;)" office:value-type="string" office:string-value="2–2 " calcext:value-type="string">
            <text:p>2–2 </text:p>
          </table:table-cell>
          <table:table-cell table:formula="of:=IF(LEN([.F21])=4;[.F21];&quot;&quot;)" office:value-type="string" office:string-value="1–1 " calcext:value-type="string">
            <text:p>1–1 </text:p>
          </table:table-cell>
          <table:table-cell table:formula="of:=IF(LEN([.G21])=4;[.G21];&quot;&quot;)">
            <text:p/>
          </table:table-cell>
          <table:table-cell table:formula="of:=IF(LEN([.H21])=4;[.H21];&quot;&quot;)" office:value-type="string" office:string-value="2–0 " calcext:value-type="string">
            <text:p>2–0 </text:p>
          </table:table-cell>
          <table:table-cell table:formula="of:=IF(LEN([.I21])=4;[.I21];&quot;&quot;)" office:value-type="string" office:string-value="1–1 " calcext:value-type="string">
            <text:p>1–1 </text:p>
          </table:table-cell>
          <table:table-cell table:formula="of:=IF(LEN([.J21])=4;[.J21];&quot;&quot;)" office:value-type="string" office:string-value="0–1 " calcext:value-type="string">
            <text:p>0–1 </text:p>
          </table:table-cell>
          <table:table-cell table:formula="of:=IF(LEN([.K21])=4;[.K21];&quot;&quot;)">
            <text:p/>
          </table:table-cell>
          <table:table-cell table:formula="of:=IF(LEN([.L21])=4;[.L21];&quot;&quot;)" office:value-type="string" office:string-value="0–0 " calcext:value-type="string">
            <text:p>0–0 </text:p>
          </table:table-cell>
          <table:table-cell table:formula="of:=IF(LEN([.M21])=4;[.M21];&quot;&quot;)" office:value-type="string" office:string-value="0–1 " calcext:value-type="string">
            <text:p>0–1 </text:p>
          </table:table-cell>
          <table:table-cell table:formula="of:=IF(LEN([.N21])=4;[.N21];&quot;&quot;)">
            <text:p/>
          </table:table-cell>
          <table:table-cell table:formula="of:=IF(LEN([.O21])=4;[.O21];&quot;&quot;)">
            <text:p/>
          </table:table-cell>
          <table:table-cell table:formula="of:=IF(LEN([.P21])=4;[.P21];&quot;&quot;)">
            <text:p/>
          </table:table-cell>
          <table:table-cell table:formula="of:=IF(LEN([.Q21])=4;[.Q21];&quot;&quot;)" office:value-type="string" office:string-value="1–2 " calcext:value-type="string">
            <text:p>1–2 </text:p>
          </table:table-cell>
          <table:table-cell table:formula="of:=IF(LEN([.R21])=4;[.R21];&quot;&quot;)" office:value-type="string" office:string-value="0–1 " calcext:value-type="string">
            <text:p>0–1 </text:p>
          </table:table-cell>
          <table:table-cell table:formula="of:=IF(LEN([.S21])=4;[.S21];&quot;&quot;)" office:value-type="string" office:string-value="0–1 " calcext:value-type="string">
            <text:p>0–1 </text:p>
          </table:table-cell>
          <table:table-cell table:formula="of:=IF(LEN([.T21])=4;[.T21];&quot;&quot;)" office:value-type="string" office:string-value="3–2 " calcext:value-type="string">
            <text:p>3–2 </text:p>
          </table:table-cell>
          <table:table-cell table:formula="of:=IF(LEN([.U21])=4;[.U21];&quot;&quot;)">
            <text:p/>
          </table:table-cell>
          <table:table-cell office:value-type="float" office:value="20" calcext:value-type="float">
            <text:p>20</text:p>
          </table:table-cell>
          <table:table-cell table:formula="of:=&quot;[equipe[&quot;&amp;[.AQ21]&amp;&quot;][0],&quot;" office:value-type="string" office:string-value="[equipe[20][0]," calcext:value-type="string">
            <text:p>[equipe[20][0],</text:p>
          </table:table-cell>
          <table:table-cell table:formula="of:=&quot;[&quot;&amp;LEFT([.W21];1)&amp;&quot;,&quot;&amp;LEFT(RIGHT([.W21];2);1)&amp;&quot;]/*&quot;&amp;[.W$1]&amp;&quot;*/,&quot;" office:value-type="string" office:string-value="[0,2]/*ATA */," calcext:value-type="string">
            <text:p>[0,2]/*ATA */,</text:p>
          </table:table-cell>
          <table:table-cell table:formula="of:=&quot;[&quot;&amp;LEFT([.X21];1)&amp;&quot;,&quot;&amp;LEFT(RIGHT([.X21];2);1)&amp;&quot;]/*&quot;&amp;[.X$1]&amp;&quot;*/,&quot;" office:value-type="string" office:string-value="[,]/*BOL */," calcext:value-type="string">
            <text:p>[,]/*BOL */,</text:p>
          </table:table-cell>
          <table:table-cell table:formula="of:=&quot;[&quot;&amp;LEFT([.Y21];1)&amp;&quot;,&quot;&amp;LEFT(RIGHT([.Y21];2);1)&amp;&quot;]/*&quot;&amp;[.Y$1]&amp;&quot;*/,&quot;" office:value-type="string" office:string-value="[2,1]/*CAG */," calcext:value-type="string">
            <text:p>[2,1]/*CAG */,</text:p>
          </table:table-cell>
          <table:table-cell table:formula="of:=&quot;[&quot;&amp;LEFT([.Z21];1)&amp;&quot;,&quot;&amp;LEFT(RIGHT([.Z21];2);1)&amp;&quot;]/*&quot;&amp;[.Z$1]&amp;&quot;*/,&quot;" office:value-type="string" office:string-value="[2,2]/*COM */," calcext:value-type="string">
            <text:p>[2,2]/*COM */,</text:p>
          </table:table-cell>
          <table:table-cell table:formula="of:=&quot;[&quot;&amp;LEFT([.AA21];1)&amp;&quot;,&quot;&amp;LEFT(RIGHT([.AA21];2);1)&amp;&quot;]/*&quot;&amp;[.AA$1]&amp;&quot;*/,&quot;" office:value-type="string" office:string-value="[1,1]/*EMP */," calcext:value-type="string">
            <text:p>[1,1]/*EMP */,</text:p>
          </table:table-cell>
          <table:table-cell table:formula="of:=&quot;[&quot;&amp;LEFT([.AB21];1)&amp;&quot;,&quot;&amp;LEFT(RIGHT([.AB21];2);1)&amp;&quot;]/*&quot;&amp;[.AB$1]&amp;&quot;*/,&quot;" office:value-type="string" office:string-value="[,]/*FIO */," calcext:value-type="string">
            <text:p>[,]/*FIO */,</text:p>
          </table:table-cell>
          <table:table-cell table:formula="of:=&quot;[&quot;&amp;LEFT([.AC21];1)&amp;&quot;,&quot;&amp;LEFT(RIGHT([.AC21];2);1)&amp;&quot;]/*&quot;&amp;[.AC$1]&amp;&quot;*/,&quot;" office:value-type="string" office:string-value="[2,0]/*GEN */," calcext:value-type="string">
            <text:p>[2,0]/*GEN */,</text:p>
          </table:table-cell>
          <table:table-cell table:formula="of:=&quot;[&quot;&amp;LEFT([.AD21];1)&amp;&quot;,&quot;&amp;LEFT(RIGHT([.AD21];2);1)&amp;&quot;]/*&quot;&amp;[.AD$1]&amp;&quot;*/,&quot;" office:value-type="string" office:string-value="[1,1]/*VER */," calcext:value-type="string">
            <text:p>[1,1]/*VER */,</text:p>
          </table:table-cell>
          <table:table-cell table:formula="of:=&quot;[&quot;&amp;LEFT([.AE21];1)&amp;&quot;,&quot;&amp;LEFT(RIGHT([.AE21];2);1)&amp;&quot;]/*&quot;&amp;[.AE$1]&amp;&quot;*/,&quot;" office:value-type="string" office:string-value="[0,1]/*INT */," calcext:value-type="string">
            <text:p>[0,1]/*INT */,</text:p>
          </table:table-cell>
          <table:table-cell table:formula="of:=&quot;[&quot;&amp;LEFT([.AF21];1)&amp;&quot;,&quot;&amp;LEFT(RIGHT([.AF21];2);1)&amp;&quot;]/*&quot;&amp;[.AF$1]&amp;&quot;*/,&quot;" office:value-type="string" office:string-value="[,]/*JUV */," calcext:value-type="string">
            <text:p>[,]/*JUV */,</text:p>
          </table:table-cell>
          <table:table-cell table:formula="of:=&quot;[&quot;&amp;LEFT([.AG21];1)&amp;&quot;,&quot;&amp;LEFT(RIGHT([.AG21];2);1)&amp;&quot;]/*&quot;&amp;[.AG$1]&amp;&quot;*/,&quot;" office:value-type="string" office:string-value="[0,0]/*LAZ */," calcext:value-type="string">
            <text:p>[0,0]/*LAZ */,</text:p>
          </table:table-cell>
          <table:table-cell table:formula="of:=&quot;[&quot;&amp;LEFT([.AH21];1)&amp;&quot;,&quot;&amp;LEFT(RIGHT([.AH21];2);1)&amp;&quot;]/*&quot;&amp;[.AH$1]&amp;&quot;*/,&quot;" office:value-type="string" office:string-value="[0,1]/*LEC */," calcext:value-type="string">
            <text:p>[0,1]/*LEC */,</text:p>
          </table:table-cell>
          <table:table-cell table:formula="of:=&quot;[&quot;&amp;LEFT([.AI21];1)&amp;&quot;,&quot;&amp;LEFT(RIGHT([.AI21];2);1)&amp;&quot;]/*&quot;&amp;[.AI$1]&amp;&quot;*/,&quot;" office:value-type="string" office:string-value="[,]/*MIL */," calcext:value-type="string">
            <text:p>[,]/*MIL */,</text:p>
          </table:table-cell>
          <table:table-cell table:formula="of:=&quot;[&quot;&amp;LEFT([.AJ21];1)&amp;&quot;,&quot;&amp;LEFT(RIGHT([.AJ21];2);1)&amp;&quot;]/*&quot;&amp;[.AJ$1]&amp;&quot;*/,&quot;" office:value-type="string" office:string-value="[,]/*MON */," calcext:value-type="string">
            <text:p>[,]/*MON */,</text:p>
          </table:table-cell>
          <table:table-cell table:formula="of:=&quot;[&quot;&amp;LEFT([.AK21];1)&amp;&quot;,&quot;&amp;LEFT(RIGHT([.AK21];2);1)&amp;&quot;]/*&quot;&amp;[.AK$1]&amp;&quot;*/,&quot;" office:value-type="string" office:string-value="[,]/*NAP */," calcext:value-type="string">
            <text:p>[,]/*NAP */,</text:p>
          </table:table-cell>
          <table:table-cell table:formula="of:=&quot;[&quot;&amp;LEFT([.AL21];1)&amp;&quot;,&quot;&amp;LEFT(RIGHT([.AL21];2);1)&amp;&quot;]/*&quot;&amp;[.AL$1]&amp;&quot;*/,&quot;" office:value-type="string" office:string-value="[1,2]/*PAR */," calcext:value-type="string">
            <text:p>[1,2]/*PAR */,</text:p>
          </table:table-cell>
          <table:table-cell table:formula="of:=&quot;[&quot;&amp;LEFT([.AM21];1)&amp;&quot;,&quot;&amp;LEFT(RIGHT([.AM21];2);1)&amp;&quot;]/*&quot;&amp;[.AM$1]&amp;&quot;*/,&quot;" office:value-type="string" office:string-value="[0,1]/*ROM */," calcext:value-type="string">
            <text:p>[0,1]/*ROM */,</text:p>
          </table:table-cell>
          <table:table-cell table:formula="of:=&quot;[&quot;&amp;LEFT([.AN21];1)&amp;&quot;,&quot;&amp;LEFT(RIGHT([.AN21];2);1)&amp;&quot;]/*&quot;&amp;[.AN$1]&amp;&quot;*/,&quot;" office:value-type="string" office:string-value="[0,1]/*TOR */," calcext:value-type="string">
            <text:p>[0,1]/*TOR */,</text:p>
          </table:table-cell>
          <table:table-cell table:formula="of:=&quot;[&quot;&amp;LEFT([.AO21];1)&amp;&quot;,&quot;&amp;LEFT(RIGHT([.AO21];2);1)&amp;&quot;]/*&quot;&amp;[.AO$1]&amp;&quot;*/,&quot;" office:value-type="string" office:string-value="[3,2]/*UDI */," calcext:value-type="string">
            <text:p>[3,2]/*UDI */,</text:p>
          </table:table-cell>
          <table:table-cell table:style-name="ce17" table:formula="of:=&quot;[,]/*&quot;&amp;[.AP$1]&amp;&quot;*/]&quot;" office:value-type="string" office:string-value="[,]/*VEN */]" calcext:value-type="string">
            <text:p>[,]/*VEN */]</text:p>
          </table:table-cell>
          <table:table-cell table:formula="of:=CONCATENATE([.AR21];[.AS21];[.AT21];[.AU21];[.AV21];[.AW21];[.AX21];[.AY21];[.AZ21];[.BA21];[.BB21];[.BC21];[.BD21];[.BE21];[.BF21];[.BG21];[.BH21];[.BI21];[.BJ21];[.BK21];[.BL21])" office:value-type="string" office:string-value="[equipe[20][0],[0,2]/*ATA */,[,]/*BOL */,[2,1]/*CAG */,[2,2]/*COM */,[1,1]/*EMP */,[,]/*FIO */,[2,0]/*GEN */,[1,1]/*VER */,[0,1]/*INT */,[,]/*JUV */,[0,0]/*LAZ */,[0,1]/*LEC */,[,]/*MIL */,[,]/*MON */,[,]/*NAP */,[1,2]/*PAR */,[0,1]/*ROM */,[0,1]/*TOR */,[3,2]/*UDI */,[,]/*VEN */]" calcext:value-type="string">
            <text:p>[equipe[20][0],[0,2]/*ATA */,[,]/*BOL */,[2,1]/*CAG */,[2,2]/*COM */,[1,1]/*EMP */,[,]/*FIO */,[2,0]/*GEN */,[1,1]/*VER */,[0,1]/*INT */,[,]/*JUV */,[0,0]/*LAZ */,[0,1]/*LEC */,[,]/*MIL */,[,]/*MON */,[,]/*NAP */,[1,2]/*PAR */,[0,1]/*ROM */,[0,1]/*TOR */,[3,2]/*UDI */,[,]/*VEN */]</text:p>
          </table:table-cell>
        </table:table-row>
        <table:table-row table:style-name="ro1">
          <table:table-cell table:style-name="Default" table:number-columns-repeated="64"/>
          <table:table-cell/>
        </table:table-row>
        <table:table-row table:style-name="ro1">
          <table:table-cell table:style-name="Default" table:number-columns-repeated="44"/>
          <table:table-cell table:style-name="Default" office:value-type="string" calcext:value-type="string">
            <text:p>01</text:p>
          </table:table-cell>
          <table:table-cell table:style-name="Default" office:value-type="string" calcext:value-type="string">
            <text:p>02</text:p>
          </table:table-cell>
          <table:table-cell table:style-name="Default" office:value-type="string" calcext:value-type="string">
            <text:p>03</text:p>
          </table:table-cell>
          <table:table-cell table:style-name="Default" office:value-type="string" calcext:value-type="string">
            <text:p>04</text:p>
          </table:table-cell>
          <table:table-cell table:style-name="Default" office:value-type="string" calcext:value-type="string">
            <text:p>05</text:p>
          </table:table-cell>
          <table:table-cell table:style-name="Default" office:value-type="string" calcext:value-type="string">
            <text:p>06</text:p>
          </table:table-cell>
          <table:table-cell table:style-name="Default" office:value-type="string" calcext:value-type="string">
            <text:p>07</text:p>
          </table:table-cell>
          <table:table-cell table:style-name="Default" office:value-type="string" calcext:value-type="string">
            <text:p>08</text:p>
          </table:table-cell>
          <table:table-cell table:style-name="Default" office:value-type="string" calcext:value-type="string">
            <text:p>09</text:p>
          </table:table-cell>
          <table:table-cell table:style-name="Default" office:value-type="string" calcext:value-type="string">
            <text:p>10</text:p>
          </table:table-cell>
          <table:table-cell table:style-name="Default" office:value-type="string" calcext:value-type="string">
            <text:p>11</text:p>
          </table:table-cell>
          <table:table-cell table:style-name="Default" office:value-type="string" calcext:value-type="string">
            <text:p>12</text:p>
          </table:table-cell>
          <table:table-cell table:style-name="Default" office:value-type="string" calcext:value-type="string">
            <text:p>13</text:p>
          </table:table-cell>
          <table:table-cell table:style-name="Default" office:value-type="string" calcext:value-type="string">
            <text:p>14</text:p>
          </table:table-cell>
          <table:table-cell table:style-name="Default" office:value-type="string" calcext:value-type="string">
            <text:p>15</text:p>
          </table:table-cell>
          <table:table-cell table:style-name="Default" office:value-type="string" calcext:value-type="string">
            <text:p>16</text:p>
          </table:table-cell>
          <table:table-cell table:style-name="Default" office:value-type="string" calcext:value-type="string">
            <text:p>17</text:p>
          </table:table-cell>
          <table:table-cell table:style-name="Default" office:value-type="string" calcext:value-type="string">
            <text:p>18</text:p>
          </table:table-cell>
          <table:table-cell table:style-name="Default" office:value-type="string" calcext:value-type="string">
            <text:p>19</text:p>
          </table:table-cell>
          <table:table-cell table:style-name="Default" office:value-type="string" calcext:value-type="string">
            <text:p>20</text:p>
          </table:table-cell>
          <table:table-cell/>
        </table:table-row>
      </table:table>
      <table:table table:name="24clubs" table:style-name="ta1">
        <table:table-column table:style-name="co8" table:default-cell-style-name="ce8"/>
        <table:table-column table:style-name="co2" table:number-columns-repeated="20" table:default-cell-style-name="ce9"/>
        <table:table-column table:style-name="co2" table:number-columns-repeated="4" table:default-cell-style-name="ce6"/>
        <table:table-column table:style-name="co5" table:default-cell-style-name="ce8"/>
        <table:table-column table:style-name="co2" table:number-columns-repeated="24" table:default-cell-style-name="ce9"/>
        <table:table-column table:style-name="co3" table:default-cell-style-name="ce16"/>
        <table:table-column table:style-name="co3" table:default-cell-style-name="ce10"/>
        <table:table-column table:style-name="co3" table:number-columns-repeated="24" table:default-cell-style-name="ce16"/>
        <table:table-column table:style-name="co4" table:default-cell-style-name="Default"/>
        <table:table-row table:style-name="ro2">
          <table:table-cell office:value-type="string" calcext:value-type="string">
            <text:p>Home \ Away </text:p>
          </table:table-cell>
          <table:table-cell table:style-name="ce8" office:value-type="string" calcext:value-type="string">
            <text:p><text:a xlink:href="https://en.wikipedia.org/wiki/Arsenal_F.C." xlink:type="simple">ARS</text:a> </text:p>
          </table:table-cell>
          <table:table-cell table:style-name="ce8" office:value-type="string" calcext:value-type="string">
            <text:p><text:a xlink:href="https://en.wikipedia.org/wiki/Aston_Villa_F.C." xlink:type="simple">AVL</text:a> </text:p>
          </table:table-cell>
          <table:table-cell table:style-name="ce8" office:value-type="string" calcext:value-type="string">
            <text:p><text:a xlink:href="https://en.wikipedia.org/wiki/AFC_Bournemouth" xlink:type="simple">BOU</text:a> </text:p>
          </table:table-cell>
          <table:table-cell table:style-name="ce8" office:value-type="string" calcext:value-type="string">
            <text:p><text:a xlink:href="https://en.wikipedia.org/wiki/Brentford_F.C." xlink:type="simple">BRE</text:a> </text:p>
          </table:table-cell>
          <table:table-cell table:style-name="ce8" office:value-type="string" calcext:value-type="string">
            <text:p><text:a xlink:href="https://en.wikipedia.org/wiki/Brighton_%26_Hove_Albion_F.C." xlink:type="simple">BHA</text:a> </text:p>
          </table:table-cell>
          <table:table-cell table:style-name="ce8" office:value-type="string" calcext:value-type="string">
            <text:p><text:a xlink:href="https://en.wikipedia.org/wiki/Chelsea_F.C." xlink:type="simple">CHE</text:a> </text:p>
          </table:table-cell>
          <table:table-cell table:style-name="ce8" office:value-type="string" calcext:value-type="string">
            <text:p><text:a xlink:href="https://en.wikipedia.org/wiki/Crystal_Palace_F.C." xlink:type="simple">CRY</text:a> </text:p>
          </table:table-cell>
          <table:table-cell table:style-name="ce8" office:value-type="string" calcext:value-type="string">
            <text:p><text:a xlink:href="https://en.wikipedia.org/wiki/Everton_F.C." xlink:type="simple">EVE</text:a> </text:p>
          </table:table-cell>
          <table:table-cell table:style-name="ce8" office:value-type="string" calcext:value-type="string">
            <text:p><text:a xlink:href="https://en.wikipedia.org/wiki/Fulham_F.C." xlink:type="simple">FUL</text:a> </text:p>
          </table:table-cell>
          <table:table-cell table:style-name="ce8" office:value-type="string" calcext:value-type="string">
            <text:p><text:a xlink:href="https://en.wikipedia.org/wiki/Ipswich_Town_F.C." xlink:type="simple">IPS</text:a> </text:p>
          </table:table-cell>
          <table:table-cell table:style-name="ce8" office:value-type="string" calcext:value-type="string">
            <text:p><text:a xlink:href="https://en.wikipedia.org/wiki/Leicester_City_F.C." xlink:type="simple">LEI</text:a> </text:p>
          </table:table-cell>
          <table:table-cell table:style-name="ce8" office:value-type="string" calcext:value-type="string">
            <text:p><text:a xlink:href="https://en.wikipedia.org/wiki/Liverpool_F.C." xlink:type="simple">LIV</text:a> </text:p>
          </table:table-cell>
          <table:table-cell table:style-name="ce8" office:value-type="string" calcext:value-type="string">
            <text:p><text:a xlink:href="https://en.wikipedia.org/wiki/Manchester_City_F.C." xlink:type="simple">MCI</text:a> </text:p>
          </table:table-cell>
          <table:table-cell table:style-name="ce8" office:value-type="string" calcext:value-type="string">
            <text:p><text:a xlink:href="https://en.wikipedia.org/wiki/Manchester_United_F.C." xlink:type="simple">MUN</text:a> </text:p>
          </table:table-cell>
          <table:table-cell table:style-name="ce8" office:value-type="string" calcext:value-type="string">
            <text:p><text:a xlink:href="https://en.wikipedia.org/wiki/Newcastle_United_F.C." xlink:type="simple">NEW</text:a> </text:p>
          </table:table-cell>
          <table:table-cell table:style-name="ce8" office:value-type="string" calcext:value-type="string">
            <text:p><text:a xlink:href="https://en.wikipedia.org/wiki/Nottingham_Forest_F.C." xlink:type="simple">NFO</text:a> </text:p>
          </table:table-cell>
          <table:table-cell table:style-name="ce8" office:value-type="string" calcext:value-type="string">
            <text:p><text:a xlink:href="https://en.wikipedia.org/wiki/Southampton_F.C." xlink:type="simple">SOU</text:a> </text:p>
          </table:table-cell>
          <table:table-cell table:style-name="ce8" office:value-type="string" calcext:value-type="string">
            <text:p><text:a xlink:href="https://en.wikipedia.org/wiki/Tottenham_Hotspur_F.C." xlink:type="simple">TOT</text:a> </text:p>
          </table:table-cell>
          <table:table-cell table:style-name="ce8" office:value-type="string" calcext:value-type="string">
            <text:p><text:a xlink:href="https://en.wikipedia.org/wiki/West_Ham_United_F.C." xlink:type="simple">WHU</text:a> </text:p>
          </table:table-cell>
          <table:table-cell table:style-name="ce8" office:value-type="string" calcext:value-type="string">
            <text:p><text:a xlink:href="https://en.wikipedia.org/wiki/Wolverhampton_Wanderers_F.C." xlink:type="simple">WOL</text:a> </text:p>
          </table:table-cell>
          <table:table-cell table:style-name="ce8" office:value-type="string" calcext:value-type="string">
            <text:p>BOT</text:p>
          </table:table-cell>
          <table:table-cell table:style-name="ce8" office:value-type="string" calcext:value-type="string">
            <text:p>COR</text:p>
          </table:table-cell>
          <table:table-cell table:style-name="ce8" office:value-type="string" calcext:value-type="string">
            <text:p>FLA</text:p>
          </table:table-cell>
          <table:table-cell table:style-name="ce8" office:value-type="string" calcext:value-type="string">
            <text:p>PAL</text:p>
          </table:table-cell>
          <table:table-cell table:formula="of:=[.A1]" office:value-type="string" office:string-value="Home \ Away " calcext:value-type="string">
            <text:p>Home \ Away </text:p>
          </table:table-cell>
          <table:table-cell table:style-name="ce8" table:formula="of:=[.B1]" office:value-type="string" office:string-value="ARS " calcext:value-type="string">
            <text:p>ARS </text:p>
          </table:table-cell>
          <table:table-cell table:style-name="ce8" table:formula="of:=[.C1]" office:value-type="string" office:string-value="AVL " calcext:value-type="string">
            <text:p>AVL </text:p>
          </table:table-cell>
          <table:table-cell table:style-name="ce8" table:formula="of:=[.D1]" office:value-type="string" office:string-value="BOU " calcext:value-type="string">
            <text:p>BOU </text:p>
          </table:table-cell>
          <table:table-cell table:style-name="ce8" table:formula="of:=[.E1]" office:value-type="string" office:string-value="BRE " calcext:value-type="string">
            <text:p>BRE </text:p>
          </table:table-cell>
          <table:table-cell table:style-name="ce8" table:formula="of:=[.F1]" office:value-type="string" office:string-value="BHA " calcext:value-type="string">
            <text:p>BHA </text:p>
          </table:table-cell>
          <table:table-cell table:style-name="ce8" table:formula="of:=[.G1]" office:value-type="string" office:string-value="CHE " calcext:value-type="string">
            <text:p>CHE </text:p>
          </table:table-cell>
          <table:table-cell table:style-name="ce8" table:formula="of:=[.H1]" office:value-type="string" office:string-value="CRY " calcext:value-type="string">
            <text:p>CRY </text:p>
          </table:table-cell>
          <table:table-cell table:style-name="ce8" table:formula="of:=[.I1]" office:value-type="string" office:string-value="EVE " calcext:value-type="string">
            <text:p>EVE </text:p>
          </table:table-cell>
          <table:table-cell table:style-name="ce8" table:formula="of:=[.J1]" office:value-type="string" office:string-value="FUL " calcext:value-type="string">
            <text:p>FUL </text:p>
          </table:table-cell>
          <table:table-cell table:style-name="ce8" table:formula="of:=[.K1]" office:value-type="string" office:string-value="IPS " calcext:value-type="string">
            <text:p>IPS </text:p>
          </table:table-cell>
          <table:table-cell table:style-name="ce8" table:formula="of:=[.L1]" office:value-type="string" office:string-value="LEI " calcext:value-type="string">
            <text:p>LEI </text:p>
          </table:table-cell>
          <table:table-cell table:style-name="ce8" table:formula="of:=[.M1]" office:value-type="string" office:string-value="LIV " calcext:value-type="string">
            <text:p>LIV </text:p>
          </table:table-cell>
          <table:table-cell table:style-name="ce8" table:formula="of:=[.N1]" office:value-type="string" office:string-value="MCI " calcext:value-type="string">
            <text:p>MCI </text:p>
          </table:table-cell>
          <table:table-cell table:style-name="ce8" table:formula="of:=[.O1]" office:value-type="string" office:string-value="MUN " calcext:value-type="string">
            <text:p>MUN </text:p>
          </table:table-cell>
          <table:table-cell table:style-name="ce8" table:formula="of:=[.P1]" office:value-type="string" office:string-value="NEW " calcext:value-type="string">
            <text:p>NEW </text:p>
          </table:table-cell>
          <table:table-cell table:style-name="ce8" table:formula="of:=[.Q1]" office:value-type="string" office:string-value="NFO " calcext:value-type="string">
            <text:p>NFO </text:p>
          </table:table-cell>
          <table:table-cell table:style-name="ce8" table:formula="of:=[.R1]" office:value-type="string" office:string-value="SOU " calcext:value-type="string">
            <text:p>SOU </text:p>
          </table:table-cell>
          <table:table-cell table:style-name="ce8" table:formula="of:=[.S1]" office:value-type="string" office:string-value="TOT " calcext:value-type="string">
            <text:p>TOT </text:p>
          </table:table-cell>
          <table:table-cell table:style-name="ce8" table:formula="of:=[.T1]" office:value-type="string" office:string-value="WHU " calcext:value-type="string">
            <text:p>WHU </text:p>
          </table:table-cell>
          <table:table-cell table:style-name="ce8" table:formula="of:=[.U1]" office:value-type="string" office:string-value="WOL " calcext:value-type="string">
            <text:p>WOL </text:p>
          </table:table-cell>
          <table:table-cell table:style-name="ce8" table:formula="of:=[.V1]" office:value-type="string" office:string-value="BOT" calcext:value-type="string">
            <text:p>BOT</text:p>
          </table:table-cell>
          <table:table-cell table:style-name="ce8" table:formula="of:=[.W1]" office:value-type="string" office:string-value="COR" calcext:value-type="string">
            <text:p>COR</text:p>
          </table:table-cell>
          <table:table-cell table:style-name="ce8" table:formula="of:=[.X1]" office:value-type="string" office:string-value="FLA" calcext:value-type="string">
            <text:p>FLA</text:p>
          </table:table-cell>
          <table:table-cell table:style-name="ce8" table:formula="of:=[.Y1]" office:value-type="string" office:string-value="PAL" calcext:value-type="string">
            <text:p>PAL</text:p>
          </table:table-cell>
          <table:table-cell table:style-name="ce8" table:number-columns-repeated="2"/>
          <table:table-cell table:style-name="Default" table:number-columns-repeated="24"/>
          <table:table-cell/>
        </table:table-row>
        <table:table-row table:style-name="ro3">
          <table:table-cell office:value-type="string" calcext:value-type="string">
            <text:p><text:a xlink:href="https://en.wikipedia.org/wiki/Arsenal_F.C." xlink:type="simple">Arsenal</text:a> </text:p>
          </table:table-cell>
          <table:table-cell table:number-columns-repeated="2"/>
          <table:table-cell table:style-name="ce10" table:number-columns-repeated="2"/>
          <table:table-cell table:number-columns-repeated="2"/>
          <table:table-cell table:style-name="ce10"/>
          <table:table-cell/>
          <table:table-cell table:style-name="ce10"/>
          <table:table-cell table:number-columns-repeated="5"/>
          <table:table-cell table:style-name="ce10"/>
          <table:table-cell table:number-columns-repeated="9"/>
          <table:table-cell table:formula="of:=[.A2]" office:value-type="string" office:string-value="Arsenal " calcext:value-type="string">
            <text:p>Arsenal </text:p>
          </table:table-cell>
          <table:table-cell table:formula="of:=IF(LEN([.B2])=4;[.B2];&quot;&quot;)">
            <text:p/>
          </table:table-cell>
          <table:table-cell table:formula="of:=IF(LEN([.C2])=4;[.C2];&quot;&quot;)">
            <text:p/>
          </table:table-cell>
          <table:table-cell table:formula="of:=IF(LEN([.D2])=4;[.D2];&quot;&quot;)">
            <text:p/>
          </table:table-cell>
          <table:table-cell table:formula="of:=IF(LEN([.E2])=4;[.E2];&quot;&quot;)">
            <text:p/>
          </table:table-cell>
          <table:table-cell table:formula="of:=IF(LEN([.F2])=4;[.F2];&quot;&quot;)">
            <text:p/>
          </table:table-cell>
          <table:table-cell table:formula="of:=IF(LEN([.G2])=4;[.G2];&quot;&quot;)">
            <text:p/>
          </table:table-cell>
          <table:table-cell table:formula="of:=IF(LEN([.H2])=4;[.H2];&quot;&quot;)">
            <text:p/>
          </table:table-cell>
          <table:table-cell table:formula="of:=IF(LEN([.I2])=4;[.I2];&quot;&quot;)">
            <text:p/>
          </table:table-cell>
          <table:table-cell table:formula="of:=IF(LEN([.J2])=4;[.J2];&quot;&quot;)">
            <text:p/>
          </table:table-cell>
          <table:table-cell table:formula="of:=IF(LEN([.K2])=4;[.K2];&quot;&quot;)">
            <text:p/>
          </table:table-cell>
          <table:table-cell table:formula="of:=IF(LEN([.L2])=4;[.L2];&quot;&quot;)">
            <text:p/>
          </table:table-cell>
          <table:table-cell table:formula="of:=IF(LEN([.M2])=4;[.M2];&quot;&quot;)">
            <text:p/>
          </table:table-cell>
          <table:table-cell table:formula="of:=IF(LEN([.N2])=4;[.N2];&quot;&quot;)">
            <text:p/>
          </table:table-cell>
          <table:table-cell table:formula="of:=IF(LEN([.O2])=4;[.O2];&quot;&quot;)">
            <text:p/>
          </table:table-cell>
          <table:table-cell table:formula="of:=IF(LEN([.P2])=4;[.P2];&quot;&quot;)">
            <text:p/>
          </table:table-cell>
          <table:table-cell table:formula="of:=IF(LEN([.Q2])=4;[.Q2];&quot;&quot;)">
            <text:p/>
          </table:table-cell>
          <table:table-cell table:formula="of:=IF(LEN([.R2])=4;[.R2];&quot;&quot;)">
            <text:p/>
          </table:table-cell>
          <table:table-cell table:formula="of:=IF(LEN([.S2])=4;[.S2];&quot;&quot;)">
            <text:p/>
          </table:table-cell>
          <table:table-cell table:formula="of:=IF(LEN([.T2])=4;[.T2];&quot;&quot;)">
            <text:p/>
          </table:table-cell>
          <table:table-cell table:formula="of:=IF(LEN([.U2])=4;[.U2];&quot;&quot;)">
            <text:p/>
          </table:table-cell>
          <table:table-cell table:formula="of:=IF(LEN([.V2])=4;[.V2];&quot;&quot;)">
            <text:p/>
          </table:table-cell>
          <table:table-cell table:formula="of:=IF(LEN([.W2])=4;[.W2];&quot;&quot;)">
            <text:p/>
          </table:table-cell>
          <table:table-cell table:formula="of:=IF(LEN([.X2])=4;[.X2];&quot;&quot;)">
            <text:p/>
          </table:table-cell>
          <table:table-cell table:formula="of:=IF(LEN([.Y2])=4;[.Y2];&quot;&quot;)">
            <text:p/>
          </table:table-cell>
          <table:table-cell office:value-type="float" office:value="1" calcext:value-type="float">
            <text:p>1</text:p>
          </table:table-cell>
          <table:table-cell table:formula="of:=&quot;[equipe[&quot;&amp;[.AY2]&amp;&quot;][0],&quot;" office:value-type="string" office:string-value="[equipe[1][0]," calcext:value-type="string">
            <text:p>[equipe[1][0],</text:p>
          </table:table-cell>
          <table:table-cell table:style-name="ce17" table:formula="of:=&quot;[,]/*&quot;&amp;[.AA$1]&amp;&quot;*/,&quot;" office:value-type="string" office:string-value="[,]/*ARS */," calcext:value-type="string">
            <text:p>[,]/*ARS */,</text:p>
          </table:table-cell>
          <table:table-cell table:formula="of:=&quot;[&quot;&amp;LEFT([.AB2];1)&amp;&quot;,&quot;&amp;LEFT(RIGHT([.AB2];2);1)&amp;&quot;]/*&quot;&amp;[.AB$1]&amp;&quot;*/,&quot;" office:value-type="string" office:string-value="[,]/*AVL */," calcext:value-type="string">
            <text:p>[,]/*AVL */,</text:p>
          </table:table-cell>
          <table:table-cell table:formula="of:=&quot;[&quot;&amp;LEFT([.AC2];1)&amp;&quot;,&quot;&amp;LEFT(RIGHT([.AC2];2);1)&amp;&quot;]/*&quot;&amp;[.AC$1]&amp;&quot;*/,&quot;" office:value-type="string" office:string-value="[,]/*BOU */," calcext:value-type="string">
            <text:p>[,]/*BOU */,</text:p>
          </table:table-cell>
          <table:table-cell table:formula="of:=&quot;[&quot;&amp;LEFT([.AD2];1)&amp;&quot;,&quot;&amp;LEFT(RIGHT([.AD2];2);1)&amp;&quot;]/*&quot;&amp;[.AD$1]&amp;&quot;*/,&quot;" office:value-type="string" office:string-value="[,]/*BRE */," calcext:value-type="string">
            <text:p>[,]/*BRE */,</text:p>
          </table:table-cell>
          <table:table-cell table:formula="of:=&quot;[&quot;&amp;LEFT([.AE2];1)&amp;&quot;,&quot;&amp;LEFT(RIGHT([.AE2];2);1)&amp;&quot;]/*&quot;&amp;[.AE$1]&amp;&quot;*/,&quot;" office:value-type="string" office:string-value="[,]/*BHA */," calcext:value-type="string">
            <text:p>[,]/*BHA */,</text:p>
          </table:table-cell>
          <table:table-cell table:formula="of:=&quot;[&quot;&amp;LEFT([.AF2];1)&amp;&quot;,&quot;&amp;LEFT(RIGHT([.AF2];2);1)&amp;&quot;]/*&quot;&amp;[.AF$1]&amp;&quot;*/,&quot;" office:value-type="string" office:string-value="[,]/*CHE */," calcext:value-type="string">
            <text:p>[,]/*CHE */,</text:p>
          </table:table-cell>
          <table:table-cell table:formula="of:=&quot;[&quot;&amp;LEFT([.AG2];1)&amp;&quot;,&quot;&amp;LEFT(RIGHT([.AG2];2);1)&amp;&quot;]/*&quot;&amp;[.AG$1]&amp;&quot;*/,&quot;" office:value-type="string" office:string-value="[,]/*CRY */," calcext:value-type="string">
            <text:p>[,]/*CRY */,</text:p>
          </table:table-cell>
          <table:table-cell table:formula="of:=&quot;[&quot;&amp;LEFT([.AH2];1)&amp;&quot;,&quot;&amp;LEFT(RIGHT([.AH2];2);1)&amp;&quot;]/*&quot;&amp;[.AH$1]&amp;&quot;*/,&quot;" office:value-type="string" office:string-value="[,]/*EVE */," calcext:value-type="string">
            <text:p>[,]/*EVE */,</text:p>
          </table:table-cell>
          <table:table-cell table:formula="of:=&quot;[&quot;&amp;LEFT([.AI2];1)&amp;&quot;,&quot;&amp;LEFT(RIGHT([.AI2];2);1)&amp;&quot;]/*&quot;&amp;[.AI$1]&amp;&quot;*/,&quot;" office:value-type="string" office:string-value="[,]/*FUL */," calcext:value-type="string">
            <text:p>[,]/*FUL */,</text:p>
          </table:table-cell>
          <table:table-cell table:formula="of:=&quot;[&quot;&amp;LEFT([.AJ2];1)&amp;&quot;,&quot;&amp;LEFT(RIGHT([.AJ2];2);1)&amp;&quot;]/*&quot;&amp;[.AJ$1]&amp;&quot;*/,&quot;" office:value-type="string" office:string-value="[,]/*IPS */," calcext:value-type="string">
            <text:p>[,]/*IPS */,</text:p>
          </table:table-cell>
          <table:table-cell table:formula="of:=&quot;[&quot;&amp;LEFT([.AK2];1)&amp;&quot;,&quot;&amp;LEFT(RIGHT([.AK2];2);1)&amp;&quot;]/*&quot;&amp;[.AK$1]&amp;&quot;*/,&quot;" office:value-type="string" office:string-value="[,]/*LEI */," calcext:value-type="string">
            <text:p>[,]/*LEI */,</text:p>
          </table:table-cell>
          <table:table-cell table:formula="of:=&quot;[&quot;&amp;LEFT([.AL2];1)&amp;&quot;,&quot;&amp;LEFT(RIGHT([.AL2];2);1)&amp;&quot;]/*&quot;&amp;[.AL$1]&amp;&quot;*/,&quot;" office:value-type="string" office:string-value="[,]/*LIV */," calcext:value-type="string">
            <text:p>[,]/*LIV */,</text:p>
          </table:table-cell>
          <table:table-cell table:formula="of:=&quot;[&quot;&amp;LEFT([.AM2];1)&amp;&quot;,&quot;&amp;LEFT(RIGHT([.AM2];2);1)&amp;&quot;]/*&quot;&amp;[.AM$1]&amp;&quot;*/,&quot;" office:value-type="string" office:string-value="[,]/*MCI */," calcext:value-type="string">
            <text:p>[,]/*MCI */,</text:p>
          </table:table-cell>
          <table:table-cell table:formula="of:=&quot;[&quot;&amp;LEFT([.AN2];1)&amp;&quot;,&quot;&amp;LEFT(RIGHT([.AN2];2);1)&amp;&quot;]/*&quot;&amp;[.AN$1]&amp;&quot;*/,&quot;" office:value-type="string" office:string-value="[,]/*MUN */," calcext:value-type="string">
            <text:p>[,]/*MUN */,</text:p>
          </table:table-cell>
          <table:table-cell table:formula="of:=&quot;[&quot;&amp;LEFT([.AO2];1)&amp;&quot;,&quot;&amp;LEFT(RIGHT([.AO2];2);1)&amp;&quot;]/*&quot;&amp;[.AO$1]&amp;&quot;*/,&quot;" office:value-type="string" office:string-value="[,]/*NEW */," calcext:value-type="string">
            <text:p>[,]/*NEW */,</text:p>
          </table:table-cell>
          <table:table-cell table:formula="of:=&quot;[&quot;&amp;LEFT([.AP2];1)&amp;&quot;,&quot;&amp;LEFT(RIGHT([.AP2];2);1)&amp;&quot;]/*&quot;&amp;[.AP$1]&amp;&quot;*/,&quot;" office:value-type="string" office:string-value="[,]/*NFO */," calcext:value-type="string">
            <text:p>[,]/*NFO */,</text:p>
          </table:table-cell>
          <table:table-cell table:formula="of:=&quot;[&quot;&amp;LEFT([.AQ2];1)&amp;&quot;,&quot;&amp;LEFT(RIGHT([.AQ2];2);1)&amp;&quot;]/*&quot;&amp;[.AQ$1]&amp;&quot;*/,&quot;" office:value-type="string" office:string-value="[,]/*SOU */," calcext:value-type="string">
            <text:p>[,]/*SOU */,</text:p>
          </table:table-cell>
          <table:table-cell table:formula="of:=&quot;[&quot;&amp;LEFT([.AR2];1)&amp;&quot;,&quot;&amp;LEFT(RIGHT([.AR2];2);1)&amp;&quot;]/*&quot;&amp;[.AR$1]&amp;&quot;*/,&quot;" office:value-type="string" office:string-value="[,]/*TOT */," calcext:value-type="string">
            <text:p>[,]/*TOT */,</text:p>
          </table:table-cell>
          <table:table-cell table:formula="of:=&quot;[&quot;&amp;LEFT([.AS2];1)&amp;&quot;,&quot;&amp;LEFT(RIGHT([.AS2];2);1)&amp;&quot;]/*&quot;&amp;[.AS$1]&amp;&quot;*/,&quot;" office:value-type="string" office:string-value="[,]/*WHU */," calcext:value-type="string">
            <text:p>[,]/*WHU */,</text:p>
          </table:table-cell>
          <table:table-cell table:formula="of:=&quot;[&quot;&amp;LEFT([.AT2];1)&amp;&quot;,&quot;&amp;LEFT(RIGHT([.AT2];2);1)&amp;&quot;]/*&quot;&amp;[.AT$1]&amp;&quot;*/,&quot;" office:value-type="string" office:string-value="[,]/*WOL */," calcext:value-type="string">
            <text:p>[,]/*WOL */,</text:p>
          </table:table-cell>
          <table:table-cell table:formula="of:=&quot;[&quot;&amp;LEFT([.AU2];1)&amp;&quot;,&quot;&amp;LEFT(RIGHT([.AU2];2);1)&amp;&quot;]/*&quot;&amp;[.AU$1]&amp;&quot;*/,&quot;" office:value-type="string" office:string-value="[,]/*BOT*/," calcext:value-type="string">
            <text:p>[,]/*BOT*/,</text:p>
          </table:table-cell>
          <table:table-cell table:formula="of:=&quot;[&quot;&amp;LEFT([.AV2];1)&amp;&quot;,&quot;&amp;LEFT(RIGHT([.AV2];2);1)&amp;&quot;]/*&quot;&amp;[.AV$1]&amp;&quot;*/,&quot;" office:value-type="string" office:string-value="[,]/*COR*/," calcext:value-type="string">
            <text:p>[,]/*COR*/,</text:p>
          </table:table-cell>
          <table:table-cell table:formula="of:=&quot;[&quot;&amp;LEFT([.AW2];1)&amp;&quot;,&quot;&amp;LEFT(RIGHT([.AW2];2);1)&amp;&quot;]/*&quot;&amp;[.AW$1]&amp;&quot;*/,&quot;" office:value-type="string" office:string-value="[,]/*FLA*/," calcext:value-type="string">
            <text:p>[,]/*FLA*/,</text:p>
          </table:table-cell>
          <table:table-cell table:formula="of:=&quot;[&quot;&amp;LEFT([.AX2];1)&amp;&quot;,&quot;&amp;LEFT(RIGHT([.AX2];2);1)&amp;&quot;]/*&quot;&amp;[.AX$1]&amp;&quot;*/]&quot;" office:value-type="string" office:string-value="[,]/*PAL*/]" calcext:value-type="string">
            <text:p>[,]/*PAL*/]</text:p>
          </table:table-cell>
          <table:table-cell table:formula="of:=CONCATENATE([.AZ2];[.BA2];[.BB2];[.BC2];[.BD2];[.BE2];[.BF2];[.BG2];[.BH2];[.BI2];[.BJ2];[.BK2];[.BL2];[.BM2];[.BN2];[.BO2];[.BP2];[.BQ2];[.BR2];[.BS2];[.BT2];[.BU2];[.BV2];[.BW2];[.BX2])&amp;&quot;,&quot;" office:value-type="string" office:string-value="[equipe[1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" calcext:value-type="string">
            <text:p>[equipe[1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</text:p>
          </table:table-cell>
        </table:table-row>
        <table:table-row table:style-name="ro3">
          <table:table-cell office:value-type="string" calcext:value-type="string">
            <text:p><text:a xlink:href="https://en.wikipedia.org/wiki/Aston_Villa_F.C." xlink:type="simple">Aston Villa</text:a> </text:p>
          </table:table-cell>
          <table:table-cell table:number-columns-repeated="8"/>
          <table:table-cell table:style-name="ce10"/>
          <table:table-cell table:number-columns-repeated="5"/>
          <table:table-cell table:style-name="ce10" table:number-columns-repeated="2"/>
          <table:table-cell/>
          <table:table-cell table:style-name="ce10"/>
          <table:table-cell table:number-columns-repeated="6"/>
          <table:table-cell table:formula="of:=[.A3]" office:value-type="string" office:string-value="Aston Villa " calcext:value-type="string">
            <text:p>Aston Villa </text:p>
          </table:table-cell>
          <table:table-cell table:formula="of:=IF(LEN([.B3])=4;[.B3];&quot;&quot;)">
            <text:p/>
          </table:table-cell>
          <table:table-cell table:formula="of:=IF(LEN([.C3])=4;[.C3];&quot;&quot;)">
            <text:p/>
          </table:table-cell>
          <table:table-cell table:formula="of:=IF(LEN([.D3])=4;[.D3];&quot;&quot;)">
            <text:p/>
          </table:table-cell>
          <table:table-cell table:formula="of:=IF(LEN([.E3])=4;[.E3];&quot;&quot;)">
            <text:p/>
          </table:table-cell>
          <table:table-cell table:formula="of:=IF(LEN([.F3])=4;[.F3];&quot;&quot;)">
            <text:p/>
          </table:table-cell>
          <table:table-cell table:formula="of:=IF(LEN([.G3])=4;[.G3];&quot;&quot;)">
            <text:p/>
          </table:table-cell>
          <table:table-cell table:formula="of:=IF(LEN([.H3])=4;[.H3];&quot;&quot;)">
            <text:p/>
          </table:table-cell>
          <table:table-cell table:formula="of:=IF(LEN([.I3])=4;[.I3];&quot;&quot;)">
            <text:p/>
          </table:table-cell>
          <table:table-cell table:formula="of:=IF(LEN([.J3])=4;[.J3];&quot;&quot;)">
            <text:p/>
          </table:table-cell>
          <table:table-cell table:formula="of:=IF(LEN([.K3])=4;[.K3];&quot;&quot;)">
            <text:p/>
          </table:table-cell>
          <table:table-cell table:formula="of:=IF(LEN([.L3])=4;[.L3];&quot;&quot;)">
            <text:p/>
          </table:table-cell>
          <table:table-cell table:formula="of:=IF(LEN([.M3])=4;[.M3];&quot;&quot;)">
            <text:p/>
          </table:table-cell>
          <table:table-cell table:formula="of:=IF(LEN([.N3])=4;[.N3];&quot;&quot;)">
            <text:p/>
          </table:table-cell>
          <table:table-cell table:formula="of:=IF(LEN([.O3])=4;[.O3];&quot;&quot;)">
            <text:p/>
          </table:table-cell>
          <table:table-cell table:formula="of:=IF(LEN([.P3])=4;[.P3];&quot;&quot;)">
            <text:p/>
          </table:table-cell>
          <table:table-cell table:formula="of:=IF(LEN([.Q3])=4;[.Q3];&quot;&quot;)">
            <text:p/>
          </table:table-cell>
          <table:table-cell table:formula="of:=IF(LEN([.R3])=4;[.R3];&quot;&quot;)">
            <text:p/>
          </table:table-cell>
          <table:table-cell table:formula="of:=IF(LEN([.S3])=4;[.S3];&quot;&quot;)">
            <text:p/>
          </table:table-cell>
          <table:table-cell table:formula="of:=IF(LEN([.T3])=4;[.T3];&quot;&quot;)">
            <text:p/>
          </table:table-cell>
          <table:table-cell table:formula="of:=IF(LEN([.U3])=4;[.U3];&quot;&quot;)">
            <text:p/>
          </table:table-cell>
          <table:table-cell table:formula="of:=IF(LEN([.V3])=4;[.V3];&quot;&quot;)">
            <text:p/>
          </table:table-cell>
          <table:table-cell table:formula="of:=IF(LEN([.W3])=4;[.W3];&quot;&quot;)">
            <text:p/>
          </table:table-cell>
          <table:table-cell table:formula="of:=IF(LEN([.X3])=4;[.X3];&quot;&quot;)">
            <text:p/>
          </table:table-cell>
          <table:table-cell table:formula="of:=IF(LEN([.Y3])=4;[.Y3];&quot;&quot;)">
            <text:p/>
          </table:table-cell>
          <table:table-cell office:value-type="float" office:value="2" calcext:value-type="float">
            <text:p>2</text:p>
          </table:table-cell>
          <table:table-cell table:formula="of:=&quot;[equipe[&quot;&amp;[.AY3]&amp;&quot;][0],&quot;" office:value-type="string" office:string-value="[equipe[2][0]," calcext:value-type="string">
            <text:p>[equipe[2][0],</text:p>
          </table:table-cell>
          <table:table-cell table:formula="of:=&quot;[&quot;&amp;LEFT([.AA3];1)&amp;&quot;,&quot;&amp;LEFT(RIGHT([.AA3];2);1)&amp;&quot;]/*&quot;&amp;[.AA$1]&amp;&quot;*/,&quot;" office:value-type="string" office:string-value="[,]/*ARS */," calcext:value-type="string">
            <text:p>[,]/*ARS */,</text:p>
          </table:table-cell>
          <table:table-cell table:style-name="ce17" table:formula="of:=&quot;[,]/*&quot;&amp;[.AB$1]&amp;&quot;*/,&quot;" office:value-type="string" office:string-value="[,]/*AVL */," calcext:value-type="string">
            <text:p>[,]/*AVL */,</text:p>
          </table:table-cell>
          <table:table-cell table:formula="of:=&quot;[&quot;&amp;LEFT([.AC3];1)&amp;&quot;,&quot;&amp;LEFT(RIGHT([.AC3];2);1)&amp;&quot;]/*&quot;&amp;[.AC$1]&amp;&quot;*/,&quot;" office:value-type="string" office:string-value="[,]/*BOU */," calcext:value-type="string">
            <text:p>[,]/*BOU */,</text:p>
          </table:table-cell>
          <table:table-cell table:formula="of:=&quot;[&quot;&amp;LEFT([.AD3];1)&amp;&quot;,&quot;&amp;LEFT(RIGHT([.AD3];2);1)&amp;&quot;]/*&quot;&amp;[.AD$1]&amp;&quot;*/,&quot;" office:value-type="string" office:string-value="[,]/*BRE */," calcext:value-type="string">
            <text:p>[,]/*BRE */,</text:p>
          </table:table-cell>
          <table:table-cell table:formula="of:=&quot;[&quot;&amp;LEFT([.AE3];1)&amp;&quot;,&quot;&amp;LEFT(RIGHT([.AE3];2);1)&amp;&quot;]/*&quot;&amp;[.AE$1]&amp;&quot;*/,&quot;" office:value-type="string" office:string-value="[,]/*BHA */," calcext:value-type="string">
            <text:p>[,]/*BHA */,</text:p>
          </table:table-cell>
          <table:table-cell table:formula="of:=&quot;[&quot;&amp;LEFT([.AF3];1)&amp;&quot;,&quot;&amp;LEFT(RIGHT([.AF3];2);1)&amp;&quot;]/*&quot;&amp;[.AF$1]&amp;&quot;*/,&quot;" office:value-type="string" office:string-value="[,]/*CHE */," calcext:value-type="string">
            <text:p>[,]/*CHE */,</text:p>
          </table:table-cell>
          <table:table-cell table:formula="of:=&quot;[&quot;&amp;LEFT([.AG3];1)&amp;&quot;,&quot;&amp;LEFT(RIGHT([.AG3];2);1)&amp;&quot;]/*&quot;&amp;[.AG$1]&amp;&quot;*/,&quot;" office:value-type="string" office:string-value="[,]/*CRY */," calcext:value-type="string">
            <text:p>[,]/*CRY */,</text:p>
          </table:table-cell>
          <table:table-cell table:formula="of:=&quot;[&quot;&amp;LEFT([.AH3];1)&amp;&quot;,&quot;&amp;LEFT(RIGHT([.AH3];2);1)&amp;&quot;]/*&quot;&amp;[.AH$1]&amp;&quot;*/,&quot;" office:value-type="string" office:string-value="[,]/*EVE */," calcext:value-type="string">
            <text:p>[,]/*EVE */,</text:p>
          </table:table-cell>
          <table:table-cell table:formula="of:=&quot;[&quot;&amp;LEFT([.AI3];1)&amp;&quot;,&quot;&amp;LEFT(RIGHT([.AI3];2);1)&amp;&quot;]/*&quot;&amp;[.AI$1]&amp;&quot;*/,&quot;" office:value-type="string" office:string-value="[,]/*FUL */," calcext:value-type="string">
            <text:p>[,]/*FUL */,</text:p>
          </table:table-cell>
          <table:table-cell table:formula="of:=&quot;[&quot;&amp;LEFT([.AJ3];1)&amp;&quot;,&quot;&amp;LEFT(RIGHT([.AJ3];2);1)&amp;&quot;]/*&quot;&amp;[.AJ$1]&amp;&quot;*/,&quot;" office:value-type="string" office:string-value="[,]/*IPS */," calcext:value-type="string">
            <text:p>[,]/*IPS */,</text:p>
          </table:table-cell>
          <table:table-cell table:formula="of:=&quot;[&quot;&amp;LEFT([.AK3];1)&amp;&quot;,&quot;&amp;LEFT(RIGHT([.AK3];2);1)&amp;&quot;]/*&quot;&amp;[.AK$1]&amp;&quot;*/,&quot;" office:value-type="string" office:string-value="[,]/*LEI */," calcext:value-type="string">
            <text:p>[,]/*LEI */,</text:p>
          </table:table-cell>
          <table:table-cell table:formula="of:=&quot;[&quot;&amp;LEFT([.AL3];1)&amp;&quot;,&quot;&amp;LEFT(RIGHT([.AL3];2);1)&amp;&quot;]/*&quot;&amp;[.AL$1]&amp;&quot;*/,&quot;" office:value-type="string" office:string-value="[,]/*LIV */," calcext:value-type="string">
            <text:p>[,]/*LIV */,</text:p>
          </table:table-cell>
          <table:table-cell table:formula="of:=&quot;[&quot;&amp;LEFT([.AM3];1)&amp;&quot;,&quot;&amp;LEFT(RIGHT([.AM3];2);1)&amp;&quot;]/*&quot;&amp;[.AM$1]&amp;&quot;*/,&quot;" office:value-type="string" office:string-value="[,]/*MCI */," calcext:value-type="string">
            <text:p>[,]/*MCI */,</text:p>
          </table:table-cell>
          <table:table-cell table:formula="of:=&quot;[&quot;&amp;LEFT([.AN3];1)&amp;&quot;,&quot;&amp;LEFT(RIGHT([.AN3];2);1)&amp;&quot;]/*&quot;&amp;[.AN$1]&amp;&quot;*/,&quot;" office:value-type="string" office:string-value="[,]/*MUN */," calcext:value-type="string">
            <text:p>[,]/*MUN */,</text:p>
          </table:table-cell>
          <table:table-cell table:formula="of:=&quot;[&quot;&amp;LEFT([.AO3];1)&amp;&quot;,&quot;&amp;LEFT(RIGHT([.AO3];2);1)&amp;&quot;]/*&quot;&amp;[.AO$1]&amp;&quot;*/,&quot;" office:value-type="string" office:string-value="[,]/*NEW */," calcext:value-type="string">
            <text:p>[,]/*NEW */,</text:p>
          </table:table-cell>
          <table:table-cell table:formula="of:=&quot;[&quot;&amp;LEFT([.AP3];1)&amp;&quot;,&quot;&amp;LEFT(RIGHT([.AP3];2);1)&amp;&quot;]/*&quot;&amp;[.AP$1]&amp;&quot;*/,&quot;" office:value-type="string" office:string-value="[,]/*NFO */," calcext:value-type="string">
            <text:p>[,]/*NFO */,</text:p>
          </table:table-cell>
          <table:table-cell table:formula="of:=&quot;[&quot;&amp;LEFT([.AQ3];1)&amp;&quot;,&quot;&amp;LEFT(RIGHT([.AQ3];2);1)&amp;&quot;]/*&quot;&amp;[.AQ$1]&amp;&quot;*/,&quot;" office:value-type="string" office:string-value="[,]/*SOU */," calcext:value-type="string">
            <text:p>[,]/*SOU */,</text:p>
          </table:table-cell>
          <table:table-cell table:formula="of:=&quot;[&quot;&amp;LEFT([.AR3];1)&amp;&quot;,&quot;&amp;LEFT(RIGHT([.AR3];2);1)&amp;&quot;]/*&quot;&amp;[.AR$1]&amp;&quot;*/,&quot;" office:value-type="string" office:string-value="[,]/*TOT */," calcext:value-type="string">
            <text:p>[,]/*TOT */,</text:p>
          </table:table-cell>
          <table:table-cell table:formula="of:=&quot;[&quot;&amp;LEFT([.AS3];1)&amp;&quot;,&quot;&amp;LEFT(RIGHT([.AS3];2);1)&amp;&quot;]/*&quot;&amp;[.AS$1]&amp;&quot;*/,&quot;" office:value-type="string" office:string-value="[,]/*WHU */," calcext:value-type="string">
            <text:p>[,]/*WHU */,</text:p>
          </table:table-cell>
          <table:table-cell table:formula="of:=&quot;[&quot;&amp;LEFT([.AT3];1)&amp;&quot;,&quot;&amp;LEFT(RIGHT([.AT3];2);1)&amp;&quot;]/*&quot;&amp;[.AT$1]&amp;&quot;*/,&quot;" office:value-type="string" office:string-value="[,]/*WOL */," calcext:value-type="string">
            <text:p>[,]/*WOL */,</text:p>
          </table:table-cell>
          <table:table-cell table:formula="of:=&quot;[&quot;&amp;LEFT([.AU3];1)&amp;&quot;,&quot;&amp;LEFT(RIGHT([.AU3];2);1)&amp;&quot;]/*&quot;&amp;[.AU$1]&amp;&quot;*/,&quot;" office:value-type="string" office:string-value="[,]/*BOT*/," calcext:value-type="string">
            <text:p>[,]/*BOT*/,</text:p>
          </table:table-cell>
          <table:table-cell table:formula="of:=&quot;[&quot;&amp;LEFT([.AV3];1)&amp;&quot;,&quot;&amp;LEFT(RIGHT([.AV3];2);1)&amp;&quot;]/*&quot;&amp;[.AV$1]&amp;&quot;*/,&quot;" office:value-type="string" office:string-value="[,]/*COR*/," calcext:value-type="string">
            <text:p>[,]/*COR*/,</text:p>
          </table:table-cell>
          <table:table-cell table:formula="of:=&quot;[&quot;&amp;LEFT([.AW3];1)&amp;&quot;,&quot;&amp;LEFT(RIGHT([.AW3];2);1)&amp;&quot;]/*&quot;&amp;[.AW$1]&amp;&quot;*/,&quot;" office:value-type="string" office:string-value="[,]/*FLA*/," calcext:value-type="string">
            <text:p>[,]/*FLA*/,</text:p>
          </table:table-cell>
          <table:table-cell table:formula="of:=&quot;[&quot;&amp;LEFT([.AX3];1)&amp;&quot;,&quot;&amp;LEFT(RIGHT([.AX3];2);1)&amp;&quot;]/*&quot;&amp;[.AX$1]&amp;&quot;*/]&quot;" office:value-type="string" office:string-value="[,]/*PAL*/]" calcext:value-type="string">
            <text:p>[,]/*PAL*/]</text:p>
          </table:table-cell>
          <table:table-cell table:formula="of:=CONCATENATE([.AZ3];[.BA3];[.BB3];[.BC3];[.BD3];[.BE3];[.BF3];[.BG3];[.BH3];[.BI3];[.BJ3];[.BK3];[.BL3];[.BM3];[.BN3];[.BO3];[.BP3];[.BQ3];[.BR3];[.BS3];[.BT3];[.BU3];[.BV3];[.BW3];[.BX3])&amp;&quot;,&quot;" office:value-type="string" office:string-value="[equipe[2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" calcext:value-type="string">
            <text:p>[equipe[2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</text:p>
          </table:table-cell>
        </table:table-row>
        <table:table-row table:style-name="ro3">
          <table:table-cell office:value-type="string" calcext:value-type="string">
            <text:p><text:a xlink:href="https://en.wikipedia.org/wiki/AFC_Bournemouth" xlink:type="simple">Bournemouth</text:a> </text:p>
          </table:table-cell>
          <table:table-cell/>
          <table:table-cell table:style-name="ce10"/>
          <table:table-cell/>
          <table:table-cell table:style-name="ce10"/>
          <table:table-cell table:number-columns-repeated="4"/>
          <table:table-cell table:style-name="ce10" table:number-columns-repeated="3"/>
          <table:table-cell table:number-columns-repeated="2"/>
          <table:table-cell table:style-name="ce10"/>
          <table:table-cell table:number-columns-repeated="10"/>
          <table:table-cell table:formula="of:=[.A4]" office:value-type="string" office:string-value="Bournemouth " calcext:value-type="string">
            <text:p>Bournemouth </text:p>
          </table:table-cell>
          <table:table-cell table:formula="of:=IF(LEN([.B4])=4;[.B4];&quot;&quot;)">
            <text:p/>
          </table:table-cell>
          <table:table-cell table:formula="of:=IF(LEN([.C4])=4;[.C4];&quot;&quot;)">
            <text:p/>
          </table:table-cell>
          <table:table-cell table:formula="of:=IF(LEN([.D4])=4;[.D4];&quot;&quot;)">
            <text:p/>
          </table:table-cell>
          <table:table-cell table:formula="of:=IF(LEN([.E4])=4;[.E4];&quot;&quot;)">
            <text:p/>
          </table:table-cell>
          <table:table-cell table:formula="of:=IF(LEN([.F4])=4;[.F4];&quot;&quot;)">
            <text:p/>
          </table:table-cell>
          <table:table-cell table:formula="of:=IF(LEN([.G4])=4;[.G4];&quot;&quot;)">
            <text:p/>
          </table:table-cell>
          <table:table-cell table:formula="of:=IF(LEN([.H4])=4;[.H4];&quot;&quot;)">
            <text:p/>
          </table:table-cell>
          <table:table-cell table:formula="of:=IF(LEN([.I4])=4;[.I4];&quot;&quot;)">
            <text:p/>
          </table:table-cell>
          <table:table-cell table:formula="of:=IF(LEN([.J4])=4;[.J4];&quot;&quot;)">
            <text:p/>
          </table:table-cell>
          <table:table-cell table:formula="of:=IF(LEN([.K4])=4;[.K4];&quot;&quot;)">
            <text:p/>
          </table:table-cell>
          <table:table-cell table:formula="of:=IF(LEN([.L4])=4;[.L4];&quot;&quot;)">
            <text:p/>
          </table:table-cell>
          <table:table-cell table:formula="of:=IF(LEN([.M4])=4;[.M4];&quot;&quot;)">
            <text:p/>
          </table:table-cell>
          <table:table-cell table:formula="of:=IF(LEN([.N4])=4;[.N4];&quot;&quot;)">
            <text:p/>
          </table:table-cell>
          <table:table-cell table:formula="of:=IF(LEN([.O4])=4;[.O4];&quot;&quot;)">
            <text:p/>
          </table:table-cell>
          <table:table-cell table:formula="of:=IF(LEN([.P4])=4;[.P4];&quot;&quot;)">
            <text:p/>
          </table:table-cell>
          <table:table-cell table:formula="of:=IF(LEN([.Q4])=4;[.Q4];&quot;&quot;)">
            <text:p/>
          </table:table-cell>
          <table:table-cell table:formula="of:=IF(LEN([.R4])=4;[.R4];&quot;&quot;)">
            <text:p/>
          </table:table-cell>
          <table:table-cell table:formula="of:=IF(LEN([.S4])=4;[.S4];&quot;&quot;)">
            <text:p/>
          </table:table-cell>
          <table:table-cell table:formula="of:=IF(LEN([.T4])=4;[.T4];&quot;&quot;)">
            <text:p/>
          </table:table-cell>
          <table:table-cell table:formula="of:=IF(LEN([.U4])=4;[.U4];&quot;&quot;)">
            <text:p/>
          </table:table-cell>
          <table:table-cell table:formula="of:=IF(LEN([.V4])=4;[.V4];&quot;&quot;)">
            <text:p/>
          </table:table-cell>
          <table:table-cell table:formula="of:=IF(LEN([.W4])=4;[.W4];&quot;&quot;)">
            <text:p/>
          </table:table-cell>
          <table:table-cell table:formula="of:=IF(LEN([.X4])=4;[.X4];&quot;&quot;)">
            <text:p/>
          </table:table-cell>
          <table:table-cell table:formula="of:=IF(LEN([.Y4])=4;[.Y4];&quot;&quot;)">
            <text:p/>
          </table:table-cell>
          <table:table-cell office:value-type="float" office:value="3" calcext:value-type="float">
            <text:p>3</text:p>
          </table:table-cell>
          <table:table-cell table:formula="of:=&quot;[equipe[&quot;&amp;[.AY4]&amp;&quot;][0],&quot;" office:value-type="string" office:string-value="[equipe[3][0]," calcext:value-type="string">
            <text:p>[equipe[3][0],</text:p>
          </table:table-cell>
          <table:table-cell table:formula="of:=&quot;[&quot;&amp;LEFT([.AA4];1)&amp;&quot;,&quot;&amp;LEFT(RIGHT([.AA4];2);1)&amp;&quot;]/*&quot;&amp;[.AA$1]&amp;&quot;*/,&quot;" office:value-type="string" office:string-value="[,]/*ARS */," calcext:value-type="string">
            <text:p>[,]/*ARS */,</text:p>
          </table:table-cell>
          <table:table-cell table:formula="of:=&quot;[&quot;&amp;LEFT([.AB4];1)&amp;&quot;,&quot;&amp;LEFT(RIGHT([.AB4];2);1)&amp;&quot;]/*&quot;&amp;[.AB$1]&amp;&quot;*/,&quot;" office:value-type="string" office:string-value="[,]/*AVL */," calcext:value-type="string">
            <text:p>[,]/*AVL */,</text:p>
          </table:table-cell>
          <table:table-cell table:style-name="ce17" table:formula="of:=&quot;[,]/*&quot;&amp;[.AC$1]&amp;&quot;*/,&quot;" office:value-type="string" office:string-value="[,]/*BOU */," calcext:value-type="string">
            <text:p>[,]/*BOU */,</text:p>
          </table:table-cell>
          <table:table-cell table:formula="of:=&quot;[&quot;&amp;LEFT([.AD4];1)&amp;&quot;,&quot;&amp;LEFT(RIGHT([.AD4];2);1)&amp;&quot;]/*&quot;&amp;[.AD$1]&amp;&quot;*/,&quot;" office:value-type="string" office:string-value="[,]/*BRE */," calcext:value-type="string">
            <text:p>[,]/*BRE */,</text:p>
          </table:table-cell>
          <table:table-cell table:formula="of:=&quot;[&quot;&amp;LEFT([.AE4];1)&amp;&quot;,&quot;&amp;LEFT(RIGHT([.AE4];2);1)&amp;&quot;]/*&quot;&amp;[.AE$1]&amp;&quot;*/,&quot;" office:value-type="string" office:string-value="[,]/*BHA */," calcext:value-type="string">
            <text:p>[,]/*BHA */,</text:p>
          </table:table-cell>
          <table:table-cell table:formula="of:=&quot;[&quot;&amp;LEFT([.AF4];1)&amp;&quot;,&quot;&amp;LEFT(RIGHT([.AF4];2);1)&amp;&quot;]/*&quot;&amp;[.AF$1]&amp;&quot;*/,&quot;" office:value-type="string" office:string-value="[,]/*CHE */," calcext:value-type="string">
            <text:p>[,]/*CHE */,</text:p>
          </table:table-cell>
          <table:table-cell table:formula="of:=&quot;[&quot;&amp;LEFT([.AG4];1)&amp;&quot;,&quot;&amp;LEFT(RIGHT([.AG4];2);1)&amp;&quot;]/*&quot;&amp;[.AG$1]&amp;&quot;*/,&quot;" office:value-type="string" office:string-value="[,]/*CRY */," calcext:value-type="string">
            <text:p>[,]/*CRY */,</text:p>
          </table:table-cell>
          <table:table-cell table:formula="of:=&quot;[&quot;&amp;LEFT([.AH4];1)&amp;&quot;,&quot;&amp;LEFT(RIGHT([.AH4];2);1)&amp;&quot;]/*&quot;&amp;[.AH$1]&amp;&quot;*/,&quot;" office:value-type="string" office:string-value="[,]/*EVE */," calcext:value-type="string">
            <text:p>[,]/*EVE */,</text:p>
          </table:table-cell>
          <table:table-cell table:formula="of:=&quot;[&quot;&amp;LEFT([.AI4];1)&amp;&quot;,&quot;&amp;LEFT(RIGHT([.AI4];2);1)&amp;&quot;]/*&quot;&amp;[.AI$1]&amp;&quot;*/,&quot;" office:value-type="string" office:string-value="[,]/*FUL */," calcext:value-type="string">
            <text:p>[,]/*FUL */,</text:p>
          </table:table-cell>
          <table:table-cell table:formula="of:=&quot;[&quot;&amp;LEFT([.AJ4];1)&amp;&quot;,&quot;&amp;LEFT(RIGHT([.AJ4];2);1)&amp;&quot;]/*&quot;&amp;[.AJ$1]&amp;&quot;*/,&quot;" office:value-type="string" office:string-value="[,]/*IPS */," calcext:value-type="string">
            <text:p>[,]/*IPS */,</text:p>
          </table:table-cell>
          <table:table-cell table:formula="of:=&quot;[&quot;&amp;LEFT([.AK4];1)&amp;&quot;,&quot;&amp;LEFT(RIGHT([.AK4];2);1)&amp;&quot;]/*&quot;&amp;[.AK$1]&amp;&quot;*/,&quot;" office:value-type="string" office:string-value="[,]/*LEI */," calcext:value-type="string">
            <text:p>[,]/*LEI */,</text:p>
          </table:table-cell>
          <table:table-cell table:formula="of:=&quot;[&quot;&amp;LEFT([.AL4];1)&amp;&quot;,&quot;&amp;LEFT(RIGHT([.AL4];2);1)&amp;&quot;]/*&quot;&amp;[.AL$1]&amp;&quot;*/,&quot;" office:value-type="string" office:string-value="[,]/*LIV */," calcext:value-type="string">
            <text:p>[,]/*LIV */,</text:p>
          </table:table-cell>
          <table:table-cell table:formula="of:=&quot;[&quot;&amp;LEFT([.AM4];1)&amp;&quot;,&quot;&amp;LEFT(RIGHT([.AM4];2);1)&amp;&quot;]/*&quot;&amp;[.AM$1]&amp;&quot;*/,&quot;" office:value-type="string" office:string-value="[,]/*MCI */," calcext:value-type="string">
            <text:p>[,]/*MCI */,</text:p>
          </table:table-cell>
          <table:table-cell table:formula="of:=&quot;[&quot;&amp;LEFT([.AN4];1)&amp;&quot;,&quot;&amp;LEFT(RIGHT([.AN4];2);1)&amp;&quot;]/*&quot;&amp;[.AN$1]&amp;&quot;*/,&quot;" office:value-type="string" office:string-value="[,]/*MUN */," calcext:value-type="string">
            <text:p>[,]/*MUN */,</text:p>
          </table:table-cell>
          <table:table-cell table:formula="of:=&quot;[&quot;&amp;LEFT([.AO4];1)&amp;&quot;,&quot;&amp;LEFT(RIGHT([.AO4];2);1)&amp;&quot;]/*&quot;&amp;[.AO$1]&amp;&quot;*/,&quot;" office:value-type="string" office:string-value="[,]/*NEW */," calcext:value-type="string">
            <text:p>[,]/*NEW */,</text:p>
          </table:table-cell>
          <table:table-cell table:formula="of:=&quot;[&quot;&amp;LEFT([.AP4];1)&amp;&quot;,&quot;&amp;LEFT(RIGHT([.AP4];2);1)&amp;&quot;]/*&quot;&amp;[.AP$1]&amp;&quot;*/,&quot;" office:value-type="string" office:string-value="[,]/*NFO */," calcext:value-type="string">
            <text:p>[,]/*NFO */,</text:p>
          </table:table-cell>
          <table:table-cell table:formula="of:=&quot;[&quot;&amp;LEFT([.AQ4];1)&amp;&quot;,&quot;&amp;LEFT(RIGHT([.AQ4];2);1)&amp;&quot;]/*&quot;&amp;[.AQ$1]&amp;&quot;*/,&quot;" office:value-type="string" office:string-value="[,]/*SOU */," calcext:value-type="string">
            <text:p>[,]/*SOU */,</text:p>
          </table:table-cell>
          <table:table-cell table:formula="of:=&quot;[&quot;&amp;LEFT([.AR4];1)&amp;&quot;,&quot;&amp;LEFT(RIGHT([.AR4];2);1)&amp;&quot;]/*&quot;&amp;[.AR$1]&amp;&quot;*/,&quot;" office:value-type="string" office:string-value="[,]/*TOT */," calcext:value-type="string">
            <text:p>[,]/*TOT */,</text:p>
          </table:table-cell>
          <table:table-cell table:formula="of:=&quot;[&quot;&amp;LEFT([.AS4];1)&amp;&quot;,&quot;&amp;LEFT(RIGHT([.AS4];2);1)&amp;&quot;]/*&quot;&amp;[.AS$1]&amp;&quot;*/,&quot;" office:value-type="string" office:string-value="[,]/*WHU */," calcext:value-type="string">
            <text:p>[,]/*WHU */,</text:p>
          </table:table-cell>
          <table:table-cell table:formula="of:=&quot;[&quot;&amp;LEFT([.AT4];1)&amp;&quot;,&quot;&amp;LEFT(RIGHT([.AT4];2);1)&amp;&quot;]/*&quot;&amp;[.AT$1]&amp;&quot;*/,&quot;" office:value-type="string" office:string-value="[,]/*WOL */," calcext:value-type="string">
            <text:p>[,]/*WOL */,</text:p>
          </table:table-cell>
          <table:table-cell table:formula="of:=&quot;[&quot;&amp;LEFT([.AU4];1)&amp;&quot;,&quot;&amp;LEFT(RIGHT([.AU4];2);1)&amp;&quot;]/*&quot;&amp;[.AU$1]&amp;&quot;*/,&quot;" office:value-type="string" office:string-value="[,]/*BOT*/," calcext:value-type="string">
            <text:p>[,]/*BOT*/,</text:p>
          </table:table-cell>
          <table:table-cell table:formula="of:=&quot;[&quot;&amp;LEFT([.AV4];1)&amp;&quot;,&quot;&amp;LEFT(RIGHT([.AV4];2);1)&amp;&quot;]/*&quot;&amp;[.AV$1]&amp;&quot;*/,&quot;" office:value-type="string" office:string-value="[,]/*COR*/," calcext:value-type="string">
            <text:p>[,]/*COR*/,</text:p>
          </table:table-cell>
          <table:table-cell table:formula="of:=&quot;[&quot;&amp;LEFT([.AW4];1)&amp;&quot;,&quot;&amp;LEFT(RIGHT([.AW4];2);1)&amp;&quot;]/*&quot;&amp;[.AW$1]&amp;&quot;*/,&quot;" office:value-type="string" office:string-value="[,]/*FLA*/," calcext:value-type="string">
            <text:p>[,]/*FLA*/,</text:p>
          </table:table-cell>
          <table:table-cell table:formula="of:=&quot;[&quot;&amp;LEFT([.AX4];1)&amp;&quot;,&quot;&amp;LEFT(RIGHT([.AX4];2);1)&amp;&quot;]/*&quot;&amp;[.AX$1]&amp;&quot;*/]&quot;" office:value-type="string" office:string-value="[,]/*PAL*/]" calcext:value-type="string">
            <text:p>[,]/*PAL*/]</text:p>
          </table:table-cell>
          <table:table-cell table:formula="of:=CONCATENATE([.AZ4];[.BA4];[.BB4];[.BC4];[.BD4];[.BE4];[.BF4];[.BG4];[.BH4];[.BI4];[.BJ4];[.BK4];[.BL4];[.BM4];[.BN4];[.BO4];[.BP4];[.BQ4];[.BR4];[.BS4];[.BT4];[.BU4];[.BV4];[.BW4];[.BX4])&amp;&quot;,&quot;" office:value-type="string" office:string-value="[equipe[3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" calcext:value-type="string">
            <text:p>[equipe[3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</text:p>
          </table:table-cell>
        </table:table-row>
        <table:table-row table:style-name="ro3">
          <table:table-cell office:value-type="string" calcext:value-type="string">
            <text:p><text:a xlink:href="https://en.wikipedia.org/wiki/Brentford_F.C." xlink:type="simple">Brentford</text:a> </text:p>
          </table:table-cell>
          <table:table-cell/>
          <table:table-cell table:style-name="ce10"/>
          <table:table-cell table:number-columns-repeated="2"/>
          <table:table-cell table:style-name="ce10"/>
          <table:table-cell table:number-columns-repeated="8"/>
          <table:table-cell table:style-name="ce10"/>
          <table:table-cell table:number-columns-repeated="10"/>
          <table:table-cell table:formula="of:=[.A5]" office:value-type="string" office:string-value="Brentford " calcext:value-type="string">
            <text:p>Brentford </text:p>
          </table:table-cell>
          <table:table-cell table:formula="of:=IF(LEN([.B5])=4;[.B5];&quot;&quot;)">
            <text:p/>
          </table:table-cell>
          <table:table-cell table:formula="of:=IF(LEN([.C5])=4;[.C5];&quot;&quot;)">
            <text:p/>
          </table:table-cell>
          <table:table-cell table:formula="of:=IF(LEN([.D5])=4;[.D5];&quot;&quot;)">
            <text:p/>
          </table:table-cell>
          <table:table-cell table:formula="of:=IF(LEN([.E5])=4;[.E5];&quot;&quot;)">
            <text:p/>
          </table:table-cell>
          <table:table-cell table:formula="of:=IF(LEN([.F5])=4;[.F5];&quot;&quot;)">
            <text:p/>
          </table:table-cell>
          <table:table-cell table:formula="of:=IF(LEN([.G5])=4;[.G5];&quot;&quot;)">
            <text:p/>
          </table:table-cell>
          <table:table-cell table:formula="of:=IF(LEN([.H5])=4;[.H5];&quot;&quot;)">
            <text:p/>
          </table:table-cell>
          <table:table-cell table:formula="of:=IF(LEN([.I5])=4;[.I5];&quot;&quot;)">
            <text:p/>
          </table:table-cell>
          <table:table-cell table:formula="of:=IF(LEN([.J5])=4;[.J5];&quot;&quot;)">
            <text:p/>
          </table:table-cell>
          <table:table-cell table:formula="of:=IF(LEN([.K5])=4;[.K5];&quot;&quot;)">
            <text:p/>
          </table:table-cell>
          <table:table-cell table:formula="of:=IF(LEN([.L5])=4;[.L5];&quot;&quot;)">
            <text:p/>
          </table:table-cell>
          <table:table-cell table:formula="of:=IF(LEN([.M5])=4;[.M5];&quot;&quot;)">
            <text:p/>
          </table:table-cell>
          <table:table-cell table:formula="of:=IF(LEN([.N5])=4;[.N5];&quot;&quot;)">
            <text:p/>
          </table:table-cell>
          <table:table-cell table:formula="of:=IF(LEN([.O5])=4;[.O5];&quot;&quot;)">
            <text:p/>
          </table:table-cell>
          <table:table-cell table:formula="of:=IF(LEN([.P5])=4;[.P5];&quot;&quot;)">
            <text:p/>
          </table:table-cell>
          <table:table-cell table:formula="of:=IF(LEN([.Q5])=4;[.Q5];&quot;&quot;)">
            <text:p/>
          </table:table-cell>
          <table:table-cell table:formula="of:=IF(LEN([.R5])=4;[.R5];&quot;&quot;)">
            <text:p/>
          </table:table-cell>
          <table:table-cell table:formula="of:=IF(LEN([.S5])=4;[.S5];&quot;&quot;)">
            <text:p/>
          </table:table-cell>
          <table:table-cell table:formula="of:=IF(LEN([.T5])=4;[.T5];&quot;&quot;)">
            <text:p/>
          </table:table-cell>
          <table:table-cell table:formula="of:=IF(LEN([.U5])=4;[.U5];&quot;&quot;)">
            <text:p/>
          </table:table-cell>
          <table:table-cell table:formula="of:=IF(LEN([.V5])=4;[.V5];&quot;&quot;)">
            <text:p/>
          </table:table-cell>
          <table:table-cell table:formula="of:=IF(LEN([.W5])=4;[.W5];&quot;&quot;)">
            <text:p/>
          </table:table-cell>
          <table:table-cell table:formula="of:=IF(LEN([.X5])=4;[.X5];&quot;&quot;)">
            <text:p/>
          </table:table-cell>
          <table:table-cell table:formula="of:=IF(LEN([.Y5])=4;[.Y5];&quot;&quot;)">
            <text:p/>
          </table:table-cell>
          <table:table-cell office:value-type="float" office:value="4" calcext:value-type="float">
            <text:p>4</text:p>
          </table:table-cell>
          <table:table-cell table:formula="of:=&quot;[equipe[&quot;&amp;[.AY5]&amp;&quot;][0],&quot;" office:value-type="string" office:string-value="[equipe[4][0]," calcext:value-type="string">
            <text:p>[equipe[4][0],</text:p>
          </table:table-cell>
          <table:table-cell table:formula="of:=&quot;[&quot;&amp;LEFT([.AA5];1)&amp;&quot;,&quot;&amp;LEFT(RIGHT([.AA5];2);1)&amp;&quot;]/*&quot;&amp;[.AA$1]&amp;&quot;*/,&quot;" office:value-type="string" office:string-value="[,]/*ARS */," calcext:value-type="string">
            <text:p>[,]/*ARS */,</text:p>
          </table:table-cell>
          <table:table-cell table:formula="of:=&quot;[&quot;&amp;LEFT([.AB5];1)&amp;&quot;,&quot;&amp;LEFT(RIGHT([.AB5];2);1)&amp;&quot;]/*&quot;&amp;[.AB$1]&amp;&quot;*/,&quot;" office:value-type="string" office:string-value="[,]/*AVL */," calcext:value-type="string">
            <text:p>[,]/*AVL */,</text:p>
          </table:table-cell>
          <table:table-cell table:formula="of:=&quot;[&quot;&amp;LEFT([.AC5];1)&amp;&quot;,&quot;&amp;LEFT(RIGHT([.AC5];2);1)&amp;&quot;]/*&quot;&amp;[.AC$1]&amp;&quot;*/,&quot;" office:value-type="string" office:string-value="[,]/*BOU */," calcext:value-type="string">
            <text:p>[,]/*BOU */,</text:p>
          </table:table-cell>
          <table:table-cell table:style-name="ce17" table:formula="of:=&quot;[,]/*&quot;&amp;[.AD$1]&amp;&quot;*/,&quot;" office:value-type="string" office:string-value="[,]/*BRE */," calcext:value-type="string">
            <text:p>[,]/*BRE */,</text:p>
          </table:table-cell>
          <table:table-cell table:formula="of:=&quot;[&quot;&amp;LEFT([.AE5];1)&amp;&quot;,&quot;&amp;LEFT(RIGHT([.AE5];2);1)&amp;&quot;]/*&quot;&amp;[.AE$1]&amp;&quot;*/,&quot;" office:value-type="string" office:string-value="[,]/*BHA */," calcext:value-type="string">
            <text:p>[,]/*BHA */,</text:p>
          </table:table-cell>
          <table:table-cell table:formula="of:=&quot;[&quot;&amp;LEFT([.AF5];1)&amp;&quot;,&quot;&amp;LEFT(RIGHT([.AF5];2);1)&amp;&quot;]/*&quot;&amp;[.AF$1]&amp;&quot;*/,&quot;" office:value-type="string" office:string-value="[,]/*CHE */," calcext:value-type="string">
            <text:p>[,]/*CHE */,</text:p>
          </table:table-cell>
          <table:table-cell table:formula="of:=&quot;[&quot;&amp;LEFT([.AG5];1)&amp;&quot;,&quot;&amp;LEFT(RIGHT([.AG5];2);1)&amp;&quot;]/*&quot;&amp;[.AG$1]&amp;&quot;*/,&quot;" office:value-type="string" office:string-value="[,]/*CRY */," calcext:value-type="string">
            <text:p>[,]/*CRY */,</text:p>
          </table:table-cell>
          <table:table-cell table:formula="of:=&quot;[&quot;&amp;LEFT([.AH5];1)&amp;&quot;,&quot;&amp;LEFT(RIGHT([.AH5];2);1)&amp;&quot;]/*&quot;&amp;[.AH$1]&amp;&quot;*/,&quot;" office:value-type="string" office:string-value="[,]/*EVE */," calcext:value-type="string">
            <text:p>[,]/*EVE */,</text:p>
          </table:table-cell>
          <table:table-cell table:formula="of:=&quot;[&quot;&amp;LEFT([.AI5];1)&amp;&quot;,&quot;&amp;LEFT(RIGHT([.AI5];2);1)&amp;&quot;]/*&quot;&amp;[.AI$1]&amp;&quot;*/,&quot;" office:value-type="string" office:string-value="[,]/*FUL */," calcext:value-type="string">
            <text:p>[,]/*FUL */,</text:p>
          </table:table-cell>
          <table:table-cell table:formula="of:=&quot;[&quot;&amp;LEFT([.AJ5];1)&amp;&quot;,&quot;&amp;LEFT(RIGHT([.AJ5];2);1)&amp;&quot;]/*&quot;&amp;[.AJ$1]&amp;&quot;*/,&quot;" office:value-type="string" office:string-value="[,]/*IPS */," calcext:value-type="string">
            <text:p>[,]/*IPS */,</text:p>
          </table:table-cell>
          <table:table-cell table:formula="of:=&quot;[&quot;&amp;LEFT([.AK5];1)&amp;&quot;,&quot;&amp;LEFT(RIGHT([.AK5];2);1)&amp;&quot;]/*&quot;&amp;[.AK$1]&amp;&quot;*/,&quot;" office:value-type="string" office:string-value="[,]/*LEI */," calcext:value-type="string">
            <text:p>[,]/*LEI */,</text:p>
          </table:table-cell>
          <table:table-cell table:formula="of:=&quot;[&quot;&amp;LEFT([.AL5];1)&amp;&quot;,&quot;&amp;LEFT(RIGHT([.AL5];2);1)&amp;&quot;]/*&quot;&amp;[.AL$1]&amp;&quot;*/,&quot;" office:value-type="string" office:string-value="[,]/*LIV */," calcext:value-type="string">
            <text:p>[,]/*LIV */,</text:p>
          </table:table-cell>
          <table:table-cell table:formula="of:=&quot;[&quot;&amp;LEFT([.AM5];1)&amp;&quot;,&quot;&amp;LEFT(RIGHT([.AM5];2);1)&amp;&quot;]/*&quot;&amp;[.AM$1]&amp;&quot;*/,&quot;" office:value-type="string" office:string-value="[,]/*MCI */," calcext:value-type="string">
            <text:p>[,]/*MCI */,</text:p>
          </table:table-cell>
          <table:table-cell table:formula="of:=&quot;[&quot;&amp;LEFT([.AN5];1)&amp;&quot;,&quot;&amp;LEFT(RIGHT([.AN5];2);1)&amp;&quot;]/*&quot;&amp;[.AN$1]&amp;&quot;*/,&quot;" office:value-type="string" office:string-value="[,]/*MUN */," calcext:value-type="string">
            <text:p>[,]/*MUN */,</text:p>
          </table:table-cell>
          <table:table-cell table:formula="of:=&quot;[&quot;&amp;LEFT([.AO5];1)&amp;&quot;,&quot;&amp;LEFT(RIGHT([.AO5];2);1)&amp;&quot;]/*&quot;&amp;[.AO$1]&amp;&quot;*/,&quot;" office:value-type="string" office:string-value="[,]/*NEW */," calcext:value-type="string">
            <text:p>[,]/*NEW */,</text:p>
          </table:table-cell>
          <table:table-cell table:formula="of:=&quot;[&quot;&amp;LEFT([.AP5];1)&amp;&quot;,&quot;&amp;LEFT(RIGHT([.AP5];2);1)&amp;&quot;]/*&quot;&amp;[.AP$1]&amp;&quot;*/,&quot;" office:value-type="string" office:string-value="[,]/*NFO */," calcext:value-type="string">
            <text:p>[,]/*NFO */,</text:p>
          </table:table-cell>
          <table:table-cell table:formula="of:=&quot;[&quot;&amp;LEFT([.AQ5];1)&amp;&quot;,&quot;&amp;LEFT(RIGHT([.AQ5];2);1)&amp;&quot;]/*&quot;&amp;[.AQ$1]&amp;&quot;*/,&quot;" office:value-type="string" office:string-value="[,]/*SOU */," calcext:value-type="string">
            <text:p>[,]/*SOU */,</text:p>
          </table:table-cell>
          <table:table-cell table:formula="of:=&quot;[&quot;&amp;LEFT([.AR5];1)&amp;&quot;,&quot;&amp;LEFT(RIGHT([.AR5];2);1)&amp;&quot;]/*&quot;&amp;[.AR$1]&amp;&quot;*/,&quot;" office:value-type="string" office:string-value="[,]/*TOT */," calcext:value-type="string">
            <text:p>[,]/*TOT */,</text:p>
          </table:table-cell>
          <table:table-cell table:formula="of:=&quot;[&quot;&amp;LEFT([.AS5];1)&amp;&quot;,&quot;&amp;LEFT(RIGHT([.AS5];2);1)&amp;&quot;]/*&quot;&amp;[.AS$1]&amp;&quot;*/,&quot;" office:value-type="string" office:string-value="[,]/*WHU */," calcext:value-type="string">
            <text:p>[,]/*WHU */,</text:p>
          </table:table-cell>
          <table:table-cell table:formula="of:=&quot;[&quot;&amp;LEFT([.AT5];1)&amp;&quot;,&quot;&amp;LEFT(RIGHT([.AT5];2);1)&amp;&quot;]/*&quot;&amp;[.AT$1]&amp;&quot;*/,&quot;" office:value-type="string" office:string-value="[,]/*WOL */," calcext:value-type="string">
            <text:p>[,]/*WOL */,</text:p>
          </table:table-cell>
          <table:table-cell table:formula="of:=&quot;[&quot;&amp;LEFT([.AU5];1)&amp;&quot;,&quot;&amp;LEFT(RIGHT([.AU5];2);1)&amp;&quot;]/*&quot;&amp;[.AU$1]&amp;&quot;*/,&quot;" office:value-type="string" office:string-value="[,]/*BOT*/," calcext:value-type="string">
            <text:p>[,]/*BOT*/,</text:p>
          </table:table-cell>
          <table:table-cell table:formula="of:=&quot;[&quot;&amp;LEFT([.AV5];1)&amp;&quot;,&quot;&amp;LEFT(RIGHT([.AV5];2);1)&amp;&quot;]/*&quot;&amp;[.AV$1]&amp;&quot;*/,&quot;" office:value-type="string" office:string-value="[,]/*COR*/," calcext:value-type="string">
            <text:p>[,]/*COR*/,</text:p>
          </table:table-cell>
          <table:table-cell table:formula="of:=&quot;[&quot;&amp;LEFT([.AW5];1)&amp;&quot;,&quot;&amp;LEFT(RIGHT([.AW5];2);1)&amp;&quot;]/*&quot;&amp;[.AW$1]&amp;&quot;*/,&quot;" office:value-type="string" office:string-value="[,]/*FLA*/," calcext:value-type="string">
            <text:p>[,]/*FLA*/,</text:p>
          </table:table-cell>
          <table:table-cell table:formula="of:=&quot;[&quot;&amp;LEFT([.AX5];1)&amp;&quot;,&quot;&amp;LEFT(RIGHT([.AX5];2);1)&amp;&quot;]/*&quot;&amp;[.AX$1]&amp;&quot;*/]&quot;" office:value-type="string" office:string-value="[,]/*PAL*/]" calcext:value-type="string">
            <text:p>[,]/*PAL*/]</text:p>
          </table:table-cell>
          <table:table-cell table:formula="of:=CONCATENATE([.AZ5];[.BA5];[.BB5];[.BC5];[.BD5];[.BE5];[.BF5];[.BG5];[.BH5];[.BI5];[.BJ5];[.BK5];[.BL5];[.BM5];[.BN5];[.BO5];[.BP5];[.BQ5];[.BR5];[.BS5];[.BT5];[.BU5];[.BV5];[.BW5];[.BX5])&amp;&quot;,&quot;" office:value-type="string" office:string-value="[equipe[4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" calcext:value-type="string">
            <text:p>[equipe[4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</text:p>
          </table:table-cell>
        </table:table-row>
        <table:table-row table:style-name="ro3">
          <table:table-cell office:value-type="string" calcext:value-type="string">
            <text:p><text:a xlink:href="https://en.wikipedia.org/wiki/Brighton_%26_Hove_Albion_F.C." xlink:type="simple">Brighton &amp; Hove Albion</text:a> </text:p>
          </table:table-cell>
          <table:table-cell/>
          <table:table-cell table:style-name="ce10"/>
          <table:table-cell table:number-columns-repeated="6"/>
          <table:table-cell table:style-name="ce10"/>
          <table:table-cell/>
          <table:table-cell table:style-name="ce10" table:number-columns-repeated="2"/>
          <table:table-cell table:number-columns-repeated="2"/>
          <table:table-cell table:style-name="ce10"/>
          <table:table-cell table:number-columns-repeated="3"/>
          <table:table-cell table:style-name="ce10"/>
          <table:table-cell table:number-columns-repeated="5"/>
          <table:table-cell table:formula="of:=[.A6]" office:value-type="string" office:string-value="Brighton &amp; Hove Albion " calcext:value-type="string">
            <text:p>Brighton &amp; Hove Albion </text:p>
          </table:table-cell>
          <table:table-cell table:formula="of:=IF(LEN([.B6])=4;[.B6];&quot;&quot;)">
            <text:p/>
          </table:table-cell>
          <table:table-cell table:formula="of:=IF(LEN([.C6])=4;[.C6];&quot;&quot;)">
            <text:p/>
          </table:table-cell>
          <table:table-cell table:formula="of:=IF(LEN([.D6])=4;[.D6];&quot;&quot;)">
            <text:p/>
          </table:table-cell>
          <table:table-cell table:formula="of:=IF(LEN([.E6])=4;[.E6];&quot;&quot;)">
            <text:p/>
          </table:table-cell>
          <table:table-cell table:formula="of:=IF(LEN([.F6])=4;[.F6];&quot;&quot;)">
            <text:p/>
          </table:table-cell>
          <table:table-cell table:formula="of:=IF(LEN([.G6])=4;[.G6];&quot;&quot;)">
            <text:p/>
          </table:table-cell>
          <table:table-cell table:formula="of:=IF(LEN([.H6])=4;[.H6];&quot;&quot;)">
            <text:p/>
          </table:table-cell>
          <table:table-cell table:formula="of:=IF(LEN([.I6])=4;[.I6];&quot;&quot;)">
            <text:p/>
          </table:table-cell>
          <table:table-cell table:formula="of:=IF(LEN([.J6])=4;[.J6];&quot;&quot;)">
            <text:p/>
          </table:table-cell>
          <table:table-cell table:formula="of:=IF(LEN([.K6])=4;[.K6];&quot;&quot;)">
            <text:p/>
          </table:table-cell>
          <table:table-cell table:formula="of:=IF(LEN([.L6])=4;[.L6];&quot;&quot;)">
            <text:p/>
          </table:table-cell>
          <table:table-cell table:formula="of:=IF(LEN([.M6])=4;[.M6];&quot;&quot;)">
            <text:p/>
          </table:table-cell>
          <table:table-cell table:formula="of:=IF(LEN([.N6])=4;[.N6];&quot;&quot;)">
            <text:p/>
          </table:table-cell>
          <table:table-cell table:formula="of:=IF(LEN([.O6])=4;[.O6];&quot;&quot;)">
            <text:p/>
          </table:table-cell>
          <table:table-cell table:formula="of:=IF(LEN([.P6])=4;[.P6];&quot;&quot;)">
            <text:p/>
          </table:table-cell>
          <table:table-cell table:formula="of:=IF(LEN([.Q6])=4;[.Q6];&quot;&quot;)">
            <text:p/>
          </table:table-cell>
          <table:table-cell table:formula="of:=IF(LEN([.R6])=4;[.R6];&quot;&quot;)">
            <text:p/>
          </table:table-cell>
          <table:table-cell table:formula="of:=IF(LEN([.S6])=4;[.S6];&quot;&quot;)">
            <text:p/>
          </table:table-cell>
          <table:table-cell table:formula="of:=IF(LEN([.T6])=4;[.T6];&quot;&quot;)">
            <text:p/>
          </table:table-cell>
          <table:table-cell table:formula="of:=IF(LEN([.U6])=4;[.U6];&quot;&quot;)">
            <text:p/>
          </table:table-cell>
          <table:table-cell table:formula="of:=IF(LEN([.V6])=4;[.V6];&quot;&quot;)">
            <text:p/>
          </table:table-cell>
          <table:table-cell table:formula="of:=IF(LEN([.W6])=4;[.W6];&quot;&quot;)">
            <text:p/>
          </table:table-cell>
          <table:table-cell table:formula="of:=IF(LEN([.X6])=4;[.X6];&quot;&quot;)">
            <text:p/>
          </table:table-cell>
          <table:table-cell table:formula="of:=IF(LEN([.Y6])=4;[.Y6];&quot;&quot;)">
            <text:p/>
          </table:table-cell>
          <table:table-cell office:value-type="float" office:value="5" calcext:value-type="float">
            <text:p>5</text:p>
          </table:table-cell>
          <table:table-cell table:formula="of:=&quot;[equipe[&quot;&amp;[.AY6]&amp;&quot;][0],&quot;" office:value-type="string" office:string-value="[equipe[5][0]," calcext:value-type="string">
            <text:p>[equipe[5][0],</text:p>
          </table:table-cell>
          <table:table-cell table:formula="of:=&quot;[&quot;&amp;LEFT([.AA6];1)&amp;&quot;,&quot;&amp;LEFT(RIGHT([.AA6];2);1)&amp;&quot;]/*&quot;&amp;[.AA$1]&amp;&quot;*/,&quot;" office:value-type="string" office:string-value="[,]/*ARS */," calcext:value-type="string">
            <text:p>[,]/*ARS */,</text:p>
          </table:table-cell>
          <table:table-cell table:formula="of:=&quot;[&quot;&amp;LEFT([.AB6];1)&amp;&quot;,&quot;&amp;LEFT(RIGHT([.AB6];2);1)&amp;&quot;]/*&quot;&amp;[.AB$1]&amp;&quot;*/,&quot;" office:value-type="string" office:string-value="[,]/*AVL */," calcext:value-type="string">
            <text:p>[,]/*AVL */,</text:p>
          </table:table-cell>
          <table:table-cell table:formula="of:=&quot;[&quot;&amp;LEFT([.AC6];1)&amp;&quot;,&quot;&amp;LEFT(RIGHT([.AC6];2);1)&amp;&quot;]/*&quot;&amp;[.AC$1]&amp;&quot;*/,&quot;" office:value-type="string" office:string-value="[,]/*BOU */," calcext:value-type="string">
            <text:p>[,]/*BOU */,</text:p>
          </table:table-cell>
          <table:table-cell table:formula="of:=&quot;[&quot;&amp;LEFT([.AD6];1)&amp;&quot;,&quot;&amp;LEFT(RIGHT([.AD6];2);1)&amp;&quot;]/*&quot;&amp;[.AD$1]&amp;&quot;*/,&quot;" office:value-type="string" office:string-value="[,]/*BRE */," calcext:value-type="string">
            <text:p>[,]/*BRE */,</text:p>
          </table:table-cell>
          <table:table-cell table:style-name="ce17" table:formula="of:=&quot;[,]/*&quot;&amp;[.AE$1]&amp;&quot;*/,&quot;" office:value-type="string" office:string-value="[,]/*BHA */," calcext:value-type="string">
            <text:p>[,]/*BHA */,</text:p>
          </table:table-cell>
          <table:table-cell table:formula="of:=&quot;[&quot;&amp;LEFT([.AF6];1)&amp;&quot;,&quot;&amp;LEFT(RIGHT([.AF6];2);1)&amp;&quot;]/*&quot;&amp;[.AF$1]&amp;&quot;*/,&quot;" office:value-type="string" office:string-value="[,]/*CHE */," calcext:value-type="string">
            <text:p>[,]/*CHE */,</text:p>
          </table:table-cell>
          <table:table-cell table:formula="of:=&quot;[&quot;&amp;LEFT([.AG6];1)&amp;&quot;,&quot;&amp;LEFT(RIGHT([.AG6];2);1)&amp;&quot;]/*&quot;&amp;[.AG$1]&amp;&quot;*/,&quot;" office:value-type="string" office:string-value="[,]/*CRY */," calcext:value-type="string">
            <text:p>[,]/*CRY */,</text:p>
          </table:table-cell>
          <table:table-cell table:formula="of:=&quot;[&quot;&amp;LEFT([.AH6];1)&amp;&quot;,&quot;&amp;LEFT(RIGHT([.AH6];2);1)&amp;&quot;]/*&quot;&amp;[.AH$1]&amp;&quot;*/,&quot;" office:value-type="string" office:string-value="[,]/*EVE */," calcext:value-type="string">
            <text:p>[,]/*EVE */,</text:p>
          </table:table-cell>
          <table:table-cell table:formula="of:=&quot;[&quot;&amp;LEFT([.AI6];1)&amp;&quot;,&quot;&amp;LEFT(RIGHT([.AI6];2);1)&amp;&quot;]/*&quot;&amp;[.AI$1]&amp;&quot;*/,&quot;" office:value-type="string" office:string-value="[,]/*FUL */," calcext:value-type="string">
            <text:p>[,]/*FUL */,</text:p>
          </table:table-cell>
          <table:table-cell table:formula="of:=&quot;[&quot;&amp;LEFT([.AJ6];1)&amp;&quot;,&quot;&amp;LEFT(RIGHT([.AJ6];2);1)&amp;&quot;]/*&quot;&amp;[.AJ$1]&amp;&quot;*/,&quot;" office:value-type="string" office:string-value="[,]/*IPS */," calcext:value-type="string">
            <text:p>[,]/*IPS */,</text:p>
          </table:table-cell>
          <table:table-cell table:formula="of:=&quot;[&quot;&amp;LEFT([.AK6];1)&amp;&quot;,&quot;&amp;LEFT(RIGHT([.AK6];2);1)&amp;&quot;]/*&quot;&amp;[.AK$1]&amp;&quot;*/,&quot;" office:value-type="string" office:string-value="[,]/*LEI */," calcext:value-type="string">
            <text:p>[,]/*LEI */,</text:p>
          </table:table-cell>
          <table:table-cell table:formula="of:=&quot;[&quot;&amp;LEFT([.AL6];1)&amp;&quot;,&quot;&amp;LEFT(RIGHT([.AL6];2);1)&amp;&quot;]/*&quot;&amp;[.AL$1]&amp;&quot;*/,&quot;" office:value-type="string" office:string-value="[,]/*LIV */," calcext:value-type="string">
            <text:p>[,]/*LIV */,</text:p>
          </table:table-cell>
          <table:table-cell table:formula="of:=&quot;[&quot;&amp;LEFT([.AM6];1)&amp;&quot;,&quot;&amp;LEFT(RIGHT([.AM6];2);1)&amp;&quot;]/*&quot;&amp;[.AM$1]&amp;&quot;*/,&quot;" office:value-type="string" office:string-value="[,]/*MCI */," calcext:value-type="string">
            <text:p>[,]/*MCI */,</text:p>
          </table:table-cell>
          <table:table-cell table:formula="of:=&quot;[&quot;&amp;LEFT([.AN6];1)&amp;&quot;,&quot;&amp;LEFT(RIGHT([.AN6];2);1)&amp;&quot;]/*&quot;&amp;[.AN$1]&amp;&quot;*/,&quot;" office:value-type="string" office:string-value="[,]/*MUN */," calcext:value-type="string">
            <text:p>[,]/*MUN */,</text:p>
          </table:table-cell>
          <table:table-cell table:formula="of:=&quot;[&quot;&amp;LEFT([.AO6];1)&amp;&quot;,&quot;&amp;LEFT(RIGHT([.AO6];2);1)&amp;&quot;]/*&quot;&amp;[.AO$1]&amp;&quot;*/,&quot;" office:value-type="string" office:string-value="[,]/*NEW */," calcext:value-type="string">
            <text:p>[,]/*NEW */,</text:p>
          </table:table-cell>
          <table:table-cell table:formula="of:=&quot;[&quot;&amp;LEFT([.AP6];1)&amp;&quot;,&quot;&amp;LEFT(RIGHT([.AP6];2);1)&amp;&quot;]/*&quot;&amp;[.AP$1]&amp;&quot;*/,&quot;" office:value-type="string" office:string-value="[,]/*NFO */," calcext:value-type="string">
            <text:p>[,]/*NFO */,</text:p>
          </table:table-cell>
          <table:table-cell table:formula="of:=&quot;[&quot;&amp;LEFT([.AQ6];1)&amp;&quot;,&quot;&amp;LEFT(RIGHT([.AQ6];2);1)&amp;&quot;]/*&quot;&amp;[.AQ$1]&amp;&quot;*/,&quot;" office:value-type="string" office:string-value="[,]/*SOU */," calcext:value-type="string">
            <text:p>[,]/*SOU */,</text:p>
          </table:table-cell>
          <table:table-cell table:formula="of:=&quot;[&quot;&amp;LEFT([.AR6];1)&amp;&quot;,&quot;&amp;LEFT(RIGHT([.AR6];2);1)&amp;&quot;]/*&quot;&amp;[.AR$1]&amp;&quot;*/,&quot;" office:value-type="string" office:string-value="[,]/*TOT */," calcext:value-type="string">
            <text:p>[,]/*TOT */,</text:p>
          </table:table-cell>
          <table:table-cell table:formula="of:=&quot;[&quot;&amp;LEFT([.AS6];1)&amp;&quot;,&quot;&amp;LEFT(RIGHT([.AS6];2);1)&amp;&quot;]/*&quot;&amp;[.AS$1]&amp;&quot;*/,&quot;" office:value-type="string" office:string-value="[,]/*WHU */," calcext:value-type="string">
            <text:p>[,]/*WHU */,</text:p>
          </table:table-cell>
          <table:table-cell table:formula="of:=&quot;[&quot;&amp;LEFT([.AT6];1)&amp;&quot;,&quot;&amp;LEFT(RIGHT([.AT6];2);1)&amp;&quot;]/*&quot;&amp;[.AT$1]&amp;&quot;*/,&quot;" office:value-type="string" office:string-value="[,]/*WOL */," calcext:value-type="string">
            <text:p>[,]/*WOL */,</text:p>
          </table:table-cell>
          <table:table-cell table:formula="of:=&quot;[&quot;&amp;LEFT([.AU6];1)&amp;&quot;,&quot;&amp;LEFT(RIGHT([.AU6];2);1)&amp;&quot;]/*&quot;&amp;[.AU$1]&amp;&quot;*/,&quot;" office:value-type="string" office:string-value="[,]/*BOT*/," calcext:value-type="string">
            <text:p>[,]/*BOT*/,</text:p>
          </table:table-cell>
          <table:table-cell table:formula="of:=&quot;[&quot;&amp;LEFT([.AV6];1)&amp;&quot;,&quot;&amp;LEFT(RIGHT([.AV6];2);1)&amp;&quot;]/*&quot;&amp;[.AV$1]&amp;&quot;*/,&quot;" office:value-type="string" office:string-value="[,]/*COR*/," calcext:value-type="string">
            <text:p>[,]/*COR*/,</text:p>
          </table:table-cell>
          <table:table-cell table:formula="of:=&quot;[&quot;&amp;LEFT([.AW6];1)&amp;&quot;,&quot;&amp;LEFT(RIGHT([.AW6];2);1)&amp;&quot;]/*&quot;&amp;[.AW$1]&amp;&quot;*/,&quot;" office:value-type="string" office:string-value="[,]/*FLA*/," calcext:value-type="string">
            <text:p>[,]/*FLA*/,</text:p>
          </table:table-cell>
          <table:table-cell table:formula="of:=&quot;[&quot;&amp;LEFT([.AX6];1)&amp;&quot;,&quot;&amp;LEFT(RIGHT([.AX6];2);1)&amp;&quot;]/*&quot;&amp;[.AX$1]&amp;&quot;*/]&quot;" office:value-type="string" office:string-value="[,]/*PAL*/]" calcext:value-type="string">
            <text:p>[,]/*PAL*/]</text:p>
          </table:table-cell>
          <table:table-cell table:formula="of:=CONCATENATE([.AZ6];[.BA6];[.BB6];[.BC6];[.BD6];[.BE6];[.BF6];[.BG6];[.BH6];[.BI6];[.BJ6];[.BK6];[.BL6];[.BM6];[.BN6];[.BO6];[.BP6];[.BQ6];[.BR6];[.BS6];[.BT6];[.BU6];[.BV6];[.BW6];[.BX6])&amp;&quot;,&quot;" office:value-type="string" office:string-value="[equipe[5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" calcext:value-type="string">
            <text:p>[equipe[5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</text:p>
          </table:table-cell>
        </table:table-row>
        <table:table-row table:style-name="ro3">
          <table:table-cell office:value-type="string" calcext:value-type="string">
            <text:p><text:a xlink:href="https://en.wikipedia.org/wiki/Chelsea_F.C." xlink:type="simple">Chelsea</text:a> </text:p>
          </table:table-cell>
          <table:table-cell table:number-columns-repeated="7"/>
          <table:table-cell table:style-name="ce10"/>
          <table:table-cell/>
          <table:table-cell table:style-name="ce10" table:number-columns-repeated="2"/>
          <table:table-cell table:number-columns-repeated="2"/>
          <table:table-cell table:style-name="ce10"/>
          <table:table-cell table:number-columns-repeated="10"/>
          <table:table-cell table:formula="of:=[.A7]" office:value-type="string" office:string-value="Chelsea " calcext:value-type="string">
            <text:p>Chelsea </text:p>
          </table:table-cell>
          <table:table-cell table:formula="of:=IF(LEN([.B7])=4;[.B7];&quot;&quot;)">
            <text:p/>
          </table:table-cell>
          <table:table-cell table:formula="of:=IF(LEN([.C7])=4;[.C7];&quot;&quot;)">
            <text:p/>
          </table:table-cell>
          <table:table-cell table:formula="of:=IF(LEN([.D7])=4;[.D7];&quot;&quot;)">
            <text:p/>
          </table:table-cell>
          <table:table-cell table:formula="of:=IF(LEN([.E7])=4;[.E7];&quot;&quot;)">
            <text:p/>
          </table:table-cell>
          <table:table-cell table:formula="of:=IF(LEN([.F7])=4;[.F7];&quot;&quot;)">
            <text:p/>
          </table:table-cell>
          <table:table-cell table:formula="of:=IF(LEN([.G7])=4;[.G7];&quot;&quot;)">
            <text:p/>
          </table:table-cell>
          <table:table-cell table:formula="of:=IF(LEN([.H7])=4;[.H7];&quot;&quot;)">
            <text:p/>
          </table:table-cell>
          <table:table-cell table:formula="of:=IF(LEN([.I7])=4;[.I7];&quot;&quot;)">
            <text:p/>
          </table:table-cell>
          <table:table-cell table:formula="of:=IF(LEN([.J7])=4;[.J7];&quot;&quot;)">
            <text:p/>
          </table:table-cell>
          <table:table-cell table:formula="of:=IF(LEN([.K7])=4;[.K7];&quot;&quot;)">
            <text:p/>
          </table:table-cell>
          <table:table-cell table:formula="of:=IF(LEN([.L7])=4;[.L7];&quot;&quot;)">
            <text:p/>
          </table:table-cell>
          <table:table-cell table:formula="of:=IF(LEN([.M7])=4;[.M7];&quot;&quot;)">
            <text:p/>
          </table:table-cell>
          <table:table-cell table:formula="of:=IF(LEN([.N7])=4;[.N7];&quot;&quot;)">
            <text:p/>
          </table:table-cell>
          <table:table-cell table:formula="of:=IF(LEN([.O7])=4;[.O7];&quot;&quot;)">
            <text:p/>
          </table:table-cell>
          <table:table-cell table:formula="of:=IF(LEN([.P7])=4;[.P7];&quot;&quot;)">
            <text:p/>
          </table:table-cell>
          <table:table-cell table:formula="of:=IF(LEN([.Q7])=4;[.Q7];&quot;&quot;)">
            <text:p/>
          </table:table-cell>
          <table:table-cell table:formula="of:=IF(LEN([.R7])=4;[.R7];&quot;&quot;)">
            <text:p/>
          </table:table-cell>
          <table:table-cell table:formula="of:=IF(LEN([.S7])=4;[.S7];&quot;&quot;)">
            <text:p/>
          </table:table-cell>
          <table:table-cell table:formula="of:=IF(LEN([.T7])=4;[.T7];&quot;&quot;)">
            <text:p/>
          </table:table-cell>
          <table:table-cell table:formula="of:=IF(LEN([.U7])=4;[.U7];&quot;&quot;)">
            <text:p/>
          </table:table-cell>
          <table:table-cell table:formula="of:=IF(LEN([.V7])=4;[.V7];&quot;&quot;)">
            <text:p/>
          </table:table-cell>
          <table:table-cell table:formula="of:=IF(LEN([.W7])=4;[.W7];&quot;&quot;)">
            <text:p/>
          </table:table-cell>
          <table:table-cell table:formula="of:=IF(LEN([.X7])=4;[.X7];&quot;&quot;)">
            <text:p/>
          </table:table-cell>
          <table:table-cell table:formula="of:=IF(LEN([.Y7])=4;[.Y7];&quot;&quot;)">
            <text:p/>
          </table:table-cell>
          <table:table-cell office:value-type="float" office:value="6" calcext:value-type="float">
            <text:p>6</text:p>
          </table:table-cell>
          <table:table-cell table:formula="of:=&quot;[equipe[&quot;&amp;[.AY7]&amp;&quot;][0],&quot;" office:value-type="string" office:string-value="[equipe[6][0]," calcext:value-type="string">
            <text:p>[equipe[6][0],</text:p>
          </table:table-cell>
          <table:table-cell table:formula="of:=&quot;[&quot;&amp;LEFT([.AA7];1)&amp;&quot;,&quot;&amp;LEFT(RIGHT([.AA7];2);1)&amp;&quot;]/*&quot;&amp;[.AA$1]&amp;&quot;*/,&quot;" office:value-type="string" office:string-value="[,]/*ARS */," calcext:value-type="string">
            <text:p>[,]/*ARS */,</text:p>
          </table:table-cell>
          <table:table-cell table:formula="of:=&quot;[&quot;&amp;LEFT([.AB7];1)&amp;&quot;,&quot;&amp;LEFT(RIGHT([.AB7];2);1)&amp;&quot;]/*&quot;&amp;[.AB$1]&amp;&quot;*/,&quot;" office:value-type="string" office:string-value="[,]/*AVL */," calcext:value-type="string">
            <text:p>[,]/*AVL */,</text:p>
          </table:table-cell>
          <table:table-cell table:formula="of:=&quot;[&quot;&amp;LEFT([.AC7];1)&amp;&quot;,&quot;&amp;LEFT(RIGHT([.AC7];2);1)&amp;&quot;]/*&quot;&amp;[.AC$1]&amp;&quot;*/,&quot;" office:value-type="string" office:string-value="[,]/*BOU */," calcext:value-type="string">
            <text:p>[,]/*BOU */,</text:p>
          </table:table-cell>
          <table:table-cell table:formula="of:=&quot;[&quot;&amp;LEFT([.AD7];1)&amp;&quot;,&quot;&amp;LEFT(RIGHT([.AD7];2);1)&amp;&quot;]/*&quot;&amp;[.AD$1]&amp;&quot;*/,&quot;" office:value-type="string" office:string-value="[,]/*BRE */," calcext:value-type="string">
            <text:p>[,]/*BRE */,</text:p>
          </table:table-cell>
          <table:table-cell table:formula="of:=&quot;[&quot;&amp;LEFT([.AE7];1)&amp;&quot;,&quot;&amp;LEFT(RIGHT([.AE7];2);1)&amp;&quot;]/*&quot;&amp;[.AE$1]&amp;&quot;*/,&quot;" office:value-type="string" office:string-value="[,]/*BHA */," calcext:value-type="string">
            <text:p>[,]/*BHA */,</text:p>
          </table:table-cell>
          <table:table-cell table:style-name="ce17" table:formula="of:=&quot;[,]/*&quot;&amp;[.AF$1]&amp;&quot;*/,&quot;" office:value-type="string" office:string-value="[,]/*CHE */," calcext:value-type="string">
            <text:p>[,]/*CHE */,</text:p>
          </table:table-cell>
          <table:table-cell table:formula="of:=&quot;[&quot;&amp;LEFT([.AG7];1)&amp;&quot;,&quot;&amp;LEFT(RIGHT([.AG7];2);1)&amp;&quot;]/*&quot;&amp;[.AG$1]&amp;&quot;*/,&quot;" office:value-type="string" office:string-value="[,]/*CRY */," calcext:value-type="string">
            <text:p>[,]/*CRY */,</text:p>
          </table:table-cell>
          <table:table-cell table:formula="of:=&quot;[&quot;&amp;LEFT([.AH7];1)&amp;&quot;,&quot;&amp;LEFT(RIGHT([.AH7];2);1)&amp;&quot;]/*&quot;&amp;[.AH$1]&amp;&quot;*/,&quot;" office:value-type="string" office:string-value="[,]/*EVE */," calcext:value-type="string">
            <text:p>[,]/*EVE */,</text:p>
          </table:table-cell>
          <table:table-cell table:formula="of:=&quot;[&quot;&amp;LEFT([.AI7];1)&amp;&quot;,&quot;&amp;LEFT(RIGHT([.AI7];2);1)&amp;&quot;]/*&quot;&amp;[.AI$1]&amp;&quot;*/,&quot;" office:value-type="string" office:string-value="[,]/*FUL */," calcext:value-type="string">
            <text:p>[,]/*FUL */,</text:p>
          </table:table-cell>
          <table:table-cell table:formula="of:=&quot;[&quot;&amp;LEFT([.AJ7];1)&amp;&quot;,&quot;&amp;LEFT(RIGHT([.AJ7];2);1)&amp;&quot;]/*&quot;&amp;[.AJ$1]&amp;&quot;*/,&quot;" office:value-type="string" office:string-value="[,]/*IPS */," calcext:value-type="string">
            <text:p>[,]/*IPS */,</text:p>
          </table:table-cell>
          <table:table-cell table:formula="of:=&quot;[&quot;&amp;LEFT([.AK7];1)&amp;&quot;,&quot;&amp;LEFT(RIGHT([.AK7];2);1)&amp;&quot;]/*&quot;&amp;[.AK$1]&amp;&quot;*/,&quot;" office:value-type="string" office:string-value="[,]/*LEI */," calcext:value-type="string">
            <text:p>[,]/*LEI */,</text:p>
          </table:table-cell>
          <table:table-cell table:formula="of:=&quot;[&quot;&amp;LEFT([.AL7];1)&amp;&quot;,&quot;&amp;LEFT(RIGHT([.AL7];2);1)&amp;&quot;]/*&quot;&amp;[.AL$1]&amp;&quot;*/,&quot;" office:value-type="string" office:string-value="[,]/*LIV */," calcext:value-type="string">
            <text:p>[,]/*LIV */,</text:p>
          </table:table-cell>
          <table:table-cell table:formula="of:=&quot;[&quot;&amp;LEFT([.AM7];1)&amp;&quot;,&quot;&amp;LEFT(RIGHT([.AM7];2);1)&amp;&quot;]/*&quot;&amp;[.AM$1]&amp;&quot;*/,&quot;" office:value-type="string" office:string-value="[,]/*MCI */," calcext:value-type="string">
            <text:p>[,]/*MCI */,</text:p>
          </table:table-cell>
          <table:table-cell table:formula="of:=&quot;[&quot;&amp;LEFT([.AN7];1)&amp;&quot;,&quot;&amp;LEFT(RIGHT([.AN7];2);1)&amp;&quot;]/*&quot;&amp;[.AN$1]&amp;&quot;*/,&quot;" office:value-type="string" office:string-value="[,]/*MUN */," calcext:value-type="string">
            <text:p>[,]/*MUN */,</text:p>
          </table:table-cell>
          <table:table-cell table:formula="of:=&quot;[&quot;&amp;LEFT([.AO7];1)&amp;&quot;,&quot;&amp;LEFT(RIGHT([.AO7];2);1)&amp;&quot;]/*&quot;&amp;[.AO$1]&amp;&quot;*/,&quot;" office:value-type="string" office:string-value="[,]/*NEW */," calcext:value-type="string">
            <text:p>[,]/*NEW */,</text:p>
          </table:table-cell>
          <table:table-cell table:formula="of:=&quot;[&quot;&amp;LEFT([.AP7];1)&amp;&quot;,&quot;&amp;LEFT(RIGHT([.AP7];2);1)&amp;&quot;]/*&quot;&amp;[.AP$1]&amp;&quot;*/,&quot;" office:value-type="string" office:string-value="[,]/*NFO */," calcext:value-type="string">
            <text:p>[,]/*NFO */,</text:p>
          </table:table-cell>
          <table:table-cell table:formula="of:=&quot;[&quot;&amp;LEFT([.AQ7];1)&amp;&quot;,&quot;&amp;LEFT(RIGHT([.AQ7];2);1)&amp;&quot;]/*&quot;&amp;[.AQ$1]&amp;&quot;*/,&quot;" office:value-type="string" office:string-value="[,]/*SOU */," calcext:value-type="string">
            <text:p>[,]/*SOU */,</text:p>
          </table:table-cell>
          <table:table-cell table:formula="of:=&quot;[&quot;&amp;LEFT([.AR7];1)&amp;&quot;,&quot;&amp;LEFT(RIGHT([.AR7];2);1)&amp;&quot;]/*&quot;&amp;[.AR$1]&amp;&quot;*/,&quot;" office:value-type="string" office:string-value="[,]/*TOT */," calcext:value-type="string">
            <text:p>[,]/*TOT */,</text:p>
          </table:table-cell>
          <table:table-cell table:formula="of:=&quot;[&quot;&amp;LEFT([.AS7];1)&amp;&quot;,&quot;&amp;LEFT(RIGHT([.AS7];2);1)&amp;&quot;]/*&quot;&amp;[.AS$1]&amp;&quot;*/,&quot;" office:value-type="string" office:string-value="[,]/*WHU */," calcext:value-type="string">
            <text:p>[,]/*WHU */,</text:p>
          </table:table-cell>
          <table:table-cell table:formula="of:=&quot;[&quot;&amp;LEFT([.AT7];1)&amp;&quot;,&quot;&amp;LEFT(RIGHT([.AT7];2);1)&amp;&quot;]/*&quot;&amp;[.AT$1]&amp;&quot;*/,&quot;" office:value-type="string" office:string-value="[,]/*WOL */," calcext:value-type="string">
            <text:p>[,]/*WOL */,</text:p>
          </table:table-cell>
          <table:table-cell table:formula="of:=&quot;[&quot;&amp;LEFT([.AU7];1)&amp;&quot;,&quot;&amp;LEFT(RIGHT([.AU7];2);1)&amp;&quot;]/*&quot;&amp;[.AU$1]&amp;&quot;*/,&quot;" office:value-type="string" office:string-value="[,]/*BOT*/," calcext:value-type="string">
            <text:p>[,]/*BOT*/,</text:p>
          </table:table-cell>
          <table:table-cell table:formula="of:=&quot;[&quot;&amp;LEFT([.AV7];1)&amp;&quot;,&quot;&amp;LEFT(RIGHT([.AV7];2);1)&amp;&quot;]/*&quot;&amp;[.AV$1]&amp;&quot;*/,&quot;" office:value-type="string" office:string-value="[,]/*COR*/," calcext:value-type="string">
            <text:p>[,]/*COR*/,</text:p>
          </table:table-cell>
          <table:table-cell table:formula="of:=&quot;[&quot;&amp;LEFT([.AW7];1)&amp;&quot;,&quot;&amp;LEFT(RIGHT([.AW7];2);1)&amp;&quot;]/*&quot;&amp;[.AW$1]&amp;&quot;*/,&quot;" office:value-type="string" office:string-value="[,]/*FLA*/," calcext:value-type="string">
            <text:p>[,]/*FLA*/,</text:p>
          </table:table-cell>
          <table:table-cell table:formula="of:=&quot;[&quot;&amp;LEFT([.AX7];1)&amp;&quot;,&quot;&amp;LEFT(RIGHT([.AX7];2);1)&amp;&quot;]/*&quot;&amp;[.AX$1]&amp;&quot;*/]&quot;" office:value-type="string" office:string-value="[,]/*PAL*/]" calcext:value-type="string">
            <text:p>[,]/*PAL*/]</text:p>
          </table:table-cell>
          <table:table-cell table:formula="of:=CONCATENATE([.AZ7];[.BA7];[.BB7];[.BC7];[.BD7];[.BE7];[.BF7];[.BG7];[.BH7];[.BI7];[.BJ7];[.BK7];[.BL7];[.BM7];[.BN7];[.BO7];[.BP7];[.BQ7];[.BR7];[.BS7];[.BT7];[.BU7];[.BV7];[.BW7];[.BX7])&amp;&quot;,&quot;" office:value-type="string" office:string-value="[equipe[6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" calcext:value-type="string">
            <text:p>[equipe[6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</text:p>
          </table:table-cell>
        </table:table-row>
        <table:table-row table:style-name="ro3">
          <table:table-cell office:value-type="string" calcext:value-type="string">
            <text:p><text:a xlink:href="https://en.wikipedia.org/wiki/Crystal_Palace_F.C." xlink:type="simple">Crystal Palace</text:a> </text:p>
          </table:table-cell>
          <table:table-cell table:number-columns-repeated="2"/>
          <table:table-cell table:style-name="ce10"/>
          <table:table-cell table:number-columns-repeated="6"/>
          <table:table-cell table:style-name="ce10"/>
          <table:table-cell table:number-columns-repeated="5"/>
          <table:table-cell table:style-name="ce10"/>
          <table:table-cell table:number-columns-repeated="3"/>
          <table:table-cell table:style-name="ce10"/>
          <table:table-cell table:number-columns-repeated="4"/>
          <table:table-cell table:formula="of:=[.A8]" office:value-type="string" office:string-value="Crystal Palace " calcext:value-type="string">
            <text:p>Crystal Palace </text:p>
          </table:table-cell>
          <table:table-cell table:formula="of:=IF(LEN([.B8])=4;[.B8];&quot;&quot;)">
            <text:p/>
          </table:table-cell>
          <table:table-cell table:formula="of:=IF(LEN([.C8])=4;[.C8];&quot;&quot;)">
            <text:p/>
          </table:table-cell>
          <table:table-cell table:formula="of:=IF(LEN([.D8])=4;[.D8];&quot;&quot;)">
            <text:p/>
          </table:table-cell>
          <table:table-cell table:formula="of:=IF(LEN([.E8])=4;[.E8];&quot;&quot;)">
            <text:p/>
          </table:table-cell>
          <table:table-cell table:formula="of:=IF(LEN([.F8])=4;[.F8];&quot;&quot;)">
            <text:p/>
          </table:table-cell>
          <table:table-cell table:formula="of:=IF(LEN([.G8])=4;[.G8];&quot;&quot;)">
            <text:p/>
          </table:table-cell>
          <table:table-cell table:formula="of:=IF(LEN([.H8])=4;[.H8];&quot;&quot;)">
            <text:p/>
          </table:table-cell>
          <table:table-cell table:formula="of:=IF(LEN([.I8])=4;[.I8];&quot;&quot;)">
            <text:p/>
          </table:table-cell>
          <table:table-cell table:formula="of:=IF(LEN([.J8])=4;[.J8];&quot;&quot;)">
            <text:p/>
          </table:table-cell>
          <table:table-cell table:formula="of:=IF(LEN([.K8])=4;[.K8];&quot;&quot;)">
            <text:p/>
          </table:table-cell>
          <table:table-cell table:formula="of:=IF(LEN([.L8])=4;[.L8];&quot;&quot;)">
            <text:p/>
          </table:table-cell>
          <table:table-cell table:formula="of:=IF(LEN([.M8])=4;[.M8];&quot;&quot;)">
            <text:p/>
          </table:table-cell>
          <table:table-cell table:formula="of:=IF(LEN([.N8])=4;[.N8];&quot;&quot;)">
            <text:p/>
          </table:table-cell>
          <table:table-cell table:formula="of:=IF(LEN([.O8])=4;[.O8];&quot;&quot;)">
            <text:p/>
          </table:table-cell>
          <table:table-cell table:formula="of:=IF(LEN([.P8])=4;[.P8];&quot;&quot;)">
            <text:p/>
          </table:table-cell>
          <table:table-cell table:formula="of:=IF(LEN([.Q8])=4;[.Q8];&quot;&quot;)">
            <text:p/>
          </table:table-cell>
          <table:table-cell table:formula="of:=IF(LEN([.R8])=4;[.R8];&quot;&quot;)">
            <text:p/>
          </table:table-cell>
          <table:table-cell table:formula="of:=IF(LEN([.S8])=4;[.S8];&quot;&quot;)">
            <text:p/>
          </table:table-cell>
          <table:table-cell table:formula="of:=IF(LEN([.T8])=4;[.T8];&quot;&quot;)">
            <text:p/>
          </table:table-cell>
          <table:table-cell table:formula="of:=IF(LEN([.U8])=4;[.U8];&quot;&quot;)">
            <text:p/>
          </table:table-cell>
          <table:table-cell table:formula="of:=IF(LEN([.V8])=4;[.V8];&quot;&quot;)">
            <text:p/>
          </table:table-cell>
          <table:table-cell table:formula="of:=IF(LEN([.W8])=4;[.W8];&quot;&quot;)">
            <text:p/>
          </table:table-cell>
          <table:table-cell table:formula="of:=IF(LEN([.X8])=4;[.X8];&quot;&quot;)">
            <text:p/>
          </table:table-cell>
          <table:table-cell table:formula="of:=IF(LEN([.Y8])=4;[.Y8];&quot;&quot;)">
            <text:p/>
          </table:table-cell>
          <table:table-cell office:value-type="float" office:value="7" calcext:value-type="float">
            <text:p>7</text:p>
          </table:table-cell>
          <table:table-cell table:formula="of:=&quot;[equipe[&quot;&amp;[.AY8]&amp;&quot;][0],&quot;" office:value-type="string" office:string-value="[equipe[7][0]," calcext:value-type="string">
            <text:p>[equipe[7][0],</text:p>
          </table:table-cell>
          <table:table-cell table:formula="of:=&quot;[&quot;&amp;LEFT([.AA8];1)&amp;&quot;,&quot;&amp;LEFT(RIGHT([.AA8];2);1)&amp;&quot;]/*&quot;&amp;[.AA$1]&amp;&quot;*/,&quot;" office:value-type="string" office:string-value="[,]/*ARS */," calcext:value-type="string">
            <text:p>[,]/*ARS */,</text:p>
          </table:table-cell>
          <table:table-cell table:formula="of:=&quot;[&quot;&amp;LEFT([.AB8];1)&amp;&quot;,&quot;&amp;LEFT(RIGHT([.AB8];2);1)&amp;&quot;]/*&quot;&amp;[.AB$1]&amp;&quot;*/,&quot;" office:value-type="string" office:string-value="[,]/*AVL */," calcext:value-type="string">
            <text:p>[,]/*AVL */,</text:p>
          </table:table-cell>
          <table:table-cell table:formula="of:=&quot;[&quot;&amp;LEFT([.AC8];1)&amp;&quot;,&quot;&amp;LEFT(RIGHT([.AC8];2);1)&amp;&quot;]/*&quot;&amp;[.AC$1]&amp;&quot;*/,&quot;" office:value-type="string" office:string-value="[,]/*BOU */," calcext:value-type="string">
            <text:p>[,]/*BOU */,</text:p>
          </table:table-cell>
          <table:table-cell table:formula="of:=&quot;[&quot;&amp;LEFT([.AD8];1)&amp;&quot;,&quot;&amp;LEFT(RIGHT([.AD8];2);1)&amp;&quot;]/*&quot;&amp;[.AD$1]&amp;&quot;*/,&quot;" office:value-type="string" office:string-value="[,]/*BRE */," calcext:value-type="string">
            <text:p>[,]/*BRE */,</text:p>
          </table:table-cell>
          <table:table-cell table:formula="of:=&quot;[&quot;&amp;LEFT([.AE8];1)&amp;&quot;,&quot;&amp;LEFT(RIGHT([.AE8];2);1)&amp;&quot;]/*&quot;&amp;[.AE$1]&amp;&quot;*/,&quot;" office:value-type="string" office:string-value="[,]/*BHA */," calcext:value-type="string">
            <text:p>[,]/*BHA */,</text:p>
          </table:table-cell>
          <table:table-cell table:formula="of:=&quot;[&quot;&amp;LEFT([.AF8];1)&amp;&quot;,&quot;&amp;LEFT(RIGHT([.AF8];2);1)&amp;&quot;]/*&quot;&amp;[.AF$1]&amp;&quot;*/,&quot;" office:value-type="string" office:string-value="[,]/*CHE */," calcext:value-type="string">
            <text:p>[,]/*CHE */,</text:p>
          </table:table-cell>
          <table:table-cell table:style-name="ce17" table:formula="of:=&quot;[,]/*&quot;&amp;[.AG$1]&amp;&quot;*/,&quot;" office:value-type="string" office:string-value="[,]/*CRY */," calcext:value-type="string">
            <text:p>[,]/*CRY */,</text:p>
          </table:table-cell>
          <table:table-cell table:formula="of:=&quot;[&quot;&amp;LEFT([.AH8];1)&amp;&quot;,&quot;&amp;LEFT(RIGHT([.AH8];2);1)&amp;&quot;]/*&quot;&amp;[.AH$1]&amp;&quot;*/,&quot;" office:value-type="string" office:string-value="[,]/*EVE */," calcext:value-type="string">
            <text:p>[,]/*EVE */,</text:p>
          </table:table-cell>
          <table:table-cell table:formula="of:=&quot;[&quot;&amp;LEFT([.AI8];1)&amp;&quot;,&quot;&amp;LEFT(RIGHT([.AI8];2);1)&amp;&quot;]/*&quot;&amp;[.AI$1]&amp;&quot;*/,&quot;" office:value-type="string" office:string-value="[,]/*FUL */," calcext:value-type="string">
            <text:p>[,]/*FUL */,</text:p>
          </table:table-cell>
          <table:table-cell table:formula="of:=&quot;[&quot;&amp;LEFT([.AJ8];1)&amp;&quot;,&quot;&amp;LEFT(RIGHT([.AJ8];2);1)&amp;&quot;]/*&quot;&amp;[.AJ$1]&amp;&quot;*/,&quot;" office:value-type="string" office:string-value="[,]/*IPS */," calcext:value-type="string">
            <text:p>[,]/*IPS */,</text:p>
          </table:table-cell>
          <table:table-cell table:formula="of:=&quot;[&quot;&amp;LEFT([.AK8];1)&amp;&quot;,&quot;&amp;LEFT(RIGHT([.AK8];2);1)&amp;&quot;]/*&quot;&amp;[.AK$1]&amp;&quot;*/,&quot;" office:value-type="string" office:string-value="[,]/*LEI */," calcext:value-type="string">
            <text:p>[,]/*LEI */,</text:p>
          </table:table-cell>
          <table:table-cell table:formula="of:=&quot;[&quot;&amp;LEFT([.AL8];1)&amp;&quot;,&quot;&amp;LEFT(RIGHT([.AL8];2);1)&amp;&quot;]/*&quot;&amp;[.AL$1]&amp;&quot;*/,&quot;" office:value-type="string" office:string-value="[,]/*LIV */," calcext:value-type="string">
            <text:p>[,]/*LIV */,</text:p>
          </table:table-cell>
          <table:table-cell table:formula="of:=&quot;[&quot;&amp;LEFT([.AM8];1)&amp;&quot;,&quot;&amp;LEFT(RIGHT([.AM8];2);1)&amp;&quot;]/*&quot;&amp;[.AM$1]&amp;&quot;*/,&quot;" office:value-type="string" office:string-value="[,]/*MCI */," calcext:value-type="string">
            <text:p>[,]/*MCI */,</text:p>
          </table:table-cell>
          <table:table-cell table:formula="of:=&quot;[&quot;&amp;LEFT([.AN8];1)&amp;&quot;,&quot;&amp;LEFT(RIGHT([.AN8];2);1)&amp;&quot;]/*&quot;&amp;[.AN$1]&amp;&quot;*/,&quot;" office:value-type="string" office:string-value="[,]/*MUN */," calcext:value-type="string">
            <text:p>[,]/*MUN */,</text:p>
          </table:table-cell>
          <table:table-cell table:formula="of:=&quot;[&quot;&amp;LEFT([.AO8];1)&amp;&quot;,&quot;&amp;LEFT(RIGHT([.AO8];2);1)&amp;&quot;]/*&quot;&amp;[.AO$1]&amp;&quot;*/,&quot;" office:value-type="string" office:string-value="[,]/*NEW */," calcext:value-type="string">
            <text:p>[,]/*NEW */,</text:p>
          </table:table-cell>
          <table:table-cell table:formula="of:=&quot;[&quot;&amp;LEFT([.AP8];1)&amp;&quot;,&quot;&amp;LEFT(RIGHT([.AP8];2);1)&amp;&quot;]/*&quot;&amp;[.AP$1]&amp;&quot;*/,&quot;" office:value-type="string" office:string-value="[,]/*NFO */," calcext:value-type="string">
            <text:p>[,]/*NFO */,</text:p>
          </table:table-cell>
          <table:table-cell table:formula="of:=&quot;[&quot;&amp;LEFT([.AQ8];1)&amp;&quot;,&quot;&amp;LEFT(RIGHT([.AQ8];2);1)&amp;&quot;]/*&quot;&amp;[.AQ$1]&amp;&quot;*/,&quot;" office:value-type="string" office:string-value="[,]/*SOU */," calcext:value-type="string">
            <text:p>[,]/*SOU */,</text:p>
          </table:table-cell>
          <table:table-cell table:formula="of:=&quot;[&quot;&amp;LEFT([.AR8];1)&amp;&quot;,&quot;&amp;LEFT(RIGHT([.AR8];2);1)&amp;&quot;]/*&quot;&amp;[.AR$1]&amp;&quot;*/,&quot;" office:value-type="string" office:string-value="[,]/*TOT */," calcext:value-type="string">
            <text:p>[,]/*TOT */,</text:p>
          </table:table-cell>
          <table:table-cell table:formula="of:=&quot;[&quot;&amp;LEFT([.AS8];1)&amp;&quot;,&quot;&amp;LEFT(RIGHT([.AS8];2);1)&amp;&quot;]/*&quot;&amp;[.AS$1]&amp;&quot;*/,&quot;" office:value-type="string" office:string-value="[,]/*WHU */," calcext:value-type="string">
            <text:p>[,]/*WHU */,</text:p>
          </table:table-cell>
          <table:table-cell table:formula="of:=&quot;[&quot;&amp;LEFT([.AT8];1)&amp;&quot;,&quot;&amp;LEFT(RIGHT([.AT8];2);1)&amp;&quot;]/*&quot;&amp;[.AT$1]&amp;&quot;*/,&quot;" office:value-type="string" office:string-value="[,]/*WOL */," calcext:value-type="string">
            <text:p>[,]/*WOL */,</text:p>
          </table:table-cell>
          <table:table-cell table:formula="of:=&quot;[&quot;&amp;LEFT([.AU8];1)&amp;&quot;,&quot;&amp;LEFT(RIGHT([.AU8];2);1)&amp;&quot;]/*&quot;&amp;[.AU$1]&amp;&quot;*/,&quot;" office:value-type="string" office:string-value="[,]/*BOT*/," calcext:value-type="string">
            <text:p>[,]/*BOT*/,</text:p>
          </table:table-cell>
          <table:table-cell table:formula="of:=&quot;[&quot;&amp;LEFT([.AV8];1)&amp;&quot;,&quot;&amp;LEFT(RIGHT([.AV8];2);1)&amp;&quot;]/*&quot;&amp;[.AV$1]&amp;&quot;*/,&quot;" office:value-type="string" office:string-value="[,]/*COR*/," calcext:value-type="string">
            <text:p>[,]/*COR*/,</text:p>
          </table:table-cell>
          <table:table-cell table:formula="of:=&quot;[&quot;&amp;LEFT([.AW8];1)&amp;&quot;,&quot;&amp;LEFT(RIGHT([.AW8];2);1)&amp;&quot;]/*&quot;&amp;[.AW$1]&amp;&quot;*/,&quot;" office:value-type="string" office:string-value="[,]/*FLA*/," calcext:value-type="string">
            <text:p>[,]/*FLA*/,</text:p>
          </table:table-cell>
          <table:table-cell table:formula="of:=&quot;[&quot;&amp;LEFT([.AX8];1)&amp;&quot;,&quot;&amp;LEFT(RIGHT([.AX8];2);1)&amp;&quot;]/*&quot;&amp;[.AX$1]&amp;&quot;*/]&quot;" office:value-type="string" office:string-value="[,]/*PAL*/]" calcext:value-type="string">
            <text:p>[,]/*PAL*/]</text:p>
          </table:table-cell>
          <table:table-cell table:formula="of:=CONCATENATE([.AZ8];[.BA8];[.BB8];[.BC8];[.BD8];[.BE8];[.BF8];[.BG8];[.BH8];[.BI8];[.BJ8];[.BK8];[.BL8];[.BM8];[.BN8];[.BO8];[.BP8];[.BQ8];[.BR8];[.BS8];[.BT8];[.BU8];[.BV8];[.BW8];[.BX8])&amp;&quot;,&quot;" office:value-type="string" office:string-value="[equipe[7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" calcext:value-type="string">
            <text:p>[equipe[7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</text:p>
          </table:table-cell>
        </table:table-row>
        <table:table-row table:style-name="ro3">
          <table:table-cell office:value-type="string" calcext:value-type="string">
            <text:p><text:a xlink:href="https://en.wikipedia.org/wiki/Everton_F.C." xlink:type="simple">Everton</text:a> </text:p>
          </table:table-cell>
          <table:table-cell table:style-name="ce10"/>
          <table:table-cell table:number-columns-repeated="8"/>
          <table:table-cell table:style-name="ce10"/>
          <table:table-cell table:number-columns-repeated="2"/>
          <table:table-cell table:style-name="ce10"/>
          <table:table-cell table:number-columns-repeated="3"/>
          <table:table-cell table:style-name="ce10"/>
          <table:table-cell/>
          <table:table-cell table:style-name="ce10"/>
          <table:table-cell table:number-columns-repeated="5"/>
          <table:table-cell table:formula="of:=[.A9]" office:value-type="string" office:string-value="Everton " calcext:value-type="string">
            <text:p>Everton </text:p>
          </table:table-cell>
          <table:table-cell table:formula="of:=IF(LEN([.B9])=4;[.B9];&quot;&quot;)">
            <text:p/>
          </table:table-cell>
          <table:table-cell table:formula="of:=IF(LEN([.C9])=4;[.C9];&quot;&quot;)">
            <text:p/>
          </table:table-cell>
          <table:table-cell table:formula="of:=IF(LEN([.D9])=4;[.D9];&quot;&quot;)">
            <text:p/>
          </table:table-cell>
          <table:table-cell table:formula="of:=IF(LEN([.E9])=4;[.E9];&quot;&quot;)">
            <text:p/>
          </table:table-cell>
          <table:table-cell table:formula="of:=IF(LEN([.F9])=4;[.F9];&quot;&quot;)">
            <text:p/>
          </table:table-cell>
          <table:table-cell table:formula="of:=IF(LEN([.G9])=4;[.G9];&quot;&quot;)">
            <text:p/>
          </table:table-cell>
          <table:table-cell table:formula="of:=IF(LEN([.H9])=4;[.H9];&quot;&quot;)">
            <text:p/>
          </table:table-cell>
          <table:table-cell table:formula="of:=IF(LEN([.I9])=4;[.I9];&quot;&quot;)">
            <text:p/>
          </table:table-cell>
          <table:table-cell table:formula="of:=IF(LEN([.J9])=4;[.J9];&quot;&quot;)">
            <text:p/>
          </table:table-cell>
          <table:table-cell table:formula="of:=IF(LEN([.K9])=4;[.K9];&quot;&quot;)">
            <text:p/>
          </table:table-cell>
          <table:table-cell table:formula="of:=IF(LEN([.L9])=4;[.L9];&quot;&quot;)">
            <text:p/>
          </table:table-cell>
          <table:table-cell table:formula="of:=IF(LEN([.M9])=4;[.M9];&quot;&quot;)">
            <text:p/>
          </table:table-cell>
          <table:table-cell table:formula="of:=IF(LEN([.N9])=4;[.N9];&quot;&quot;)">
            <text:p/>
          </table:table-cell>
          <table:table-cell table:formula="of:=IF(LEN([.O9])=4;[.O9];&quot;&quot;)">
            <text:p/>
          </table:table-cell>
          <table:table-cell table:formula="of:=IF(LEN([.P9])=4;[.P9];&quot;&quot;)">
            <text:p/>
          </table:table-cell>
          <table:table-cell table:formula="of:=IF(LEN([.Q9])=4;[.Q9];&quot;&quot;)">
            <text:p/>
          </table:table-cell>
          <table:table-cell table:formula="of:=IF(LEN([.R9])=4;[.R9];&quot;&quot;)">
            <text:p/>
          </table:table-cell>
          <table:table-cell table:formula="of:=IF(LEN([.S9])=4;[.S9];&quot;&quot;)">
            <text:p/>
          </table:table-cell>
          <table:table-cell table:formula="of:=IF(LEN([.T9])=4;[.T9];&quot;&quot;)">
            <text:p/>
          </table:table-cell>
          <table:table-cell table:formula="of:=IF(LEN([.U9])=4;[.U9];&quot;&quot;)">
            <text:p/>
          </table:table-cell>
          <table:table-cell table:formula="of:=IF(LEN([.V9])=4;[.V9];&quot;&quot;)">
            <text:p/>
          </table:table-cell>
          <table:table-cell table:formula="of:=IF(LEN([.W9])=4;[.W9];&quot;&quot;)">
            <text:p/>
          </table:table-cell>
          <table:table-cell table:formula="of:=IF(LEN([.X9])=4;[.X9];&quot;&quot;)">
            <text:p/>
          </table:table-cell>
          <table:table-cell table:formula="of:=IF(LEN([.Y9])=4;[.Y9];&quot;&quot;)">
            <text:p/>
          </table:table-cell>
          <table:table-cell office:value-type="float" office:value="8" calcext:value-type="float">
            <text:p>8</text:p>
          </table:table-cell>
          <table:table-cell table:formula="of:=&quot;[equipe[&quot;&amp;[.AY9]&amp;&quot;][0],&quot;" office:value-type="string" office:string-value="[equipe[8][0]," calcext:value-type="string">
            <text:p>[equipe[8][0],</text:p>
          </table:table-cell>
          <table:table-cell table:formula="of:=&quot;[&quot;&amp;LEFT([.AA9];1)&amp;&quot;,&quot;&amp;LEFT(RIGHT([.AA9];2);1)&amp;&quot;]/*&quot;&amp;[.AA$1]&amp;&quot;*/,&quot;" office:value-type="string" office:string-value="[,]/*ARS */," calcext:value-type="string">
            <text:p>[,]/*ARS */,</text:p>
          </table:table-cell>
          <table:table-cell table:formula="of:=&quot;[&quot;&amp;LEFT([.AB9];1)&amp;&quot;,&quot;&amp;LEFT(RIGHT([.AB9];2);1)&amp;&quot;]/*&quot;&amp;[.AB$1]&amp;&quot;*/,&quot;" office:value-type="string" office:string-value="[,]/*AVL */," calcext:value-type="string">
            <text:p>[,]/*AVL */,</text:p>
          </table:table-cell>
          <table:table-cell table:formula="of:=&quot;[&quot;&amp;LEFT([.AC9];1)&amp;&quot;,&quot;&amp;LEFT(RIGHT([.AC9];2);1)&amp;&quot;]/*&quot;&amp;[.AC$1]&amp;&quot;*/,&quot;" office:value-type="string" office:string-value="[,]/*BOU */," calcext:value-type="string">
            <text:p>[,]/*BOU */,</text:p>
          </table:table-cell>
          <table:table-cell table:formula="of:=&quot;[&quot;&amp;LEFT([.AD9];1)&amp;&quot;,&quot;&amp;LEFT(RIGHT([.AD9];2);1)&amp;&quot;]/*&quot;&amp;[.AD$1]&amp;&quot;*/,&quot;" office:value-type="string" office:string-value="[,]/*BRE */," calcext:value-type="string">
            <text:p>[,]/*BRE */,</text:p>
          </table:table-cell>
          <table:table-cell table:formula="of:=&quot;[&quot;&amp;LEFT([.AE9];1)&amp;&quot;,&quot;&amp;LEFT(RIGHT([.AE9];2);1)&amp;&quot;]/*&quot;&amp;[.AE$1]&amp;&quot;*/,&quot;" office:value-type="string" office:string-value="[,]/*BHA */," calcext:value-type="string">
            <text:p>[,]/*BHA */,</text:p>
          </table:table-cell>
          <table:table-cell table:formula="of:=&quot;[&quot;&amp;LEFT([.AF9];1)&amp;&quot;,&quot;&amp;LEFT(RIGHT([.AF9];2);1)&amp;&quot;]/*&quot;&amp;[.AF$1]&amp;&quot;*/,&quot;" office:value-type="string" office:string-value="[,]/*CHE */," calcext:value-type="string">
            <text:p>[,]/*CHE */,</text:p>
          </table:table-cell>
          <table:table-cell table:formula="of:=&quot;[&quot;&amp;LEFT([.AG9];1)&amp;&quot;,&quot;&amp;LEFT(RIGHT([.AG9];2);1)&amp;&quot;]/*&quot;&amp;[.AG$1]&amp;&quot;*/,&quot;" office:value-type="string" office:string-value="[,]/*CRY */," calcext:value-type="string">
            <text:p>[,]/*CRY */,</text:p>
          </table:table-cell>
          <table:table-cell table:style-name="ce17" table:formula="of:=&quot;[,]/*&quot;&amp;[.AH$1]&amp;&quot;*/,&quot;" office:value-type="string" office:string-value="[,]/*EVE */," calcext:value-type="string">
            <text:p>[,]/*EVE */,</text:p>
          </table:table-cell>
          <table:table-cell table:formula="of:=&quot;[&quot;&amp;LEFT([.AI9];1)&amp;&quot;,&quot;&amp;LEFT(RIGHT([.AI9];2);1)&amp;&quot;]/*&quot;&amp;[.AI$1]&amp;&quot;*/,&quot;" office:value-type="string" office:string-value="[,]/*FUL */," calcext:value-type="string">
            <text:p>[,]/*FUL */,</text:p>
          </table:table-cell>
          <table:table-cell table:formula="of:=&quot;[&quot;&amp;LEFT([.AJ9];1)&amp;&quot;,&quot;&amp;LEFT(RIGHT([.AJ9];2);1)&amp;&quot;]/*&quot;&amp;[.AJ$1]&amp;&quot;*/,&quot;" office:value-type="string" office:string-value="[,]/*IPS */," calcext:value-type="string">
            <text:p>[,]/*IPS */,</text:p>
          </table:table-cell>
          <table:table-cell table:formula="of:=&quot;[&quot;&amp;LEFT([.AK9];1)&amp;&quot;,&quot;&amp;LEFT(RIGHT([.AK9];2);1)&amp;&quot;]/*&quot;&amp;[.AK$1]&amp;&quot;*/,&quot;" office:value-type="string" office:string-value="[,]/*LEI */," calcext:value-type="string">
            <text:p>[,]/*LEI */,</text:p>
          </table:table-cell>
          <table:table-cell table:formula="of:=&quot;[&quot;&amp;LEFT([.AL9];1)&amp;&quot;,&quot;&amp;LEFT(RIGHT([.AL9];2);1)&amp;&quot;]/*&quot;&amp;[.AL$1]&amp;&quot;*/,&quot;" office:value-type="string" office:string-value="[,]/*LIV */," calcext:value-type="string">
            <text:p>[,]/*LIV */,</text:p>
          </table:table-cell>
          <table:table-cell table:formula="of:=&quot;[&quot;&amp;LEFT([.AM9];1)&amp;&quot;,&quot;&amp;LEFT(RIGHT([.AM9];2);1)&amp;&quot;]/*&quot;&amp;[.AM$1]&amp;&quot;*/,&quot;" office:value-type="string" office:string-value="[,]/*MCI */," calcext:value-type="string">
            <text:p>[,]/*MCI */,</text:p>
          </table:table-cell>
          <table:table-cell table:formula="of:=&quot;[&quot;&amp;LEFT([.AN9];1)&amp;&quot;,&quot;&amp;LEFT(RIGHT([.AN9];2);1)&amp;&quot;]/*&quot;&amp;[.AN$1]&amp;&quot;*/,&quot;" office:value-type="string" office:string-value="[,]/*MUN */," calcext:value-type="string">
            <text:p>[,]/*MUN */,</text:p>
          </table:table-cell>
          <table:table-cell table:formula="of:=&quot;[&quot;&amp;LEFT([.AO9];1)&amp;&quot;,&quot;&amp;LEFT(RIGHT([.AO9];2);1)&amp;&quot;]/*&quot;&amp;[.AO$1]&amp;&quot;*/,&quot;" office:value-type="string" office:string-value="[,]/*NEW */," calcext:value-type="string">
            <text:p>[,]/*NEW */,</text:p>
          </table:table-cell>
          <table:table-cell table:formula="of:=&quot;[&quot;&amp;LEFT([.AP9];1)&amp;&quot;,&quot;&amp;LEFT(RIGHT([.AP9];2);1)&amp;&quot;]/*&quot;&amp;[.AP$1]&amp;&quot;*/,&quot;" office:value-type="string" office:string-value="[,]/*NFO */," calcext:value-type="string">
            <text:p>[,]/*NFO */,</text:p>
          </table:table-cell>
          <table:table-cell table:formula="of:=&quot;[&quot;&amp;LEFT([.AQ9];1)&amp;&quot;,&quot;&amp;LEFT(RIGHT([.AQ9];2);1)&amp;&quot;]/*&quot;&amp;[.AQ$1]&amp;&quot;*/,&quot;" office:value-type="string" office:string-value="[,]/*SOU */," calcext:value-type="string">
            <text:p>[,]/*SOU */,</text:p>
          </table:table-cell>
          <table:table-cell table:formula="of:=&quot;[&quot;&amp;LEFT([.AR9];1)&amp;&quot;,&quot;&amp;LEFT(RIGHT([.AR9];2);1)&amp;&quot;]/*&quot;&amp;[.AR$1]&amp;&quot;*/,&quot;" office:value-type="string" office:string-value="[,]/*TOT */," calcext:value-type="string">
            <text:p>[,]/*TOT */,</text:p>
          </table:table-cell>
          <table:table-cell table:formula="of:=&quot;[&quot;&amp;LEFT([.AS9];1)&amp;&quot;,&quot;&amp;LEFT(RIGHT([.AS9];2);1)&amp;&quot;]/*&quot;&amp;[.AS$1]&amp;&quot;*/,&quot;" office:value-type="string" office:string-value="[,]/*WHU */," calcext:value-type="string">
            <text:p>[,]/*WHU */,</text:p>
          </table:table-cell>
          <table:table-cell table:formula="of:=&quot;[&quot;&amp;LEFT([.AT9];1)&amp;&quot;,&quot;&amp;LEFT(RIGHT([.AT9];2);1)&amp;&quot;]/*&quot;&amp;[.AT$1]&amp;&quot;*/,&quot;" office:value-type="string" office:string-value="[,]/*WOL */," calcext:value-type="string">
            <text:p>[,]/*WOL */,</text:p>
          </table:table-cell>
          <table:table-cell table:formula="of:=&quot;[&quot;&amp;LEFT([.AU9];1)&amp;&quot;,&quot;&amp;LEFT(RIGHT([.AU9];2);1)&amp;&quot;]/*&quot;&amp;[.AU$1]&amp;&quot;*/,&quot;" office:value-type="string" office:string-value="[,]/*BOT*/," calcext:value-type="string">
            <text:p>[,]/*BOT*/,</text:p>
          </table:table-cell>
          <table:table-cell table:formula="of:=&quot;[&quot;&amp;LEFT([.AV9];1)&amp;&quot;,&quot;&amp;LEFT(RIGHT([.AV9];2);1)&amp;&quot;]/*&quot;&amp;[.AV$1]&amp;&quot;*/,&quot;" office:value-type="string" office:string-value="[,]/*COR*/," calcext:value-type="string">
            <text:p>[,]/*COR*/,</text:p>
          </table:table-cell>
          <table:table-cell table:formula="of:=&quot;[&quot;&amp;LEFT([.AW9];1)&amp;&quot;,&quot;&amp;LEFT(RIGHT([.AW9];2);1)&amp;&quot;]/*&quot;&amp;[.AW$1]&amp;&quot;*/,&quot;" office:value-type="string" office:string-value="[,]/*FLA*/," calcext:value-type="string">
            <text:p>[,]/*FLA*/,</text:p>
          </table:table-cell>
          <table:table-cell table:formula="of:=&quot;[&quot;&amp;LEFT([.AX9];1)&amp;&quot;,&quot;&amp;LEFT(RIGHT([.AX9];2);1)&amp;&quot;]/*&quot;&amp;[.AX$1]&amp;&quot;*/]&quot;" office:value-type="string" office:string-value="[,]/*PAL*/]" calcext:value-type="string">
            <text:p>[,]/*PAL*/]</text:p>
          </table:table-cell>
          <table:table-cell table:formula="of:=CONCATENATE([.AZ9];[.BA9];[.BB9];[.BC9];[.BD9];[.BE9];[.BF9];[.BG9];[.BH9];[.BI9];[.BJ9];[.BK9];[.BL9];[.BM9];[.BN9];[.BO9];[.BP9];[.BQ9];[.BR9];[.BS9];[.BT9];[.BU9];[.BV9];[.BW9];[.BX9])&amp;&quot;,&quot;" office:value-type="string" office:string-value="[equipe[8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" calcext:value-type="string">
            <text:p>[equipe[8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</text:p>
          </table:table-cell>
        </table:table-row>
        <table:table-row table:style-name="ro3">
          <table:table-cell office:value-type="string" calcext:value-type="string">
            <text:p><text:a xlink:href="https://en.wikipedia.org/wiki/Fulham_F.C." xlink:type="simple">Fulham</text:a> </text:p>
          </table:table-cell>
          <table:table-cell table:number-columns-repeated="7"/>
          <table:table-cell table:style-name="ce10"/>
          <table:table-cell table:number-columns-repeated="3"/>
          <table:table-cell table:style-name="ce10" table:number-columns-repeated="2"/>
          <table:table-cell table:number-columns-repeated="4"/>
          <table:table-cell table:style-name="ce10"/>
          <table:table-cell table:number-columns-repeated="6"/>
          <table:table-cell table:formula="of:=[.A10]" office:value-type="string" office:string-value="Fulham " calcext:value-type="string">
            <text:p>Fulham </text:p>
          </table:table-cell>
          <table:table-cell table:formula="of:=IF(LEN([.B10])=4;[.B10];&quot;&quot;)">
            <text:p/>
          </table:table-cell>
          <table:table-cell table:formula="of:=IF(LEN([.C10])=4;[.C10];&quot;&quot;)">
            <text:p/>
          </table:table-cell>
          <table:table-cell table:formula="of:=IF(LEN([.D10])=4;[.D10];&quot;&quot;)">
            <text:p/>
          </table:table-cell>
          <table:table-cell table:formula="of:=IF(LEN([.E10])=4;[.E10];&quot;&quot;)">
            <text:p/>
          </table:table-cell>
          <table:table-cell table:formula="of:=IF(LEN([.F10])=4;[.F10];&quot;&quot;)">
            <text:p/>
          </table:table-cell>
          <table:table-cell table:formula="of:=IF(LEN([.G10])=4;[.G10];&quot;&quot;)">
            <text:p/>
          </table:table-cell>
          <table:table-cell table:formula="of:=IF(LEN([.H10])=4;[.H10];&quot;&quot;)">
            <text:p/>
          </table:table-cell>
          <table:table-cell table:formula="of:=IF(LEN([.I10])=4;[.I10];&quot;&quot;)">
            <text:p/>
          </table:table-cell>
          <table:table-cell table:formula="of:=IF(LEN([.J10])=4;[.J10];&quot;&quot;)">
            <text:p/>
          </table:table-cell>
          <table:table-cell table:formula="of:=IF(LEN([.K10])=4;[.K10];&quot;&quot;)">
            <text:p/>
          </table:table-cell>
          <table:table-cell table:formula="of:=IF(LEN([.L10])=4;[.L10];&quot;&quot;)">
            <text:p/>
          </table:table-cell>
          <table:table-cell table:formula="of:=IF(LEN([.M10])=4;[.M10];&quot;&quot;)">
            <text:p/>
          </table:table-cell>
          <table:table-cell table:formula="of:=IF(LEN([.N10])=4;[.N10];&quot;&quot;)">
            <text:p/>
          </table:table-cell>
          <table:table-cell table:formula="of:=IF(LEN([.O10])=4;[.O10];&quot;&quot;)">
            <text:p/>
          </table:table-cell>
          <table:table-cell table:formula="of:=IF(LEN([.P10])=4;[.P10];&quot;&quot;)">
            <text:p/>
          </table:table-cell>
          <table:table-cell table:formula="of:=IF(LEN([.Q10])=4;[.Q10];&quot;&quot;)">
            <text:p/>
          </table:table-cell>
          <table:table-cell table:formula="of:=IF(LEN([.R10])=4;[.R10];&quot;&quot;)">
            <text:p/>
          </table:table-cell>
          <table:table-cell table:formula="of:=IF(LEN([.S10])=4;[.S10];&quot;&quot;)">
            <text:p/>
          </table:table-cell>
          <table:table-cell table:formula="of:=IF(LEN([.T10])=4;[.T10];&quot;&quot;)">
            <text:p/>
          </table:table-cell>
          <table:table-cell table:formula="of:=IF(LEN([.U10])=4;[.U10];&quot;&quot;)">
            <text:p/>
          </table:table-cell>
          <table:table-cell table:formula="of:=IF(LEN([.V10])=4;[.V10];&quot;&quot;)">
            <text:p/>
          </table:table-cell>
          <table:table-cell table:formula="of:=IF(LEN([.W10])=4;[.W10];&quot;&quot;)">
            <text:p/>
          </table:table-cell>
          <table:table-cell table:formula="of:=IF(LEN([.X10])=4;[.X10];&quot;&quot;)">
            <text:p/>
          </table:table-cell>
          <table:table-cell table:formula="of:=IF(LEN([.Y10])=4;[.Y10];&quot;&quot;)">
            <text:p/>
          </table:table-cell>
          <table:table-cell office:value-type="float" office:value="9" calcext:value-type="float">
            <text:p>9</text:p>
          </table:table-cell>
          <table:table-cell table:formula="of:=&quot;[equipe[&quot;&amp;[.AY10]&amp;&quot;][0],&quot;" office:value-type="string" office:string-value="[equipe[9][0]," calcext:value-type="string">
            <text:p>[equipe[9][0],</text:p>
          </table:table-cell>
          <table:table-cell table:formula="of:=&quot;[&quot;&amp;LEFT([.AA10];1)&amp;&quot;,&quot;&amp;LEFT(RIGHT([.AA10];2);1)&amp;&quot;]/*&quot;&amp;[.AA$1]&amp;&quot;*/,&quot;" office:value-type="string" office:string-value="[,]/*ARS */," calcext:value-type="string">
            <text:p>[,]/*ARS */,</text:p>
          </table:table-cell>
          <table:table-cell table:formula="of:=&quot;[&quot;&amp;LEFT([.AB10];1)&amp;&quot;,&quot;&amp;LEFT(RIGHT([.AB10];2);1)&amp;&quot;]/*&quot;&amp;[.AB$1]&amp;&quot;*/,&quot;" office:value-type="string" office:string-value="[,]/*AVL */," calcext:value-type="string">
            <text:p>[,]/*AVL */,</text:p>
          </table:table-cell>
          <table:table-cell table:formula="of:=&quot;[&quot;&amp;LEFT([.AC10];1)&amp;&quot;,&quot;&amp;LEFT(RIGHT([.AC10];2);1)&amp;&quot;]/*&quot;&amp;[.AC$1]&amp;&quot;*/,&quot;" office:value-type="string" office:string-value="[,]/*BOU */," calcext:value-type="string">
            <text:p>[,]/*BOU */,</text:p>
          </table:table-cell>
          <table:table-cell table:formula="of:=&quot;[&quot;&amp;LEFT([.AD10];1)&amp;&quot;,&quot;&amp;LEFT(RIGHT([.AD10];2);1)&amp;&quot;]/*&quot;&amp;[.AD$1]&amp;&quot;*/,&quot;" office:value-type="string" office:string-value="[,]/*BRE */," calcext:value-type="string">
            <text:p>[,]/*BRE */,</text:p>
          </table:table-cell>
          <table:table-cell table:formula="of:=&quot;[&quot;&amp;LEFT([.AE10];1)&amp;&quot;,&quot;&amp;LEFT(RIGHT([.AE10];2);1)&amp;&quot;]/*&quot;&amp;[.AE$1]&amp;&quot;*/,&quot;" office:value-type="string" office:string-value="[,]/*BHA */," calcext:value-type="string">
            <text:p>[,]/*BHA */,</text:p>
          </table:table-cell>
          <table:table-cell table:formula="of:=&quot;[&quot;&amp;LEFT([.AF10];1)&amp;&quot;,&quot;&amp;LEFT(RIGHT([.AF10];2);1)&amp;&quot;]/*&quot;&amp;[.AF$1]&amp;&quot;*/,&quot;" office:value-type="string" office:string-value="[,]/*CHE */," calcext:value-type="string">
            <text:p>[,]/*CHE */,</text:p>
          </table:table-cell>
          <table:table-cell table:formula="of:=&quot;[&quot;&amp;LEFT([.AG10];1)&amp;&quot;,&quot;&amp;LEFT(RIGHT([.AG10];2);1)&amp;&quot;]/*&quot;&amp;[.AG$1]&amp;&quot;*/,&quot;" office:value-type="string" office:string-value="[,]/*CRY */," calcext:value-type="string">
            <text:p>[,]/*CRY */,</text:p>
          </table:table-cell>
          <table:table-cell table:formula="of:=&quot;[&quot;&amp;LEFT([.AH10];1)&amp;&quot;,&quot;&amp;LEFT(RIGHT([.AH10];2);1)&amp;&quot;]/*&quot;&amp;[.AH$1]&amp;&quot;*/,&quot;" office:value-type="string" office:string-value="[,]/*EVE */," calcext:value-type="string">
            <text:p>[,]/*EVE */,</text:p>
          </table:table-cell>
          <table:table-cell table:style-name="ce17" table:formula="of:=&quot;[,]/*&quot;&amp;[.AI$1]&amp;&quot;*/,&quot;" office:value-type="string" office:string-value="[,]/*FUL */," calcext:value-type="string">
            <text:p>[,]/*FUL */,</text:p>
          </table:table-cell>
          <table:table-cell table:formula="of:=&quot;[&quot;&amp;LEFT([.AJ10];1)&amp;&quot;,&quot;&amp;LEFT(RIGHT([.AJ10];2);1)&amp;&quot;]/*&quot;&amp;[.AJ$1]&amp;&quot;*/,&quot;" office:value-type="string" office:string-value="[,]/*IPS */," calcext:value-type="string">
            <text:p>[,]/*IPS */,</text:p>
          </table:table-cell>
          <table:table-cell table:formula="of:=&quot;[&quot;&amp;LEFT([.AK10];1)&amp;&quot;,&quot;&amp;LEFT(RIGHT([.AK10];2);1)&amp;&quot;]/*&quot;&amp;[.AK$1]&amp;&quot;*/,&quot;" office:value-type="string" office:string-value="[,]/*LEI */," calcext:value-type="string">
            <text:p>[,]/*LEI */,</text:p>
          </table:table-cell>
          <table:table-cell table:formula="of:=&quot;[&quot;&amp;LEFT([.AL10];1)&amp;&quot;,&quot;&amp;LEFT(RIGHT([.AL10];2);1)&amp;&quot;]/*&quot;&amp;[.AL$1]&amp;&quot;*/,&quot;" office:value-type="string" office:string-value="[,]/*LIV */," calcext:value-type="string">
            <text:p>[,]/*LIV */,</text:p>
          </table:table-cell>
          <table:table-cell table:formula="of:=&quot;[&quot;&amp;LEFT([.AM10];1)&amp;&quot;,&quot;&amp;LEFT(RIGHT([.AM10];2);1)&amp;&quot;]/*&quot;&amp;[.AM$1]&amp;&quot;*/,&quot;" office:value-type="string" office:string-value="[,]/*MCI */," calcext:value-type="string">
            <text:p>[,]/*MCI */,</text:p>
          </table:table-cell>
          <table:table-cell table:formula="of:=&quot;[&quot;&amp;LEFT([.AN10];1)&amp;&quot;,&quot;&amp;LEFT(RIGHT([.AN10];2);1)&amp;&quot;]/*&quot;&amp;[.AN$1]&amp;&quot;*/,&quot;" office:value-type="string" office:string-value="[,]/*MUN */," calcext:value-type="string">
            <text:p>[,]/*MUN */,</text:p>
          </table:table-cell>
          <table:table-cell table:formula="of:=&quot;[&quot;&amp;LEFT([.AO10];1)&amp;&quot;,&quot;&amp;LEFT(RIGHT([.AO10];2);1)&amp;&quot;]/*&quot;&amp;[.AO$1]&amp;&quot;*/,&quot;" office:value-type="string" office:string-value="[,]/*NEW */," calcext:value-type="string">
            <text:p>[,]/*NEW */,</text:p>
          </table:table-cell>
          <table:table-cell table:formula="of:=&quot;[&quot;&amp;LEFT([.AP10];1)&amp;&quot;,&quot;&amp;LEFT(RIGHT([.AP10];2);1)&amp;&quot;]/*&quot;&amp;[.AP$1]&amp;&quot;*/,&quot;" office:value-type="string" office:string-value="[,]/*NFO */," calcext:value-type="string">
            <text:p>[,]/*NFO */,</text:p>
          </table:table-cell>
          <table:table-cell table:formula="of:=&quot;[&quot;&amp;LEFT([.AQ10];1)&amp;&quot;,&quot;&amp;LEFT(RIGHT([.AQ10];2);1)&amp;&quot;]/*&quot;&amp;[.AQ$1]&amp;&quot;*/,&quot;" office:value-type="string" office:string-value="[,]/*SOU */," calcext:value-type="string">
            <text:p>[,]/*SOU */,</text:p>
          </table:table-cell>
          <table:table-cell table:formula="of:=&quot;[&quot;&amp;LEFT([.AR10];1)&amp;&quot;,&quot;&amp;LEFT(RIGHT([.AR10];2);1)&amp;&quot;]/*&quot;&amp;[.AR$1]&amp;&quot;*/,&quot;" office:value-type="string" office:string-value="[,]/*TOT */," calcext:value-type="string">
            <text:p>[,]/*TOT */,</text:p>
          </table:table-cell>
          <table:table-cell table:formula="of:=&quot;[&quot;&amp;LEFT([.AS10];1)&amp;&quot;,&quot;&amp;LEFT(RIGHT([.AS10];2);1)&amp;&quot;]/*&quot;&amp;[.AS$1]&amp;&quot;*/,&quot;" office:value-type="string" office:string-value="[,]/*WHU */," calcext:value-type="string">
            <text:p>[,]/*WHU */,</text:p>
          </table:table-cell>
          <table:table-cell table:formula="of:=&quot;[&quot;&amp;LEFT([.AT10];1)&amp;&quot;,&quot;&amp;LEFT(RIGHT([.AT10];2);1)&amp;&quot;]/*&quot;&amp;[.AT$1]&amp;&quot;*/,&quot;" office:value-type="string" office:string-value="[,]/*WOL */," calcext:value-type="string">
            <text:p>[,]/*WOL */,</text:p>
          </table:table-cell>
          <table:table-cell table:formula="of:=&quot;[&quot;&amp;LEFT([.AU10];1)&amp;&quot;,&quot;&amp;LEFT(RIGHT([.AU10];2);1)&amp;&quot;]/*&quot;&amp;[.AU$1]&amp;&quot;*/,&quot;" office:value-type="string" office:string-value="[,]/*BOT*/," calcext:value-type="string">
            <text:p>[,]/*BOT*/,</text:p>
          </table:table-cell>
          <table:table-cell table:formula="of:=&quot;[&quot;&amp;LEFT([.AV10];1)&amp;&quot;,&quot;&amp;LEFT(RIGHT([.AV10];2);1)&amp;&quot;]/*&quot;&amp;[.AV$1]&amp;&quot;*/,&quot;" office:value-type="string" office:string-value="[,]/*COR*/," calcext:value-type="string">
            <text:p>[,]/*COR*/,</text:p>
          </table:table-cell>
          <table:table-cell table:formula="of:=&quot;[&quot;&amp;LEFT([.AW10];1)&amp;&quot;,&quot;&amp;LEFT(RIGHT([.AW10];2);1)&amp;&quot;]/*&quot;&amp;[.AW$1]&amp;&quot;*/,&quot;" office:value-type="string" office:string-value="[,]/*FLA*/," calcext:value-type="string">
            <text:p>[,]/*FLA*/,</text:p>
          </table:table-cell>
          <table:table-cell table:formula="of:=&quot;[&quot;&amp;LEFT([.AX10];1)&amp;&quot;,&quot;&amp;LEFT(RIGHT([.AX10];2);1)&amp;&quot;]/*&quot;&amp;[.AX$1]&amp;&quot;*/]&quot;" office:value-type="string" office:string-value="[,]/*PAL*/]" calcext:value-type="string">
            <text:p>[,]/*PAL*/]</text:p>
          </table:table-cell>
          <table:table-cell table:formula="of:=CONCATENATE([.AZ10];[.BA10];[.BB10];[.BC10];[.BD10];[.BE10];[.BF10];[.BG10];[.BH10];[.BI10];[.BJ10];[.BK10];[.BL10];[.BM10];[.BN10];[.BO10];[.BP10];[.BQ10];[.BR10];[.BS10];[.BT10];[.BU10];[.BV10];[.BW10];[.BX10])&amp;&quot;,&quot;" office:value-type="string" office:string-value="[equipe[9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" calcext:value-type="string">
            <text:p>[equipe[9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</text:p>
          </table:table-cell>
        </table:table-row>
        <table:table-row table:style-name="ro3">
          <table:table-cell office:value-type="string" calcext:value-type="string">
            <text:p><text:a xlink:href="https://en.wikipedia.org/wiki/Ipswich_Town_F.C." xlink:type="simple">Ipswich Town</text:a> </text:p>
          </table:table-cell>
          <table:table-cell table:style-name="ce10"/>
          <table:table-cell table:number-columns-repeated="2"/>
          <table:table-cell table:style-name="ce10"/>
          <table:table-cell table:number-columns-repeated="11"/>
          <table:table-cell table:style-name="ce10"/>
          <table:table-cell table:number-columns-repeated="2"/>
          <table:table-cell table:style-name="ce10" table:number-columns-repeated="2"/>
          <table:table-cell table:number-columns-repeated="4"/>
          <table:table-cell table:formula="of:=[.A11]" office:value-type="string" office:string-value="Ipswich Town " calcext:value-type="string">
            <text:p>Ipswich Town </text:p>
          </table:table-cell>
          <table:table-cell table:formula="of:=IF(LEN([.B11])=4;[.B11];&quot;&quot;)">
            <text:p/>
          </table:table-cell>
          <table:table-cell table:formula="of:=IF(LEN([.C11])=4;[.C11];&quot;&quot;)">
            <text:p/>
          </table:table-cell>
          <table:table-cell table:formula="of:=IF(LEN([.D11])=4;[.D11];&quot;&quot;)">
            <text:p/>
          </table:table-cell>
          <table:table-cell table:formula="of:=IF(LEN([.E11])=4;[.E11];&quot;&quot;)">
            <text:p/>
          </table:table-cell>
          <table:table-cell table:formula="of:=IF(LEN([.F11])=4;[.F11];&quot;&quot;)">
            <text:p/>
          </table:table-cell>
          <table:table-cell table:formula="of:=IF(LEN([.G11])=4;[.G11];&quot;&quot;)">
            <text:p/>
          </table:table-cell>
          <table:table-cell table:formula="of:=IF(LEN([.H11])=4;[.H11];&quot;&quot;)">
            <text:p/>
          </table:table-cell>
          <table:table-cell table:formula="of:=IF(LEN([.I11])=4;[.I11];&quot;&quot;)">
            <text:p/>
          </table:table-cell>
          <table:table-cell table:formula="of:=IF(LEN([.J11])=4;[.J11];&quot;&quot;)">
            <text:p/>
          </table:table-cell>
          <table:table-cell table:formula="of:=IF(LEN([.K11])=4;[.K11];&quot;&quot;)">
            <text:p/>
          </table:table-cell>
          <table:table-cell table:formula="of:=IF(LEN([.L11])=4;[.L11];&quot;&quot;)">
            <text:p/>
          </table:table-cell>
          <table:table-cell table:formula="of:=IF(LEN([.M11])=4;[.M11];&quot;&quot;)">
            <text:p/>
          </table:table-cell>
          <table:table-cell table:formula="of:=IF(LEN([.N11])=4;[.N11];&quot;&quot;)">
            <text:p/>
          </table:table-cell>
          <table:table-cell table:formula="of:=IF(LEN([.O11])=4;[.O11];&quot;&quot;)">
            <text:p/>
          </table:table-cell>
          <table:table-cell table:formula="of:=IF(LEN([.P11])=4;[.P11];&quot;&quot;)">
            <text:p/>
          </table:table-cell>
          <table:table-cell table:formula="of:=IF(LEN([.Q11])=4;[.Q11];&quot;&quot;)">
            <text:p/>
          </table:table-cell>
          <table:table-cell table:formula="of:=IF(LEN([.R11])=4;[.R11];&quot;&quot;)">
            <text:p/>
          </table:table-cell>
          <table:table-cell table:formula="of:=IF(LEN([.S11])=4;[.S11];&quot;&quot;)">
            <text:p/>
          </table:table-cell>
          <table:table-cell table:formula="of:=IF(LEN([.T11])=4;[.T11];&quot;&quot;)">
            <text:p/>
          </table:table-cell>
          <table:table-cell table:formula="of:=IF(LEN([.U11])=4;[.U11];&quot;&quot;)">
            <text:p/>
          </table:table-cell>
          <table:table-cell table:formula="of:=IF(LEN([.V11])=4;[.V11];&quot;&quot;)">
            <text:p/>
          </table:table-cell>
          <table:table-cell table:formula="of:=IF(LEN([.W11])=4;[.W11];&quot;&quot;)">
            <text:p/>
          </table:table-cell>
          <table:table-cell table:formula="of:=IF(LEN([.X11])=4;[.X11];&quot;&quot;)">
            <text:p/>
          </table:table-cell>
          <table:table-cell table:formula="of:=IF(LEN([.Y11])=4;[.Y11];&quot;&quot;)">
            <text:p/>
          </table:table-cell>
          <table:table-cell office:value-type="float" office:value="10" calcext:value-type="float">
            <text:p>10</text:p>
          </table:table-cell>
          <table:table-cell table:formula="of:=&quot;[equipe[&quot;&amp;[.AY11]&amp;&quot;][0],&quot;" office:value-type="string" office:string-value="[equipe[10][0]," calcext:value-type="string">
            <text:p>[equipe[10][0],</text:p>
          </table:table-cell>
          <table:table-cell table:formula="of:=&quot;[&quot;&amp;LEFT([.AA11];1)&amp;&quot;,&quot;&amp;LEFT(RIGHT([.AA11];2);1)&amp;&quot;]/*&quot;&amp;[.AA$1]&amp;&quot;*/,&quot;" office:value-type="string" office:string-value="[,]/*ARS */," calcext:value-type="string">
            <text:p>[,]/*ARS */,</text:p>
          </table:table-cell>
          <table:table-cell table:formula="of:=&quot;[&quot;&amp;LEFT([.AB11];1)&amp;&quot;,&quot;&amp;LEFT(RIGHT([.AB11];2);1)&amp;&quot;]/*&quot;&amp;[.AB$1]&amp;&quot;*/,&quot;" office:value-type="string" office:string-value="[,]/*AVL */," calcext:value-type="string">
            <text:p>[,]/*AVL */,</text:p>
          </table:table-cell>
          <table:table-cell table:formula="of:=&quot;[&quot;&amp;LEFT([.AC11];1)&amp;&quot;,&quot;&amp;LEFT(RIGHT([.AC11];2);1)&amp;&quot;]/*&quot;&amp;[.AC$1]&amp;&quot;*/,&quot;" office:value-type="string" office:string-value="[,]/*BOU */," calcext:value-type="string">
            <text:p>[,]/*BOU */,</text:p>
          </table:table-cell>
          <table:table-cell table:formula="of:=&quot;[&quot;&amp;LEFT([.AD11];1)&amp;&quot;,&quot;&amp;LEFT(RIGHT([.AD11];2);1)&amp;&quot;]/*&quot;&amp;[.AD$1]&amp;&quot;*/,&quot;" office:value-type="string" office:string-value="[,]/*BRE */," calcext:value-type="string">
            <text:p>[,]/*BRE */,</text:p>
          </table:table-cell>
          <table:table-cell table:formula="of:=&quot;[&quot;&amp;LEFT([.AE11];1)&amp;&quot;,&quot;&amp;LEFT(RIGHT([.AE11];2);1)&amp;&quot;]/*&quot;&amp;[.AE$1]&amp;&quot;*/,&quot;" office:value-type="string" office:string-value="[,]/*BHA */," calcext:value-type="string">
            <text:p>[,]/*BHA */,</text:p>
          </table:table-cell>
          <table:table-cell table:formula="of:=&quot;[&quot;&amp;LEFT([.AF11];1)&amp;&quot;,&quot;&amp;LEFT(RIGHT([.AF11];2);1)&amp;&quot;]/*&quot;&amp;[.AF$1]&amp;&quot;*/,&quot;" office:value-type="string" office:string-value="[,]/*CHE */," calcext:value-type="string">
            <text:p>[,]/*CHE */,</text:p>
          </table:table-cell>
          <table:table-cell table:formula="of:=&quot;[&quot;&amp;LEFT([.AG11];1)&amp;&quot;,&quot;&amp;LEFT(RIGHT([.AG11];2);1)&amp;&quot;]/*&quot;&amp;[.AG$1]&amp;&quot;*/,&quot;" office:value-type="string" office:string-value="[,]/*CRY */," calcext:value-type="string">
            <text:p>[,]/*CRY */,</text:p>
          </table:table-cell>
          <table:table-cell table:formula="of:=&quot;[&quot;&amp;LEFT([.AH11];1)&amp;&quot;,&quot;&amp;LEFT(RIGHT([.AH11];2);1)&amp;&quot;]/*&quot;&amp;[.AH$1]&amp;&quot;*/,&quot;" office:value-type="string" office:string-value="[,]/*EVE */," calcext:value-type="string">
            <text:p>[,]/*EVE */,</text:p>
          </table:table-cell>
          <table:table-cell table:formula="of:=&quot;[&quot;&amp;LEFT([.AI11];1)&amp;&quot;,&quot;&amp;LEFT(RIGHT([.AI11];2);1)&amp;&quot;]/*&quot;&amp;[.AI$1]&amp;&quot;*/,&quot;" office:value-type="string" office:string-value="[,]/*FUL */," calcext:value-type="string">
            <text:p>[,]/*FUL */,</text:p>
          </table:table-cell>
          <table:table-cell table:style-name="ce17" table:formula="of:=&quot;[,]/*&quot;&amp;[.AJ$1]&amp;&quot;*/,&quot;" office:value-type="string" office:string-value="[,]/*IPS */," calcext:value-type="string">
            <text:p>[,]/*IPS */,</text:p>
          </table:table-cell>
          <table:table-cell table:formula="of:=&quot;[&quot;&amp;LEFT([.AK11];1)&amp;&quot;,&quot;&amp;LEFT(RIGHT([.AK11];2);1)&amp;&quot;]/*&quot;&amp;[.AK$1]&amp;&quot;*/,&quot;" office:value-type="string" office:string-value="[,]/*LEI */," calcext:value-type="string">
            <text:p>[,]/*LEI */,</text:p>
          </table:table-cell>
          <table:table-cell table:formula="of:=&quot;[&quot;&amp;LEFT([.AL11];1)&amp;&quot;,&quot;&amp;LEFT(RIGHT([.AL11];2);1)&amp;&quot;]/*&quot;&amp;[.AL$1]&amp;&quot;*/,&quot;" office:value-type="string" office:string-value="[,]/*LIV */," calcext:value-type="string">
            <text:p>[,]/*LIV */,</text:p>
          </table:table-cell>
          <table:table-cell table:formula="of:=&quot;[&quot;&amp;LEFT([.AM11];1)&amp;&quot;,&quot;&amp;LEFT(RIGHT([.AM11];2);1)&amp;&quot;]/*&quot;&amp;[.AM$1]&amp;&quot;*/,&quot;" office:value-type="string" office:string-value="[,]/*MCI */," calcext:value-type="string">
            <text:p>[,]/*MCI */,</text:p>
          </table:table-cell>
          <table:table-cell table:formula="of:=&quot;[&quot;&amp;LEFT([.AN11];1)&amp;&quot;,&quot;&amp;LEFT(RIGHT([.AN11];2);1)&amp;&quot;]/*&quot;&amp;[.AN$1]&amp;&quot;*/,&quot;" office:value-type="string" office:string-value="[,]/*MUN */," calcext:value-type="string">
            <text:p>[,]/*MUN */,</text:p>
          </table:table-cell>
          <table:table-cell table:formula="of:=&quot;[&quot;&amp;LEFT([.AO11];1)&amp;&quot;,&quot;&amp;LEFT(RIGHT([.AO11];2);1)&amp;&quot;]/*&quot;&amp;[.AO$1]&amp;&quot;*/,&quot;" office:value-type="string" office:string-value="[,]/*NEW */," calcext:value-type="string">
            <text:p>[,]/*NEW */,</text:p>
          </table:table-cell>
          <table:table-cell table:formula="of:=&quot;[&quot;&amp;LEFT([.AP11];1)&amp;&quot;,&quot;&amp;LEFT(RIGHT([.AP11];2);1)&amp;&quot;]/*&quot;&amp;[.AP$1]&amp;&quot;*/,&quot;" office:value-type="string" office:string-value="[,]/*NFO */," calcext:value-type="string">
            <text:p>[,]/*NFO */,</text:p>
          </table:table-cell>
          <table:table-cell table:formula="of:=&quot;[&quot;&amp;LEFT([.AQ11];1)&amp;&quot;,&quot;&amp;LEFT(RIGHT([.AQ11];2);1)&amp;&quot;]/*&quot;&amp;[.AQ$1]&amp;&quot;*/,&quot;" office:value-type="string" office:string-value="[,]/*SOU */," calcext:value-type="string">
            <text:p>[,]/*SOU */,</text:p>
          </table:table-cell>
          <table:table-cell table:formula="of:=&quot;[&quot;&amp;LEFT([.AR11];1)&amp;&quot;,&quot;&amp;LEFT(RIGHT([.AR11];2);1)&amp;&quot;]/*&quot;&amp;[.AR$1]&amp;&quot;*/,&quot;" office:value-type="string" office:string-value="[,]/*TOT */," calcext:value-type="string">
            <text:p>[,]/*TOT */,</text:p>
          </table:table-cell>
          <table:table-cell table:formula="of:=&quot;[&quot;&amp;LEFT([.AS11];1)&amp;&quot;,&quot;&amp;LEFT(RIGHT([.AS11];2);1)&amp;&quot;]/*&quot;&amp;[.AS$1]&amp;&quot;*/,&quot;" office:value-type="string" office:string-value="[,]/*WHU */," calcext:value-type="string">
            <text:p>[,]/*WHU */,</text:p>
          </table:table-cell>
          <table:table-cell table:formula="of:=&quot;[&quot;&amp;LEFT([.AT11];1)&amp;&quot;,&quot;&amp;LEFT(RIGHT([.AT11];2);1)&amp;&quot;]/*&quot;&amp;[.AT$1]&amp;&quot;*/,&quot;" office:value-type="string" office:string-value="[,]/*WOL */," calcext:value-type="string">
            <text:p>[,]/*WOL */,</text:p>
          </table:table-cell>
          <table:table-cell table:formula="of:=&quot;[&quot;&amp;LEFT([.AU11];1)&amp;&quot;,&quot;&amp;LEFT(RIGHT([.AU11];2);1)&amp;&quot;]/*&quot;&amp;[.AU$1]&amp;&quot;*/,&quot;" office:value-type="string" office:string-value="[,]/*BOT*/," calcext:value-type="string">
            <text:p>[,]/*BOT*/,</text:p>
          </table:table-cell>
          <table:table-cell table:formula="of:=&quot;[&quot;&amp;LEFT([.AV11];1)&amp;&quot;,&quot;&amp;LEFT(RIGHT([.AV11];2);1)&amp;&quot;]/*&quot;&amp;[.AV$1]&amp;&quot;*/,&quot;" office:value-type="string" office:string-value="[,]/*COR*/," calcext:value-type="string">
            <text:p>[,]/*COR*/,</text:p>
          </table:table-cell>
          <table:table-cell table:formula="of:=&quot;[&quot;&amp;LEFT([.AW11];1)&amp;&quot;,&quot;&amp;LEFT(RIGHT([.AW11];2);1)&amp;&quot;]/*&quot;&amp;[.AW$1]&amp;&quot;*/,&quot;" office:value-type="string" office:string-value="[,]/*FLA*/," calcext:value-type="string">
            <text:p>[,]/*FLA*/,</text:p>
          </table:table-cell>
          <table:table-cell table:formula="of:=&quot;[&quot;&amp;LEFT([.AX11];1)&amp;&quot;,&quot;&amp;LEFT(RIGHT([.AX11];2);1)&amp;&quot;]/*&quot;&amp;[.AX$1]&amp;&quot;*/]&quot;" office:value-type="string" office:string-value="[,]/*PAL*/]" calcext:value-type="string">
            <text:p>[,]/*PAL*/]</text:p>
          </table:table-cell>
          <table:table-cell table:formula="of:=CONCATENATE([.AZ11];[.BA11];[.BB11];[.BC11];[.BD11];[.BE11];[.BF11];[.BG11];[.BH11];[.BI11];[.BJ11];[.BK11];[.BL11];[.BM11];[.BN11];[.BO11];[.BP11];[.BQ11];[.BR11];[.BS11];[.BT11];[.BU11];[.BV11];[.BW11];[.BX11])&amp;&quot;,&quot;" office:value-type="string" office:string-value="[equipe[10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" calcext:value-type="string">
            <text:p>[equipe[10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</text:p>
          </table:table-cell>
        </table:table-row>
        <table:table-row table:style-name="ro3">
          <table:table-cell office:value-type="string" calcext:value-type="string">
            <text:p><text:a xlink:href="https://en.wikipedia.org/wiki/Leicester_City_F.C." xlink:type="simple">Leicester City</text:a> </text:p>
          </table:table-cell>
          <table:table-cell table:number-columns-repeated="9"/>
          <table:table-cell table:style-name="ce10"/>
          <table:table-cell/>
          <table:table-cell table:style-name="ce10"/>
          <table:table-cell/>
          <table:table-cell table:style-name="ce10" table:number-columns-repeated="2"/>
          <table:table-cell/>
          <table:table-cell table:style-name="ce10"/>
          <table:table-cell table:number-columns-repeated="7"/>
          <table:table-cell table:formula="of:=[.A12]" office:value-type="string" office:string-value="Leicester City " calcext:value-type="string">
            <text:p>Leicester City </text:p>
          </table:table-cell>
          <table:table-cell table:formula="of:=IF(LEN([.B12])=4;[.B12];&quot;&quot;)">
            <text:p/>
          </table:table-cell>
          <table:table-cell table:formula="of:=IF(LEN([.C12])=4;[.C12];&quot;&quot;)">
            <text:p/>
          </table:table-cell>
          <table:table-cell table:formula="of:=IF(LEN([.D12])=4;[.D12];&quot;&quot;)">
            <text:p/>
          </table:table-cell>
          <table:table-cell table:formula="of:=IF(LEN([.E12])=4;[.E12];&quot;&quot;)">
            <text:p/>
          </table:table-cell>
          <table:table-cell table:formula="of:=IF(LEN([.F12])=4;[.F12];&quot;&quot;)">
            <text:p/>
          </table:table-cell>
          <table:table-cell table:formula="of:=IF(LEN([.G12])=4;[.G12];&quot;&quot;)">
            <text:p/>
          </table:table-cell>
          <table:table-cell table:formula="of:=IF(LEN([.H12])=4;[.H12];&quot;&quot;)">
            <text:p/>
          </table:table-cell>
          <table:table-cell table:formula="of:=IF(LEN([.I12])=4;[.I12];&quot;&quot;)">
            <text:p/>
          </table:table-cell>
          <table:table-cell table:formula="of:=IF(LEN([.J12])=4;[.J12];&quot;&quot;)">
            <text:p/>
          </table:table-cell>
          <table:table-cell table:formula="of:=IF(LEN([.K12])=4;[.K12];&quot;&quot;)">
            <text:p/>
          </table:table-cell>
          <table:table-cell table:formula="of:=IF(LEN([.L12])=4;[.L12];&quot;&quot;)">
            <text:p/>
          </table:table-cell>
          <table:table-cell table:formula="of:=IF(LEN([.M12])=4;[.M12];&quot;&quot;)">
            <text:p/>
          </table:table-cell>
          <table:table-cell table:formula="of:=IF(LEN([.N12])=4;[.N12];&quot;&quot;)">
            <text:p/>
          </table:table-cell>
          <table:table-cell table:formula="of:=IF(LEN([.O12])=4;[.O12];&quot;&quot;)">
            <text:p/>
          </table:table-cell>
          <table:table-cell table:formula="of:=IF(LEN([.P12])=4;[.P12];&quot;&quot;)">
            <text:p/>
          </table:table-cell>
          <table:table-cell table:formula="of:=IF(LEN([.Q12])=4;[.Q12];&quot;&quot;)">
            <text:p/>
          </table:table-cell>
          <table:table-cell table:formula="of:=IF(LEN([.R12])=4;[.R12];&quot;&quot;)">
            <text:p/>
          </table:table-cell>
          <table:table-cell table:formula="of:=IF(LEN([.S12])=4;[.S12];&quot;&quot;)">
            <text:p/>
          </table:table-cell>
          <table:table-cell table:formula="of:=IF(LEN([.T12])=4;[.T12];&quot;&quot;)">
            <text:p/>
          </table:table-cell>
          <table:table-cell table:formula="of:=IF(LEN([.U12])=4;[.U12];&quot;&quot;)">
            <text:p/>
          </table:table-cell>
          <table:table-cell table:formula="of:=IF(LEN([.V12])=4;[.V12];&quot;&quot;)">
            <text:p/>
          </table:table-cell>
          <table:table-cell table:formula="of:=IF(LEN([.W12])=4;[.W12];&quot;&quot;)">
            <text:p/>
          </table:table-cell>
          <table:table-cell table:formula="of:=IF(LEN([.X12])=4;[.X12];&quot;&quot;)">
            <text:p/>
          </table:table-cell>
          <table:table-cell table:formula="of:=IF(LEN([.Y12])=4;[.Y12];&quot;&quot;)">
            <text:p/>
          </table:table-cell>
          <table:table-cell office:value-type="float" office:value="11" calcext:value-type="float">
            <text:p>11</text:p>
          </table:table-cell>
          <table:table-cell table:formula="of:=&quot;[equipe[&quot;&amp;[.AY12]&amp;&quot;][0],&quot;" office:value-type="string" office:string-value="[equipe[11][0]," calcext:value-type="string">
            <text:p>[equipe[11][0],</text:p>
          </table:table-cell>
          <table:table-cell table:formula="of:=&quot;[&quot;&amp;LEFT([.AA12];1)&amp;&quot;,&quot;&amp;LEFT(RIGHT([.AA12];2);1)&amp;&quot;]/*&quot;&amp;[.AA$1]&amp;&quot;*/,&quot;" office:value-type="string" office:string-value="[,]/*ARS */," calcext:value-type="string">
            <text:p>[,]/*ARS */,</text:p>
          </table:table-cell>
          <table:table-cell table:formula="of:=&quot;[&quot;&amp;LEFT([.AB12];1)&amp;&quot;,&quot;&amp;LEFT(RIGHT([.AB12];2);1)&amp;&quot;]/*&quot;&amp;[.AB$1]&amp;&quot;*/,&quot;" office:value-type="string" office:string-value="[,]/*AVL */," calcext:value-type="string">
            <text:p>[,]/*AVL */,</text:p>
          </table:table-cell>
          <table:table-cell table:formula="of:=&quot;[&quot;&amp;LEFT([.AC12];1)&amp;&quot;,&quot;&amp;LEFT(RIGHT([.AC12];2);1)&amp;&quot;]/*&quot;&amp;[.AC$1]&amp;&quot;*/,&quot;" office:value-type="string" office:string-value="[,]/*BOU */," calcext:value-type="string">
            <text:p>[,]/*BOU */,</text:p>
          </table:table-cell>
          <table:table-cell table:formula="of:=&quot;[&quot;&amp;LEFT([.AD12];1)&amp;&quot;,&quot;&amp;LEFT(RIGHT([.AD12];2);1)&amp;&quot;]/*&quot;&amp;[.AD$1]&amp;&quot;*/,&quot;" office:value-type="string" office:string-value="[,]/*BRE */," calcext:value-type="string">
            <text:p>[,]/*BRE */,</text:p>
          </table:table-cell>
          <table:table-cell table:formula="of:=&quot;[&quot;&amp;LEFT([.AE12];1)&amp;&quot;,&quot;&amp;LEFT(RIGHT([.AE12];2);1)&amp;&quot;]/*&quot;&amp;[.AE$1]&amp;&quot;*/,&quot;" office:value-type="string" office:string-value="[,]/*BHA */," calcext:value-type="string">
            <text:p>[,]/*BHA */,</text:p>
          </table:table-cell>
          <table:table-cell table:formula="of:=&quot;[&quot;&amp;LEFT([.AF12];1)&amp;&quot;,&quot;&amp;LEFT(RIGHT([.AF12];2);1)&amp;&quot;]/*&quot;&amp;[.AF$1]&amp;&quot;*/,&quot;" office:value-type="string" office:string-value="[,]/*CHE */," calcext:value-type="string">
            <text:p>[,]/*CHE */,</text:p>
          </table:table-cell>
          <table:table-cell table:formula="of:=&quot;[&quot;&amp;LEFT([.AG12];1)&amp;&quot;,&quot;&amp;LEFT(RIGHT([.AG12];2);1)&amp;&quot;]/*&quot;&amp;[.AG$1]&amp;&quot;*/,&quot;" office:value-type="string" office:string-value="[,]/*CRY */," calcext:value-type="string">
            <text:p>[,]/*CRY */,</text:p>
          </table:table-cell>
          <table:table-cell table:formula="of:=&quot;[&quot;&amp;LEFT([.AH12];1)&amp;&quot;,&quot;&amp;LEFT(RIGHT([.AH12];2);1)&amp;&quot;]/*&quot;&amp;[.AH$1]&amp;&quot;*/,&quot;" office:value-type="string" office:string-value="[,]/*EVE */," calcext:value-type="string">
            <text:p>[,]/*EVE */,</text:p>
          </table:table-cell>
          <table:table-cell table:formula="of:=&quot;[&quot;&amp;LEFT([.AI12];1)&amp;&quot;,&quot;&amp;LEFT(RIGHT([.AI12];2);1)&amp;&quot;]/*&quot;&amp;[.AI$1]&amp;&quot;*/,&quot;" office:value-type="string" office:string-value="[,]/*FUL */," calcext:value-type="string">
            <text:p>[,]/*FUL */,</text:p>
          </table:table-cell>
          <table:table-cell table:formula="of:=&quot;[&quot;&amp;LEFT([.AJ12];1)&amp;&quot;,&quot;&amp;LEFT(RIGHT([.AJ12];2);1)&amp;&quot;]/*&quot;&amp;[.AJ$1]&amp;&quot;*/,&quot;" office:value-type="string" office:string-value="[,]/*IPS */," calcext:value-type="string">
            <text:p>[,]/*IPS */,</text:p>
          </table:table-cell>
          <table:table-cell table:style-name="ce17" table:formula="of:=&quot;[,]/*&quot;&amp;[.AK$1]&amp;&quot;*/,&quot;" office:value-type="string" office:string-value="[,]/*LEI */," calcext:value-type="string">
            <text:p>[,]/*LEI */,</text:p>
          </table:table-cell>
          <table:table-cell table:formula="of:=&quot;[&quot;&amp;LEFT([.AL12];1)&amp;&quot;,&quot;&amp;LEFT(RIGHT([.AL12];2);1)&amp;&quot;]/*&quot;&amp;[.AL$1]&amp;&quot;*/,&quot;" office:value-type="string" office:string-value="[,]/*LIV */," calcext:value-type="string">
            <text:p>[,]/*LIV */,</text:p>
          </table:table-cell>
          <table:table-cell table:formula="of:=&quot;[&quot;&amp;LEFT([.AM12];1)&amp;&quot;,&quot;&amp;LEFT(RIGHT([.AM12];2);1)&amp;&quot;]/*&quot;&amp;[.AM$1]&amp;&quot;*/,&quot;" office:value-type="string" office:string-value="[,]/*MCI */," calcext:value-type="string">
            <text:p>[,]/*MCI */,</text:p>
          </table:table-cell>
          <table:table-cell table:formula="of:=&quot;[&quot;&amp;LEFT([.AN12];1)&amp;&quot;,&quot;&amp;LEFT(RIGHT([.AN12];2);1)&amp;&quot;]/*&quot;&amp;[.AN$1]&amp;&quot;*/,&quot;" office:value-type="string" office:string-value="[,]/*MUN */," calcext:value-type="string">
            <text:p>[,]/*MUN */,</text:p>
          </table:table-cell>
          <table:table-cell table:formula="of:=&quot;[&quot;&amp;LEFT([.AO12];1)&amp;&quot;,&quot;&amp;LEFT(RIGHT([.AO12];2);1)&amp;&quot;]/*&quot;&amp;[.AO$1]&amp;&quot;*/,&quot;" office:value-type="string" office:string-value="[,]/*NEW */," calcext:value-type="string">
            <text:p>[,]/*NEW */,</text:p>
          </table:table-cell>
          <table:table-cell table:formula="of:=&quot;[&quot;&amp;LEFT([.AP12];1)&amp;&quot;,&quot;&amp;LEFT(RIGHT([.AP12];2);1)&amp;&quot;]/*&quot;&amp;[.AP$1]&amp;&quot;*/,&quot;" office:value-type="string" office:string-value="[,]/*NFO */," calcext:value-type="string">
            <text:p>[,]/*NFO */,</text:p>
          </table:table-cell>
          <table:table-cell table:formula="of:=&quot;[&quot;&amp;LEFT([.AQ12];1)&amp;&quot;,&quot;&amp;LEFT(RIGHT([.AQ12];2);1)&amp;&quot;]/*&quot;&amp;[.AQ$1]&amp;&quot;*/,&quot;" office:value-type="string" office:string-value="[,]/*SOU */," calcext:value-type="string">
            <text:p>[,]/*SOU */,</text:p>
          </table:table-cell>
          <table:table-cell table:formula="of:=&quot;[&quot;&amp;LEFT([.AR12];1)&amp;&quot;,&quot;&amp;LEFT(RIGHT([.AR12];2);1)&amp;&quot;]/*&quot;&amp;[.AR$1]&amp;&quot;*/,&quot;" office:value-type="string" office:string-value="[,]/*TOT */," calcext:value-type="string">
            <text:p>[,]/*TOT */,</text:p>
          </table:table-cell>
          <table:table-cell table:formula="of:=&quot;[&quot;&amp;LEFT([.AS12];1)&amp;&quot;,&quot;&amp;LEFT(RIGHT([.AS12];2);1)&amp;&quot;]/*&quot;&amp;[.AS$1]&amp;&quot;*/,&quot;" office:value-type="string" office:string-value="[,]/*WHU */," calcext:value-type="string">
            <text:p>[,]/*WHU */,</text:p>
          </table:table-cell>
          <table:table-cell table:formula="of:=&quot;[&quot;&amp;LEFT([.AT12];1)&amp;&quot;,&quot;&amp;LEFT(RIGHT([.AT12];2);1)&amp;&quot;]/*&quot;&amp;[.AT$1]&amp;&quot;*/,&quot;" office:value-type="string" office:string-value="[,]/*WOL */," calcext:value-type="string">
            <text:p>[,]/*WOL */,</text:p>
          </table:table-cell>
          <table:table-cell table:formula="of:=&quot;[&quot;&amp;LEFT([.AU12];1)&amp;&quot;,&quot;&amp;LEFT(RIGHT([.AU12];2);1)&amp;&quot;]/*&quot;&amp;[.AU$1]&amp;&quot;*/,&quot;" office:value-type="string" office:string-value="[,]/*BOT*/," calcext:value-type="string">
            <text:p>[,]/*BOT*/,</text:p>
          </table:table-cell>
          <table:table-cell table:formula="of:=&quot;[&quot;&amp;LEFT([.AV12];1)&amp;&quot;,&quot;&amp;LEFT(RIGHT([.AV12];2);1)&amp;&quot;]/*&quot;&amp;[.AV$1]&amp;&quot;*/,&quot;" office:value-type="string" office:string-value="[,]/*COR*/," calcext:value-type="string">
            <text:p>[,]/*COR*/,</text:p>
          </table:table-cell>
          <table:table-cell table:formula="of:=&quot;[&quot;&amp;LEFT([.AW12];1)&amp;&quot;,&quot;&amp;LEFT(RIGHT([.AW12];2);1)&amp;&quot;]/*&quot;&amp;[.AW$1]&amp;&quot;*/,&quot;" office:value-type="string" office:string-value="[,]/*FLA*/," calcext:value-type="string">
            <text:p>[,]/*FLA*/,</text:p>
          </table:table-cell>
          <table:table-cell table:formula="of:=&quot;[&quot;&amp;LEFT([.AX12];1)&amp;&quot;,&quot;&amp;LEFT(RIGHT([.AX12];2);1)&amp;&quot;]/*&quot;&amp;[.AX$1]&amp;&quot;*/]&quot;" office:value-type="string" office:string-value="[,]/*PAL*/]" calcext:value-type="string">
            <text:p>[,]/*PAL*/]</text:p>
          </table:table-cell>
          <table:table-cell table:formula="of:=CONCATENATE([.AZ12];[.BA12];[.BB12];[.BC12];[.BD12];[.BE12];[.BF12];[.BG12];[.BH12];[.BI12];[.BJ12];[.BK12];[.BL12];[.BM12];[.BN12];[.BO12];[.BP12];[.BQ12];[.BR12];[.BS12];[.BT12];[.BU12];[.BV12];[.BW12];[.BX12])&amp;&quot;,&quot;" office:value-type="string" office:string-value="[equipe[11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" calcext:value-type="string">
            <text:p>[equipe[11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</text:p>
          </table:table-cell>
        </table:table-row>
        <table:table-row table:style-name="ro3">
          <table:table-cell office:value-type="string" calcext:value-type="string">
            <text:p><text:a xlink:href="https://en.wikipedia.org/wiki/Liverpool_F.C." xlink:type="simple">Liverpool</text:a> </text:p>
          </table:table-cell>
          <table:table-cell table:style-name="ce10"/>
          <table:table-cell table:number-columns-repeated="5"/>
          <table:table-cell table:style-name="ce10"/>
          <table:table-cell table:number-columns-repeated="9"/>
          <table:table-cell table:style-name="ce10" table:number-columns-repeated="3"/>
          <table:table-cell table:number-columns-repeated="5"/>
          <table:table-cell table:formula="of:=[.A13]" office:value-type="string" office:string-value="Liverpool " calcext:value-type="string">
            <text:p>Liverpool </text:p>
          </table:table-cell>
          <table:table-cell table:formula="of:=IF(LEN([.B13])=4;[.B13];&quot;&quot;)">
            <text:p/>
          </table:table-cell>
          <table:table-cell table:formula="of:=IF(LEN([.C13])=4;[.C13];&quot;&quot;)">
            <text:p/>
          </table:table-cell>
          <table:table-cell table:formula="of:=IF(LEN([.D13])=4;[.D13];&quot;&quot;)">
            <text:p/>
          </table:table-cell>
          <table:table-cell table:formula="of:=IF(LEN([.E13])=4;[.E13];&quot;&quot;)">
            <text:p/>
          </table:table-cell>
          <table:table-cell table:formula="of:=IF(LEN([.F13])=4;[.F13];&quot;&quot;)">
            <text:p/>
          </table:table-cell>
          <table:table-cell table:formula="of:=IF(LEN([.G13])=4;[.G13];&quot;&quot;)">
            <text:p/>
          </table:table-cell>
          <table:table-cell table:formula="of:=IF(LEN([.H13])=4;[.H13];&quot;&quot;)">
            <text:p/>
          </table:table-cell>
          <table:table-cell table:formula="of:=IF(LEN([.I13])=4;[.I13];&quot;&quot;)">
            <text:p/>
          </table:table-cell>
          <table:table-cell table:formula="of:=IF(LEN([.J13])=4;[.J13];&quot;&quot;)">
            <text:p/>
          </table:table-cell>
          <table:table-cell table:formula="of:=IF(LEN([.K13])=4;[.K13];&quot;&quot;)">
            <text:p/>
          </table:table-cell>
          <table:table-cell table:formula="of:=IF(LEN([.L13])=4;[.L13];&quot;&quot;)">
            <text:p/>
          </table:table-cell>
          <table:table-cell table:formula="of:=IF(LEN([.M13])=4;[.M13];&quot;&quot;)">
            <text:p/>
          </table:table-cell>
          <table:table-cell table:formula="of:=IF(LEN([.N13])=4;[.N13];&quot;&quot;)">
            <text:p/>
          </table:table-cell>
          <table:table-cell table:formula="of:=IF(LEN([.O13])=4;[.O13];&quot;&quot;)">
            <text:p/>
          </table:table-cell>
          <table:table-cell table:formula="of:=IF(LEN([.P13])=4;[.P13];&quot;&quot;)">
            <text:p/>
          </table:table-cell>
          <table:table-cell table:formula="of:=IF(LEN([.Q13])=4;[.Q13];&quot;&quot;)">
            <text:p/>
          </table:table-cell>
          <table:table-cell table:formula="of:=IF(LEN([.R13])=4;[.R13];&quot;&quot;)">
            <text:p/>
          </table:table-cell>
          <table:table-cell table:formula="of:=IF(LEN([.S13])=4;[.S13];&quot;&quot;)">
            <text:p/>
          </table:table-cell>
          <table:table-cell table:formula="of:=IF(LEN([.T13])=4;[.T13];&quot;&quot;)">
            <text:p/>
          </table:table-cell>
          <table:table-cell table:formula="of:=IF(LEN([.U13])=4;[.U13];&quot;&quot;)">
            <text:p/>
          </table:table-cell>
          <table:table-cell table:formula="of:=IF(LEN([.V13])=4;[.V13];&quot;&quot;)">
            <text:p/>
          </table:table-cell>
          <table:table-cell table:formula="of:=IF(LEN([.W13])=4;[.W13];&quot;&quot;)">
            <text:p/>
          </table:table-cell>
          <table:table-cell table:formula="of:=IF(LEN([.X13])=4;[.X13];&quot;&quot;)">
            <text:p/>
          </table:table-cell>
          <table:table-cell table:formula="of:=IF(LEN([.Y13])=4;[.Y13];&quot;&quot;)">
            <text:p/>
          </table:table-cell>
          <table:table-cell office:value-type="float" office:value="12" calcext:value-type="float">
            <text:p>12</text:p>
          </table:table-cell>
          <table:table-cell table:formula="of:=&quot;[equipe[&quot;&amp;[.AY13]&amp;&quot;][0],&quot;" office:value-type="string" office:string-value="[equipe[12][0]," calcext:value-type="string">
            <text:p>[equipe[12][0],</text:p>
          </table:table-cell>
          <table:table-cell table:formula="of:=&quot;[&quot;&amp;LEFT([.AA13];1)&amp;&quot;,&quot;&amp;LEFT(RIGHT([.AA13];2);1)&amp;&quot;]/*&quot;&amp;[.AA$1]&amp;&quot;*/,&quot;" office:value-type="string" office:string-value="[,]/*ARS */," calcext:value-type="string">
            <text:p>[,]/*ARS */,</text:p>
          </table:table-cell>
          <table:table-cell table:formula="of:=&quot;[&quot;&amp;LEFT([.AB13];1)&amp;&quot;,&quot;&amp;LEFT(RIGHT([.AB13];2);1)&amp;&quot;]/*&quot;&amp;[.AB$1]&amp;&quot;*/,&quot;" office:value-type="string" office:string-value="[,]/*AVL */," calcext:value-type="string">
            <text:p>[,]/*AVL */,</text:p>
          </table:table-cell>
          <table:table-cell table:formula="of:=&quot;[&quot;&amp;LEFT([.AC13];1)&amp;&quot;,&quot;&amp;LEFT(RIGHT([.AC13];2);1)&amp;&quot;]/*&quot;&amp;[.AC$1]&amp;&quot;*/,&quot;" office:value-type="string" office:string-value="[,]/*BOU */," calcext:value-type="string">
            <text:p>[,]/*BOU */,</text:p>
          </table:table-cell>
          <table:table-cell table:formula="of:=&quot;[&quot;&amp;LEFT([.AD13];1)&amp;&quot;,&quot;&amp;LEFT(RIGHT([.AD13];2);1)&amp;&quot;]/*&quot;&amp;[.AD$1]&amp;&quot;*/,&quot;" office:value-type="string" office:string-value="[,]/*BRE */," calcext:value-type="string">
            <text:p>[,]/*BRE */,</text:p>
          </table:table-cell>
          <table:table-cell table:formula="of:=&quot;[&quot;&amp;LEFT([.AE13];1)&amp;&quot;,&quot;&amp;LEFT(RIGHT([.AE13];2);1)&amp;&quot;]/*&quot;&amp;[.AE$1]&amp;&quot;*/,&quot;" office:value-type="string" office:string-value="[,]/*BHA */," calcext:value-type="string">
            <text:p>[,]/*BHA */,</text:p>
          </table:table-cell>
          <table:table-cell table:formula="of:=&quot;[&quot;&amp;LEFT([.AF13];1)&amp;&quot;,&quot;&amp;LEFT(RIGHT([.AF13];2);1)&amp;&quot;]/*&quot;&amp;[.AF$1]&amp;&quot;*/,&quot;" office:value-type="string" office:string-value="[,]/*CHE */," calcext:value-type="string">
            <text:p>[,]/*CHE */,</text:p>
          </table:table-cell>
          <table:table-cell table:formula="of:=&quot;[&quot;&amp;LEFT([.AG13];1)&amp;&quot;,&quot;&amp;LEFT(RIGHT([.AG13];2);1)&amp;&quot;]/*&quot;&amp;[.AG$1]&amp;&quot;*/,&quot;" office:value-type="string" office:string-value="[,]/*CRY */," calcext:value-type="string">
            <text:p>[,]/*CRY */,</text:p>
          </table:table-cell>
          <table:table-cell table:formula="of:=&quot;[&quot;&amp;LEFT([.AH13];1)&amp;&quot;,&quot;&amp;LEFT(RIGHT([.AH13];2);1)&amp;&quot;]/*&quot;&amp;[.AH$1]&amp;&quot;*/,&quot;" office:value-type="string" office:string-value="[,]/*EVE */," calcext:value-type="string">
            <text:p>[,]/*EVE */,</text:p>
          </table:table-cell>
          <table:table-cell table:formula="of:=&quot;[&quot;&amp;LEFT([.AI13];1)&amp;&quot;,&quot;&amp;LEFT(RIGHT([.AI13];2);1)&amp;&quot;]/*&quot;&amp;[.AI$1]&amp;&quot;*/,&quot;" office:value-type="string" office:string-value="[,]/*FUL */," calcext:value-type="string">
            <text:p>[,]/*FUL */,</text:p>
          </table:table-cell>
          <table:table-cell table:formula="of:=&quot;[&quot;&amp;LEFT([.AJ13];1)&amp;&quot;,&quot;&amp;LEFT(RIGHT([.AJ13];2);1)&amp;&quot;]/*&quot;&amp;[.AJ$1]&amp;&quot;*/,&quot;" office:value-type="string" office:string-value="[,]/*IPS */," calcext:value-type="string">
            <text:p>[,]/*IPS */,</text:p>
          </table:table-cell>
          <table:table-cell table:formula="of:=&quot;[&quot;&amp;LEFT([.AK13];1)&amp;&quot;,&quot;&amp;LEFT(RIGHT([.AK13];2);1)&amp;&quot;]/*&quot;&amp;[.AK$1]&amp;&quot;*/,&quot;" office:value-type="string" office:string-value="[,]/*LEI */," calcext:value-type="string">
            <text:p>[,]/*LEI */,</text:p>
          </table:table-cell>
          <table:table-cell table:style-name="ce17" table:formula="of:=&quot;[,]/*&quot;&amp;[.AL$1]&amp;&quot;*/,&quot;" office:value-type="string" office:string-value="[,]/*LIV */," calcext:value-type="string">
            <text:p>[,]/*LIV */,</text:p>
          </table:table-cell>
          <table:table-cell table:formula="of:=&quot;[&quot;&amp;LEFT([.AM13];1)&amp;&quot;,&quot;&amp;LEFT(RIGHT([.AM13];2);1)&amp;&quot;]/*&quot;&amp;[.AM$1]&amp;&quot;*/,&quot;" office:value-type="string" office:string-value="[,]/*MCI */," calcext:value-type="string">
            <text:p>[,]/*MCI */,</text:p>
          </table:table-cell>
          <table:table-cell table:formula="of:=&quot;[&quot;&amp;LEFT([.AN13];1)&amp;&quot;,&quot;&amp;LEFT(RIGHT([.AN13];2);1)&amp;&quot;]/*&quot;&amp;[.AN$1]&amp;&quot;*/,&quot;" office:value-type="string" office:string-value="[,]/*MUN */," calcext:value-type="string">
            <text:p>[,]/*MUN */,</text:p>
          </table:table-cell>
          <table:table-cell table:formula="of:=&quot;[&quot;&amp;LEFT([.AO13];1)&amp;&quot;,&quot;&amp;LEFT(RIGHT([.AO13];2);1)&amp;&quot;]/*&quot;&amp;[.AO$1]&amp;&quot;*/,&quot;" office:value-type="string" office:string-value="[,]/*NEW */," calcext:value-type="string">
            <text:p>[,]/*NEW */,</text:p>
          </table:table-cell>
          <table:table-cell table:formula="of:=&quot;[&quot;&amp;LEFT([.AP13];1)&amp;&quot;,&quot;&amp;LEFT(RIGHT([.AP13];2);1)&amp;&quot;]/*&quot;&amp;[.AP$1]&amp;&quot;*/,&quot;" office:value-type="string" office:string-value="[,]/*NFO */," calcext:value-type="string">
            <text:p>[,]/*NFO */,</text:p>
          </table:table-cell>
          <table:table-cell table:formula="of:=&quot;[&quot;&amp;LEFT([.AQ13];1)&amp;&quot;,&quot;&amp;LEFT(RIGHT([.AQ13];2);1)&amp;&quot;]/*&quot;&amp;[.AQ$1]&amp;&quot;*/,&quot;" office:value-type="string" office:string-value="[,]/*SOU */," calcext:value-type="string">
            <text:p>[,]/*SOU */,</text:p>
          </table:table-cell>
          <table:table-cell table:formula="of:=&quot;[&quot;&amp;LEFT([.AR13];1)&amp;&quot;,&quot;&amp;LEFT(RIGHT([.AR13];2);1)&amp;&quot;]/*&quot;&amp;[.AR$1]&amp;&quot;*/,&quot;" office:value-type="string" office:string-value="[,]/*TOT */," calcext:value-type="string">
            <text:p>[,]/*TOT */,</text:p>
          </table:table-cell>
          <table:table-cell table:formula="of:=&quot;[&quot;&amp;LEFT([.AS13];1)&amp;&quot;,&quot;&amp;LEFT(RIGHT([.AS13];2);1)&amp;&quot;]/*&quot;&amp;[.AS$1]&amp;&quot;*/,&quot;" office:value-type="string" office:string-value="[,]/*WHU */," calcext:value-type="string">
            <text:p>[,]/*WHU */,</text:p>
          </table:table-cell>
          <table:table-cell table:formula="of:=&quot;[&quot;&amp;LEFT([.AT13];1)&amp;&quot;,&quot;&amp;LEFT(RIGHT([.AT13];2);1)&amp;&quot;]/*&quot;&amp;[.AT$1]&amp;&quot;*/,&quot;" office:value-type="string" office:string-value="[,]/*WOL */," calcext:value-type="string">
            <text:p>[,]/*WOL */,</text:p>
          </table:table-cell>
          <table:table-cell table:formula="of:=&quot;[&quot;&amp;LEFT([.AU13];1)&amp;&quot;,&quot;&amp;LEFT(RIGHT([.AU13];2);1)&amp;&quot;]/*&quot;&amp;[.AU$1]&amp;&quot;*/,&quot;" office:value-type="string" office:string-value="[,]/*BOT*/," calcext:value-type="string">
            <text:p>[,]/*BOT*/,</text:p>
          </table:table-cell>
          <table:table-cell table:formula="of:=&quot;[&quot;&amp;LEFT([.AV13];1)&amp;&quot;,&quot;&amp;LEFT(RIGHT([.AV13];2);1)&amp;&quot;]/*&quot;&amp;[.AV$1]&amp;&quot;*/,&quot;" office:value-type="string" office:string-value="[,]/*COR*/," calcext:value-type="string">
            <text:p>[,]/*COR*/,</text:p>
          </table:table-cell>
          <table:table-cell table:formula="of:=&quot;[&quot;&amp;LEFT([.AW13];1)&amp;&quot;,&quot;&amp;LEFT(RIGHT([.AW13];2);1)&amp;&quot;]/*&quot;&amp;[.AW$1]&amp;&quot;*/,&quot;" office:value-type="string" office:string-value="[,]/*FLA*/," calcext:value-type="string">
            <text:p>[,]/*FLA*/,</text:p>
          </table:table-cell>
          <table:table-cell table:formula="of:=&quot;[&quot;&amp;LEFT([.AX13];1)&amp;&quot;,&quot;&amp;LEFT(RIGHT([.AX13];2);1)&amp;&quot;]/*&quot;&amp;[.AX$1]&amp;&quot;*/]&quot;" office:value-type="string" office:string-value="[,]/*PAL*/]" calcext:value-type="string">
            <text:p>[,]/*PAL*/]</text:p>
          </table:table-cell>
          <table:table-cell table:formula="of:=CONCATENATE([.AZ13];[.BA13];[.BB13];[.BC13];[.BD13];[.BE13];[.BF13];[.BG13];[.BH13];[.BI13];[.BJ13];[.BK13];[.BL13];[.BM13];[.BN13];[.BO13];[.BP13];[.BQ13];[.BR13];[.BS13];[.BT13];[.BU13];[.BV13];[.BW13];[.BX13])&amp;&quot;,&quot;" office:value-type="string" office:string-value="[equipe[12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" calcext:value-type="string">
            <text:p>[equipe[12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</text:p>
          </table:table-cell>
        </table:table-row>
        <table:table-row table:style-name="ro3">
          <table:table-cell office:value-type="string" calcext:value-type="string">
            <text:p><text:a xlink:href="https://en.wikipedia.org/wiki/Manchester_City_F.C." xlink:type="simple">Manchester City</text:a> </text:p>
          </table:table-cell>
          <table:table-cell/>
          <table:table-cell table:style-name="ce10" table:number-columns-repeated="2"/>
          <table:table-cell/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 table:number-columns-repeated="8"/>
          <table:table-cell table:style-name="ce10"/>
          <table:table-cell table:number-columns-repeated="4"/>
          <table:table-cell table:formula="of:=[.A14]" office:value-type="string" office:string-value="Manchester City " calcext:value-type="string">
            <text:p>Manchester City </text:p>
          </table:table-cell>
          <table:table-cell table:formula="of:=IF(LEN([.B14])=4;[.B14];&quot;&quot;)">
            <text:p/>
          </table:table-cell>
          <table:table-cell table:formula="of:=IF(LEN([.C14])=4;[.C14];&quot;&quot;)">
            <text:p/>
          </table:table-cell>
          <table:table-cell table:formula="of:=IF(LEN([.D14])=4;[.D14];&quot;&quot;)">
            <text:p/>
          </table:table-cell>
          <table:table-cell table:formula="of:=IF(LEN([.E14])=4;[.E14];&quot;&quot;)">
            <text:p/>
          </table:table-cell>
          <table:table-cell table:formula="of:=IF(LEN([.F14])=4;[.F14];&quot;&quot;)">
            <text:p/>
          </table:table-cell>
          <table:table-cell table:formula="of:=IF(LEN([.G14])=4;[.G14];&quot;&quot;)">
            <text:p/>
          </table:table-cell>
          <table:table-cell table:formula="of:=IF(LEN([.H14])=4;[.H14];&quot;&quot;)">
            <text:p/>
          </table:table-cell>
          <table:table-cell table:formula="of:=IF(LEN([.I14])=4;[.I14];&quot;&quot;)">
            <text:p/>
          </table:table-cell>
          <table:table-cell table:formula="of:=IF(LEN([.J14])=4;[.J14];&quot;&quot;)">
            <text:p/>
          </table:table-cell>
          <table:table-cell table:formula="of:=IF(LEN([.K14])=4;[.K14];&quot;&quot;)">
            <text:p/>
          </table:table-cell>
          <table:table-cell table:formula="of:=IF(LEN([.L14])=4;[.L14];&quot;&quot;)">
            <text:p/>
          </table:table-cell>
          <table:table-cell table:formula="of:=IF(LEN([.M14])=4;[.M14];&quot;&quot;)">
            <text:p/>
          </table:table-cell>
          <table:table-cell table:formula="of:=IF(LEN([.N14])=4;[.N14];&quot;&quot;)">
            <text:p/>
          </table:table-cell>
          <table:table-cell table:formula="of:=IF(LEN([.O14])=4;[.O14];&quot;&quot;)">
            <text:p/>
          </table:table-cell>
          <table:table-cell table:formula="of:=IF(LEN([.P14])=4;[.P14];&quot;&quot;)">
            <text:p/>
          </table:table-cell>
          <table:table-cell table:formula="of:=IF(LEN([.Q14])=4;[.Q14];&quot;&quot;)">
            <text:p/>
          </table:table-cell>
          <table:table-cell table:formula="of:=IF(LEN([.R14])=4;[.R14];&quot;&quot;)">
            <text:p/>
          </table:table-cell>
          <table:table-cell table:formula="of:=IF(LEN([.S14])=4;[.S14];&quot;&quot;)">
            <text:p/>
          </table:table-cell>
          <table:table-cell table:formula="of:=IF(LEN([.T14])=4;[.T14];&quot;&quot;)">
            <text:p/>
          </table:table-cell>
          <table:table-cell table:formula="of:=IF(LEN([.U14])=4;[.U14];&quot;&quot;)">
            <text:p/>
          </table:table-cell>
          <table:table-cell table:formula="of:=IF(LEN([.V14])=4;[.V14];&quot;&quot;)">
            <text:p/>
          </table:table-cell>
          <table:table-cell table:formula="of:=IF(LEN([.W14])=4;[.W14];&quot;&quot;)">
            <text:p/>
          </table:table-cell>
          <table:table-cell table:formula="of:=IF(LEN([.X14])=4;[.X14];&quot;&quot;)">
            <text:p/>
          </table:table-cell>
          <table:table-cell table:formula="of:=IF(LEN([.Y14])=4;[.Y14];&quot;&quot;)">
            <text:p/>
          </table:table-cell>
          <table:table-cell office:value-type="float" office:value="13" calcext:value-type="float">
            <text:p>13</text:p>
          </table:table-cell>
          <table:table-cell table:formula="of:=&quot;[equipe[&quot;&amp;[.AY14]&amp;&quot;][0],&quot;" office:value-type="string" office:string-value="[equipe[13][0]," calcext:value-type="string">
            <text:p>[equipe[13][0],</text:p>
          </table:table-cell>
          <table:table-cell table:formula="of:=&quot;[&quot;&amp;LEFT([.AA14];1)&amp;&quot;,&quot;&amp;LEFT(RIGHT([.AA14];2);1)&amp;&quot;]/*&quot;&amp;[.AA$1]&amp;&quot;*/,&quot;" office:value-type="string" office:string-value="[,]/*ARS */," calcext:value-type="string">
            <text:p>[,]/*ARS */,</text:p>
          </table:table-cell>
          <table:table-cell table:formula="of:=&quot;[&quot;&amp;LEFT([.AB14];1)&amp;&quot;,&quot;&amp;LEFT(RIGHT([.AB14];2);1)&amp;&quot;]/*&quot;&amp;[.AB$1]&amp;&quot;*/,&quot;" office:value-type="string" office:string-value="[,]/*AVL */," calcext:value-type="string">
            <text:p>[,]/*AVL */,</text:p>
          </table:table-cell>
          <table:table-cell table:formula="of:=&quot;[&quot;&amp;LEFT([.AC14];1)&amp;&quot;,&quot;&amp;LEFT(RIGHT([.AC14];2);1)&amp;&quot;]/*&quot;&amp;[.AC$1]&amp;&quot;*/,&quot;" office:value-type="string" office:string-value="[,]/*BOU */," calcext:value-type="string">
            <text:p>[,]/*BOU */,</text:p>
          </table:table-cell>
          <table:table-cell table:formula="of:=&quot;[&quot;&amp;LEFT([.AD14];1)&amp;&quot;,&quot;&amp;LEFT(RIGHT([.AD14];2);1)&amp;&quot;]/*&quot;&amp;[.AD$1]&amp;&quot;*/,&quot;" office:value-type="string" office:string-value="[,]/*BRE */," calcext:value-type="string">
            <text:p>[,]/*BRE */,</text:p>
          </table:table-cell>
          <table:table-cell table:formula="of:=&quot;[&quot;&amp;LEFT([.AE14];1)&amp;&quot;,&quot;&amp;LEFT(RIGHT([.AE14];2);1)&amp;&quot;]/*&quot;&amp;[.AE$1]&amp;&quot;*/,&quot;" office:value-type="string" office:string-value="[,]/*BHA */," calcext:value-type="string">
            <text:p>[,]/*BHA */,</text:p>
          </table:table-cell>
          <table:table-cell table:formula="of:=&quot;[&quot;&amp;LEFT([.AF14];1)&amp;&quot;,&quot;&amp;LEFT(RIGHT([.AF14];2);1)&amp;&quot;]/*&quot;&amp;[.AF$1]&amp;&quot;*/,&quot;" office:value-type="string" office:string-value="[,]/*CHE */," calcext:value-type="string">
            <text:p>[,]/*CHE */,</text:p>
          </table:table-cell>
          <table:table-cell table:formula="of:=&quot;[&quot;&amp;LEFT([.AG14];1)&amp;&quot;,&quot;&amp;LEFT(RIGHT([.AG14];2);1)&amp;&quot;]/*&quot;&amp;[.AG$1]&amp;&quot;*/,&quot;" office:value-type="string" office:string-value="[,]/*CRY */," calcext:value-type="string">
            <text:p>[,]/*CRY */,</text:p>
          </table:table-cell>
          <table:table-cell table:formula="of:=&quot;[&quot;&amp;LEFT([.AH14];1)&amp;&quot;,&quot;&amp;LEFT(RIGHT([.AH14];2);1)&amp;&quot;]/*&quot;&amp;[.AH$1]&amp;&quot;*/,&quot;" office:value-type="string" office:string-value="[,]/*EVE */," calcext:value-type="string">
            <text:p>[,]/*EVE */,</text:p>
          </table:table-cell>
          <table:table-cell table:formula="of:=&quot;[&quot;&amp;LEFT([.AI14];1)&amp;&quot;,&quot;&amp;LEFT(RIGHT([.AI14];2);1)&amp;&quot;]/*&quot;&amp;[.AI$1]&amp;&quot;*/,&quot;" office:value-type="string" office:string-value="[,]/*FUL */," calcext:value-type="string">
            <text:p>[,]/*FUL */,</text:p>
          </table:table-cell>
          <table:table-cell table:formula="of:=&quot;[&quot;&amp;LEFT([.AJ14];1)&amp;&quot;,&quot;&amp;LEFT(RIGHT([.AJ14];2);1)&amp;&quot;]/*&quot;&amp;[.AJ$1]&amp;&quot;*/,&quot;" office:value-type="string" office:string-value="[,]/*IPS */," calcext:value-type="string">
            <text:p>[,]/*IPS */,</text:p>
          </table:table-cell>
          <table:table-cell table:formula="of:=&quot;[&quot;&amp;LEFT([.AK14];1)&amp;&quot;,&quot;&amp;LEFT(RIGHT([.AK14];2);1)&amp;&quot;]/*&quot;&amp;[.AK$1]&amp;&quot;*/,&quot;" office:value-type="string" office:string-value="[,]/*LEI */," calcext:value-type="string">
            <text:p>[,]/*LEI */,</text:p>
          </table:table-cell>
          <table:table-cell table:formula="of:=&quot;[&quot;&amp;LEFT([.AL14];1)&amp;&quot;,&quot;&amp;LEFT(RIGHT([.AL14];2);1)&amp;&quot;]/*&quot;&amp;[.AL$1]&amp;&quot;*/,&quot;" office:value-type="string" office:string-value="[,]/*LIV */," calcext:value-type="string">
            <text:p>[,]/*LIV */,</text:p>
          </table:table-cell>
          <table:table-cell table:style-name="ce17" table:formula="of:=&quot;[,]/*&quot;&amp;[.AM$1]&amp;&quot;*/,&quot;" office:value-type="string" office:string-value="[,]/*MCI */," calcext:value-type="string">
            <text:p>[,]/*MCI */,</text:p>
          </table:table-cell>
          <table:table-cell table:formula="of:=&quot;[&quot;&amp;LEFT([.AN14];1)&amp;&quot;,&quot;&amp;LEFT(RIGHT([.AN14];2);1)&amp;&quot;]/*&quot;&amp;[.AN$1]&amp;&quot;*/,&quot;" office:value-type="string" office:string-value="[,]/*MUN */," calcext:value-type="string">
            <text:p>[,]/*MUN */,</text:p>
          </table:table-cell>
          <table:table-cell table:formula="of:=&quot;[&quot;&amp;LEFT([.AO14];1)&amp;&quot;,&quot;&amp;LEFT(RIGHT([.AO14];2);1)&amp;&quot;]/*&quot;&amp;[.AO$1]&amp;&quot;*/,&quot;" office:value-type="string" office:string-value="[,]/*NEW */," calcext:value-type="string">
            <text:p>[,]/*NEW */,</text:p>
          </table:table-cell>
          <table:table-cell table:formula="of:=&quot;[&quot;&amp;LEFT([.AP14];1)&amp;&quot;,&quot;&amp;LEFT(RIGHT([.AP14];2);1)&amp;&quot;]/*&quot;&amp;[.AP$1]&amp;&quot;*/,&quot;" office:value-type="string" office:string-value="[,]/*NFO */," calcext:value-type="string">
            <text:p>[,]/*NFO */,</text:p>
          </table:table-cell>
          <table:table-cell table:formula="of:=&quot;[&quot;&amp;LEFT([.AQ14];1)&amp;&quot;,&quot;&amp;LEFT(RIGHT([.AQ14];2);1)&amp;&quot;]/*&quot;&amp;[.AQ$1]&amp;&quot;*/,&quot;" office:value-type="string" office:string-value="[,]/*SOU */," calcext:value-type="string">
            <text:p>[,]/*SOU */,</text:p>
          </table:table-cell>
          <table:table-cell table:formula="of:=&quot;[&quot;&amp;LEFT([.AR14];1)&amp;&quot;,&quot;&amp;LEFT(RIGHT([.AR14];2);1)&amp;&quot;]/*&quot;&amp;[.AR$1]&amp;&quot;*/,&quot;" office:value-type="string" office:string-value="[,]/*TOT */," calcext:value-type="string">
            <text:p>[,]/*TOT */,</text:p>
          </table:table-cell>
          <table:table-cell table:formula="of:=&quot;[&quot;&amp;LEFT([.AS14];1)&amp;&quot;,&quot;&amp;LEFT(RIGHT([.AS14];2);1)&amp;&quot;]/*&quot;&amp;[.AS$1]&amp;&quot;*/,&quot;" office:value-type="string" office:string-value="[,]/*WHU */," calcext:value-type="string">
            <text:p>[,]/*WHU */,</text:p>
          </table:table-cell>
          <table:table-cell table:formula="of:=&quot;[&quot;&amp;LEFT([.AT14];1)&amp;&quot;,&quot;&amp;LEFT(RIGHT([.AT14];2);1)&amp;&quot;]/*&quot;&amp;[.AT$1]&amp;&quot;*/,&quot;" office:value-type="string" office:string-value="[,]/*WOL */," calcext:value-type="string">
            <text:p>[,]/*WOL */,</text:p>
          </table:table-cell>
          <table:table-cell table:formula="of:=&quot;[&quot;&amp;LEFT([.AU14];1)&amp;&quot;,&quot;&amp;LEFT(RIGHT([.AU14];2);1)&amp;&quot;]/*&quot;&amp;[.AU$1]&amp;&quot;*/,&quot;" office:value-type="string" office:string-value="[,]/*BOT*/," calcext:value-type="string">
            <text:p>[,]/*BOT*/,</text:p>
          </table:table-cell>
          <table:table-cell table:formula="of:=&quot;[&quot;&amp;LEFT([.AV14];1)&amp;&quot;,&quot;&amp;LEFT(RIGHT([.AV14];2);1)&amp;&quot;]/*&quot;&amp;[.AV$1]&amp;&quot;*/,&quot;" office:value-type="string" office:string-value="[,]/*COR*/," calcext:value-type="string">
            <text:p>[,]/*COR*/,</text:p>
          </table:table-cell>
          <table:table-cell table:formula="of:=&quot;[&quot;&amp;LEFT([.AW14];1)&amp;&quot;,&quot;&amp;LEFT(RIGHT([.AW14];2);1)&amp;&quot;]/*&quot;&amp;[.AW$1]&amp;&quot;*/,&quot;" office:value-type="string" office:string-value="[,]/*FLA*/," calcext:value-type="string">
            <text:p>[,]/*FLA*/,</text:p>
          </table:table-cell>
          <table:table-cell table:formula="of:=&quot;[&quot;&amp;LEFT([.AX14];1)&amp;&quot;,&quot;&amp;LEFT(RIGHT([.AX14];2);1)&amp;&quot;]/*&quot;&amp;[.AX$1]&amp;&quot;*/]&quot;" office:value-type="string" office:string-value="[,]/*PAL*/]" calcext:value-type="string">
            <text:p>[,]/*PAL*/]</text:p>
          </table:table-cell>
          <table:table-cell table:formula="of:=CONCATENATE([.AZ14];[.BA14];[.BB14];[.BC14];[.BD14];[.BE14];[.BF14];[.BG14];[.BH14];[.BI14];[.BJ14];[.BK14];[.BL14];[.BM14];[.BN14];[.BO14];[.BP14];[.BQ14];[.BR14];[.BS14];[.BT14];[.BU14];[.BV14];[.BW14];[.BX14])&amp;&quot;,&quot;" office:value-type="string" office:string-value="[equipe[13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" calcext:value-type="string">
            <text:p>[equipe[13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</text:p>
          </table:table-cell>
        </table:table-row>
        <table:table-row table:style-name="ro3">
          <table:table-cell office:value-type="string" calcext:value-type="string">
            <text:p><text:a xlink:href="https://en.wikipedia.org/wiki/Manchester_United_F.C." xlink:type="simple">Manchester United</text:a> </text:p>
          </table:table-cell>
          <table:table-cell/>
          <table:table-cell table:style-name="ce10"/>
          <table:table-cell table:number-columns-repeated="16"/>
          <table:table-cell table:style-name="ce10" table:number-columns-repeated="2"/>
          <table:table-cell table:number-columns-repeated="4"/>
          <table:table-cell table:formula="of:=[.A15]" office:value-type="string" office:string-value="Manchester United " calcext:value-type="string">
            <text:p>Manchester United </text:p>
          </table:table-cell>
          <table:table-cell table:formula="of:=IF(LEN([.B15])=4;[.B15];&quot;&quot;)">
            <text:p/>
          </table:table-cell>
          <table:table-cell table:formula="of:=IF(LEN([.C15])=4;[.C15];&quot;&quot;)">
            <text:p/>
          </table:table-cell>
          <table:table-cell table:formula="of:=IF(LEN([.D15])=4;[.D15];&quot;&quot;)">
            <text:p/>
          </table:table-cell>
          <table:table-cell table:formula="of:=IF(LEN([.E15])=4;[.E15];&quot;&quot;)">
            <text:p/>
          </table:table-cell>
          <table:table-cell table:formula="of:=IF(LEN([.F15])=4;[.F15];&quot;&quot;)">
            <text:p/>
          </table:table-cell>
          <table:table-cell table:formula="of:=IF(LEN([.G15])=4;[.G15];&quot;&quot;)">
            <text:p/>
          </table:table-cell>
          <table:table-cell table:formula="of:=IF(LEN([.H15])=4;[.H15];&quot;&quot;)">
            <text:p/>
          </table:table-cell>
          <table:table-cell table:formula="of:=IF(LEN([.I15])=4;[.I15];&quot;&quot;)">
            <text:p/>
          </table:table-cell>
          <table:table-cell table:formula="of:=IF(LEN([.J15])=4;[.J15];&quot;&quot;)">
            <text:p/>
          </table:table-cell>
          <table:table-cell table:formula="of:=IF(LEN([.K15])=4;[.K15];&quot;&quot;)">
            <text:p/>
          </table:table-cell>
          <table:table-cell table:formula="of:=IF(LEN([.L15])=4;[.L15];&quot;&quot;)">
            <text:p/>
          </table:table-cell>
          <table:table-cell table:formula="of:=IF(LEN([.M15])=4;[.M15];&quot;&quot;)">
            <text:p/>
          </table:table-cell>
          <table:table-cell table:formula="of:=IF(LEN([.N15])=4;[.N15];&quot;&quot;)">
            <text:p/>
          </table:table-cell>
          <table:table-cell table:formula="of:=IF(LEN([.O15])=4;[.O15];&quot;&quot;)">
            <text:p/>
          </table:table-cell>
          <table:table-cell table:formula="of:=IF(LEN([.P15])=4;[.P15];&quot;&quot;)">
            <text:p/>
          </table:table-cell>
          <table:table-cell table:formula="of:=IF(LEN([.Q15])=4;[.Q15];&quot;&quot;)">
            <text:p/>
          </table:table-cell>
          <table:table-cell table:formula="of:=IF(LEN([.R15])=4;[.R15];&quot;&quot;)">
            <text:p/>
          </table:table-cell>
          <table:table-cell table:formula="of:=IF(LEN([.S15])=4;[.S15];&quot;&quot;)">
            <text:p/>
          </table:table-cell>
          <table:table-cell table:formula="of:=IF(LEN([.T15])=4;[.T15];&quot;&quot;)">
            <text:p/>
          </table:table-cell>
          <table:table-cell table:formula="of:=IF(LEN([.U15])=4;[.U15];&quot;&quot;)">
            <text:p/>
          </table:table-cell>
          <table:table-cell table:formula="of:=IF(LEN([.V15])=4;[.V15];&quot;&quot;)">
            <text:p/>
          </table:table-cell>
          <table:table-cell table:formula="of:=IF(LEN([.W15])=4;[.W15];&quot;&quot;)">
            <text:p/>
          </table:table-cell>
          <table:table-cell table:formula="of:=IF(LEN([.X15])=4;[.X15];&quot;&quot;)">
            <text:p/>
          </table:table-cell>
          <table:table-cell table:formula="of:=IF(LEN([.Y15])=4;[.Y15];&quot;&quot;)">
            <text:p/>
          </table:table-cell>
          <table:table-cell office:value-type="float" office:value="14" calcext:value-type="float">
            <text:p>14</text:p>
          </table:table-cell>
          <table:table-cell table:formula="of:=&quot;[equipe[&quot;&amp;[.AY15]&amp;&quot;][0],&quot;" office:value-type="string" office:string-value="[equipe[14][0]," calcext:value-type="string">
            <text:p>[equipe[14][0],</text:p>
          </table:table-cell>
          <table:table-cell table:formula="of:=&quot;[&quot;&amp;LEFT([.AA15];1)&amp;&quot;,&quot;&amp;LEFT(RIGHT([.AA15];2);1)&amp;&quot;]/*&quot;&amp;[.AA$1]&amp;&quot;*/,&quot;" office:value-type="string" office:string-value="[,]/*ARS */," calcext:value-type="string">
            <text:p>[,]/*ARS */,</text:p>
          </table:table-cell>
          <table:table-cell table:formula="of:=&quot;[&quot;&amp;LEFT([.AB15];1)&amp;&quot;,&quot;&amp;LEFT(RIGHT([.AB15];2);1)&amp;&quot;]/*&quot;&amp;[.AB$1]&amp;&quot;*/,&quot;" office:value-type="string" office:string-value="[,]/*AVL */," calcext:value-type="string">
            <text:p>[,]/*AVL */,</text:p>
          </table:table-cell>
          <table:table-cell table:formula="of:=&quot;[&quot;&amp;LEFT([.AC15];1)&amp;&quot;,&quot;&amp;LEFT(RIGHT([.AC15];2);1)&amp;&quot;]/*&quot;&amp;[.AC$1]&amp;&quot;*/,&quot;" office:value-type="string" office:string-value="[,]/*BOU */," calcext:value-type="string">
            <text:p>[,]/*BOU */,</text:p>
          </table:table-cell>
          <table:table-cell table:formula="of:=&quot;[&quot;&amp;LEFT([.AD15];1)&amp;&quot;,&quot;&amp;LEFT(RIGHT([.AD15];2);1)&amp;&quot;]/*&quot;&amp;[.AD$1]&amp;&quot;*/,&quot;" office:value-type="string" office:string-value="[,]/*BRE */," calcext:value-type="string">
            <text:p>[,]/*BRE */,</text:p>
          </table:table-cell>
          <table:table-cell table:formula="of:=&quot;[&quot;&amp;LEFT([.AE15];1)&amp;&quot;,&quot;&amp;LEFT(RIGHT([.AE15];2);1)&amp;&quot;]/*&quot;&amp;[.AE$1]&amp;&quot;*/,&quot;" office:value-type="string" office:string-value="[,]/*BHA */," calcext:value-type="string">
            <text:p>[,]/*BHA */,</text:p>
          </table:table-cell>
          <table:table-cell table:formula="of:=&quot;[&quot;&amp;LEFT([.AF15];1)&amp;&quot;,&quot;&amp;LEFT(RIGHT([.AF15];2);1)&amp;&quot;]/*&quot;&amp;[.AF$1]&amp;&quot;*/,&quot;" office:value-type="string" office:string-value="[,]/*CHE */," calcext:value-type="string">
            <text:p>[,]/*CHE */,</text:p>
          </table:table-cell>
          <table:table-cell table:formula="of:=&quot;[&quot;&amp;LEFT([.AG15];1)&amp;&quot;,&quot;&amp;LEFT(RIGHT([.AG15];2);1)&amp;&quot;]/*&quot;&amp;[.AG$1]&amp;&quot;*/,&quot;" office:value-type="string" office:string-value="[,]/*CRY */," calcext:value-type="string">
            <text:p>[,]/*CRY */,</text:p>
          </table:table-cell>
          <table:table-cell table:formula="of:=&quot;[&quot;&amp;LEFT([.AH15];1)&amp;&quot;,&quot;&amp;LEFT(RIGHT([.AH15];2);1)&amp;&quot;]/*&quot;&amp;[.AH$1]&amp;&quot;*/,&quot;" office:value-type="string" office:string-value="[,]/*EVE */," calcext:value-type="string">
            <text:p>[,]/*EVE */,</text:p>
          </table:table-cell>
          <table:table-cell table:formula="of:=&quot;[&quot;&amp;LEFT([.AI15];1)&amp;&quot;,&quot;&amp;LEFT(RIGHT([.AI15];2);1)&amp;&quot;]/*&quot;&amp;[.AI$1]&amp;&quot;*/,&quot;" office:value-type="string" office:string-value="[,]/*FUL */," calcext:value-type="string">
            <text:p>[,]/*FUL */,</text:p>
          </table:table-cell>
          <table:table-cell table:formula="of:=&quot;[&quot;&amp;LEFT([.AJ15];1)&amp;&quot;,&quot;&amp;LEFT(RIGHT([.AJ15];2);1)&amp;&quot;]/*&quot;&amp;[.AJ$1]&amp;&quot;*/,&quot;" office:value-type="string" office:string-value="[,]/*IPS */," calcext:value-type="string">
            <text:p>[,]/*IPS */,</text:p>
          </table:table-cell>
          <table:table-cell table:formula="of:=&quot;[&quot;&amp;LEFT([.AK15];1)&amp;&quot;,&quot;&amp;LEFT(RIGHT([.AK15];2);1)&amp;&quot;]/*&quot;&amp;[.AK$1]&amp;&quot;*/,&quot;" office:value-type="string" office:string-value="[,]/*LEI */," calcext:value-type="string">
            <text:p>[,]/*LEI */,</text:p>
          </table:table-cell>
          <table:table-cell table:formula="of:=&quot;[&quot;&amp;LEFT([.AL15];1)&amp;&quot;,&quot;&amp;LEFT(RIGHT([.AL15];2);1)&amp;&quot;]/*&quot;&amp;[.AL$1]&amp;&quot;*/,&quot;" office:value-type="string" office:string-value="[,]/*LIV */," calcext:value-type="string">
            <text:p>[,]/*LIV */,</text:p>
          </table:table-cell>
          <table:table-cell table:formula="of:=&quot;[&quot;&amp;LEFT([.AM15];1)&amp;&quot;,&quot;&amp;LEFT(RIGHT([.AM15];2);1)&amp;&quot;]/*&quot;&amp;[.AM$1]&amp;&quot;*/,&quot;" office:value-type="string" office:string-value="[,]/*MCI */," calcext:value-type="string">
            <text:p>[,]/*MCI */,</text:p>
          </table:table-cell>
          <table:table-cell table:style-name="ce17" table:formula="of:=&quot;[,]/*&quot;&amp;[.AN$1]&amp;&quot;*/,&quot;" office:value-type="string" office:string-value="[,]/*MUN */," calcext:value-type="string">
            <text:p>[,]/*MUN */,</text:p>
          </table:table-cell>
          <table:table-cell table:formula="of:=&quot;[&quot;&amp;LEFT([.AO15];1)&amp;&quot;,&quot;&amp;LEFT(RIGHT([.AO15];2);1)&amp;&quot;]/*&quot;&amp;[.AO$1]&amp;&quot;*/,&quot;" office:value-type="string" office:string-value="[,]/*NEW */," calcext:value-type="string">
            <text:p>[,]/*NEW */,</text:p>
          </table:table-cell>
          <table:table-cell table:formula="of:=&quot;[&quot;&amp;LEFT([.AP15];1)&amp;&quot;,&quot;&amp;LEFT(RIGHT([.AP15];2);1)&amp;&quot;]/*&quot;&amp;[.AP$1]&amp;&quot;*/,&quot;" office:value-type="string" office:string-value="[,]/*NFO */," calcext:value-type="string">
            <text:p>[,]/*NFO */,</text:p>
          </table:table-cell>
          <table:table-cell table:formula="of:=&quot;[&quot;&amp;LEFT([.AQ15];1)&amp;&quot;,&quot;&amp;LEFT(RIGHT([.AQ15];2);1)&amp;&quot;]/*&quot;&amp;[.AQ$1]&amp;&quot;*/,&quot;" office:value-type="string" office:string-value="[,]/*SOU */," calcext:value-type="string">
            <text:p>[,]/*SOU */,</text:p>
          </table:table-cell>
          <table:table-cell table:formula="of:=&quot;[&quot;&amp;LEFT([.AR15];1)&amp;&quot;,&quot;&amp;LEFT(RIGHT([.AR15];2);1)&amp;&quot;]/*&quot;&amp;[.AR$1]&amp;&quot;*/,&quot;" office:value-type="string" office:string-value="[,]/*TOT */," calcext:value-type="string">
            <text:p>[,]/*TOT */,</text:p>
          </table:table-cell>
          <table:table-cell table:formula="of:=&quot;[&quot;&amp;LEFT([.AS15];1)&amp;&quot;,&quot;&amp;LEFT(RIGHT([.AS15];2);1)&amp;&quot;]/*&quot;&amp;[.AS$1]&amp;&quot;*/,&quot;" office:value-type="string" office:string-value="[,]/*WHU */," calcext:value-type="string">
            <text:p>[,]/*WHU */,</text:p>
          </table:table-cell>
          <table:table-cell table:formula="of:=&quot;[&quot;&amp;LEFT([.AT15];1)&amp;&quot;,&quot;&amp;LEFT(RIGHT([.AT15];2);1)&amp;&quot;]/*&quot;&amp;[.AT$1]&amp;&quot;*/,&quot;" office:value-type="string" office:string-value="[,]/*WOL */," calcext:value-type="string">
            <text:p>[,]/*WOL */,</text:p>
          </table:table-cell>
          <table:table-cell table:formula="of:=&quot;[&quot;&amp;LEFT([.AU15];1)&amp;&quot;,&quot;&amp;LEFT(RIGHT([.AU15];2);1)&amp;&quot;]/*&quot;&amp;[.AU$1]&amp;&quot;*/,&quot;" office:value-type="string" office:string-value="[,]/*BOT*/," calcext:value-type="string">
            <text:p>[,]/*BOT*/,</text:p>
          </table:table-cell>
          <table:table-cell table:formula="of:=&quot;[&quot;&amp;LEFT([.AV15];1)&amp;&quot;,&quot;&amp;LEFT(RIGHT([.AV15];2);1)&amp;&quot;]/*&quot;&amp;[.AV$1]&amp;&quot;*/,&quot;" office:value-type="string" office:string-value="[,]/*COR*/," calcext:value-type="string">
            <text:p>[,]/*COR*/,</text:p>
          </table:table-cell>
          <table:table-cell table:formula="of:=&quot;[&quot;&amp;LEFT([.AW15];1)&amp;&quot;,&quot;&amp;LEFT(RIGHT([.AW15];2);1)&amp;&quot;]/*&quot;&amp;[.AW$1]&amp;&quot;*/,&quot;" office:value-type="string" office:string-value="[,]/*FLA*/," calcext:value-type="string">
            <text:p>[,]/*FLA*/,</text:p>
          </table:table-cell>
          <table:table-cell table:formula="of:=&quot;[&quot;&amp;LEFT([.AX15];1)&amp;&quot;,&quot;&amp;LEFT(RIGHT([.AX15];2);1)&amp;&quot;]/*&quot;&amp;[.AX$1]&amp;&quot;*/]&quot;" office:value-type="string" office:string-value="[,]/*PAL*/]" calcext:value-type="string">
            <text:p>[,]/*PAL*/]</text:p>
          </table:table-cell>
          <table:table-cell table:formula="of:=CONCATENATE([.AZ15];[.BA15];[.BB15];[.BC15];[.BD15];[.BE15];[.BF15];[.BG15];[.BH15];[.BI15];[.BJ15];[.BK15];[.BL15];[.BM15];[.BN15];[.BO15];[.BP15];[.BQ15];[.BR15];[.BS15];[.BT15];[.BU15];[.BV15];[.BW15];[.BX15])&amp;&quot;,&quot;" office:value-type="string" office:string-value="[equipe[14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" calcext:value-type="string">
            <text:p>[equipe[14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</text:p>
          </table:table-cell>
        </table:table-row>
        <table:table-row table:style-name="ro3">
          <table:table-cell office:value-type="string" calcext:value-type="string">
            <text:p><text:a xlink:href="https://en.wikipedia.org/wiki/Newcastle_United_F.C." xlink:type="simple">Newcastle United</text:a> </text:p>
          </table:table-cell>
          <table:table-cell table:number-columns-repeated="3"/>
          <table:table-cell table:style-name="ce10"/>
          <table:table-cell/>
          <table:table-cell table:style-name="ce10" table:number-columns-repeated="3"/>
          <table:table-cell/>
          <table:table-cell table:style-name="ce10"/>
          <table:table-cell table:number-columns-repeated="3"/>
          <table:table-cell table:style-name="ce10"/>
          <table:table-cell table:number-columns-repeated="10"/>
          <table:table-cell table:formula="of:=[.A16]" office:value-type="string" office:string-value="Newcastle United " calcext:value-type="string">
            <text:p>Newcastle United </text:p>
          </table:table-cell>
          <table:table-cell table:formula="of:=IF(LEN([.B16])=4;[.B16];&quot;&quot;)">
            <text:p/>
          </table:table-cell>
          <table:table-cell table:formula="of:=IF(LEN([.C16])=4;[.C16];&quot;&quot;)">
            <text:p/>
          </table:table-cell>
          <table:table-cell table:formula="of:=IF(LEN([.D16])=4;[.D16];&quot;&quot;)">
            <text:p/>
          </table:table-cell>
          <table:table-cell table:formula="of:=IF(LEN([.E16])=4;[.E16];&quot;&quot;)">
            <text:p/>
          </table:table-cell>
          <table:table-cell table:formula="of:=IF(LEN([.F16])=4;[.F16];&quot;&quot;)">
            <text:p/>
          </table:table-cell>
          <table:table-cell table:formula="of:=IF(LEN([.G16])=4;[.G16];&quot;&quot;)">
            <text:p/>
          </table:table-cell>
          <table:table-cell table:formula="of:=IF(LEN([.H16])=4;[.H16];&quot;&quot;)">
            <text:p/>
          </table:table-cell>
          <table:table-cell table:formula="of:=IF(LEN([.I16])=4;[.I16];&quot;&quot;)">
            <text:p/>
          </table:table-cell>
          <table:table-cell table:formula="of:=IF(LEN([.J16])=4;[.J16];&quot;&quot;)">
            <text:p/>
          </table:table-cell>
          <table:table-cell table:formula="of:=IF(LEN([.K16])=4;[.K16];&quot;&quot;)">
            <text:p/>
          </table:table-cell>
          <table:table-cell table:formula="of:=IF(LEN([.L16])=4;[.L16];&quot;&quot;)">
            <text:p/>
          </table:table-cell>
          <table:table-cell table:formula="of:=IF(LEN([.M16])=4;[.M16];&quot;&quot;)">
            <text:p/>
          </table:table-cell>
          <table:table-cell table:formula="of:=IF(LEN([.N16])=4;[.N16];&quot;&quot;)">
            <text:p/>
          </table:table-cell>
          <table:table-cell table:formula="of:=IF(LEN([.O16])=4;[.O16];&quot;&quot;)">
            <text:p/>
          </table:table-cell>
          <table:table-cell table:formula="of:=IF(LEN([.P16])=4;[.P16];&quot;&quot;)">
            <text:p/>
          </table:table-cell>
          <table:table-cell table:formula="of:=IF(LEN([.Q16])=4;[.Q16];&quot;&quot;)">
            <text:p/>
          </table:table-cell>
          <table:table-cell table:formula="of:=IF(LEN([.R16])=4;[.R16];&quot;&quot;)">
            <text:p/>
          </table:table-cell>
          <table:table-cell table:formula="of:=IF(LEN([.S16])=4;[.S16];&quot;&quot;)">
            <text:p/>
          </table:table-cell>
          <table:table-cell table:formula="of:=IF(LEN([.T16])=4;[.T16];&quot;&quot;)">
            <text:p/>
          </table:table-cell>
          <table:table-cell table:formula="of:=IF(LEN([.U16])=4;[.U16];&quot;&quot;)">
            <text:p/>
          </table:table-cell>
          <table:table-cell table:formula="of:=IF(LEN([.V16])=4;[.V16];&quot;&quot;)">
            <text:p/>
          </table:table-cell>
          <table:table-cell table:formula="of:=IF(LEN([.W16])=4;[.W16];&quot;&quot;)">
            <text:p/>
          </table:table-cell>
          <table:table-cell table:formula="of:=IF(LEN([.X16])=4;[.X16];&quot;&quot;)">
            <text:p/>
          </table:table-cell>
          <table:table-cell table:formula="of:=IF(LEN([.Y16])=4;[.Y16];&quot;&quot;)">
            <text:p/>
          </table:table-cell>
          <table:table-cell office:value-type="float" office:value="15" calcext:value-type="float">
            <text:p>15</text:p>
          </table:table-cell>
          <table:table-cell table:formula="of:=&quot;[equipe[&quot;&amp;[.AY16]&amp;&quot;][0],&quot;" office:value-type="string" office:string-value="[equipe[15][0]," calcext:value-type="string">
            <text:p>[equipe[15][0],</text:p>
          </table:table-cell>
          <table:table-cell table:formula="of:=&quot;[&quot;&amp;LEFT([.AA16];1)&amp;&quot;,&quot;&amp;LEFT(RIGHT([.AA16];2);1)&amp;&quot;]/*&quot;&amp;[.AA$1]&amp;&quot;*/,&quot;" office:value-type="string" office:string-value="[,]/*ARS */," calcext:value-type="string">
            <text:p>[,]/*ARS */,</text:p>
          </table:table-cell>
          <table:table-cell table:formula="of:=&quot;[&quot;&amp;LEFT([.AB16];1)&amp;&quot;,&quot;&amp;LEFT(RIGHT([.AB16];2);1)&amp;&quot;]/*&quot;&amp;[.AB$1]&amp;&quot;*/,&quot;" office:value-type="string" office:string-value="[,]/*AVL */," calcext:value-type="string">
            <text:p>[,]/*AVL */,</text:p>
          </table:table-cell>
          <table:table-cell table:formula="of:=&quot;[&quot;&amp;LEFT([.AC16];1)&amp;&quot;,&quot;&amp;LEFT(RIGHT([.AC16];2);1)&amp;&quot;]/*&quot;&amp;[.AC$1]&amp;&quot;*/,&quot;" office:value-type="string" office:string-value="[,]/*BOU */," calcext:value-type="string">
            <text:p>[,]/*BOU */,</text:p>
          </table:table-cell>
          <table:table-cell table:formula="of:=&quot;[&quot;&amp;LEFT([.AD16];1)&amp;&quot;,&quot;&amp;LEFT(RIGHT([.AD16];2);1)&amp;&quot;]/*&quot;&amp;[.AD$1]&amp;&quot;*/,&quot;" office:value-type="string" office:string-value="[,]/*BRE */," calcext:value-type="string">
            <text:p>[,]/*BRE */,</text:p>
          </table:table-cell>
          <table:table-cell table:formula="of:=&quot;[&quot;&amp;LEFT([.AE16];1)&amp;&quot;,&quot;&amp;LEFT(RIGHT([.AE16];2);1)&amp;&quot;]/*&quot;&amp;[.AE$1]&amp;&quot;*/,&quot;" office:value-type="string" office:string-value="[,]/*BHA */," calcext:value-type="string">
            <text:p>[,]/*BHA */,</text:p>
          </table:table-cell>
          <table:table-cell table:formula="of:=&quot;[&quot;&amp;LEFT([.AF16];1)&amp;&quot;,&quot;&amp;LEFT(RIGHT([.AF16];2);1)&amp;&quot;]/*&quot;&amp;[.AF$1]&amp;&quot;*/,&quot;" office:value-type="string" office:string-value="[,]/*CHE */," calcext:value-type="string">
            <text:p>[,]/*CHE */,</text:p>
          </table:table-cell>
          <table:table-cell table:formula="of:=&quot;[&quot;&amp;LEFT([.AG16];1)&amp;&quot;,&quot;&amp;LEFT(RIGHT([.AG16];2);1)&amp;&quot;]/*&quot;&amp;[.AG$1]&amp;&quot;*/,&quot;" office:value-type="string" office:string-value="[,]/*CRY */," calcext:value-type="string">
            <text:p>[,]/*CRY */,</text:p>
          </table:table-cell>
          <table:table-cell table:formula="of:=&quot;[&quot;&amp;LEFT([.AH16];1)&amp;&quot;,&quot;&amp;LEFT(RIGHT([.AH16];2);1)&amp;&quot;]/*&quot;&amp;[.AH$1]&amp;&quot;*/,&quot;" office:value-type="string" office:string-value="[,]/*EVE */," calcext:value-type="string">
            <text:p>[,]/*EVE */,</text:p>
          </table:table-cell>
          <table:table-cell table:formula="of:=&quot;[&quot;&amp;LEFT([.AI16];1)&amp;&quot;,&quot;&amp;LEFT(RIGHT([.AI16];2);1)&amp;&quot;]/*&quot;&amp;[.AI$1]&amp;&quot;*/,&quot;" office:value-type="string" office:string-value="[,]/*FUL */," calcext:value-type="string">
            <text:p>[,]/*FUL */,</text:p>
          </table:table-cell>
          <table:table-cell table:formula="of:=&quot;[&quot;&amp;LEFT([.AJ16];1)&amp;&quot;,&quot;&amp;LEFT(RIGHT([.AJ16];2);1)&amp;&quot;]/*&quot;&amp;[.AJ$1]&amp;&quot;*/,&quot;" office:value-type="string" office:string-value="[,]/*IPS */," calcext:value-type="string">
            <text:p>[,]/*IPS */,</text:p>
          </table:table-cell>
          <table:table-cell table:formula="of:=&quot;[&quot;&amp;LEFT([.AK16];1)&amp;&quot;,&quot;&amp;LEFT(RIGHT([.AK16];2);1)&amp;&quot;]/*&quot;&amp;[.AK$1]&amp;&quot;*/,&quot;" office:value-type="string" office:string-value="[,]/*LEI */," calcext:value-type="string">
            <text:p>[,]/*LEI */,</text:p>
          </table:table-cell>
          <table:table-cell table:formula="of:=&quot;[&quot;&amp;LEFT([.AL16];1)&amp;&quot;,&quot;&amp;LEFT(RIGHT([.AL16];2);1)&amp;&quot;]/*&quot;&amp;[.AL$1]&amp;&quot;*/,&quot;" office:value-type="string" office:string-value="[,]/*LIV */," calcext:value-type="string">
            <text:p>[,]/*LIV */,</text:p>
          </table:table-cell>
          <table:table-cell table:formula="of:=&quot;[&quot;&amp;LEFT([.AM16];1)&amp;&quot;,&quot;&amp;LEFT(RIGHT([.AM16];2);1)&amp;&quot;]/*&quot;&amp;[.AM$1]&amp;&quot;*/,&quot;" office:value-type="string" office:string-value="[,]/*MCI */," calcext:value-type="string">
            <text:p>[,]/*MCI */,</text:p>
          </table:table-cell>
          <table:table-cell table:formula="of:=&quot;[&quot;&amp;LEFT([.AN16];1)&amp;&quot;,&quot;&amp;LEFT(RIGHT([.AN16];2);1)&amp;&quot;]/*&quot;&amp;[.AN$1]&amp;&quot;*/,&quot;" office:value-type="string" office:string-value="[,]/*MUN */," calcext:value-type="string">
            <text:p>[,]/*MUN */,</text:p>
          </table:table-cell>
          <table:table-cell table:style-name="ce17" table:formula="of:=&quot;[,]/*&quot;&amp;[.AO$1]&amp;&quot;*/,&quot;" office:value-type="string" office:string-value="[,]/*NEW */," calcext:value-type="string">
            <text:p>[,]/*NEW */,</text:p>
          </table:table-cell>
          <table:table-cell table:formula="of:=&quot;[&quot;&amp;LEFT([.AP16];1)&amp;&quot;,&quot;&amp;LEFT(RIGHT([.AP16];2);1)&amp;&quot;]/*&quot;&amp;[.AP$1]&amp;&quot;*/,&quot;" office:value-type="string" office:string-value="[,]/*NFO */," calcext:value-type="string">
            <text:p>[,]/*NFO */,</text:p>
          </table:table-cell>
          <table:table-cell table:formula="of:=&quot;[&quot;&amp;LEFT([.AQ16];1)&amp;&quot;,&quot;&amp;LEFT(RIGHT([.AQ16];2);1)&amp;&quot;]/*&quot;&amp;[.AQ$1]&amp;&quot;*/,&quot;" office:value-type="string" office:string-value="[,]/*SOU */," calcext:value-type="string">
            <text:p>[,]/*SOU */,</text:p>
          </table:table-cell>
          <table:table-cell table:formula="of:=&quot;[&quot;&amp;LEFT([.AR16];1)&amp;&quot;,&quot;&amp;LEFT(RIGHT([.AR16];2);1)&amp;&quot;]/*&quot;&amp;[.AR$1]&amp;&quot;*/,&quot;" office:value-type="string" office:string-value="[,]/*TOT */," calcext:value-type="string">
            <text:p>[,]/*TOT */,</text:p>
          </table:table-cell>
          <table:table-cell table:formula="of:=&quot;[&quot;&amp;LEFT([.AS16];1)&amp;&quot;,&quot;&amp;LEFT(RIGHT([.AS16];2);1)&amp;&quot;]/*&quot;&amp;[.AS$1]&amp;&quot;*/,&quot;" office:value-type="string" office:string-value="[,]/*WHU */," calcext:value-type="string">
            <text:p>[,]/*WHU */,</text:p>
          </table:table-cell>
          <table:table-cell table:formula="of:=&quot;[&quot;&amp;LEFT([.AT16];1)&amp;&quot;,&quot;&amp;LEFT(RIGHT([.AT16];2);1)&amp;&quot;]/*&quot;&amp;[.AT$1]&amp;&quot;*/,&quot;" office:value-type="string" office:string-value="[,]/*WOL */," calcext:value-type="string">
            <text:p>[,]/*WOL */,</text:p>
          </table:table-cell>
          <table:table-cell table:formula="of:=&quot;[&quot;&amp;LEFT([.AU16];1)&amp;&quot;,&quot;&amp;LEFT(RIGHT([.AU16];2);1)&amp;&quot;]/*&quot;&amp;[.AU$1]&amp;&quot;*/,&quot;" office:value-type="string" office:string-value="[,]/*BOT*/," calcext:value-type="string">
            <text:p>[,]/*BOT*/,</text:p>
          </table:table-cell>
          <table:table-cell table:formula="of:=&quot;[&quot;&amp;LEFT([.AV16];1)&amp;&quot;,&quot;&amp;LEFT(RIGHT([.AV16];2);1)&amp;&quot;]/*&quot;&amp;[.AV$1]&amp;&quot;*/,&quot;" office:value-type="string" office:string-value="[,]/*COR*/," calcext:value-type="string">
            <text:p>[,]/*COR*/,</text:p>
          </table:table-cell>
          <table:table-cell table:formula="of:=&quot;[&quot;&amp;LEFT([.AW16];1)&amp;&quot;,&quot;&amp;LEFT(RIGHT([.AW16];2);1)&amp;&quot;]/*&quot;&amp;[.AW$1]&amp;&quot;*/,&quot;" office:value-type="string" office:string-value="[,]/*FLA*/," calcext:value-type="string">
            <text:p>[,]/*FLA*/,</text:p>
          </table:table-cell>
          <table:table-cell table:formula="of:=&quot;[&quot;&amp;LEFT([.AX16];1)&amp;&quot;,&quot;&amp;LEFT(RIGHT([.AX16];2);1)&amp;&quot;]/*&quot;&amp;[.AX$1]&amp;&quot;*/]&quot;" office:value-type="string" office:string-value="[,]/*PAL*/]" calcext:value-type="string">
            <text:p>[,]/*PAL*/]</text:p>
          </table:table-cell>
          <table:table-cell table:formula="of:=CONCATENATE([.AZ16];[.BA16];[.BB16];[.BC16];[.BD16];[.BE16];[.BF16];[.BG16];[.BH16];[.BI16];[.BJ16];[.BK16];[.BL16];[.BM16];[.BN16];[.BO16];[.BP16];[.BQ16];[.BR16];[.BS16];[.BT16];[.BU16];[.BV16];[.BW16];[.BX16])&amp;&quot;,&quot;" office:value-type="string" office:string-value="[equipe[15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" calcext:value-type="string">
            <text:p>[equipe[15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</text:p>
          </table:table-cell>
        </table:table-row>
        <table:table-row table:style-name="ro3">
          <table:table-cell office:value-type="string" calcext:value-type="string">
            <text:p><text:a xlink:href="https://en.wikipedia.org/wiki/Nottingham_Forest_F.C." xlink:type="simple">Nottingham Forest</text:a> </text:p>
          </table:table-cell>
          <table:table-cell table:number-columns-repeated="3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4"/>
          <table:table-cell table:style-name="ce10" table:number-columns-repeated="2"/>
          <table:table-cell table:number-columns-repeated="10"/>
          <table:table-cell table:formula="of:=[.A17]" office:value-type="string" office:string-value="Nottingham Forest " calcext:value-type="string">
            <text:p>Nottingham Forest </text:p>
          </table:table-cell>
          <table:table-cell table:formula="of:=IF(LEN([.B17])=4;[.B17];&quot;&quot;)">
            <text:p/>
          </table:table-cell>
          <table:table-cell table:formula="of:=IF(LEN([.C17])=4;[.C17];&quot;&quot;)">
            <text:p/>
          </table:table-cell>
          <table:table-cell table:formula="of:=IF(LEN([.D17])=4;[.D17];&quot;&quot;)">
            <text:p/>
          </table:table-cell>
          <table:table-cell table:formula="of:=IF(LEN([.E17])=4;[.E17];&quot;&quot;)">
            <text:p/>
          </table:table-cell>
          <table:table-cell table:formula="of:=IF(LEN([.F17])=4;[.F17];&quot;&quot;)">
            <text:p/>
          </table:table-cell>
          <table:table-cell table:formula="of:=IF(LEN([.G17])=4;[.G17];&quot;&quot;)">
            <text:p/>
          </table:table-cell>
          <table:table-cell table:formula="of:=IF(LEN([.H17])=4;[.H17];&quot;&quot;)">
            <text:p/>
          </table:table-cell>
          <table:table-cell table:formula="of:=IF(LEN([.I17])=4;[.I17];&quot;&quot;)">
            <text:p/>
          </table:table-cell>
          <table:table-cell table:formula="of:=IF(LEN([.J17])=4;[.J17];&quot;&quot;)">
            <text:p/>
          </table:table-cell>
          <table:table-cell table:formula="of:=IF(LEN([.K17])=4;[.K17];&quot;&quot;)">
            <text:p/>
          </table:table-cell>
          <table:table-cell table:formula="of:=IF(LEN([.L17])=4;[.L17];&quot;&quot;)">
            <text:p/>
          </table:table-cell>
          <table:table-cell table:formula="of:=IF(LEN([.M17])=4;[.M17];&quot;&quot;)">
            <text:p/>
          </table:table-cell>
          <table:table-cell table:formula="of:=IF(LEN([.N17])=4;[.N17];&quot;&quot;)">
            <text:p/>
          </table:table-cell>
          <table:table-cell table:formula="of:=IF(LEN([.O17])=4;[.O17];&quot;&quot;)">
            <text:p/>
          </table:table-cell>
          <table:table-cell table:formula="of:=IF(LEN([.P17])=4;[.P17];&quot;&quot;)">
            <text:p/>
          </table:table-cell>
          <table:table-cell table:formula="of:=IF(LEN([.Q17])=4;[.Q17];&quot;&quot;)">
            <text:p/>
          </table:table-cell>
          <table:table-cell table:formula="of:=IF(LEN([.R17])=4;[.R17];&quot;&quot;)">
            <text:p/>
          </table:table-cell>
          <table:table-cell table:formula="of:=IF(LEN([.S17])=4;[.S17];&quot;&quot;)">
            <text:p/>
          </table:table-cell>
          <table:table-cell table:formula="of:=IF(LEN([.T17])=4;[.T17];&quot;&quot;)">
            <text:p/>
          </table:table-cell>
          <table:table-cell table:formula="of:=IF(LEN([.U17])=4;[.U17];&quot;&quot;)">
            <text:p/>
          </table:table-cell>
          <table:table-cell table:formula="of:=IF(LEN([.V17])=4;[.V17];&quot;&quot;)">
            <text:p/>
          </table:table-cell>
          <table:table-cell table:formula="of:=IF(LEN([.W17])=4;[.W17];&quot;&quot;)">
            <text:p/>
          </table:table-cell>
          <table:table-cell table:formula="of:=IF(LEN([.X17])=4;[.X17];&quot;&quot;)">
            <text:p/>
          </table:table-cell>
          <table:table-cell table:formula="of:=IF(LEN([.Y17])=4;[.Y17];&quot;&quot;)">
            <text:p/>
          </table:table-cell>
          <table:table-cell office:value-type="float" office:value="16" calcext:value-type="float">
            <text:p>16</text:p>
          </table:table-cell>
          <table:table-cell table:formula="of:=&quot;[equipe[&quot;&amp;[.AY17]&amp;&quot;][0],&quot;" office:value-type="string" office:string-value="[equipe[16][0]," calcext:value-type="string">
            <text:p>[equipe[16][0],</text:p>
          </table:table-cell>
          <table:table-cell table:formula="of:=&quot;[&quot;&amp;LEFT([.AA17];1)&amp;&quot;,&quot;&amp;LEFT(RIGHT([.AA17];2);1)&amp;&quot;]/*&quot;&amp;[.AA$1]&amp;&quot;*/,&quot;" office:value-type="string" office:string-value="[,]/*ARS */," calcext:value-type="string">
            <text:p>[,]/*ARS */,</text:p>
          </table:table-cell>
          <table:table-cell table:formula="of:=&quot;[&quot;&amp;LEFT([.AB17];1)&amp;&quot;,&quot;&amp;LEFT(RIGHT([.AB17];2);1)&amp;&quot;]/*&quot;&amp;[.AB$1]&amp;&quot;*/,&quot;" office:value-type="string" office:string-value="[,]/*AVL */," calcext:value-type="string">
            <text:p>[,]/*AVL */,</text:p>
          </table:table-cell>
          <table:table-cell table:formula="of:=&quot;[&quot;&amp;LEFT([.AC17];1)&amp;&quot;,&quot;&amp;LEFT(RIGHT([.AC17];2);1)&amp;&quot;]/*&quot;&amp;[.AC$1]&amp;&quot;*/,&quot;" office:value-type="string" office:string-value="[,]/*BOU */," calcext:value-type="string">
            <text:p>[,]/*BOU */,</text:p>
          </table:table-cell>
          <table:table-cell table:formula="of:=&quot;[&quot;&amp;LEFT([.AD17];1)&amp;&quot;,&quot;&amp;LEFT(RIGHT([.AD17];2);1)&amp;&quot;]/*&quot;&amp;[.AD$1]&amp;&quot;*/,&quot;" office:value-type="string" office:string-value="[,]/*BRE */," calcext:value-type="string">
            <text:p>[,]/*BRE */,</text:p>
          </table:table-cell>
          <table:table-cell table:formula="of:=&quot;[&quot;&amp;LEFT([.AE17];1)&amp;&quot;,&quot;&amp;LEFT(RIGHT([.AE17];2);1)&amp;&quot;]/*&quot;&amp;[.AE$1]&amp;&quot;*/,&quot;" office:value-type="string" office:string-value="[,]/*BHA */," calcext:value-type="string">
            <text:p>[,]/*BHA */,</text:p>
          </table:table-cell>
          <table:table-cell table:formula="of:=&quot;[&quot;&amp;LEFT([.AF17];1)&amp;&quot;,&quot;&amp;LEFT(RIGHT([.AF17];2);1)&amp;&quot;]/*&quot;&amp;[.AF$1]&amp;&quot;*/,&quot;" office:value-type="string" office:string-value="[,]/*CHE */," calcext:value-type="string">
            <text:p>[,]/*CHE */,</text:p>
          </table:table-cell>
          <table:table-cell table:formula="of:=&quot;[&quot;&amp;LEFT([.AG17];1)&amp;&quot;,&quot;&amp;LEFT(RIGHT([.AG17];2);1)&amp;&quot;]/*&quot;&amp;[.AG$1]&amp;&quot;*/,&quot;" office:value-type="string" office:string-value="[,]/*CRY */," calcext:value-type="string">
            <text:p>[,]/*CRY */,</text:p>
          </table:table-cell>
          <table:table-cell table:formula="of:=&quot;[&quot;&amp;LEFT([.AH17];1)&amp;&quot;,&quot;&amp;LEFT(RIGHT([.AH17];2);1)&amp;&quot;]/*&quot;&amp;[.AH$1]&amp;&quot;*/,&quot;" office:value-type="string" office:string-value="[,]/*EVE */," calcext:value-type="string">
            <text:p>[,]/*EVE */,</text:p>
          </table:table-cell>
          <table:table-cell table:formula="of:=&quot;[&quot;&amp;LEFT([.AI17];1)&amp;&quot;,&quot;&amp;LEFT(RIGHT([.AI17];2);1)&amp;&quot;]/*&quot;&amp;[.AI$1]&amp;&quot;*/,&quot;" office:value-type="string" office:string-value="[,]/*FUL */," calcext:value-type="string">
            <text:p>[,]/*FUL */,</text:p>
          </table:table-cell>
          <table:table-cell table:formula="of:=&quot;[&quot;&amp;LEFT([.AJ17];1)&amp;&quot;,&quot;&amp;LEFT(RIGHT([.AJ17];2);1)&amp;&quot;]/*&quot;&amp;[.AJ$1]&amp;&quot;*/,&quot;" office:value-type="string" office:string-value="[,]/*IPS */," calcext:value-type="string">
            <text:p>[,]/*IPS */,</text:p>
          </table:table-cell>
          <table:table-cell table:formula="of:=&quot;[&quot;&amp;LEFT([.AK17];1)&amp;&quot;,&quot;&amp;LEFT(RIGHT([.AK17];2);1)&amp;&quot;]/*&quot;&amp;[.AK$1]&amp;&quot;*/,&quot;" office:value-type="string" office:string-value="[,]/*LEI */," calcext:value-type="string">
            <text:p>[,]/*LEI */,</text:p>
          </table:table-cell>
          <table:table-cell table:formula="of:=&quot;[&quot;&amp;LEFT([.AL17];1)&amp;&quot;,&quot;&amp;LEFT(RIGHT([.AL17];2);1)&amp;&quot;]/*&quot;&amp;[.AL$1]&amp;&quot;*/,&quot;" office:value-type="string" office:string-value="[,]/*LIV */," calcext:value-type="string">
            <text:p>[,]/*LIV */,</text:p>
          </table:table-cell>
          <table:table-cell table:formula="of:=&quot;[&quot;&amp;LEFT([.AM17];1)&amp;&quot;,&quot;&amp;LEFT(RIGHT([.AM17];2);1)&amp;&quot;]/*&quot;&amp;[.AM$1]&amp;&quot;*/,&quot;" office:value-type="string" office:string-value="[,]/*MCI */," calcext:value-type="string">
            <text:p>[,]/*MCI */,</text:p>
          </table:table-cell>
          <table:table-cell table:formula="of:=&quot;[&quot;&amp;LEFT([.AN17];1)&amp;&quot;,&quot;&amp;LEFT(RIGHT([.AN17];2);1)&amp;&quot;]/*&quot;&amp;[.AN$1]&amp;&quot;*/,&quot;" office:value-type="string" office:string-value="[,]/*MUN */," calcext:value-type="string">
            <text:p>[,]/*MUN */,</text:p>
          </table:table-cell>
          <table:table-cell table:formula="of:=&quot;[&quot;&amp;LEFT([.AO17];1)&amp;&quot;,&quot;&amp;LEFT(RIGHT([.AO17];2);1)&amp;&quot;]/*&quot;&amp;[.AO$1]&amp;&quot;*/,&quot;" office:value-type="string" office:string-value="[,]/*NEW */," calcext:value-type="string">
            <text:p>[,]/*NEW */,</text:p>
          </table:table-cell>
          <table:table-cell table:style-name="ce17" table:formula="of:=&quot;[,]/*&quot;&amp;[.AP$1]&amp;&quot;*/,&quot;" office:value-type="string" office:string-value="[,]/*NFO */," calcext:value-type="string">
            <text:p>[,]/*NFO */,</text:p>
          </table:table-cell>
          <table:table-cell table:formula="of:=&quot;[&quot;&amp;LEFT([.AQ17];1)&amp;&quot;,&quot;&amp;LEFT(RIGHT([.AQ17];2);1)&amp;&quot;]/*&quot;&amp;[.AQ$1]&amp;&quot;*/,&quot;" office:value-type="string" office:string-value="[,]/*SOU */," calcext:value-type="string">
            <text:p>[,]/*SOU */,</text:p>
          </table:table-cell>
          <table:table-cell table:formula="of:=&quot;[&quot;&amp;LEFT([.AR17];1)&amp;&quot;,&quot;&amp;LEFT(RIGHT([.AR17];2);1)&amp;&quot;]/*&quot;&amp;[.AR$1]&amp;&quot;*/,&quot;" office:value-type="string" office:string-value="[,]/*TOT */," calcext:value-type="string">
            <text:p>[,]/*TOT */,</text:p>
          </table:table-cell>
          <table:table-cell table:formula="of:=&quot;[&quot;&amp;LEFT([.AS17];1)&amp;&quot;,&quot;&amp;LEFT(RIGHT([.AS17];2);1)&amp;&quot;]/*&quot;&amp;[.AS$1]&amp;&quot;*/,&quot;" office:value-type="string" office:string-value="[,]/*WHU */," calcext:value-type="string">
            <text:p>[,]/*WHU */,</text:p>
          </table:table-cell>
          <table:table-cell table:formula="of:=&quot;[&quot;&amp;LEFT([.AT17];1)&amp;&quot;,&quot;&amp;LEFT(RIGHT([.AT17];2);1)&amp;&quot;]/*&quot;&amp;[.AT$1]&amp;&quot;*/,&quot;" office:value-type="string" office:string-value="[,]/*WOL */," calcext:value-type="string">
            <text:p>[,]/*WOL */,</text:p>
          </table:table-cell>
          <table:table-cell table:formula="of:=&quot;[&quot;&amp;LEFT([.AU17];1)&amp;&quot;,&quot;&amp;LEFT(RIGHT([.AU17];2);1)&amp;&quot;]/*&quot;&amp;[.AU$1]&amp;&quot;*/,&quot;" office:value-type="string" office:string-value="[,]/*BOT*/," calcext:value-type="string">
            <text:p>[,]/*BOT*/,</text:p>
          </table:table-cell>
          <table:table-cell table:formula="of:=&quot;[&quot;&amp;LEFT([.AV17];1)&amp;&quot;,&quot;&amp;LEFT(RIGHT([.AV17];2);1)&amp;&quot;]/*&quot;&amp;[.AV$1]&amp;&quot;*/,&quot;" office:value-type="string" office:string-value="[,]/*COR*/," calcext:value-type="string">
            <text:p>[,]/*COR*/,</text:p>
          </table:table-cell>
          <table:table-cell table:formula="of:=&quot;[&quot;&amp;LEFT([.AW17];1)&amp;&quot;,&quot;&amp;LEFT(RIGHT([.AW17];2);1)&amp;&quot;]/*&quot;&amp;[.AW$1]&amp;&quot;*/,&quot;" office:value-type="string" office:string-value="[,]/*FLA*/," calcext:value-type="string">
            <text:p>[,]/*FLA*/,</text:p>
          </table:table-cell>
          <table:table-cell table:formula="of:=&quot;[&quot;&amp;LEFT([.AX17];1)&amp;&quot;,&quot;&amp;LEFT(RIGHT([.AX17];2);1)&amp;&quot;]/*&quot;&amp;[.AX$1]&amp;&quot;*/]&quot;" office:value-type="string" office:string-value="[,]/*PAL*/]" calcext:value-type="string">
            <text:p>[,]/*PAL*/]</text:p>
          </table:table-cell>
          <table:table-cell table:formula="of:=CONCATENATE([.AZ17];[.BA17];[.BB17];[.BC17];[.BD17];[.BE17];[.BF17];[.BG17];[.BH17];[.BI17];[.BJ17];[.BK17];[.BL17];[.BM17];[.BN17];[.BO17];[.BP17];[.BQ17];[.BR17];[.BS17];[.BT17];[.BU17];[.BV17];[.BW17];[.BX17])&amp;&quot;,&quot;" office:value-type="string" office:string-value="[equipe[16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" calcext:value-type="string">
            <text:p>[equipe[16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</text:p>
          </table:table-cell>
        </table:table-row>
        <table:table-row table:style-name="ro3">
          <table:table-cell office:value-type="string" calcext:value-type="string">
            <text:p><text:a xlink:href="https://en.wikipedia.org/wiki/Southampton_F.C." xlink:type="simple">Southampton</text:a> </text:p>
          </table:table-cell>
          <table:table-cell table:style-name="ce10" table:number-columns-repeated="2"/>
          <table:table-cell table:number-columns-repeated="4"/>
          <table:table-cell table:style-name="ce10"/>
          <table:table-cell/>
          <table:table-cell table:style-name="ce10"/>
          <table:table-cell table:number-columns-repeated="3"/>
          <table:table-cell table:style-name="ce10"/>
          <table:table-cell table:number-columns-repeated="6"/>
          <table:table-cell table:style-name="ce10"/>
          <table:table-cell table:number-columns-repeated="4"/>
          <table:table-cell table:formula="of:=[.A18]" office:value-type="string" office:string-value="Southampton " calcext:value-type="string">
            <text:p>Southampton </text:p>
          </table:table-cell>
          <table:table-cell table:formula="of:=IF(LEN([.B18])=4;[.B18];&quot;&quot;)">
            <text:p/>
          </table:table-cell>
          <table:table-cell table:formula="of:=IF(LEN([.C18])=4;[.C18];&quot;&quot;)">
            <text:p/>
          </table:table-cell>
          <table:table-cell table:formula="of:=IF(LEN([.D18])=4;[.D18];&quot;&quot;)">
            <text:p/>
          </table:table-cell>
          <table:table-cell table:formula="of:=IF(LEN([.E18])=4;[.E18];&quot;&quot;)">
            <text:p/>
          </table:table-cell>
          <table:table-cell table:formula="of:=IF(LEN([.F18])=4;[.F18];&quot;&quot;)">
            <text:p/>
          </table:table-cell>
          <table:table-cell table:formula="of:=IF(LEN([.G18])=4;[.G18];&quot;&quot;)">
            <text:p/>
          </table:table-cell>
          <table:table-cell table:formula="of:=IF(LEN([.H18])=4;[.H18];&quot;&quot;)">
            <text:p/>
          </table:table-cell>
          <table:table-cell table:formula="of:=IF(LEN([.I18])=4;[.I18];&quot;&quot;)">
            <text:p/>
          </table:table-cell>
          <table:table-cell table:formula="of:=IF(LEN([.J18])=4;[.J18];&quot;&quot;)">
            <text:p/>
          </table:table-cell>
          <table:table-cell table:formula="of:=IF(LEN([.K18])=4;[.K18];&quot;&quot;)">
            <text:p/>
          </table:table-cell>
          <table:table-cell table:formula="of:=IF(LEN([.L18])=4;[.L18];&quot;&quot;)">
            <text:p/>
          </table:table-cell>
          <table:table-cell table:formula="of:=IF(LEN([.M18])=4;[.M18];&quot;&quot;)">
            <text:p/>
          </table:table-cell>
          <table:table-cell table:formula="of:=IF(LEN([.N18])=4;[.N18];&quot;&quot;)">
            <text:p/>
          </table:table-cell>
          <table:table-cell table:formula="of:=IF(LEN([.O18])=4;[.O18];&quot;&quot;)">
            <text:p/>
          </table:table-cell>
          <table:table-cell table:formula="of:=IF(LEN([.P18])=4;[.P18];&quot;&quot;)">
            <text:p/>
          </table:table-cell>
          <table:table-cell table:formula="of:=IF(LEN([.Q18])=4;[.Q18];&quot;&quot;)">
            <text:p/>
          </table:table-cell>
          <table:table-cell table:formula="of:=IF(LEN([.R18])=4;[.R18];&quot;&quot;)">
            <text:p/>
          </table:table-cell>
          <table:table-cell table:formula="of:=IF(LEN([.S18])=4;[.S18];&quot;&quot;)">
            <text:p/>
          </table:table-cell>
          <table:table-cell table:formula="of:=IF(LEN([.T18])=4;[.T18];&quot;&quot;)">
            <text:p/>
          </table:table-cell>
          <table:table-cell table:formula="of:=IF(LEN([.U18])=4;[.U18];&quot;&quot;)">
            <text:p/>
          </table:table-cell>
          <table:table-cell table:formula="of:=IF(LEN([.V18])=4;[.V18];&quot;&quot;)">
            <text:p/>
          </table:table-cell>
          <table:table-cell table:formula="of:=IF(LEN([.W18])=4;[.W18];&quot;&quot;)">
            <text:p/>
          </table:table-cell>
          <table:table-cell table:formula="of:=IF(LEN([.X18])=4;[.X18];&quot;&quot;)">
            <text:p/>
          </table:table-cell>
          <table:table-cell table:formula="of:=IF(LEN([.Y18])=4;[.Y18];&quot;&quot;)">
            <text:p/>
          </table:table-cell>
          <table:table-cell office:value-type="float" office:value="17" calcext:value-type="float">
            <text:p>17</text:p>
          </table:table-cell>
          <table:table-cell table:formula="of:=&quot;[equipe[&quot;&amp;[.AY18]&amp;&quot;][0],&quot;" office:value-type="string" office:string-value="[equipe[17][0]," calcext:value-type="string">
            <text:p>[equipe[17][0],</text:p>
          </table:table-cell>
          <table:table-cell table:formula="of:=&quot;[&quot;&amp;LEFT([.AA18];1)&amp;&quot;,&quot;&amp;LEFT(RIGHT([.AA18];2);1)&amp;&quot;]/*&quot;&amp;[.AA$1]&amp;&quot;*/,&quot;" office:value-type="string" office:string-value="[,]/*ARS */," calcext:value-type="string">
            <text:p>[,]/*ARS */,</text:p>
          </table:table-cell>
          <table:table-cell table:formula="of:=&quot;[&quot;&amp;LEFT([.AB18];1)&amp;&quot;,&quot;&amp;LEFT(RIGHT([.AB18];2);1)&amp;&quot;]/*&quot;&amp;[.AB$1]&amp;&quot;*/,&quot;" office:value-type="string" office:string-value="[,]/*AVL */," calcext:value-type="string">
            <text:p>[,]/*AVL */,</text:p>
          </table:table-cell>
          <table:table-cell table:formula="of:=&quot;[&quot;&amp;LEFT([.AC18];1)&amp;&quot;,&quot;&amp;LEFT(RIGHT([.AC18];2);1)&amp;&quot;]/*&quot;&amp;[.AC$1]&amp;&quot;*/,&quot;" office:value-type="string" office:string-value="[,]/*BOU */," calcext:value-type="string">
            <text:p>[,]/*BOU */,</text:p>
          </table:table-cell>
          <table:table-cell table:formula="of:=&quot;[&quot;&amp;LEFT([.AD18];1)&amp;&quot;,&quot;&amp;LEFT(RIGHT([.AD18];2);1)&amp;&quot;]/*&quot;&amp;[.AD$1]&amp;&quot;*/,&quot;" office:value-type="string" office:string-value="[,]/*BRE */," calcext:value-type="string">
            <text:p>[,]/*BRE */,</text:p>
          </table:table-cell>
          <table:table-cell table:formula="of:=&quot;[&quot;&amp;LEFT([.AE18];1)&amp;&quot;,&quot;&amp;LEFT(RIGHT([.AE18];2);1)&amp;&quot;]/*&quot;&amp;[.AE$1]&amp;&quot;*/,&quot;" office:value-type="string" office:string-value="[,]/*BHA */," calcext:value-type="string">
            <text:p>[,]/*BHA */,</text:p>
          </table:table-cell>
          <table:table-cell table:formula="of:=&quot;[&quot;&amp;LEFT([.AF18];1)&amp;&quot;,&quot;&amp;LEFT(RIGHT([.AF18];2);1)&amp;&quot;]/*&quot;&amp;[.AF$1]&amp;&quot;*/,&quot;" office:value-type="string" office:string-value="[,]/*CHE */," calcext:value-type="string">
            <text:p>[,]/*CHE */,</text:p>
          </table:table-cell>
          <table:table-cell table:formula="of:=&quot;[&quot;&amp;LEFT([.AG18];1)&amp;&quot;,&quot;&amp;LEFT(RIGHT([.AG18];2);1)&amp;&quot;]/*&quot;&amp;[.AG$1]&amp;&quot;*/,&quot;" office:value-type="string" office:string-value="[,]/*CRY */," calcext:value-type="string">
            <text:p>[,]/*CRY */,</text:p>
          </table:table-cell>
          <table:table-cell table:formula="of:=&quot;[&quot;&amp;LEFT([.AH18];1)&amp;&quot;,&quot;&amp;LEFT(RIGHT([.AH18];2);1)&amp;&quot;]/*&quot;&amp;[.AH$1]&amp;&quot;*/,&quot;" office:value-type="string" office:string-value="[,]/*EVE */," calcext:value-type="string">
            <text:p>[,]/*EVE */,</text:p>
          </table:table-cell>
          <table:table-cell table:formula="of:=&quot;[&quot;&amp;LEFT([.AI18];1)&amp;&quot;,&quot;&amp;LEFT(RIGHT([.AI18];2);1)&amp;&quot;]/*&quot;&amp;[.AI$1]&amp;&quot;*/,&quot;" office:value-type="string" office:string-value="[,]/*FUL */," calcext:value-type="string">
            <text:p>[,]/*FUL */,</text:p>
          </table:table-cell>
          <table:table-cell table:formula="of:=&quot;[&quot;&amp;LEFT([.AJ18];1)&amp;&quot;,&quot;&amp;LEFT(RIGHT([.AJ18];2);1)&amp;&quot;]/*&quot;&amp;[.AJ$1]&amp;&quot;*/,&quot;" office:value-type="string" office:string-value="[,]/*IPS */," calcext:value-type="string">
            <text:p>[,]/*IPS */,</text:p>
          </table:table-cell>
          <table:table-cell table:formula="of:=&quot;[&quot;&amp;LEFT([.AK18];1)&amp;&quot;,&quot;&amp;LEFT(RIGHT([.AK18];2);1)&amp;&quot;]/*&quot;&amp;[.AK$1]&amp;&quot;*/,&quot;" office:value-type="string" office:string-value="[,]/*LEI */," calcext:value-type="string">
            <text:p>[,]/*LEI */,</text:p>
          </table:table-cell>
          <table:table-cell table:formula="of:=&quot;[&quot;&amp;LEFT([.AL18];1)&amp;&quot;,&quot;&amp;LEFT(RIGHT([.AL18];2);1)&amp;&quot;]/*&quot;&amp;[.AL$1]&amp;&quot;*/,&quot;" office:value-type="string" office:string-value="[,]/*LIV */," calcext:value-type="string">
            <text:p>[,]/*LIV */,</text:p>
          </table:table-cell>
          <table:table-cell table:formula="of:=&quot;[&quot;&amp;LEFT([.AM18];1)&amp;&quot;,&quot;&amp;LEFT(RIGHT([.AM18];2);1)&amp;&quot;]/*&quot;&amp;[.AM$1]&amp;&quot;*/,&quot;" office:value-type="string" office:string-value="[,]/*MCI */," calcext:value-type="string">
            <text:p>[,]/*MCI */,</text:p>
          </table:table-cell>
          <table:table-cell table:formula="of:=&quot;[&quot;&amp;LEFT([.AN18];1)&amp;&quot;,&quot;&amp;LEFT(RIGHT([.AN18];2);1)&amp;&quot;]/*&quot;&amp;[.AN$1]&amp;&quot;*/,&quot;" office:value-type="string" office:string-value="[,]/*MUN */," calcext:value-type="string">
            <text:p>[,]/*MUN */,</text:p>
          </table:table-cell>
          <table:table-cell table:formula="of:=&quot;[&quot;&amp;LEFT([.AO18];1)&amp;&quot;,&quot;&amp;LEFT(RIGHT([.AO18];2);1)&amp;&quot;]/*&quot;&amp;[.AO$1]&amp;&quot;*/,&quot;" office:value-type="string" office:string-value="[,]/*NEW */," calcext:value-type="string">
            <text:p>[,]/*NEW */,</text:p>
          </table:table-cell>
          <table:table-cell table:formula="of:=&quot;[&quot;&amp;LEFT([.AP18];1)&amp;&quot;,&quot;&amp;LEFT(RIGHT([.AP18];2);1)&amp;&quot;]/*&quot;&amp;[.AP$1]&amp;&quot;*/,&quot;" office:value-type="string" office:string-value="[,]/*NFO */," calcext:value-type="string">
            <text:p>[,]/*NFO */,</text:p>
          </table:table-cell>
          <table:table-cell table:style-name="ce17" table:formula="of:=&quot;[,]/*&quot;&amp;[.AQ$1]&amp;&quot;*/,&quot;" office:value-type="string" office:string-value="[,]/*SOU */," calcext:value-type="string">
            <text:p>[,]/*SOU */,</text:p>
          </table:table-cell>
          <table:table-cell table:formula="of:=&quot;[&quot;&amp;LEFT([.AR18];1)&amp;&quot;,&quot;&amp;LEFT(RIGHT([.AR18];2);1)&amp;&quot;]/*&quot;&amp;[.AR$1]&amp;&quot;*/,&quot;" office:value-type="string" office:string-value="[,]/*TOT */," calcext:value-type="string">
            <text:p>[,]/*TOT */,</text:p>
          </table:table-cell>
          <table:table-cell table:formula="of:=&quot;[&quot;&amp;LEFT([.AS18];1)&amp;&quot;,&quot;&amp;LEFT(RIGHT([.AS18];2);1)&amp;&quot;]/*&quot;&amp;[.AS$1]&amp;&quot;*/,&quot;" office:value-type="string" office:string-value="[,]/*WHU */," calcext:value-type="string">
            <text:p>[,]/*WHU */,</text:p>
          </table:table-cell>
          <table:table-cell table:formula="of:=&quot;[&quot;&amp;LEFT([.AT18];1)&amp;&quot;,&quot;&amp;LEFT(RIGHT([.AT18];2);1)&amp;&quot;]/*&quot;&amp;[.AT$1]&amp;&quot;*/,&quot;" office:value-type="string" office:string-value="[,]/*WOL */," calcext:value-type="string">
            <text:p>[,]/*WOL */,</text:p>
          </table:table-cell>
          <table:table-cell table:formula="of:=&quot;[&quot;&amp;LEFT([.AU18];1)&amp;&quot;,&quot;&amp;LEFT(RIGHT([.AU18];2);1)&amp;&quot;]/*&quot;&amp;[.AU$1]&amp;&quot;*/,&quot;" office:value-type="string" office:string-value="[,]/*BOT*/," calcext:value-type="string">
            <text:p>[,]/*BOT*/,</text:p>
          </table:table-cell>
          <table:table-cell table:formula="of:=&quot;[&quot;&amp;LEFT([.AV18];1)&amp;&quot;,&quot;&amp;LEFT(RIGHT([.AV18];2);1)&amp;&quot;]/*&quot;&amp;[.AV$1]&amp;&quot;*/,&quot;" office:value-type="string" office:string-value="[,]/*COR*/," calcext:value-type="string">
            <text:p>[,]/*COR*/,</text:p>
          </table:table-cell>
          <table:table-cell table:formula="of:=&quot;[&quot;&amp;LEFT([.AW18];1)&amp;&quot;,&quot;&amp;LEFT(RIGHT([.AW18];2);1)&amp;&quot;]/*&quot;&amp;[.AW$1]&amp;&quot;*/,&quot;" office:value-type="string" office:string-value="[,]/*FLA*/," calcext:value-type="string">
            <text:p>[,]/*FLA*/,</text:p>
          </table:table-cell>
          <table:table-cell table:formula="of:=&quot;[&quot;&amp;LEFT([.AX18];1)&amp;&quot;,&quot;&amp;LEFT(RIGHT([.AX18];2);1)&amp;&quot;]/*&quot;&amp;[.AX$1]&amp;&quot;*/]&quot;" office:value-type="string" office:string-value="[,]/*PAL*/]" calcext:value-type="string">
            <text:p>[,]/*PAL*/]</text:p>
          </table:table-cell>
          <table:table-cell table:formula="of:=CONCATENATE([.AZ18];[.BA18];[.BB18];[.BC18];[.BD18];[.BE18];[.BF18];[.BG18];[.BH18];[.BI18];[.BJ18];[.BK18];[.BL18];[.BM18];[.BN18];[.BO18];[.BP18];[.BQ18];[.BR18];[.BS18];[.BT18];[.BU18];[.BV18];[.BW18];[.BX18])&amp;&quot;,&quot;" office:value-type="string" office:string-value="[equipe[17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" calcext:value-type="string">
            <text:p>[equipe[17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</text:p>
          </table:table-cell>
        </table:table-row>
        <table:table-row table:style-name="ro3">
          <table:table-cell office:value-type="string" calcext:value-type="string">
            <text:p><text:a xlink:href="https://en.wikipedia.org/wiki/Tottenham_Hotspur_F.C." xlink:type="simple">Tottenham Hotspur</text:a> </text:p>
          </table:table-cell>
          <table:table-cell table:number-columns-repeated="2"/>
          <table:table-cell table:style-name="ce10"/>
          <table:table-cell/>
          <table:table-cell table:style-name="ce10"/>
          <table:table-cell/>
          <table:table-cell table:style-name="ce10"/>
          <table:table-cell table:number-columns-repeated="8"/>
          <table:table-cell table:style-name="ce10" table:number-columns-repeated="2"/>
          <table:table-cell table:number-columns-repeated="7"/>
          <table:table-cell table:formula="of:=[.A19]" office:value-type="string" office:string-value="Tottenham Hotspur " calcext:value-type="string">
            <text:p>Tottenham Hotspur </text:p>
          </table:table-cell>
          <table:table-cell table:formula="of:=IF(LEN([.B19])=4;[.B19];&quot;&quot;)">
            <text:p/>
          </table:table-cell>
          <table:table-cell table:formula="of:=IF(LEN([.C19])=4;[.C19];&quot;&quot;)">
            <text:p/>
          </table:table-cell>
          <table:table-cell table:formula="of:=IF(LEN([.D19])=4;[.D19];&quot;&quot;)">
            <text:p/>
          </table:table-cell>
          <table:table-cell table:formula="of:=IF(LEN([.E19])=4;[.E19];&quot;&quot;)">
            <text:p/>
          </table:table-cell>
          <table:table-cell table:formula="of:=IF(LEN([.F19])=4;[.F19];&quot;&quot;)">
            <text:p/>
          </table:table-cell>
          <table:table-cell table:formula="of:=IF(LEN([.G19])=4;[.G19];&quot;&quot;)">
            <text:p/>
          </table:table-cell>
          <table:table-cell table:formula="of:=IF(LEN([.H19])=4;[.H19];&quot;&quot;)">
            <text:p/>
          </table:table-cell>
          <table:table-cell table:formula="of:=IF(LEN([.I19])=4;[.I19];&quot;&quot;)">
            <text:p/>
          </table:table-cell>
          <table:table-cell table:formula="of:=IF(LEN([.J19])=4;[.J19];&quot;&quot;)">
            <text:p/>
          </table:table-cell>
          <table:table-cell table:formula="of:=IF(LEN([.K19])=4;[.K19];&quot;&quot;)">
            <text:p/>
          </table:table-cell>
          <table:table-cell table:formula="of:=IF(LEN([.L19])=4;[.L19];&quot;&quot;)">
            <text:p/>
          </table:table-cell>
          <table:table-cell table:formula="of:=IF(LEN([.M19])=4;[.M19];&quot;&quot;)">
            <text:p/>
          </table:table-cell>
          <table:table-cell table:formula="of:=IF(LEN([.N19])=4;[.N19];&quot;&quot;)">
            <text:p/>
          </table:table-cell>
          <table:table-cell table:formula="of:=IF(LEN([.O19])=4;[.O19];&quot;&quot;)">
            <text:p/>
          </table:table-cell>
          <table:table-cell table:formula="of:=IF(LEN([.P19])=4;[.P19];&quot;&quot;)">
            <text:p/>
          </table:table-cell>
          <table:table-cell table:formula="of:=IF(LEN([.Q19])=4;[.Q19];&quot;&quot;)">
            <text:p/>
          </table:table-cell>
          <table:table-cell table:formula="of:=IF(LEN([.R19])=4;[.R19];&quot;&quot;)">
            <text:p/>
          </table:table-cell>
          <table:table-cell table:formula="of:=IF(LEN([.S19])=4;[.S19];&quot;&quot;)">
            <text:p/>
          </table:table-cell>
          <table:table-cell table:formula="of:=IF(LEN([.T19])=4;[.T19];&quot;&quot;)">
            <text:p/>
          </table:table-cell>
          <table:table-cell table:formula="of:=IF(LEN([.U19])=4;[.U19];&quot;&quot;)">
            <text:p/>
          </table:table-cell>
          <table:table-cell table:formula="of:=IF(LEN([.V19])=4;[.V19];&quot;&quot;)">
            <text:p/>
          </table:table-cell>
          <table:table-cell table:formula="of:=IF(LEN([.W19])=4;[.W19];&quot;&quot;)">
            <text:p/>
          </table:table-cell>
          <table:table-cell table:formula="of:=IF(LEN([.X19])=4;[.X19];&quot;&quot;)">
            <text:p/>
          </table:table-cell>
          <table:table-cell table:formula="of:=IF(LEN([.Y19])=4;[.Y19];&quot;&quot;)">
            <text:p/>
          </table:table-cell>
          <table:table-cell office:value-type="float" office:value="18" calcext:value-type="float">
            <text:p>18</text:p>
          </table:table-cell>
          <table:table-cell table:formula="of:=&quot;[equipe[&quot;&amp;[.AY19]&amp;&quot;][0],&quot;" office:value-type="string" office:string-value="[equipe[18][0]," calcext:value-type="string">
            <text:p>[equipe[18][0],</text:p>
          </table:table-cell>
          <table:table-cell table:formula="of:=&quot;[&quot;&amp;LEFT([.AA19];1)&amp;&quot;,&quot;&amp;LEFT(RIGHT([.AA19];2);1)&amp;&quot;]/*&quot;&amp;[.AA$1]&amp;&quot;*/,&quot;" office:value-type="string" office:string-value="[,]/*ARS */," calcext:value-type="string">
            <text:p>[,]/*ARS */,</text:p>
          </table:table-cell>
          <table:table-cell table:formula="of:=&quot;[&quot;&amp;LEFT([.AB19];1)&amp;&quot;,&quot;&amp;LEFT(RIGHT([.AB19];2);1)&amp;&quot;]/*&quot;&amp;[.AB$1]&amp;&quot;*/,&quot;" office:value-type="string" office:string-value="[,]/*AVL */," calcext:value-type="string">
            <text:p>[,]/*AVL */,</text:p>
          </table:table-cell>
          <table:table-cell table:formula="of:=&quot;[&quot;&amp;LEFT([.AC19];1)&amp;&quot;,&quot;&amp;LEFT(RIGHT([.AC19];2);1)&amp;&quot;]/*&quot;&amp;[.AC$1]&amp;&quot;*/,&quot;" office:value-type="string" office:string-value="[,]/*BOU */," calcext:value-type="string">
            <text:p>[,]/*BOU */,</text:p>
          </table:table-cell>
          <table:table-cell table:formula="of:=&quot;[&quot;&amp;LEFT([.AD19];1)&amp;&quot;,&quot;&amp;LEFT(RIGHT([.AD19];2);1)&amp;&quot;]/*&quot;&amp;[.AD$1]&amp;&quot;*/,&quot;" office:value-type="string" office:string-value="[,]/*BRE */," calcext:value-type="string">
            <text:p>[,]/*BRE */,</text:p>
          </table:table-cell>
          <table:table-cell table:formula="of:=&quot;[&quot;&amp;LEFT([.AE19];1)&amp;&quot;,&quot;&amp;LEFT(RIGHT([.AE19];2);1)&amp;&quot;]/*&quot;&amp;[.AE$1]&amp;&quot;*/,&quot;" office:value-type="string" office:string-value="[,]/*BHA */," calcext:value-type="string">
            <text:p>[,]/*BHA */,</text:p>
          </table:table-cell>
          <table:table-cell table:formula="of:=&quot;[&quot;&amp;LEFT([.AF19];1)&amp;&quot;,&quot;&amp;LEFT(RIGHT([.AF19];2);1)&amp;&quot;]/*&quot;&amp;[.AF$1]&amp;&quot;*/,&quot;" office:value-type="string" office:string-value="[,]/*CHE */," calcext:value-type="string">
            <text:p>[,]/*CHE */,</text:p>
          </table:table-cell>
          <table:table-cell table:formula="of:=&quot;[&quot;&amp;LEFT([.AG19];1)&amp;&quot;,&quot;&amp;LEFT(RIGHT([.AG19];2);1)&amp;&quot;]/*&quot;&amp;[.AG$1]&amp;&quot;*/,&quot;" office:value-type="string" office:string-value="[,]/*CRY */," calcext:value-type="string">
            <text:p>[,]/*CRY */,</text:p>
          </table:table-cell>
          <table:table-cell table:formula="of:=&quot;[&quot;&amp;LEFT([.AH19];1)&amp;&quot;,&quot;&amp;LEFT(RIGHT([.AH19];2);1)&amp;&quot;]/*&quot;&amp;[.AH$1]&amp;&quot;*/,&quot;" office:value-type="string" office:string-value="[,]/*EVE */," calcext:value-type="string">
            <text:p>[,]/*EVE */,</text:p>
          </table:table-cell>
          <table:table-cell table:formula="of:=&quot;[&quot;&amp;LEFT([.AI19];1)&amp;&quot;,&quot;&amp;LEFT(RIGHT([.AI19];2);1)&amp;&quot;]/*&quot;&amp;[.AI$1]&amp;&quot;*/,&quot;" office:value-type="string" office:string-value="[,]/*FUL */," calcext:value-type="string">
            <text:p>[,]/*FUL */,</text:p>
          </table:table-cell>
          <table:table-cell table:formula="of:=&quot;[&quot;&amp;LEFT([.AJ19];1)&amp;&quot;,&quot;&amp;LEFT(RIGHT([.AJ19];2);1)&amp;&quot;]/*&quot;&amp;[.AJ$1]&amp;&quot;*/,&quot;" office:value-type="string" office:string-value="[,]/*IPS */," calcext:value-type="string">
            <text:p>[,]/*IPS */,</text:p>
          </table:table-cell>
          <table:table-cell table:formula="of:=&quot;[&quot;&amp;LEFT([.AK19];1)&amp;&quot;,&quot;&amp;LEFT(RIGHT([.AK19];2);1)&amp;&quot;]/*&quot;&amp;[.AK$1]&amp;&quot;*/,&quot;" office:value-type="string" office:string-value="[,]/*LEI */," calcext:value-type="string">
            <text:p>[,]/*LEI */,</text:p>
          </table:table-cell>
          <table:table-cell table:formula="of:=&quot;[&quot;&amp;LEFT([.AL19];1)&amp;&quot;,&quot;&amp;LEFT(RIGHT([.AL19];2);1)&amp;&quot;]/*&quot;&amp;[.AL$1]&amp;&quot;*/,&quot;" office:value-type="string" office:string-value="[,]/*LIV */," calcext:value-type="string">
            <text:p>[,]/*LIV */,</text:p>
          </table:table-cell>
          <table:table-cell table:formula="of:=&quot;[&quot;&amp;LEFT([.AM19];1)&amp;&quot;,&quot;&amp;LEFT(RIGHT([.AM19];2);1)&amp;&quot;]/*&quot;&amp;[.AM$1]&amp;&quot;*/,&quot;" office:value-type="string" office:string-value="[,]/*MCI */," calcext:value-type="string">
            <text:p>[,]/*MCI */,</text:p>
          </table:table-cell>
          <table:table-cell table:formula="of:=&quot;[&quot;&amp;LEFT([.AN19];1)&amp;&quot;,&quot;&amp;LEFT(RIGHT([.AN19];2);1)&amp;&quot;]/*&quot;&amp;[.AN$1]&amp;&quot;*/,&quot;" office:value-type="string" office:string-value="[,]/*MUN */," calcext:value-type="string">
            <text:p>[,]/*MUN */,</text:p>
          </table:table-cell>
          <table:table-cell table:formula="of:=&quot;[&quot;&amp;LEFT([.AO19];1)&amp;&quot;,&quot;&amp;LEFT(RIGHT([.AO19];2);1)&amp;&quot;]/*&quot;&amp;[.AO$1]&amp;&quot;*/,&quot;" office:value-type="string" office:string-value="[,]/*NEW */," calcext:value-type="string">
            <text:p>[,]/*NEW */,</text:p>
          </table:table-cell>
          <table:table-cell table:formula="of:=&quot;[&quot;&amp;LEFT([.AP19];1)&amp;&quot;,&quot;&amp;LEFT(RIGHT([.AP19];2);1)&amp;&quot;]/*&quot;&amp;[.AP$1]&amp;&quot;*/,&quot;" office:value-type="string" office:string-value="[,]/*NFO */," calcext:value-type="string">
            <text:p>[,]/*NFO */,</text:p>
          </table:table-cell>
          <table:table-cell table:formula="of:=&quot;[&quot;&amp;LEFT([.AQ19];1)&amp;&quot;,&quot;&amp;LEFT(RIGHT([.AQ19];2);1)&amp;&quot;]/*&quot;&amp;[.AQ$1]&amp;&quot;*/,&quot;" office:value-type="string" office:string-value="[,]/*SOU */," calcext:value-type="string">
            <text:p>[,]/*SOU */,</text:p>
          </table:table-cell>
          <table:table-cell table:style-name="ce17" table:formula="of:=&quot;[,]/*&quot;&amp;[.AR$1]&amp;&quot;*/,&quot;" office:value-type="string" office:string-value="[,]/*TOT */," calcext:value-type="string">
            <text:p>[,]/*TOT */,</text:p>
          </table:table-cell>
          <table:table-cell table:formula="of:=&quot;[&quot;&amp;LEFT([.AS19];1)&amp;&quot;,&quot;&amp;LEFT(RIGHT([.AS19];2);1)&amp;&quot;]/*&quot;&amp;[.AS$1]&amp;&quot;*/,&quot;" office:value-type="string" office:string-value="[,]/*WHU */," calcext:value-type="string">
            <text:p>[,]/*WHU */,</text:p>
          </table:table-cell>
          <table:table-cell table:formula="of:=&quot;[&quot;&amp;LEFT([.AT19];1)&amp;&quot;,&quot;&amp;LEFT(RIGHT([.AT19];2);1)&amp;&quot;]/*&quot;&amp;[.AT$1]&amp;&quot;*/,&quot;" office:value-type="string" office:string-value="[,]/*WOL */," calcext:value-type="string">
            <text:p>[,]/*WOL */,</text:p>
          </table:table-cell>
          <table:table-cell table:formula="of:=&quot;[&quot;&amp;LEFT([.AU19];1)&amp;&quot;,&quot;&amp;LEFT(RIGHT([.AU19];2);1)&amp;&quot;]/*&quot;&amp;[.AU$1]&amp;&quot;*/,&quot;" office:value-type="string" office:string-value="[,]/*BOT*/," calcext:value-type="string">
            <text:p>[,]/*BOT*/,</text:p>
          </table:table-cell>
          <table:table-cell table:formula="of:=&quot;[&quot;&amp;LEFT([.AV19];1)&amp;&quot;,&quot;&amp;LEFT(RIGHT([.AV19];2);1)&amp;&quot;]/*&quot;&amp;[.AV$1]&amp;&quot;*/,&quot;" office:value-type="string" office:string-value="[,]/*COR*/," calcext:value-type="string">
            <text:p>[,]/*COR*/,</text:p>
          </table:table-cell>
          <table:table-cell table:formula="of:=&quot;[&quot;&amp;LEFT([.AW19];1)&amp;&quot;,&quot;&amp;LEFT(RIGHT([.AW19];2);1)&amp;&quot;]/*&quot;&amp;[.AW$1]&amp;&quot;*/,&quot;" office:value-type="string" office:string-value="[,]/*FLA*/," calcext:value-type="string">
            <text:p>[,]/*FLA*/,</text:p>
          </table:table-cell>
          <table:table-cell table:formula="of:=&quot;[&quot;&amp;LEFT([.AX19];1)&amp;&quot;,&quot;&amp;LEFT(RIGHT([.AX19];2);1)&amp;&quot;]/*&quot;&amp;[.AX$1]&amp;&quot;*/]&quot;" office:value-type="string" office:string-value="[,]/*PAL*/]" calcext:value-type="string">
            <text:p>[,]/*PAL*/]</text:p>
          </table:table-cell>
          <table:table-cell table:formula="of:=CONCATENATE([.AZ19];[.BA19];[.BB19];[.BC19];[.BD19];[.BE19];[.BF19];[.BG19];[.BH19];[.BI19];[.BJ19];[.BK19];[.BL19];[.BM19];[.BN19];[.BO19];[.BP19];[.BQ19];[.BR19];[.BS19];[.BT19];[.BU19];[.BV19];[.BW19];[.BX19])&amp;&quot;,&quot;" office:value-type="string" office:string-value="[equipe[18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" calcext:value-type="string">
            <text:p>[equipe[18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</text:p>
          </table:table-cell>
        </table:table-row>
        <table:table-row table:style-name="ro3">
          <table:table-cell office:value-type="string" calcext:value-type="string">
            <text:p><text:a xlink:href="https://en.wikipedia.org/wiki/West_Ham_United_F.C." xlink:type="simple">West Ham United</text:a> </text:p>
          </table:table-cell>
          <table:table-cell table:number-columns-repeated="2"/>
          <table:table-cell table:style-name="ce10"/>
          <table:table-cell table:number-columns-repeated="11"/>
          <table:table-cell table:style-name="ce10" table:number-columns-repeated="3"/>
          <table:table-cell table:number-columns-repeated="7"/>
          <table:table-cell table:formula="of:=[.A20]" office:value-type="string" office:string-value="West Ham United " calcext:value-type="string">
            <text:p>West Ham United </text:p>
          </table:table-cell>
          <table:table-cell table:formula="of:=IF(LEN([.B20])=4;[.B20];&quot;&quot;)">
            <text:p/>
          </table:table-cell>
          <table:table-cell table:formula="of:=IF(LEN([.C20])=4;[.C20];&quot;&quot;)">
            <text:p/>
          </table:table-cell>
          <table:table-cell table:formula="of:=IF(LEN([.D20])=4;[.D20];&quot;&quot;)">
            <text:p/>
          </table:table-cell>
          <table:table-cell table:formula="of:=IF(LEN([.E20])=4;[.E20];&quot;&quot;)">
            <text:p/>
          </table:table-cell>
          <table:table-cell table:formula="of:=IF(LEN([.F20])=4;[.F20];&quot;&quot;)">
            <text:p/>
          </table:table-cell>
          <table:table-cell table:formula="of:=IF(LEN([.G20])=4;[.G20];&quot;&quot;)">
            <text:p/>
          </table:table-cell>
          <table:table-cell table:formula="of:=IF(LEN([.H20])=4;[.H20];&quot;&quot;)">
            <text:p/>
          </table:table-cell>
          <table:table-cell table:formula="of:=IF(LEN([.I20])=4;[.I20];&quot;&quot;)">
            <text:p/>
          </table:table-cell>
          <table:table-cell table:formula="of:=IF(LEN([.J20])=4;[.J20];&quot;&quot;)">
            <text:p/>
          </table:table-cell>
          <table:table-cell table:formula="of:=IF(LEN([.K20])=4;[.K20];&quot;&quot;)">
            <text:p/>
          </table:table-cell>
          <table:table-cell table:formula="of:=IF(LEN([.L20])=4;[.L20];&quot;&quot;)">
            <text:p/>
          </table:table-cell>
          <table:table-cell table:formula="of:=IF(LEN([.M20])=4;[.M20];&quot;&quot;)">
            <text:p/>
          </table:table-cell>
          <table:table-cell table:formula="of:=IF(LEN([.N20])=4;[.N20];&quot;&quot;)">
            <text:p/>
          </table:table-cell>
          <table:table-cell table:formula="of:=IF(LEN([.O20])=4;[.O20];&quot;&quot;)">
            <text:p/>
          </table:table-cell>
          <table:table-cell table:formula="of:=IF(LEN([.P20])=4;[.P20];&quot;&quot;)">
            <text:p/>
          </table:table-cell>
          <table:table-cell table:formula="of:=IF(LEN([.Q20])=4;[.Q20];&quot;&quot;)">
            <text:p/>
          </table:table-cell>
          <table:table-cell table:formula="of:=IF(LEN([.R20])=4;[.R20];&quot;&quot;)">
            <text:p/>
          </table:table-cell>
          <table:table-cell table:formula="of:=IF(LEN([.S20])=4;[.S20];&quot;&quot;)">
            <text:p/>
          </table:table-cell>
          <table:table-cell table:formula="of:=IF(LEN([.T20])=4;[.T20];&quot;&quot;)">
            <text:p/>
          </table:table-cell>
          <table:table-cell table:formula="of:=IF(LEN([.U20])=4;[.U20];&quot;&quot;)">
            <text:p/>
          </table:table-cell>
          <table:table-cell table:formula="of:=IF(LEN([.V20])=4;[.V20];&quot;&quot;)">
            <text:p/>
          </table:table-cell>
          <table:table-cell table:formula="of:=IF(LEN([.W20])=4;[.W20];&quot;&quot;)">
            <text:p/>
          </table:table-cell>
          <table:table-cell table:formula="of:=IF(LEN([.X20])=4;[.X20];&quot;&quot;)">
            <text:p/>
          </table:table-cell>
          <table:table-cell table:formula="of:=IF(LEN([.Y20])=4;[.Y20];&quot;&quot;)">
            <text:p/>
          </table:table-cell>
          <table:table-cell office:value-type="float" office:value="19" calcext:value-type="float">
            <text:p>19</text:p>
          </table:table-cell>
          <table:table-cell table:formula="of:=&quot;[equipe[&quot;&amp;[.AY20]&amp;&quot;][0],&quot;" office:value-type="string" office:string-value="[equipe[19][0]," calcext:value-type="string">
            <text:p>[equipe[19][0],</text:p>
          </table:table-cell>
          <table:table-cell table:formula="of:=&quot;[&quot;&amp;LEFT([.AA20];1)&amp;&quot;,&quot;&amp;LEFT(RIGHT([.AA20];2);1)&amp;&quot;]/*&quot;&amp;[.AA$1]&amp;&quot;*/,&quot;" office:value-type="string" office:string-value="[,]/*ARS */," calcext:value-type="string">
            <text:p>[,]/*ARS */,</text:p>
          </table:table-cell>
          <table:table-cell table:formula="of:=&quot;[&quot;&amp;LEFT([.AB20];1)&amp;&quot;,&quot;&amp;LEFT(RIGHT([.AB20];2);1)&amp;&quot;]/*&quot;&amp;[.AB$1]&amp;&quot;*/,&quot;" office:value-type="string" office:string-value="[,]/*AVL */," calcext:value-type="string">
            <text:p>[,]/*AVL */,</text:p>
          </table:table-cell>
          <table:table-cell table:formula="of:=&quot;[&quot;&amp;LEFT([.AC20];1)&amp;&quot;,&quot;&amp;LEFT(RIGHT([.AC20];2);1)&amp;&quot;]/*&quot;&amp;[.AC$1]&amp;&quot;*/,&quot;" office:value-type="string" office:string-value="[,]/*BOU */," calcext:value-type="string">
            <text:p>[,]/*BOU */,</text:p>
          </table:table-cell>
          <table:table-cell table:formula="of:=&quot;[&quot;&amp;LEFT([.AD20];1)&amp;&quot;,&quot;&amp;LEFT(RIGHT([.AD20];2);1)&amp;&quot;]/*&quot;&amp;[.AD$1]&amp;&quot;*/,&quot;" office:value-type="string" office:string-value="[,]/*BRE */," calcext:value-type="string">
            <text:p>[,]/*BRE */,</text:p>
          </table:table-cell>
          <table:table-cell table:formula="of:=&quot;[&quot;&amp;LEFT([.AE20];1)&amp;&quot;,&quot;&amp;LEFT(RIGHT([.AE20];2);1)&amp;&quot;]/*&quot;&amp;[.AE$1]&amp;&quot;*/,&quot;" office:value-type="string" office:string-value="[,]/*BHA */," calcext:value-type="string">
            <text:p>[,]/*BHA */,</text:p>
          </table:table-cell>
          <table:table-cell table:formula="of:=&quot;[&quot;&amp;LEFT([.AF20];1)&amp;&quot;,&quot;&amp;LEFT(RIGHT([.AF20];2);1)&amp;&quot;]/*&quot;&amp;[.AF$1]&amp;&quot;*/,&quot;" office:value-type="string" office:string-value="[,]/*CHE */," calcext:value-type="string">
            <text:p>[,]/*CHE */,</text:p>
          </table:table-cell>
          <table:table-cell table:formula="of:=&quot;[&quot;&amp;LEFT([.AG20];1)&amp;&quot;,&quot;&amp;LEFT(RIGHT([.AG20];2);1)&amp;&quot;]/*&quot;&amp;[.AG$1]&amp;&quot;*/,&quot;" office:value-type="string" office:string-value="[,]/*CRY */," calcext:value-type="string">
            <text:p>[,]/*CRY */,</text:p>
          </table:table-cell>
          <table:table-cell table:formula="of:=&quot;[&quot;&amp;LEFT([.AH20];1)&amp;&quot;,&quot;&amp;LEFT(RIGHT([.AH20];2);1)&amp;&quot;]/*&quot;&amp;[.AH$1]&amp;&quot;*/,&quot;" office:value-type="string" office:string-value="[,]/*EVE */," calcext:value-type="string">
            <text:p>[,]/*EVE */,</text:p>
          </table:table-cell>
          <table:table-cell table:formula="of:=&quot;[&quot;&amp;LEFT([.AI20];1)&amp;&quot;,&quot;&amp;LEFT(RIGHT([.AI20];2);1)&amp;&quot;]/*&quot;&amp;[.AI$1]&amp;&quot;*/,&quot;" office:value-type="string" office:string-value="[,]/*FUL */," calcext:value-type="string">
            <text:p>[,]/*FUL */,</text:p>
          </table:table-cell>
          <table:table-cell table:formula="of:=&quot;[&quot;&amp;LEFT([.AJ20];1)&amp;&quot;,&quot;&amp;LEFT(RIGHT([.AJ20];2);1)&amp;&quot;]/*&quot;&amp;[.AJ$1]&amp;&quot;*/,&quot;" office:value-type="string" office:string-value="[,]/*IPS */," calcext:value-type="string">
            <text:p>[,]/*IPS */,</text:p>
          </table:table-cell>
          <table:table-cell table:formula="of:=&quot;[&quot;&amp;LEFT([.AK20];1)&amp;&quot;,&quot;&amp;LEFT(RIGHT([.AK20];2);1)&amp;&quot;]/*&quot;&amp;[.AK$1]&amp;&quot;*/,&quot;" office:value-type="string" office:string-value="[,]/*LEI */," calcext:value-type="string">
            <text:p>[,]/*LEI */,</text:p>
          </table:table-cell>
          <table:table-cell table:formula="of:=&quot;[&quot;&amp;LEFT([.AL20];1)&amp;&quot;,&quot;&amp;LEFT(RIGHT([.AL20];2);1)&amp;&quot;]/*&quot;&amp;[.AL$1]&amp;&quot;*/,&quot;" office:value-type="string" office:string-value="[,]/*LIV */," calcext:value-type="string">
            <text:p>[,]/*LIV */,</text:p>
          </table:table-cell>
          <table:table-cell table:formula="of:=&quot;[&quot;&amp;LEFT([.AM20];1)&amp;&quot;,&quot;&amp;LEFT(RIGHT([.AM20];2);1)&amp;&quot;]/*&quot;&amp;[.AM$1]&amp;&quot;*/,&quot;" office:value-type="string" office:string-value="[,]/*MCI */," calcext:value-type="string">
            <text:p>[,]/*MCI */,</text:p>
          </table:table-cell>
          <table:table-cell table:formula="of:=&quot;[&quot;&amp;LEFT([.AN20];1)&amp;&quot;,&quot;&amp;LEFT(RIGHT([.AN20];2);1)&amp;&quot;]/*&quot;&amp;[.AN$1]&amp;&quot;*/,&quot;" office:value-type="string" office:string-value="[,]/*MUN */," calcext:value-type="string">
            <text:p>[,]/*MUN */,</text:p>
          </table:table-cell>
          <table:table-cell table:formula="of:=&quot;[&quot;&amp;LEFT([.AO20];1)&amp;&quot;,&quot;&amp;LEFT(RIGHT([.AO20];2);1)&amp;&quot;]/*&quot;&amp;[.AO$1]&amp;&quot;*/,&quot;" office:value-type="string" office:string-value="[,]/*NEW */," calcext:value-type="string">
            <text:p>[,]/*NEW */,</text:p>
          </table:table-cell>
          <table:table-cell table:formula="of:=&quot;[&quot;&amp;LEFT([.AP20];1)&amp;&quot;,&quot;&amp;LEFT(RIGHT([.AP20];2);1)&amp;&quot;]/*&quot;&amp;[.AP$1]&amp;&quot;*/,&quot;" office:value-type="string" office:string-value="[,]/*NFO */," calcext:value-type="string">
            <text:p>[,]/*NFO */,</text:p>
          </table:table-cell>
          <table:table-cell table:formula="of:=&quot;[&quot;&amp;LEFT([.AQ20];1)&amp;&quot;,&quot;&amp;LEFT(RIGHT([.AQ20];2);1)&amp;&quot;]/*&quot;&amp;[.AQ$1]&amp;&quot;*/,&quot;" office:value-type="string" office:string-value="[,]/*SOU */," calcext:value-type="string">
            <text:p>[,]/*SOU */,</text:p>
          </table:table-cell>
          <table:table-cell table:formula="of:=&quot;[&quot;&amp;LEFT([.AR20];1)&amp;&quot;,&quot;&amp;LEFT(RIGHT([.AR20];2);1)&amp;&quot;]/*&quot;&amp;[.AR$1]&amp;&quot;*/,&quot;" office:value-type="string" office:string-value="[,]/*TOT */," calcext:value-type="string">
            <text:p>[,]/*TOT */,</text:p>
          </table:table-cell>
          <table:table-cell table:style-name="ce17" table:formula="of:=&quot;[,]/*&quot;&amp;[.AS$1]&amp;&quot;*/,&quot;" office:value-type="string" office:string-value="[,]/*WHU */," calcext:value-type="string">
            <text:p>[,]/*WHU */,</text:p>
          </table:table-cell>
          <table:table-cell table:formula="of:=&quot;[&quot;&amp;LEFT([.AT20];1)&amp;&quot;,&quot;&amp;LEFT(RIGHT([.AT20];2);1)&amp;&quot;]/*&quot;&amp;[.AT$1]&amp;&quot;*/,&quot;" office:value-type="string" office:string-value="[,]/*WOL */," calcext:value-type="string">
            <text:p>[,]/*WOL */,</text:p>
          </table:table-cell>
          <table:table-cell table:formula="of:=&quot;[&quot;&amp;LEFT([.AU20];1)&amp;&quot;,&quot;&amp;LEFT(RIGHT([.AU20];2);1)&amp;&quot;]/*&quot;&amp;[.AU$1]&amp;&quot;*/,&quot;" office:value-type="string" office:string-value="[,]/*BOT*/," calcext:value-type="string">
            <text:p>[,]/*BOT*/,</text:p>
          </table:table-cell>
          <table:table-cell table:formula="of:=&quot;[&quot;&amp;LEFT([.AV20];1)&amp;&quot;,&quot;&amp;LEFT(RIGHT([.AV20];2);1)&amp;&quot;]/*&quot;&amp;[.AV$1]&amp;&quot;*/,&quot;" office:value-type="string" office:string-value="[,]/*COR*/," calcext:value-type="string">
            <text:p>[,]/*COR*/,</text:p>
          </table:table-cell>
          <table:table-cell table:formula="of:=&quot;[&quot;&amp;LEFT([.AW20];1)&amp;&quot;,&quot;&amp;LEFT(RIGHT([.AW20];2);1)&amp;&quot;]/*&quot;&amp;[.AW$1]&amp;&quot;*/,&quot;" office:value-type="string" office:string-value="[,]/*FLA*/," calcext:value-type="string">
            <text:p>[,]/*FLA*/,</text:p>
          </table:table-cell>
          <table:table-cell table:formula="of:=&quot;[&quot;&amp;LEFT([.AX20];1)&amp;&quot;,&quot;&amp;LEFT(RIGHT([.AX20];2);1)&amp;&quot;]/*&quot;&amp;[.AX$1]&amp;&quot;*/]&quot;" office:value-type="string" office:string-value="[,]/*PAL*/]" calcext:value-type="string">
            <text:p>[,]/*PAL*/]</text:p>
          </table:table-cell>
          <table:table-cell table:formula="of:=CONCATENATE([.AZ20];[.BA20];[.BB20];[.BC20];[.BD20];[.BE20];[.BF20];[.BG20];[.BH20];[.BI20];[.BJ20];[.BK20];[.BL20];[.BM20];[.BN20];[.BO20];[.BP20];[.BQ20];[.BR20];[.BS20];[.BT20];[.BU20];[.BV20];[.BW20];[.BX20])&amp;&quot;,&quot;" office:value-type="string" office:string-value="[equipe[19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" calcext:value-type="string">
            <text:p>[equipe[19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</text:p>
          </table:table-cell>
        </table:table-row>
        <table:table-row table:style-name="ro3">
          <table:table-cell office:value-type="string" calcext:value-type="string">
            <text:p><text:a xlink:href="https://en.wikipedia.org/wiki/Wolverhampton_Wanderers_F.C." xlink:type="simple">Wolverhampton Wanderers</text:a> </text:p>
          </table:table-cell>
          <table:table-cell table:number-columns-repeated="3"/>
          <table:table-cell table:style-name="ce10" table:number-columns-repeated="2"/>
          <table:table-cell table:number-columns-repeated="2"/>
          <table:table-cell table:style-name="ce10"/>
          <table:table-cell table:number-columns-repeated="2"/>
          <table:table-cell table:style-name="ce10"/>
          <table:table-cell table:number-columns-repeated="6"/>
          <table:table-cell table:style-name="ce10" table:number-columns-repeated="2"/>
          <table:table-cell table:number-columns-repeated="5"/>
          <table:table-cell table:formula="of:=[.A21]" office:value-type="string" office:string-value="Wolverhampton Wanderers " calcext:value-type="string">
            <text:p>Wolverhampton Wanderers </text:p>
          </table:table-cell>
          <table:table-cell table:formula="of:=IF(LEN([.B21])=4;[.B21];&quot;&quot;)">
            <text:p/>
          </table:table-cell>
          <table:table-cell table:formula="of:=IF(LEN([.C21])=4;[.C21];&quot;&quot;)">
            <text:p/>
          </table:table-cell>
          <table:table-cell table:formula="of:=IF(LEN([.D21])=4;[.D21];&quot;&quot;)">
            <text:p/>
          </table:table-cell>
          <table:table-cell table:formula="of:=IF(LEN([.E21])=4;[.E21];&quot;&quot;)">
            <text:p/>
          </table:table-cell>
          <table:table-cell table:formula="of:=IF(LEN([.F21])=4;[.F21];&quot;&quot;)">
            <text:p/>
          </table:table-cell>
          <table:table-cell table:formula="of:=IF(LEN([.G21])=4;[.G21];&quot;&quot;)">
            <text:p/>
          </table:table-cell>
          <table:table-cell table:formula="of:=IF(LEN([.H21])=4;[.H21];&quot;&quot;)">
            <text:p/>
          </table:table-cell>
          <table:table-cell table:formula="of:=IF(LEN([.I21])=4;[.I21];&quot;&quot;)">
            <text:p/>
          </table:table-cell>
          <table:table-cell table:formula="of:=IF(LEN([.J21])=4;[.J21];&quot;&quot;)">
            <text:p/>
          </table:table-cell>
          <table:table-cell table:formula="of:=IF(LEN([.K21])=4;[.K21];&quot;&quot;)">
            <text:p/>
          </table:table-cell>
          <table:table-cell table:formula="of:=IF(LEN([.L21])=4;[.L21];&quot;&quot;)">
            <text:p/>
          </table:table-cell>
          <table:table-cell table:formula="of:=IF(LEN([.M21])=4;[.M21];&quot;&quot;)">
            <text:p/>
          </table:table-cell>
          <table:table-cell table:formula="of:=IF(LEN([.N21])=4;[.N21];&quot;&quot;)">
            <text:p/>
          </table:table-cell>
          <table:table-cell table:formula="of:=IF(LEN([.O21])=4;[.O21];&quot;&quot;)">
            <text:p/>
          </table:table-cell>
          <table:table-cell table:formula="of:=IF(LEN([.P21])=4;[.P21];&quot;&quot;)">
            <text:p/>
          </table:table-cell>
          <table:table-cell table:formula="of:=IF(LEN([.Q21])=4;[.Q21];&quot;&quot;)">
            <text:p/>
          </table:table-cell>
          <table:table-cell table:formula="of:=IF(LEN([.R21])=4;[.R21];&quot;&quot;)">
            <text:p/>
          </table:table-cell>
          <table:table-cell table:formula="of:=IF(LEN([.S21])=4;[.S21];&quot;&quot;)">
            <text:p/>
          </table:table-cell>
          <table:table-cell table:formula="of:=IF(LEN([.T21])=4;[.T21];&quot;&quot;)">
            <text:p/>
          </table:table-cell>
          <table:table-cell table:formula="of:=IF(LEN([.U21])=4;[.U21];&quot;&quot;)">
            <text:p/>
          </table:table-cell>
          <table:table-cell table:formula="of:=IF(LEN([.V21])=4;[.V21];&quot;&quot;)">
            <text:p/>
          </table:table-cell>
          <table:table-cell table:formula="of:=IF(LEN([.W21])=4;[.W21];&quot;&quot;)">
            <text:p/>
          </table:table-cell>
          <table:table-cell table:formula="of:=IF(LEN([.X21])=4;[.X21];&quot;&quot;)">
            <text:p/>
          </table:table-cell>
          <table:table-cell table:formula="of:=IF(LEN([.Y21])=4;[.Y21];&quot;&quot;)">
            <text:p/>
          </table:table-cell>
          <table:table-cell office:value-type="float" office:value="20" calcext:value-type="float">
            <text:p>20</text:p>
          </table:table-cell>
          <table:table-cell table:formula="of:=&quot;[equipe[&quot;&amp;[.AY21]&amp;&quot;][0],&quot;" office:value-type="string" office:string-value="[equipe[20][0]," calcext:value-type="string">
            <text:p>[equipe[20][0],</text:p>
          </table:table-cell>
          <table:table-cell table:formula="of:=&quot;[&quot;&amp;LEFT([.AA21];1)&amp;&quot;,&quot;&amp;LEFT(RIGHT([.AA21];2);1)&amp;&quot;]/*&quot;&amp;[.AA$1]&amp;&quot;*/,&quot;" office:value-type="string" office:string-value="[,]/*ARS */," calcext:value-type="string">
            <text:p>[,]/*ARS */,</text:p>
          </table:table-cell>
          <table:table-cell table:formula="of:=&quot;[&quot;&amp;LEFT([.AB21];1)&amp;&quot;,&quot;&amp;LEFT(RIGHT([.AB21];2);1)&amp;&quot;]/*&quot;&amp;[.AB$1]&amp;&quot;*/,&quot;" office:value-type="string" office:string-value="[,]/*AVL */," calcext:value-type="string">
            <text:p>[,]/*AVL */,</text:p>
          </table:table-cell>
          <table:table-cell table:formula="of:=&quot;[&quot;&amp;LEFT([.AC21];1)&amp;&quot;,&quot;&amp;LEFT(RIGHT([.AC21];2);1)&amp;&quot;]/*&quot;&amp;[.AC$1]&amp;&quot;*/,&quot;" office:value-type="string" office:string-value="[,]/*BOU */," calcext:value-type="string">
            <text:p>[,]/*BOU */,</text:p>
          </table:table-cell>
          <table:table-cell table:formula="of:=&quot;[&quot;&amp;LEFT([.AD21];1)&amp;&quot;,&quot;&amp;LEFT(RIGHT([.AD21];2);1)&amp;&quot;]/*&quot;&amp;[.AD$1]&amp;&quot;*/,&quot;" office:value-type="string" office:string-value="[,]/*BRE */," calcext:value-type="string">
            <text:p>[,]/*BRE */,</text:p>
          </table:table-cell>
          <table:table-cell table:formula="of:=&quot;[&quot;&amp;LEFT([.AE21];1)&amp;&quot;,&quot;&amp;LEFT(RIGHT([.AE21];2);1)&amp;&quot;]/*&quot;&amp;[.AE$1]&amp;&quot;*/,&quot;" office:value-type="string" office:string-value="[,]/*BHA */," calcext:value-type="string">
            <text:p>[,]/*BHA */,</text:p>
          </table:table-cell>
          <table:table-cell table:formula="of:=&quot;[&quot;&amp;LEFT([.AF21];1)&amp;&quot;,&quot;&amp;LEFT(RIGHT([.AF21];2);1)&amp;&quot;]/*&quot;&amp;[.AF$1]&amp;&quot;*/,&quot;" office:value-type="string" office:string-value="[,]/*CHE */," calcext:value-type="string">
            <text:p>[,]/*CHE */,</text:p>
          </table:table-cell>
          <table:table-cell table:formula="of:=&quot;[&quot;&amp;LEFT([.AG21];1)&amp;&quot;,&quot;&amp;LEFT(RIGHT([.AG21];2);1)&amp;&quot;]/*&quot;&amp;[.AG$1]&amp;&quot;*/,&quot;" office:value-type="string" office:string-value="[,]/*CRY */," calcext:value-type="string">
            <text:p>[,]/*CRY */,</text:p>
          </table:table-cell>
          <table:table-cell table:formula="of:=&quot;[&quot;&amp;LEFT([.AH21];1)&amp;&quot;,&quot;&amp;LEFT(RIGHT([.AH21];2);1)&amp;&quot;]/*&quot;&amp;[.AH$1]&amp;&quot;*/,&quot;" office:value-type="string" office:string-value="[,]/*EVE */," calcext:value-type="string">
            <text:p>[,]/*EVE */,</text:p>
          </table:table-cell>
          <table:table-cell table:formula="of:=&quot;[&quot;&amp;LEFT([.AI21];1)&amp;&quot;,&quot;&amp;LEFT(RIGHT([.AI21];2);1)&amp;&quot;]/*&quot;&amp;[.AI$1]&amp;&quot;*/,&quot;" office:value-type="string" office:string-value="[,]/*FUL */," calcext:value-type="string">
            <text:p>[,]/*FUL */,</text:p>
          </table:table-cell>
          <table:table-cell table:formula="of:=&quot;[&quot;&amp;LEFT([.AJ21];1)&amp;&quot;,&quot;&amp;LEFT(RIGHT([.AJ21];2);1)&amp;&quot;]/*&quot;&amp;[.AJ$1]&amp;&quot;*/,&quot;" office:value-type="string" office:string-value="[,]/*IPS */," calcext:value-type="string">
            <text:p>[,]/*IPS */,</text:p>
          </table:table-cell>
          <table:table-cell table:formula="of:=&quot;[&quot;&amp;LEFT([.AK21];1)&amp;&quot;,&quot;&amp;LEFT(RIGHT([.AK21];2);1)&amp;&quot;]/*&quot;&amp;[.AK$1]&amp;&quot;*/,&quot;" office:value-type="string" office:string-value="[,]/*LEI */," calcext:value-type="string">
            <text:p>[,]/*LEI */,</text:p>
          </table:table-cell>
          <table:table-cell table:formula="of:=&quot;[&quot;&amp;LEFT([.AL21];1)&amp;&quot;,&quot;&amp;LEFT(RIGHT([.AL21];2);1)&amp;&quot;]/*&quot;&amp;[.AL$1]&amp;&quot;*/,&quot;" office:value-type="string" office:string-value="[,]/*LIV */," calcext:value-type="string">
            <text:p>[,]/*LIV */,</text:p>
          </table:table-cell>
          <table:table-cell table:formula="of:=&quot;[&quot;&amp;LEFT([.AM21];1)&amp;&quot;,&quot;&amp;LEFT(RIGHT([.AM21];2);1)&amp;&quot;]/*&quot;&amp;[.AM$1]&amp;&quot;*/,&quot;" office:value-type="string" office:string-value="[,]/*MCI */," calcext:value-type="string">
            <text:p>[,]/*MCI */,</text:p>
          </table:table-cell>
          <table:table-cell table:formula="of:=&quot;[&quot;&amp;LEFT([.AN21];1)&amp;&quot;,&quot;&amp;LEFT(RIGHT([.AN21];2);1)&amp;&quot;]/*&quot;&amp;[.AN$1]&amp;&quot;*/,&quot;" office:value-type="string" office:string-value="[,]/*MUN */," calcext:value-type="string">
            <text:p>[,]/*MUN */,</text:p>
          </table:table-cell>
          <table:table-cell table:formula="of:=&quot;[&quot;&amp;LEFT([.AO21];1)&amp;&quot;,&quot;&amp;LEFT(RIGHT([.AO21];2);1)&amp;&quot;]/*&quot;&amp;[.AO$1]&amp;&quot;*/,&quot;" office:value-type="string" office:string-value="[,]/*NEW */," calcext:value-type="string">
            <text:p>[,]/*NEW */,</text:p>
          </table:table-cell>
          <table:table-cell table:formula="of:=&quot;[&quot;&amp;LEFT([.AP21];1)&amp;&quot;,&quot;&amp;LEFT(RIGHT([.AP21];2);1)&amp;&quot;]/*&quot;&amp;[.AP$1]&amp;&quot;*/,&quot;" office:value-type="string" office:string-value="[,]/*NFO */," calcext:value-type="string">
            <text:p>[,]/*NFO */,</text:p>
          </table:table-cell>
          <table:table-cell table:formula="of:=&quot;[&quot;&amp;LEFT([.AQ21];1)&amp;&quot;,&quot;&amp;LEFT(RIGHT([.AQ21];2);1)&amp;&quot;]/*&quot;&amp;[.AQ$1]&amp;&quot;*/,&quot;" office:value-type="string" office:string-value="[,]/*SOU */," calcext:value-type="string">
            <text:p>[,]/*SOU */,</text:p>
          </table:table-cell>
          <table:table-cell table:formula="of:=&quot;[&quot;&amp;LEFT([.AR21];1)&amp;&quot;,&quot;&amp;LEFT(RIGHT([.AR21];2);1)&amp;&quot;]/*&quot;&amp;[.AR$1]&amp;&quot;*/,&quot;" office:value-type="string" office:string-value="[,]/*TOT */," calcext:value-type="string">
            <text:p>[,]/*TOT */,</text:p>
          </table:table-cell>
          <table:table-cell table:formula="of:=&quot;[&quot;&amp;LEFT([.AS21];1)&amp;&quot;,&quot;&amp;LEFT(RIGHT([.AS21];2);1)&amp;&quot;]/*&quot;&amp;[.AS$1]&amp;&quot;*/,&quot;" office:value-type="string" office:string-value="[,]/*WHU */," calcext:value-type="string">
            <text:p>[,]/*WHU */,</text:p>
          </table:table-cell>
          <table:table-cell table:style-name="ce17" table:formula="of:=&quot;[,]/*&quot;&amp;[.AT$1]&amp;&quot;*/,&quot;" office:value-type="string" office:string-value="[,]/*WOL */," calcext:value-type="string">
            <text:p>[,]/*WOL */,</text:p>
          </table:table-cell>
          <table:table-cell table:formula="of:=&quot;[&quot;&amp;LEFT([.AU21];1)&amp;&quot;,&quot;&amp;LEFT(RIGHT([.AU21];2);1)&amp;&quot;]/*&quot;&amp;[.AU$1]&amp;&quot;*/,&quot;" office:value-type="string" office:string-value="[,]/*BOT*/," calcext:value-type="string">
            <text:p>[,]/*BOT*/,</text:p>
          </table:table-cell>
          <table:table-cell table:formula="of:=&quot;[&quot;&amp;LEFT([.AV21];1)&amp;&quot;,&quot;&amp;LEFT(RIGHT([.AV21];2);1)&amp;&quot;]/*&quot;&amp;[.AV$1]&amp;&quot;*/,&quot;" office:value-type="string" office:string-value="[,]/*COR*/," calcext:value-type="string">
            <text:p>[,]/*COR*/,</text:p>
          </table:table-cell>
          <table:table-cell table:formula="of:=&quot;[&quot;&amp;LEFT([.AW21];1)&amp;&quot;,&quot;&amp;LEFT(RIGHT([.AW21];2);1)&amp;&quot;]/*&quot;&amp;[.AW$1]&amp;&quot;*/,&quot;" office:value-type="string" office:string-value="[,]/*FLA*/," calcext:value-type="string">
            <text:p>[,]/*FLA*/,</text:p>
          </table:table-cell>
          <table:table-cell table:formula="of:=&quot;[&quot;&amp;LEFT([.AX21];1)&amp;&quot;,&quot;&amp;LEFT(RIGHT([.AX21];2);1)&amp;&quot;]/*&quot;&amp;[.AX$1]&amp;&quot;*/]&quot;" office:value-type="string" office:string-value="[,]/*PAL*/]" calcext:value-type="string">
            <text:p>[,]/*PAL*/]</text:p>
          </table:table-cell>
          <table:table-cell table:formula="of:=CONCATENATE([.AZ21];[.BA21];[.BB21];[.BC21];[.BD21];[.BE21];[.BF21];[.BG21];[.BH21];[.BI21];[.BJ21];[.BK21];[.BL21];[.BM21];[.BN21];[.BO21];[.BP21];[.BQ21];[.BR21];[.BS21];[.BT21];[.BU21];[.BV21];[.BW21];[.BX21])&amp;&quot;,&quot;" office:value-type="string" office:string-value="[equipe[20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" calcext:value-type="string">
            <text:p>[equipe[20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</text:p>
          </table:table-cell>
        </table:table-row>
        <table:table-row table:style-name="ro3">
          <table:table-cell office:value-type="string" calcext:value-type="string">
            <text:p>Botafogo</text:p>
          </table:table-cell>
          <table:table-cell table:style-name="ce6" table:number-columns-repeated="20"/>
          <table:table-cell table:number-columns-repeated="4"/>
          <table:table-cell table:formula="of:=[.A22]" office:value-type="string" office:string-value="Botafogo" calcext:value-type="string">
            <text:p>Botafogo</text:p>
          </table:table-cell>
          <table:table-cell table:formula="of:=IF(LEN([.B22])=4;[.B22];&quot;&quot;)">
            <text:p/>
          </table:table-cell>
          <table:table-cell table:formula="of:=IF(LEN([.C22])=4;[.C22];&quot;&quot;)">
            <text:p/>
          </table:table-cell>
          <table:table-cell table:formula="of:=IF(LEN([.D22])=4;[.D22];&quot;&quot;)">
            <text:p/>
          </table:table-cell>
          <table:table-cell table:formula="of:=IF(LEN([.E22])=4;[.E22];&quot;&quot;)">
            <text:p/>
          </table:table-cell>
          <table:table-cell table:formula="of:=IF(LEN([.F22])=4;[.F22];&quot;&quot;)">
            <text:p/>
          </table:table-cell>
          <table:table-cell table:formula="of:=IF(LEN([.G22])=4;[.G22];&quot;&quot;)">
            <text:p/>
          </table:table-cell>
          <table:table-cell table:formula="of:=IF(LEN([.H22])=4;[.H22];&quot;&quot;)">
            <text:p/>
          </table:table-cell>
          <table:table-cell table:formula="of:=IF(LEN([.I22])=4;[.I22];&quot;&quot;)">
            <text:p/>
          </table:table-cell>
          <table:table-cell table:formula="of:=IF(LEN([.J22])=4;[.J22];&quot;&quot;)">
            <text:p/>
          </table:table-cell>
          <table:table-cell table:formula="of:=IF(LEN([.K22])=4;[.K22];&quot;&quot;)">
            <text:p/>
          </table:table-cell>
          <table:table-cell table:formula="of:=IF(LEN([.L22])=4;[.L22];&quot;&quot;)">
            <text:p/>
          </table:table-cell>
          <table:table-cell table:formula="of:=IF(LEN([.M22])=4;[.M22];&quot;&quot;)">
            <text:p/>
          </table:table-cell>
          <table:table-cell table:formula="of:=IF(LEN([.N22])=4;[.N22];&quot;&quot;)">
            <text:p/>
          </table:table-cell>
          <table:table-cell table:formula="of:=IF(LEN([.O22])=4;[.O22];&quot;&quot;)">
            <text:p/>
          </table:table-cell>
          <table:table-cell table:formula="of:=IF(LEN([.P22])=4;[.P22];&quot;&quot;)">
            <text:p/>
          </table:table-cell>
          <table:table-cell table:formula="of:=IF(LEN([.Q22])=4;[.Q22];&quot;&quot;)">
            <text:p/>
          </table:table-cell>
          <table:table-cell table:formula="of:=IF(LEN([.R22])=4;[.R22];&quot;&quot;)">
            <text:p/>
          </table:table-cell>
          <table:table-cell table:formula="of:=IF(LEN([.S22])=4;[.S22];&quot;&quot;)">
            <text:p/>
          </table:table-cell>
          <table:table-cell table:formula="of:=IF(LEN([.T22])=4;[.T22];&quot;&quot;)">
            <text:p/>
          </table:table-cell>
          <table:table-cell table:formula="of:=IF(LEN([.U22])=4;[.U22];&quot;&quot;)">
            <text:p/>
          </table:table-cell>
          <table:table-cell table:formula="of:=IF(LEN([.V22])=4;[.V22];&quot;&quot;)">
            <text:p/>
          </table:table-cell>
          <table:table-cell table:formula="of:=IF(LEN([.W22])=4;[.W22];&quot;&quot;)">
            <text:p/>
          </table:table-cell>
          <table:table-cell table:formula="of:=IF(LEN([.X22])=4;[.X22];&quot;&quot;)">
            <text:p/>
          </table:table-cell>
          <table:table-cell table:formula="of:=IF(LEN([.Y22])=4;[.Y22];&quot;&quot;)">
            <text:p/>
          </table:table-cell>
          <table:table-cell office:value-type="float" office:value="21" calcext:value-type="float">
            <text:p>21</text:p>
          </table:table-cell>
          <table:table-cell table:formula="of:=&quot;[equipe[&quot;&amp;[.AY22]&amp;&quot;][0],&quot;" office:value-type="string" office:string-value="[equipe[21][0]," calcext:value-type="string">
            <text:p>[equipe[21][0],</text:p>
          </table:table-cell>
          <table:table-cell table:formula="of:=&quot;[&quot;&amp;LEFT([.AA22];1)&amp;&quot;,&quot;&amp;LEFT(RIGHT([.AA22];2);1)&amp;&quot;]/*&quot;&amp;[.AA$1]&amp;&quot;*/,&quot;" office:value-type="string" office:string-value="[,]/*ARS */," calcext:value-type="string">
            <text:p>[,]/*ARS */,</text:p>
          </table:table-cell>
          <table:table-cell table:formula="of:=&quot;[&quot;&amp;LEFT([.AB22];1)&amp;&quot;,&quot;&amp;LEFT(RIGHT([.AB22];2);1)&amp;&quot;]/*&quot;&amp;[.AB$1]&amp;&quot;*/,&quot;" office:value-type="string" office:string-value="[,]/*AVL */," calcext:value-type="string">
            <text:p>[,]/*AVL */,</text:p>
          </table:table-cell>
          <table:table-cell table:formula="of:=&quot;[&quot;&amp;LEFT([.AC22];1)&amp;&quot;,&quot;&amp;LEFT(RIGHT([.AC22];2);1)&amp;&quot;]/*&quot;&amp;[.AC$1]&amp;&quot;*/,&quot;" office:value-type="string" office:string-value="[,]/*BOU */," calcext:value-type="string">
            <text:p>[,]/*BOU */,</text:p>
          </table:table-cell>
          <table:table-cell table:formula="of:=&quot;[&quot;&amp;LEFT([.AD22];1)&amp;&quot;,&quot;&amp;LEFT(RIGHT([.AD22];2);1)&amp;&quot;]/*&quot;&amp;[.AD$1]&amp;&quot;*/,&quot;" office:value-type="string" office:string-value="[,]/*BRE */," calcext:value-type="string">
            <text:p>[,]/*BRE */,</text:p>
          </table:table-cell>
          <table:table-cell table:formula="of:=&quot;[&quot;&amp;LEFT([.AE22];1)&amp;&quot;,&quot;&amp;LEFT(RIGHT([.AE22];2);1)&amp;&quot;]/*&quot;&amp;[.AE$1]&amp;&quot;*/,&quot;" office:value-type="string" office:string-value="[,]/*BHA */," calcext:value-type="string">
            <text:p>[,]/*BHA */,</text:p>
          </table:table-cell>
          <table:table-cell table:formula="of:=&quot;[&quot;&amp;LEFT([.AF22];1)&amp;&quot;,&quot;&amp;LEFT(RIGHT([.AF22];2);1)&amp;&quot;]/*&quot;&amp;[.AF$1]&amp;&quot;*/,&quot;" office:value-type="string" office:string-value="[,]/*CHE */," calcext:value-type="string">
            <text:p>[,]/*CHE */,</text:p>
          </table:table-cell>
          <table:table-cell table:formula="of:=&quot;[&quot;&amp;LEFT([.AG22];1)&amp;&quot;,&quot;&amp;LEFT(RIGHT([.AG22];2);1)&amp;&quot;]/*&quot;&amp;[.AG$1]&amp;&quot;*/,&quot;" office:value-type="string" office:string-value="[,]/*CRY */," calcext:value-type="string">
            <text:p>[,]/*CRY */,</text:p>
          </table:table-cell>
          <table:table-cell table:formula="of:=&quot;[&quot;&amp;LEFT([.AH22];1)&amp;&quot;,&quot;&amp;LEFT(RIGHT([.AH22];2);1)&amp;&quot;]/*&quot;&amp;[.AH$1]&amp;&quot;*/,&quot;" office:value-type="string" office:string-value="[,]/*EVE */," calcext:value-type="string">
            <text:p>[,]/*EVE */,</text:p>
          </table:table-cell>
          <table:table-cell table:formula="of:=&quot;[&quot;&amp;LEFT([.AI22];1)&amp;&quot;,&quot;&amp;LEFT(RIGHT([.AI22];2);1)&amp;&quot;]/*&quot;&amp;[.AI$1]&amp;&quot;*/,&quot;" office:value-type="string" office:string-value="[,]/*FUL */," calcext:value-type="string">
            <text:p>[,]/*FUL */,</text:p>
          </table:table-cell>
          <table:table-cell table:formula="of:=&quot;[&quot;&amp;LEFT([.AJ22];1)&amp;&quot;,&quot;&amp;LEFT(RIGHT([.AJ22];2);1)&amp;&quot;]/*&quot;&amp;[.AJ$1]&amp;&quot;*/,&quot;" office:value-type="string" office:string-value="[,]/*IPS */," calcext:value-type="string">
            <text:p>[,]/*IPS */,</text:p>
          </table:table-cell>
          <table:table-cell table:formula="of:=&quot;[&quot;&amp;LEFT([.AK22];1)&amp;&quot;,&quot;&amp;LEFT(RIGHT([.AK22];2);1)&amp;&quot;]/*&quot;&amp;[.AK$1]&amp;&quot;*/,&quot;" office:value-type="string" office:string-value="[,]/*LEI */," calcext:value-type="string">
            <text:p>[,]/*LEI */,</text:p>
          </table:table-cell>
          <table:table-cell table:formula="of:=&quot;[&quot;&amp;LEFT([.AL22];1)&amp;&quot;,&quot;&amp;LEFT(RIGHT([.AL22];2);1)&amp;&quot;]/*&quot;&amp;[.AL$1]&amp;&quot;*/,&quot;" office:value-type="string" office:string-value="[,]/*LIV */," calcext:value-type="string">
            <text:p>[,]/*LIV */,</text:p>
          </table:table-cell>
          <table:table-cell table:formula="of:=&quot;[&quot;&amp;LEFT([.AM22];1)&amp;&quot;,&quot;&amp;LEFT(RIGHT([.AM22];2);1)&amp;&quot;]/*&quot;&amp;[.AM$1]&amp;&quot;*/,&quot;" office:value-type="string" office:string-value="[,]/*MCI */," calcext:value-type="string">
            <text:p>[,]/*MCI */,</text:p>
          </table:table-cell>
          <table:table-cell table:formula="of:=&quot;[&quot;&amp;LEFT([.AN22];1)&amp;&quot;,&quot;&amp;LEFT(RIGHT([.AN22];2);1)&amp;&quot;]/*&quot;&amp;[.AN$1]&amp;&quot;*/,&quot;" office:value-type="string" office:string-value="[,]/*MUN */," calcext:value-type="string">
            <text:p>[,]/*MUN */,</text:p>
          </table:table-cell>
          <table:table-cell table:formula="of:=&quot;[&quot;&amp;LEFT([.AO22];1)&amp;&quot;,&quot;&amp;LEFT(RIGHT([.AO22];2);1)&amp;&quot;]/*&quot;&amp;[.AO$1]&amp;&quot;*/,&quot;" office:value-type="string" office:string-value="[,]/*NEW */," calcext:value-type="string">
            <text:p>[,]/*NEW */,</text:p>
          </table:table-cell>
          <table:table-cell table:formula="of:=&quot;[&quot;&amp;LEFT([.AP22];1)&amp;&quot;,&quot;&amp;LEFT(RIGHT([.AP22];2);1)&amp;&quot;]/*&quot;&amp;[.AP$1]&amp;&quot;*/,&quot;" office:value-type="string" office:string-value="[,]/*NFO */," calcext:value-type="string">
            <text:p>[,]/*NFO */,</text:p>
          </table:table-cell>
          <table:table-cell table:formula="of:=&quot;[&quot;&amp;LEFT([.AQ22];1)&amp;&quot;,&quot;&amp;LEFT(RIGHT([.AQ22];2);1)&amp;&quot;]/*&quot;&amp;[.AQ$1]&amp;&quot;*/,&quot;" office:value-type="string" office:string-value="[,]/*SOU */," calcext:value-type="string">
            <text:p>[,]/*SOU */,</text:p>
          </table:table-cell>
          <table:table-cell table:formula="of:=&quot;[&quot;&amp;LEFT([.AR22];1)&amp;&quot;,&quot;&amp;LEFT(RIGHT([.AR22];2);1)&amp;&quot;]/*&quot;&amp;[.AR$1]&amp;&quot;*/,&quot;" office:value-type="string" office:string-value="[,]/*TOT */," calcext:value-type="string">
            <text:p>[,]/*TOT */,</text:p>
          </table:table-cell>
          <table:table-cell table:formula="of:=&quot;[&quot;&amp;LEFT([.AS22];1)&amp;&quot;,&quot;&amp;LEFT(RIGHT([.AS22];2);1)&amp;&quot;]/*&quot;&amp;[.AS$1]&amp;&quot;*/,&quot;" office:value-type="string" office:string-value="[,]/*WHU */," calcext:value-type="string">
            <text:p>[,]/*WHU */,</text:p>
          </table:table-cell>
          <table:table-cell table:formula="of:=&quot;[&quot;&amp;LEFT([.AT22];1)&amp;&quot;,&quot;&amp;LEFT(RIGHT([.AT22];2);1)&amp;&quot;]/*&quot;&amp;[.AT$1]&amp;&quot;*/,&quot;" office:value-type="string" office:string-value="[,]/*WOL */," calcext:value-type="string">
            <text:p>[,]/*WOL */,</text:p>
          </table:table-cell>
          <table:table-cell table:style-name="ce17" table:formula="of:=&quot;[,]/*&quot;&amp;[.AU$1]&amp;&quot;*/,&quot;" office:value-type="string" office:string-value="[,]/*BOT*/," calcext:value-type="string">
            <text:p>[,]/*BOT*/,</text:p>
          </table:table-cell>
          <table:table-cell table:formula="of:=&quot;[&quot;&amp;LEFT([.AV22];1)&amp;&quot;,&quot;&amp;LEFT(RIGHT([.AV22];2);1)&amp;&quot;]/*&quot;&amp;[.AV$1]&amp;&quot;*/,&quot;" office:value-type="string" office:string-value="[,]/*COR*/," calcext:value-type="string">
            <text:p>[,]/*COR*/,</text:p>
          </table:table-cell>
          <table:table-cell table:formula="of:=&quot;[&quot;&amp;LEFT([.AW22];1)&amp;&quot;,&quot;&amp;LEFT(RIGHT([.AW22];2);1)&amp;&quot;]/*&quot;&amp;[.AW$1]&amp;&quot;*/,&quot;" office:value-type="string" office:string-value="[,]/*FLA*/," calcext:value-type="string">
            <text:p>[,]/*FLA*/,</text:p>
          </table:table-cell>
          <table:table-cell table:formula="of:=&quot;[&quot;&amp;LEFT([.AX22];1)&amp;&quot;,&quot;&amp;LEFT(RIGHT([.AX22];2);1)&amp;&quot;]/*&quot;&amp;[.AX$1]&amp;&quot;*/]&quot;" office:value-type="string" office:string-value="[,]/*PAL*/]" calcext:value-type="string">
            <text:p>[,]/*PAL*/]</text:p>
          </table:table-cell>
          <table:table-cell table:formula="of:=CONCATENATE([.AZ22];[.BA22];[.BB22];[.BC22];[.BD22];[.BE22];[.BF22];[.BG22];[.BH22];[.BI22];[.BJ22];[.BK22];[.BL22];[.BM22];[.BN22];[.BO22];[.BP22];[.BQ22];[.BR22];[.BS22];[.BT22];[.BU22];[.BV22];[.BW22];[.BX22])&amp;&quot;,&quot;" office:value-type="string" office:string-value="[equipe[21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" calcext:value-type="string">
            <text:p>[equipe[21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</text:p>
          </table:table-cell>
        </table:table-row>
        <table:table-row table:style-name="ro3">
          <table:table-cell office:value-type="string" calcext:value-type="string">
            <text:p>Corinthians</text:p>
          </table:table-cell>
          <table:table-cell table:style-name="ce6" table:number-columns-repeated="20"/>
          <table:table-cell table:number-columns-repeated="4"/>
          <table:table-cell table:formula="of:=[.A23]" office:value-type="string" office:string-value="Corinthians" calcext:value-type="string">
            <text:p>Corinthians</text:p>
          </table:table-cell>
          <table:table-cell table:formula="of:=IF(LEN([.B23])=4;[.B23];&quot;&quot;)">
            <text:p/>
          </table:table-cell>
          <table:table-cell table:formula="of:=IF(LEN([.C23])=4;[.C23];&quot;&quot;)">
            <text:p/>
          </table:table-cell>
          <table:table-cell table:formula="of:=IF(LEN([.D23])=4;[.D23];&quot;&quot;)">
            <text:p/>
          </table:table-cell>
          <table:table-cell table:formula="of:=IF(LEN([.E23])=4;[.E23];&quot;&quot;)">
            <text:p/>
          </table:table-cell>
          <table:table-cell table:formula="of:=IF(LEN([.F23])=4;[.F23];&quot;&quot;)">
            <text:p/>
          </table:table-cell>
          <table:table-cell table:formula="of:=IF(LEN([.G23])=4;[.G23];&quot;&quot;)">
            <text:p/>
          </table:table-cell>
          <table:table-cell table:formula="of:=IF(LEN([.H23])=4;[.H23];&quot;&quot;)">
            <text:p/>
          </table:table-cell>
          <table:table-cell table:formula="of:=IF(LEN([.I23])=4;[.I23];&quot;&quot;)">
            <text:p/>
          </table:table-cell>
          <table:table-cell table:formula="of:=IF(LEN([.J23])=4;[.J23];&quot;&quot;)">
            <text:p/>
          </table:table-cell>
          <table:table-cell table:formula="of:=IF(LEN([.K23])=4;[.K23];&quot;&quot;)">
            <text:p/>
          </table:table-cell>
          <table:table-cell table:formula="of:=IF(LEN([.L23])=4;[.L23];&quot;&quot;)">
            <text:p/>
          </table:table-cell>
          <table:table-cell table:formula="of:=IF(LEN([.M23])=4;[.M23];&quot;&quot;)">
            <text:p/>
          </table:table-cell>
          <table:table-cell table:formula="of:=IF(LEN([.N23])=4;[.N23];&quot;&quot;)">
            <text:p/>
          </table:table-cell>
          <table:table-cell table:formula="of:=IF(LEN([.O23])=4;[.O23];&quot;&quot;)">
            <text:p/>
          </table:table-cell>
          <table:table-cell table:formula="of:=IF(LEN([.P23])=4;[.P23];&quot;&quot;)">
            <text:p/>
          </table:table-cell>
          <table:table-cell table:formula="of:=IF(LEN([.Q23])=4;[.Q23];&quot;&quot;)">
            <text:p/>
          </table:table-cell>
          <table:table-cell table:formula="of:=IF(LEN([.R23])=4;[.R23];&quot;&quot;)">
            <text:p/>
          </table:table-cell>
          <table:table-cell table:formula="of:=IF(LEN([.S23])=4;[.S23];&quot;&quot;)">
            <text:p/>
          </table:table-cell>
          <table:table-cell table:formula="of:=IF(LEN([.T23])=4;[.T23];&quot;&quot;)">
            <text:p/>
          </table:table-cell>
          <table:table-cell table:formula="of:=IF(LEN([.U23])=4;[.U23];&quot;&quot;)">
            <text:p/>
          </table:table-cell>
          <table:table-cell table:formula="of:=IF(LEN([.V23])=4;[.V23];&quot;&quot;)">
            <text:p/>
          </table:table-cell>
          <table:table-cell table:formula="of:=IF(LEN([.W23])=4;[.W23];&quot;&quot;)">
            <text:p/>
          </table:table-cell>
          <table:table-cell table:formula="of:=IF(LEN([.X23])=4;[.X23];&quot;&quot;)">
            <text:p/>
          </table:table-cell>
          <table:table-cell table:formula="of:=IF(LEN([.Y23])=4;[.Y23];&quot;&quot;)">
            <text:p/>
          </table:table-cell>
          <table:table-cell office:value-type="float" office:value="22" calcext:value-type="float">
            <text:p>22</text:p>
          </table:table-cell>
          <table:table-cell table:formula="of:=&quot;[equipe[&quot;&amp;[.AY23]&amp;&quot;][0],&quot;" office:value-type="string" office:string-value="[equipe[22][0]," calcext:value-type="string">
            <text:p>[equipe[22][0],</text:p>
          </table:table-cell>
          <table:table-cell table:formula="of:=&quot;[&quot;&amp;LEFT([.AA23];1)&amp;&quot;,&quot;&amp;LEFT(RIGHT([.AA23];2);1)&amp;&quot;]/*&quot;&amp;[.AA$1]&amp;&quot;*/,&quot;" office:value-type="string" office:string-value="[,]/*ARS */," calcext:value-type="string">
            <text:p>[,]/*ARS */,</text:p>
          </table:table-cell>
          <table:table-cell table:formula="of:=&quot;[&quot;&amp;LEFT([.AB23];1)&amp;&quot;,&quot;&amp;LEFT(RIGHT([.AB23];2);1)&amp;&quot;]/*&quot;&amp;[.AB$1]&amp;&quot;*/,&quot;" office:value-type="string" office:string-value="[,]/*AVL */," calcext:value-type="string">
            <text:p>[,]/*AVL */,</text:p>
          </table:table-cell>
          <table:table-cell table:formula="of:=&quot;[&quot;&amp;LEFT([.AC23];1)&amp;&quot;,&quot;&amp;LEFT(RIGHT([.AC23];2);1)&amp;&quot;]/*&quot;&amp;[.AC$1]&amp;&quot;*/,&quot;" office:value-type="string" office:string-value="[,]/*BOU */," calcext:value-type="string">
            <text:p>[,]/*BOU */,</text:p>
          </table:table-cell>
          <table:table-cell table:formula="of:=&quot;[&quot;&amp;LEFT([.AD23];1)&amp;&quot;,&quot;&amp;LEFT(RIGHT([.AD23];2);1)&amp;&quot;]/*&quot;&amp;[.AD$1]&amp;&quot;*/,&quot;" office:value-type="string" office:string-value="[,]/*BRE */," calcext:value-type="string">
            <text:p>[,]/*BRE */,</text:p>
          </table:table-cell>
          <table:table-cell table:formula="of:=&quot;[&quot;&amp;LEFT([.AE23];1)&amp;&quot;,&quot;&amp;LEFT(RIGHT([.AE23];2);1)&amp;&quot;]/*&quot;&amp;[.AE$1]&amp;&quot;*/,&quot;" office:value-type="string" office:string-value="[,]/*BHA */," calcext:value-type="string">
            <text:p>[,]/*BHA */,</text:p>
          </table:table-cell>
          <table:table-cell table:formula="of:=&quot;[&quot;&amp;LEFT([.AF23];1)&amp;&quot;,&quot;&amp;LEFT(RIGHT([.AF23];2);1)&amp;&quot;]/*&quot;&amp;[.AF$1]&amp;&quot;*/,&quot;" office:value-type="string" office:string-value="[,]/*CHE */," calcext:value-type="string">
            <text:p>[,]/*CHE */,</text:p>
          </table:table-cell>
          <table:table-cell table:formula="of:=&quot;[&quot;&amp;LEFT([.AG23];1)&amp;&quot;,&quot;&amp;LEFT(RIGHT([.AG23];2);1)&amp;&quot;]/*&quot;&amp;[.AG$1]&amp;&quot;*/,&quot;" office:value-type="string" office:string-value="[,]/*CRY */," calcext:value-type="string">
            <text:p>[,]/*CRY */,</text:p>
          </table:table-cell>
          <table:table-cell table:formula="of:=&quot;[&quot;&amp;LEFT([.AH23];1)&amp;&quot;,&quot;&amp;LEFT(RIGHT([.AH23];2);1)&amp;&quot;]/*&quot;&amp;[.AH$1]&amp;&quot;*/,&quot;" office:value-type="string" office:string-value="[,]/*EVE */," calcext:value-type="string">
            <text:p>[,]/*EVE */,</text:p>
          </table:table-cell>
          <table:table-cell table:formula="of:=&quot;[&quot;&amp;LEFT([.AI23];1)&amp;&quot;,&quot;&amp;LEFT(RIGHT([.AI23];2);1)&amp;&quot;]/*&quot;&amp;[.AI$1]&amp;&quot;*/,&quot;" office:value-type="string" office:string-value="[,]/*FUL */," calcext:value-type="string">
            <text:p>[,]/*FUL */,</text:p>
          </table:table-cell>
          <table:table-cell table:formula="of:=&quot;[&quot;&amp;LEFT([.AJ23];1)&amp;&quot;,&quot;&amp;LEFT(RIGHT([.AJ23];2);1)&amp;&quot;]/*&quot;&amp;[.AJ$1]&amp;&quot;*/,&quot;" office:value-type="string" office:string-value="[,]/*IPS */," calcext:value-type="string">
            <text:p>[,]/*IPS */,</text:p>
          </table:table-cell>
          <table:table-cell table:formula="of:=&quot;[&quot;&amp;LEFT([.AK23];1)&amp;&quot;,&quot;&amp;LEFT(RIGHT([.AK23];2);1)&amp;&quot;]/*&quot;&amp;[.AK$1]&amp;&quot;*/,&quot;" office:value-type="string" office:string-value="[,]/*LEI */," calcext:value-type="string">
            <text:p>[,]/*LEI */,</text:p>
          </table:table-cell>
          <table:table-cell table:formula="of:=&quot;[&quot;&amp;LEFT([.AL23];1)&amp;&quot;,&quot;&amp;LEFT(RIGHT([.AL23];2);1)&amp;&quot;]/*&quot;&amp;[.AL$1]&amp;&quot;*/,&quot;" office:value-type="string" office:string-value="[,]/*LIV */," calcext:value-type="string">
            <text:p>[,]/*LIV */,</text:p>
          </table:table-cell>
          <table:table-cell table:formula="of:=&quot;[&quot;&amp;LEFT([.AM23];1)&amp;&quot;,&quot;&amp;LEFT(RIGHT([.AM23];2);1)&amp;&quot;]/*&quot;&amp;[.AM$1]&amp;&quot;*/,&quot;" office:value-type="string" office:string-value="[,]/*MCI */," calcext:value-type="string">
            <text:p>[,]/*MCI */,</text:p>
          </table:table-cell>
          <table:table-cell table:formula="of:=&quot;[&quot;&amp;LEFT([.AN23];1)&amp;&quot;,&quot;&amp;LEFT(RIGHT([.AN23];2);1)&amp;&quot;]/*&quot;&amp;[.AN$1]&amp;&quot;*/,&quot;" office:value-type="string" office:string-value="[,]/*MUN */," calcext:value-type="string">
            <text:p>[,]/*MUN */,</text:p>
          </table:table-cell>
          <table:table-cell table:formula="of:=&quot;[&quot;&amp;LEFT([.AO23];1)&amp;&quot;,&quot;&amp;LEFT(RIGHT([.AO23];2);1)&amp;&quot;]/*&quot;&amp;[.AO$1]&amp;&quot;*/,&quot;" office:value-type="string" office:string-value="[,]/*NEW */," calcext:value-type="string">
            <text:p>[,]/*NEW */,</text:p>
          </table:table-cell>
          <table:table-cell table:formula="of:=&quot;[&quot;&amp;LEFT([.AP23];1)&amp;&quot;,&quot;&amp;LEFT(RIGHT([.AP23];2);1)&amp;&quot;]/*&quot;&amp;[.AP$1]&amp;&quot;*/,&quot;" office:value-type="string" office:string-value="[,]/*NFO */," calcext:value-type="string">
            <text:p>[,]/*NFO */,</text:p>
          </table:table-cell>
          <table:table-cell table:formula="of:=&quot;[&quot;&amp;LEFT([.AQ23];1)&amp;&quot;,&quot;&amp;LEFT(RIGHT([.AQ23];2);1)&amp;&quot;]/*&quot;&amp;[.AQ$1]&amp;&quot;*/,&quot;" office:value-type="string" office:string-value="[,]/*SOU */," calcext:value-type="string">
            <text:p>[,]/*SOU */,</text:p>
          </table:table-cell>
          <table:table-cell table:formula="of:=&quot;[&quot;&amp;LEFT([.AR23];1)&amp;&quot;,&quot;&amp;LEFT(RIGHT([.AR23];2);1)&amp;&quot;]/*&quot;&amp;[.AR$1]&amp;&quot;*/,&quot;" office:value-type="string" office:string-value="[,]/*TOT */," calcext:value-type="string">
            <text:p>[,]/*TOT */,</text:p>
          </table:table-cell>
          <table:table-cell table:formula="of:=&quot;[&quot;&amp;LEFT([.AS23];1)&amp;&quot;,&quot;&amp;LEFT(RIGHT([.AS23];2);1)&amp;&quot;]/*&quot;&amp;[.AS$1]&amp;&quot;*/,&quot;" office:value-type="string" office:string-value="[,]/*WHU */," calcext:value-type="string">
            <text:p>[,]/*WHU */,</text:p>
          </table:table-cell>
          <table:table-cell table:formula="of:=&quot;[&quot;&amp;LEFT([.AT23];1)&amp;&quot;,&quot;&amp;LEFT(RIGHT([.AT23];2);1)&amp;&quot;]/*&quot;&amp;[.AT$1]&amp;&quot;*/,&quot;" office:value-type="string" office:string-value="[,]/*WOL */," calcext:value-type="string">
            <text:p>[,]/*WOL */,</text:p>
          </table:table-cell>
          <table:table-cell table:formula="of:=&quot;[&quot;&amp;LEFT([.AU23];1)&amp;&quot;,&quot;&amp;LEFT(RIGHT([.AU23];2);1)&amp;&quot;]/*&quot;&amp;[.AU$1]&amp;&quot;*/,&quot;" office:value-type="string" office:string-value="[,]/*BOT*/," calcext:value-type="string">
            <text:p>[,]/*BOT*/,</text:p>
          </table:table-cell>
          <table:table-cell table:style-name="ce17" table:formula="of:=&quot;[,]/*&quot;&amp;[.AV$1]&amp;&quot;*/,&quot;" office:value-type="string" office:string-value="[,]/*COR*/," calcext:value-type="string">
            <text:p>[,]/*COR*/,</text:p>
          </table:table-cell>
          <table:table-cell table:formula="of:=&quot;[&quot;&amp;LEFT([.AW23];1)&amp;&quot;,&quot;&amp;LEFT(RIGHT([.AW23];2);1)&amp;&quot;]/*&quot;&amp;[.AW$1]&amp;&quot;*/,&quot;" office:value-type="string" office:string-value="[,]/*FLA*/," calcext:value-type="string">
            <text:p>[,]/*FLA*/,</text:p>
          </table:table-cell>
          <table:table-cell table:formula="of:=&quot;[&quot;&amp;LEFT([.AX23];1)&amp;&quot;,&quot;&amp;LEFT(RIGHT([.AX23];2);1)&amp;&quot;]/*&quot;&amp;[.AX$1]&amp;&quot;*/]&quot;" office:value-type="string" office:string-value="[,]/*PAL*/]" calcext:value-type="string">
            <text:p>[,]/*PAL*/]</text:p>
          </table:table-cell>
          <table:table-cell table:formula="of:=CONCATENATE([.AZ23];[.BA23];[.BB23];[.BC23];[.BD23];[.BE23];[.BF23];[.BG23];[.BH23];[.BI23];[.BJ23];[.BK23];[.BL23];[.BM23];[.BN23];[.BO23];[.BP23];[.BQ23];[.BR23];[.BS23];[.BT23];[.BU23];[.BV23];[.BW23];[.BX23])&amp;&quot;,&quot;" office:value-type="string" office:string-value="[equipe[22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" calcext:value-type="string">
            <text:p>[equipe[22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</text:p>
          </table:table-cell>
        </table:table-row>
        <table:table-row table:style-name="ro3">
          <table:table-cell office:value-type="string" calcext:value-type="string">
            <text:p>Flamengo</text:p>
          </table:table-cell>
          <table:table-cell table:style-name="ce6" table:number-columns-repeated="20"/>
          <table:table-cell table:number-columns-repeated="4"/>
          <table:table-cell table:formula="of:=[.A24]" office:value-type="string" office:string-value="Flamengo" calcext:value-type="string">
            <text:p>Flamengo</text:p>
          </table:table-cell>
          <table:table-cell table:formula="of:=IF(LEN([.B24])=4;[.B24];&quot;&quot;)">
            <text:p/>
          </table:table-cell>
          <table:table-cell table:formula="of:=IF(LEN([.C24])=4;[.C24];&quot;&quot;)">
            <text:p/>
          </table:table-cell>
          <table:table-cell table:formula="of:=IF(LEN([.D24])=4;[.D24];&quot;&quot;)">
            <text:p/>
          </table:table-cell>
          <table:table-cell table:formula="of:=IF(LEN([.E24])=4;[.E24];&quot;&quot;)">
            <text:p/>
          </table:table-cell>
          <table:table-cell table:formula="of:=IF(LEN([.F24])=4;[.F24];&quot;&quot;)">
            <text:p/>
          </table:table-cell>
          <table:table-cell table:formula="of:=IF(LEN([.G24])=4;[.G24];&quot;&quot;)">
            <text:p/>
          </table:table-cell>
          <table:table-cell table:formula="of:=IF(LEN([.H24])=4;[.H24];&quot;&quot;)">
            <text:p/>
          </table:table-cell>
          <table:table-cell table:formula="of:=IF(LEN([.I24])=4;[.I24];&quot;&quot;)">
            <text:p/>
          </table:table-cell>
          <table:table-cell table:formula="of:=IF(LEN([.J24])=4;[.J24];&quot;&quot;)">
            <text:p/>
          </table:table-cell>
          <table:table-cell table:formula="of:=IF(LEN([.K24])=4;[.K24];&quot;&quot;)">
            <text:p/>
          </table:table-cell>
          <table:table-cell table:formula="of:=IF(LEN([.L24])=4;[.L24];&quot;&quot;)">
            <text:p/>
          </table:table-cell>
          <table:table-cell table:formula="of:=IF(LEN([.M24])=4;[.M24];&quot;&quot;)">
            <text:p/>
          </table:table-cell>
          <table:table-cell table:formula="of:=IF(LEN([.N24])=4;[.N24];&quot;&quot;)">
            <text:p/>
          </table:table-cell>
          <table:table-cell table:formula="of:=IF(LEN([.O24])=4;[.O24];&quot;&quot;)">
            <text:p/>
          </table:table-cell>
          <table:table-cell table:formula="of:=IF(LEN([.P24])=4;[.P24];&quot;&quot;)">
            <text:p/>
          </table:table-cell>
          <table:table-cell table:formula="of:=IF(LEN([.Q24])=4;[.Q24];&quot;&quot;)">
            <text:p/>
          </table:table-cell>
          <table:table-cell table:formula="of:=IF(LEN([.R24])=4;[.R24];&quot;&quot;)">
            <text:p/>
          </table:table-cell>
          <table:table-cell table:formula="of:=IF(LEN([.S24])=4;[.S24];&quot;&quot;)">
            <text:p/>
          </table:table-cell>
          <table:table-cell table:formula="of:=IF(LEN([.T24])=4;[.T24];&quot;&quot;)">
            <text:p/>
          </table:table-cell>
          <table:table-cell table:formula="of:=IF(LEN([.U24])=4;[.U24];&quot;&quot;)">
            <text:p/>
          </table:table-cell>
          <table:table-cell table:formula="of:=IF(LEN([.V24])=4;[.V24];&quot;&quot;)">
            <text:p/>
          </table:table-cell>
          <table:table-cell table:formula="of:=IF(LEN([.W24])=4;[.W24];&quot;&quot;)">
            <text:p/>
          </table:table-cell>
          <table:table-cell table:formula="of:=IF(LEN([.X24])=4;[.X24];&quot;&quot;)">
            <text:p/>
          </table:table-cell>
          <table:table-cell table:formula="of:=IF(LEN([.Y24])=4;[.Y24];&quot;&quot;)">
            <text:p/>
          </table:table-cell>
          <table:table-cell office:value-type="float" office:value="23" calcext:value-type="float">
            <text:p>23</text:p>
          </table:table-cell>
          <table:table-cell table:formula="of:=&quot;[equipe[&quot;&amp;[.AY24]&amp;&quot;][0],&quot;" office:value-type="string" office:string-value="[equipe[23][0]," calcext:value-type="string">
            <text:p>[equipe[23][0],</text:p>
          </table:table-cell>
          <table:table-cell table:formula="of:=&quot;[&quot;&amp;LEFT([.AA24];1)&amp;&quot;,&quot;&amp;LEFT(RIGHT([.AA24];2);1)&amp;&quot;]/*&quot;&amp;[.AA$1]&amp;&quot;*/,&quot;" office:value-type="string" office:string-value="[,]/*ARS */," calcext:value-type="string">
            <text:p>[,]/*ARS */,</text:p>
          </table:table-cell>
          <table:table-cell table:formula="of:=&quot;[&quot;&amp;LEFT([.AB24];1)&amp;&quot;,&quot;&amp;LEFT(RIGHT([.AB24];2);1)&amp;&quot;]/*&quot;&amp;[.AB$1]&amp;&quot;*/,&quot;" office:value-type="string" office:string-value="[,]/*AVL */," calcext:value-type="string">
            <text:p>[,]/*AVL */,</text:p>
          </table:table-cell>
          <table:table-cell table:formula="of:=&quot;[&quot;&amp;LEFT([.AC24];1)&amp;&quot;,&quot;&amp;LEFT(RIGHT([.AC24];2);1)&amp;&quot;]/*&quot;&amp;[.AC$1]&amp;&quot;*/,&quot;" office:value-type="string" office:string-value="[,]/*BOU */," calcext:value-type="string">
            <text:p>[,]/*BOU */,</text:p>
          </table:table-cell>
          <table:table-cell table:formula="of:=&quot;[&quot;&amp;LEFT([.AD24];1)&amp;&quot;,&quot;&amp;LEFT(RIGHT([.AD24];2);1)&amp;&quot;]/*&quot;&amp;[.AD$1]&amp;&quot;*/,&quot;" office:value-type="string" office:string-value="[,]/*BRE */," calcext:value-type="string">
            <text:p>[,]/*BRE */,</text:p>
          </table:table-cell>
          <table:table-cell table:formula="of:=&quot;[&quot;&amp;LEFT([.AE24];1)&amp;&quot;,&quot;&amp;LEFT(RIGHT([.AE24];2);1)&amp;&quot;]/*&quot;&amp;[.AE$1]&amp;&quot;*/,&quot;" office:value-type="string" office:string-value="[,]/*BHA */," calcext:value-type="string">
            <text:p>[,]/*BHA */,</text:p>
          </table:table-cell>
          <table:table-cell table:formula="of:=&quot;[&quot;&amp;LEFT([.AF24];1)&amp;&quot;,&quot;&amp;LEFT(RIGHT([.AF24];2);1)&amp;&quot;]/*&quot;&amp;[.AF$1]&amp;&quot;*/,&quot;" office:value-type="string" office:string-value="[,]/*CHE */," calcext:value-type="string">
            <text:p>[,]/*CHE */,</text:p>
          </table:table-cell>
          <table:table-cell table:formula="of:=&quot;[&quot;&amp;LEFT([.AG24];1)&amp;&quot;,&quot;&amp;LEFT(RIGHT([.AG24];2);1)&amp;&quot;]/*&quot;&amp;[.AG$1]&amp;&quot;*/,&quot;" office:value-type="string" office:string-value="[,]/*CRY */," calcext:value-type="string">
            <text:p>[,]/*CRY */,</text:p>
          </table:table-cell>
          <table:table-cell table:formula="of:=&quot;[&quot;&amp;LEFT([.AH24];1)&amp;&quot;,&quot;&amp;LEFT(RIGHT([.AH24];2);1)&amp;&quot;]/*&quot;&amp;[.AH$1]&amp;&quot;*/,&quot;" office:value-type="string" office:string-value="[,]/*EVE */," calcext:value-type="string">
            <text:p>[,]/*EVE */,</text:p>
          </table:table-cell>
          <table:table-cell table:formula="of:=&quot;[&quot;&amp;LEFT([.AI24];1)&amp;&quot;,&quot;&amp;LEFT(RIGHT([.AI24];2);1)&amp;&quot;]/*&quot;&amp;[.AI$1]&amp;&quot;*/,&quot;" office:value-type="string" office:string-value="[,]/*FUL */," calcext:value-type="string">
            <text:p>[,]/*FUL */,</text:p>
          </table:table-cell>
          <table:table-cell table:formula="of:=&quot;[&quot;&amp;LEFT([.AJ24];1)&amp;&quot;,&quot;&amp;LEFT(RIGHT([.AJ24];2);1)&amp;&quot;]/*&quot;&amp;[.AJ$1]&amp;&quot;*/,&quot;" office:value-type="string" office:string-value="[,]/*IPS */," calcext:value-type="string">
            <text:p>[,]/*IPS */,</text:p>
          </table:table-cell>
          <table:table-cell table:formula="of:=&quot;[&quot;&amp;LEFT([.AK24];1)&amp;&quot;,&quot;&amp;LEFT(RIGHT([.AK24];2);1)&amp;&quot;]/*&quot;&amp;[.AK$1]&amp;&quot;*/,&quot;" office:value-type="string" office:string-value="[,]/*LEI */," calcext:value-type="string">
            <text:p>[,]/*LEI */,</text:p>
          </table:table-cell>
          <table:table-cell table:formula="of:=&quot;[&quot;&amp;LEFT([.AL24];1)&amp;&quot;,&quot;&amp;LEFT(RIGHT([.AL24];2);1)&amp;&quot;]/*&quot;&amp;[.AL$1]&amp;&quot;*/,&quot;" office:value-type="string" office:string-value="[,]/*LIV */," calcext:value-type="string">
            <text:p>[,]/*LIV */,</text:p>
          </table:table-cell>
          <table:table-cell table:formula="of:=&quot;[&quot;&amp;LEFT([.AM24];1)&amp;&quot;,&quot;&amp;LEFT(RIGHT([.AM24];2);1)&amp;&quot;]/*&quot;&amp;[.AM$1]&amp;&quot;*/,&quot;" office:value-type="string" office:string-value="[,]/*MCI */," calcext:value-type="string">
            <text:p>[,]/*MCI */,</text:p>
          </table:table-cell>
          <table:table-cell table:formula="of:=&quot;[&quot;&amp;LEFT([.AN24];1)&amp;&quot;,&quot;&amp;LEFT(RIGHT([.AN24];2);1)&amp;&quot;]/*&quot;&amp;[.AN$1]&amp;&quot;*/,&quot;" office:value-type="string" office:string-value="[,]/*MUN */," calcext:value-type="string">
            <text:p>[,]/*MUN */,</text:p>
          </table:table-cell>
          <table:table-cell table:formula="of:=&quot;[&quot;&amp;LEFT([.AO24];1)&amp;&quot;,&quot;&amp;LEFT(RIGHT([.AO24];2);1)&amp;&quot;]/*&quot;&amp;[.AO$1]&amp;&quot;*/,&quot;" office:value-type="string" office:string-value="[,]/*NEW */," calcext:value-type="string">
            <text:p>[,]/*NEW */,</text:p>
          </table:table-cell>
          <table:table-cell table:formula="of:=&quot;[&quot;&amp;LEFT([.AP24];1)&amp;&quot;,&quot;&amp;LEFT(RIGHT([.AP24];2);1)&amp;&quot;]/*&quot;&amp;[.AP$1]&amp;&quot;*/,&quot;" office:value-type="string" office:string-value="[,]/*NFO */," calcext:value-type="string">
            <text:p>[,]/*NFO */,</text:p>
          </table:table-cell>
          <table:table-cell table:formula="of:=&quot;[&quot;&amp;LEFT([.AQ24];1)&amp;&quot;,&quot;&amp;LEFT(RIGHT([.AQ24];2);1)&amp;&quot;]/*&quot;&amp;[.AQ$1]&amp;&quot;*/,&quot;" office:value-type="string" office:string-value="[,]/*SOU */," calcext:value-type="string">
            <text:p>[,]/*SOU */,</text:p>
          </table:table-cell>
          <table:table-cell table:formula="of:=&quot;[&quot;&amp;LEFT([.AR24];1)&amp;&quot;,&quot;&amp;LEFT(RIGHT([.AR24];2);1)&amp;&quot;]/*&quot;&amp;[.AR$1]&amp;&quot;*/,&quot;" office:value-type="string" office:string-value="[,]/*TOT */," calcext:value-type="string">
            <text:p>[,]/*TOT */,</text:p>
          </table:table-cell>
          <table:table-cell table:formula="of:=&quot;[&quot;&amp;LEFT([.AS24];1)&amp;&quot;,&quot;&amp;LEFT(RIGHT([.AS24];2);1)&amp;&quot;]/*&quot;&amp;[.AS$1]&amp;&quot;*/,&quot;" office:value-type="string" office:string-value="[,]/*WHU */," calcext:value-type="string">
            <text:p>[,]/*WHU */,</text:p>
          </table:table-cell>
          <table:table-cell table:formula="of:=&quot;[&quot;&amp;LEFT([.AT24];1)&amp;&quot;,&quot;&amp;LEFT(RIGHT([.AT24];2);1)&amp;&quot;]/*&quot;&amp;[.AT$1]&amp;&quot;*/,&quot;" office:value-type="string" office:string-value="[,]/*WOL */," calcext:value-type="string">
            <text:p>[,]/*WOL */,</text:p>
          </table:table-cell>
          <table:table-cell table:formula="of:=&quot;[&quot;&amp;LEFT([.AU24];1)&amp;&quot;,&quot;&amp;LEFT(RIGHT([.AU24];2);1)&amp;&quot;]/*&quot;&amp;[.AU$1]&amp;&quot;*/,&quot;" office:value-type="string" office:string-value="[,]/*BOT*/," calcext:value-type="string">
            <text:p>[,]/*BOT*/,</text:p>
          </table:table-cell>
          <table:table-cell table:formula="of:=&quot;[&quot;&amp;LEFT([.AV24];1)&amp;&quot;,&quot;&amp;LEFT(RIGHT([.AV24];2);1)&amp;&quot;]/*&quot;&amp;[.AV$1]&amp;&quot;*/,&quot;" office:value-type="string" office:string-value="[,]/*COR*/," calcext:value-type="string">
            <text:p>[,]/*COR*/,</text:p>
          </table:table-cell>
          <table:table-cell table:style-name="ce17" table:formula="of:=&quot;[,]/*&quot;&amp;[.AW$1]&amp;&quot;*/,&quot;" office:value-type="string" office:string-value="[,]/*FLA*/," calcext:value-type="string">
            <text:p>[,]/*FLA*/,</text:p>
          </table:table-cell>
          <table:table-cell table:formula="of:=&quot;[&quot;&amp;LEFT([.AX24];1)&amp;&quot;,&quot;&amp;LEFT(RIGHT([.AX24];2);1)&amp;&quot;]/*&quot;&amp;[.AX$1]&amp;&quot;*/]&quot;" office:value-type="string" office:string-value="[,]/*PAL*/]" calcext:value-type="string">
            <text:p>[,]/*PAL*/]</text:p>
          </table:table-cell>
          <table:table-cell table:formula="of:=CONCATENATE([.AZ24];[.BA24];[.BB24];[.BC24];[.BD24];[.BE24];[.BF24];[.BG24];[.BH24];[.BI24];[.BJ24];[.BK24];[.BL24];[.BM24];[.BN24];[.BO24];[.BP24];[.BQ24];[.BR24];[.BS24];[.BT24];[.BU24];[.BV24];[.BW24];[.BX24])&amp;&quot;,&quot;" office:value-type="string" office:string-value="[equipe[23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" calcext:value-type="string">
            <text:p>[equipe[23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</text:p>
          </table:table-cell>
        </table:table-row>
        <table:table-row table:style-name="ro3">
          <table:table-cell office:value-type="string" calcext:value-type="string">
            <text:p>Palmeiras</text:p>
          </table:table-cell>
          <table:table-cell table:style-name="ce6" table:number-columns-repeated="20"/>
          <table:table-cell table:number-columns-repeated="4"/>
          <table:table-cell table:formula="of:=[.A25]" office:value-type="string" office:string-value="Palmeiras" calcext:value-type="string">
            <text:p>Palmeiras</text:p>
          </table:table-cell>
          <table:table-cell table:formula="of:=IF(LEN([.B25])=4;[.B25];&quot;&quot;)">
            <text:p/>
          </table:table-cell>
          <table:table-cell table:formula="of:=IF(LEN([.C25])=4;[.C25];&quot;&quot;)">
            <text:p/>
          </table:table-cell>
          <table:table-cell table:formula="of:=IF(LEN([.D25])=4;[.D25];&quot;&quot;)">
            <text:p/>
          </table:table-cell>
          <table:table-cell table:formula="of:=IF(LEN([.E25])=4;[.E25];&quot;&quot;)">
            <text:p/>
          </table:table-cell>
          <table:table-cell table:formula="of:=IF(LEN([.F25])=4;[.F25];&quot;&quot;)">
            <text:p/>
          </table:table-cell>
          <table:table-cell table:formula="of:=IF(LEN([.G25])=4;[.G25];&quot;&quot;)">
            <text:p/>
          </table:table-cell>
          <table:table-cell table:formula="of:=IF(LEN([.H25])=4;[.H25];&quot;&quot;)">
            <text:p/>
          </table:table-cell>
          <table:table-cell table:formula="of:=IF(LEN([.I25])=4;[.I25];&quot;&quot;)">
            <text:p/>
          </table:table-cell>
          <table:table-cell table:formula="of:=IF(LEN([.J25])=4;[.J25];&quot;&quot;)">
            <text:p/>
          </table:table-cell>
          <table:table-cell table:formula="of:=IF(LEN([.K25])=4;[.K25];&quot;&quot;)">
            <text:p/>
          </table:table-cell>
          <table:table-cell table:formula="of:=IF(LEN([.L25])=4;[.L25];&quot;&quot;)">
            <text:p/>
          </table:table-cell>
          <table:table-cell table:formula="of:=IF(LEN([.M25])=4;[.M25];&quot;&quot;)">
            <text:p/>
          </table:table-cell>
          <table:table-cell table:formula="of:=IF(LEN([.N25])=4;[.N25];&quot;&quot;)">
            <text:p/>
          </table:table-cell>
          <table:table-cell table:formula="of:=IF(LEN([.O25])=4;[.O25];&quot;&quot;)">
            <text:p/>
          </table:table-cell>
          <table:table-cell table:formula="of:=IF(LEN([.P25])=4;[.P25];&quot;&quot;)">
            <text:p/>
          </table:table-cell>
          <table:table-cell table:formula="of:=IF(LEN([.Q25])=4;[.Q25];&quot;&quot;)">
            <text:p/>
          </table:table-cell>
          <table:table-cell table:formula="of:=IF(LEN([.R25])=4;[.R25];&quot;&quot;)">
            <text:p/>
          </table:table-cell>
          <table:table-cell table:formula="of:=IF(LEN([.S25])=4;[.S25];&quot;&quot;)">
            <text:p/>
          </table:table-cell>
          <table:table-cell table:formula="of:=IF(LEN([.T25])=4;[.T25];&quot;&quot;)">
            <text:p/>
          </table:table-cell>
          <table:table-cell table:formula="of:=IF(LEN([.U25])=4;[.U25];&quot;&quot;)">
            <text:p/>
          </table:table-cell>
          <table:table-cell table:formula="of:=IF(LEN([.V25])=4;[.V25];&quot;&quot;)">
            <text:p/>
          </table:table-cell>
          <table:table-cell table:formula="of:=IF(LEN([.W25])=4;[.W25];&quot;&quot;)">
            <text:p/>
          </table:table-cell>
          <table:table-cell table:formula="of:=IF(LEN([.X25])=4;[.X25];&quot;&quot;)">
            <text:p/>
          </table:table-cell>
          <table:table-cell table:formula="of:=IF(LEN([.Y25])=4;[.Y25];&quot;&quot;)">
            <text:p/>
          </table:table-cell>
          <table:table-cell office:value-type="float" office:value="24" calcext:value-type="float">
            <text:p>24</text:p>
          </table:table-cell>
          <table:table-cell table:formula="of:=&quot;[equipe[&quot;&amp;[.AY25]&amp;&quot;][0],&quot;" office:value-type="string" office:string-value="[equipe[24][0]," calcext:value-type="string">
            <text:p>[equipe[24][0],</text:p>
          </table:table-cell>
          <table:table-cell table:formula="of:=&quot;[&quot;&amp;LEFT([.AA25];1)&amp;&quot;,&quot;&amp;LEFT(RIGHT([.AA25];2);1)&amp;&quot;]/*&quot;&amp;[.AA$1]&amp;&quot;*/,&quot;" office:value-type="string" office:string-value="[,]/*ARS */," calcext:value-type="string">
            <text:p>[,]/*ARS */,</text:p>
          </table:table-cell>
          <table:table-cell table:formula="of:=&quot;[&quot;&amp;LEFT([.AB25];1)&amp;&quot;,&quot;&amp;LEFT(RIGHT([.AB25];2);1)&amp;&quot;]/*&quot;&amp;[.AB$1]&amp;&quot;*/,&quot;" office:value-type="string" office:string-value="[,]/*AVL */," calcext:value-type="string">
            <text:p>[,]/*AVL */,</text:p>
          </table:table-cell>
          <table:table-cell table:formula="of:=&quot;[&quot;&amp;LEFT([.AC25];1)&amp;&quot;,&quot;&amp;LEFT(RIGHT([.AC25];2);1)&amp;&quot;]/*&quot;&amp;[.AC$1]&amp;&quot;*/,&quot;" office:value-type="string" office:string-value="[,]/*BOU */," calcext:value-type="string">
            <text:p>[,]/*BOU */,</text:p>
          </table:table-cell>
          <table:table-cell table:formula="of:=&quot;[&quot;&amp;LEFT([.AD25];1)&amp;&quot;,&quot;&amp;LEFT(RIGHT([.AD25];2);1)&amp;&quot;]/*&quot;&amp;[.AD$1]&amp;&quot;*/,&quot;" office:value-type="string" office:string-value="[,]/*BRE */," calcext:value-type="string">
            <text:p>[,]/*BRE */,</text:p>
          </table:table-cell>
          <table:table-cell table:formula="of:=&quot;[&quot;&amp;LEFT([.AE25];1)&amp;&quot;,&quot;&amp;LEFT(RIGHT([.AE25];2);1)&amp;&quot;]/*&quot;&amp;[.AE$1]&amp;&quot;*/,&quot;" office:value-type="string" office:string-value="[,]/*BHA */," calcext:value-type="string">
            <text:p>[,]/*BHA */,</text:p>
          </table:table-cell>
          <table:table-cell table:formula="of:=&quot;[&quot;&amp;LEFT([.AF25];1)&amp;&quot;,&quot;&amp;LEFT(RIGHT([.AF25];2);1)&amp;&quot;]/*&quot;&amp;[.AF$1]&amp;&quot;*/,&quot;" office:value-type="string" office:string-value="[,]/*CHE */," calcext:value-type="string">
            <text:p>[,]/*CHE */,</text:p>
          </table:table-cell>
          <table:table-cell table:formula="of:=&quot;[&quot;&amp;LEFT([.AG25];1)&amp;&quot;,&quot;&amp;LEFT(RIGHT([.AG25];2);1)&amp;&quot;]/*&quot;&amp;[.AG$1]&amp;&quot;*/,&quot;" office:value-type="string" office:string-value="[,]/*CRY */," calcext:value-type="string">
            <text:p>[,]/*CRY */,</text:p>
          </table:table-cell>
          <table:table-cell table:formula="of:=&quot;[&quot;&amp;LEFT([.AH25];1)&amp;&quot;,&quot;&amp;LEFT(RIGHT([.AH25];2);1)&amp;&quot;]/*&quot;&amp;[.AH$1]&amp;&quot;*/,&quot;" office:value-type="string" office:string-value="[,]/*EVE */," calcext:value-type="string">
            <text:p>[,]/*EVE */,</text:p>
          </table:table-cell>
          <table:table-cell table:formula="of:=&quot;[&quot;&amp;LEFT([.AI25];1)&amp;&quot;,&quot;&amp;LEFT(RIGHT([.AI25];2);1)&amp;&quot;]/*&quot;&amp;[.AI$1]&amp;&quot;*/,&quot;" office:value-type="string" office:string-value="[,]/*FUL */," calcext:value-type="string">
            <text:p>[,]/*FUL */,</text:p>
          </table:table-cell>
          <table:table-cell table:formula="of:=&quot;[&quot;&amp;LEFT([.AJ25];1)&amp;&quot;,&quot;&amp;LEFT(RIGHT([.AJ25];2);1)&amp;&quot;]/*&quot;&amp;[.AJ$1]&amp;&quot;*/,&quot;" office:value-type="string" office:string-value="[,]/*IPS */," calcext:value-type="string">
            <text:p>[,]/*IPS */,</text:p>
          </table:table-cell>
          <table:table-cell table:formula="of:=&quot;[&quot;&amp;LEFT([.AK25];1)&amp;&quot;,&quot;&amp;LEFT(RIGHT([.AK25];2);1)&amp;&quot;]/*&quot;&amp;[.AK$1]&amp;&quot;*/,&quot;" office:value-type="string" office:string-value="[,]/*LEI */," calcext:value-type="string">
            <text:p>[,]/*LEI */,</text:p>
          </table:table-cell>
          <table:table-cell table:formula="of:=&quot;[&quot;&amp;LEFT([.AL25];1)&amp;&quot;,&quot;&amp;LEFT(RIGHT([.AL25];2);1)&amp;&quot;]/*&quot;&amp;[.AL$1]&amp;&quot;*/,&quot;" office:value-type="string" office:string-value="[,]/*LIV */," calcext:value-type="string">
            <text:p>[,]/*LIV */,</text:p>
          </table:table-cell>
          <table:table-cell table:formula="of:=&quot;[&quot;&amp;LEFT([.AM25];1)&amp;&quot;,&quot;&amp;LEFT(RIGHT([.AM25];2);1)&amp;&quot;]/*&quot;&amp;[.AM$1]&amp;&quot;*/,&quot;" office:value-type="string" office:string-value="[,]/*MCI */," calcext:value-type="string">
            <text:p>[,]/*MCI */,</text:p>
          </table:table-cell>
          <table:table-cell table:formula="of:=&quot;[&quot;&amp;LEFT([.AN25];1)&amp;&quot;,&quot;&amp;LEFT(RIGHT([.AN25];2);1)&amp;&quot;]/*&quot;&amp;[.AN$1]&amp;&quot;*/,&quot;" office:value-type="string" office:string-value="[,]/*MUN */," calcext:value-type="string">
            <text:p>[,]/*MUN */,</text:p>
          </table:table-cell>
          <table:table-cell table:formula="of:=&quot;[&quot;&amp;LEFT([.AO25];1)&amp;&quot;,&quot;&amp;LEFT(RIGHT([.AO25];2);1)&amp;&quot;]/*&quot;&amp;[.AO$1]&amp;&quot;*/,&quot;" office:value-type="string" office:string-value="[,]/*NEW */," calcext:value-type="string">
            <text:p>[,]/*NEW */,</text:p>
          </table:table-cell>
          <table:table-cell table:formula="of:=&quot;[&quot;&amp;LEFT([.AP25];1)&amp;&quot;,&quot;&amp;LEFT(RIGHT([.AP25];2);1)&amp;&quot;]/*&quot;&amp;[.AP$1]&amp;&quot;*/,&quot;" office:value-type="string" office:string-value="[,]/*NFO */," calcext:value-type="string">
            <text:p>[,]/*NFO */,</text:p>
          </table:table-cell>
          <table:table-cell table:formula="of:=&quot;[&quot;&amp;LEFT([.AQ25];1)&amp;&quot;,&quot;&amp;LEFT(RIGHT([.AQ25];2);1)&amp;&quot;]/*&quot;&amp;[.AQ$1]&amp;&quot;*/,&quot;" office:value-type="string" office:string-value="[,]/*SOU */," calcext:value-type="string">
            <text:p>[,]/*SOU */,</text:p>
          </table:table-cell>
          <table:table-cell table:formula="of:=&quot;[&quot;&amp;LEFT([.AR25];1)&amp;&quot;,&quot;&amp;LEFT(RIGHT([.AR25];2);1)&amp;&quot;]/*&quot;&amp;[.AR$1]&amp;&quot;*/,&quot;" office:value-type="string" office:string-value="[,]/*TOT */," calcext:value-type="string">
            <text:p>[,]/*TOT */,</text:p>
          </table:table-cell>
          <table:table-cell table:formula="of:=&quot;[&quot;&amp;LEFT([.AS25];1)&amp;&quot;,&quot;&amp;LEFT(RIGHT([.AS25];2);1)&amp;&quot;]/*&quot;&amp;[.AS$1]&amp;&quot;*/,&quot;" office:value-type="string" office:string-value="[,]/*WHU */," calcext:value-type="string">
            <text:p>[,]/*WHU */,</text:p>
          </table:table-cell>
          <table:table-cell table:formula="of:=&quot;[&quot;&amp;LEFT([.AT25];1)&amp;&quot;,&quot;&amp;LEFT(RIGHT([.AT25];2);1)&amp;&quot;]/*&quot;&amp;[.AT$1]&amp;&quot;*/,&quot;" office:value-type="string" office:string-value="[,]/*WOL */," calcext:value-type="string">
            <text:p>[,]/*WOL */,</text:p>
          </table:table-cell>
          <table:table-cell table:formula="of:=&quot;[&quot;&amp;LEFT([.AU25];1)&amp;&quot;,&quot;&amp;LEFT(RIGHT([.AU25];2);1)&amp;&quot;]/*&quot;&amp;[.AU$1]&amp;&quot;*/,&quot;" office:value-type="string" office:string-value="[,]/*BOT*/," calcext:value-type="string">
            <text:p>[,]/*BOT*/,</text:p>
          </table:table-cell>
          <table:table-cell table:formula="of:=&quot;[&quot;&amp;LEFT([.AV25];1)&amp;&quot;,&quot;&amp;LEFT(RIGHT([.AV25];2);1)&amp;&quot;]/*&quot;&amp;[.AV$1]&amp;&quot;*/,&quot;" office:value-type="string" office:string-value="[,]/*COR*/," calcext:value-type="string">
            <text:p>[,]/*COR*/,</text:p>
          </table:table-cell>
          <table:table-cell table:formula="of:=&quot;[&quot;&amp;LEFT([.AW25];1)&amp;&quot;,&quot;&amp;LEFT(RIGHT([.AW25];2);1)&amp;&quot;]/*&quot;&amp;[.AW$1]&amp;&quot;*/,&quot;" office:value-type="string" office:string-value="[,]/*FLA*/," calcext:value-type="string">
            <text:p>[,]/*FLA*/,</text:p>
          </table:table-cell>
          <table:table-cell table:style-name="ce17" table:formula="of:=&quot;[,]/*&quot;&amp;[.AX$1]&amp;&quot;*/]&quot;" office:value-type="string" office:string-value="[,]/*PAL*/]" calcext:value-type="string">
            <text:p>[,]/*PAL*/]</text:p>
          </table:table-cell>
          <table:table-cell table:formula="of:=CONCATENATE([.AZ25];[.BA25];[.BB25];[.BC25];[.BD25];[.BE25];[.BF25];[.BG25];[.BH25];[.BI25];[.BJ25];[.BK25];[.BL25];[.BM25];[.BN25];[.BO25];[.BP25];[.BQ25];[.BR25];[.BS25];[.BT25];[.BU25];[.BV25];[.BW25];[.BX25])&amp;&quot;,&quot;" office:value-type="string" office:string-value="[equipe[24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" calcext:value-type="string">
            <text:p>[equipe[24][0],[,]/*ARS */,[,]/*AVL */,[,]/*BOU */,[,]/*BRE */,[,]/*BHA */,[,]/*CHE */,[,]/*CRY */,[,]/*EVE */,[,]/*FUL */,[,]/*IPS */,[,]/*LEI */,[,]/*LIV */,[,]/*MCI */,[,]/*MUN */,[,]/*NEW */,[,]/*NFO */,[,]/*SOU */,[,]/*TOT */,[,]/*WHU */,[,]/*WOL */,[,]/*BOT*/,[,]/*COR*/,[,]/*FLA*/,[,]/*PAL*/],</text:p>
          </table:table-cell>
        </table:table-row>
        <table:table-row table:style-name="ro1">
          <table:table-cell table:style-name="Default" table:number-columns-repeated="76"/>
          <table:table-cell/>
        </table:table-row>
        <table:table-row table:style-name="ro1">
          <table:table-cell table:style-name="Default" table:number-columns-repeated="52"/>
          <table:table-cell table:style-name="Default" office:value-type="string" calcext:value-type="string">
            <text:p>01</text:p>
          </table:table-cell>
          <table:table-cell table:style-name="Default" office:value-type="string" calcext:value-type="string">
            <text:p>02</text:p>
          </table:table-cell>
          <table:table-cell table:style-name="Default" office:value-type="string" calcext:value-type="string">
            <text:p>03</text:p>
          </table:table-cell>
          <table:table-cell table:style-name="Default" office:value-type="string" calcext:value-type="string">
            <text:p>04</text:p>
          </table:table-cell>
          <table:table-cell table:style-name="Default" office:value-type="string" calcext:value-type="string">
            <text:p>05</text:p>
          </table:table-cell>
          <table:table-cell table:style-name="Default" office:value-type="string" calcext:value-type="string">
            <text:p>06</text:p>
          </table:table-cell>
          <table:table-cell table:style-name="Default" office:value-type="string" calcext:value-type="string">
            <text:p>07</text:p>
          </table:table-cell>
          <table:table-cell table:style-name="Default" office:value-type="string" calcext:value-type="string">
            <text:p>08</text:p>
          </table:table-cell>
          <table:table-cell table:style-name="Default" office:value-type="string" calcext:value-type="string">
            <text:p>09</text:p>
          </table:table-cell>
          <table:table-cell table:style-name="Default" office:value-type="string" calcext:value-type="string">
            <text:p>10</text:p>
          </table:table-cell>
          <table:table-cell table:style-name="Default" office:value-type="string" calcext:value-type="string">
            <text:p>11</text:p>
          </table:table-cell>
          <table:table-cell table:style-name="Default" office:value-type="string" calcext:value-type="string">
            <text:p>12</text:p>
          </table:table-cell>
          <table:table-cell table:style-name="Default" office:value-type="string" calcext:value-type="string">
            <text:p>13</text:p>
          </table:table-cell>
          <table:table-cell table:style-name="Default" office:value-type="string" calcext:value-type="string">
            <text:p>14</text:p>
          </table:table-cell>
          <table:table-cell table:style-name="Default" office:value-type="string" calcext:value-type="string">
            <text:p>15</text:p>
          </table:table-cell>
          <table:table-cell table:style-name="Default" office:value-type="string" calcext:value-type="string">
            <text:p>16</text:p>
          </table:table-cell>
          <table:table-cell table:style-name="Default" office:value-type="string" calcext:value-type="string">
            <text:p>17</text:p>
          </table:table-cell>
          <table:table-cell table:style-name="Default" office:value-type="string" calcext:value-type="string">
            <text:p>18</text:p>
          </table:table-cell>
          <table:table-cell table:style-name="Default" office:value-type="string" calcext:value-type="string">
            <text:p>19</text:p>
          </table:table-cell>
          <table:table-cell table:style-name="Default" office:value-type="string" calcext:value-type="string">
            <text:p>20</text:p>
          </table:table-cell>
          <table:table-cell table:style-name="Default" office:value-type="string" calcext:value-type="string">
            <text:p>21</text:p>
          </table:table-cell>
          <table:table-cell table:style-name="Default" office:value-type="string" calcext:value-type="string">
            <text:p>22</text:p>
          </table:table-cell>
          <table:table-cell table:style-name="Default" office:value-type="string" calcext:value-type="string">
            <text:p>23</text:p>
          </table:table-cell>
          <table:table-cell table:style-name="Default" office:value-type="string" calcext:value-type="string">
            <text:p>2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sé Nogueira da Cunha</meta:initial-creator>
    <meta:creation-date>2024-12-26T08:31:37.421413677</meta:creation-date>
    <dc:date>2025-03-04T19:10:27.283009742</dc:date>
    <dc:creator>Wederson de Paula</dc:creator>
    <meta:editing-duration>PT4H54M26S</meta:editing-duration>
    <meta:editing-cycles>23</meta:editing-cycles>
    <meta:generator>LibreOffice/7.3.7.2$Linux_X86_64 LibreOffice_project/30$Build-2</meta:generator>
    <meta:document-statistic meta:table-count="3" meta:cell-count="3264" meta:object-count="0"/>
  </office:meta>
</office:document-meta>
</file>